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uck_small_1step" table:style-name="ta1">
        <table:shapes>
          <draw:frame draw:z-index="0" draw:style-name="gr1" draw:text-style-name="P1" svg:width="296.92mm" svg:height="177.96mm" svg:x="81.47mm" svg:y="39.05mm">
            <loext:p draw:notify-on-update-of-ranges="zuck_small_1step.A4:zuck_small_1step.A4 zuck_small_1step.B4:zuck_small_1step.ALZ4 zuck_small_1step.A5:zuck_small_1step.A5 zuck_small_1step.B5:zuck_small_1step.ALZ5 zuck_small_1step.A6:zuck_small_1step.A6 zuck_small_1step.B6:zuck_small_1step.ALZ6 zuck_small_1step.A7:zuck_small_1step.A7 zuck_small_1step.B7:zuck_small_1step.ALZ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8" table:default-cell-style-name="Default"/>
        <table:table-column table:style-name="co6" table:default-cell-style-name="Default"/>
        <table:table-column table:style-name="co2" table:number-columns-repeated="914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PARALLEL MERGE - SEED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FULL_RUNS</text:p>
          </table:table-cell>
          <table:table-cell office:value-type="string" calcext:value-type="string">
            <text:p>MERGE_POP_SIZE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100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 swap</text:p>
          </table:table-cell>
          <table:table-cell office:value-type="float" office:value="775284000" calcext:value-type="float">
            <text:p>775284000</text:p>
          </table:table-cell>
          <table:table-cell office:value-type="float" office:value="775287000" calcext:value-type="float">
            <text:p>775287000</text:p>
          </table:table-cell>
          <table:table-cell office:value-type="float" office:value="775187000" calcext:value-type="float">
            <text:p>775187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272000" calcext:value-type="float">
            <text:p>775272000</text:p>
          </table:table-cell>
          <table:table-cell office:value-type="float" office:value="775277000" calcext:value-type="float">
            <text:p>775277000</text:p>
          </table:table-cell>
          <table:table-cell office:value-type="float" office:value="775109000" calcext:value-type="float">
            <text:p>775109000</text:p>
          </table:table-cell>
          <table:table-cell office:value-type="float" office:value="774952000" calcext:value-type="float">
            <text:p>774952000</text:p>
          </table:table-cell>
          <table:table-cell office:value-type="float" office:value="775279000" calcext:value-type="float">
            <text:p>775279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233000" calcext:value-type="float">
            <text:p>775233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337000" calcext:value-type="float">
            <text:p>775337000</text:p>
          </table:table-cell>
          <table:table-cell office:value-type="float" office:value="775272000" calcext:value-type="float">
            <text:p>775272000</text:p>
          </table:table-cell>
          <table:table-cell office:value-type="float" office:value="775289000" calcext:value-type="float">
            <text:p>775289000</text:p>
          </table:table-cell>
          <table:table-cell office:value-type="float" office:value="774920000" calcext:value-type="float">
            <text:p>774920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5280000" calcext:value-type="float">
            <text:p>775280000</text:p>
          </table:table-cell>
          <table:table-cell office:value-type="float" office:value="775239000" calcext:value-type="float">
            <text:p>775239000</text:p>
          </table:table-cell>
          <table:table-cell office:value-type="float" office:value="774947000" calcext:value-type="float">
            <text:p>774947000</text:p>
          </table:table-cell>
          <table:table-cell office:value-type="float" office:value="775275000" calcext:value-type="float">
            <text:p>775275000</text:p>
          </table:table-cell>
          <table:table-cell office:value-type="float" office:value="775279000" calcext:value-type="float">
            <text:p>775279000</text:p>
          </table:table-cell>
          <table:table-cell office:value-type="float" office:value="775001000" calcext:value-type="float">
            <text:p>775001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279000" calcext:value-type="float">
            <text:p>775279000</text:p>
          </table:table-cell>
          <table:table-cell office:value-type="float" office:value="775267000" calcext:value-type="float">
            <text:p>775267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241000" calcext:value-type="float">
            <text:p>775241000</text:p>
          </table:table-cell>
          <table:table-cell office:value-type="float" office:value="775220000" calcext:value-type="float">
            <text:p>775220000</text:p>
          </table:table-cell>
          <table:table-cell office:value-type="float" office:value="775098000" calcext:value-type="float">
            <text:p>775098000</text:p>
          </table:table-cell>
          <table:table-cell office:value-type="float" office:value="775251000" calcext:value-type="float">
            <text:p>775251000</text:p>
          </table:table-cell>
          <table:table-cell office:value-type="float" office:value="775272000" calcext:value-type="float">
            <text:p>775272000</text:p>
          </table:table-cell>
          <table:table-cell office:value-type="float" office:value="774974000" calcext:value-type="float">
            <text:p>774974000</text:p>
          </table:table-cell>
          <table:table-cell office:value-type="float" office:value="774994000" calcext:value-type="float">
            <text:p>774994000</text:p>
          </table:table-cell>
          <table:table-cell office:value-type="float" office:value="775495000" calcext:value-type="float">
            <text:p>775495000</text:p>
          </table:table-cell>
          <table:table-cell office:value-type="float" office:value="775276000" calcext:value-type="float">
            <text:p>775276000</text:p>
          </table:table-cell>
          <table:table-cell office:value-type="float" office:value="774883000" calcext:value-type="float">
            <text:p>774883000</text:p>
          </table:table-cell>
          <table:table-cell office:value-type="float" office:value="774945000" calcext:value-type="float">
            <text:p>774945000</text:p>
          </table:table-cell>
          <table:table-cell office:value-type="float" office:value="775261000" calcext:value-type="float">
            <text:p>775261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5210000" calcext:value-type="float">
            <text:p>775210000</text:p>
          </table:table-cell>
          <table:table-cell office:value-type="float" office:value="775258000" calcext:value-type="float">
            <text:p>775258000</text:p>
          </table:table-cell>
          <table:table-cell office:value-type="float" office:value="774977000" calcext:value-type="float">
            <text:p>774977000</text:p>
          </table:table-cell>
          <table:table-cell office:value-type="float" office:value="775279000" calcext:value-type="float">
            <text:p>775279000</text:p>
          </table:table-cell>
          <table:table-cell office:value-type="float" office:value="775276000" calcext:value-type="float">
            <text:p>775276000</text:p>
          </table:table-cell>
          <table:table-cell office:value-type="float" office:value="775263000" calcext:value-type="float">
            <text:p>775263000</text:p>
          </table:table-cell>
          <table:table-cell office:value-type="float" office:value="775272000" calcext:value-type="float">
            <text:p>775272000</text:p>
          </table:table-cell>
          <table:table-cell office:value-type="float" office:value="775097000" calcext:value-type="float">
            <text:p>775097000</text:p>
          </table:table-cell>
          <table:table-cell office:value-type="float" office:value="775275000" calcext:value-type="float">
            <text:p>775275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280000" calcext:value-type="float">
            <text:p>775280000</text:p>
          </table:table-cell>
          <table:table-cell office:value-type="float" office:value="775224000" calcext:value-type="float">
            <text:p>775224000</text:p>
          </table:table-cell>
          <table:table-cell office:value-type="float" office:value="775240000" calcext:value-type="float">
            <text:p>775240000</text:p>
          </table:table-cell>
          <table:table-cell office:value-type="float" office:value="775274000" calcext:value-type="float">
            <text:p>775274000</text:p>
          </table:table-cell>
          <table:table-cell office:value-type="float" office:value="775285000" calcext:value-type="float">
            <text:p>775285000</text:p>
          </table:table-cell>
          <table:table-cell office:value-type="float" office:value="775269000" calcext:value-type="float">
            <text:p>775269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200000" calcext:value-type="float">
            <text:p>775200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153000" calcext:value-type="float">
            <text:p>775153000</text:p>
          </table:table-cell>
          <table:table-cell office:value-type="float" office:value="775245000" calcext:value-type="float">
            <text:p>775245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274000" calcext:value-type="float">
            <text:p>775274000</text:p>
          </table:table-cell>
          <table:table-cell office:value-type="float" office:value="775188000" calcext:value-type="float">
            <text:p>775188000</text:p>
          </table:table-cell>
          <table:table-cell office:value-type="float" office:value="774197000" calcext:value-type="float">
            <text:p>774197000</text:p>
          </table:table-cell>
          <table:table-cell office:value-type="float" office:value="775239000" calcext:value-type="float">
            <text:p>775239000</text:p>
          </table:table-cell>
          <table:table-cell office:value-type="float" office:value="774850000" calcext:value-type="float">
            <text:p>774850000</text:p>
          </table:table-cell>
          <table:table-cell office:value-type="float" office:value="775367000" calcext:value-type="float">
            <text:p>775367000</text:p>
          </table:table-cell>
          <table:table-cell office:value-type="float" office:value="775277000" calcext:value-type="float">
            <text:p>775277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260000" calcext:value-type="float">
            <text:p>775260000</text:p>
          </table:table-cell>
          <table:table-cell office:value-type="float" office:value="775378000" calcext:value-type="float">
            <text:p>775378000</text:p>
          </table:table-cell>
          <table:table-cell office:value-type="float" office:value="775272000" calcext:value-type="float">
            <text:p>775272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281000" calcext:value-type="float">
            <text:p>775281000</text:p>
          </table:table-cell>
          <table:table-cell office:value-type="float" office:value="774873000" calcext:value-type="float">
            <text:p>774873000</text:p>
          </table:table-cell>
          <table:table-cell office:value-type="float" office:value="775279000" calcext:value-type="float">
            <text:p>775279000</text:p>
          </table:table-cell>
          <table:table-cell office:value-type="float" office:value="775259000" calcext:value-type="float">
            <text:p>775259000</text:p>
          </table:table-cell>
          <table:table-cell office:value-type="float" office:value="775265000" calcext:value-type="float">
            <text:p>775265000</text:p>
          </table:table-cell>
          <table:table-cell office:value-type="float" office:value="775159000" calcext:value-type="float">
            <text:p>775159000</text:p>
          </table:table-cell>
          <table:table-cell office:value-type="float" office:value="775421000" calcext:value-type="float">
            <text:p>775421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4744000" calcext:value-type="float">
            <text:p>774744000</text:p>
          </table:table-cell>
          <table:table-cell office:value-type="float" office:value="775262000" calcext:value-type="float">
            <text:p>775262000</text:p>
          </table:table-cell>
          <table:table-cell office:value-type="float" office:value="775288000" calcext:value-type="float">
            <text:p>775288000</text:p>
          </table:table-cell>
          <table:table-cell office:value-type="float" office:value="775248000" calcext:value-type="float">
            <text:p>775248000</text:p>
          </table:table-cell>
          <table:table-cell office:value-type="float" office:value="774643000" calcext:value-type="float">
            <text:p>774643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3962000" calcext:value-type="float">
            <text:p>773962000</text:p>
          </table:table-cell>
          <table:table-cell office:value-type="float" office:value="775256000" calcext:value-type="float">
            <text:p>775256000</text:p>
          </table:table-cell>
          <table:table-cell office:value-type="float" office:value="775153000" calcext:value-type="float">
            <text:p>775153000</text:p>
          </table:table-cell>
          <table:table-cell office:value-type="float" office:value="775337000" calcext:value-type="float">
            <text:p>775337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5288000" calcext:value-type="float">
            <text:p>775288000</text:p>
          </table:table-cell>
          <table:table-cell office:value-type="float" office:value="774764000" calcext:value-type="float">
            <text:p>774764000</text:p>
          </table:table-cell>
          <table:table-cell office:value-type="float" office:value="775249000" calcext:value-type="float">
            <text:p>775249000</text:p>
          </table:table-cell>
          <table:table-cell office:value-type="float" office:value="775274000" calcext:value-type="float">
            <text:p>775274000</text:p>
          </table:table-cell>
          <table:table-cell table:number-columns-repeated="2" office:value-type="float" office:value="774978000" calcext:value-type="float">
            <text:p>774978000</text:p>
          </table:table-cell>
          <table:table-cell office:value-type="float" office:value="774173000" calcext:value-type="float">
            <text:p>774173000</text:p>
          </table:table-cell>
          <table:table-cell office:value-type="float" office:value="775278000" calcext:value-type="float">
            <text:p>775278000</text:p>
          </table:table-cell>
          <table:table-cell office:value-type="float" office:value="774637000" calcext:value-type="float">
            <text:p>774637000</text:p>
          </table:table-cell>
          <table:table-cell office:value-type="float" office:value="775274000" calcext:value-type="float">
            <text:p>775274000</text:p>
          </table:table-cell>
          <table:table-cell office:value-type="float" office:value="775278000" calcext:value-type="float">
            <text:p>775278000</text:p>
          </table:table-cell>
          <table:table-cell office:value-type="float" office:value="775283000" calcext:value-type="float">
            <text:p>775283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000000" calcext:value-type="float">
            <text:p>775000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5265000" calcext:value-type="float">
            <text:p>775265000</text:p>
          </table:table-cell>
          <table:table-cell office:value-type="float" office:value="775266000" calcext:value-type="float">
            <text:p>775266000</text:p>
          </table:table-cell>
          <table:table-cell office:value-type="float" office:value="775269000" calcext:value-type="float">
            <text:p>775269000</text:p>
          </table:table-cell>
          <table:table-cell office:value-type="float" office:value="775295000" calcext:value-type="float">
            <text:p>775295000</text:p>
          </table:table-cell>
          <table:table-cell office:value-type="float" office:value="774697000" calcext:value-type="float">
            <text:p>774697000</text:p>
          </table:table-cell>
          <table:table-cell table:number-columns-repeated="2" office:value-type="float" office:value="775240000" calcext:value-type="float">
            <text:p>775240000</text:p>
          </table:table-cell>
          <table:table-cell office:value-type="float" office:value="775212000" calcext:value-type="float">
            <text:p>775212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5277000" calcext:value-type="float">
            <text:p>775277000</text:p>
          </table:table-cell>
          <table:table-cell office:value-type="float" office:value="775240000" calcext:value-type="float">
            <text:p>775240000</text:p>
          </table:table-cell>
          <table:table-cell office:value-type="float" office:value="775312000" calcext:value-type="float">
            <text:p>775312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326000" calcext:value-type="float">
            <text:p>775326000</text:p>
          </table:table-cell>
          <table:table-cell office:value-type="float" office:value="775087000" calcext:value-type="float">
            <text:p>775087000</text:p>
          </table:table-cell>
          <table:table-cell office:value-type="float" office:value="775276000" calcext:value-type="float">
            <text:p>775276000</text:p>
          </table:table-cell>
          <table:table-cell office:value-type="float" office:value="775272000" calcext:value-type="float">
            <text:p>775272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096000" calcext:value-type="float">
            <text:p>775096000</text:p>
          </table:table-cell>
          <table:table-cell office:value-type="float" office:value="775263000" calcext:value-type="float">
            <text:p>775263000</text:p>
          </table:table-cell>
          <table:table-cell office:value-type="float" office:value="775272000" calcext:value-type="float">
            <text:p>775272000</text:p>
          </table:table-cell>
          <table:table-cell office:value-type="float" office:value="775269000" calcext:value-type="float">
            <text:p>775269000</text:p>
          </table:table-cell>
          <table:table-cell office:value-type="float" office:value="775276000" calcext:value-type="float">
            <text:p>775276000</text:p>
          </table:table-cell>
          <table:table-cell office:value-type="float" office:value="775268000" calcext:value-type="float">
            <text:p>775268000</text:p>
          </table:table-cell>
          <table:table-cell office:value-type="float" office:value="775269000" calcext:value-type="float">
            <text:p>775269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279000" calcext:value-type="float">
            <text:p>775279000</text:p>
          </table:table-cell>
          <table:table-cell office:value-type="float" office:value="775143000" calcext:value-type="float">
            <text:p>775143000</text:p>
          </table:table-cell>
          <table:table-cell office:value-type="float" office:value="775242000" calcext:value-type="float">
            <text:p>775242000</text:p>
          </table:table-cell>
          <table:table-cell office:value-type="float" office:value="774814000" calcext:value-type="float">
            <text:p>774814000</text:p>
          </table:table-cell>
          <table:table-cell office:value-type="float" office:value="775262000" calcext:value-type="float">
            <text:p>775262000</text:p>
          </table:table-cell>
          <table:table-cell office:value-type="float" office:value="774535000" calcext:value-type="float">
            <text:p>774535000</text:p>
          </table:table-cell>
          <table:table-cell office:value-type="float" office:value="775272000" calcext:value-type="float">
            <text:p>775272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5276000" calcext:value-type="float">
            <text:p>775276000</text:p>
          </table:table-cell>
          <table:table-cell office:value-type="float" office:value="775194000" calcext:value-type="float">
            <text:p>775194000</text:p>
          </table:table-cell>
          <table:table-cell office:value-type="float" office:value="775359000" calcext:value-type="float">
            <text:p>775359000</text:p>
          </table:table-cell>
          <table:table-cell office:value-type="float" office:value="775270000" calcext:value-type="float">
            <text:p>775270000</text:p>
          </table:table-cell>
          <table:table-cell office:value-type="float" office:value="775062000" calcext:value-type="float">
            <text:p>775062000</text:p>
          </table:table-cell>
          <table:table-cell office:value-type="float" office:value="775277000" calcext:value-type="float">
            <text:p>775277000</text:p>
          </table:table-cell>
          <table:table-cell office:value-type="float" office:value="775256000" calcext:value-type="float">
            <text:p>775256000</text:p>
          </table:table-cell>
          <table:table-cell office:value-type="float" office:value="775261000" calcext:value-type="float">
            <text:p>775261000</text:p>
          </table:table-cell>
          <table:table-cell office:value-type="float" office:value="775279000" calcext:value-type="float">
            <text:p>775279000</text:p>
          </table:table-cell>
          <table:table-cell office:value-type="float" office:value="775348000" calcext:value-type="float">
            <text:p>775348000</text:p>
          </table:table-cell>
          <table:table-cell office:value-type="float" office:value="775351000" calcext:value-type="float">
            <text:p>775351000</text:p>
          </table:table-cell>
          <table:table-cell office:value-type="float" office:value="775287000" calcext:value-type="float">
            <text:p>775287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279000" calcext:value-type="float">
            <text:p>775279000</text:p>
          </table:table-cell>
          <table:table-cell office:value-type="float" office:value="775334000" calcext:value-type="float">
            <text:p>775334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5324000" calcext:value-type="float">
            <text:p>775324000</text:p>
          </table:table-cell>
          <table:table-cell office:value-type="float" office:value="775283000" calcext:value-type="float">
            <text:p>775283000</text:p>
          </table:table-cell>
          <table:table-cell office:value-type="float" office:value="775132000" calcext:value-type="float">
            <text:p>775132000</text:p>
          </table:table-cell>
          <table:table-cell office:value-type="float" office:value="775331000" calcext:value-type="float">
            <text:p>775331000</text:p>
          </table:table-cell>
          <table:table-cell office:value-type="float" office:value="775221000" calcext:value-type="float">
            <text:p>775221000</text:p>
          </table:table-cell>
          <table:table-cell office:value-type="float" office:value="775197000" calcext:value-type="float">
            <text:p>775197000</text:p>
          </table:table-cell>
          <table:table-cell office:value-type="float" office:value="775265000" calcext:value-type="float">
            <text:p>775265000</text:p>
          </table:table-cell>
          <table:table-cell office:value-type="float" office:value="775276000" calcext:value-type="float">
            <text:p>775276000</text:p>
          </table:table-cell>
          <table:table-cell office:value-type="float" office:value="775284000" calcext:value-type="float">
            <text:p>775284000</text:p>
          </table:table-cell>
          <table:table-cell office:value-type="float" office:value="775235000" calcext:value-type="float">
            <text:p>775235000</text:p>
          </table:table-cell>
          <table:table-cell office:value-type="float" office:value="775227000" calcext:value-type="float">
            <text:p>775227000</text:p>
          </table:table-cell>
          <table:table-cell office:value-type="float" office:value="775018000" calcext:value-type="float">
            <text:p>775018000</text:p>
          </table:table-cell>
          <table:table-cell office:value-type="float" office:value="775269000" calcext:value-type="float">
            <text:p>775269000</text:p>
          </table:table-cell>
          <table:table-cell office:value-type="float" office:value="775274000" calcext:value-type="float">
            <text:p>775274000</text:p>
          </table:table-cell>
          <table:table-cell table:number-columns-repeated="2" office:value-type="float" office:value="775260000" calcext:value-type="float">
            <text:p>775260000</text:p>
          </table:table-cell>
          <table:table-cell office:value-type="float" office:value="774807000" calcext:value-type="float">
            <text:p>774807000</text:p>
          </table:table-cell>
          <table:table-cell office:value-type="float" office:value="775167000" calcext:value-type="float">
            <text:p>775167000</text:p>
          </table:table-cell>
          <table:table-cell office:value-type="float" office:value="775278000" calcext:value-type="float">
            <text:p>775278000</text:p>
          </table:table-cell>
          <table:table-cell office:value-type="float" office:value="775271000" calcext:value-type="float">
            <text:p>775271000</text:p>
          </table:table-cell>
          <table:table-cell office:value-type="float" office:value="775256000" calcext:value-type="float">
            <text:p>775256000</text:p>
          </table:table-cell>
          <table:table-cell office:value-type="float" office:value="775274000" calcext:value-type="float">
            <text:p>775274000</text:p>
          </table:table-cell>
          <table:table-cell office:value-type="float" office:value="775268000" calcext:value-type="float">
            <text:p>775268000</text:p>
          </table:table-cell>
          <table:table-cell table:number-columns-repeated="2" office:value-type="float" office:value="775270000" calcext:value-type="float">
            <text:p>775270000</text:p>
          </table:table-cell>
          <table:table-cell office:value-type="float" office:value="775273000" calcext:value-type="float">
            <text:p>775273000</text:p>
          </table:table-cell>
          <table:table-cell office:value-type="float" office:value="775267000" calcext:value-type="float">
            <text:p>775267000</text:p>
          </table:table-cell>
          <table:table-cell office:value-type="float" office:value="775275000" calcext:value-type="float">
            <text:p>775275000</text:p>
          </table:table-cell>
          <table:table-cell office:value-type="float" office:value="775268000" calcext:value-type="float">
            <text:p>775268000</text:p>
          </table:table-cell>
          <table:table-cell office:value-type="float" office:value="775282000" calcext:value-type="float">
            <text:p>775282000</text:p>
          </table:table-cell>
          <table:table-cell office:value-type="float" office:value="775274000" calcext:value-type="float">
            <text:p>775274000</text:p>
          </table:table-cell>
          <table:table-cell office:value-type="float" office:value="775276000" calcext:value-type="float">
            <text:p>775276000</text:p>
          </table:table-cell>
          <table:table-cell office:value-type="float" office:value="775227000" calcext:value-type="float">
            <text:p>775227000</text:p>
          </table:table-cell>
          <table:table-cell office:value-type="float" office:value="775261000" calcext:value-type="float">
            <text:p>775261000</text:p>
          </table:table-cell>
          <table:table-cell office:value-type="float" office:value="775274000" calcext:value-type="float">
            <text:p>775274000</text:p>
          </table:table-cell>
          <table:table-cell office:value-type="float" office:value="775142000" calcext:value-type="float">
            <text:p>775142000</text:p>
          </table:table-cell>
          <table:table-cell office:value-type="float" office:value="775019000" calcext:value-type="float">
            <text:p>775019000</text:p>
          </table:table-cell>
          <table:table-cell office:value-type="float" office:value="775372000" calcext:value-type="float">
            <text:p>775372000</text:p>
          </table:table-cell>
          <table:table-cell office:value-type="float" office:value="775418000" calcext:value-type="float">
            <text:p>775418000</text:p>
          </table:table-cell>
          <table:table-cell office:value-type="float" office:value="775217000" calcext:value-type="float">
            <text:p>775217000</text:p>
          </table:table-cell>
          <table:table-cell office:value-type="float" office:value="775289000" calcext:value-type="float">
            <text:p>775289000</text:p>
          </table:table-cell>
          <table:table-cell office:value-type="float" office:value="791712000" calcext:value-type="float">
            <text:p>791712000</text:p>
          </table:table-cell>
          <table:table-cell office:value-type="float" office:value="791716000" calcext:value-type="float">
            <text:p>791716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422000" calcext:value-type="float">
            <text:p>791422000</text:p>
          </table:table-cell>
          <table:table-cell office:value-type="float" office:value="791712000" calcext:value-type="float">
            <text:p>791712000</text:p>
          </table:table-cell>
          <table:table-cell office:value-type="float" office:value="791406000" calcext:value-type="float">
            <text:p>791406000</text:p>
          </table:table-cell>
          <table:table-cell office:value-type="float" office:value="791554000" calcext:value-type="float">
            <text:p>791554000</text:p>
          </table:table-cell>
          <table:table-cell office:value-type="float" office:value="791697000" calcext:value-type="float">
            <text:p>791697000</text:p>
          </table:table-cell>
          <table:table-cell office:value-type="float" office:value="791717000" calcext:value-type="float">
            <text:p>791717000</text:p>
          </table:table-cell>
          <table:table-cell table:number-columns-repeated="2" office:value-type="float" office:value="791719000" calcext:value-type="float">
            <text:p>791719000</text:p>
          </table:table-cell>
          <table:table-cell office:value-type="float" office:value="791701000" calcext:value-type="float">
            <text:p>791701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693000" calcext:value-type="float">
            <text:p>791693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521000" calcext:value-type="float">
            <text:p>791521000</text:p>
          </table:table-cell>
          <table:table-cell office:value-type="float" office:value="791707000" calcext:value-type="float">
            <text:p>791707000</text:p>
          </table:table-cell>
          <table:table-cell office:value-type="float" office:value="791722000" calcext:value-type="float">
            <text:p>791722000</text:p>
          </table:table-cell>
          <table:table-cell office:value-type="float" office:value="791606000" calcext:value-type="float">
            <text:p>791606000</text:p>
          </table:table-cell>
          <table:table-cell office:value-type="float" office:value="791713000" calcext:value-type="float">
            <text:p>791713000</text:p>
          </table:table-cell>
          <table:table-cell office:value-type="float" office:value="791716000" calcext:value-type="float">
            <text:p>791716000</text:p>
          </table:table-cell>
          <table:table-cell office:value-type="float" office:value="791455000" calcext:value-type="float">
            <text:p>791455000</text:p>
          </table:table-cell>
          <table:table-cell office:value-type="float" office:value="791653000" calcext:value-type="float">
            <text:p>791653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207000" calcext:value-type="float">
            <text:p>791207000</text:p>
          </table:table-cell>
          <table:table-cell office:value-type="float" office:value="791525000" calcext:value-type="float">
            <text:p>791525000</text:p>
          </table:table-cell>
          <table:table-cell office:value-type="float" office:value="791737000" calcext:value-type="float">
            <text:p>791737000</text:p>
          </table:table-cell>
          <table:table-cell office:value-type="float" office:value="791720000" calcext:value-type="float">
            <text:p>791720000</text:p>
          </table:table-cell>
          <table:table-cell office:value-type="float" office:value="791719000" calcext:value-type="float">
            <text:p>791719000</text:p>
          </table:table-cell>
          <table:table-cell office:value-type="float" office:value="791686000" calcext:value-type="float">
            <text:p>791686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720000" calcext:value-type="float">
            <text:p>791720000</text:p>
          </table:table-cell>
          <table:table-cell office:value-type="float" office:value="791724000" calcext:value-type="float">
            <text:p>791724000</text:p>
          </table:table-cell>
          <table:table-cell office:value-type="float" office:value="791473000" calcext:value-type="float">
            <text:p>791473000</text:p>
          </table:table-cell>
          <table:table-cell office:value-type="float" office:value="791601000" calcext:value-type="float">
            <text:p>791601000</text:p>
          </table:table-cell>
          <table:table-cell office:value-type="float" office:value="791678000" calcext:value-type="float">
            <text:p>791678000</text:p>
          </table:table-cell>
          <table:table-cell office:value-type="float" office:value="790506000" calcext:value-type="float">
            <text:p>790506000</text:p>
          </table:table-cell>
          <table:table-cell office:value-type="float" office:value="791710000" calcext:value-type="float">
            <text:p>791710000</text:p>
          </table:table-cell>
          <table:table-cell office:value-type="float" office:value="791581000" calcext:value-type="float">
            <text:p>791581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719000" calcext:value-type="float">
            <text:p>791719000</text:p>
          </table:table-cell>
          <table:table-cell office:value-type="float" office:value="791697000" calcext:value-type="float">
            <text:p>791697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718000" calcext:value-type="float">
            <text:p>791718000</text:p>
          </table:table-cell>
          <table:table-cell office:value-type="float" office:value="791714000" calcext:value-type="float">
            <text:p>791714000</text:p>
          </table:table-cell>
          <table:table-cell office:value-type="float" office:value="791736000" calcext:value-type="float">
            <text:p>791736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692000" calcext:value-type="float">
            <text:p>791692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678000" calcext:value-type="float">
            <text:p>791678000</text:p>
          </table:table-cell>
          <table:table-cell office:value-type="float" office:value="791720000" calcext:value-type="float">
            <text:p>791720000</text:p>
          </table:table-cell>
          <table:table-cell office:value-type="float" office:value="791529000" calcext:value-type="float">
            <text:p>791529000</text:p>
          </table:table-cell>
          <table:table-cell office:value-type="float" office:value="791692000" calcext:value-type="float">
            <text:p>791692000</text:p>
          </table:table-cell>
          <table:table-cell office:value-type="float" office:value="791712000" calcext:value-type="float">
            <text:p>791712000</text:p>
          </table:table-cell>
          <table:table-cell office:value-type="float" office:value="791718000" calcext:value-type="float">
            <text:p>791718000</text:p>
          </table:table-cell>
          <table:table-cell office:value-type="float" office:value="791505000" calcext:value-type="float">
            <text:p>791505000</text:p>
          </table:table-cell>
          <table:table-cell office:value-type="float" office:value="791714000" calcext:value-type="float">
            <text:p>791714000</text:p>
          </table:table-cell>
          <table:table-cell office:value-type="float" office:value="791738000" calcext:value-type="float">
            <text:p>791738000</text:p>
          </table:table-cell>
          <table:table-cell office:value-type="float" office:value="791710000" calcext:value-type="float">
            <text:p>791710000</text:p>
          </table:table-cell>
          <table:table-cell office:value-type="float" office:value="791613000" calcext:value-type="float">
            <text:p>791613000</text:p>
          </table:table-cell>
          <table:table-cell office:value-type="float" office:value="791720000" calcext:value-type="float">
            <text:p>791720000</text:p>
          </table:table-cell>
          <table:table-cell office:value-type="float" office:value="791712000" calcext:value-type="float">
            <text:p>791712000</text:p>
          </table:table-cell>
          <table:table-cell office:value-type="float" office:value="791352000" calcext:value-type="float">
            <text:p>791352000</text:p>
          </table:table-cell>
          <table:table-cell office:value-type="float" office:value="791716000" calcext:value-type="float">
            <text:p>791716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848000" calcext:value-type="float">
            <text:p>791848000</text:p>
          </table:table-cell>
          <table:table-cell office:value-type="float" office:value="791634000" calcext:value-type="float">
            <text:p>791634000</text:p>
          </table:table-cell>
          <table:table-cell office:value-type="float" office:value="791134000" calcext:value-type="float">
            <text:p>791134000</text:p>
          </table:table-cell>
          <table:table-cell office:value-type="float" office:value="791719000" calcext:value-type="float">
            <text:p>791719000</text:p>
          </table:table-cell>
          <table:table-cell office:value-type="float" office:value="792051000" calcext:value-type="float">
            <text:p>792051000</text:p>
          </table:table-cell>
          <table:table-cell office:value-type="float" office:value="791732000" calcext:value-type="float">
            <text:p>791732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517000" calcext:value-type="float">
            <text:p>791517000</text:p>
          </table:table-cell>
          <table:table-cell office:value-type="float" office:value="791579000" calcext:value-type="float">
            <text:p>791579000</text:p>
          </table:table-cell>
          <table:table-cell office:value-type="float" office:value="791589000" calcext:value-type="float">
            <text:p>791589000</text:p>
          </table:table-cell>
          <table:table-cell office:value-type="float" office:value="791696000" calcext:value-type="float">
            <text:p>791696000</text:p>
          </table:table-cell>
          <table:table-cell office:value-type="float" office:value="791719000" calcext:value-type="float">
            <text:p>791719000</text:p>
          </table:table-cell>
          <table:table-cell office:value-type="float" office:value="791717000" calcext:value-type="float">
            <text:p>791717000</text:p>
          </table:table-cell>
          <table:table-cell office:value-type="float" office:value="791711000" calcext:value-type="float">
            <text:p>791711000</text:p>
          </table:table-cell>
          <table:table-cell office:value-type="float" office:value="791723000" calcext:value-type="float">
            <text:p>791723000</text:p>
          </table:table-cell>
          <table:table-cell office:value-type="float" office:value="792085000" calcext:value-type="float">
            <text:p>792085000</text:p>
          </table:table-cell>
          <table:table-cell office:value-type="float" office:value="791732000" calcext:value-type="float">
            <text:p>791732000</text:p>
          </table:table-cell>
          <table:table-cell office:value-type="float" office:value="791717000" calcext:value-type="float">
            <text:p>791717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396000" calcext:value-type="float">
            <text:p>791396000</text:p>
          </table:table-cell>
          <table:table-cell office:value-type="float" office:value="791689000" calcext:value-type="float">
            <text:p>791689000</text:p>
          </table:table-cell>
          <table:table-cell office:value-type="float" office:value="791673000" calcext:value-type="float">
            <text:p>791673000</text:p>
          </table:table-cell>
          <table:table-cell office:value-type="float" office:value="791726000" calcext:value-type="float">
            <text:p>791726000</text:p>
          </table:table-cell>
          <table:table-cell office:value-type="float" office:value="791709000" calcext:value-type="float">
            <text:p>791709000</text:p>
          </table:table-cell>
          <table:table-cell office:value-type="float" office:value="791718000" calcext:value-type="float">
            <text:p>791718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709000" calcext:value-type="float">
            <text:p>791709000</text:p>
          </table:table-cell>
          <table:table-cell office:value-type="float" office:value="791104000" calcext:value-type="float">
            <text:p>791104000</text:p>
          </table:table-cell>
          <table:table-cell table:number-columns-repeated="3" office:value-type="float" office:value="791715000" calcext:value-type="float">
            <text:p>791715000</text:p>
          </table:table-cell>
          <table:table-cell office:value-type="float" office:value="791713000" calcext:value-type="float">
            <text:p>791713000</text:p>
          </table:table-cell>
          <table:table-cell office:value-type="float" office:value="791530000" calcext:value-type="float">
            <text:p>791530000</text:p>
          </table:table-cell>
          <table:table-cell office:value-type="float" office:value="791625000" calcext:value-type="float">
            <text:p>791625000</text:p>
          </table:table-cell>
          <table:table-cell office:value-type="float" office:value="791717000" calcext:value-type="float">
            <text:p>791717000</text:p>
          </table:table-cell>
          <table:table-cell office:value-type="float" office:value="791712000" calcext:value-type="float">
            <text:p>791712000</text:p>
          </table:table-cell>
          <table:table-cell office:value-type="float" office:value="791796000" calcext:value-type="float">
            <text:p>791796000</text:p>
          </table:table-cell>
          <table:table-cell office:value-type="float" office:value="791720000" calcext:value-type="float">
            <text:p>791720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722000" calcext:value-type="float">
            <text:p>791722000</text:p>
          </table:table-cell>
          <table:table-cell office:value-type="float" office:value="791714000" calcext:value-type="float">
            <text:p>791714000</text:p>
          </table:table-cell>
          <table:table-cell office:value-type="float" office:value="791499000" calcext:value-type="float">
            <text:p>791499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539000" calcext:value-type="float">
            <text:p>791539000</text:p>
          </table:table-cell>
          <table:table-cell table:number-columns-repeated="2" office:value-type="float" office:value="791721000" calcext:value-type="float">
            <text:p>791721000</text:p>
          </table:table-cell>
          <table:table-cell office:value-type="float" office:value="791712000" calcext:value-type="float">
            <text:p>791712000</text:p>
          </table:table-cell>
          <table:table-cell office:value-type="float" office:value="791713000" calcext:value-type="float">
            <text:p>791713000</text:p>
          </table:table-cell>
          <table:table-cell office:value-type="float" office:value="791716000" calcext:value-type="float">
            <text:p>791716000</text:p>
          </table:table-cell>
          <table:table-cell office:value-type="float" office:value="791684000" calcext:value-type="float">
            <text:p>791684000</text:p>
          </table:table-cell>
          <table:table-cell office:value-type="float" office:value="791718000" calcext:value-type="float">
            <text:p>791718000</text:p>
          </table:table-cell>
          <table:table-cell office:value-type="float" office:value="791494000" calcext:value-type="float">
            <text:p>791494000</text:p>
          </table:table-cell>
          <table:table-cell office:value-type="float" office:value="791712000" calcext:value-type="float">
            <text:p>791712000</text:p>
          </table:table-cell>
          <table:table-cell office:value-type="float" office:value="791716000" calcext:value-type="float">
            <text:p>791716000</text:p>
          </table:table-cell>
          <table:table-cell office:value-type="float" office:value="791725000" calcext:value-type="float">
            <text:p>791725000</text:p>
          </table:table-cell>
          <table:table-cell office:value-type="float" office:value="791678000" calcext:value-type="float">
            <text:p>791678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714000" calcext:value-type="float">
            <text:p>791714000</text:p>
          </table:table-cell>
          <table:table-cell office:value-type="float" office:value="791717000" calcext:value-type="float">
            <text:p>791717000</text:p>
          </table:table-cell>
          <table:table-cell office:value-type="float" office:value="791152000" calcext:value-type="float">
            <text:p>791152000</text:p>
          </table:table-cell>
          <table:table-cell office:value-type="float" office:value="791176000" calcext:value-type="float">
            <text:p>791176000</text:p>
          </table:table-cell>
          <table:table-cell office:value-type="float" office:value="791722000" calcext:value-type="float">
            <text:p>791722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584000" calcext:value-type="float">
            <text:p>791584000</text:p>
          </table:table-cell>
          <table:table-cell office:value-type="float" office:value="791704000" calcext:value-type="float">
            <text:p>791704000</text:p>
          </table:table-cell>
          <table:table-cell office:value-type="float" office:value="791658000" calcext:value-type="float">
            <text:p>791658000</text:p>
          </table:table-cell>
          <table:table-cell office:value-type="float" office:value="791695000" calcext:value-type="float">
            <text:p>791695000</text:p>
          </table:table-cell>
          <table:table-cell office:value-type="float" office:value="791714000" calcext:value-type="float">
            <text:p>791714000</text:p>
          </table:table-cell>
          <table:table-cell office:value-type="float" office:value="791584000" calcext:value-type="float">
            <text:p>791584000</text:p>
          </table:table-cell>
          <table:table-cell office:value-type="float" office:value="792122000" calcext:value-type="float">
            <text:p>792122000</text:p>
          </table:table-cell>
          <table:table-cell office:value-type="float" office:value="791330000" calcext:value-type="float">
            <text:p>791330000</text:p>
          </table:table-cell>
          <table:table-cell office:value-type="float" office:value="791717000" calcext:value-type="float">
            <text:p>791717000</text:p>
          </table:table-cell>
          <table:table-cell office:value-type="float" office:value="791692000" calcext:value-type="float">
            <text:p>791692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712000" calcext:value-type="float">
            <text:p>791712000</text:p>
          </table:table-cell>
          <table:table-cell table:number-columns-repeated="2" office:value-type="float" office:value="791721000" calcext:value-type="float">
            <text:p>791721000</text:p>
          </table:table-cell>
          <table:table-cell office:value-type="float" office:value="791702000" calcext:value-type="float">
            <text:p>791702000</text:p>
          </table:table-cell>
          <table:table-cell office:value-type="float" office:value="791186000" calcext:value-type="float">
            <text:p>791186000</text:p>
          </table:table-cell>
          <table:table-cell office:value-type="float" office:value="791684000" calcext:value-type="float">
            <text:p>791684000</text:p>
          </table:table-cell>
          <table:table-cell office:value-type="float" office:value="791706000" calcext:value-type="float">
            <text:p>791706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647000" calcext:value-type="float">
            <text:p>791647000</text:p>
          </table:table-cell>
          <table:table-cell office:value-type="float" office:value="791713000" calcext:value-type="float">
            <text:p>791713000</text:p>
          </table:table-cell>
          <table:table-cell office:value-type="float" office:value="791725000" calcext:value-type="float">
            <text:p>791725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719000" calcext:value-type="float">
            <text:p>791719000</text:p>
          </table:table-cell>
          <table:table-cell office:value-type="float" office:value="791716000" calcext:value-type="float">
            <text:p>791716000</text:p>
          </table:table-cell>
          <table:table-cell office:value-type="float" office:value="791722000" calcext:value-type="float">
            <text:p>791722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684000" calcext:value-type="float">
            <text:p>791684000</text:p>
          </table:table-cell>
          <table:table-cell office:value-type="float" office:value="791533000" calcext:value-type="float">
            <text:p>791533000</text:p>
          </table:table-cell>
          <table:table-cell office:value-type="float" office:value="791534000" calcext:value-type="float">
            <text:p>791534000</text:p>
          </table:table-cell>
          <table:table-cell office:value-type="float" office:value="791710000" calcext:value-type="float">
            <text:p>791710000</text:p>
          </table:table-cell>
          <table:table-cell office:value-type="float" office:value="791874000" calcext:value-type="float">
            <text:p>791874000</text:p>
          </table:table-cell>
          <table:table-cell office:value-type="float" office:value="791609000" calcext:value-type="float">
            <text:p>791609000</text:p>
          </table:table-cell>
          <table:table-cell office:value-type="float" office:value="791656000" calcext:value-type="float">
            <text:p>791656000</text:p>
          </table:table-cell>
          <table:table-cell office:value-type="float" office:value="791648000" calcext:value-type="float">
            <text:p>791648000</text:p>
          </table:table-cell>
          <table:table-cell office:value-type="float" office:value="791428000" calcext:value-type="float">
            <text:p>791428000</text:p>
          </table:table-cell>
          <table:table-cell office:value-type="float" office:value="791454000" calcext:value-type="float">
            <text:p>791454000</text:p>
          </table:table-cell>
          <table:table-cell office:value-type="float" office:value="791713000" calcext:value-type="float">
            <text:p>791713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708000" calcext:value-type="float">
            <text:p>791708000</text:p>
          </table:table-cell>
          <table:table-cell office:value-type="float" office:value="791705000" calcext:value-type="float">
            <text:p>791705000</text:p>
          </table:table-cell>
          <table:table-cell office:value-type="float" office:value="791520000" calcext:value-type="float">
            <text:p>791520000</text:p>
          </table:table-cell>
          <table:table-cell office:value-type="float" office:value="791387000" calcext:value-type="float">
            <text:p>791387000</text:p>
          </table:table-cell>
          <table:table-cell office:value-type="float" office:value="791722000" calcext:value-type="float">
            <text:p>791722000</text:p>
          </table:table-cell>
          <table:table-cell office:value-type="float" office:value="791704000" calcext:value-type="float">
            <text:p>791704000</text:p>
          </table:table-cell>
          <table:table-cell office:value-type="float" office:value="791719000" calcext:value-type="float">
            <text:p>791719000</text:p>
          </table:table-cell>
          <table:table-cell office:value-type="float" office:value="791630000" calcext:value-type="float">
            <text:p>791630000</text:p>
          </table:table-cell>
          <table:table-cell office:value-type="float" office:value="791717000" calcext:value-type="float">
            <text:p>791717000</text:p>
          </table:table-cell>
          <table:table-cell table:number-columns-repeated="2" office:value-type="float" office:value="791684000" calcext:value-type="float">
            <text:p>791684000</text:p>
          </table:table-cell>
          <table:table-cell office:value-type="float" office:value="791653000" calcext:value-type="float">
            <text:p>791653000</text:p>
          </table:table-cell>
          <table:table-cell office:value-type="float" office:value="791606000" calcext:value-type="float">
            <text:p>791606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712000" calcext:value-type="float">
            <text:p>791712000</text:p>
          </table:table-cell>
          <table:table-cell office:value-type="float" office:value="791716000" calcext:value-type="float">
            <text:p>791716000</text:p>
          </table:table-cell>
          <table:table-cell office:value-type="float" office:value="791576000" calcext:value-type="float">
            <text:p>791576000</text:p>
          </table:table-cell>
          <table:table-cell office:value-type="float" office:value="791720000" calcext:value-type="float">
            <text:p>791720000</text:p>
          </table:table-cell>
          <table:table-cell office:value-type="float" office:value="791232000" calcext:value-type="float">
            <text:p>791232000</text:p>
          </table:table-cell>
          <table:table-cell office:value-type="float" office:value="791358000" calcext:value-type="float">
            <text:p>791358000</text:p>
          </table:table-cell>
          <table:table-cell office:value-type="float" office:value="791721000" calcext:value-type="float">
            <text:p>791721000</text:p>
          </table:table-cell>
          <table:table-cell office:value-type="float" office:value="791720000" calcext:value-type="float">
            <text:p>791720000</text:p>
          </table:table-cell>
          <table:table-cell office:value-type="float" office:value="791722000" calcext:value-type="float">
            <text:p>791722000</text:p>
          </table:table-cell>
          <table:table-cell office:value-type="float" office:value="791418000" calcext:value-type="float">
            <text:p>791418000</text:p>
          </table:table-cell>
          <table:table-cell office:value-type="float" office:value="791697000" calcext:value-type="float">
            <text:p>791697000</text:p>
          </table:table-cell>
          <table:table-cell office:value-type="float" office:value="791720000" calcext:value-type="float">
            <text:p>791720000</text:p>
          </table:table-cell>
          <table:table-cell office:value-type="float" office:value="791704000" calcext:value-type="float">
            <text:p>791704000</text:p>
          </table:table-cell>
          <table:table-cell office:value-type="float" office:value="791715000" calcext:value-type="float">
            <text:p>791715000</text:p>
          </table:table-cell>
          <table:table-cell office:value-type="float" office:value="791710000" calcext:value-type="float">
            <text:p>791710000</text:p>
          </table:table-cell>
          <table:table-cell office:value-type="float" office:value="791545000" calcext:value-type="float">
            <text:p>791545000</text:p>
          </table:table-cell>
          <table:table-cell office:value-type="float" office:value="791679000" calcext:value-type="float">
            <text:p>791679000</text:p>
          </table:table-cell>
          <table:table-cell office:value-type="float" office:value="804107000" calcext:value-type="float">
            <text:p>804107000</text:p>
          </table:table-cell>
          <table:table-cell office:value-type="float" office:value="804166000" calcext:value-type="float">
            <text:p>804166000</text:p>
          </table:table-cell>
          <table:table-cell office:value-type="float" office:value="804196000" calcext:value-type="float">
            <text:p>804196000</text:p>
          </table:table-cell>
          <table:table-cell office:value-type="float" office:value="804177000" calcext:value-type="float">
            <text:p>804177000</text:p>
          </table:table-cell>
          <table:table-cell office:value-type="float" office:value="804170000" calcext:value-type="float">
            <text:p>804170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78000" calcext:value-type="float">
            <text:p>804178000</text:p>
          </table:table-cell>
          <table:table-cell office:value-type="float" office:value="804171000" calcext:value-type="float">
            <text:p>804171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3904000" calcext:value-type="float">
            <text:p>803904000</text:p>
          </table:table-cell>
          <table:table-cell office:value-type="float" office:value="804171000" calcext:value-type="float">
            <text:p>804171000</text:p>
          </table:table-cell>
          <table:table-cell office:value-type="float" office:value="804029000" calcext:value-type="float">
            <text:p>804029000</text:p>
          </table:table-cell>
          <table:table-cell office:value-type="float" office:value="804102000" calcext:value-type="float">
            <text:p>804102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68000" calcext:value-type="float">
            <text:p>804168000</text:p>
          </table:table-cell>
          <table:table-cell table:number-columns-repeated="2" office:value-type="float" office:value="804148000" calcext:value-type="float">
            <text:p>804148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75000" calcext:value-type="float">
            <text:p>804175000</text:p>
          </table:table-cell>
          <table:table-cell table:number-columns-repeated="2" office:value-type="float" office:value="804179000" calcext:value-type="float">
            <text:p>804179000</text:p>
          </table:table-cell>
          <table:table-cell office:value-type="float" office:value="804172000" calcext:value-type="float">
            <text:p>804172000</text:p>
          </table:table-cell>
          <table:table-cell office:value-type="float" office:value="804108000" calcext:value-type="float">
            <text:p>804108000</text:p>
          </table:table-cell>
          <table:table-cell office:value-type="float" office:value="804180000" calcext:value-type="float">
            <text:p>804180000</text:p>
          </table:table-cell>
          <table:table-cell office:value-type="float" office:value="803945000" calcext:value-type="float">
            <text:p>803945000</text:p>
          </table:table-cell>
          <table:table-cell office:value-type="float" office:value="804172000" calcext:value-type="float">
            <text:p>804172000</text:p>
          </table:table-cell>
          <table:table-cell office:value-type="float" office:value="804178000" calcext:value-type="float">
            <text:p>804178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58000" calcext:value-type="float">
            <text:p>804158000</text:p>
          </table:table-cell>
          <table:table-cell office:value-type="float" office:value="804163000" calcext:value-type="float">
            <text:p>804163000</text:p>
          </table:table-cell>
          <table:table-cell office:value-type="float" office:value="804131000" calcext:value-type="float">
            <text:p>804131000</text:p>
          </table:table-cell>
          <table:table-cell office:value-type="float" office:value="804168000" calcext:value-type="float">
            <text:p>804168000</text:p>
          </table:table-cell>
          <table:table-cell office:value-type="float" office:value="803930000" calcext:value-type="float">
            <text:p>803930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167000" calcext:value-type="float">
            <text:p>804167000</text:p>
          </table:table-cell>
          <table:table-cell office:value-type="float" office:value="804150000" calcext:value-type="float">
            <text:p>804150000</text:p>
          </table:table-cell>
          <table:table-cell office:value-type="float" office:value="804169000" calcext:value-type="float">
            <text:p>804169000</text:p>
          </table:table-cell>
          <table:table-cell office:value-type="float" office:value="804040000" calcext:value-type="float">
            <text:p>804040000</text:p>
          </table:table-cell>
          <table:table-cell office:value-type="float" office:value="803978000" calcext:value-type="float">
            <text:p>803978000</text:p>
          </table:table-cell>
          <table:table-cell office:value-type="float" office:value="804170000" calcext:value-type="float">
            <text:p>804170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015000" calcext:value-type="float">
            <text:p>804015000</text:p>
          </table:table-cell>
          <table:table-cell office:value-type="float" office:value="804166000" calcext:value-type="float">
            <text:p>804166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71000" calcext:value-type="float">
            <text:p>804171000</text:p>
          </table:table-cell>
          <table:table-cell office:value-type="float" office:value="804167000" calcext:value-type="float">
            <text:p>804167000</text:p>
          </table:table-cell>
          <table:table-cell office:value-type="float" office:value="804002000" calcext:value-type="float">
            <text:p>804002000</text:p>
          </table:table-cell>
          <table:table-cell office:value-type="float" office:value="804176000" calcext:value-type="float">
            <text:p>804176000</text:p>
          </table:table-cell>
          <table:table-cell office:value-type="float" office:value="803469000" calcext:value-type="float">
            <text:p>803469000</text:p>
          </table:table-cell>
          <table:table-cell office:value-type="float" office:value="804154000" calcext:value-type="float">
            <text:p>804154000</text:p>
          </table:table-cell>
          <table:table-cell office:value-type="float" office:value="804258000" calcext:value-type="float">
            <text:p>804258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71000" calcext:value-type="float">
            <text:p>804171000</text:p>
          </table:table-cell>
          <table:table-cell office:value-type="float" office:value="804081000" calcext:value-type="float">
            <text:p>804081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78000" calcext:value-type="float">
            <text:p>804178000</text:p>
          </table:table-cell>
          <table:table-cell office:value-type="float" office:value="803750000" calcext:value-type="float">
            <text:p>803750000</text:p>
          </table:table-cell>
          <table:table-cell table:number-columns-repeated="2" office:value-type="float" office:value="804175000" calcext:value-type="float">
            <text:p>804175000</text:p>
          </table:table-cell>
          <table:table-cell office:value-type="float" office:value="804145000" calcext:value-type="float">
            <text:p>804145000</text:p>
          </table:table-cell>
          <table:table-cell office:value-type="float" office:value="804087000" calcext:value-type="float">
            <text:p>804087000</text:p>
          </table:table-cell>
          <table:table-cell office:value-type="float" office:value="804148000" calcext:value-type="float">
            <text:p>804148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13000" calcext:value-type="float">
            <text:p>804113000</text:p>
          </table:table-cell>
          <table:table-cell office:value-type="float" office:value="804173000" calcext:value-type="float">
            <text:p>804173000</text:p>
          </table:table-cell>
          <table:table-cell table:number-columns-repeated="2" office:value-type="float" office:value="804174000" calcext:value-type="float">
            <text:p>804174000</text:p>
          </table:table-cell>
          <table:table-cell office:value-type="float" office:value="804168000" calcext:value-type="float">
            <text:p>804168000</text:p>
          </table:table-cell>
          <table:table-cell office:value-type="float" office:value="803940000" calcext:value-type="float">
            <text:p>803940000</text:p>
          </table:table-cell>
          <table:table-cell office:value-type="float" office:value="804178000" calcext:value-type="float">
            <text:p>804178000</text:p>
          </table:table-cell>
          <table:table-cell office:value-type="float" office:value="804088000" calcext:value-type="float">
            <text:p>804088000</text:p>
          </table:table-cell>
          <table:table-cell office:value-type="float" office:value="804137000" calcext:value-type="float">
            <text:p>804137000</text:p>
          </table:table-cell>
          <table:table-cell table:number-columns-repeated="2" office:value-type="float" office:value="804173000" calcext:value-type="float">
            <text:p>804173000</text:p>
          </table:table-cell>
          <table:table-cell office:value-type="float" office:value="804170000" calcext:value-type="float">
            <text:p>804170000</text:p>
          </table:table-cell>
          <table:table-cell office:value-type="float" office:value="804180000" calcext:value-type="float">
            <text:p>804180000</text:p>
          </table:table-cell>
          <table:table-cell office:value-type="float" office:value="804161000" calcext:value-type="float">
            <text:p>804161000</text:p>
          </table:table-cell>
          <table:table-cell office:value-type="float" office:value="804194000" calcext:value-type="float">
            <text:p>804194000</text:p>
          </table:table-cell>
          <table:table-cell office:value-type="float" office:value="804158000" calcext:value-type="float">
            <text:p>804158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172000" calcext:value-type="float">
            <text:p>804172000</text:p>
          </table:table-cell>
          <table:table-cell office:value-type="float" office:value="804098000" calcext:value-type="float">
            <text:p>804098000</text:p>
          </table:table-cell>
          <table:table-cell office:value-type="float" office:value="804142000" calcext:value-type="float">
            <text:p>804142000</text:p>
          </table:table-cell>
          <table:table-cell office:value-type="float" office:value="804121000" calcext:value-type="float">
            <text:p>804121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31000" calcext:value-type="float">
            <text:p>804131000</text:p>
          </table:table-cell>
          <table:table-cell office:value-type="float" office:value="803912000" calcext:value-type="float">
            <text:p>803912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166000" calcext:value-type="float">
            <text:p>804166000</text:p>
          </table:table-cell>
          <table:table-cell office:value-type="float" office:value="804055000" calcext:value-type="float">
            <text:p>804055000</text:p>
          </table:table-cell>
          <table:table-cell office:value-type="float" office:value="804145000" calcext:value-type="float">
            <text:p>804145000</text:p>
          </table:table-cell>
          <table:table-cell office:value-type="float" office:value="803862000" calcext:value-type="float">
            <text:p>803862000</text:p>
          </table:table-cell>
          <table:table-cell office:value-type="float" office:value="804171000" calcext:value-type="float">
            <text:p>804171000</text:p>
          </table:table-cell>
          <table:table-cell office:value-type="float" office:value="804096000" calcext:value-type="float">
            <text:p>804096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42000" calcext:value-type="float">
            <text:p>804142000</text:p>
          </table:table-cell>
          <table:table-cell office:value-type="float" office:value="804104000" calcext:value-type="float">
            <text:p>804104000</text:p>
          </table:table-cell>
          <table:table-cell office:value-type="float" office:value="804147000" calcext:value-type="float">
            <text:p>804147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098000" calcext:value-type="float">
            <text:p>804098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77000" calcext:value-type="float">
            <text:p>804177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68000" calcext:value-type="float">
            <text:p>804168000</text:p>
          </table:table-cell>
          <table:table-cell table:number-columns-repeated="2" office:value-type="float" office:value="804178000" calcext:value-type="float">
            <text:p>804178000</text:p>
          </table:table-cell>
          <table:table-cell office:value-type="float" office:value="803881000" calcext:value-type="float">
            <text:p>803881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3762000" calcext:value-type="float">
            <text:p>803762000</text:p>
          </table:table-cell>
          <table:table-cell office:value-type="float" office:value="804000000" calcext:value-type="float">
            <text:p>804000000</text:p>
          </table:table-cell>
          <table:table-cell office:value-type="float" office:value="804165000" calcext:value-type="float">
            <text:p>804165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3964000" calcext:value-type="float">
            <text:p>803964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82000" calcext:value-type="float">
            <text:p>804182000</text:p>
          </table:table-cell>
          <table:table-cell office:value-type="float" office:value="803949000" calcext:value-type="float">
            <text:p>803949000</text:p>
          </table:table-cell>
          <table:table-cell office:value-type="float" office:value="804171000" calcext:value-type="float">
            <text:p>804171000</text:p>
          </table:table-cell>
          <table:table-cell office:value-type="float" office:value="804048000" calcext:value-type="float">
            <text:p>804048000</text:p>
          </table:table-cell>
          <table:table-cell office:value-type="float" office:value="804023000" calcext:value-type="float">
            <text:p>804023000</text:p>
          </table:table-cell>
          <table:table-cell office:value-type="float" office:value="804215000" calcext:value-type="float">
            <text:p>804215000</text:p>
          </table:table-cell>
          <table:table-cell office:value-type="float" office:value="804176000" calcext:value-type="float">
            <text:p>804176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78000" calcext:value-type="float">
            <text:p>804178000</text:p>
          </table:table-cell>
          <table:table-cell office:value-type="float" office:value="804187000" calcext:value-type="float">
            <text:p>804187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153000" calcext:value-type="float">
            <text:p>804153000</text:p>
          </table:table-cell>
          <table:table-cell office:value-type="float" office:value="804306000" calcext:value-type="float">
            <text:p>804306000</text:p>
          </table:table-cell>
          <table:table-cell office:value-type="float" office:value="804169000" calcext:value-type="float">
            <text:p>804169000</text:p>
          </table:table-cell>
          <table:table-cell office:value-type="float" office:value="804181000" calcext:value-type="float">
            <text:p>804181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46000" calcext:value-type="float">
            <text:p>804146000</text:p>
          </table:table-cell>
          <table:table-cell office:value-type="float" office:value="803963000" calcext:value-type="float">
            <text:p>803963000</text:p>
          </table:table-cell>
          <table:table-cell office:value-type="float" office:value="804062000" calcext:value-type="float">
            <text:p>804062000</text:p>
          </table:table-cell>
          <table:table-cell office:value-type="float" office:value="804114000" calcext:value-type="float">
            <text:p>804114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71000" calcext:value-type="float">
            <text:p>804171000</text:p>
          </table:table-cell>
          <table:table-cell office:value-type="float" office:value="804207000" calcext:value-type="float">
            <text:p>804207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198000" calcext:value-type="float">
            <text:p>804198000</text:p>
          </table:table-cell>
          <table:table-cell office:value-type="float" office:value="804171000" calcext:value-type="float">
            <text:p>804171000</text:p>
          </table:table-cell>
          <table:table-cell office:value-type="float" office:value="803592000" calcext:value-type="float">
            <text:p>803592000</text:p>
          </table:table-cell>
          <table:table-cell office:value-type="float" office:value="803996000" calcext:value-type="float">
            <text:p>803996000</text:p>
          </table:table-cell>
          <table:table-cell office:value-type="float" office:value="804115000" calcext:value-type="float">
            <text:p>804115000</text:p>
          </table:table-cell>
          <table:table-cell office:value-type="float" office:value="804120000" calcext:value-type="float">
            <text:p>804120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33000" calcext:value-type="float">
            <text:p>804133000</text:p>
          </table:table-cell>
          <table:table-cell office:value-type="float" office:value="804171000" calcext:value-type="float">
            <text:p>804171000</text:p>
          </table:table-cell>
          <table:table-cell table:number-columns-repeated="2" office:value-type="float" office:value="804173000" calcext:value-type="float">
            <text:p>804173000</text:p>
          </table:table-cell>
          <table:table-cell office:value-type="float" office:value="804178000" calcext:value-type="float">
            <text:p>804178000</text:p>
          </table:table-cell>
          <table:table-cell office:value-type="float" office:value="804170000" calcext:value-type="float">
            <text:p>804170000</text:p>
          </table:table-cell>
          <table:table-cell office:value-type="float" office:value="804181000" calcext:value-type="float">
            <text:p>804181000</text:p>
          </table:table-cell>
          <table:table-cell office:value-type="float" office:value="803663000" calcext:value-type="float">
            <text:p>803663000</text:p>
          </table:table-cell>
          <table:table-cell office:value-type="float" office:value="804059000" calcext:value-type="float">
            <text:p>804059000</text:p>
          </table:table-cell>
          <table:table-cell office:value-type="float" office:value="804177000" calcext:value-type="float">
            <text:p>804177000</text:p>
          </table:table-cell>
          <table:table-cell office:value-type="float" office:value="804113000" calcext:value-type="float">
            <text:p>804113000</text:p>
          </table:table-cell>
          <table:table-cell office:value-type="float" office:value="804165000" calcext:value-type="float">
            <text:p>804165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52000" calcext:value-type="float">
            <text:p>804152000</text:p>
          </table:table-cell>
          <table:table-cell office:value-type="float" office:value="803918000" calcext:value-type="float">
            <text:p>803918000</text:p>
          </table:table-cell>
          <table:table-cell office:value-type="float" office:value="804161000" calcext:value-type="float">
            <text:p>804161000</text:p>
          </table:table-cell>
          <table:table-cell office:value-type="float" office:value="804154000" calcext:value-type="float">
            <text:p>804154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179000" calcext:value-type="float">
            <text:p>804179000</text:p>
          </table:table-cell>
          <table:table-cell table:number-columns-repeated="2" office:value-type="float" office:value="804171000" calcext:value-type="float">
            <text:p>804171000</text:p>
          </table:table-cell>
          <table:table-cell office:value-type="float" office:value="804169000" calcext:value-type="float">
            <text:p>804169000</text:p>
          </table:table-cell>
          <table:table-cell office:value-type="float" office:value="804140000" calcext:value-type="float">
            <text:p>804140000</text:p>
          </table:table-cell>
          <table:table-cell office:value-type="float" office:value="804166000" calcext:value-type="float">
            <text:p>804166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3769000" calcext:value-type="float">
            <text:p>803769000</text:p>
          </table:table-cell>
          <table:table-cell office:value-type="float" office:value="803945000" calcext:value-type="float">
            <text:p>803945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43000" calcext:value-type="float">
            <text:p>804143000</text:p>
          </table:table-cell>
          <table:table-cell office:value-type="float" office:value="804163000" calcext:value-type="float">
            <text:p>804163000</text:p>
          </table:table-cell>
          <table:table-cell office:value-type="float" office:value="803928000" calcext:value-type="float">
            <text:p>803928000</text:p>
          </table:table-cell>
          <table:table-cell office:value-type="float" office:value="804161000" calcext:value-type="float">
            <text:p>804161000</text:p>
          </table:table-cell>
          <table:table-cell office:value-type="float" office:value="804114000" calcext:value-type="float">
            <text:p>804114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73000" calcext:value-type="float">
            <text:p>804173000</text:p>
          </table:table-cell>
          <table:table-cell office:value-type="float" office:value="804203000" calcext:value-type="float">
            <text:p>804203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036000" calcext:value-type="float">
            <text:p>804036000</text:p>
          </table:table-cell>
          <table:table-cell office:value-type="float" office:value="804175000" calcext:value-type="float">
            <text:p>804175000</text:p>
          </table:table-cell>
          <table:table-cell office:value-type="float" office:value="804171000" calcext:value-type="float">
            <text:p>804171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4172000" calcext:value-type="float">
            <text:p>804172000</text:p>
          </table:table-cell>
          <table:table-cell office:value-type="float" office:value="804118000" calcext:value-type="float">
            <text:p>804118000</text:p>
          </table:table-cell>
          <table:table-cell office:value-type="float" office:value="803758000" calcext:value-type="float">
            <text:p>803758000</text:p>
          </table:table-cell>
          <table:table-cell office:value-type="float" office:value="804179000" calcext:value-type="float">
            <text:p>804179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15387000" calcext:value-type="float">
            <text:p>815387000</text:p>
          </table:table-cell>
          <table:table-cell office:value-type="float" office:value="815378000" calcext:value-type="float">
            <text:p>815378000</text:p>
          </table:table-cell>
          <table:table-cell office:value-type="float" office:value="815443000" calcext:value-type="float">
            <text:p>815443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398000" calcext:value-type="float">
            <text:p>815398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444000" calcext:value-type="float">
            <text:p>815444000</text:p>
          </table:table-cell>
          <table:table-cell office:value-type="float" office:value="815428000" calcext:value-type="float">
            <text:p>815428000</text:p>
          </table:table-cell>
          <table:table-cell office:value-type="float" office:value="814776000" calcext:value-type="float">
            <text:p>814776000</text:p>
          </table:table-cell>
          <table:table-cell office:value-type="float" office:value="815445000" calcext:value-type="float">
            <text:p>815445000</text:p>
          </table:table-cell>
          <table:table-cell office:value-type="float" office:value="815454000" calcext:value-type="float">
            <text:p>815454000</text:p>
          </table:table-cell>
          <table:table-cell office:value-type="float" office:value="814607000" calcext:value-type="float">
            <text:p>814607000</text:p>
          </table:table-cell>
          <table:table-cell office:value-type="float" office:value="815446000" calcext:value-type="float">
            <text:p>815446000</text:p>
          </table:table-cell>
          <table:table-cell office:value-type="float" office:value="815391000" calcext:value-type="float">
            <text:p>815391000</text:p>
          </table:table-cell>
          <table:table-cell office:value-type="float" office:value="815441000" calcext:value-type="float">
            <text:p>815441000</text:p>
          </table:table-cell>
          <table:table-cell office:value-type="float" office:value="815445000" calcext:value-type="float">
            <text:p>815445000</text:p>
          </table:table-cell>
          <table:table-cell office:value-type="float" office:value="815277000" calcext:value-type="float">
            <text:p>815277000</text:p>
          </table:table-cell>
          <table:table-cell office:value-type="float" office:value="815439000" calcext:value-type="float">
            <text:p>815439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397000" calcext:value-type="float">
            <text:p>815397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449000" calcext:value-type="float">
            <text:p>815449000</text:p>
          </table:table-cell>
          <table:table-cell office:value-type="float" office:value="815444000" calcext:value-type="float">
            <text:p>815444000</text:p>
          </table:table-cell>
          <table:table-cell office:value-type="float" office:value="815341000" calcext:value-type="float">
            <text:p>815341000</text:p>
          </table:table-cell>
          <table:table-cell office:value-type="float" office:value="815342000" calcext:value-type="float">
            <text:p>815342000</text:p>
          </table:table-cell>
          <table:table-cell office:value-type="float" office:value="815437000" calcext:value-type="float">
            <text:p>815437000</text:p>
          </table:table-cell>
          <table:table-cell office:value-type="float" office:value="815381000" calcext:value-type="float">
            <text:p>815381000</text:p>
          </table:table-cell>
          <table:table-cell office:value-type="float" office:value="815351000" calcext:value-type="float">
            <text:p>815351000</text:p>
          </table:table-cell>
          <table:table-cell office:value-type="float" office:value="815089000" calcext:value-type="float">
            <text:p>815089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388000" calcext:value-type="float">
            <text:p>815388000</text:p>
          </table:table-cell>
          <table:table-cell office:value-type="float" office:value="815434000" calcext:value-type="float">
            <text:p>815434000</text:p>
          </table:table-cell>
          <table:table-cell office:value-type="float" office:value="815412000" calcext:value-type="float">
            <text:p>815412000</text:p>
          </table:table-cell>
          <table:table-cell office:value-type="float" office:value="815445000" calcext:value-type="float">
            <text:p>815445000</text:p>
          </table:table-cell>
          <table:table-cell office:value-type="float" office:value="815311000" calcext:value-type="float">
            <text:p>815311000</text:p>
          </table:table-cell>
          <table:table-cell office:value-type="float" office:value="815278000" calcext:value-type="float">
            <text:p>815278000</text:p>
          </table:table-cell>
          <table:table-cell office:value-type="float" office:value="815437000" calcext:value-type="float">
            <text:p>815437000</text:p>
          </table:table-cell>
          <table:table-cell office:value-type="float" office:value="815363000" calcext:value-type="float">
            <text:p>815363000</text:p>
          </table:table-cell>
          <table:table-cell office:value-type="float" office:value="815262000" calcext:value-type="float">
            <text:p>815262000</text:p>
          </table:table-cell>
          <table:table-cell office:value-type="float" office:value="815382000" calcext:value-type="float">
            <text:p>815382000</text:p>
          </table:table-cell>
          <table:table-cell office:value-type="float" office:value="815354000" calcext:value-type="float">
            <text:p>815354000</text:p>
          </table:table-cell>
          <table:table-cell office:value-type="float" office:value="814764000" calcext:value-type="float">
            <text:p>814764000</text:p>
          </table:table-cell>
          <table:table-cell office:value-type="float" office:value="815225000" calcext:value-type="float">
            <text:p>815225000</text:p>
          </table:table-cell>
          <table:table-cell office:value-type="float" office:value="815450000" calcext:value-type="float">
            <text:p>815450000</text:p>
          </table:table-cell>
          <table:table-cell office:value-type="float" office:value="815356000" calcext:value-type="float">
            <text:p>815356000</text:p>
          </table:table-cell>
          <table:table-cell office:value-type="float" office:value="815438000" calcext:value-type="float">
            <text:p>815438000</text:p>
          </table:table-cell>
          <table:table-cell office:value-type="float" office:value="815353000" calcext:value-type="float">
            <text:p>815353000</text:p>
          </table:table-cell>
          <table:table-cell office:value-type="float" office:value="815443000" calcext:value-type="float">
            <text:p>815443000</text:p>
          </table:table-cell>
          <table:table-cell office:value-type="float" office:value="815296000" calcext:value-type="float">
            <text:p>815296000</text:p>
          </table:table-cell>
          <table:table-cell office:value-type="float" office:value="815438000" calcext:value-type="float">
            <text:p>815438000</text:p>
          </table:table-cell>
          <table:table-cell office:value-type="float" office:value="815212000" calcext:value-type="float">
            <text:p>815212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243000" calcext:value-type="float">
            <text:p>815243000</text:p>
          </table:table-cell>
          <table:table-cell office:value-type="float" office:value="815338000" calcext:value-type="float">
            <text:p>815338000</text:p>
          </table:table-cell>
          <table:table-cell office:value-type="float" office:value="815441000" calcext:value-type="float">
            <text:p>815441000</text:p>
          </table:table-cell>
          <table:table-cell table:number-columns-repeated="2" office:value-type="float" office:value="815439000" calcext:value-type="float">
            <text:p>815439000</text:p>
          </table:table-cell>
          <table:table-cell office:value-type="float" office:value="815446000" calcext:value-type="float">
            <text:p>815446000</text:p>
          </table:table-cell>
          <table:table-cell office:value-type="float" office:value="815387000" calcext:value-type="float">
            <text:p>815387000</text:p>
          </table:table-cell>
          <table:table-cell office:value-type="float" office:value="815441000" calcext:value-type="float">
            <text:p>815441000</text:p>
          </table:table-cell>
          <table:table-cell office:value-type="float" office:value="815443000" calcext:value-type="float">
            <text:p>815443000</text:p>
          </table:table-cell>
          <table:table-cell office:value-type="float" office:value="815340000" calcext:value-type="float">
            <text:p>815340000</text:p>
          </table:table-cell>
          <table:table-cell office:value-type="float" office:value="815042000" calcext:value-type="float">
            <text:p>815042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410000" calcext:value-type="float">
            <text:p>815410000</text:p>
          </table:table-cell>
          <table:table-cell office:value-type="float" office:value="815456000" calcext:value-type="float">
            <text:p>815456000</text:p>
          </table:table-cell>
          <table:table-cell office:value-type="float" office:value="815362000" calcext:value-type="float">
            <text:p>815362000</text:p>
          </table:table-cell>
          <table:table-cell office:value-type="float" office:value="815256000" calcext:value-type="float">
            <text:p>815256000</text:p>
          </table:table-cell>
          <table:table-cell office:value-type="float" office:value="815339000" calcext:value-type="float">
            <text:p>815339000</text:p>
          </table:table-cell>
          <table:table-cell office:value-type="float" office:value="815442000" calcext:value-type="float">
            <text:p>815442000</text:p>
          </table:table-cell>
          <table:table-cell table:number-columns-repeated="3" office:value-type="float" office:value="815445000" calcext:value-type="float">
            <text:p>815445000</text:p>
          </table:table-cell>
          <table:table-cell office:value-type="float" office:value="815407000" calcext:value-type="float">
            <text:p>815407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308000" calcext:value-type="float">
            <text:p>815308000</text:p>
          </table:table-cell>
          <table:table-cell office:value-type="float" office:value="815450000" calcext:value-type="float">
            <text:p>815450000</text:p>
          </table:table-cell>
          <table:table-cell office:value-type="float" office:value="815449000" calcext:value-type="float">
            <text:p>815449000</text:p>
          </table:table-cell>
          <table:table-cell office:value-type="float" office:value="815395000" calcext:value-type="float">
            <text:p>815395000</text:p>
          </table:table-cell>
          <table:table-cell office:value-type="float" office:value="815428000" calcext:value-type="float">
            <text:p>815428000</text:p>
          </table:table-cell>
          <table:table-cell office:value-type="float" office:value="815424000" calcext:value-type="float">
            <text:p>815424000</text:p>
          </table:table-cell>
          <table:table-cell office:value-type="float" office:value="815443000" calcext:value-type="float">
            <text:p>815443000</text:p>
          </table:table-cell>
          <table:table-cell office:value-type="float" office:value="815441000" calcext:value-type="float">
            <text:p>815441000</text:p>
          </table:table-cell>
          <table:table-cell office:value-type="float" office:value="815378000" calcext:value-type="float">
            <text:p>815378000</text:p>
          </table:table-cell>
          <table:table-cell table:number-columns-repeated="2" office:value-type="float" office:value="815124000" calcext:value-type="float">
            <text:p>815124000</text:p>
          </table:table-cell>
          <table:table-cell office:value-type="float" office:value="815443000" calcext:value-type="float">
            <text:p>815443000</text:p>
          </table:table-cell>
          <table:table-cell office:value-type="float" office:value="815421000" calcext:value-type="float">
            <text:p>815421000</text:p>
          </table:table-cell>
          <table:table-cell office:value-type="float" office:value="815416000" calcext:value-type="float">
            <text:p>815416000</text:p>
          </table:table-cell>
          <table:table-cell office:value-type="float" office:value="815443000" calcext:value-type="float">
            <text:p>815443000</text:p>
          </table:table-cell>
          <table:table-cell office:value-type="float" office:value="815441000" calcext:value-type="float">
            <text:p>815441000</text:p>
          </table:table-cell>
          <table:table-cell office:value-type="float" office:value="815394000" calcext:value-type="float">
            <text:p>815394000</text:p>
          </table:table-cell>
          <table:table-cell office:value-type="float" office:value="815432000" calcext:value-type="float">
            <text:p>815432000</text:p>
          </table:table-cell>
          <table:table-cell office:value-type="float" office:value="815219000" calcext:value-type="float">
            <text:p>815219000</text:p>
          </table:table-cell>
          <table:table-cell office:value-type="float" office:value="815408000" calcext:value-type="float">
            <text:p>815408000</text:p>
          </table:table-cell>
          <table:table-cell office:value-type="float" office:value="815245000" calcext:value-type="float">
            <text:p>815245000</text:p>
          </table:table-cell>
          <table:table-cell office:value-type="float" office:value="815373000" calcext:value-type="float">
            <text:p>815373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427000" calcext:value-type="float">
            <text:p>815427000</text:p>
          </table:table-cell>
          <table:table-cell office:value-type="float" office:value="815428000" calcext:value-type="float">
            <text:p>815428000</text:p>
          </table:table-cell>
          <table:table-cell office:value-type="float" office:value="815445000" calcext:value-type="float">
            <text:p>815445000</text:p>
          </table:table-cell>
          <table:table-cell office:value-type="float" office:value="815257000" calcext:value-type="float">
            <text:p>815257000</text:p>
          </table:table-cell>
          <table:table-cell office:value-type="float" office:value="815416000" calcext:value-type="float">
            <text:p>815416000</text:p>
          </table:table-cell>
          <table:table-cell office:value-type="float" office:value="815452000" calcext:value-type="float">
            <text:p>815452000</text:p>
          </table:table-cell>
          <table:table-cell table:number-columns-repeated="2" office:value-type="float" office:value="815439000" calcext:value-type="float">
            <text:p>815439000</text:p>
          </table:table-cell>
          <table:table-cell office:value-type="float" office:value="815453000" calcext:value-type="float">
            <text:p>815453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445000" calcext:value-type="float">
            <text:p>815445000</text:p>
          </table:table-cell>
          <table:table-cell office:value-type="float" office:value="815339000" calcext:value-type="float">
            <text:p>815339000</text:p>
          </table:table-cell>
          <table:table-cell office:value-type="float" office:value="814750000" calcext:value-type="float">
            <text:p>814750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276000" calcext:value-type="float">
            <text:p>815276000</text:p>
          </table:table-cell>
          <table:table-cell office:value-type="float" office:value="815299000" calcext:value-type="float">
            <text:p>815299000</text:p>
          </table:table-cell>
          <table:table-cell office:value-type="float" office:value="814604000" calcext:value-type="float">
            <text:p>814604000</text:p>
          </table:table-cell>
          <table:table-cell office:value-type="float" office:value="815443000" calcext:value-type="float">
            <text:p>815443000</text:p>
          </table:table-cell>
          <table:table-cell office:value-type="float" office:value="815417000" calcext:value-type="float">
            <text:p>815417000</text:p>
          </table:table-cell>
          <table:table-cell office:value-type="float" office:value="815189000" calcext:value-type="float">
            <text:p>815189000</text:p>
          </table:table-cell>
          <table:table-cell office:value-type="float" office:value="815436000" calcext:value-type="float">
            <text:p>815436000</text:p>
          </table:table-cell>
          <table:table-cell office:value-type="float" office:value="815445000" calcext:value-type="float">
            <text:p>815445000</text:p>
          </table:table-cell>
          <table:table-cell office:value-type="float" office:value="815527000" calcext:value-type="float">
            <text:p>815527000</text:p>
          </table:table-cell>
          <table:table-cell office:value-type="float" office:value="814973000" calcext:value-type="float">
            <text:p>814973000</text:p>
          </table:table-cell>
          <table:table-cell office:value-type="float" office:value="815458000" calcext:value-type="float">
            <text:p>815458000</text:p>
          </table:table-cell>
          <table:table-cell office:value-type="float" office:value="815162000" calcext:value-type="float">
            <text:p>815162000</text:p>
          </table:table-cell>
          <table:table-cell office:value-type="float" office:value="815379000" calcext:value-type="float">
            <text:p>815379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264000" calcext:value-type="float">
            <text:p>815264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268000" calcext:value-type="float">
            <text:p>815268000</text:p>
          </table:table-cell>
          <table:table-cell office:value-type="float" office:value="815439000" calcext:value-type="float">
            <text:p>815439000</text:p>
          </table:table-cell>
          <table:table-cell table:number-columns-repeated="2" office:value-type="float" office:value="815440000" calcext:value-type="float">
            <text:p>815440000</text:p>
          </table:table-cell>
          <table:table-cell office:value-type="float" office:value="815439000" calcext:value-type="float">
            <text:p>815439000</text:p>
          </table:table-cell>
          <table:table-cell office:value-type="float" office:value="815446000" calcext:value-type="float">
            <text:p>815446000</text:p>
          </table:table-cell>
          <table:table-cell office:value-type="float" office:value="815327000" calcext:value-type="float">
            <text:p>815327000</text:p>
          </table:table-cell>
          <table:table-cell office:value-type="float" office:value="815028000" calcext:value-type="float">
            <text:p>815028000</text:p>
          </table:table-cell>
          <table:table-cell office:value-type="float" office:value="815322000" calcext:value-type="float">
            <text:p>815322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254000" calcext:value-type="float">
            <text:p>815254000</text:p>
          </table:table-cell>
          <table:table-cell office:value-type="float" office:value="815328000" calcext:value-type="float">
            <text:p>815328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408000" calcext:value-type="float">
            <text:p>815408000</text:p>
          </table:table-cell>
          <table:table-cell office:value-type="float" office:value="815439000" calcext:value-type="float">
            <text:p>815439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490000" calcext:value-type="float">
            <text:p>815490000</text:p>
          </table:table-cell>
          <table:table-cell office:value-type="float" office:value="815440000" calcext:value-type="float">
            <text:p>815440000</text:p>
          </table:table-cell>
          <table:table-cell table:number-columns-repeated="2" office:value-type="float" office:value="815441000" calcext:value-type="float">
            <text:p>815441000</text:p>
          </table:table-cell>
          <table:table-cell office:value-type="float" office:value="815438000" calcext:value-type="float">
            <text:p>815438000</text:p>
          </table:table-cell>
          <table:table-cell office:value-type="float" office:value="815446000" calcext:value-type="float">
            <text:p>815446000</text:p>
          </table:table-cell>
          <table:table-cell office:value-type="float" office:value="815435000" calcext:value-type="float">
            <text:p>815435000</text:p>
          </table:table-cell>
          <table:table-cell office:value-type="float" office:value="815399000" calcext:value-type="float">
            <text:p>815399000</text:p>
          </table:table-cell>
          <table:table-cell office:value-type="float" office:value="815438000" calcext:value-type="float">
            <text:p>815438000</text:p>
          </table:table-cell>
          <table:table-cell office:value-type="float" office:value="815325000" calcext:value-type="float">
            <text:p>815325000</text:p>
          </table:table-cell>
          <table:table-cell office:value-type="float" office:value="815445000" calcext:value-type="float">
            <text:p>815445000</text:p>
          </table:table-cell>
          <table:table-cell office:value-type="float" office:value="815439000" calcext:value-type="float">
            <text:p>815439000</text:p>
          </table:table-cell>
          <table:table-cell office:value-type="float" office:value="815409000" calcext:value-type="float">
            <text:p>815409000</text:p>
          </table:table-cell>
          <table:table-cell office:value-type="float" office:value="815446000" calcext:value-type="float">
            <text:p>815446000</text:p>
          </table:table-cell>
          <table:table-cell office:value-type="float" office:value="815441000" calcext:value-type="float">
            <text:p>815441000</text:p>
          </table:table-cell>
          <table:table-cell office:value-type="float" office:value="815450000" calcext:value-type="float">
            <text:p>815450000</text:p>
          </table:table-cell>
          <table:table-cell office:value-type="float" office:value="815395000" calcext:value-type="float">
            <text:p>815395000</text:p>
          </table:table-cell>
          <table:table-cell office:value-type="float" office:value="815343000" calcext:value-type="float">
            <text:p>815343000</text:p>
          </table:table-cell>
          <table:table-cell office:value-type="float" office:value="815432000" calcext:value-type="float">
            <text:p>815432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283000" calcext:value-type="float">
            <text:p>815283000</text:p>
          </table:table-cell>
          <table:table-cell office:value-type="float" office:value="815445000" calcext:value-type="float">
            <text:p>815445000</text:p>
          </table:table-cell>
          <table:table-cell office:value-type="float" office:value="815340000" calcext:value-type="float">
            <text:p>815340000</text:p>
          </table:table-cell>
          <table:table-cell office:value-type="float" office:value="815305000" calcext:value-type="float">
            <text:p>815305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432000" calcext:value-type="float">
            <text:p>815432000</text:p>
          </table:table-cell>
          <table:table-cell office:value-type="float" office:value="815437000" calcext:value-type="float">
            <text:p>815437000</text:p>
          </table:table-cell>
          <table:table-cell office:value-type="float" office:value="815438000" calcext:value-type="float">
            <text:p>815438000</text:p>
          </table:table-cell>
          <table:table-cell office:value-type="float" office:value="815441000" calcext:value-type="float">
            <text:p>815441000</text:p>
          </table:table-cell>
          <table:table-cell office:value-type="float" office:value="815433000" calcext:value-type="float">
            <text:p>815433000</text:p>
          </table:table-cell>
          <table:table-cell office:value-type="float" office:value="815431000" calcext:value-type="float">
            <text:p>815431000</text:p>
          </table:table-cell>
          <table:table-cell office:value-type="float" office:value="815436000" calcext:value-type="float">
            <text:p>815436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441000" calcext:value-type="float">
            <text:p>815441000</text:p>
          </table:table-cell>
          <table:table-cell office:value-type="float" office:value="815437000" calcext:value-type="float">
            <text:p>815437000</text:p>
          </table:table-cell>
          <table:table-cell office:value-type="float" office:value="814794000" calcext:value-type="float">
            <text:p>814794000</text:p>
          </table:table-cell>
          <table:table-cell office:value-type="float" office:value="815443000" calcext:value-type="float">
            <text:p>815443000</text:p>
          </table:table-cell>
          <table:table-cell office:value-type="float" office:value="815431000" calcext:value-type="float">
            <text:p>815431000</text:p>
          </table:table-cell>
          <table:table-cell office:value-type="float" office:value="815329000" calcext:value-type="float">
            <text:p>815329000</text:p>
          </table:table-cell>
          <table:table-cell office:value-type="float" office:value="814990000" calcext:value-type="float">
            <text:p>814990000</text:p>
          </table:table-cell>
          <table:table-cell office:value-type="float" office:value="815439000" calcext:value-type="float">
            <text:p>815439000</text:p>
          </table:table-cell>
          <table:table-cell office:value-type="float" office:value="815438000" calcext:value-type="float">
            <text:p>815438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441000" calcext:value-type="float">
            <text:p>815441000</text:p>
          </table:table-cell>
          <table:table-cell table:number-columns-repeated="3" office:value-type="float" office:value="815406000" calcext:value-type="float">
            <text:p>815406000</text:p>
          </table:table-cell>
          <table:table-cell office:value-type="float" office:value="815444000" calcext:value-type="float">
            <text:p>815444000</text:p>
          </table:table-cell>
          <table:table-cell office:value-type="float" office:value="815152000" calcext:value-type="float">
            <text:p>815152000</text:p>
          </table:table-cell>
          <table:table-cell table:number-columns-repeated="2" office:value-type="float" office:value="815254000" calcext:value-type="float">
            <text:p>815254000</text:p>
          </table:table-cell>
          <table:table-cell office:value-type="float" office:value="815285000" calcext:value-type="float">
            <text:p>815285000</text:p>
          </table:table-cell>
          <table:table-cell office:value-type="float" office:value="815442000" calcext:value-type="float">
            <text:p>815442000</text:p>
          </table:table-cell>
          <table:table-cell office:value-type="float" office:value="815444000" calcext:value-type="float">
            <text:p>815444000</text:p>
          </table:table-cell>
          <table:table-cell office:value-type="float" office:value="815068000" calcext:value-type="float">
            <text:p>815068000</text:p>
          </table:table-cell>
          <table:table-cell office:value-type="float" office:value="815418000" calcext:value-type="float">
            <text:p>815418000</text:p>
          </table:table-cell>
          <table:table-cell office:value-type="float" office:value="815441000" calcext:value-type="float">
            <text:p>815441000</text:p>
          </table:table-cell>
          <table:table-cell office:value-type="float" office:value="821906000" calcext:value-type="float">
            <text:p>821906000</text:p>
          </table:table-cell>
          <table:table-cell office:value-type="float" office:value="822108000" calcext:value-type="float">
            <text:p>822108000</text:p>
          </table:table-cell>
          <table:table-cell office:value-type="float" office:value="821995000" calcext:value-type="float">
            <text:p>821995000</text:p>
          </table:table-cell>
          <table:table-cell office:value-type="float" office:value="822119000" calcext:value-type="float">
            <text:p>822119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2112000" calcext:value-type="float">
            <text:p>822112000</text:p>
          </table:table-cell>
          <table:table-cell office:value-type="float" office:value="821337000" calcext:value-type="float">
            <text:p>821337000</text:p>
          </table:table-cell>
          <table:table-cell office:value-type="float" office:value="821661000" calcext:value-type="float">
            <text:p>821661000</text:p>
          </table:table-cell>
          <table:table-cell office:value-type="float" office:value="822133000" calcext:value-type="float">
            <text:p>822133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1907000" calcext:value-type="float">
            <text:p>821907000</text:p>
          </table:table-cell>
          <table:table-cell office:value-type="float" office:value="822045000" calcext:value-type="float">
            <text:p>822045000</text:p>
          </table:table-cell>
          <table:table-cell office:value-type="float" office:value="822106000" calcext:value-type="float">
            <text:p>822106000</text:p>
          </table:table-cell>
          <table:table-cell office:value-type="float" office:value="822119000" calcext:value-type="float">
            <text:p>822119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120000" calcext:value-type="float">
            <text:p>822120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1769000" calcext:value-type="float">
            <text:p>821769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119000" calcext:value-type="float">
            <text:p>822119000</text:p>
          </table:table-cell>
          <table:table-cell office:value-type="float" office:value="822075000" calcext:value-type="float">
            <text:p>822075000</text:p>
          </table:table-cell>
          <table:table-cell office:value-type="float" office:value="822015000" calcext:value-type="float">
            <text:p>822015000</text:p>
          </table:table-cell>
          <table:table-cell office:value-type="float" office:value="822084000" calcext:value-type="float">
            <text:p>822084000</text:p>
          </table:table-cell>
          <table:table-cell office:value-type="float" office:value="822059000" calcext:value-type="float">
            <text:p>822059000</text:p>
          </table:table-cell>
          <table:table-cell office:value-type="float" office:value="822105000" calcext:value-type="float">
            <text:p>822105000</text:p>
          </table:table-cell>
          <table:table-cell office:value-type="float" office:value="822075000" calcext:value-type="float">
            <text:p>822075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1353000" calcext:value-type="float">
            <text:p>821353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2124000" calcext:value-type="float">
            <text:p>822124000</text:p>
          </table:table-cell>
          <table:table-cell office:value-type="float" office:value="821451000" calcext:value-type="float">
            <text:p>821451000</text:p>
          </table:table-cell>
          <table:table-cell office:value-type="float" office:value="822119000" calcext:value-type="float">
            <text:p>822119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2035000" calcext:value-type="float">
            <text:p>822035000</text:p>
          </table:table-cell>
          <table:table-cell office:value-type="float" office:value="822118000" calcext:value-type="float">
            <text:p>822118000</text:p>
          </table:table-cell>
          <table:table-cell office:value-type="float" office:value="822077000" calcext:value-type="float">
            <text:p>822077000</text:p>
          </table:table-cell>
          <table:table-cell office:value-type="float" office:value="822124000" calcext:value-type="float">
            <text:p>822124000</text:p>
          </table:table-cell>
          <table:table-cell office:value-type="float" office:value="822113000" calcext:value-type="float">
            <text:p>822113000</text:p>
          </table:table-cell>
          <table:table-cell office:value-type="float" office:value="821825000" calcext:value-type="float">
            <text:p>821825000</text:p>
          </table:table-cell>
          <table:table-cell office:value-type="float" office:value="822105000" calcext:value-type="float">
            <text:p>822105000</text:p>
          </table:table-cell>
          <table:table-cell office:value-type="float" office:value="821992000" calcext:value-type="float">
            <text:p>821992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2132000" calcext:value-type="float">
            <text:p>822132000</text:p>
          </table:table-cell>
          <table:table-cell office:value-type="float" office:value="821953000" calcext:value-type="float">
            <text:p>821953000</text:p>
          </table:table-cell>
          <table:table-cell office:value-type="float" office:value="821618000" calcext:value-type="float">
            <text:p>821618000</text:p>
          </table:table-cell>
          <table:table-cell office:value-type="float" office:value="822125000" calcext:value-type="float">
            <text:p>822125000</text:p>
          </table:table-cell>
          <table:table-cell office:value-type="float" office:value="822119000" calcext:value-type="float">
            <text:p>822119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1887000" calcext:value-type="float">
            <text:p>821887000</text:p>
          </table:table-cell>
          <table:table-cell office:value-type="float" office:value="822125000" calcext:value-type="float">
            <text:p>822125000</text:p>
          </table:table-cell>
          <table:table-cell office:value-type="float" office:value="822079000" calcext:value-type="float">
            <text:p>822079000</text:p>
          </table:table-cell>
          <table:table-cell office:value-type="float" office:value="822112000" calcext:value-type="float">
            <text:p>822112000</text:p>
          </table:table-cell>
          <table:table-cell office:value-type="float" office:value="822114000" calcext:value-type="float">
            <text:p>822114000</text:p>
          </table:table-cell>
          <table:table-cell office:value-type="float" office:value="822120000" calcext:value-type="float">
            <text:p>822120000</text:p>
          </table:table-cell>
          <table:table-cell office:value-type="float" office:value="821878000" calcext:value-type="float">
            <text:p>821878000</text:p>
          </table:table-cell>
          <table:table-cell office:value-type="float" office:value="822111000" calcext:value-type="float">
            <text:p>822111000</text:p>
          </table:table-cell>
          <table:table-cell office:value-type="float" office:value="821676000" calcext:value-type="float">
            <text:p>821676000</text:p>
          </table:table-cell>
          <table:table-cell office:value-type="float" office:value="822118000" calcext:value-type="float">
            <text:p>822118000</text:p>
          </table:table-cell>
          <table:table-cell office:value-type="float" office:value="822125000" calcext:value-type="float">
            <text:p>822125000</text:p>
          </table:table-cell>
          <table:table-cell office:value-type="float" office:value="822034000" calcext:value-type="float">
            <text:p>822034000</text:p>
          </table:table-cell>
          <table:table-cell table:number-columns-repeated="2" office:value-type="float" office:value="822125000" calcext:value-type="float">
            <text:p>822125000</text:p>
          </table:table-cell>
          <table:table-cell office:value-type="float" office:value="822116000" calcext:value-type="float">
            <text:p>822116000</text:p>
          </table:table-cell>
          <table:table-cell office:value-type="float" office:value="822125000" calcext:value-type="float">
            <text:p>822125000</text:p>
          </table:table-cell>
          <table:table-cell office:value-type="float" office:value="822124000" calcext:value-type="float">
            <text:p>822124000</text:p>
          </table:table-cell>
          <table:table-cell office:value-type="float" office:value="822119000" calcext:value-type="float">
            <text:p>822119000</text:p>
          </table:table-cell>
          <table:table-cell office:value-type="float" office:value="822118000" calcext:value-type="float">
            <text:p>822118000</text:p>
          </table:table-cell>
          <table:table-cell office:value-type="float" office:value="821842000" calcext:value-type="float">
            <text:p>821842000</text:p>
          </table:table-cell>
          <table:table-cell table:number-columns-repeated="2" office:value-type="float" office:value="822122000" calcext:value-type="float">
            <text:p>822122000</text:p>
          </table:table-cell>
          <table:table-cell office:value-type="float" office:value="822112000" calcext:value-type="float">
            <text:p>822112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120000" calcext:value-type="float">
            <text:p>822120000</text:p>
          </table:table-cell>
          <table:table-cell office:value-type="float" office:value="822042000" calcext:value-type="float">
            <text:p>822042000</text:p>
          </table:table-cell>
          <table:table-cell office:value-type="float" office:value="822091000" calcext:value-type="float">
            <text:p>822091000</text:p>
          </table:table-cell>
          <table:table-cell office:value-type="float" office:value="821938000" calcext:value-type="float">
            <text:p>821938000</text:p>
          </table:table-cell>
          <table:table-cell table:number-columns-repeated="2" office:value-type="float" office:value="821821000" calcext:value-type="float">
            <text:p>821821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2043000" calcext:value-type="float">
            <text:p>822043000</text:p>
          </table:table-cell>
          <table:table-cell office:value-type="float" office:value="822123000" calcext:value-type="float">
            <text:p>822123000</text:p>
          </table:table-cell>
          <table:table-cell office:value-type="float" office:value="821877000" calcext:value-type="float">
            <text:p>821877000</text:p>
          </table:table-cell>
          <table:table-cell table:number-columns-repeated="2" office:value-type="float" office:value="822122000" calcext:value-type="float">
            <text:p>822122000</text:p>
          </table:table-cell>
          <table:table-cell office:value-type="float" office:value="822112000" calcext:value-type="float">
            <text:p>822112000</text:p>
          </table:table-cell>
          <table:table-cell office:value-type="float" office:value="822068000" calcext:value-type="float">
            <text:p>822068000</text:p>
          </table:table-cell>
          <table:table-cell office:value-type="float" office:value="822117000" calcext:value-type="float">
            <text:p>822117000</text:p>
          </table:table-cell>
          <table:table-cell office:value-type="float" office:value="822121000" calcext:value-type="float">
            <text:p>822121000</text:p>
          </table:table-cell>
          <table:table-cell table:number-columns-repeated="2" office:value-type="float" office:value="822119000" calcext:value-type="float">
            <text:p>822119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2091000" calcext:value-type="float">
            <text:p>822091000</text:p>
          </table:table-cell>
          <table:table-cell office:value-type="float" office:value="822090000" calcext:value-type="float">
            <text:p>822090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1952000" calcext:value-type="float">
            <text:p>821952000</text:p>
          </table:table-cell>
          <table:table-cell office:value-type="float" office:value="822024000" calcext:value-type="float">
            <text:p>822024000</text:p>
          </table:table-cell>
          <table:table-cell office:value-type="float" office:value="822124000" calcext:value-type="float">
            <text:p>822124000</text:p>
          </table:table-cell>
          <table:table-cell office:value-type="float" office:value="822120000" calcext:value-type="float">
            <text:p>822120000</text:p>
          </table:table-cell>
          <table:table-cell office:value-type="float" office:value="822114000" calcext:value-type="float">
            <text:p>822114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074000" calcext:value-type="float">
            <text:p>822074000</text:p>
          </table:table-cell>
          <table:table-cell office:value-type="float" office:value="821953000" calcext:value-type="float">
            <text:p>821953000</text:p>
          </table:table-cell>
          <table:table-cell office:value-type="float" office:value="822108000" calcext:value-type="float">
            <text:p>822108000</text:p>
          </table:table-cell>
          <table:table-cell office:value-type="float" office:value="821797000" calcext:value-type="float">
            <text:p>821797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1923000" calcext:value-type="float">
            <text:p>821923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2097000" calcext:value-type="float">
            <text:p>822097000</text:p>
          </table:table-cell>
          <table:table-cell office:value-type="float" office:value="822115000" calcext:value-type="float">
            <text:p>822115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101000" calcext:value-type="float">
            <text:p>822101000</text:p>
          </table:table-cell>
          <table:table-cell office:value-type="float" office:value="822124000" calcext:value-type="float">
            <text:p>822124000</text:p>
          </table:table-cell>
          <table:table-cell office:value-type="float" office:value="822100000" calcext:value-type="float">
            <text:p>822100000</text:p>
          </table:table-cell>
          <table:table-cell office:value-type="float" office:value="822125000" calcext:value-type="float">
            <text:p>822125000</text:p>
          </table:table-cell>
          <table:table-cell office:value-type="float" office:value="822080000" calcext:value-type="float">
            <text:p>822080000</text:p>
          </table:table-cell>
          <table:table-cell office:value-type="float" office:value="822045000" calcext:value-type="float">
            <text:p>822045000</text:p>
          </table:table-cell>
          <table:table-cell table:number-columns-repeated="2" office:value-type="float" office:value="822120000" calcext:value-type="float">
            <text:p>822120000</text:p>
          </table:table-cell>
          <table:table-cell office:value-type="float" office:value="821985000" calcext:value-type="float">
            <text:p>821985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2125000" calcext:value-type="float">
            <text:p>822125000</text:p>
          </table:table-cell>
          <table:table-cell office:value-type="float" office:value="822114000" calcext:value-type="float">
            <text:p>822114000</text:p>
          </table:table-cell>
          <table:table-cell office:value-type="float" office:value="822124000" calcext:value-type="float">
            <text:p>822124000</text:p>
          </table:table-cell>
          <table:table-cell office:value-type="float" office:value="822104000" calcext:value-type="float">
            <text:p>822104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1755000" calcext:value-type="float">
            <text:p>821755000</text:p>
          </table:table-cell>
          <table:table-cell office:value-type="float" office:value="822103000" calcext:value-type="float">
            <text:p>822103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2108000" calcext:value-type="float">
            <text:p>822108000</text:p>
          </table:table-cell>
          <table:table-cell table:number-columns-repeated="2" office:value-type="float" office:value="822122000" calcext:value-type="float">
            <text:p>822122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1758000" calcext:value-type="float">
            <text:p>821758000</text:p>
          </table:table-cell>
          <table:table-cell office:value-type="float" office:value="822113000" calcext:value-type="float">
            <text:p>822113000</text:p>
          </table:table-cell>
          <table:table-cell office:value-type="float" office:value="821127000" calcext:value-type="float">
            <text:p>821127000</text:p>
          </table:table-cell>
          <table:table-cell office:value-type="float" office:value="822103000" calcext:value-type="float">
            <text:p>822103000</text:p>
          </table:table-cell>
          <table:table-cell office:value-type="float" office:value="821936000" calcext:value-type="float">
            <text:p>821936000</text:p>
          </table:table-cell>
          <table:table-cell office:value-type="float" office:value="821731000" calcext:value-type="float">
            <text:p>821731000</text:p>
          </table:table-cell>
          <table:table-cell office:value-type="float" office:value="821828000" calcext:value-type="float">
            <text:p>821828000</text:p>
          </table:table-cell>
          <table:table-cell office:value-type="float" office:value="822120000" calcext:value-type="float">
            <text:p>822120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2108000" calcext:value-type="float">
            <text:p>822108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099000" calcext:value-type="float">
            <text:p>822099000</text:p>
          </table:table-cell>
          <table:table-cell office:value-type="float" office:value="822118000" calcext:value-type="float">
            <text:p>822118000</text:p>
          </table:table-cell>
          <table:table-cell office:value-type="float" office:value="821930000" calcext:value-type="float">
            <text:p>821930000</text:p>
          </table:table-cell>
          <table:table-cell office:value-type="float" office:value="822120000" calcext:value-type="float">
            <text:p>822120000</text:p>
          </table:table-cell>
          <table:table-cell office:value-type="float" office:value="822090000" calcext:value-type="float">
            <text:p>822090000</text:p>
          </table:table-cell>
          <table:table-cell office:value-type="float" office:value="822120000" calcext:value-type="float">
            <text:p>822120000</text:p>
          </table:table-cell>
          <table:table-cell office:value-type="float" office:value="822093000" calcext:value-type="float">
            <text:p>822093000</text:p>
          </table:table-cell>
          <table:table-cell office:value-type="float" office:value="822125000" calcext:value-type="float">
            <text:p>822125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2120000" calcext:value-type="float">
            <text:p>822120000</text:p>
          </table:table-cell>
          <table:table-cell office:value-type="float" office:value="822127000" calcext:value-type="float">
            <text:p>822127000</text:p>
          </table:table-cell>
          <table:table-cell office:value-type="float" office:value="822125000" calcext:value-type="float">
            <text:p>822125000</text:p>
          </table:table-cell>
          <table:table-cell office:value-type="float" office:value="821958000" calcext:value-type="float">
            <text:p>821958000</text:p>
          </table:table-cell>
          <table:table-cell office:value-type="float" office:value="822126000" calcext:value-type="float">
            <text:p>822126000</text:p>
          </table:table-cell>
          <table:table-cell office:value-type="float" office:value="822133000" calcext:value-type="float">
            <text:p>822133000</text:p>
          </table:table-cell>
          <table:table-cell office:value-type="float" office:value="821939000" calcext:value-type="float">
            <text:p>821939000</text:p>
          </table:table-cell>
          <table:table-cell office:value-type="float" office:value="822116000" calcext:value-type="float">
            <text:p>822116000</text:p>
          </table:table-cell>
          <table:table-cell office:value-type="float" office:value="822115000" calcext:value-type="float">
            <text:p>822115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1780000" calcext:value-type="float">
            <text:p>821780000</text:p>
          </table:table-cell>
          <table:table-cell office:value-type="float" office:value="821956000" calcext:value-type="float">
            <text:p>821956000</text:p>
          </table:table-cell>
          <table:table-cell office:value-type="float" office:value="822106000" calcext:value-type="float">
            <text:p>822106000</text:p>
          </table:table-cell>
          <table:table-cell office:value-type="float" office:value="821942000" calcext:value-type="float">
            <text:p>821942000</text:p>
          </table:table-cell>
          <table:table-cell office:value-type="float" office:value="822062000" calcext:value-type="float">
            <text:p>822062000</text:p>
          </table:table-cell>
          <table:table-cell office:value-type="float" office:value="822024000" calcext:value-type="float">
            <text:p>822024000</text:p>
          </table:table-cell>
          <table:table-cell office:value-type="float" office:value="821982000" calcext:value-type="float">
            <text:p>821982000</text:p>
          </table:table-cell>
          <table:table-cell office:value-type="float" office:value="822018000" calcext:value-type="float">
            <text:p>822018000</text:p>
          </table:table-cell>
          <table:table-cell office:value-type="float" office:value="822097000" calcext:value-type="float">
            <text:p>822097000</text:p>
          </table:table-cell>
          <table:table-cell office:value-type="float" office:value="822105000" calcext:value-type="float">
            <text:p>822105000</text:p>
          </table:table-cell>
          <table:table-cell office:value-type="float" office:value="822121000" calcext:value-type="float">
            <text:p>822121000</text:p>
          </table:table-cell>
          <table:table-cell office:value-type="float" office:value="821951000" calcext:value-type="float">
            <text:p>821951000</text:p>
          </table:table-cell>
          <table:table-cell table:number-columns-repeated="2" office:value-type="float" office:value="822121000" calcext:value-type="float">
            <text:p>822121000</text:p>
          </table:table-cell>
          <table:table-cell office:value-type="float" office:value="821863000" calcext:value-type="float">
            <text:p>821863000</text:p>
          </table:table-cell>
          <table:table-cell table:number-columns-repeated="2" office:value-type="float" office:value="822125000" calcext:value-type="float">
            <text:p>822125000</text:p>
          </table:table-cell>
          <table:table-cell office:value-type="float" office:value="822157000" calcext:value-type="float">
            <text:p>822157000</text:p>
          </table:table-cell>
          <table:table-cell office:value-type="float" office:value="822124000" calcext:value-type="float">
            <text:p>822124000</text:p>
          </table:table-cell>
          <table:table-cell office:value-type="float" office:value="822116000" calcext:value-type="float">
            <text:p>822116000</text:p>
          </table:table-cell>
          <table:table-cell office:value-type="float" office:value="822052000" calcext:value-type="float">
            <text:p>822052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123000" calcext:value-type="float">
            <text:p>822123000</text:p>
          </table:table-cell>
          <table:table-cell office:value-type="float" office:value="822122000" calcext:value-type="float">
            <text:p>822122000</text:p>
          </table:table-cell>
          <table:table-cell office:value-type="float" office:value="822131000" calcext:value-type="float">
            <text:p>822131000</text:p>
          </table:table-cell>
          <table:table-cell office:value-type="float" office:value="822006000" calcext:value-type="float">
            <text:p>822006000</text:p>
          </table:table-cell>
          <table:table-cell office:value-type="float" office:value="822112000" calcext:value-type="float">
            <text:p>822112000</text:p>
          </table:table-cell>
          <table:table-cell office:value-type="float" office:value="822119000" calcext:value-type="float">
            <text:p>822119000</text:p>
          </table:table-cell>
          <table:table-cell office:value-type="float" office:value="822120000" calcext:value-type="float">
            <text:p>822120000</text:p>
          </table:table-cell>
          <table:table-cell office:value-type="float" office:value="821813000" calcext:value-type="float">
            <text:p>821813000</text:p>
          </table:table-cell>
          <table:table-cell office:value-type="float" office:value="821891000" calcext:value-type="float">
            <text:p>821891000</text:p>
          </table:table-cell>
          <table:table-cell office:value-type="float" office:value="821716000" calcext:value-type="float">
            <text:p>821716000</text:p>
          </table:table-cell>
          <table:table-cell office:value-type="float" office:value="822020000" calcext:value-type="float">
            <text:p>822020000</text:p>
          </table:table-cell>
          <table:table-cell office:value-type="float" office:value="822050000" calcext:value-type="float">
            <text:p>822050000</text:p>
          </table:table-cell>
          <table:table-cell office:value-type="float" office:value="822102000" calcext:value-type="float">
            <text:p>822102000</text:p>
          </table:table-cell>
          <table:table-cell office:value-type="float" office:value="822052000" calcext:value-type="float">
            <text:p>822052000</text:p>
          </table:table-cell>
          <table:table-cell office:value-type="float" office:value="822110000" calcext:value-type="float">
            <text:p>822110000</text:p>
          </table:table-cell>
          <table:table-cell office:value-type="float" office:value="827610000" calcext:value-type="float">
            <text:p>8276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swaps</text:p>
          </table:table-cell>
          <table:table-cell office:value-type="float" office:value="801160000" calcext:value-type="float">
            <text:p>801160000</text:p>
          </table:table-cell>
          <table:table-cell office:value-type="float" office:value="801248000" calcext:value-type="float">
            <text:p>801248000</text:p>
          </table:table-cell>
          <table:table-cell office:value-type="float" office:value="800009000" calcext:value-type="float">
            <text:p>800009000</text:p>
          </table:table-cell>
          <table:table-cell office:value-type="float" office:value="800212000" calcext:value-type="float">
            <text:p>800212000</text:p>
          </table:table-cell>
          <table:table-cell office:value-type="float" office:value="800855000" calcext:value-type="float">
            <text:p>800855000</text:p>
          </table:table-cell>
          <table:table-cell office:value-type="float" office:value="801337000" calcext:value-type="float">
            <text:p>801337000</text:p>
          </table:table-cell>
          <table:table-cell office:value-type="float" office:value="800191000" calcext:value-type="float">
            <text:p>800191000</text:p>
          </table:table-cell>
          <table:table-cell office:value-type="float" office:value="800750000" calcext:value-type="float">
            <text:p>800750000</text:p>
          </table:table-cell>
          <table:table-cell office:value-type="float" office:value="801199000" calcext:value-type="float">
            <text:p>801199000</text:p>
          </table:table-cell>
          <table:table-cell office:value-type="float" office:value="801014000" calcext:value-type="float">
            <text:p>801014000</text:p>
          </table:table-cell>
          <table:table-cell office:value-type="float" office:value="800995000" calcext:value-type="float">
            <text:p>800995000</text:p>
          </table:table-cell>
          <table:table-cell office:value-type="float" office:value="801147000" calcext:value-type="float">
            <text:p>801147000</text:p>
          </table:table-cell>
          <table:table-cell office:value-type="float" office:value="800505000" calcext:value-type="float">
            <text:p>800505000</text:p>
          </table:table-cell>
          <table:table-cell office:value-type="float" office:value="801077000" calcext:value-type="float">
            <text:p>801077000</text:p>
          </table:table-cell>
          <table:table-cell office:value-type="float" office:value="801117000" calcext:value-type="float">
            <text:p>801117000</text:p>
          </table:table-cell>
          <table:table-cell office:value-type="float" office:value="800819000" calcext:value-type="float">
            <text:p>800819000</text:p>
          </table:table-cell>
          <table:table-cell office:value-type="float" office:value="801090000" calcext:value-type="float">
            <text:p>801090000</text:p>
          </table:table-cell>
          <table:table-cell office:value-type="float" office:value="799741000" calcext:value-type="float">
            <text:p>799741000</text:p>
          </table:table-cell>
          <table:table-cell office:value-type="float" office:value="801336000" calcext:value-type="float">
            <text:p>801336000</text:p>
          </table:table-cell>
          <table:table-cell office:value-type="float" office:value="800431000" calcext:value-type="float">
            <text:p>800431000</text:p>
          </table:table-cell>
          <table:table-cell office:value-type="float" office:value="800745000" calcext:value-type="float">
            <text:p>800745000</text:p>
          </table:table-cell>
          <table:table-cell office:value-type="float" office:value="801013000" calcext:value-type="float">
            <text:p>801013000</text:p>
          </table:table-cell>
          <table:table-cell office:value-type="float" office:value="801101000" calcext:value-type="float">
            <text:p>801101000</text:p>
          </table:table-cell>
          <table:table-cell office:value-type="float" office:value="800686000" calcext:value-type="float">
            <text:p>800686000</text:p>
          </table:table-cell>
          <table:table-cell office:value-type="float" office:value="801112000" calcext:value-type="float">
            <text:p>801112000</text:p>
          </table:table-cell>
          <table:table-cell office:value-type="float" office:value="800972000" calcext:value-type="float">
            <text:p>800972000</text:p>
          </table:table-cell>
          <table:table-cell office:value-type="float" office:value="800842000" calcext:value-type="float">
            <text:p>800842000</text:p>
          </table:table-cell>
          <table:table-cell office:value-type="float" office:value="801012000" calcext:value-type="float">
            <text:p>801012000</text:p>
          </table:table-cell>
          <table:table-cell office:value-type="float" office:value="800945000" calcext:value-type="float">
            <text:p>800945000</text:p>
          </table:table-cell>
          <table:table-cell office:value-type="float" office:value="800544000" calcext:value-type="float">
            <text:p>800544000</text:p>
          </table:table-cell>
          <table:table-cell office:value-type="float" office:value="800548000" calcext:value-type="float">
            <text:p>800548000</text:p>
          </table:table-cell>
          <table:table-cell office:value-type="float" office:value="801326000" calcext:value-type="float">
            <text:p>801326000</text:p>
          </table:table-cell>
          <table:table-cell office:value-type="float" office:value="800606000" calcext:value-type="float">
            <text:p>800606000</text:p>
          </table:table-cell>
          <table:table-cell office:value-type="float" office:value="800891000" calcext:value-type="float">
            <text:p>800891000</text:p>
          </table:table-cell>
          <table:table-cell office:value-type="float" office:value="800524000" calcext:value-type="float">
            <text:p>800524000</text:p>
          </table:table-cell>
          <table:table-cell office:value-type="float" office:value="800859000" calcext:value-type="float">
            <text:p>800859000</text:p>
          </table:table-cell>
          <table:table-cell office:value-type="float" office:value="801170000" calcext:value-type="float">
            <text:p>801170000</text:p>
          </table:table-cell>
          <table:table-cell office:value-type="float" office:value="800100000" calcext:value-type="float">
            <text:p>800100000</text:p>
          </table:table-cell>
          <table:table-cell office:value-type="float" office:value="800458000" calcext:value-type="float">
            <text:p>800458000</text:p>
          </table:table-cell>
          <table:table-cell office:value-type="float" office:value="801328000" calcext:value-type="float">
            <text:p>801328000</text:p>
          </table:table-cell>
          <table:table-cell office:value-type="float" office:value="801263000" calcext:value-type="float">
            <text:p>801263000</text:p>
          </table:table-cell>
          <table:table-cell office:value-type="float" office:value="799099000" calcext:value-type="float">
            <text:p>799099000</text:p>
          </table:table-cell>
          <table:table-cell office:value-type="float" office:value="800934000" calcext:value-type="float">
            <text:p>800934000</text:p>
          </table:table-cell>
          <table:table-cell office:value-type="float" office:value="800387000" calcext:value-type="float">
            <text:p>800387000</text:p>
          </table:table-cell>
          <table:table-cell office:value-type="float" office:value="801386000" calcext:value-type="float">
            <text:p>801386000</text:p>
          </table:table-cell>
          <table:table-cell office:value-type="float" office:value="800624000" calcext:value-type="float">
            <text:p>800624000</text:p>
          </table:table-cell>
          <table:table-cell office:value-type="float" office:value="801325000" calcext:value-type="float">
            <text:p>801325000</text:p>
          </table:table-cell>
          <table:table-cell office:value-type="float" office:value="800766000" calcext:value-type="float">
            <text:p>800766000</text:p>
          </table:table-cell>
          <table:table-cell office:value-type="float" office:value="800944000" calcext:value-type="float">
            <text:p>800944000</text:p>
          </table:table-cell>
          <table:table-cell office:value-type="float" office:value="800893000" calcext:value-type="float">
            <text:p>800893000</text:p>
          </table:table-cell>
          <table:table-cell office:value-type="float" office:value="801328000" calcext:value-type="float">
            <text:p>801328000</text:p>
          </table:table-cell>
          <table:table-cell office:value-type="float" office:value="800649000" calcext:value-type="float">
            <text:p>800649000</text:p>
          </table:table-cell>
          <table:table-cell office:value-type="float" office:value="800902000" calcext:value-type="float">
            <text:p>800902000</text:p>
          </table:table-cell>
          <table:table-cell office:value-type="float" office:value="798576000" calcext:value-type="float">
            <text:p>798576000</text:p>
          </table:table-cell>
          <table:table-cell office:value-type="float" office:value="801322000" calcext:value-type="float">
            <text:p>801322000</text:p>
          </table:table-cell>
          <table:table-cell office:value-type="float" office:value="800527000" calcext:value-type="float">
            <text:p>800527000</text:p>
          </table:table-cell>
          <table:table-cell office:value-type="float" office:value="800895000" calcext:value-type="float">
            <text:p>800895000</text:p>
          </table:table-cell>
          <table:table-cell office:value-type="float" office:value="800611000" calcext:value-type="float">
            <text:p>800611000</text:p>
          </table:table-cell>
          <table:table-cell office:value-type="float" office:value="799116000" calcext:value-type="float">
            <text:p>799116000</text:p>
          </table:table-cell>
          <table:table-cell office:value-type="float" office:value="801167000" calcext:value-type="float">
            <text:p>801167000</text:p>
          </table:table-cell>
          <table:table-cell office:value-type="float" office:value="801348000" calcext:value-type="float">
            <text:p>801348000</text:p>
          </table:table-cell>
          <table:table-cell office:value-type="float" office:value="801354000" calcext:value-type="float">
            <text:p>801354000</text:p>
          </table:table-cell>
          <table:table-cell office:value-type="float" office:value="800207000" calcext:value-type="float">
            <text:p>800207000</text:p>
          </table:table-cell>
          <table:table-cell office:value-type="float" office:value="801110000" calcext:value-type="float">
            <text:p>801110000</text:p>
          </table:table-cell>
          <table:table-cell office:value-type="float" office:value="800849000" calcext:value-type="float">
            <text:p>800849000</text:p>
          </table:table-cell>
          <table:table-cell office:value-type="float" office:value="800723000" calcext:value-type="float">
            <text:p>800723000</text:p>
          </table:table-cell>
          <table:table-cell office:value-type="float" office:value="801172000" calcext:value-type="float">
            <text:p>801172000</text:p>
          </table:table-cell>
          <table:table-cell office:value-type="float" office:value="800414000" calcext:value-type="float">
            <text:p>800414000</text:p>
          </table:table-cell>
          <table:table-cell office:value-type="float" office:value="801121000" calcext:value-type="float">
            <text:p>801121000</text:p>
          </table:table-cell>
          <table:table-cell office:value-type="float" office:value="801146000" calcext:value-type="float">
            <text:p>801146000</text:p>
          </table:table-cell>
          <table:table-cell office:value-type="float" office:value="801379000" calcext:value-type="float">
            <text:p>801379000</text:p>
          </table:table-cell>
          <table:table-cell office:value-type="float" office:value="799951000" calcext:value-type="float">
            <text:p>799951000</text:p>
          </table:table-cell>
          <table:table-cell office:value-type="float" office:value="801338000" calcext:value-type="float">
            <text:p>801338000</text:p>
          </table:table-cell>
          <table:table-cell office:value-type="float" office:value="801027000" calcext:value-type="float">
            <text:p>801027000</text:p>
          </table:table-cell>
          <table:table-cell office:value-type="float" office:value="801123000" calcext:value-type="float">
            <text:p>801123000</text:p>
          </table:table-cell>
          <table:table-cell office:value-type="float" office:value="800977000" calcext:value-type="float">
            <text:p>800977000</text:p>
          </table:table-cell>
          <table:table-cell office:value-type="float" office:value="800818000" calcext:value-type="float">
            <text:p>800818000</text:p>
          </table:table-cell>
          <table:table-cell office:value-type="float" office:value="801144000" calcext:value-type="float">
            <text:p>801144000</text:p>
          </table:table-cell>
          <table:table-cell office:value-type="float" office:value="799500000" calcext:value-type="float">
            <text:p>799500000</text:p>
          </table:table-cell>
          <table:table-cell office:value-type="float" office:value="801210000" calcext:value-type="float">
            <text:p>801210000</text:p>
          </table:table-cell>
          <table:table-cell office:value-type="float" office:value="801120000" calcext:value-type="float">
            <text:p>801120000</text:p>
          </table:table-cell>
          <table:table-cell office:value-type="float" office:value="801119000" calcext:value-type="float">
            <text:p>801119000</text:p>
          </table:table-cell>
          <table:table-cell office:value-type="float" office:value="801144000" calcext:value-type="float">
            <text:p>801144000</text:p>
          </table:table-cell>
          <table:table-cell office:value-type="float" office:value="800483000" calcext:value-type="float">
            <text:p>800483000</text:p>
          </table:table-cell>
          <table:table-cell office:value-type="float" office:value="800370000" calcext:value-type="float">
            <text:p>800370000</text:p>
          </table:table-cell>
          <table:table-cell office:value-type="float" office:value="799994000" calcext:value-type="float">
            <text:p>799994000</text:p>
          </table:table-cell>
          <table:table-cell office:value-type="float" office:value="801304000" calcext:value-type="float">
            <text:p>801304000</text:p>
          </table:table-cell>
          <table:table-cell office:value-type="float" office:value="801163000" calcext:value-type="float">
            <text:p>801163000</text:p>
          </table:table-cell>
          <table:table-cell office:value-type="float" office:value="800915000" calcext:value-type="float">
            <text:p>800915000</text:p>
          </table:table-cell>
          <table:table-cell office:value-type="float" office:value="800695000" calcext:value-type="float">
            <text:p>800695000</text:p>
          </table:table-cell>
          <table:table-cell office:value-type="float" office:value="801118000" calcext:value-type="float">
            <text:p>801118000</text:p>
          </table:table-cell>
          <table:table-cell office:value-type="float" office:value="799902000" calcext:value-type="float">
            <text:p>799902000</text:p>
          </table:table-cell>
          <table:table-cell office:value-type="float" office:value="801318000" calcext:value-type="float">
            <text:p>801318000</text:p>
          </table:table-cell>
          <table:table-cell office:value-type="float" office:value="801196000" calcext:value-type="float">
            <text:p>801196000</text:p>
          </table:table-cell>
          <table:table-cell office:value-type="float" office:value="800472000" calcext:value-type="float">
            <text:p>800472000</text:p>
          </table:table-cell>
          <table:table-cell office:value-type="float" office:value="801319000" calcext:value-type="float">
            <text:p>801319000</text:p>
          </table:table-cell>
          <table:table-cell office:value-type="float" office:value="800324000" calcext:value-type="float">
            <text:p>800324000</text:p>
          </table:table-cell>
          <table:table-cell office:value-type="float" office:value="801381000" calcext:value-type="float">
            <text:p>801381000</text:p>
          </table:table-cell>
          <table:table-cell office:value-type="float" office:value="801025000" calcext:value-type="float">
            <text:p>801025000</text:p>
          </table:table-cell>
          <table:table-cell office:value-type="float" office:value="801085000" calcext:value-type="float">
            <text:p>801085000</text:p>
          </table:table-cell>
          <table:table-cell office:value-type="float" office:value="800675000" calcext:value-type="float">
            <text:p>800675000</text:p>
          </table:table-cell>
          <table:table-cell office:value-type="float" office:value="800103000" calcext:value-type="float">
            <text:p>800103000</text:p>
          </table:table-cell>
          <table:table-cell office:value-type="float" office:value="801116000" calcext:value-type="float">
            <text:p>801116000</text:p>
          </table:table-cell>
          <table:table-cell office:value-type="float" office:value="800995000" calcext:value-type="float">
            <text:p>800995000</text:p>
          </table:table-cell>
          <table:table-cell office:value-type="float" office:value="800882000" calcext:value-type="float">
            <text:p>800882000</text:p>
          </table:table-cell>
          <table:table-cell office:value-type="float" office:value="800721000" calcext:value-type="float">
            <text:p>800721000</text:p>
          </table:table-cell>
          <table:table-cell office:value-type="float" office:value="799778000" calcext:value-type="float">
            <text:p>799778000</text:p>
          </table:table-cell>
          <table:table-cell office:value-type="float" office:value="800336000" calcext:value-type="float">
            <text:p>800336000</text:p>
          </table:table-cell>
          <table:table-cell office:value-type="float" office:value="801038000" calcext:value-type="float">
            <text:p>801038000</text:p>
          </table:table-cell>
          <table:table-cell office:value-type="float" office:value="800263000" calcext:value-type="float">
            <text:p>800263000</text:p>
          </table:table-cell>
          <table:table-cell office:value-type="float" office:value="800736000" calcext:value-type="float">
            <text:p>800736000</text:p>
          </table:table-cell>
          <table:table-cell office:value-type="float" office:value="800273000" calcext:value-type="float">
            <text:p>800273000</text:p>
          </table:table-cell>
          <table:table-cell office:value-type="float" office:value="800077000" calcext:value-type="float">
            <text:p>800077000</text:p>
          </table:table-cell>
          <table:table-cell office:value-type="float" office:value="800985000" calcext:value-type="float">
            <text:p>800985000</text:p>
          </table:table-cell>
          <table:table-cell office:value-type="float" office:value="800656000" calcext:value-type="float">
            <text:p>800656000</text:p>
          </table:table-cell>
          <table:table-cell office:value-type="float" office:value="800332000" calcext:value-type="float">
            <text:p>800332000</text:p>
          </table:table-cell>
          <table:table-cell office:value-type="float" office:value="800880000" calcext:value-type="float">
            <text:p>800880000</text:p>
          </table:table-cell>
          <table:table-cell office:value-type="float" office:value="801129000" calcext:value-type="float">
            <text:p>801129000</text:p>
          </table:table-cell>
          <table:table-cell office:value-type="float" office:value="801178000" calcext:value-type="float">
            <text:p>801178000</text:p>
          </table:table-cell>
          <table:table-cell office:value-type="float" office:value="800966000" calcext:value-type="float">
            <text:p>800966000</text:p>
          </table:table-cell>
          <table:table-cell office:value-type="float" office:value="800869000" calcext:value-type="float">
            <text:p>800869000</text:p>
          </table:table-cell>
          <table:table-cell office:value-type="float" office:value="800632000" calcext:value-type="float">
            <text:p>800632000</text:p>
          </table:table-cell>
          <table:table-cell office:value-type="float" office:value="801307000" calcext:value-type="float">
            <text:p>801307000</text:p>
          </table:table-cell>
          <table:table-cell office:value-type="float" office:value="800838000" calcext:value-type="float">
            <text:p>800838000</text:p>
          </table:table-cell>
          <table:table-cell office:value-type="float" office:value="801132000" calcext:value-type="float">
            <text:p>801132000</text:p>
          </table:table-cell>
          <table:table-cell office:value-type="float" office:value="800842000" calcext:value-type="float">
            <text:p>800842000</text:p>
          </table:table-cell>
          <table:table-cell office:value-type="float" office:value="800944000" calcext:value-type="float">
            <text:p>800944000</text:p>
          </table:table-cell>
          <table:table-cell office:value-type="float" office:value="800874000" calcext:value-type="float">
            <text:p>800874000</text:p>
          </table:table-cell>
          <table:table-cell office:value-type="float" office:value="801184000" calcext:value-type="float">
            <text:p>801184000</text:p>
          </table:table-cell>
          <table:table-cell office:value-type="float" office:value="801313000" calcext:value-type="float">
            <text:p>801313000</text:p>
          </table:table-cell>
          <table:table-cell office:value-type="float" office:value="800686000" calcext:value-type="float">
            <text:p>800686000</text:p>
          </table:table-cell>
          <table:table-cell office:value-type="float" office:value="801410000" calcext:value-type="float">
            <text:p>801410000</text:p>
          </table:table-cell>
          <table:table-cell office:value-type="float" office:value="800630000" calcext:value-type="float">
            <text:p>800630000</text:p>
          </table:table-cell>
          <table:table-cell office:value-type="float" office:value="801329000" calcext:value-type="float">
            <text:p>801329000</text:p>
          </table:table-cell>
          <table:table-cell office:value-type="float" office:value="800601000" calcext:value-type="float">
            <text:p>800601000</text:p>
          </table:table-cell>
          <table:table-cell office:value-type="float" office:value="800358000" calcext:value-type="float">
            <text:p>800358000</text:p>
          </table:table-cell>
          <table:table-cell office:value-type="float" office:value="801056000" calcext:value-type="float">
            <text:p>801056000</text:p>
          </table:table-cell>
          <table:table-cell office:value-type="float" office:value="801236000" calcext:value-type="float">
            <text:p>801236000</text:p>
          </table:table-cell>
          <table:table-cell office:value-type="float" office:value="800628000" calcext:value-type="float">
            <text:p>800628000</text:p>
          </table:table-cell>
          <table:table-cell office:value-type="float" office:value="801358000" calcext:value-type="float">
            <text:p>801358000</text:p>
          </table:table-cell>
          <table:table-cell office:value-type="float" office:value="800402000" calcext:value-type="float">
            <text:p>800402000</text:p>
          </table:table-cell>
          <table:table-cell office:value-type="float" office:value="801018000" calcext:value-type="float">
            <text:p>801018000</text:p>
          </table:table-cell>
          <table:table-cell office:value-type="float" office:value="801052000" calcext:value-type="float">
            <text:p>801052000</text:p>
          </table:table-cell>
          <table:table-cell office:value-type="float" office:value="800703000" calcext:value-type="float">
            <text:p>800703000</text:p>
          </table:table-cell>
          <table:table-cell office:value-type="float" office:value="800355000" calcext:value-type="float">
            <text:p>800355000</text:p>
          </table:table-cell>
          <table:table-cell office:value-type="float" office:value="800819000" calcext:value-type="float">
            <text:p>800819000</text:p>
          </table:table-cell>
          <table:table-cell office:value-type="float" office:value="801257000" calcext:value-type="float">
            <text:p>801257000</text:p>
          </table:table-cell>
          <table:table-cell office:value-type="float" office:value="800966000" calcext:value-type="float">
            <text:p>800966000</text:p>
          </table:table-cell>
          <table:table-cell office:value-type="float" office:value="798918000" calcext:value-type="float">
            <text:p>798918000</text:p>
          </table:table-cell>
          <table:table-cell office:value-type="float" office:value="801119000" calcext:value-type="float">
            <text:p>801119000</text:p>
          </table:table-cell>
          <table:table-cell office:value-type="float" office:value="801408000" calcext:value-type="float">
            <text:p>801408000</text:p>
          </table:table-cell>
          <table:table-cell office:value-type="float" office:value="800101000" calcext:value-type="float">
            <text:p>800101000</text:p>
          </table:table-cell>
          <table:table-cell office:value-type="float" office:value="801047000" calcext:value-type="float">
            <text:p>801047000</text:p>
          </table:table-cell>
          <table:table-cell office:value-type="float" office:value="800284000" calcext:value-type="float">
            <text:p>800284000</text:p>
          </table:table-cell>
          <table:table-cell office:value-type="float" office:value="800899000" calcext:value-type="float">
            <text:p>800899000</text:p>
          </table:table-cell>
          <table:table-cell office:value-type="float" office:value="800113000" calcext:value-type="float">
            <text:p>800113000</text:p>
          </table:table-cell>
          <table:table-cell office:value-type="float" office:value="800936000" calcext:value-type="float">
            <text:p>800936000</text:p>
          </table:table-cell>
          <table:table-cell office:value-type="float" office:value="801347000" calcext:value-type="float">
            <text:p>801347000</text:p>
          </table:table-cell>
          <table:table-cell office:value-type="float" office:value="800265000" calcext:value-type="float">
            <text:p>800265000</text:p>
          </table:table-cell>
          <table:table-cell office:value-type="float" office:value="800129000" calcext:value-type="float">
            <text:p>800129000</text:p>
          </table:table-cell>
          <table:table-cell office:value-type="float" office:value="800904000" calcext:value-type="float">
            <text:p>800904000</text:p>
          </table:table-cell>
          <table:table-cell office:value-type="float" office:value="801328000" calcext:value-type="float">
            <text:p>801328000</text:p>
          </table:table-cell>
          <table:table-cell office:value-type="float" office:value="801068000" calcext:value-type="float">
            <text:p>801068000</text:p>
          </table:table-cell>
          <table:table-cell office:value-type="float" office:value="800449000" calcext:value-type="float">
            <text:p>800449000</text:p>
          </table:table-cell>
          <table:table-cell office:value-type="float" office:value="800644000" calcext:value-type="float">
            <text:p>800644000</text:p>
          </table:table-cell>
          <table:table-cell office:value-type="float" office:value="801311000" calcext:value-type="float">
            <text:p>801311000</text:p>
          </table:table-cell>
          <table:table-cell office:value-type="float" office:value="799798000" calcext:value-type="float">
            <text:p>799798000</text:p>
          </table:table-cell>
          <table:table-cell office:value-type="float" office:value="801335000" calcext:value-type="float">
            <text:p>801335000</text:p>
          </table:table-cell>
          <table:table-cell office:value-type="float" office:value="801148000" calcext:value-type="float">
            <text:p>801148000</text:p>
          </table:table-cell>
          <table:table-cell office:value-type="float" office:value="801296000" calcext:value-type="float">
            <text:p>801296000</text:p>
          </table:table-cell>
          <table:table-cell office:value-type="float" office:value="801310000" calcext:value-type="float">
            <text:p>801310000</text:p>
          </table:table-cell>
          <table:table-cell office:value-type="float" office:value="800336000" calcext:value-type="float">
            <text:p>800336000</text:p>
          </table:table-cell>
          <table:table-cell office:value-type="float" office:value="800155000" calcext:value-type="float">
            <text:p>800155000</text:p>
          </table:table-cell>
          <table:table-cell office:value-type="float" office:value="801373000" calcext:value-type="float">
            <text:p>801373000</text:p>
          </table:table-cell>
          <table:table-cell office:value-type="float" office:value="801277000" calcext:value-type="float">
            <text:p>801277000</text:p>
          </table:table-cell>
          <table:table-cell office:value-type="float" office:value="800258000" calcext:value-type="float">
            <text:p>800258000</text:p>
          </table:table-cell>
          <table:table-cell office:value-type="float" office:value="799747000" calcext:value-type="float">
            <text:p>799747000</text:p>
          </table:table-cell>
          <table:table-cell office:value-type="float" office:value="800320000" calcext:value-type="float">
            <text:p>800320000</text:p>
          </table:table-cell>
          <table:table-cell office:value-type="float" office:value="801164000" calcext:value-type="float">
            <text:p>801164000</text:p>
          </table:table-cell>
          <table:table-cell office:value-type="float" office:value="801186000" calcext:value-type="float">
            <text:p>801186000</text:p>
          </table:table-cell>
          <table:table-cell office:value-type="float" office:value="801171000" calcext:value-type="float">
            <text:p>801171000</text:p>
          </table:table-cell>
          <table:table-cell office:value-type="float" office:value="801181000" calcext:value-type="float">
            <text:p>801181000</text:p>
          </table:table-cell>
          <table:table-cell office:value-type="float" office:value="799871000" calcext:value-type="float">
            <text:p>799871000</text:p>
          </table:table-cell>
          <table:table-cell office:value-type="float" office:value="800747000" calcext:value-type="float">
            <text:p>800747000</text:p>
          </table:table-cell>
          <table:table-cell office:value-type="float" office:value="800520000" calcext:value-type="float">
            <text:p>800520000</text:p>
          </table:table-cell>
          <table:table-cell office:value-type="float" office:value="800709000" calcext:value-type="float">
            <text:p>800709000</text:p>
          </table:table-cell>
          <table:table-cell office:value-type="float" office:value="800747000" calcext:value-type="float">
            <text:p>800747000</text:p>
          </table:table-cell>
          <table:table-cell office:value-type="float" office:value="801117000" calcext:value-type="float">
            <text:p>801117000</text:p>
          </table:table-cell>
          <table:table-cell office:value-type="float" office:value="801173000" calcext:value-type="float">
            <text:p>801173000</text:p>
          </table:table-cell>
          <table:table-cell office:value-type="float" office:value="800436000" calcext:value-type="float">
            <text:p>800436000</text:p>
          </table:table-cell>
          <table:table-cell office:value-type="float" office:value="801047000" calcext:value-type="float">
            <text:p>801047000</text:p>
          </table:table-cell>
          <table:table-cell office:value-type="float" office:value="801096000" calcext:value-type="float">
            <text:p>801096000</text:p>
          </table:table-cell>
          <table:table-cell office:value-type="float" office:value="800312000" calcext:value-type="float">
            <text:p>800312000</text:p>
          </table:table-cell>
          <table:table-cell office:value-type="float" office:value="800214000" calcext:value-type="float">
            <text:p>800214000</text:p>
          </table:table-cell>
          <table:table-cell office:value-type="float" office:value="800858000" calcext:value-type="float">
            <text:p>800858000</text:p>
          </table:table-cell>
          <table:table-cell office:value-type="float" office:value="800505000" calcext:value-type="float">
            <text:p>800505000</text:p>
          </table:table-cell>
          <table:table-cell office:value-type="float" office:value="801289000" calcext:value-type="float">
            <text:p>801289000</text:p>
          </table:table-cell>
          <table:table-cell office:value-type="float" office:value="801115000" calcext:value-type="float">
            <text:p>801115000</text:p>
          </table:table-cell>
          <table:table-cell office:value-type="float" office:value="801238000" calcext:value-type="float">
            <text:p>801238000</text:p>
          </table:table-cell>
          <table:table-cell office:value-type="float" office:value="799928000" calcext:value-type="float">
            <text:p>799928000</text:p>
          </table:table-cell>
          <table:table-cell table:number-columns-repeated="2" office:value-type="float" office:value="813801000" calcext:value-type="float">
            <text:p>813801000</text:p>
          </table:table-cell>
          <table:table-cell office:value-type="float" office:value="814167000" calcext:value-type="float">
            <text:p>814167000</text:p>
          </table:table-cell>
          <table:table-cell office:value-type="float" office:value="814799000" calcext:value-type="float">
            <text:p>814799000</text:p>
          </table:table-cell>
          <table:table-cell office:value-type="float" office:value="814743000" calcext:value-type="float">
            <text:p>814743000</text:p>
          </table:table-cell>
          <table:table-cell office:value-type="float" office:value="814706000" calcext:value-type="float">
            <text:p>814706000</text:p>
          </table:table-cell>
          <table:table-cell office:value-type="float" office:value="814141000" calcext:value-type="float">
            <text:p>814141000</text:p>
          </table:table-cell>
          <table:table-cell office:value-type="float" office:value="815374000" calcext:value-type="float">
            <text:p>815374000</text:p>
          </table:table-cell>
          <table:table-cell office:value-type="float" office:value="814564000" calcext:value-type="float">
            <text:p>814564000</text:p>
          </table:table-cell>
          <table:table-cell office:value-type="float" office:value="815341000" calcext:value-type="float">
            <text:p>815341000</text:p>
          </table:table-cell>
          <table:table-cell office:value-type="float" office:value="813616000" calcext:value-type="float">
            <text:p>813616000</text:p>
          </table:table-cell>
          <table:table-cell office:value-type="float" office:value="815007000" calcext:value-type="float">
            <text:p>815007000</text:p>
          </table:table-cell>
          <table:table-cell office:value-type="float" office:value="814869000" calcext:value-type="float">
            <text:p>814869000</text:p>
          </table:table-cell>
          <table:table-cell office:value-type="float" office:value="814410000" calcext:value-type="float">
            <text:p>814410000</text:p>
          </table:table-cell>
          <table:table-cell office:value-type="float" office:value="815223000" calcext:value-type="float">
            <text:p>815223000</text:p>
          </table:table-cell>
          <table:table-cell office:value-type="float" office:value="811212000" calcext:value-type="float">
            <text:p>811212000</text:p>
          </table:table-cell>
          <table:table-cell office:value-type="float" office:value="814796000" calcext:value-type="float">
            <text:p>814796000</text:p>
          </table:table-cell>
          <table:table-cell office:value-type="float" office:value="814328000" calcext:value-type="float">
            <text:p>814328000</text:p>
          </table:table-cell>
          <table:table-cell office:value-type="float" office:value="815354000" calcext:value-type="float">
            <text:p>815354000</text:p>
          </table:table-cell>
          <table:table-cell office:value-type="float" office:value="815158000" calcext:value-type="float">
            <text:p>815158000</text:p>
          </table:table-cell>
          <table:table-cell office:value-type="float" office:value="815143000" calcext:value-type="float">
            <text:p>815143000</text:p>
          </table:table-cell>
          <table:table-cell office:value-type="float" office:value="815276000" calcext:value-type="float">
            <text:p>815276000</text:p>
          </table:table-cell>
          <table:table-cell office:value-type="float" office:value="814688000" calcext:value-type="float">
            <text:p>814688000</text:p>
          </table:table-cell>
          <table:table-cell office:value-type="float" office:value="814491000" calcext:value-type="float">
            <text:p>814491000</text:p>
          </table:table-cell>
          <table:table-cell office:value-type="float" office:value="815069000" calcext:value-type="float">
            <text:p>815069000</text:p>
          </table:table-cell>
          <table:table-cell office:value-type="float" office:value="814835000" calcext:value-type="float">
            <text:p>814835000</text:p>
          </table:table-cell>
          <table:table-cell office:value-type="float" office:value="814263000" calcext:value-type="float">
            <text:p>814263000</text:p>
          </table:table-cell>
          <table:table-cell office:value-type="float" office:value="814737000" calcext:value-type="float">
            <text:p>814737000</text:p>
          </table:table-cell>
          <table:table-cell office:value-type="float" office:value="814301000" calcext:value-type="float">
            <text:p>814301000</text:p>
          </table:table-cell>
          <table:table-cell office:value-type="float" office:value="815183000" calcext:value-type="float">
            <text:p>815183000</text:p>
          </table:table-cell>
          <table:table-cell office:value-type="float" office:value="815034000" calcext:value-type="float">
            <text:p>815034000</text:p>
          </table:table-cell>
          <table:table-cell office:value-type="float" office:value="814374000" calcext:value-type="float">
            <text:p>814374000</text:p>
          </table:table-cell>
          <table:table-cell office:value-type="float" office:value="814648000" calcext:value-type="float">
            <text:p>814648000</text:p>
          </table:table-cell>
          <table:table-cell office:value-type="float" office:value="815333000" calcext:value-type="float">
            <text:p>815333000</text:p>
          </table:table-cell>
          <table:table-cell office:value-type="float" office:value="815034000" calcext:value-type="float">
            <text:p>815034000</text:p>
          </table:table-cell>
          <table:table-cell office:value-type="float" office:value="815440000" calcext:value-type="float">
            <text:p>815440000</text:p>
          </table:table-cell>
          <table:table-cell office:value-type="float" office:value="815284000" calcext:value-type="float">
            <text:p>815284000</text:p>
          </table:table-cell>
          <table:table-cell office:value-type="float" office:value="814408000" calcext:value-type="float">
            <text:p>814408000</text:p>
          </table:table-cell>
          <table:table-cell office:value-type="float" office:value="814712000" calcext:value-type="float">
            <text:p>814712000</text:p>
          </table:table-cell>
          <table:table-cell office:value-type="float" office:value="814909000" calcext:value-type="float">
            <text:p>814909000</text:p>
          </table:table-cell>
          <table:table-cell office:value-type="float" office:value="815278000" calcext:value-type="float">
            <text:p>815278000</text:p>
          </table:table-cell>
          <table:table-cell office:value-type="float" office:value="815359000" calcext:value-type="float">
            <text:p>815359000</text:p>
          </table:table-cell>
          <table:table-cell office:value-type="float" office:value="814844000" calcext:value-type="float">
            <text:p>814844000</text:p>
          </table:table-cell>
          <table:table-cell office:value-type="float" office:value="815065000" calcext:value-type="float">
            <text:p>815065000</text:p>
          </table:table-cell>
          <table:table-cell office:value-type="float" office:value="814457000" calcext:value-type="float">
            <text:p>814457000</text:p>
          </table:table-cell>
          <table:table-cell office:value-type="float" office:value="814521000" calcext:value-type="float">
            <text:p>814521000</text:p>
          </table:table-cell>
          <table:table-cell office:value-type="float" office:value="814913000" calcext:value-type="float">
            <text:p>814913000</text:p>
          </table:table-cell>
          <table:table-cell office:value-type="float" office:value="814651000" calcext:value-type="float">
            <text:p>814651000</text:p>
          </table:table-cell>
          <table:table-cell office:value-type="float" office:value="814286000" calcext:value-type="float">
            <text:p>814286000</text:p>
          </table:table-cell>
          <table:table-cell office:value-type="float" office:value="814919000" calcext:value-type="float">
            <text:p>814919000</text:p>
          </table:table-cell>
          <table:table-cell office:value-type="float" office:value="813017000" calcext:value-type="float">
            <text:p>813017000</text:p>
          </table:table-cell>
          <table:table-cell office:value-type="float" office:value="815257000" calcext:value-type="float">
            <text:p>815257000</text:p>
          </table:table-cell>
          <table:table-cell office:value-type="float" office:value="815348000" calcext:value-type="float">
            <text:p>815348000</text:p>
          </table:table-cell>
          <table:table-cell office:value-type="float" office:value="813814000" calcext:value-type="float">
            <text:p>813814000</text:p>
          </table:table-cell>
          <table:table-cell office:value-type="float" office:value="814601000" calcext:value-type="float">
            <text:p>814601000</text:p>
          </table:table-cell>
          <table:table-cell office:value-type="float" office:value="814967000" calcext:value-type="float">
            <text:p>814967000</text:p>
          </table:table-cell>
          <table:table-cell office:value-type="float" office:value="814350000" calcext:value-type="float">
            <text:p>814350000</text:p>
          </table:table-cell>
          <table:table-cell office:value-type="float" office:value="815232000" calcext:value-type="float">
            <text:p>815232000</text:p>
          </table:table-cell>
          <table:table-cell office:value-type="float" office:value="814387000" calcext:value-type="float">
            <text:p>814387000</text:p>
          </table:table-cell>
          <table:table-cell office:value-type="float" office:value="815377000" calcext:value-type="float">
            <text:p>815377000</text:p>
          </table:table-cell>
          <table:table-cell office:value-type="float" office:value="814561000" calcext:value-type="float">
            <text:p>814561000</text:p>
          </table:table-cell>
          <table:table-cell office:value-type="float" office:value="813310000" calcext:value-type="float">
            <text:p>813310000</text:p>
          </table:table-cell>
          <table:table-cell office:value-type="float" office:value="815293000" calcext:value-type="float">
            <text:p>815293000</text:p>
          </table:table-cell>
          <table:table-cell table:number-columns-repeated="2" office:value-type="float" office:value="813699000" calcext:value-type="float">
            <text:p>813699000</text:p>
          </table:table-cell>
          <table:table-cell office:value-type="float" office:value="813457000" calcext:value-type="float">
            <text:p>813457000</text:p>
          </table:table-cell>
          <table:table-cell office:value-type="float" office:value="815283000" calcext:value-type="float">
            <text:p>815283000</text:p>
          </table:table-cell>
          <table:table-cell office:value-type="float" office:value="815039000" calcext:value-type="float">
            <text:p>815039000</text:p>
          </table:table-cell>
          <table:table-cell office:value-type="float" office:value="813283000" calcext:value-type="float">
            <text:p>813283000</text:p>
          </table:table-cell>
          <table:table-cell table:number-columns-repeated="2" office:value-type="float" office:value="813869000" calcext:value-type="float">
            <text:p>813869000</text:p>
          </table:table-cell>
          <table:table-cell office:value-type="float" office:value="814824000" calcext:value-type="float">
            <text:p>814824000</text:p>
          </table:table-cell>
          <table:table-cell office:value-type="float" office:value="815377000" calcext:value-type="float">
            <text:p>815377000</text:p>
          </table:table-cell>
          <table:table-cell office:value-type="float" office:value="814964000" calcext:value-type="float">
            <text:p>814964000</text:p>
          </table:table-cell>
          <table:table-cell office:value-type="float" office:value="814448000" calcext:value-type="float">
            <text:p>814448000</text:p>
          </table:table-cell>
          <table:table-cell office:value-type="float" office:value="814264000" calcext:value-type="float">
            <text:p>814264000</text:p>
          </table:table-cell>
          <table:table-cell office:value-type="float" office:value="815412000" calcext:value-type="float">
            <text:p>815412000</text:p>
          </table:table-cell>
          <table:table-cell office:value-type="float" office:value="814486000" calcext:value-type="float">
            <text:p>814486000</text:p>
          </table:table-cell>
          <table:table-cell office:value-type="float" office:value="815302000" calcext:value-type="float">
            <text:p>815302000</text:p>
          </table:table-cell>
          <table:table-cell office:value-type="float" office:value="814284000" calcext:value-type="float">
            <text:p>814284000</text:p>
          </table:table-cell>
          <table:table-cell office:value-type="float" office:value="814404000" calcext:value-type="float">
            <text:p>814404000</text:p>
          </table:table-cell>
          <table:table-cell office:value-type="float" office:value="814523000" calcext:value-type="float">
            <text:p>814523000</text:p>
          </table:table-cell>
          <table:table-cell office:value-type="float" office:value="814693000" calcext:value-type="float">
            <text:p>814693000</text:p>
          </table:table-cell>
          <table:table-cell office:value-type="float" office:value="815154000" calcext:value-type="float">
            <text:p>815154000</text:p>
          </table:table-cell>
          <table:table-cell office:value-type="float" office:value="815259000" calcext:value-type="float">
            <text:p>815259000</text:p>
          </table:table-cell>
          <table:table-cell office:value-type="float" office:value="814701000" calcext:value-type="float">
            <text:p>814701000</text:p>
          </table:table-cell>
          <table:table-cell office:value-type="float" office:value="812929000" calcext:value-type="float">
            <text:p>812929000</text:p>
          </table:table-cell>
          <table:table-cell office:value-type="float" office:value="814332000" calcext:value-type="float">
            <text:p>814332000</text:p>
          </table:table-cell>
          <table:table-cell office:value-type="float" office:value="815062000" calcext:value-type="float">
            <text:p>815062000</text:p>
          </table:table-cell>
          <table:table-cell office:value-type="float" office:value="814869000" calcext:value-type="float">
            <text:p>814869000</text:p>
          </table:table-cell>
          <table:table-cell office:value-type="float" office:value="815010000" calcext:value-type="float">
            <text:p>815010000</text:p>
          </table:table-cell>
          <table:table-cell office:value-type="float" office:value="814972000" calcext:value-type="float">
            <text:p>814972000</text:p>
          </table:table-cell>
          <table:table-cell office:value-type="float" office:value="814964000" calcext:value-type="float">
            <text:p>814964000</text:p>
          </table:table-cell>
          <table:table-cell office:value-type="float" office:value="813525000" calcext:value-type="float">
            <text:p>813525000</text:p>
          </table:table-cell>
          <table:table-cell office:value-type="float" office:value="814909000" calcext:value-type="float">
            <text:p>814909000</text:p>
          </table:table-cell>
          <table:table-cell office:value-type="float" office:value="815114000" calcext:value-type="float">
            <text:p>815114000</text:p>
          </table:table-cell>
          <table:table-cell office:value-type="float" office:value="814388000" calcext:value-type="float">
            <text:p>814388000</text:p>
          </table:table-cell>
          <table:table-cell office:value-type="float" office:value="814315000" calcext:value-type="float">
            <text:p>814315000</text:p>
          </table:table-cell>
          <table:table-cell office:value-type="float" office:value="813898000" calcext:value-type="float">
            <text:p>813898000</text:p>
          </table:table-cell>
          <table:table-cell office:value-type="float" office:value="814008000" calcext:value-type="float">
            <text:p>814008000</text:p>
          </table:table-cell>
          <table:table-cell office:value-type="float" office:value="814138000" calcext:value-type="float">
            <text:p>814138000</text:p>
          </table:table-cell>
          <table:table-cell office:value-type="float" office:value="814587000" calcext:value-type="float">
            <text:p>814587000</text:p>
          </table:table-cell>
          <table:table-cell office:value-type="float" office:value="814442000" calcext:value-type="float">
            <text:p>814442000</text:p>
          </table:table-cell>
          <table:table-cell office:value-type="float" office:value="814297000" calcext:value-type="float">
            <text:p>814297000</text:p>
          </table:table-cell>
          <table:table-cell office:value-type="float" office:value="815191000" calcext:value-type="float">
            <text:p>815191000</text:p>
          </table:table-cell>
          <table:table-cell office:value-type="float" office:value="815332000" calcext:value-type="float">
            <text:p>815332000</text:p>
          </table:table-cell>
          <table:table-cell office:value-type="float" office:value="815344000" calcext:value-type="float">
            <text:p>815344000</text:p>
          </table:table-cell>
          <table:table-cell office:value-type="float" office:value="813935000" calcext:value-type="float">
            <text:p>813935000</text:p>
          </table:table-cell>
          <table:table-cell office:value-type="float" office:value="814891000" calcext:value-type="float">
            <text:p>814891000</text:p>
          </table:table-cell>
          <table:table-cell office:value-type="float" office:value="814992000" calcext:value-type="float">
            <text:p>814992000</text:p>
          </table:table-cell>
          <table:table-cell office:value-type="float" office:value="814744000" calcext:value-type="float">
            <text:p>814744000</text:p>
          </table:table-cell>
          <table:table-cell office:value-type="float" office:value="814565000" calcext:value-type="float">
            <text:p>814565000</text:p>
          </table:table-cell>
          <table:table-cell office:value-type="float" office:value="814786000" calcext:value-type="float">
            <text:p>814786000</text:p>
          </table:table-cell>
          <table:table-cell office:value-type="float" office:value="814328000" calcext:value-type="float">
            <text:p>814328000</text:p>
          </table:table-cell>
          <table:table-cell office:value-type="float" office:value="815065000" calcext:value-type="float">
            <text:p>815065000</text:p>
          </table:table-cell>
          <table:table-cell office:value-type="float" office:value="814395000" calcext:value-type="float">
            <text:p>814395000</text:p>
          </table:table-cell>
          <table:table-cell office:value-type="float" office:value="814259000" calcext:value-type="float">
            <text:p>814259000</text:p>
          </table:table-cell>
          <table:table-cell office:value-type="float" office:value="814859000" calcext:value-type="float">
            <text:p>814859000</text:p>
          </table:table-cell>
          <table:table-cell office:value-type="float" office:value="814874000" calcext:value-type="float">
            <text:p>814874000</text:p>
          </table:table-cell>
          <table:table-cell office:value-type="float" office:value="815369000" calcext:value-type="float">
            <text:p>815369000</text:p>
          </table:table-cell>
          <table:table-cell office:value-type="float" office:value="814738000" calcext:value-type="float">
            <text:p>814738000</text:p>
          </table:table-cell>
          <table:table-cell office:value-type="float" office:value="815267000" calcext:value-type="float">
            <text:p>815267000</text:p>
          </table:table-cell>
          <table:table-cell office:value-type="float" office:value="814952000" calcext:value-type="float">
            <text:p>814952000</text:p>
          </table:table-cell>
          <table:table-cell office:value-type="float" office:value="815270000" calcext:value-type="float">
            <text:p>815270000</text:p>
          </table:table-cell>
          <table:table-cell office:value-type="float" office:value="815298000" calcext:value-type="float">
            <text:p>815298000</text:p>
          </table:table-cell>
          <table:table-cell office:value-type="float" office:value="814940000" calcext:value-type="float">
            <text:p>814940000</text:p>
          </table:table-cell>
          <table:table-cell office:value-type="float" office:value="815025000" calcext:value-type="float">
            <text:p>815025000</text:p>
          </table:table-cell>
          <table:table-cell office:value-type="float" office:value="815060000" calcext:value-type="float">
            <text:p>815060000</text:p>
          </table:table-cell>
          <table:table-cell office:value-type="float" office:value="814492000" calcext:value-type="float">
            <text:p>814492000</text:p>
          </table:table-cell>
          <table:table-cell office:value-type="float" office:value="815152000" calcext:value-type="float">
            <text:p>815152000</text:p>
          </table:table-cell>
          <table:table-cell office:value-type="float" office:value="814749000" calcext:value-type="float">
            <text:p>814749000</text:p>
          </table:table-cell>
          <table:table-cell office:value-type="float" office:value="813985000" calcext:value-type="float">
            <text:p>813985000</text:p>
          </table:table-cell>
          <table:table-cell office:value-type="float" office:value="814823000" calcext:value-type="float">
            <text:p>814823000</text:p>
          </table:table-cell>
          <table:table-cell office:value-type="float" office:value="815032000" calcext:value-type="float">
            <text:p>815032000</text:p>
          </table:table-cell>
          <table:table-cell office:value-type="float" office:value="813105000" calcext:value-type="float">
            <text:p>813105000</text:p>
          </table:table-cell>
          <table:table-cell office:value-type="float" office:value="812606000" calcext:value-type="float">
            <text:p>812606000</text:p>
          </table:table-cell>
          <table:table-cell office:value-type="float" office:value="814545000" calcext:value-type="float">
            <text:p>814545000</text:p>
          </table:table-cell>
          <table:table-cell office:value-type="float" office:value="814895000" calcext:value-type="float">
            <text:p>814895000</text:p>
          </table:table-cell>
          <table:table-cell office:value-type="float" office:value="814729000" calcext:value-type="float">
            <text:p>814729000</text:p>
          </table:table-cell>
          <table:table-cell office:value-type="float" office:value="814977000" calcext:value-type="float">
            <text:p>814977000</text:p>
          </table:table-cell>
          <table:table-cell office:value-type="float" office:value="815064000" calcext:value-type="float">
            <text:p>815064000</text:p>
          </table:table-cell>
          <table:table-cell office:value-type="float" office:value="813824000" calcext:value-type="float">
            <text:p>813824000</text:p>
          </table:table-cell>
          <table:table-cell office:value-type="float" office:value="815156000" calcext:value-type="float">
            <text:p>815156000</text:p>
          </table:table-cell>
          <table:table-cell office:value-type="float" office:value="815082000" calcext:value-type="float">
            <text:p>815082000</text:p>
          </table:table-cell>
          <table:table-cell office:value-type="float" office:value="814595000" calcext:value-type="float">
            <text:p>814595000</text:p>
          </table:table-cell>
          <table:table-cell office:value-type="float" office:value="815186000" calcext:value-type="float">
            <text:p>815186000</text:p>
          </table:table-cell>
          <table:table-cell office:value-type="float" office:value="814415000" calcext:value-type="float">
            <text:p>814415000</text:p>
          </table:table-cell>
          <table:table-cell office:value-type="float" office:value="815306000" calcext:value-type="float">
            <text:p>815306000</text:p>
          </table:table-cell>
          <table:table-cell office:value-type="float" office:value="814781000" calcext:value-type="float">
            <text:p>814781000</text:p>
          </table:table-cell>
          <table:table-cell office:value-type="float" office:value="814718000" calcext:value-type="float">
            <text:p>814718000</text:p>
          </table:table-cell>
          <table:table-cell office:value-type="float" office:value="814696000" calcext:value-type="float">
            <text:p>814696000</text:p>
          </table:table-cell>
          <table:table-cell office:value-type="float" office:value="815227000" calcext:value-type="float">
            <text:p>815227000</text:p>
          </table:table-cell>
          <table:table-cell office:value-type="float" office:value="815018000" calcext:value-type="float">
            <text:p>815018000</text:p>
          </table:table-cell>
          <table:table-cell office:value-type="float" office:value="813475000" calcext:value-type="float">
            <text:p>813475000</text:p>
          </table:table-cell>
          <table:table-cell office:value-type="float" office:value="814088000" calcext:value-type="float">
            <text:p>814088000</text:p>
          </table:table-cell>
          <table:table-cell office:value-type="float" office:value="814717000" calcext:value-type="float">
            <text:p>814717000</text:p>
          </table:table-cell>
          <table:table-cell office:value-type="float" office:value="814449000" calcext:value-type="float">
            <text:p>814449000</text:p>
          </table:table-cell>
          <table:table-cell office:value-type="float" office:value="814764000" calcext:value-type="float">
            <text:p>814764000</text:p>
          </table:table-cell>
          <table:table-cell office:value-type="float" office:value="815389000" calcext:value-type="float">
            <text:p>815389000</text:p>
          </table:table-cell>
          <table:table-cell office:value-type="float" office:value="814241000" calcext:value-type="float">
            <text:p>814241000</text:p>
          </table:table-cell>
          <table:table-cell office:value-type="float" office:value="814542000" calcext:value-type="float">
            <text:p>814542000</text:p>
          </table:table-cell>
          <table:table-cell office:value-type="float" office:value="814266000" calcext:value-type="float">
            <text:p>814266000</text:p>
          </table:table-cell>
          <table:table-cell office:value-type="float" office:value="815105000" calcext:value-type="float">
            <text:p>815105000</text:p>
          </table:table-cell>
          <table:table-cell office:value-type="float" office:value="814741000" calcext:value-type="float">
            <text:p>814741000</text:p>
          </table:table-cell>
          <table:table-cell office:value-type="float" office:value="815214000" calcext:value-type="float">
            <text:p>815214000</text:p>
          </table:table-cell>
          <table:table-cell office:value-type="float" office:value="815201000" calcext:value-type="float">
            <text:p>815201000</text:p>
          </table:table-cell>
          <table:table-cell office:value-type="float" office:value="815388000" calcext:value-type="float">
            <text:p>815388000</text:p>
          </table:table-cell>
          <table:table-cell office:value-type="float" office:value="814333000" calcext:value-type="float">
            <text:p>814333000</text:p>
          </table:table-cell>
          <table:table-cell office:value-type="float" office:value="813522000" calcext:value-type="float">
            <text:p>813522000</text:p>
          </table:table-cell>
          <table:table-cell office:value-type="float" office:value="815076000" calcext:value-type="float">
            <text:p>815076000</text:p>
          </table:table-cell>
          <table:table-cell office:value-type="float" office:value="815048000" calcext:value-type="float">
            <text:p>815048000</text:p>
          </table:table-cell>
          <table:table-cell office:value-type="float" office:value="815017000" calcext:value-type="float">
            <text:p>815017000</text:p>
          </table:table-cell>
          <table:table-cell office:value-type="float" office:value="815265000" calcext:value-type="float">
            <text:p>815265000</text:p>
          </table:table-cell>
          <table:table-cell office:value-type="float" office:value="813498000" calcext:value-type="float">
            <text:p>813498000</text:p>
          </table:table-cell>
          <table:table-cell office:value-type="float" office:value="815112000" calcext:value-type="float">
            <text:p>815112000</text:p>
          </table:table-cell>
          <table:table-cell office:value-type="float" office:value="814982000" calcext:value-type="float">
            <text:p>814982000</text:p>
          </table:table-cell>
          <table:table-cell office:value-type="float" office:value="813983000" calcext:value-type="float">
            <text:p>813983000</text:p>
          </table:table-cell>
          <table:table-cell office:value-type="float" office:value="815093000" calcext:value-type="float">
            <text:p>815093000</text:p>
          </table:table-cell>
          <table:table-cell office:value-type="float" office:value="814913000" calcext:value-type="float">
            <text:p>814913000</text:p>
          </table:table-cell>
          <table:table-cell office:value-type="float" office:value="814778000" calcext:value-type="float">
            <text:p>814778000</text:p>
          </table:table-cell>
          <table:table-cell office:value-type="float" office:value="815103000" calcext:value-type="float">
            <text:p>815103000</text:p>
          </table:table-cell>
          <table:table-cell office:value-type="float" office:value="813623000" calcext:value-type="float">
            <text:p>813623000</text:p>
          </table:table-cell>
          <table:table-cell office:value-type="float" office:value="815316000" calcext:value-type="float">
            <text:p>815316000</text:p>
          </table:table-cell>
          <table:table-cell office:value-type="float" office:value="814912000" calcext:value-type="float">
            <text:p>814912000</text:p>
          </table:table-cell>
          <table:table-cell office:value-type="float" office:value="814622000" calcext:value-type="float">
            <text:p>814622000</text:p>
          </table:table-cell>
          <table:table-cell office:value-type="float" office:value="814261000" calcext:value-type="float">
            <text:p>814261000</text:p>
          </table:table-cell>
          <table:table-cell office:value-type="float" office:value="814996000" calcext:value-type="float">
            <text:p>814996000</text:p>
          </table:table-cell>
          <table:table-cell office:value-type="float" office:value="815336000" calcext:value-type="float">
            <text:p>815336000</text:p>
          </table:table-cell>
          <table:table-cell office:value-type="float" office:value="813117000" calcext:value-type="float">
            <text:p>813117000</text:p>
          </table:table-cell>
          <table:table-cell office:value-type="float" office:value="815288000" calcext:value-type="float">
            <text:p>815288000</text:p>
          </table:table-cell>
          <table:table-cell office:value-type="float" office:value="814524000" calcext:value-type="float">
            <text:p>814524000</text:p>
          </table:table-cell>
          <table:table-cell office:value-type="float" office:value="815211000" calcext:value-type="float">
            <text:p>815211000</text:p>
          </table:table-cell>
          <table:table-cell office:value-type="float" office:value="814746000" calcext:value-type="float">
            <text:p>814746000</text:p>
          </table:table-cell>
          <table:table-cell office:value-type="float" office:value="815302000" calcext:value-type="float">
            <text:p>815302000</text:p>
          </table:table-cell>
          <table:table-cell office:value-type="float" office:value="814991000" calcext:value-type="float">
            <text:p>814991000</text:p>
          </table:table-cell>
          <table:table-cell office:value-type="float" office:value="814984000" calcext:value-type="float">
            <text:p>814984000</text:p>
          </table:table-cell>
          <table:table-cell office:value-type="float" office:value="813999000" calcext:value-type="float">
            <text:p>813999000</text:p>
          </table:table-cell>
          <table:table-cell office:value-type="float" office:value="813302000" calcext:value-type="float">
            <text:p>813302000</text:p>
          </table:table-cell>
          <table:table-cell office:value-type="float" office:value="815078000" calcext:value-type="float">
            <text:p>815078000</text:p>
          </table:table-cell>
          <table:table-cell office:value-type="float" office:value="814275000" calcext:value-type="float">
            <text:p>814275000</text:p>
          </table:table-cell>
          <table:table-cell office:value-type="float" office:value="813237000" calcext:value-type="float">
            <text:p>813237000</text:p>
          </table:table-cell>
          <table:table-cell office:value-type="float" office:value="815350000" calcext:value-type="float">
            <text:p>815350000</text:p>
          </table:table-cell>
          <table:table-cell office:value-type="float" office:value="815064000" calcext:value-type="float">
            <text:p>815064000</text:p>
          </table:table-cell>
          <table:table-cell office:value-type="float" office:value="822626000" calcext:value-type="float">
            <text:p>822626000</text:p>
          </table:table-cell>
          <table:table-cell office:value-type="float" office:value="819811000" calcext:value-type="float">
            <text:p>819811000</text:p>
          </table:table-cell>
          <table:table-cell table:number-columns-repeated="2" office:value-type="float" office:value="821837000" calcext:value-type="float">
            <text:p>821837000</text:p>
          </table:table-cell>
          <table:table-cell office:value-type="float" office:value="821630000" calcext:value-type="float">
            <text:p>821630000</text:p>
          </table:table-cell>
          <table:table-cell office:value-type="float" office:value="821683000" calcext:value-type="float">
            <text:p>821683000</text:p>
          </table:table-cell>
          <table:table-cell office:value-type="float" office:value="822271000" calcext:value-type="float">
            <text:p>822271000</text:p>
          </table:table-cell>
          <table:table-cell office:value-type="float" office:value="822399000" calcext:value-type="float">
            <text:p>822399000</text:p>
          </table:table-cell>
          <table:table-cell office:value-type="float" office:value="820295000" calcext:value-type="float">
            <text:p>820295000</text:p>
          </table:table-cell>
          <table:table-cell office:value-type="float" office:value="822588000" calcext:value-type="float">
            <text:p>822588000</text:p>
          </table:table-cell>
          <table:table-cell office:value-type="float" office:value="821493000" calcext:value-type="float">
            <text:p>821493000</text:p>
          </table:table-cell>
          <table:table-cell office:value-type="float" office:value="821308000" calcext:value-type="float">
            <text:p>821308000</text:p>
          </table:table-cell>
          <table:table-cell office:value-type="float" office:value="820642000" calcext:value-type="float">
            <text:p>820642000</text:p>
          </table:table-cell>
          <table:table-cell office:value-type="float" office:value="822192000" calcext:value-type="float">
            <text:p>822192000</text:p>
          </table:table-cell>
          <table:table-cell office:value-type="float" office:value="822517000" calcext:value-type="float">
            <text:p>822517000</text:p>
          </table:table-cell>
          <table:table-cell office:value-type="float" office:value="822297000" calcext:value-type="float">
            <text:p>822297000</text:p>
          </table:table-cell>
          <table:table-cell office:value-type="float" office:value="822014000" calcext:value-type="float">
            <text:p>822014000</text:p>
          </table:table-cell>
          <table:table-cell office:value-type="float" office:value="822270000" calcext:value-type="float">
            <text:p>822270000</text:p>
          </table:table-cell>
          <table:table-cell office:value-type="float" office:value="822320000" calcext:value-type="float">
            <text:p>822320000</text:p>
          </table:table-cell>
          <table:table-cell office:value-type="float" office:value="821319000" calcext:value-type="float">
            <text:p>821319000</text:p>
          </table:table-cell>
          <table:table-cell office:value-type="float" office:value="821650000" calcext:value-type="float">
            <text:p>821650000</text:p>
          </table:table-cell>
          <table:table-cell office:value-type="float" office:value="821562000" calcext:value-type="float">
            <text:p>821562000</text:p>
          </table:table-cell>
          <table:table-cell office:value-type="float" office:value="822255000" calcext:value-type="float">
            <text:p>822255000</text:p>
          </table:table-cell>
          <table:table-cell office:value-type="float" office:value="822080000" calcext:value-type="float">
            <text:p>822080000</text:p>
          </table:table-cell>
          <table:table-cell office:value-type="float" office:value="819831000" calcext:value-type="float">
            <text:p>819831000</text:p>
          </table:table-cell>
          <table:table-cell office:value-type="float" office:value="822565000" calcext:value-type="float">
            <text:p>822565000</text:p>
          </table:table-cell>
          <table:table-cell table:number-columns-repeated="2" office:value-type="float" office:value="822165000" calcext:value-type="float">
            <text:p>822165000</text:p>
          </table:table-cell>
          <table:table-cell office:value-type="float" office:value="819807000" calcext:value-type="float">
            <text:p>819807000</text:p>
          </table:table-cell>
          <table:table-cell office:value-type="float" office:value="822360000" calcext:value-type="float">
            <text:p>822360000</text:p>
          </table:table-cell>
          <table:table-cell office:value-type="float" office:value="820936000" calcext:value-type="float">
            <text:p>820936000</text:p>
          </table:table-cell>
          <table:table-cell office:value-type="float" office:value="822355000" calcext:value-type="float">
            <text:p>822355000</text:p>
          </table:table-cell>
          <table:table-cell office:value-type="float" office:value="821402000" calcext:value-type="float">
            <text:p>821402000</text:p>
          </table:table-cell>
          <table:table-cell table:number-columns-repeated="2" office:value-type="float" office:value="821897000" calcext:value-type="float">
            <text:p>821897000</text:p>
          </table:table-cell>
          <table:table-cell office:value-type="float" office:value="821324000" calcext:value-type="float">
            <text:p>821324000</text:p>
          </table:table-cell>
          <table:table-cell office:value-type="float" office:value="822150000" calcext:value-type="float">
            <text:p>822150000</text:p>
          </table:table-cell>
          <table:table-cell office:value-type="float" office:value="820414000" calcext:value-type="float">
            <text:p>820414000</text:p>
          </table:table-cell>
          <table:table-cell office:value-type="float" office:value="820686000" calcext:value-type="float">
            <text:p>820686000</text:p>
          </table:table-cell>
          <table:table-cell office:value-type="float" office:value="821027000" calcext:value-type="float">
            <text:p>821027000</text:p>
          </table:table-cell>
          <table:table-cell office:value-type="float" office:value="822569000" calcext:value-type="float">
            <text:p>822569000</text:p>
          </table:table-cell>
          <table:table-cell office:value-type="float" office:value="822257000" calcext:value-type="float">
            <text:p>822257000</text:p>
          </table:table-cell>
          <table:table-cell office:value-type="float" office:value="822469000" calcext:value-type="float">
            <text:p>822469000</text:p>
          </table:table-cell>
          <table:table-cell office:value-type="float" office:value="821681000" calcext:value-type="float">
            <text:p>821681000</text:p>
          </table:table-cell>
          <table:table-cell office:value-type="float" office:value="821912000" calcext:value-type="float">
            <text:p>821912000</text:p>
          </table:table-cell>
          <table:table-cell office:value-type="float" office:value="821116000" calcext:value-type="float">
            <text:p>821116000</text:p>
          </table:table-cell>
          <table:table-cell office:value-type="float" office:value="821503000" calcext:value-type="float">
            <text:p>821503000</text:p>
          </table:table-cell>
          <table:table-cell office:value-type="float" office:value="822529000" calcext:value-type="float">
            <text:p>822529000</text:p>
          </table:table-cell>
          <table:table-cell office:value-type="float" office:value="821755000" calcext:value-type="float">
            <text:p>821755000</text:p>
          </table:table-cell>
          <table:table-cell office:value-type="float" office:value="821322000" calcext:value-type="float">
            <text:p>821322000</text:p>
          </table:table-cell>
          <table:table-cell office:value-type="float" office:value="822257000" calcext:value-type="float">
            <text:p>822257000</text:p>
          </table:table-cell>
          <table:table-cell office:value-type="float" office:value="819709000" calcext:value-type="float">
            <text:p>819709000</text:p>
          </table:table-cell>
          <table:table-cell office:value-type="float" office:value="821002000" calcext:value-type="float">
            <text:p>821002000</text:p>
          </table:table-cell>
          <table:table-cell office:value-type="float" office:value="822279000" calcext:value-type="float">
            <text:p>822279000</text:p>
          </table:table-cell>
          <table:table-cell office:value-type="float" office:value="822312000" calcext:value-type="float">
            <text:p>822312000</text:p>
          </table:table-cell>
          <table:table-cell office:value-type="float" office:value="820817000" calcext:value-type="float">
            <text:p>820817000</text:p>
          </table:table-cell>
          <table:table-cell office:value-type="float" office:value="821579000" calcext:value-type="float">
            <text:p>821579000</text:p>
          </table:table-cell>
          <table:table-cell office:value-type="float" office:value="822357000" calcext:value-type="float">
            <text:p>822357000</text:p>
          </table:table-cell>
          <table:table-cell office:value-type="float" office:value="821343000" calcext:value-type="float">
            <text:p>821343000</text:p>
          </table:table-cell>
          <table:table-cell office:value-type="float" office:value="820529000" calcext:value-type="float">
            <text:p>820529000</text:p>
          </table:table-cell>
          <table:table-cell office:value-type="float" office:value="822231000" calcext:value-type="float">
            <text:p>822231000</text:p>
          </table:table-cell>
          <table:table-cell office:value-type="float" office:value="821725000" calcext:value-type="float">
            <text:p>821725000</text:p>
          </table:table-cell>
          <table:table-cell office:value-type="float" office:value="821079000" calcext:value-type="float">
            <text:p>821079000</text:p>
          </table:table-cell>
          <table:table-cell office:value-type="float" office:value="821306000" calcext:value-type="float">
            <text:p>821306000</text:p>
          </table:table-cell>
          <table:table-cell office:value-type="float" office:value="822239000" calcext:value-type="float">
            <text:p>822239000</text:p>
          </table:table-cell>
          <table:table-cell office:value-type="float" office:value="821455000" calcext:value-type="float">
            <text:p>821455000</text:p>
          </table:table-cell>
          <table:table-cell office:value-type="float" office:value="821604000" calcext:value-type="float">
            <text:p>821604000</text:p>
          </table:table-cell>
          <table:table-cell office:value-type="float" office:value="822324000" calcext:value-type="float">
            <text:p>822324000</text:p>
          </table:table-cell>
          <table:table-cell office:value-type="float" office:value="821892000" calcext:value-type="float">
            <text:p>821892000</text:p>
          </table:table-cell>
          <table:table-cell office:value-type="float" office:value="822227000" calcext:value-type="float">
            <text:p>822227000</text:p>
          </table:table-cell>
          <table:table-cell office:value-type="float" office:value="821487000" calcext:value-type="float">
            <text:p>821487000</text:p>
          </table:table-cell>
          <table:table-cell office:value-type="float" office:value="819928000" calcext:value-type="float">
            <text:p>819928000</text:p>
          </table:table-cell>
          <table:table-cell office:value-type="float" office:value="821834000" calcext:value-type="float">
            <text:p>821834000</text:p>
          </table:table-cell>
          <table:table-cell office:value-type="float" office:value="822326000" calcext:value-type="float">
            <text:p>822326000</text:p>
          </table:table-cell>
          <table:table-cell office:value-type="float" office:value="821734000" calcext:value-type="float">
            <text:p>821734000</text:p>
          </table:table-cell>
          <table:table-cell office:value-type="float" office:value="819012000" calcext:value-type="float">
            <text:p>819012000</text:p>
          </table:table-cell>
          <table:table-cell office:value-type="float" office:value="822298000" calcext:value-type="float">
            <text:p>822298000</text:p>
          </table:table-cell>
          <table:table-cell office:value-type="float" office:value="821777000" calcext:value-type="float">
            <text:p>821777000</text:p>
          </table:table-cell>
          <table:table-cell office:value-type="float" office:value="822576000" calcext:value-type="float">
            <text:p>822576000</text:p>
          </table:table-cell>
          <table:table-cell office:value-type="float" office:value="822032000" calcext:value-type="float">
            <text:p>822032000</text:p>
          </table:table-cell>
          <table:table-cell office:value-type="float" office:value="821334000" calcext:value-type="float">
            <text:p>821334000</text:p>
          </table:table-cell>
          <table:table-cell office:value-type="float" office:value="821369000" calcext:value-type="float">
            <text:p>821369000</text:p>
          </table:table-cell>
          <table:table-cell office:value-type="float" office:value="822475000" calcext:value-type="float">
            <text:p>822475000</text:p>
          </table:table-cell>
          <table:table-cell office:value-type="float" office:value="821916000" calcext:value-type="float">
            <text:p>821916000</text:p>
          </table:table-cell>
          <table:table-cell office:value-type="float" office:value="821845000" calcext:value-type="float">
            <text:p>821845000</text:p>
          </table:table-cell>
          <table:table-cell office:value-type="float" office:value="820868000" calcext:value-type="float">
            <text:p>820868000</text:p>
          </table:table-cell>
          <table:table-cell office:value-type="float" office:value="822542000" calcext:value-type="float">
            <text:p>822542000</text:p>
          </table:table-cell>
          <table:table-cell office:value-type="float" office:value="821245000" calcext:value-type="float">
            <text:p>821245000</text:p>
          </table:table-cell>
          <table:table-cell office:value-type="float" office:value="822238000" calcext:value-type="float">
            <text:p>822238000</text:p>
          </table:table-cell>
          <table:table-cell office:value-type="float" office:value="822048000" calcext:value-type="float">
            <text:p>822048000</text:p>
          </table:table-cell>
          <table:table-cell office:value-type="float" office:value="821263000" calcext:value-type="float">
            <text:p>821263000</text:p>
          </table:table-cell>
          <table:table-cell office:value-type="float" office:value="821988000" calcext:value-type="float">
            <text:p>821988000</text:p>
          </table:table-cell>
          <table:table-cell office:value-type="float" office:value="822461000" calcext:value-type="float">
            <text:p>822461000</text:p>
          </table:table-cell>
          <table:table-cell office:value-type="float" office:value="821679000" calcext:value-type="float">
            <text:p>821679000</text:p>
          </table:table-cell>
          <table:table-cell office:value-type="float" office:value="821363000" calcext:value-type="float">
            <text:p>821363000</text:p>
          </table:table-cell>
          <table:table-cell office:value-type="float" office:value="820324000" calcext:value-type="float">
            <text:p>820324000</text:p>
          </table:table-cell>
          <table:table-cell office:value-type="float" office:value="820424000" calcext:value-type="float">
            <text:p>820424000</text:p>
          </table:table-cell>
          <table:table-cell office:value-type="float" office:value="822504000" calcext:value-type="float">
            <text:p>822504000</text:p>
          </table:table-cell>
          <table:table-cell office:value-type="float" office:value="822340000" calcext:value-type="float">
            <text:p>822340000</text:p>
          </table:table-cell>
          <table:table-cell office:value-type="float" office:value="822685000" calcext:value-type="float">
            <text:p>822685000</text:p>
          </table:table-cell>
          <table:table-cell office:value-type="float" office:value="821857000" calcext:value-type="float">
            <text:p>821857000</text:p>
          </table:table-cell>
          <table:table-cell office:value-type="float" office:value="821716000" calcext:value-type="float">
            <text:p>821716000</text:p>
          </table:table-cell>
          <table:table-cell office:value-type="float" office:value="820067000" calcext:value-type="float">
            <text:p>820067000</text:p>
          </table:table-cell>
          <table:table-cell office:value-type="float" office:value="821469000" calcext:value-type="float">
            <text:p>821469000</text:p>
          </table:table-cell>
          <table:table-cell office:value-type="float" office:value="822219000" calcext:value-type="float">
            <text:p>822219000</text:p>
          </table:table-cell>
          <table:table-cell office:value-type="float" office:value="821999000" calcext:value-type="float">
            <text:p>821999000</text:p>
          </table:table-cell>
          <table:table-cell office:value-type="float" office:value="822273000" calcext:value-type="float">
            <text:p>822273000</text:p>
          </table:table-cell>
          <table:table-cell office:value-type="float" office:value="821617000" calcext:value-type="float">
            <text:p>821617000</text:p>
          </table:table-cell>
          <table:table-cell office:value-type="float" office:value="820933000" calcext:value-type="float">
            <text:p>820933000</text:p>
          </table:table-cell>
          <table:table-cell office:value-type="float" office:value="822593000" calcext:value-type="float">
            <text:p>822593000</text:p>
          </table:table-cell>
          <table:table-cell office:value-type="float" office:value="821825000" calcext:value-type="float">
            <text:p>821825000</text:p>
          </table:table-cell>
          <table:table-cell office:value-type="float" office:value="819780000" calcext:value-type="float">
            <text:p>819780000</text:p>
          </table:table-cell>
          <table:table-cell office:value-type="float" office:value="821646000" calcext:value-type="float">
            <text:p>821646000</text:p>
          </table:table-cell>
          <table:table-cell office:value-type="float" office:value="821033000" calcext:value-type="float">
            <text:p>821033000</text:p>
          </table:table-cell>
          <table:table-cell office:value-type="float" office:value="821665000" calcext:value-type="float">
            <text:p>821665000</text:p>
          </table:table-cell>
          <table:table-cell office:value-type="float" office:value="821226000" calcext:value-type="float">
            <text:p>821226000</text:p>
          </table:table-cell>
          <table:table-cell office:value-type="float" office:value="821943000" calcext:value-type="float">
            <text:p>821943000</text:p>
          </table:table-cell>
          <table:table-cell office:value-type="float" office:value="821884000" calcext:value-type="float">
            <text:p>821884000</text:p>
          </table:table-cell>
          <table:table-cell office:value-type="float" office:value="822044000" calcext:value-type="float">
            <text:p>822044000</text:p>
          </table:table-cell>
          <table:table-cell office:value-type="float" office:value="820830000" calcext:value-type="float">
            <text:p>820830000</text:p>
          </table:table-cell>
          <table:table-cell office:value-type="float" office:value="820666000" calcext:value-type="float">
            <text:p>820666000</text:p>
          </table:table-cell>
          <table:table-cell office:value-type="float" office:value="820511000" calcext:value-type="float">
            <text:p>820511000</text:p>
          </table:table-cell>
          <table:table-cell office:value-type="float" office:value="822390000" calcext:value-type="float">
            <text:p>822390000</text:p>
          </table:table-cell>
          <table:table-cell office:value-type="float" office:value="819788000" calcext:value-type="float">
            <text:p>819788000</text:p>
          </table:table-cell>
          <table:table-cell office:value-type="float" office:value="822438000" calcext:value-type="float">
            <text:p>822438000</text:p>
          </table:table-cell>
          <table:table-cell office:value-type="float" office:value="822268000" calcext:value-type="float">
            <text:p>822268000</text:p>
          </table:table-cell>
          <table:table-cell office:value-type="float" office:value="820674000" calcext:value-type="float">
            <text:p>820674000</text:p>
          </table:table-cell>
          <table:table-cell office:value-type="float" office:value="821302000" calcext:value-type="float">
            <text:p>821302000</text:p>
          </table:table-cell>
          <table:table-cell office:value-type="float" office:value="821899000" calcext:value-type="float">
            <text:p>821899000</text:p>
          </table:table-cell>
          <table:table-cell office:value-type="float" office:value="820891000" calcext:value-type="float">
            <text:p>820891000</text:p>
          </table:table-cell>
          <table:table-cell office:value-type="float" office:value="821835000" calcext:value-type="float">
            <text:p>821835000</text:p>
          </table:table-cell>
          <table:table-cell office:value-type="float" office:value="820348000" calcext:value-type="float">
            <text:p>820348000</text:p>
          </table:table-cell>
          <table:table-cell office:value-type="float" office:value="821881000" calcext:value-type="float">
            <text:p>821881000</text:p>
          </table:table-cell>
          <table:table-cell office:value-type="float" office:value="822051000" calcext:value-type="float">
            <text:p>822051000</text:p>
          </table:table-cell>
          <table:table-cell office:value-type="float" office:value="819972000" calcext:value-type="float">
            <text:p>819972000</text:p>
          </table:table-cell>
          <table:table-cell office:value-type="float" office:value="821496000" calcext:value-type="float">
            <text:p>821496000</text:p>
          </table:table-cell>
          <table:table-cell office:value-type="float" office:value="821791000" calcext:value-type="float">
            <text:p>821791000</text:p>
          </table:table-cell>
          <table:table-cell office:value-type="float" office:value="822054000" calcext:value-type="float">
            <text:p>822054000</text:p>
          </table:table-cell>
          <table:table-cell office:value-type="float" office:value="822053000" calcext:value-type="float">
            <text:p>822053000</text:p>
          </table:table-cell>
          <table:table-cell office:value-type="float" office:value="822635000" calcext:value-type="float">
            <text:p>822635000</text:p>
          </table:table-cell>
          <table:table-cell office:value-type="float" office:value="821443000" calcext:value-type="float">
            <text:p>821443000</text:p>
          </table:table-cell>
          <table:table-cell office:value-type="float" office:value="820155000" calcext:value-type="float">
            <text:p>820155000</text:p>
          </table:table-cell>
          <table:table-cell office:value-type="float" office:value="822525000" calcext:value-type="float">
            <text:p>822525000</text:p>
          </table:table-cell>
          <table:table-cell office:value-type="float" office:value="821749000" calcext:value-type="float">
            <text:p>821749000</text:p>
          </table:table-cell>
          <table:table-cell office:value-type="float" office:value="822422000" calcext:value-type="float">
            <text:p>822422000</text:p>
          </table:table-cell>
          <table:table-cell office:value-type="float" office:value="822151000" calcext:value-type="float">
            <text:p>822151000</text:p>
          </table:table-cell>
          <table:table-cell office:value-type="float" office:value="820794000" calcext:value-type="float">
            <text:p>820794000</text:p>
          </table:table-cell>
          <table:table-cell office:value-type="float" office:value="822303000" calcext:value-type="float">
            <text:p>822303000</text:p>
          </table:table-cell>
          <table:table-cell office:value-type="float" office:value="821590000" calcext:value-type="float">
            <text:p>821590000</text:p>
          </table:table-cell>
          <table:table-cell office:value-type="float" office:value="821770000" calcext:value-type="float">
            <text:p>821770000</text:p>
          </table:table-cell>
          <table:table-cell office:value-type="float" office:value="821913000" calcext:value-type="float">
            <text:p>821913000</text:p>
          </table:table-cell>
          <table:table-cell office:value-type="float" office:value="820099000" calcext:value-type="float">
            <text:p>820099000</text:p>
          </table:table-cell>
          <table:table-cell office:value-type="float" office:value="819980000" calcext:value-type="float">
            <text:p>819980000</text:p>
          </table:table-cell>
          <table:table-cell office:value-type="float" office:value="820546000" calcext:value-type="float">
            <text:p>820546000</text:p>
          </table:table-cell>
          <table:table-cell office:value-type="float" office:value="821961000" calcext:value-type="float">
            <text:p>821961000</text:p>
          </table:table-cell>
          <table:table-cell office:value-type="float" office:value="822439000" calcext:value-type="float">
            <text:p>822439000</text:p>
          </table:table-cell>
          <table:table-cell office:value-type="float" office:value="821950000" calcext:value-type="float">
            <text:p>821950000</text:p>
          </table:table-cell>
          <table:table-cell office:value-type="float" office:value="820154000" calcext:value-type="float">
            <text:p>820154000</text:p>
          </table:table-cell>
          <table:table-cell office:value-type="float" office:value="821994000" calcext:value-type="float">
            <text:p>821994000</text:p>
          </table:table-cell>
          <table:table-cell office:value-type="float" office:value="821761000" calcext:value-type="float">
            <text:p>821761000</text:p>
          </table:table-cell>
          <table:table-cell office:value-type="float" office:value="819326000" calcext:value-type="float">
            <text:p>819326000</text:p>
          </table:table-cell>
          <table:table-cell office:value-type="float" office:value="819667000" calcext:value-type="float">
            <text:p>819667000</text:p>
          </table:table-cell>
          <table:table-cell office:value-type="float" office:value="821736000" calcext:value-type="float">
            <text:p>821736000</text:p>
          </table:table-cell>
          <table:table-cell office:value-type="float" office:value="822570000" calcext:value-type="float">
            <text:p>822570000</text:p>
          </table:table-cell>
          <table:table-cell office:value-type="float" office:value="820811000" calcext:value-type="float">
            <text:p>820811000</text:p>
          </table:table-cell>
          <table:table-cell office:value-type="float" office:value="820577000" calcext:value-type="float">
            <text:p>820577000</text:p>
          </table:table-cell>
          <table:table-cell office:value-type="float" office:value="822309000" calcext:value-type="float">
            <text:p>822309000</text:p>
          </table:table-cell>
          <table:table-cell office:value-type="float" office:value="821552000" calcext:value-type="float">
            <text:p>821552000</text:p>
          </table:table-cell>
          <table:table-cell office:value-type="float" office:value="821832000" calcext:value-type="float">
            <text:p>821832000</text:p>
          </table:table-cell>
          <table:table-cell office:value-type="float" office:value="819717000" calcext:value-type="float">
            <text:p>819717000</text:p>
          </table:table-cell>
          <table:table-cell office:value-type="float" office:value="821915000" calcext:value-type="float">
            <text:p>821915000</text:p>
          </table:table-cell>
          <table:table-cell office:value-type="float" office:value="822059000" calcext:value-type="float">
            <text:p>822059000</text:p>
          </table:table-cell>
          <table:table-cell office:value-type="float" office:value="821838000" calcext:value-type="float">
            <text:p>821838000</text:p>
          </table:table-cell>
          <table:table-cell office:value-type="float" office:value="820027000" calcext:value-type="float">
            <text:p>820027000</text:p>
          </table:table-cell>
          <table:table-cell office:value-type="float" office:value="822099000" calcext:value-type="float">
            <text:p>822099000</text:p>
          </table:table-cell>
          <table:table-cell office:value-type="float" office:value="820327000" calcext:value-type="float">
            <text:p>820327000</text:p>
          </table:table-cell>
          <table:table-cell office:value-type="float" office:value="820409000" calcext:value-type="float">
            <text:p>820409000</text:p>
          </table:table-cell>
          <table:table-cell office:value-type="float" office:value="819949000" calcext:value-type="float">
            <text:p>819949000</text:p>
          </table:table-cell>
          <table:table-cell office:value-type="float" office:value="821270000" calcext:value-type="float">
            <text:p>821270000</text:p>
          </table:table-cell>
          <table:table-cell office:value-type="float" office:value="822438000" calcext:value-type="float">
            <text:p>822438000</text:p>
          </table:table-cell>
          <table:table-cell office:value-type="float" office:value="822446000" calcext:value-type="float">
            <text:p>822446000</text:p>
          </table:table-cell>
          <table:table-cell office:value-type="float" office:value="822308000" calcext:value-type="float">
            <text:p>822308000</text:p>
          </table:table-cell>
          <table:table-cell office:value-type="float" office:value="819375000" calcext:value-type="float">
            <text:p>819375000</text:p>
          </table:table-cell>
          <table:table-cell office:value-type="float" office:value="820349000" calcext:value-type="float">
            <text:p>820349000</text:p>
          </table:table-cell>
          <table:table-cell office:value-type="float" office:value="821980000" calcext:value-type="float">
            <text:p>821980000</text:p>
          </table:table-cell>
          <table:table-cell office:value-type="float" office:value="822094000" calcext:value-type="float">
            <text:p>822094000</text:p>
          </table:table-cell>
          <table:table-cell office:value-type="float" office:value="821914000" calcext:value-type="float">
            <text:p>821914000</text:p>
          </table:table-cell>
          <table:table-cell office:value-type="float" office:value="820185000" calcext:value-type="float">
            <text:p>820185000</text:p>
          </table:table-cell>
          <table:table-cell office:value-type="float" office:value="821743000" calcext:value-type="float">
            <text:p>821743000</text:p>
          </table:table-cell>
          <table:table-cell office:value-type="float" office:value="820438000" calcext:value-type="float">
            <text:p>820438000</text:p>
          </table:table-cell>
          <table:table-cell office:value-type="float" office:value="819753000" calcext:value-type="float">
            <text:p>819753000</text:p>
          </table:table-cell>
          <table:table-cell office:value-type="float" office:value="821999000" calcext:value-type="float">
            <text:p>821999000</text:p>
          </table:table-cell>
          <table:table-cell office:value-type="float" office:value="821642000" calcext:value-type="float">
            <text:p>821642000</text:p>
          </table:table-cell>
          <table:table-cell office:value-type="float" office:value="822623000" calcext:value-type="float">
            <text:p>822623000</text:p>
          </table:table-cell>
          <table:table-cell office:value-type="float" office:value="821623000" calcext:value-type="float">
            <text:p>821623000</text:p>
          </table:table-cell>
          <table:table-cell office:value-type="float" office:value="821481000" calcext:value-type="float">
            <text:p>821481000</text:p>
          </table:table-cell>
          <table:table-cell office:value-type="float" office:value="822273000" calcext:value-type="float">
            <text:p>822273000</text:p>
          </table:table-cell>
          <table:table-cell office:value-type="float" office:value="820154000" calcext:value-type="float">
            <text:p>820154000</text:p>
          </table:table-cell>
          <table:table-cell office:value-type="float" office:value="821512000" calcext:value-type="float">
            <text:p>821512000</text:p>
          </table:table-cell>
          <table:table-cell office:value-type="float" office:value="821359000" calcext:value-type="float">
            <text:p>821359000</text:p>
          </table:table-cell>
          <table:table-cell office:value-type="float" office:value="822591000" calcext:value-type="float">
            <text:p>822591000</text:p>
          </table:table-cell>
          <table:table-cell office:value-type="float" office:value="822437000" calcext:value-type="float">
            <text:p>822437000</text:p>
          </table:table-cell>
          <table:table-cell office:value-type="float" office:value="821420000" calcext:value-type="float">
            <text:p>821420000</text:p>
          </table:table-cell>
          <table:table-cell office:value-type="float" office:value="825402000" calcext:value-type="float">
            <text:p>825402000</text:p>
          </table:table-cell>
          <table:table-cell office:value-type="float" office:value="826003000" calcext:value-type="float">
            <text:p>826003000</text:p>
          </table:table-cell>
          <table:table-cell office:value-type="float" office:value="827194000" calcext:value-type="float">
            <text:p>827194000</text:p>
          </table:table-cell>
          <table:table-cell office:value-type="float" office:value="825914000" calcext:value-type="float">
            <text:p>825914000</text:p>
          </table:table-cell>
          <table:table-cell office:value-type="float" office:value="826391000" calcext:value-type="float">
            <text:p>826391000</text:p>
          </table:table-cell>
          <table:table-cell office:value-type="float" office:value="825736000" calcext:value-type="float">
            <text:p>825736000</text:p>
          </table:table-cell>
          <table:table-cell table:number-columns-repeated="2" office:value-type="float" office:value="826283000" calcext:value-type="float">
            <text:p>826283000</text:p>
          </table:table-cell>
          <table:table-cell office:value-type="float" office:value="824122000" calcext:value-type="float">
            <text:p>824122000</text:p>
          </table:table-cell>
          <table:table-cell office:value-type="float" office:value="825055000" calcext:value-type="float">
            <text:p>825055000</text:p>
          </table:table-cell>
          <table:table-cell office:value-type="float" office:value="823984000" calcext:value-type="float">
            <text:p>823984000</text:p>
          </table:table-cell>
          <table:table-cell office:value-type="float" office:value="824729000" calcext:value-type="float">
            <text:p>824729000</text:p>
          </table:table-cell>
          <table:table-cell office:value-type="float" office:value="825952000" calcext:value-type="float">
            <text:p>825952000</text:p>
          </table:table-cell>
          <table:table-cell office:value-type="float" office:value="826135000" calcext:value-type="float">
            <text:p>826135000</text:p>
          </table:table-cell>
          <table:table-cell office:value-type="float" office:value="826121000" calcext:value-type="float">
            <text:p>826121000</text:p>
          </table:table-cell>
          <table:table-cell office:value-type="float" office:value="827202000" calcext:value-type="float">
            <text:p>827202000</text:p>
          </table:table-cell>
          <table:table-cell office:value-type="float" office:value="826856000" calcext:value-type="float">
            <text:p>826856000</text:p>
          </table:table-cell>
          <table:table-cell office:value-type="float" office:value="825793000" calcext:value-type="float">
            <text:p>825793000</text:p>
          </table:table-cell>
          <table:table-cell office:value-type="float" office:value="823794000" calcext:value-type="float">
            <text:p>823794000</text:p>
          </table:table-cell>
          <table:table-cell office:value-type="float" office:value="824280000" calcext:value-type="float">
            <text:p>824280000</text:p>
          </table:table-cell>
          <table:table-cell office:value-type="float" office:value="826395000" calcext:value-type="float">
            <text:p>826395000</text:p>
          </table:table-cell>
          <table:table-cell office:value-type="float" office:value="825672000" calcext:value-type="float">
            <text:p>825672000</text:p>
          </table:table-cell>
          <table:table-cell office:value-type="float" office:value="826401000" calcext:value-type="float">
            <text:p>826401000</text:p>
          </table:table-cell>
          <table:table-cell office:value-type="float" office:value="826032000" calcext:value-type="float">
            <text:p>826032000</text:p>
          </table:table-cell>
          <table:table-cell office:value-type="float" office:value="826624000" calcext:value-type="float">
            <text:p>826624000</text:p>
          </table:table-cell>
          <table:table-cell office:value-type="float" office:value="824486000" calcext:value-type="float">
            <text:p>824486000</text:p>
          </table:table-cell>
          <table:table-cell office:value-type="float" office:value="826423000" calcext:value-type="float">
            <text:p>826423000</text:p>
          </table:table-cell>
          <table:table-cell office:value-type="float" office:value="826998000" calcext:value-type="float">
            <text:p>826998000</text:p>
          </table:table-cell>
          <table:table-cell office:value-type="float" office:value="824944000" calcext:value-type="float">
            <text:p>824944000</text:p>
          </table:table-cell>
          <table:table-cell office:value-type="float" office:value="826995000" calcext:value-type="float">
            <text:p>826995000</text:p>
          </table:table-cell>
          <table:table-cell office:value-type="float" office:value="826496000" calcext:value-type="float">
            <text:p>826496000</text:p>
          </table:table-cell>
          <table:table-cell office:value-type="float" office:value="826914000" calcext:value-type="float">
            <text:p>826914000</text:p>
          </table:table-cell>
          <table:table-cell office:value-type="float" office:value="826850000" calcext:value-type="float">
            <text:p>826850000</text:p>
          </table:table-cell>
          <table:table-cell office:value-type="float" office:value="825431000" calcext:value-type="float">
            <text:p>825431000</text:p>
          </table:table-cell>
          <table:table-cell office:value-type="float" office:value="825898000" calcext:value-type="float">
            <text:p>825898000</text:p>
          </table:table-cell>
          <table:table-cell office:value-type="float" office:value="826830000" calcext:value-type="float">
            <text:p>826830000</text:p>
          </table:table-cell>
          <table:table-cell office:value-type="float" office:value="825093000" calcext:value-type="float">
            <text:p>825093000</text:p>
          </table:table-cell>
          <table:table-cell office:value-type="float" office:value="827221000" calcext:value-type="float">
            <text:p>827221000</text:p>
          </table:table-cell>
          <table:table-cell office:value-type="float" office:value="825102000" calcext:value-type="float">
            <text:p>825102000</text:p>
          </table:table-cell>
          <table:table-cell office:value-type="float" office:value="826366000" calcext:value-type="float">
            <text:p>826366000</text:p>
          </table:table-cell>
          <table:table-cell office:value-type="float" office:value="826662000" calcext:value-type="float">
            <text:p>826662000</text:p>
          </table:table-cell>
          <table:table-cell office:value-type="float" office:value="824939000" calcext:value-type="float">
            <text:p>824939000</text:p>
          </table:table-cell>
          <table:table-cell office:value-type="float" office:value="825223000" calcext:value-type="float">
            <text:p>825223000</text:p>
          </table:table-cell>
          <table:table-cell office:value-type="float" office:value="825335000" calcext:value-type="float">
            <text:p>825335000</text:p>
          </table:table-cell>
          <table:table-cell office:value-type="float" office:value="825181000" calcext:value-type="float">
            <text:p>825181000</text:p>
          </table:table-cell>
          <table:table-cell office:value-type="float" office:value="826833000" calcext:value-type="float">
            <text:p>826833000</text:p>
          </table:table-cell>
          <table:table-cell office:value-type="float" office:value="826278000" calcext:value-type="float">
            <text:p>826278000</text:p>
          </table:table-cell>
          <table:table-cell office:value-type="float" office:value="824792000" calcext:value-type="float">
            <text:p>824792000</text:p>
          </table:table-cell>
          <table:table-cell office:value-type="float" office:value="826778000" calcext:value-type="float">
            <text:p>826778000</text:p>
          </table:table-cell>
          <table:table-cell office:value-type="float" office:value="827132000" calcext:value-type="float">
            <text:p>827132000</text:p>
          </table:table-cell>
          <table:table-cell office:value-type="float" office:value="826817000" calcext:value-type="float">
            <text:p>826817000</text:p>
          </table:table-cell>
          <table:table-cell office:value-type="float" office:value="826879000" calcext:value-type="float">
            <text:p>826879000</text:p>
          </table:table-cell>
          <table:table-cell office:value-type="float" office:value="825745000" calcext:value-type="float">
            <text:p>825745000</text:p>
          </table:table-cell>
          <table:table-cell office:value-type="float" office:value="826407000" calcext:value-type="float">
            <text:p>826407000</text:p>
          </table:table-cell>
          <table:table-cell office:value-type="float" office:value="826997000" calcext:value-type="float">
            <text:p>826997000</text:p>
          </table:table-cell>
          <table:table-cell office:value-type="float" office:value="825088000" calcext:value-type="float">
            <text:p>825088000</text:p>
          </table:table-cell>
          <table:table-cell office:value-type="float" office:value="823796000" calcext:value-type="float">
            <text:p>823796000</text:p>
          </table:table-cell>
          <table:table-cell office:value-type="float" office:value="824756000" calcext:value-type="float">
            <text:p>824756000</text:p>
          </table:table-cell>
          <table:table-cell office:value-type="float" office:value="825814000" calcext:value-type="float">
            <text:p>825814000</text:p>
          </table:table-cell>
          <table:table-cell office:value-type="float" office:value="827046000" calcext:value-type="float">
            <text:p>827046000</text:p>
          </table:table-cell>
          <table:table-cell office:value-type="float" office:value="825566000" calcext:value-type="float">
            <text:p>825566000</text:p>
          </table:table-cell>
          <table:table-cell office:value-type="float" office:value="825940000" calcext:value-type="float">
            <text:p>825940000</text:p>
          </table:table-cell>
          <table:table-cell office:value-type="float" office:value="826384000" calcext:value-type="float">
            <text:p>826384000</text:p>
          </table:table-cell>
          <table:table-cell office:value-type="float" office:value="826430000" calcext:value-type="float">
            <text:p>826430000</text:p>
          </table:table-cell>
          <table:table-cell office:value-type="float" office:value="825470000" calcext:value-type="float">
            <text:p>825470000</text:p>
          </table:table-cell>
          <table:table-cell office:value-type="float" office:value="826388000" calcext:value-type="float">
            <text:p>826388000</text:p>
          </table:table-cell>
          <table:table-cell office:value-type="float" office:value="826121000" calcext:value-type="float">
            <text:p>826121000</text:p>
          </table:table-cell>
          <table:table-cell office:value-type="float" office:value="826248000" calcext:value-type="float">
            <text:p>826248000</text:p>
          </table:table-cell>
          <table:table-cell office:value-type="float" office:value="825739000" calcext:value-type="float">
            <text:p>825739000</text:p>
          </table:table-cell>
          <table:table-cell office:value-type="float" office:value="826505000" calcext:value-type="float">
            <text:p>826505000</text:p>
          </table:table-cell>
          <table:table-cell office:value-type="float" office:value="825668000" calcext:value-type="float">
            <text:p>825668000</text:p>
          </table:table-cell>
          <table:table-cell office:value-type="float" office:value="825635000" calcext:value-type="float">
            <text:p>825635000</text:p>
          </table:table-cell>
          <table:table-cell office:value-type="float" office:value="827034000" calcext:value-type="float">
            <text:p>827034000</text:p>
          </table:table-cell>
          <table:table-cell office:value-type="float" office:value="826903000" calcext:value-type="float">
            <text:p>826903000</text:p>
          </table:table-cell>
          <table:table-cell office:value-type="float" office:value="825177000" calcext:value-type="float">
            <text:p>825177000</text:p>
          </table:table-cell>
          <table:table-cell office:value-type="float" office:value="825905000" calcext:value-type="float">
            <text:p>825905000</text:p>
          </table:table-cell>
          <table:table-cell office:value-type="float" office:value="827002000" calcext:value-type="float">
            <text:p>827002000</text:p>
          </table:table-cell>
          <table:table-cell office:value-type="float" office:value="823538000" calcext:value-type="float">
            <text:p>823538000</text:p>
          </table:table-cell>
          <table:table-cell office:value-type="float" office:value="825008000" calcext:value-type="float">
            <text:p>825008000</text:p>
          </table:table-cell>
          <table:table-cell office:value-type="float" office:value="825609000" calcext:value-type="float">
            <text:p>825609000</text:p>
          </table:table-cell>
          <table:table-cell office:value-type="float" office:value="824548000" calcext:value-type="float">
            <text:p>824548000</text:p>
          </table:table-cell>
          <table:table-cell office:value-type="float" office:value="826723000" calcext:value-type="float">
            <text:p>826723000</text:p>
          </table:table-cell>
          <table:table-cell office:value-type="float" office:value="826055000" calcext:value-type="float">
            <text:p>826055000</text:p>
          </table:table-cell>
          <table:table-cell office:value-type="float" office:value="826496000" calcext:value-type="float">
            <text:p>826496000</text:p>
          </table:table-cell>
          <table:table-cell office:value-type="float" office:value="825001000" calcext:value-type="float">
            <text:p>825001000</text:p>
          </table:table-cell>
          <table:table-cell office:value-type="float" office:value="825493000" calcext:value-type="float">
            <text:p>825493000</text:p>
          </table:table-cell>
          <table:table-cell office:value-type="float" office:value="827028000" calcext:value-type="float">
            <text:p>827028000</text:p>
          </table:table-cell>
          <table:table-cell office:value-type="float" office:value="827029000" calcext:value-type="float">
            <text:p>827029000</text:p>
          </table:table-cell>
          <table:table-cell office:value-type="float" office:value="826180000" calcext:value-type="float">
            <text:p>826180000</text:p>
          </table:table-cell>
          <table:table-cell office:value-type="float" office:value="826323000" calcext:value-type="float">
            <text:p>826323000</text:p>
          </table:table-cell>
          <table:table-cell office:value-type="float" office:value="825885000" calcext:value-type="float">
            <text:p>825885000</text:p>
          </table:table-cell>
          <table:table-cell office:value-type="float" office:value="826130000" calcext:value-type="float">
            <text:p>826130000</text:p>
          </table:table-cell>
          <table:table-cell office:value-type="float" office:value="826019000" calcext:value-type="float">
            <text:p>826019000</text:p>
          </table:table-cell>
          <table:table-cell office:value-type="float" office:value="826573000" calcext:value-type="float">
            <text:p>826573000</text:p>
          </table:table-cell>
          <table:table-cell office:value-type="float" office:value="824649000" calcext:value-type="float">
            <text:p>824649000</text:p>
          </table:table-cell>
          <table:table-cell office:value-type="float" office:value="826945000" calcext:value-type="float">
            <text:p>826945000</text:p>
          </table:table-cell>
          <table:table-cell office:value-type="float" office:value="825364000" calcext:value-type="float">
            <text:p>825364000</text:p>
          </table:table-cell>
          <table:table-cell office:value-type="float" office:value="827082000" calcext:value-type="float">
            <text:p>827082000</text:p>
          </table:table-cell>
          <table:table-cell office:value-type="float" office:value="824430000" calcext:value-type="float">
            <text:p>824430000</text:p>
          </table:table-cell>
          <table:table-cell office:value-type="float" office:value="826637000" calcext:value-type="float">
            <text:p>826637000</text:p>
          </table:table-cell>
          <table:table-cell office:value-type="float" office:value="826655000" calcext:value-type="float">
            <text:p>826655000</text:p>
          </table:table-cell>
          <table:table-cell office:value-type="float" office:value="825542000" calcext:value-type="float">
            <text:p>825542000</text:p>
          </table:table-cell>
          <table:table-cell office:value-type="float" office:value="826840000" calcext:value-type="float">
            <text:p>826840000</text:p>
          </table:table-cell>
          <table:table-cell office:value-type="float" office:value="826179000" calcext:value-type="float">
            <text:p>826179000</text:p>
          </table:table-cell>
          <table:table-cell office:value-type="float" office:value="823520000" calcext:value-type="float">
            <text:p>823520000</text:p>
          </table:table-cell>
          <table:table-cell office:value-type="float" office:value="826658000" calcext:value-type="float">
            <text:p>826658000</text:p>
          </table:table-cell>
          <table:table-cell office:value-type="float" office:value="826759000" calcext:value-type="float">
            <text:p>826759000</text:p>
          </table:table-cell>
          <table:table-cell office:value-type="float" office:value="827151000" calcext:value-type="float">
            <text:p>827151000</text:p>
          </table:table-cell>
          <table:table-cell office:value-type="float" office:value="824648000" calcext:value-type="float">
            <text:p>824648000</text:p>
          </table:table-cell>
          <table:table-cell office:value-type="float" office:value="826538000" calcext:value-type="float">
            <text:p>826538000</text:p>
          </table:table-cell>
          <table:table-cell office:value-type="float" office:value="825062000" calcext:value-type="float">
            <text:p>825062000</text:p>
          </table:table-cell>
          <table:table-cell office:value-type="float" office:value="826536000" calcext:value-type="float">
            <text:p>826536000</text:p>
          </table:table-cell>
          <table:table-cell office:value-type="float" office:value="826639000" calcext:value-type="float">
            <text:p>826639000</text:p>
          </table:table-cell>
          <table:table-cell office:value-type="float" office:value="826825000" calcext:value-type="float">
            <text:p>826825000</text:p>
          </table:table-cell>
          <table:table-cell office:value-type="float" office:value="825707000" calcext:value-type="float">
            <text:p>825707000</text:p>
          </table:table-cell>
          <table:table-cell office:value-type="float" office:value="825943000" calcext:value-type="float">
            <text:p>825943000</text:p>
          </table:table-cell>
          <table:table-cell office:value-type="float" office:value="825999000" calcext:value-type="float">
            <text:p>825999000</text:p>
          </table:table-cell>
          <table:table-cell office:value-type="float" office:value="827116000" calcext:value-type="float">
            <text:p>827116000</text:p>
          </table:table-cell>
          <table:table-cell office:value-type="float" office:value="825807000" calcext:value-type="float">
            <text:p>825807000</text:p>
          </table:table-cell>
          <table:table-cell office:value-type="float" office:value="826798000" calcext:value-type="float">
            <text:p>826798000</text:p>
          </table:table-cell>
          <table:table-cell office:value-type="float" office:value="825203000" calcext:value-type="float">
            <text:p>825203000</text:p>
          </table:table-cell>
          <table:table-cell table:number-columns-repeated="2" office:value-type="float" office:value="824914000" calcext:value-type="float">
            <text:p>824914000</text:p>
          </table:table-cell>
          <table:table-cell office:value-type="float" office:value="826645000" calcext:value-type="float">
            <text:p>826645000</text:p>
          </table:table-cell>
          <table:table-cell office:value-type="float" office:value="826165000" calcext:value-type="float">
            <text:p>826165000</text:p>
          </table:table-cell>
          <table:table-cell office:value-type="float" office:value="826069000" calcext:value-type="float">
            <text:p>826069000</text:p>
          </table:table-cell>
          <table:table-cell office:value-type="float" office:value="826733000" calcext:value-type="float">
            <text:p>826733000</text:p>
          </table:table-cell>
          <table:table-cell office:value-type="float" office:value="825883000" calcext:value-type="float">
            <text:p>825883000</text:p>
          </table:table-cell>
          <table:table-cell office:value-type="float" office:value="826232000" calcext:value-type="float">
            <text:p>826232000</text:p>
          </table:table-cell>
          <table:table-cell office:value-type="float" office:value="824677000" calcext:value-type="float">
            <text:p>824677000</text:p>
          </table:table-cell>
          <table:table-cell office:value-type="float" office:value="826317000" calcext:value-type="float">
            <text:p>826317000</text:p>
          </table:table-cell>
          <table:table-cell office:value-type="float" office:value="826313000" calcext:value-type="float">
            <text:p>826313000</text:p>
          </table:table-cell>
          <table:table-cell office:value-type="float" office:value="826322000" calcext:value-type="float">
            <text:p>826322000</text:p>
          </table:table-cell>
          <table:table-cell office:value-type="float" office:value="827103000" calcext:value-type="float">
            <text:p>827103000</text:p>
          </table:table-cell>
          <table:table-cell office:value-type="float" office:value="827024000" calcext:value-type="float">
            <text:p>827024000</text:p>
          </table:table-cell>
          <table:table-cell office:value-type="float" office:value="825589000" calcext:value-type="float">
            <text:p>825589000</text:p>
          </table:table-cell>
          <table:table-cell office:value-type="float" office:value="825875000" calcext:value-type="float">
            <text:p>825875000</text:p>
          </table:table-cell>
          <table:table-cell office:value-type="float" office:value="821843000" calcext:value-type="float">
            <text:p>821843000</text:p>
          </table:table-cell>
          <table:table-cell office:value-type="float" office:value="825688000" calcext:value-type="float">
            <text:p>825688000</text:p>
          </table:table-cell>
          <table:table-cell office:value-type="float" office:value="826231000" calcext:value-type="float">
            <text:p>826231000</text:p>
          </table:table-cell>
          <table:table-cell office:value-type="float" office:value="825825000" calcext:value-type="float">
            <text:p>825825000</text:p>
          </table:table-cell>
          <table:table-cell office:value-type="float" office:value="824342000" calcext:value-type="float">
            <text:p>824342000</text:p>
          </table:table-cell>
          <table:table-cell office:value-type="float" office:value="822669000" calcext:value-type="float">
            <text:p>822669000</text:p>
          </table:table-cell>
          <table:table-cell office:value-type="float" office:value="825098000" calcext:value-type="float">
            <text:p>825098000</text:p>
          </table:table-cell>
          <table:table-cell office:value-type="float" office:value="826639000" calcext:value-type="float">
            <text:p>826639000</text:p>
          </table:table-cell>
          <table:table-cell office:value-type="float" office:value="826676000" calcext:value-type="float">
            <text:p>826676000</text:p>
          </table:table-cell>
          <table:table-cell office:value-type="float" office:value="825389000" calcext:value-type="float">
            <text:p>825389000</text:p>
          </table:table-cell>
          <table:table-cell office:value-type="float" office:value="826531000" calcext:value-type="float">
            <text:p>826531000</text:p>
          </table:table-cell>
          <table:table-cell office:value-type="float" office:value="826976000" calcext:value-type="float">
            <text:p>826976000</text:p>
          </table:table-cell>
          <table:table-cell office:value-type="float" office:value="826708000" calcext:value-type="float">
            <text:p>826708000</text:p>
          </table:table-cell>
          <table:table-cell office:value-type="float" office:value="825486000" calcext:value-type="float">
            <text:p>825486000</text:p>
          </table:table-cell>
          <table:table-cell office:value-type="float" office:value="825386000" calcext:value-type="float">
            <text:p>825386000</text:p>
          </table:table-cell>
          <table:table-cell office:value-type="float" office:value="825896000" calcext:value-type="float">
            <text:p>825896000</text:p>
          </table:table-cell>
          <table:table-cell office:value-type="float" office:value="826820000" calcext:value-type="float">
            <text:p>826820000</text:p>
          </table:table-cell>
          <table:table-cell office:value-type="float" office:value="826616000" calcext:value-type="float">
            <text:p>826616000</text:p>
          </table:table-cell>
          <table:table-cell office:value-type="float" office:value="826385000" calcext:value-type="float">
            <text:p>826385000</text:p>
          </table:table-cell>
          <table:table-cell office:value-type="float" office:value="826457000" calcext:value-type="float">
            <text:p>826457000</text:p>
          </table:table-cell>
          <table:table-cell office:value-type="float" office:value="823762000" calcext:value-type="float">
            <text:p>823762000</text:p>
          </table:table-cell>
          <table:table-cell office:value-type="float" office:value="826607000" calcext:value-type="float">
            <text:p>826607000</text:p>
          </table:table-cell>
          <table:table-cell office:value-type="float" office:value="825117000" calcext:value-type="float">
            <text:p>825117000</text:p>
          </table:table-cell>
          <table:table-cell office:value-type="float" office:value="825943000" calcext:value-type="float">
            <text:p>825943000</text:p>
          </table:table-cell>
          <table:table-cell office:value-type="float" office:value="826264000" calcext:value-type="float">
            <text:p>826264000</text:p>
          </table:table-cell>
          <table:table-cell office:value-type="float" office:value="827135000" calcext:value-type="float">
            <text:p>827135000</text:p>
          </table:table-cell>
          <table:table-cell office:value-type="float" office:value="825167000" calcext:value-type="float">
            <text:p>825167000</text:p>
          </table:table-cell>
          <table:table-cell office:value-type="float" office:value="826750000" calcext:value-type="float">
            <text:p>826750000</text:p>
          </table:table-cell>
          <table:table-cell office:value-type="float" office:value="825382000" calcext:value-type="float">
            <text:p>825382000</text:p>
          </table:table-cell>
          <table:table-cell office:value-type="float" office:value="825683000" calcext:value-type="float">
            <text:p>825683000</text:p>
          </table:table-cell>
          <table:table-cell office:value-type="float" office:value="826362000" calcext:value-type="float">
            <text:p>826362000</text:p>
          </table:table-cell>
          <table:table-cell office:value-type="float" office:value="826135000" calcext:value-type="float">
            <text:p>826135000</text:p>
          </table:table-cell>
          <table:table-cell office:value-type="float" office:value="826620000" calcext:value-type="float">
            <text:p>826620000</text:p>
          </table:table-cell>
          <table:table-cell office:value-type="float" office:value="826618000" calcext:value-type="float">
            <text:p>826618000</text:p>
          </table:table-cell>
          <table:table-cell office:value-type="float" office:value="825592000" calcext:value-type="float">
            <text:p>825592000</text:p>
          </table:table-cell>
          <table:table-cell office:value-type="float" office:value="826636000" calcext:value-type="float">
            <text:p>826636000</text:p>
          </table:table-cell>
          <table:table-cell office:value-type="float" office:value="827193000" calcext:value-type="float">
            <text:p>827193000</text:p>
          </table:table-cell>
          <table:table-cell office:value-type="float" office:value="826588000" calcext:value-type="float">
            <text:p>826588000</text:p>
          </table:table-cell>
          <table:table-cell office:value-type="float" office:value="825195000" calcext:value-type="float">
            <text:p>825195000</text:p>
          </table:table-cell>
          <table:table-cell office:value-type="float" office:value="826607000" calcext:value-type="float">
            <text:p>826607000</text:p>
          </table:table-cell>
          <table:table-cell office:value-type="float" office:value="826241000" calcext:value-type="float">
            <text:p>826241000</text:p>
          </table:table-cell>
          <table:table-cell office:value-type="float" office:value="824892000" calcext:value-type="float">
            <text:p>824892000</text:p>
          </table:table-cell>
          <table:table-cell office:value-type="float" office:value="826544000" calcext:value-type="float">
            <text:p>826544000</text:p>
          </table:table-cell>
          <table:table-cell office:value-type="float" office:value="826603000" calcext:value-type="float">
            <text:p>826603000</text:p>
          </table:table-cell>
          <table:table-cell office:value-type="float" office:value="825858000" calcext:value-type="float">
            <text:p>825858000</text:p>
          </table:table-cell>
          <table:table-cell table:number-columns-repeated="2" office:value-type="float" office:value="826863000" calcext:value-type="float">
            <text:p>826863000</text:p>
          </table:table-cell>
          <table:table-cell office:value-type="float" office:value="826428000" calcext:value-type="float">
            <text:p>826428000</text:p>
          </table:table-cell>
          <table:table-cell office:value-type="float" office:value="826937000" calcext:value-type="float">
            <text:p>826937000</text:p>
          </table:table-cell>
          <table:table-cell office:value-type="float" office:value="824536000" calcext:value-type="float">
            <text:p>824536000</text:p>
          </table:table-cell>
          <table:table-cell office:value-type="float" office:value="825286000" calcext:value-type="float">
            <text:p>825286000</text:p>
          </table:table-cell>
          <table:table-cell office:value-type="float" office:value="825525000" calcext:value-type="float">
            <text:p>825525000</text:p>
          </table:table-cell>
          <table:table-cell office:value-type="float" office:value="826292000" calcext:value-type="float">
            <text:p>826292000</text:p>
          </table:table-cell>
          <table:table-cell office:value-type="float" office:value="826799000" calcext:value-type="float">
            <text:p>826799000</text:p>
          </table:table-cell>
          <table:table-cell office:value-type="float" office:value="824743000" calcext:value-type="float">
            <text:p>824743000</text:p>
          </table:table-cell>
          <table:table-cell office:value-type="float" office:value="826127000" calcext:value-type="float">
            <text:p>826127000</text:p>
          </table:table-cell>
          <table:table-cell office:value-type="float" office:value="826645000" calcext:value-type="float">
            <text:p>826645000</text:p>
          </table:table-cell>
          <table:table-cell office:value-type="float" office:value="826050000" calcext:value-type="float">
            <text:p>826050000</text:p>
          </table:table-cell>
          <table:table-cell office:value-type="float" office:value="826804000" calcext:value-type="float">
            <text:p>826804000</text:p>
          </table:table-cell>
          <table:table-cell office:value-type="float" office:value="825790000" calcext:value-type="float">
            <text:p>825790000</text:p>
          </table:table-cell>
          <table:table-cell office:value-type="float" office:value="825937000" calcext:value-type="float">
            <text:p>825937000</text:p>
          </table:table-cell>
          <table:table-cell office:value-type="float" office:value="826691000" calcext:value-type="float">
            <text:p>826691000</text:p>
          </table:table-cell>
          <table:table-cell office:value-type="float" office:value="826405000" calcext:value-type="float">
            <text:p>826405000</text:p>
          </table:table-cell>
          <table:table-cell office:value-type="float" office:value="825296000" calcext:value-type="float">
            <text:p>825296000</text:p>
          </table:table-cell>
          <table:table-cell office:value-type="float" office:value="825041000" calcext:value-type="float">
            <text:p>825041000</text:p>
          </table:table-cell>
          <table:table-cell office:value-type="float" office:value="826738000" calcext:value-type="float">
            <text:p>826738000</text:p>
          </table:table-cell>
          <table:table-cell office:value-type="float" office:value="827141000" calcext:value-type="float">
            <text:p>827141000</text:p>
          </table:table-cell>
          <table:table-cell office:value-type="float" office:value="829426000" calcext:value-type="float">
            <text:p>829426000</text:p>
          </table:table-cell>
          <table:table-cell office:value-type="float" office:value="828585000" calcext:value-type="float">
            <text:p>828585000</text:p>
          </table:table-cell>
          <table:table-cell office:value-type="float" office:value="829482000" calcext:value-type="float">
            <text:p>829482000</text:p>
          </table:table-cell>
          <table:table-cell office:value-type="float" office:value="827487000" calcext:value-type="float">
            <text:p>827487000</text:p>
          </table:table-cell>
          <table:table-cell office:value-type="float" office:value="828626000" calcext:value-type="float">
            <text:p>828626000</text:p>
          </table:table-cell>
          <table:table-cell office:value-type="float" office:value="829733000" calcext:value-type="float">
            <text:p>829733000</text:p>
          </table:table-cell>
          <table:table-cell office:value-type="float" office:value="829784000" calcext:value-type="float">
            <text:p>829784000</text:p>
          </table:table-cell>
          <table:table-cell office:value-type="float" office:value="828067000" calcext:value-type="float">
            <text:p>828067000</text:p>
          </table:table-cell>
          <table:table-cell office:value-type="float" office:value="828996000" calcext:value-type="float">
            <text:p>828996000</text:p>
          </table:table-cell>
          <table:table-cell office:value-type="float" office:value="827862000" calcext:value-type="float">
            <text:p>827862000</text:p>
          </table:table-cell>
          <table:table-cell office:value-type="float" office:value="829055000" calcext:value-type="float">
            <text:p>829055000</text:p>
          </table:table-cell>
          <table:table-cell office:value-type="float" office:value="829910000" calcext:value-type="float">
            <text:p>829910000</text:p>
          </table:table-cell>
          <table:table-cell office:value-type="float" office:value="828296000" calcext:value-type="float">
            <text:p>828296000</text:p>
          </table:table-cell>
          <table:table-cell office:value-type="float" office:value="829610000" calcext:value-type="float">
            <text:p>829610000</text:p>
          </table:table-cell>
          <table:table-cell office:value-type="float" office:value="829068000" calcext:value-type="float">
            <text:p>829068000</text:p>
          </table:table-cell>
          <table:table-cell office:value-type="float" office:value="829581000" calcext:value-type="float">
            <text:p>829581000</text:p>
          </table:table-cell>
          <table:table-cell office:value-type="float" office:value="829936000" calcext:value-type="float">
            <text:p>829936000</text:p>
          </table:table-cell>
          <table:table-cell office:value-type="float" office:value="828995000" calcext:value-type="float">
            <text:p>828995000</text:p>
          </table:table-cell>
          <table:table-cell office:value-type="float" office:value="829964000" calcext:value-type="float">
            <text:p>829964000</text:p>
          </table:table-cell>
          <table:table-cell office:value-type="float" office:value="828973000" calcext:value-type="float">
            <text:p>828973000</text:p>
          </table:table-cell>
          <table:table-cell office:value-type="float" office:value="829638000" calcext:value-type="float">
            <text:p>829638000</text:p>
          </table:table-cell>
          <table:table-cell office:value-type="float" office:value="828916000" calcext:value-type="float">
            <text:p>828916000</text:p>
          </table:table-cell>
          <table:table-cell office:value-type="float" office:value="828493000" calcext:value-type="float">
            <text:p>828493000</text:p>
          </table:table-cell>
          <table:table-cell office:value-type="float" office:value="827874000" calcext:value-type="float">
            <text:p>827874000</text:p>
          </table:table-cell>
          <table:table-cell office:value-type="float" office:value="829579000" calcext:value-type="float">
            <text:p>829579000</text:p>
          </table:table-cell>
          <table:table-cell office:value-type="float" office:value="828723000" calcext:value-type="float">
            <text:p>828723000</text:p>
          </table:table-cell>
          <table:table-cell office:value-type="float" office:value="829148000" calcext:value-type="float">
            <text:p>829148000</text:p>
          </table:table-cell>
          <table:table-cell office:value-type="float" office:value="828583000" calcext:value-type="float">
            <text:p>828583000</text:p>
          </table:table-cell>
          <table:table-cell office:value-type="float" office:value="828373000" calcext:value-type="float">
            <text:p>828373000</text:p>
          </table:table-cell>
          <table:table-cell office:value-type="float" office:value="829210000" calcext:value-type="float">
            <text:p>829210000</text:p>
          </table:table-cell>
          <table:table-cell office:value-type="float" office:value="828884000" calcext:value-type="float">
            <text:p>828884000</text:p>
          </table:table-cell>
          <table:table-cell office:value-type="float" office:value="827692000" calcext:value-type="float">
            <text:p>827692000</text:p>
          </table:table-cell>
          <table:table-cell office:value-type="float" office:value="827654000" calcext:value-type="float">
            <text:p>827654000</text:p>
          </table:table-cell>
          <table:table-cell office:value-type="float" office:value="827026000" calcext:value-type="float">
            <text:p>827026000</text:p>
          </table:table-cell>
          <table:table-cell office:value-type="float" office:value="826877000" calcext:value-type="float">
            <text:p>826877000</text:p>
          </table:table-cell>
          <table:table-cell office:value-type="float" office:value="829398000" calcext:value-type="float">
            <text:p>829398000</text:p>
          </table:table-cell>
          <table:table-cell office:value-type="float" office:value="827046000" calcext:value-type="float">
            <text:p>827046000</text:p>
          </table:table-cell>
          <table:table-cell office:value-type="float" office:value="829958000" calcext:value-type="float">
            <text:p>829958000</text:p>
          </table:table-cell>
          <table:table-cell office:value-type="float" office:value="829720000" calcext:value-type="float">
            <text:p>829720000</text:p>
          </table:table-cell>
          <table:table-cell office:value-type="float" office:value="829898000" calcext:value-type="float">
            <text:p>829898000</text:p>
          </table:table-cell>
          <table:table-cell office:value-type="float" office:value="829313000" calcext:value-type="float">
            <text:p>829313000</text:p>
          </table:table-cell>
          <table:table-cell office:value-type="float" office:value="829145000" calcext:value-type="float">
            <text:p>829145000</text:p>
          </table:table-cell>
          <table:table-cell office:value-type="float" office:value="829493000" calcext:value-type="float">
            <text:p>829493000</text:p>
          </table:table-cell>
          <table:table-cell office:value-type="float" office:value="829828000" calcext:value-type="float">
            <text:p>829828000</text:p>
          </table:table-cell>
          <table:table-cell office:value-type="float" office:value="829569000" calcext:value-type="float">
            <text:p>829569000</text:p>
          </table:table-cell>
          <table:table-cell office:value-type="float" office:value="829835000" calcext:value-type="float">
            <text:p>829835000</text:p>
          </table:table-cell>
          <table:table-cell office:value-type="float" office:value="828367000" calcext:value-type="float">
            <text:p>828367000</text:p>
          </table:table-cell>
          <table:table-cell office:value-type="float" office:value="828805000" calcext:value-type="float">
            <text:p>828805000</text:p>
          </table:table-cell>
          <table:table-cell office:value-type="float" office:value="827444000" calcext:value-type="float">
            <text:p>827444000</text:p>
          </table:table-cell>
          <table:table-cell office:value-type="float" office:value="828255000" calcext:value-type="float">
            <text:p>828255000</text:p>
          </table:table-cell>
          <table:table-cell office:value-type="float" office:value="829212000" calcext:value-type="float">
            <text:p>829212000</text:p>
          </table:table-cell>
          <table:table-cell office:value-type="float" office:value="828601000" calcext:value-type="float">
            <text:p>828601000</text:p>
          </table:table-cell>
          <table:table-cell office:value-type="float" office:value="829574000" calcext:value-type="float">
            <text:p>829574000</text:p>
          </table:table-cell>
          <table:table-cell office:value-type="float" office:value="829791000" calcext:value-type="float">
            <text:p>829791000</text:p>
          </table:table-cell>
          <table:table-cell office:value-type="float" office:value="829914000" calcext:value-type="float">
            <text:p>829914000</text:p>
          </table:table-cell>
          <table:table-cell office:value-type="float" office:value="827905000" calcext:value-type="float">
            <text:p>827905000</text:p>
          </table:table-cell>
          <table:table-cell office:value-type="float" office:value="827723000" calcext:value-type="float">
            <text:p>827723000</text:p>
          </table:table-cell>
          <table:table-cell office:value-type="float" office:value="829227000" calcext:value-type="float">
            <text:p>829227000</text:p>
          </table:table-cell>
          <table:table-cell office:value-type="float" office:value="829318000" calcext:value-type="float">
            <text:p>829318000</text:p>
          </table:table-cell>
          <table:table-cell office:value-type="float" office:value="829672000" calcext:value-type="float">
            <text:p>829672000</text:p>
          </table:table-cell>
          <table:table-cell office:value-type="float" office:value="829631000" calcext:value-type="float">
            <text:p>829631000</text:p>
          </table:table-cell>
          <table:table-cell office:value-type="float" office:value="825755000" calcext:value-type="float">
            <text:p>825755000</text:p>
          </table:table-cell>
          <table:table-cell office:value-type="float" office:value="828052000" calcext:value-type="float">
            <text:p>828052000</text:p>
          </table:table-cell>
          <table:table-cell office:value-type="float" office:value="829166000" calcext:value-type="float">
            <text:p>829166000</text:p>
          </table:table-cell>
          <table:table-cell office:value-type="float" office:value="829232000" calcext:value-type="float">
            <text:p>829232000</text:p>
          </table:table-cell>
          <table:table-cell office:value-type="float" office:value="829827000" calcext:value-type="float">
            <text:p>829827000</text:p>
          </table:table-cell>
          <table:table-cell office:value-type="float" office:value="827752000" calcext:value-type="float">
            <text:p>827752000</text:p>
          </table:table-cell>
          <table:table-cell office:value-type="float" office:value="826002000" calcext:value-type="float">
            <text:p>826002000</text:p>
          </table:table-cell>
          <table:table-cell office:value-type="float" office:value="828512000" calcext:value-type="float">
            <text:p>828512000</text:p>
          </table:table-cell>
          <table:table-cell office:value-type="float" office:value="827210000" calcext:value-type="float">
            <text:p>827210000</text:p>
          </table:table-cell>
          <table:table-cell office:value-type="float" office:value="829113000" calcext:value-type="float">
            <text:p>829113000</text:p>
          </table:table-cell>
          <table:table-cell office:value-type="float" office:value="828102000" calcext:value-type="float">
            <text:p>828102000</text:p>
          </table:table-cell>
          <table:table-cell office:value-type="float" office:value="826664000" calcext:value-type="float">
            <text:p>826664000</text:p>
          </table:table-cell>
          <table:table-cell office:value-type="float" office:value="829788000" calcext:value-type="float">
            <text:p>829788000</text:p>
          </table:table-cell>
          <table:table-cell office:value-type="float" office:value="829162000" calcext:value-type="float">
            <text:p>829162000</text:p>
          </table:table-cell>
          <table:table-cell office:value-type="float" office:value="829966000" calcext:value-type="float">
            <text:p>829966000</text:p>
          </table:table-cell>
          <table:table-cell office:value-type="float" office:value="829509000" calcext:value-type="float">
            <text:p>829509000</text:p>
          </table:table-cell>
          <table:table-cell office:value-type="float" office:value="829193000" calcext:value-type="float">
            <text:p>829193000</text:p>
          </table:table-cell>
          <table:table-cell office:value-type="float" office:value="829416000" calcext:value-type="float">
            <text:p>829416000</text:p>
          </table:table-cell>
          <table:table-cell office:value-type="float" office:value="827908000" calcext:value-type="float">
            <text:p>827908000</text:p>
          </table:table-cell>
          <table:table-cell office:value-type="float" office:value="828350000" calcext:value-type="float">
            <text:p>828350000</text:p>
          </table:table-cell>
          <table:table-cell office:value-type="float" office:value="829762000" calcext:value-type="float">
            <text:p>829762000</text:p>
          </table:table-cell>
          <table:table-cell office:value-type="float" office:value="829335000" calcext:value-type="float">
            <text:p>829335000</text:p>
          </table:table-cell>
          <table:table-cell office:value-type="float" office:value="827929000" calcext:value-type="float">
            <text:p>827929000</text:p>
          </table:table-cell>
          <table:table-cell office:value-type="float" office:value="829217000" calcext:value-type="float">
            <text:p>829217000</text:p>
          </table:table-cell>
          <table:table-cell office:value-type="float" office:value="827014000" calcext:value-type="float">
            <text:p>827014000</text:p>
          </table:table-cell>
          <table:table-cell office:value-type="float" office:value="829357000" calcext:value-type="float">
            <text:p>829357000</text:p>
          </table:table-cell>
          <table:table-cell office:value-type="float" office:value="828989000" calcext:value-type="float">
            <text:p>828989000</text:p>
          </table:table-cell>
          <table:table-cell office:value-type="float" office:value="827313000" calcext:value-type="float">
            <text:p>827313000</text:p>
          </table:table-cell>
          <table:table-cell office:value-type="float" office:value="827559000" calcext:value-type="float">
            <text:p>827559000</text:p>
          </table:table-cell>
          <table:table-cell office:value-type="float" office:value="828812000" calcext:value-type="float">
            <text:p>828812000</text:p>
          </table:table-cell>
          <table:table-cell office:value-type="float" office:value="828432000" calcext:value-type="float">
            <text:p>828432000</text:p>
          </table:table-cell>
          <table:table-cell office:value-type="float" office:value="829885000" calcext:value-type="float">
            <text:p>829885000</text:p>
          </table:table-cell>
          <table:table-cell office:value-type="float" office:value="829517000" calcext:value-type="float">
            <text:p>829517000</text:p>
          </table:table-cell>
          <table:table-cell office:value-type="float" office:value="828715000" calcext:value-type="float">
            <text:p>828715000</text:p>
          </table:table-cell>
          <table:table-cell office:value-type="float" office:value="829361000" calcext:value-type="float">
            <text:p>829361000</text:p>
          </table:table-cell>
          <table:table-cell office:value-type="float" office:value="828242000" calcext:value-type="float">
            <text:p>828242000</text:p>
          </table:table-cell>
          <table:table-cell office:value-type="float" office:value="827323000" calcext:value-type="float">
            <text:p>827323000</text:p>
          </table:table-cell>
          <table:table-cell office:value-type="float" office:value="827548000" calcext:value-type="float">
            <text:p>827548000</text:p>
          </table:table-cell>
          <table:table-cell office:value-type="float" office:value="828578000" calcext:value-type="float">
            <text:p>828578000</text:p>
          </table:table-cell>
          <table:table-cell office:value-type="float" office:value="828272000" calcext:value-type="float">
            <text:p>828272000</text:p>
          </table:table-cell>
          <table:table-cell office:value-type="float" office:value="827939000" calcext:value-type="float">
            <text:p>827939000</text:p>
          </table:table-cell>
          <table:table-cell office:value-type="float" office:value="828953000" calcext:value-type="float">
            <text:p>828953000</text:p>
          </table:table-cell>
          <table:table-cell office:value-type="float" office:value="828668000" calcext:value-type="float">
            <text:p>828668000</text:p>
          </table:table-cell>
          <table:table-cell office:value-type="float" office:value="827711000" calcext:value-type="float">
            <text:p>827711000</text:p>
          </table:table-cell>
          <table:table-cell office:value-type="float" office:value="828885000" calcext:value-type="float">
            <text:p>828885000</text:p>
          </table:table-cell>
          <table:table-cell office:value-type="float" office:value="828143000" calcext:value-type="float">
            <text:p>828143000</text:p>
          </table:table-cell>
          <table:table-cell office:value-type="float" office:value="829757000" calcext:value-type="float">
            <text:p>829757000</text:p>
          </table:table-cell>
          <table:table-cell office:value-type="float" office:value="827685000" calcext:value-type="float">
            <text:p>827685000</text:p>
          </table:table-cell>
          <table:table-cell office:value-type="float" office:value="829942000" calcext:value-type="float">
            <text:p>829942000</text:p>
          </table:table-cell>
          <table:table-cell office:value-type="float" office:value="827937000" calcext:value-type="float">
            <text:p>827937000</text:p>
          </table:table-cell>
          <table:table-cell office:value-type="float" office:value="829742000" calcext:value-type="float">
            <text:p>829742000</text:p>
          </table:table-cell>
          <table:table-cell office:value-type="float" office:value="829272000" calcext:value-type="float">
            <text:p>829272000</text:p>
          </table:table-cell>
          <table:table-cell office:value-type="float" office:value="827412000" calcext:value-type="float">
            <text:p>827412000</text:p>
          </table:table-cell>
          <table:table-cell office:value-type="float" office:value="828819000" calcext:value-type="float">
            <text:p>828819000</text:p>
          </table:table-cell>
          <table:table-cell office:value-type="float" office:value="829069000" calcext:value-type="float">
            <text:p>829069000</text:p>
          </table:table-cell>
          <table:table-cell office:value-type="float" office:value="829714000" calcext:value-type="float">
            <text:p>829714000</text:p>
          </table:table-cell>
          <table:table-cell office:value-type="float" office:value="829969000" calcext:value-type="float">
            <text:p>829969000</text:p>
          </table:table-cell>
          <table:table-cell office:value-type="float" office:value="827592000" calcext:value-type="float">
            <text:p>827592000</text:p>
          </table:table-cell>
          <table:table-cell office:value-type="float" office:value="827632000" calcext:value-type="float">
            <text:p>827632000</text:p>
          </table:table-cell>
          <table:table-cell table:number-columns-repeated="2" office:value-type="float" office:value="829703000" calcext:value-type="float">
            <text:p>829703000</text:p>
          </table:table-cell>
          <table:table-cell office:value-type="float" office:value="828037000" calcext:value-type="float">
            <text:p>828037000</text:p>
          </table:table-cell>
          <table:table-cell office:value-type="float" office:value="829703000" calcext:value-type="float">
            <text:p>829703000</text:p>
          </table:table-cell>
          <table:table-cell office:value-type="float" office:value="828037000" calcext:value-type="float">
            <text:p>828037000</text:p>
          </table:table-cell>
          <table:table-cell office:value-type="float" office:value="829259000" calcext:value-type="float">
            <text:p>829259000</text:p>
          </table:table-cell>
          <table:table-cell office:value-type="float" office:value="828965000" calcext:value-type="float">
            <text:p>828965000</text:p>
          </table:table-cell>
          <table:table-cell office:value-type="float" office:value="828972000" calcext:value-type="float">
            <text:p>828972000</text:p>
          </table:table-cell>
          <table:table-cell office:value-type="float" office:value="828586000" calcext:value-type="float">
            <text:p>828586000</text:p>
          </table:table-cell>
          <table:table-cell office:value-type="float" office:value="829102000" calcext:value-type="float">
            <text:p>829102000</text:p>
          </table:table-cell>
          <table:table-cell office:value-type="float" office:value="827634000" calcext:value-type="float">
            <text:p>827634000</text:p>
          </table:table-cell>
          <table:table-cell office:value-type="float" office:value="827861000" calcext:value-type="float">
            <text:p>827861000</text:p>
          </table:table-cell>
          <table:table-cell office:value-type="float" office:value="827415000" calcext:value-type="float">
            <text:p>827415000</text:p>
          </table:table-cell>
          <table:table-cell office:value-type="float" office:value="828344000" calcext:value-type="float">
            <text:p>828344000</text:p>
          </table:table-cell>
          <table:table-cell office:value-type="float" office:value="829467000" calcext:value-type="float">
            <text:p>829467000</text:p>
          </table:table-cell>
          <table:table-cell office:value-type="float" office:value="829491000" calcext:value-type="float">
            <text:p>829491000</text:p>
          </table:table-cell>
          <table:table-cell office:value-type="float" office:value="829698000" calcext:value-type="float">
            <text:p>829698000</text:p>
          </table:table-cell>
          <table:table-cell office:value-type="float" office:value="829784000" calcext:value-type="float">
            <text:p>829784000</text:p>
          </table:table-cell>
          <table:table-cell office:value-type="float" office:value="828537000" calcext:value-type="float">
            <text:p>828537000</text:p>
          </table:table-cell>
          <table:table-cell office:value-type="float" office:value="829957000" calcext:value-type="float">
            <text:p>829957000</text:p>
          </table:table-cell>
          <table:table-cell office:value-type="float" office:value="829532000" calcext:value-type="float">
            <text:p>829532000</text:p>
          </table:table-cell>
          <table:table-cell office:value-type="float" office:value="829752000" calcext:value-type="float">
            <text:p>829752000</text:p>
          </table:table-cell>
          <table:table-cell office:value-type="float" office:value="825860000" calcext:value-type="float">
            <text:p>825860000</text:p>
          </table:table-cell>
          <table:table-cell office:value-type="float" office:value="828113000" calcext:value-type="float">
            <text:p>828113000</text:p>
          </table:table-cell>
          <table:table-cell office:value-type="float" office:value="829661000" calcext:value-type="float">
            <text:p>829661000</text:p>
          </table:table-cell>
          <table:table-cell office:value-type="float" office:value="829503000" calcext:value-type="float">
            <text:p>829503000</text:p>
          </table:table-cell>
          <table:table-cell office:value-type="float" office:value="826589000" calcext:value-type="float">
            <text:p>826589000</text:p>
          </table:table-cell>
          <table:table-cell office:value-type="float" office:value="828386000" calcext:value-type="float">
            <text:p>828386000</text:p>
          </table:table-cell>
          <table:table-cell office:value-type="float" office:value="829860000" calcext:value-type="float">
            <text:p>829860000</text:p>
          </table:table-cell>
          <table:table-cell office:value-type="float" office:value="827789000" calcext:value-type="float">
            <text:p>827789000</text:p>
          </table:table-cell>
          <table:table-cell office:value-type="float" office:value="829530000" calcext:value-type="float">
            <text:p>829530000</text:p>
          </table:table-cell>
          <table:table-cell office:value-type="float" office:value="828647000" calcext:value-type="float">
            <text:p>828647000</text:p>
          </table:table-cell>
          <table:table-cell office:value-type="float" office:value="829444000" calcext:value-type="float">
            <text:p>829444000</text:p>
          </table:table-cell>
          <table:table-cell office:value-type="float" office:value="829255000" calcext:value-type="float">
            <text:p>829255000</text:p>
          </table:table-cell>
          <table:table-cell office:value-type="float" office:value="829135000" calcext:value-type="float">
            <text:p>829135000</text:p>
          </table:table-cell>
          <table:table-cell office:value-type="float" office:value="828477000" calcext:value-type="float">
            <text:p>828477000</text:p>
          </table:table-cell>
          <table:table-cell office:value-type="float" office:value="829062000" calcext:value-type="float">
            <text:p>829062000</text:p>
          </table:table-cell>
          <table:table-cell office:value-type="float" office:value="829017000" calcext:value-type="float">
            <text:p>829017000</text:p>
          </table:table-cell>
          <table:table-cell office:value-type="float" office:value="829376000" calcext:value-type="float">
            <text:p>829376000</text:p>
          </table:table-cell>
          <table:table-cell office:value-type="float" office:value="828822000" calcext:value-type="float">
            <text:p>828822000</text:p>
          </table:table-cell>
          <table:table-cell office:value-type="float" office:value="827845000" calcext:value-type="float">
            <text:p>827845000</text:p>
          </table:table-cell>
          <table:table-cell office:value-type="float" office:value="829802000" calcext:value-type="float">
            <text:p>829802000</text:p>
          </table:table-cell>
          <table:table-cell office:value-type="float" office:value="828922000" calcext:value-type="float">
            <text:p>828922000</text:p>
          </table:table-cell>
          <table:table-cell office:value-type="float" office:value="829522000" calcext:value-type="float">
            <text:p>829522000</text:p>
          </table:table-cell>
          <table:table-cell office:value-type="float" office:value="829494000" calcext:value-type="float">
            <text:p>829494000</text:p>
          </table:table-cell>
          <table:table-cell office:value-type="float" office:value="829345000" calcext:value-type="float">
            <text:p>829345000</text:p>
          </table:table-cell>
          <table:table-cell office:value-type="float" office:value="829319000" calcext:value-type="float">
            <text:p>829319000</text:p>
          </table:table-cell>
          <table:table-cell office:value-type="float" office:value="829088000" calcext:value-type="float">
            <text:p>829088000</text:p>
          </table:table-cell>
          <table:table-cell office:value-type="float" office:value="828004000" calcext:value-type="float">
            <text:p>828004000</text:p>
          </table:table-cell>
          <table:table-cell office:value-type="float" office:value="829801000" calcext:value-type="float">
            <text:p>829801000</text:p>
          </table:table-cell>
          <table:table-cell office:value-type="float" office:value="829562000" calcext:value-type="float">
            <text:p>829562000</text:p>
          </table:table-cell>
          <table:table-cell office:value-type="float" office:value="827849000" calcext:value-type="float">
            <text:p>827849000</text:p>
          </table:table-cell>
          <table:table-cell office:value-type="float" office:value="829907000" calcext:value-type="float">
            <text:p>829907000</text:p>
          </table:table-cell>
          <table:table-cell office:value-type="float" office:value="829272000" calcext:value-type="float">
            <text:p>829272000</text:p>
          </table:table-cell>
          <table:table-cell office:value-type="float" office:value="828893000" calcext:value-type="float">
            <text:p>828893000</text:p>
          </table:table-cell>
          <table:table-cell office:value-type="float" office:value="828105000" calcext:value-type="float">
            <text:p>828105000</text:p>
          </table:table-cell>
          <table:table-cell office:value-type="float" office:value="828383000" calcext:value-type="float">
            <text:p>828383000</text:p>
          </table:table-cell>
          <table:table-cell office:value-type="float" office:value="827527000" calcext:value-type="float">
            <text:p>827527000</text:p>
          </table:table-cell>
          <table:table-cell office:value-type="float" office:value="827118000" calcext:value-type="float">
            <text:p>827118000</text:p>
          </table:table-cell>
          <table:table-cell office:value-type="float" office:value="828700000" calcext:value-type="float">
            <text:p>828700000</text:p>
          </table:table-cell>
          <table:table-cell office:value-type="float" office:value="828808000" calcext:value-type="float">
            <text:p>828808000</text:p>
          </table:table-cell>
          <table:table-cell office:value-type="float" office:value="827582000" calcext:value-type="float">
            <text:p>827582000</text:p>
          </table:table-cell>
          <table:table-cell office:value-type="float" office:value="829824000" calcext:value-type="float">
            <text:p>829824000</text:p>
          </table:table-cell>
          <table:table-cell office:value-type="float" office:value="829802000" calcext:value-type="float">
            <text:p>829802000</text:p>
          </table:table-cell>
          <table:table-cell office:value-type="float" office:value="826811000" calcext:value-type="float">
            <text:p>826811000</text:p>
          </table:table-cell>
          <table:table-cell office:value-type="float" office:value="828746000" calcext:value-type="float">
            <text:p>828746000</text:p>
          </table:table-cell>
          <table:table-cell office:value-type="float" office:value="828085000" calcext:value-type="float">
            <text:p>828085000</text:p>
          </table:table-cell>
          <table:table-cell office:value-type="float" office:value="828690000" calcext:value-type="float">
            <text:p>828690000</text:p>
          </table:table-cell>
          <table:table-cell office:value-type="float" office:value="829141000" calcext:value-type="float">
            <text:p>829141000</text:p>
          </table:table-cell>
          <table:table-cell office:value-type="float" office:value="828961000" calcext:value-type="float">
            <text:p>828961000</text:p>
          </table:table-cell>
          <table:table-cell office:value-type="float" office:value="829789000" calcext:value-type="float">
            <text:p>829789000</text:p>
          </table:table-cell>
          <table:table-cell table:number-columns-repeated="2" office:value-type="float" office:value="829506000" calcext:value-type="float">
            <text:p>829506000</text:p>
          </table:table-cell>
          <table:table-cell office:value-type="float" office:value="828910000" calcext:value-type="float">
            <text:p>828910000</text:p>
          </table:table-cell>
          <table:table-cell office:value-type="float" office:value="829503000" calcext:value-type="float">
            <text:p>829503000</text:p>
          </table:table-cell>
          <table:table-cell office:value-type="float" office:value="827861000" calcext:value-type="float">
            <text:p>827861000</text:p>
          </table:table-cell>
          <table:table-cell office:value-type="float" office:value="829651000" calcext:value-type="float">
            <text:p>829651000</text:p>
          </table:table-cell>
          <table:table-cell office:value-type="float" office:value="828412000" calcext:value-type="float">
            <text:p>828412000</text:p>
          </table:table-cell>
          <table:table-cell office:value-type="float" office:value="828745000" calcext:value-type="float">
            <text:p>828745000</text:p>
          </table:table-cell>
          <table:table-cell office:value-type="float" office:value="828733000" calcext:value-type="float">
            <text:p>828733000</text:p>
          </table:table-cell>
          <table:table-cell office:value-type="float" office:value="829609000" calcext:value-type="float">
            <text:p>829609000</text:p>
          </table:table-cell>
          <table:table-cell office:value-type="float" office:value="829364000" calcext:value-type="float">
            <text:p>829364000</text:p>
          </table:table-cell>
          <table:table-cell office:value-type="float" office:value="831880000" calcext:value-type="float">
            <text:p>831880000</text:p>
          </table:table-cell>
        </table:table-row>
        <table:table-row table:style-name="ro1">
          <table:table-cell office:value-type="string" calcext:value-type="string">
            <text:p>10 swaps</text:p>
          </table:table-cell>
          <table:table-cell office:value-type="float" office:value="764973000" calcext:value-type="float">
            <text:p>764973000</text:p>
          </table:table-cell>
          <table:table-cell office:value-type="float" office:value="764486000" calcext:value-type="float">
            <text:p>764486000</text:p>
          </table:table-cell>
          <table:table-cell office:value-type="float" office:value="765247000" calcext:value-type="float">
            <text:p>765247000</text:p>
          </table:table-cell>
          <table:table-cell office:value-type="float" office:value="764692000" calcext:value-type="float">
            <text:p>764692000</text:p>
          </table:table-cell>
          <table:table-cell office:value-type="float" office:value="764583000" calcext:value-type="float">
            <text:p>764583000</text:p>
          </table:table-cell>
          <table:table-cell office:value-type="float" office:value="765173000" calcext:value-type="float">
            <text:p>765173000</text:p>
          </table:table-cell>
          <table:table-cell office:value-type="float" office:value="765192000" calcext:value-type="float">
            <text:p>765192000</text:p>
          </table:table-cell>
          <table:table-cell office:value-type="float" office:value="764485000" calcext:value-type="float">
            <text:p>764485000</text:p>
          </table:table-cell>
          <table:table-cell office:value-type="float" office:value="765199000" calcext:value-type="float">
            <text:p>765199000</text:p>
          </table:table-cell>
          <table:table-cell office:value-type="float" office:value="764934000" calcext:value-type="float">
            <text:p>764934000</text:p>
          </table:table-cell>
          <table:table-cell office:value-type="float" office:value="764308000" calcext:value-type="float">
            <text:p>764308000</text:p>
          </table:table-cell>
          <table:table-cell office:value-type="float" office:value="763378000" calcext:value-type="float">
            <text:p>763378000</text:p>
          </table:table-cell>
          <table:table-cell office:value-type="float" office:value="764964000" calcext:value-type="float">
            <text:p>764964000</text:p>
          </table:table-cell>
          <table:table-cell office:value-type="float" office:value="764947000" calcext:value-type="float">
            <text:p>764947000</text:p>
          </table:table-cell>
          <table:table-cell office:value-type="float" office:value="764772000" calcext:value-type="float">
            <text:p>764772000</text:p>
          </table:table-cell>
          <table:table-cell office:value-type="float" office:value="764778000" calcext:value-type="float">
            <text:p>764778000</text:p>
          </table:table-cell>
          <table:table-cell office:value-type="float" office:value="764911000" calcext:value-type="float">
            <text:p>764911000</text:p>
          </table:table-cell>
          <table:table-cell office:value-type="float" office:value="764927000" calcext:value-type="float">
            <text:p>764927000</text:p>
          </table:table-cell>
          <table:table-cell office:value-type="float" office:value="764208000" calcext:value-type="float">
            <text:p>764208000</text:p>
          </table:table-cell>
          <table:table-cell office:value-type="float" office:value="765477000" calcext:value-type="float">
            <text:p>765477000</text:p>
          </table:table-cell>
          <table:table-cell office:value-type="float" office:value="764809000" calcext:value-type="float">
            <text:p>764809000</text:p>
          </table:table-cell>
          <table:table-cell office:value-type="float" office:value="765181000" calcext:value-type="float">
            <text:p>765181000</text:p>
          </table:table-cell>
          <table:table-cell office:value-type="float" office:value="764558000" calcext:value-type="float">
            <text:p>764558000</text:p>
          </table:table-cell>
          <table:table-cell office:value-type="float" office:value="764342000" calcext:value-type="float">
            <text:p>764342000</text:p>
          </table:table-cell>
          <table:table-cell office:value-type="float" office:value="763924000" calcext:value-type="float">
            <text:p>763924000</text:p>
          </table:table-cell>
          <table:table-cell office:value-type="float" office:value="764061000" calcext:value-type="float">
            <text:p>764061000</text:p>
          </table:table-cell>
          <table:table-cell office:value-type="float" office:value="764765000" calcext:value-type="float">
            <text:p>764765000</text:p>
          </table:table-cell>
          <table:table-cell office:value-type="float" office:value="765371000" calcext:value-type="float">
            <text:p>765371000</text:p>
          </table:table-cell>
          <table:table-cell office:value-type="float" office:value="765284000" calcext:value-type="float">
            <text:p>765284000</text:p>
          </table:table-cell>
          <table:table-cell office:value-type="float" office:value="763005000" calcext:value-type="float">
            <text:p>763005000</text:p>
          </table:table-cell>
          <table:table-cell office:value-type="float" office:value="765115000" calcext:value-type="float">
            <text:p>765115000</text:p>
          </table:table-cell>
          <table:table-cell office:value-type="float" office:value="765166000" calcext:value-type="float">
            <text:p>765166000</text:p>
          </table:table-cell>
          <table:table-cell office:value-type="float" office:value="764708000" calcext:value-type="float">
            <text:p>764708000</text:p>
          </table:table-cell>
          <table:table-cell office:value-type="float" office:value="764646000" calcext:value-type="float">
            <text:p>764646000</text:p>
          </table:table-cell>
          <table:table-cell office:value-type="float" office:value="765039000" calcext:value-type="float">
            <text:p>765039000</text:p>
          </table:table-cell>
          <table:table-cell office:value-type="float" office:value="764733000" calcext:value-type="float">
            <text:p>764733000</text:p>
          </table:table-cell>
          <table:table-cell office:value-type="float" office:value="764781000" calcext:value-type="float">
            <text:p>764781000</text:p>
          </table:table-cell>
          <table:table-cell office:value-type="float" office:value="765424000" calcext:value-type="float">
            <text:p>765424000</text:p>
          </table:table-cell>
          <table:table-cell office:value-type="float" office:value="765398000" calcext:value-type="float">
            <text:p>765398000</text:p>
          </table:table-cell>
          <table:table-cell office:value-type="float" office:value="764815000" calcext:value-type="float">
            <text:p>764815000</text:p>
          </table:table-cell>
          <table:table-cell office:value-type="float" office:value="764472000" calcext:value-type="float">
            <text:p>764472000</text:p>
          </table:table-cell>
          <table:table-cell office:value-type="float" office:value="764542000" calcext:value-type="float">
            <text:p>764542000</text:p>
          </table:table-cell>
          <table:table-cell office:value-type="float" office:value="764846000" calcext:value-type="float">
            <text:p>764846000</text:p>
          </table:table-cell>
          <table:table-cell office:value-type="float" office:value="765356000" calcext:value-type="float">
            <text:p>765356000</text:p>
          </table:table-cell>
          <table:table-cell office:value-type="float" office:value="764968000" calcext:value-type="float">
            <text:p>764968000</text:p>
          </table:table-cell>
          <table:table-cell office:value-type="float" office:value="764937000" calcext:value-type="float">
            <text:p>764937000</text:p>
          </table:table-cell>
          <table:table-cell office:value-type="float" office:value="764076000" calcext:value-type="float">
            <text:p>764076000</text:p>
          </table:table-cell>
          <table:table-cell office:value-type="float" office:value="763549000" calcext:value-type="float">
            <text:p>763549000</text:p>
          </table:table-cell>
          <table:table-cell office:value-type="float" office:value="765590000" calcext:value-type="float">
            <text:p>765590000</text:p>
          </table:table-cell>
          <table:table-cell office:value-type="float" office:value="764953000" calcext:value-type="float">
            <text:p>764953000</text:p>
          </table:table-cell>
          <table:table-cell office:value-type="float" office:value="765558000" calcext:value-type="float">
            <text:p>765558000</text:p>
          </table:table-cell>
          <table:table-cell office:value-type="float" office:value="764910000" calcext:value-type="float">
            <text:p>764910000</text:p>
          </table:table-cell>
          <table:table-cell office:value-type="float" office:value="764890000" calcext:value-type="float">
            <text:p>764890000</text:p>
          </table:table-cell>
          <table:table-cell office:value-type="float" office:value="764080000" calcext:value-type="float">
            <text:p>764080000</text:p>
          </table:table-cell>
          <table:table-cell office:value-type="float" office:value="765554000" calcext:value-type="float">
            <text:p>765554000</text:p>
          </table:table-cell>
          <table:table-cell office:value-type="float" office:value="765434000" calcext:value-type="float">
            <text:p>765434000</text:p>
          </table:table-cell>
          <table:table-cell office:value-type="float" office:value="765391000" calcext:value-type="float">
            <text:p>765391000</text:p>
          </table:table-cell>
          <table:table-cell office:value-type="float" office:value="764690000" calcext:value-type="float">
            <text:p>764690000</text:p>
          </table:table-cell>
          <table:table-cell office:value-type="float" office:value="764908000" calcext:value-type="float">
            <text:p>764908000</text:p>
          </table:table-cell>
          <table:table-cell office:value-type="float" office:value="764885000" calcext:value-type="float">
            <text:p>764885000</text:p>
          </table:table-cell>
          <table:table-cell office:value-type="float" office:value="765028000" calcext:value-type="float">
            <text:p>765028000</text:p>
          </table:table-cell>
          <table:table-cell office:value-type="float" office:value="765297000" calcext:value-type="float">
            <text:p>765297000</text:p>
          </table:table-cell>
          <table:table-cell office:value-type="float" office:value="765078000" calcext:value-type="float">
            <text:p>765078000</text:p>
          </table:table-cell>
          <table:table-cell office:value-type="float" office:value="764885000" calcext:value-type="float">
            <text:p>764885000</text:p>
          </table:table-cell>
          <table:table-cell office:value-type="float" office:value="765046000" calcext:value-type="float">
            <text:p>765046000</text:p>
          </table:table-cell>
          <table:table-cell office:value-type="float" office:value="765181000" calcext:value-type="float">
            <text:p>765181000</text:p>
          </table:table-cell>
          <table:table-cell office:value-type="float" office:value="764960000" calcext:value-type="float">
            <text:p>764960000</text:p>
          </table:table-cell>
          <table:table-cell office:value-type="float" office:value="765325000" calcext:value-type="float">
            <text:p>765325000</text:p>
          </table:table-cell>
          <table:table-cell office:value-type="float" office:value="764095000" calcext:value-type="float">
            <text:p>764095000</text:p>
          </table:table-cell>
          <table:table-cell office:value-type="float" office:value="764380000" calcext:value-type="float">
            <text:p>764380000</text:p>
          </table:table-cell>
          <table:table-cell office:value-type="float" office:value="765110000" calcext:value-type="float">
            <text:p>765110000</text:p>
          </table:table-cell>
          <table:table-cell office:value-type="float" office:value="764411000" calcext:value-type="float">
            <text:p>764411000</text:p>
          </table:table-cell>
          <table:table-cell office:value-type="float" office:value="764882000" calcext:value-type="float">
            <text:p>764882000</text:p>
          </table:table-cell>
          <table:table-cell office:value-type="float" office:value="764258000" calcext:value-type="float">
            <text:p>764258000</text:p>
          </table:table-cell>
          <table:table-cell office:value-type="float" office:value="764309000" calcext:value-type="float">
            <text:p>764309000</text:p>
          </table:table-cell>
          <table:table-cell office:value-type="float" office:value="765455000" calcext:value-type="float">
            <text:p>765455000</text:p>
          </table:table-cell>
          <table:table-cell office:value-type="float" office:value="764838000" calcext:value-type="float">
            <text:p>764838000</text:p>
          </table:table-cell>
          <table:table-cell office:value-type="float" office:value="764102000" calcext:value-type="float">
            <text:p>764102000</text:p>
          </table:table-cell>
          <table:table-cell office:value-type="float" office:value="764666000" calcext:value-type="float">
            <text:p>764666000</text:p>
          </table:table-cell>
          <table:table-cell office:value-type="float" office:value="764498000" calcext:value-type="float">
            <text:p>764498000</text:p>
          </table:table-cell>
          <table:table-cell office:value-type="float" office:value="765096000" calcext:value-type="float">
            <text:p>765096000</text:p>
          </table:table-cell>
          <table:table-cell office:value-type="float" office:value="765349000" calcext:value-type="float">
            <text:p>765349000</text:p>
          </table:table-cell>
          <table:table-cell office:value-type="float" office:value="764914000" calcext:value-type="float">
            <text:p>764914000</text:p>
          </table:table-cell>
          <table:table-cell office:value-type="float" office:value="765340000" calcext:value-type="float">
            <text:p>765340000</text:p>
          </table:table-cell>
          <table:table-cell office:value-type="float" office:value="764872000" calcext:value-type="float">
            <text:p>764872000</text:p>
          </table:table-cell>
          <table:table-cell office:value-type="float" office:value="764997000" calcext:value-type="float">
            <text:p>764997000</text:p>
          </table:table-cell>
          <table:table-cell office:value-type="float" office:value="764572000" calcext:value-type="float">
            <text:p>764572000</text:p>
          </table:table-cell>
          <table:table-cell office:value-type="float" office:value="764792000" calcext:value-type="float">
            <text:p>764792000</text:p>
          </table:table-cell>
          <table:table-cell office:value-type="float" office:value="765477000" calcext:value-type="float">
            <text:p>765477000</text:p>
          </table:table-cell>
          <table:table-cell office:value-type="float" office:value="764307000" calcext:value-type="float">
            <text:p>764307000</text:p>
          </table:table-cell>
          <table:table-cell office:value-type="float" office:value="765326000" calcext:value-type="float">
            <text:p>765326000</text:p>
          </table:table-cell>
          <table:table-cell office:value-type="float" office:value="765356000" calcext:value-type="float">
            <text:p>765356000</text:p>
          </table:table-cell>
          <table:table-cell office:value-type="float" office:value="763949000" calcext:value-type="float">
            <text:p>763949000</text:p>
          </table:table-cell>
          <table:table-cell office:value-type="float" office:value="764949000" calcext:value-type="float">
            <text:p>764949000</text:p>
          </table:table-cell>
          <table:table-cell office:value-type="float" office:value="765001000" calcext:value-type="float">
            <text:p>765001000</text:p>
          </table:table-cell>
          <table:table-cell office:value-type="float" office:value="764458000" calcext:value-type="float">
            <text:p>764458000</text:p>
          </table:table-cell>
          <table:table-cell office:value-type="float" office:value="764875000" calcext:value-type="float">
            <text:p>764875000</text:p>
          </table:table-cell>
          <table:table-cell office:value-type="float" office:value="765026000" calcext:value-type="float">
            <text:p>765026000</text:p>
          </table:table-cell>
          <table:table-cell office:value-type="float" office:value="764559000" calcext:value-type="float">
            <text:p>764559000</text:p>
          </table:table-cell>
          <table:table-cell office:value-type="float" office:value="763920000" calcext:value-type="float">
            <text:p>763920000</text:p>
          </table:table-cell>
          <table:table-cell office:value-type="float" office:value="765449000" calcext:value-type="float">
            <text:p>765449000</text:p>
          </table:table-cell>
          <table:table-cell office:value-type="float" office:value="765669000" calcext:value-type="float">
            <text:p>765669000</text:p>
          </table:table-cell>
          <table:table-cell office:value-type="float" office:value="763499000" calcext:value-type="float">
            <text:p>763499000</text:p>
          </table:table-cell>
          <table:table-cell office:value-type="float" office:value="765181000" calcext:value-type="float">
            <text:p>765181000</text:p>
          </table:table-cell>
          <table:table-cell office:value-type="float" office:value="765172000" calcext:value-type="float">
            <text:p>765172000</text:p>
          </table:table-cell>
          <table:table-cell office:value-type="float" office:value="764419000" calcext:value-type="float">
            <text:p>764419000</text:p>
          </table:table-cell>
          <table:table-cell office:value-type="float" office:value="764839000" calcext:value-type="float">
            <text:p>764839000</text:p>
          </table:table-cell>
          <table:table-cell office:value-type="float" office:value="765199000" calcext:value-type="float">
            <text:p>765199000</text:p>
          </table:table-cell>
          <table:table-cell office:value-type="float" office:value="765304000" calcext:value-type="float">
            <text:p>765304000</text:p>
          </table:table-cell>
          <table:table-cell office:value-type="float" office:value="764780000" calcext:value-type="float">
            <text:p>764780000</text:p>
          </table:table-cell>
          <table:table-cell office:value-type="float" office:value="764562000" calcext:value-type="float">
            <text:p>764562000</text:p>
          </table:table-cell>
          <table:table-cell office:value-type="float" office:value="765031000" calcext:value-type="float">
            <text:p>765031000</text:p>
          </table:table-cell>
          <table:table-cell office:value-type="float" office:value="764619000" calcext:value-type="float">
            <text:p>764619000</text:p>
          </table:table-cell>
          <table:table-cell office:value-type="float" office:value="764716000" calcext:value-type="float">
            <text:p>764716000</text:p>
          </table:table-cell>
          <table:table-cell office:value-type="float" office:value="765496000" calcext:value-type="float">
            <text:p>765496000</text:p>
          </table:table-cell>
          <table:table-cell office:value-type="float" office:value="764117000" calcext:value-type="float">
            <text:p>764117000</text:p>
          </table:table-cell>
          <table:table-cell office:value-type="float" office:value="764167000" calcext:value-type="float">
            <text:p>764167000</text:p>
          </table:table-cell>
          <table:table-cell office:value-type="float" office:value="764428000" calcext:value-type="float">
            <text:p>764428000</text:p>
          </table:table-cell>
          <table:table-cell office:value-type="float" office:value="764871000" calcext:value-type="float">
            <text:p>764871000</text:p>
          </table:table-cell>
          <table:table-cell office:value-type="float" office:value="765485000" calcext:value-type="float">
            <text:p>765485000</text:p>
          </table:table-cell>
          <table:table-cell office:value-type="float" office:value="764904000" calcext:value-type="float">
            <text:p>764904000</text:p>
          </table:table-cell>
          <table:table-cell office:value-type="float" office:value="765342000" calcext:value-type="float">
            <text:p>765342000</text:p>
          </table:table-cell>
          <table:table-cell office:value-type="float" office:value="764592000" calcext:value-type="float">
            <text:p>764592000</text:p>
          </table:table-cell>
          <table:table-cell office:value-type="float" office:value="765386000" calcext:value-type="float">
            <text:p>765386000</text:p>
          </table:table-cell>
          <table:table-cell office:value-type="float" office:value="764998000" calcext:value-type="float">
            <text:p>764998000</text:p>
          </table:table-cell>
          <table:table-cell office:value-type="float" office:value="764788000" calcext:value-type="float">
            <text:p>764788000</text:p>
          </table:table-cell>
          <table:table-cell office:value-type="float" office:value="763855000" calcext:value-type="float">
            <text:p>763855000</text:p>
          </table:table-cell>
          <table:table-cell office:value-type="float" office:value="763187000" calcext:value-type="float">
            <text:p>763187000</text:p>
          </table:table-cell>
          <table:table-cell office:value-type="float" office:value="764819000" calcext:value-type="float">
            <text:p>764819000</text:p>
          </table:table-cell>
          <table:table-cell office:value-type="float" office:value="765322000" calcext:value-type="float">
            <text:p>765322000</text:p>
          </table:table-cell>
          <table:table-cell office:value-type="float" office:value="765252000" calcext:value-type="float">
            <text:p>765252000</text:p>
          </table:table-cell>
          <table:table-cell office:value-type="float" office:value="765206000" calcext:value-type="float">
            <text:p>765206000</text:p>
          </table:table-cell>
          <table:table-cell office:value-type="float" office:value="765200000" calcext:value-type="float">
            <text:p>765200000</text:p>
          </table:table-cell>
          <table:table-cell office:value-type="float" office:value="765352000" calcext:value-type="float">
            <text:p>765352000</text:p>
          </table:table-cell>
          <table:table-cell office:value-type="float" office:value="765175000" calcext:value-type="float">
            <text:p>765175000</text:p>
          </table:table-cell>
          <table:table-cell office:value-type="float" office:value="764054000" calcext:value-type="float">
            <text:p>764054000</text:p>
          </table:table-cell>
          <table:table-cell office:value-type="float" office:value="764969000" calcext:value-type="float">
            <text:p>764969000</text:p>
          </table:table-cell>
          <table:table-cell office:value-type="float" office:value="764637000" calcext:value-type="float">
            <text:p>764637000</text:p>
          </table:table-cell>
          <table:table-cell office:value-type="float" office:value="765332000" calcext:value-type="float">
            <text:p>765332000</text:p>
          </table:table-cell>
          <table:table-cell office:value-type="float" office:value="764789000" calcext:value-type="float">
            <text:p>764789000</text:p>
          </table:table-cell>
          <table:table-cell office:value-type="float" office:value="764718000" calcext:value-type="float">
            <text:p>764718000</text:p>
          </table:table-cell>
          <table:table-cell office:value-type="float" office:value="764882000" calcext:value-type="float">
            <text:p>764882000</text:p>
          </table:table-cell>
          <table:table-cell office:value-type="float" office:value="765510000" calcext:value-type="float">
            <text:p>765510000</text:p>
          </table:table-cell>
          <table:table-cell office:value-type="float" office:value="765645000" calcext:value-type="float">
            <text:p>765645000</text:p>
          </table:table-cell>
          <table:table-cell office:value-type="float" office:value="765053000" calcext:value-type="float">
            <text:p>765053000</text:p>
          </table:table-cell>
          <table:table-cell office:value-type="float" office:value="764698000" calcext:value-type="float">
            <text:p>764698000</text:p>
          </table:table-cell>
          <table:table-cell office:value-type="float" office:value="764512000" calcext:value-type="float">
            <text:p>764512000</text:p>
          </table:table-cell>
          <table:table-cell office:value-type="float" office:value="765276000" calcext:value-type="float">
            <text:p>765276000</text:p>
          </table:table-cell>
          <table:table-cell office:value-type="float" office:value="765226000" calcext:value-type="float">
            <text:p>765226000</text:p>
          </table:table-cell>
          <table:table-cell office:value-type="float" office:value="765299000" calcext:value-type="float">
            <text:p>765299000</text:p>
          </table:table-cell>
          <table:table-cell office:value-type="float" office:value="765176000" calcext:value-type="float">
            <text:p>765176000</text:p>
          </table:table-cell>
          <table:table-cell office:value-type="float" office:value="765003000" calcext:value-type="float">
            <text:p>765003000</text:p>
          </table:table-cell>
          <table:table-cell office:value-type="float" office:value="764335000" calcext:value-type="float">
            <text:p>764335000</text:p>
          </table:table-cell>
          <table:table-cell office:value-type="float" office:value="764696000" calcext:value-type="float">
            <text:p>764696000</text:p>
          </table:table-cell>
          <table:table-cell office:value-type="float" office:value="764735000" calcext:value-type="float">
            <text:p>764735000</text:p>
          </table:table-cell>
          <table:table-cell office:value-type="float" office:value="765289000" calcext:value-type="float">
            <text:p>765289000</text:p>
          </table:table-cell>
          <table:table-cell office:value-type="float" office:value="765132000" calcext:value-type="float">
            <text:p>765132000</text:p>
          </table:table-cell>
          <table:table-cell office:value-type="float" office:value="764659000" calcext:value-type="float">
            <text:p>764659000</text:p>
          </table:table-cell>
          <table:table-cell office:value-type="float" office:value="765166000" calcext:value-type="float">
            <text:p>765166000</text:p>
          </table:table-cell>
          <table:table-cell office:value-type="float" office:value="764429000" calcext:value-type="float">
            <text:p>764429000</text:p>
          </table:table-cell>
          <table:table-cell office:value-type="float" office:value="765198000" calcext:value-type="float">
            <text:p>765198000</text:p>
          </table:table-cell>
          <table:table-cell office:value-type="float" office:value="764829000" calcext:value-type="float">
            <text:p>764829000</text:p>
          </table:table-cell>
          <table:table-cell office:value-type="float" office:value="765303000" calcext:value-type="float">
            <text:p>765303000</text:p>
          </table:table-cell>
          <table:table-cell office:value-type="float" office:value="765428000" calcext:value-type="float">
            <text:p>765428000</text:p>
          </table:table-cell>
          <table:table-cell office:value-type="float" office:value="765331000" calcext:value-type="float">
            <text:p>765331000</text:p>
          </table:table-cell>
          <table:table-cell office:value-type="float" office:value="765460000" calcext:value-type="float">
            <text:p>765460000</text:p>
          </table:table-cell>
          <table:table-cell office:value-type="float" office:value="765249000" calcext:value-type="float">
            <text:p>765249000</text:p>
          </table:table-cell>
          <table:table-cell office:value-type="float" office:value="764448000" calcext:value-type="float">
            <text:p>764448000</text:p>
          </table:table-cell>
          <table:table-cell office:value-type="float" office:value="765067000" calcext:value-type="float">
            <text:p>765067000</text:p>
          </table:table-cell>
          <table:table-cell office:value-type="float" office:value="764714000" calcext:value-type="float">
            <text:p>764714000</text:p>
          </table:table-cell>
          <table:table-cell office:value-type="float" office:value="765227000" calcext:value-type="float">
            <text:p>765227000</text:p>
          </table:table-cell>
          <table:table-cell office:value-type="float" office:value="765247000" calcext:value-type="float">
            <text:p>765247000</text:p>
          </table:table-cell>
          <table:table-cell office:value-type="float" office:value="765106000" calcext:value-type="float">
            <text:p>765106000</text:p>
          </table:table-cell>
          <table:table-cell office:value-type="float" office:value="765123000" calcext:value-type="float">
            <text:p>765123000</text:p>
          </table:table-cell>
          <table:table-cell office:value-type="float" office:value="765000000" calcext:value-type="float">
            <text:p>765000000</text:p>
          </table:table-cell>
          <table:table-cell office:value-type="float" office:value="764770000" calcext:value-type="float">
            <text:p>764770000</text:p>
          </table:table-cell>
          <table:table-cell office:value-type="float" office:value="765066000" calcext:value-type="float">
            <text:p>765066000</text:p>
          </table:table-cell>
          <table:table-cell office:value-type="float" office:value="765267000" calcext:value-type="float">
            <text:p>765267000</text:p>
          </table:table-cell>
          <table:table-cell office:value-type="float" office:value="765278000" calcext:value-type="float">
            <text:p>765278000</text:p>
          </table:table-cell>
          <table:table-cell office:value-type="float" office:value="764984000" calcext:value-type="float">
            <text:p>764984000</text:p>
          </table:table-cell>
          <table:table-cell office:value-type="float" office:value="762672000" calcext:value-type="float">
            <text:p>762672000</text:p>
          </table:table-cell>
          <table:table-cell office:value-type="float" office:value="763974000" calcext:value-type="float">
            <text:p>763974000</text:p>
          </table:table-cell>
          <table:table-cell office:value-type="float" office:value="764988000" calcext:value-type="float">
            <text:p>764988000</text:p>
          </table:table-cell>
          <table:table-cell office:value-type="float" office:value="764763000" calcext:value-type="float">
            <text:p>764763000</text:p>
          </table:table-cell>
          <table:table-cell office:value-type="float" office:value="765007000" calcext:value-type="float">
            <text:p>765007000</text:p>
          </table:table-cell>
          <table:table-cell office:value-type="float" office:value="764183000" calcext:value-type="float">
            <text:p>764183000</text:p>
          </table:table-cell>
          <table:table-cell office:value-type="float" office:value="765183000" calcext:value-type="float">
            <text:p>765183000</text:p>
          </table:table-cell>
          <table:table-cell office:value-type="float" office:value="765287000" calcext:value-type="float">
            <text:p>765287000</text:p>
          </table:table-cell>
          <table:table-cell office:value-type="float" office:value="764105000" calcext:value-type="float">
            <text:p>764105000</text:p>
          </table:table-cell>
          <table:table-cell office:value-type="float" office:value="765472000" calcext:value-type="float">
            <text:p>765472000</text:p>
          </table:table-cell>
          <table:table-cell office:value-type="float" office:value="765126000" calcext:value-type="float">
            <text:p>765126000</text:p>
          </table:table-cell>
          <table:table-cell office:value-type="float" office:value="765431000" calcext:value-type="float">
            <text:p>765431000</text:p>
          </table:table-cell>
          <table:table-cell office:value-type="float" office:value="765249000" calcext:value-type="float">
            <text:p>765249000</text:p>
          </table:table-cell>
          <table:table-cell office:value-type="float" office:value="764274000" calcext:value-type="float">
            <text:p>764274000</text:p>
          </table:table-cell>
          <table:table-cell office:value-type="float" office:value="764972000" calcext:value-type="float">
            <text:p>764972000</text:p>
          </table:table-cell>
          <table:table-cell office:value-type="float" office:value="764633000" calcext:value-type="float">
            <text:p>764633000</text:p>
          </table:table-cell>
          <table:table-cell office:value-type="float" office:value="764399000" calcext:value-type="float">
            <text:p>764399000</text:p>
          </table:table-cell>
          <table:table-cell office:value-type="float" office:value="764834000" calcext:value-type="float">
            <text:p>764834000</text:p>
          </table:table-cell>
          <table:table-cell office:value-type="float" office:value="764802000" calcext:value-type="float">
            <text:p>764802000</text:p>
          </table:table-cell>
          <table:table-cell office:value-type="float" office:value="764029000" calcext:value-type="float">
            <text:p>764029000</text:p>
          </table:table-cell>
          <table:table-cell office:value-type="float" office:value="795791000" calcext:value-type="float">
            <text:p>795791000</text:p>
          </table:table-cell>
          <table:table-cell office:value-type="float" office:value="797383000" calcext:value-type="float">
            <text:p>797383000</text:p>
          </table:table-cell>
          <table:table-cell office:value-type="float" office:value="797868000" calcext:value-type="float">
            <text:p>797868000</text:p>
          </table:table-cell>
          <table:table-cell office:value-type="float" office:value="797012000" calcext:value-type="float">
            <text:p>797012000</text:p>
          </table:table-cell>
          <table:table-cell office:value-type="float" office:value="796887000" calcext:value-type="float">
            <text:p>796887000</text:p>
          </table:table-cell>
          <table:table-cell office:value-type="float" office:value="797695000" calcext:value-type="float">
            <text:p>797695000</text:p>
          </table:table-cell>
          <table:table-cell office:value-type="float" office:value="797421000" calcext:value-type="float">
            <text:p>797421000</text:p>
          </table:table-cell>
          <table:table-cell office:value-type="float" office:value="797097000" calcext:value-type="float">
            <text:p>797097000</text:p>
          </table:table-cell>
          <table:table-cell office:value-type="float" office:value="797800000" calcext:value-type="float">
            <text:p>797800000</text:p>
          </table:table-cell>
          <table:table-cell office:value-type="float" office:value="797572000" calcext:value-type="float">
            <text:p>797572000</text:p>
          </table:table-cell>
          <table:table-cell office:value-type="float" office:value="797696000" calcext:value-type="float">
            <text:p>797696000</text:p>
          </table:table-cell>
          <table:table-cell office:value-type="float" office:value="797412000" calcext:value-type="float">
            <text:p>797412000</text:p>
          </table:table-cell>
          <table:table-cell office:value-type="float" office:value="797045000" calcext:value-type="float">
            <text:p>797045000</text:p>
          </table:table-cell>
          <table:table-cell office:value-type="float" office:value="797290000" calcext:value-type="float">
            <text:p>797290000</text:p>
          </table:table-cell>
          <table:table-cell office:value-type="float" office:value="797695000" calcext:value-type="float">
            <text:p>797695000</text:p>
          </table:table-cell>
          <table:table-cell office:value-type="float" office:value="797573000" calcext:value-type="float">
            <text:p>797573000</text:p>
          </table:table-cell>
          <table:table-cell office:value-type="float" office:value="797026000" calcext:value-type="float">
            <text:p>797026000</text:p>
          </table:table-cell>
          <table:table-cell office:value-type="float" office:value="797773000" calcext:value-type="float">
            <text:p>797773000</text:p>
          </table:table-cell>
          <table:table-cell office:value-type="float" office:value="797392000" calcext:value-type="float">
            <text:p>797392000</text:p>
          </table:table-cell>
          <table:table-cell office:value-type="float" office:value="797639000" calcext:value-type="float">
            <text:p>797639000</text:p>
          </table:table-cell>
          <table:table-cell office:value-type="float" office:value="798035000" calcext:value-type="float">
            <text:p>798035000</text:p>
          </table:table-cell>
          <table:table-cell office:value-type="float" office:value="796049000" calcext:value-type="float">
            <text:p>796049000</text:p>
          </table:table-cell>
          <table:table-cell office:value-type="float" office:value="798037000" calcext:value-type="float">
            <text:p>798037000</text:p>
          </table:table-cell>
          <table:table-cell office:value-type="float" office:value="797492000" calcext:value-type="float">
            <text:p>797492000</text:p>
          </table:table-cell>
          <table:table-cell office:value-type="float" office:value="797671000" calcext:value-type="float">
            <text:p>797671000</text:p>
          </table:table-cell>
          <table:table-cell office:value-type="float" office:value="797535000" calcext:value-type="float">
            <text:p>797535000</text:p>
          </table:table-cell>
          <table:table-cell office:value-type="float" office:value="797717000" calcext:value-type="float">
            <text:p>797717000</text:p>
          </table:table-cell>
          <table:table-cell office:value-type="float" office:value="797244000" calcext:value-type="float">
            <text:p>797244000</text:p>
          </table:table-cell>
          <table:table-cell office:value-type="float" office:value="797794000" calcext:value-type="float">
            <text:p>797794000</text:p>
          </table:table-cell>
          <table:table-cell office:value-type="float" office:value="797829000" calcext:value-type="float">
            <text:p>797829000</text:p>
          </table:table-cell>
          <table:table-cell office:value-type="float" office:value="795720000" calcext:value-type="float">
            <text:p>795720000</text:p>
          </table:table-cell>
          <table:table-cell office:value-type="float" office:value="797645000" calcext:value-type="float">
            <text:p>797645000</text:p>
          </table:table-cell>
          <table:table-cell office:value-type="float" office:value="797402000" calcext:value-type="float">
            <text:p>797402000</text:p>
          </table:table-cell>
          <table:table-cell office:value-type="float" office:value="796675000" calcext:value-type="float">
            <text:p>796675000</text:p>
          </table:table-cell>
          <table:table-cell office:value-type="float" office:value="797875000" calcext:value-type="float">
            <text:p>797875000</text:p>
          </table:table-cell>
          <table:table-cell office:value-type="float" office:value="797123000" calcext:value-type="float">
            <text:p>797123000</text:p>
          </table:table-cell>
          <table:table-cell office:value-type="float" office:value="797090000" calcext:value-type="float">
            <text:p>797090000</text:p>
          </table:table-cell>
          <table:table-cell office:value-type="float" office:value="797398000" calcext:value-type="float">
            <text:p>797398000</text:p>
          </table:table-cell>
          <table:table-cell office:value-type="float" office:value="797815000" calcext:value-type="float">
            <text:p>797815000</text:p>
          </table:table-cell>
          <table:table-cell office:value-type="float" office:value="796677000" calcext:value-type="float">
            <text:p>796677000</text:p>
          </table:table-cell>
          <table:table-cell office:value-type="float" office:value="797462000" calcext:value-type="float">
            <text:p>797462000</text:p>
          </table:table-cell>
          <table:table-cell office:value-type="float" office:value="797754000" calcext:value-type="float">
            <text:p>797754000</text:p>
          </table:table-cell>
          <table:table-cell office:value-type="float" office:value="796166000" calcext:value-type="float">
            <text:p>796166000</text:p>
          </table:table-cell>
          <table:table-cell office:value-type="float" office:value="797610000" calcext:value-type="float">
            <text:p>797610000</text:p>
          </table:table-cell>
          <table:table-cell office:value-type="float" office:value="797467000" calcext:value-type="float">
            <text:p>797467000</text:p>
          </table:table-cell>
          <table:table-cell office:value-type="float" office:value="797379000" calcext:value-type="float">
            <text:p>797379000</text:p>
          </table:table-cell>
          <table:table-cell office:value-type="float" office:value="797857000" calcext:value-type="float">
            <text:p>797857000</text:p>
          </table:table-cell>
          <table:table-cell office:value-type="float" office:value="797009000" calcext:value-type="float">
            <text:p>797009000</text:p>
          </table:table-cell>
          <table:table-cell office:value-type="float" office:value="797768000" calcext:value-type="float">
            <text:p>797768000</text:p>
          </table:table-cell>
          <table:table-cell office:value-type="float" office:value="797069000" calcext:value-type="float">
            <text:p>797069000</text:p>
          </table:table-cell>
          <table:table-cell office:value-type="float" office:value="797828000" calcext:value-type="float">
            <text:p>797828000</text:p>
          </table:table-cell>
          <table:table-cell office:value-type="float" office:value="797235000" calcext:value-type="float">
            <text:p>797235000</text:p>
          </table:table-cell>
          <table:table-cell office:value-type="float" office:value="795774000" calcext:value-type="float">
            <text:p>795774000</text:p>
          </table:table-cell>
          <table:table-cell office:value-type="float" office:value="797202000" calcext:value-type="float">
            <text:p>797202000</text:p>
          </table:table-cell>
          <table:table-cell office:value-type="float" office:value="797490000" calcext:value-type="float">
            <text:p>797490000</text:p>
          </table:table-cell>
          <table:table-cell office:value-type="float" office:value="796468000" calcext:value-type="float">
            <text:p>796468000</text:p>
          </table:table-cell>
          <table:table-cell office:value-type="float" office:value="797593000" calcext:value-type="float">
            <text:p>797593000</text:p>
          </table:table-cell>
          <table:table-cell office:value-type="float" office:value="796607000" calcext:value-type="float">
            <text:p>796607000</text:p>
          </table:table-cell>
          <table:table-cell office:value-type="float" office:value="797931000" calcext:value-type="float">
            <text:p>797931000</text:p>
          </table:table-cell>
          <table:table-cell office:value-type="float" office:value="797661000" calcext:value-type="float">
            <text:p>797661000</text:p>
          </table:table-cell>
          <table:table-cell office:value-type="float" office:value="797473000" calcext:value-type="float">
            <text:p>797473000</text:p>
          </table:table-cell>
          <table:table-cell office:value-type="float" office:value="796560000" calcext:value-type="float">
            <text:p>796560000</text:p>
          </table:table-cell>
          <table:table-cell office:value-type="float" office:value="797483000" calcext:value-type="float">
            <text:p>797483000</text:p>
          </table:table-cell>
          <table:table-cell office:value-type="float" office:value="796526000" calcext:value-type="float">
            <text:p>796526000</text:p>
          </table:table-cell>
          <table:table-cell office:value-type="float" office:value="796447000" calcext:value-type="float">
            <text:p>796447000</text:p>
          </table:table-cell>
          <table:table-cell office:value-type="float" office:value="797090000" calcext:value-type="float">
            <text:p>797090000</text:p>
          </table:table-cell>
          <table:table-cell office:value-type="float" office:value="798093000" calcext:value-type="float">
            <text:p>798093000</text:p>
          </table:table-cell>
          <table:table-cell office:value-type="float" office:value="798008000" calcext:value-type="float">
            <text:p>798008000</text:p>
          </table:table-cell>
          <table:table-cell office:value-type="float" office:value="797875000" calcext:value-type="float">
            <text:p>797875000</text:p>
          </table:table-cell>
          <table:table-cell office:value-type="float" office:value="798042000" calcext:value-type="float">
            <text:p>798042000</text:p>
          </table:table-cell>
          <table:table-cell office:value-type="float" office:value="797666000" calcext:value-type="float">
            <text:p>797666000</text:p>
          </table:table-cell>
          <table:table-cell office:value-type="float" office:value="797032000" calcext:value-type="float">
            <text:p>797032000</text:p>
          </table:table-cell>
          <table:table-cell office:value-type="float" office:value="797690000" calcext:value-type="float">
            <text:p>797690000</text:p>
          </table:table-cell>
          <table:table-cell office:value-type="float" office:value="796526000" calcext:value-type="float">
            <text:p>796526000</text:p>
          </table:table-cell>
          <table:table-cell office:value-type="float" office:value="796122000" calcext:value-type="float">
            <text:p>796122000</text:p>
          </table:table-cell>
          <table:table-cell office:value-type="float" office:value="796789000" calcext:value-type="float">
            <text:p>796789000</text:p>
          </table:table-cell>
          <table:table-cell office:value-type="float" office:value="796103000" calcext:value-type="float">
            <text:p>796103000</text:p>
          </table:table-cell>
          <table:table-cell office:value-type="float" office:value="797525000" calcext:value-type="float">
            <text:p>797525000</text:p>
          </table:table-cell>
          <table:table-cell office:value-type="float" office:value="796878000" calcext:value-type="float">
            <text:p>796878000</text:p>
          </table:table-cell>
          <table:table-cell office:value-type="float" office:value="797335000" calcext:value-type="float">
            <text:p>797335000</text:p>
          </table:table-cell>
          <table:table-cell office:value-type="float" office:value="797782000" calcext:value-type="float">
            <text:p>797782000</text:p>
          </table:table-cell>
          <table:table-cell office:value-type="float" office:value="797683000" calcext:value-type="float">
            <text:p>797683000</text:p>
          </table:table-cell>
          <table:table-cell office:value-type="float" office:value="797509000" calcext:value-type="float">
            <text:p>797509000</text:p>
          </table:table-cell>
          <table:table-cell office:value-type="float" office:value="797466000" calcext:value-type="float">
            <text:p>797466000</text:p>
          </table:table-cell>
          <table:table-cell office:value-type="float" office:value="796828000" calcext:value-type="float">
            <text:p>796828000</text:p>
          </table:table-cell>
          <table:table-cell office:value-type="float" office:value="796993000" calcext:value-type="float">
            <text:p>796993000</text:p>
          </table:table-cell>
          <table:table-cell office:value-type="float" office:value="797383000" calcext:value-type="float">
            <text:p>797383000</text:p>
          </table:table-cell>
          <table:table-cell office:value-type="float" office:value="796922000" calcext:value-type="float">
            <text:p>796922000</text:p>
          </table:table-cell>
          <table:table-cell office:value-type="float" office:value="797610000" calcext:value-type="float">
            <text:p>797610000</text:p>
          </table:table-cell>
          <table:table-cell office:value-type="float" office:value="796345000" calcext:value-type="float">
            <text:p>796345000</text:p>
          </table:table-cell>
          <table:table-cell office:value-type="float" office:value="798052000" calcext:value-type="float">
            <text:p>798052000</text:p>
          </table:table-cell>
          <table:table-cell office:value-type="float" office:value="797811000" calcext:value-type="float">
            <text:p>797811000</text:p>
          </table:table-cell>
          <table:table-cell office:value-type="float" office:value="797084000" calcext:value-type="float">
            <text:p>797084000</text:p>
          </table:table-cell>
          <table:table-cell office:value-type="float" office:value="797800000" calcext:value-type="float">
            <text:p>797800000</text:p>
          </table:table-cell>
          <table:table-cell office:value-type="float" office:value="797925000" calcext:value-type="float">
            <text:p>797925000</text:p>
          </table:table-cell>
          <table:table-cell office:value-type="float" office:value="797995000" calcext:value-type="float">
            <text:p>797995000</text:p>
          </table:table-cell>
          <table:table-cell office:value-type="float" office:value="798109000" calcext:value-type="float">
            <text:p>798109000</text:p>
          </table:table-cell>
          <table:table-cell office:value-type="float" office:value="798074000" calcext:value-type="float">
            <text:p>798074000</text:p>
          </table:table-cell>
          <table:table-cell office:value-type="float" office:value="797458000" calcext:value-type="float">
            <text:p>797458000</text:p>
          </table:table-cell>
          <table:table-cell office:value-type="float" office:value="797882000" calcext:value-type="float">
            <text:p>797882000</text:p>
          </table:table-cell>
          <table:table-cell office:value-type="float" office:value="796791000" calcext:value-type="float">
            <text:p>796791000</text:p>
          </table:table-cell>
          <table:table-cell office:value-type="float" office:value="797826000" calcext:value-type="float">
            <text:p>797826000</text:p>
          </table:table-cell>
          <table:table-cell office:value-type="float" office:value="797691000" calcext:value-type="float">
            <text:p>797691000</text:p>
          </table:table-cell>
          <table:table-cell office:value-type="float" office:value="797140000" calcext:value-type="float">
            <text:p>797140000</text:p>
          </table:table-cell>
          <table:table-cell office:value-type="float" office:value="797766000" calcext:value-type="float">
            <text:p>797766000</text:p>
          </table:table-cell>
          <table:table-cell office:value-type="float" office:value="797383000" calcext:value-type="float">
            <text:p>797383000</text:p>
          </table:table-cell>
          <table:table-cell office:value-type="float" office:value="797412000" calcext:value-type="float">
            <text:p>797412000</text:p>
          </table:table-cell>
          <table:table-cell office:value-type="float" office:value="798114000" calcext:value-type="float">
            <text:p>798114000</text:p>
          </table:table-cell>
          <table:table-cell office:value-type="float" office:value="797108000" calcext:value-type="float">
            <text:p>797108000</text:p>
          </table:table-cell>
          <table:table-cell office:value-type="float" office:value="797286000" calcext:value-type="float">
            <text:p>797286000</text:p>
          </table:table-cell>
          <table:table-cell office:value-type="float" office:value="798010000" calcext:value-type="float">
            <text:p>798010000</text:p>
          </table:table-cell>
          <table:table-cell office:value-type="float" office:value="796112000" calcext:value-type="float">
            <text:p>796112000</text:p>
          </table:table-cell>
          <table:table-cell office:value-type="float" office:value="795402000" calcext:value-type="float">
            <text:p>795402000</text:p>
          </table:table-cell>
          <table:table-cell office:value-type="float" office:value="797358000" calcext:value-type="float">
            <text:p>797358000</text:p>
          </table:table-cell>
          <table:table-cell office:value-type="float" office:value="797800000" calcext:value-type="float">
            <text:p>797800000</text:p>
          </table:table-cell>
          <table:table-cell office:value-type="float" office:value="797355000" calcext:value-type="float">
            <text:p>797355000</text:p>
          </table:table-cell>
          <table:table-cell office:value-type="float" office:value="797788000" calcext:value-type="float">
            <text:p>797788000</text:p>
          </table:table-cell>
          <table:table-cell office:value-type="float" office:value="796571000" calcext:value-type="float">
            <text:p>796571000</text:p>
          </table:table-cell>
          <table:table-cell office:value-type="float" office:value="797723000" calcext:value-type="float">
            <text:p>797723000</text:p>
          </table:table-cell>
          <table:table-cell office:value-type="float" office:value="796835000" calcext:value-type="float">
            <text:p>796835000</text:p>
          </table:table-cell>
          <table:table-cell office:value-type="float" office:value="797607000" calcext:value-type="float">
            <text:p>797607000</text:p>
          </table:table-cell>
          <table:table-cell office:value-type="float" office:value="797702000" calcext:value-type="float">
            <text:p>797702000</text:p>
          </table:table-cell>
          <table:table-cell office:value-type="float" office:value="797434000" calcext:value-type="float">
            <text:p>797434000</text:p>
          </table:table-cell>
          <table:table-cell office:value-type="float" office:value="797233000" calcext:value-type="float">
            <text:p>797233000</text:p>
          </table:table-cell>
          <table:table-cell office:value-type="float" office:value="795785000" calcext:value-type="float">
            <text:p>795785000</text:p>
          </table:table-cell>
          <table:table-cell office:value-type="float" office:value="796855000" calcext:value-type="float">
            <text:p>796855000</text:p>
          </table:table-cell>
          <table:table-cell office:value-type="float" office:value="797599000" calcext:value-type="float">
            <text:p>797599000</text:p>
          </table:table-cell>
          <table:table-cell office:value-type="float" office:value="797375000" calcext:value-type="float">
            <text:p>797375000</text:p>
          </table:table-cell>
          <table:table-cell office:value-type="float" office:value="797959000" calcext:value-type="float">
            <text:p>797959000</text:p>
          </table:table-cell>
          <table:table-cell office:value-type="float" office:value="797623000" calcext:value-type="float">
            <text:p>797623000</text:p>
          </table:table-cell>
          <table:table-cell office:value-type="float" office:value="796967000" calcext:value-type="float">
            <text:p>796967000</text:p>
          </table:table-cell>
          <table:table-cell office:value-type="float" office:value="797932000" calcext:value-type="float">
            <text:p>797932000</text:p>
          </table:table-cell>
          <table:table-cell office:value-type="float" office:value="797465000" calcext:value-type="float">
            <text:p>797465000</text:p>
          </table:table-cell>
          <table:table-cell office:value-type="float" office:value="795276000" calcext:value-type="float">
            <text:p>795276000</text:p>
          </table:table-cell>
          <table:table-cell office:value-type="float" office:value="797362000" calcext:value-type="float">
            <text:p>797362000</text:p>
          </table:table-cell>
          <table:table-cell office:value-type="float" office:value="796264000" calcext:value-type="float">
            <text:p>796264000</text:p>
          </table:table-cell>
          <table:table-cell office:value-type="float" office:value="797395000" calcext:value-type="float">
            <text:p>797395000</text:p>
          </table:table-cell>
          <table:table-cell office:value-type="float" office:value="797335000" calcext:value-type="float">
            <text:p>797335000</text:p>
          </table:table-cell>
          <table:table-cell office:value-type="float" office:value="797417000" calcext:value-type="float">
            <text:p>797417000</text:p>
          </table:table-cell>
          <table:table-cell office:value-type="float" office:value="797950000" calcext:value-type="float">
            <text:p>797950000</text:p>
          </table:table-cell>
          <table:table-cell office:value-type="float" office:value="797660000" calcext:value-type="float">
            <text:p>797660000</text:p>
          </table:table-cell>
          <table:table-cell office:value-type="float" office:value="798099000" calcext:value-type="float">
            <text:p>798099000</text:p>
          </table:table-cell>
          <table:table-cell office:value-type="float" office:value="796220000" calcext:value-type="float">
            <text:p>796220000</text:p>
          </table:table-cell>
          <table:table-cell office:value-type="float" office:value="795668000" calcext:value-type="float">
            <text:p>795668000</text:p>
          </table:table-cell>
          <table:table-cell office:value-type="float" office:value="797711000" calcext:value-type="float">
            <text:p>797711000</text:p>
          </table:table-cell>
          <table:table-cell office:value-type="float" office:value="797487000" calcext:value-type="float">
            <text:p>797487000</text:p>
          </table:table-cell>
          <table:table-cell office:value-type="float" office:value="796916000" calcext:value-type="float">
            <text:p>796916000</text:p>
          </table:table-cell>
          <table:table-cell office:value-type="float" office:value="797253000" calcext:value-type="float">
            <text:p>797253000</text:p>
          </table:table-cell>
          <table:table-cell office:value-type="float" office:value="797818000" calcext:value-type="float">
            <text:p>797818000</text:p>
          </table:table-cell>
          <table:table-cell office:value-type="float" office:value="798154000" calcext:value-type="float">
            <text:p>798154000</text:p>
          </table:table-cell>
          <table:table-cell office:value-type="float" office:value="797594000" calcext:value-type="float">
            <text:p>797594000</text:p>
          </table:table-cell>
          <table:table-cell office:value-type="float" office:value="797588000" calcext:value-type="float">
            <text:p>797588000</text:p>
          </table:table-cell>
          <table:table-cell office:value-type="float" office:value="796464000" calcext:value-type="float">
            <text:p>796464000</text:p>
          </table:table-cell>
          <table:table-cell office:value-type="float" office:value="796549000" calcext:value-type="float">
            <text:p>796549000</text:p>
          </table:table-cell>
          <table:table-cell office:value-type="float" office:value="797196000" calcext:value-type="float">
            <text:p>797196000</text:p>
          </table:table-cell>
          <table:table-cell office:value-type="float" office:value="797777000" calcext:value-type="float">
            <text:p>797777000</text:p>
          </table:table-cell>
          <table:table-cell office:value-type="float" office:value="797376000" calcext:value-type="float">
            <text:p>797376000</text:p>
          </table:table-cell>
          <table:table-cell office:value-type="float" office:value="797377000" calcext:value-type="float">
            <text:p>797377000</text:p>
          </table:table-cell>
          <table:table-cell office:value-type="float" office:value="795057000" calcext:value-type="float">
            <text:p>795057000</text:p>
          </table:table-cell>
          <table:table-cell office:value-type="float" office:value="794956000" calcext:value-type="float">
            <text:p>794956000</text:p>
          </table:table-cell>
          <table:table-cell office:value-type="float" office:value="797108000" calcext:value-type="float">
            <text:p>797108000</text:p>
          </table:table-cell>
          <table:table-cell office:value-type="float" office:value="796998000" calcext:value-type="float">
            <text:p>796998000</text:p>
          </table:table-cell>
          <table:table-cell office:value-type="float" office:value="797732000" calcext:value-type="float">
            <text:p>797732000</text:p>
          </table:table-cell>
          <table:table-cell office:value-type="float" office:value="797381000" calcext:value-type="float">
            <text:p>797381000</text:p>
          </table:table-cell>
          <table:table-cell office:value-type="float" office:value="797331000" calcext:value-type="float">
            <text:p>797331000</text:p>
          </table:table-cell>
          <table:table-cell office:value-type="float" office:value="797636000" calcext:value-type="float">
            <text:p>797636000</text:p>
          </table:table-cell>
          <table:table-cell office:value-type="float" office:value="797972000" calcext:value-type="float">
            <text:p>797972000</text:p>
          </table:table-cell>
          <table:table-cell office:value-type="float" office:value="798103000" calcext:value-type="float">
            <text:p>798103000</text:p>
          </table:table-cell>
          <table:table-cell office:value-type="float" office:value="797130000" calcext:value-type="float">
            <text:p>797130000</text:p>
          </table:table-cell>
          <table:table-cell office:value-type="float" office:value="796857000" calcext:value-type="float">
            <text:p>796857000</text:p>
          </table:table-cell>
          <table:table-cell office:value-type="float" office:value="796592000" calcext:value-type="float">
            <text:p>796592000</text:p>
          </table:table-cell>
          <table:table-cell office:value-type="float" office:value="797787000" calcext:value-type="float">
            <text:p>797787000</text:p>
          </table:table-cell>
          <table:table-cell office:value-type="float" office:value="796780000" calcext:value-type="float">
            <text:p>796780000</text:p>
          </table:table-cell>
          <table:table-cell office:value-type="float" office:value="797579000" calcext:value-type="float">
            <text:p>797579000</text:p>
          </table:table-cell>
          <table:table-cell office:value-type="float" office:value="796867000" calcext:value-type="float">
            <text:p>796867000</text:p>
          </table:table-cell>
          <table:table-cell office:value-type="float" office:value="797737000" calcext:value-type="float">
            <text:p>797737000</text:p>
          </table:table-cell>
          <table:table-cell office:value-type="float" office:value="795830000" calcext:value-type="float">
            <text:p>795830000</text:p>
          </table:table-cell>
          <table:table-cell office:value-type="float" office:value="797449000" calcext:value-type="float">
            <text:p>797449000</text:p>
          </table:table-cell>
          <table:table-cell office:value-type="float" office:value="797425000" calcext:value-type="float">
            <text:p>797425000</text:p>
          </table:table-cell>
          <table:table-cell office:value-type="float" office:value="797733000" calcext:value-type="float">
            <text:p>797733000</text:p>
          </table:table-cell>
          <table:table-cell office:value-type="float" office:value="796326000" calcext:value-type="float">
            <text:p>796326000</text:p>
          </table:table-cell>
          <table:table-cell office:value-type="float" office:value="797616000" calcext:value-type="float">
            <text:p>797616000</text:p>
          </table:table-cell>
          <table:table-cell office:value-type="float" office:value="798017000" calcext:value-type="float">
            <text:p>798017000</text:p>
          </table:table-cell>
          <table:table-cell office:value-type="float" office:value="797759000" calcext:value-type="float">
            <text:p>797759000</text:p>
          </table:table-cell>
          <table:table-cell office:value-type="float" office:value="797544000" calcext:value-type="float">
            <text:p>797544000</text:p>
          </table:table-cell>
          <table:table-cell office:value-type="float" office:value="796952000" calcext:value-type="float">
            <text:p>796952000</text:p>
          </table:table-cell>
          <table:table-cell office:value-type="float" office:value="797592000" calcext:value-type="float">
            <text:p>797592000</text:p>
          </table:table-cell>
          <table:table-cell office:value-type="float" office:value="797799000" calcext:value-type="float">
            <text:p>797799000</text:p>
          </table:table-cell>
          <table:table-cell office:value-type="float" office:value="797809000" calcext:value-type="float">
            <text:p>797809000</text:p>
          </table:table-cell>
          <table:table-cell office:value-type="float" office:value="797424000" calcext:value-type="float">
            <text:p>797424000</text:p>
          </table:table-cell>
          <table:table-cell office:value-type="float" office:value="797310000" calcext:value-type="float">
            <text:p>797310000</text:p>
          </table:table-cell>
          <table:table-cell office:value-type="float" office:value="797349000" calcext:value-type="float">
            <text:p>797349000</text:p>
          </table:table-cell>
          <table:table-cell office:value-type="float" office:value="797835000" calcext:value-type="float">
            <text:p>797835000</text:p>
          </table:table-cell>
          <table:table-cell office:value-type="float" office:value="797925000" calcext:value-type="float">
            <text:p>797925000</text:p>
          </table:table-cell>
          <table:table-cell office:value-type="float" office:value="796319000" calcext:value-type="float">
            <text:p>796319000</text:p>
          </table:table-cell>
          <table:table-cell office:value-type="float" office:value="798038000" calcext:value-type="float">
            <text:p>798038000</text:p>
          </table:table-cell>
          <table:table-cell office:value-type="float" office:value="797415000" calcext:value-type="float">
            <text:p>797415000</text:p>
          </table:table-cell>
          <table:table-cell office:value-type="float" office:value="797615000" calcext:value-type="float">
            <text:p>797615000</text:p>
          </table:table-cell>
          <table:table-cell office:value-type="float" office:value="797260000" calcext:value-type="float">
            <text:p>797260000</text:p>
          </table:table-cell>
          <table:table-cell office:value-type="float" office:value="797397000" calcext:value-type="float">
            <text:p>797397000</text:p>
          </table:table-cell>
          <table:table-cell office:value-type="float" office:value="815386000" calcext:value-type="float">
            <text:p>815386000</text:p>
          </table:table-cell>
          <table:table-cell office:value-type="float" office:value="817308000" calcext:value-type="float">
            <text:p>817308000</text:p>
          </table:table-cell>
          <table:table-cell office:value-type="float" office:value="817294000" calcext:value-type="float">
            <text:p>817294000</text:p>
          </table:table-cell>
          <table:table-cell office:value-type="float" office:value="815861000" calcext:value-type="float">
            <text:p>815861000</text:p>
          </table:table-cell>
          <table:table-cell office:value-type="float" office:value="816830000" calcext:value-type="float">
            <text:p>816830000</text:p>
          </table:table-cell>
          <table:table-cell office:value-type="float" office:value="817068000" calcext:value-type="float">
            <text:p>817068000</text:p>
          </table:table-cell>
          <table:table-cell office:value-type="float" office:value="816955000" calcext:value-type="float">
            <text:p>816955000</text:p>
          </table:table-cell>
          <table:table-cell office:value-type="float" office:value="816991000" calcext:value-type="float">
            <text:p>816991000</text:p>
          </table:table-cell>
          <table:table-cell office:value-type="float" office:value="816030000" calcext:value-type="float">
            <text:p>816030000</text:p>
          </table:table-cell>
          <table:table-cell office:value-type="float" office:value="816817000" calcext:value-type="float">
            <text:p>816817000</text:p>
          </table:table-cell>
          <table:table-cell office:value-type="float" office:value="816996000" calcext:value-type="float">
            <text:p>816996000</text:p>
          </table:table-cell>
          <table:table-cell office:value-type="float" office:value="815871000" calcext:value-type="float">
            <text:p>815871000</text:p>
          </table:table-cell>
          <table:table-cell office:value-type="float" office:value="817065000" calcext:value-type="float">
            <text:p>817065000</text:p>
          </table:table-cell>
          <table:table-cell office:value-type="float" office:value="813829000" calcext:value-type="float">
            <text:p>813829000</text:p>
          </table:table-cell>
          <table:table-cell office:value-type="float" office:value="817376000" calcext:value-type="float">
            <text:p>817376000</text:p>
          </table:table-cell>
          <table:table-cell office:value-type="float" office:value="816605000" calcext:value-type="float">
            <text:p>816605000</text:p>
          </table:table-cell>
          <table:table-cell office:value-type="float" office:value="817333000" calcext:value-type="float">
            <text:p>817333000</text:p>
          </table:table-cell>
          <table:table-cell office:value-type="float" office:value="816185000" calcext:value-type="float">
            <text:p>816185000</text:p>
          </table:table-cell>
          <table:table-cell office:value-type="float" office:value="817002000" calcext:value-type="float">
            <text:p>817002000</text:p>
          </table:table-cell>
          <table:table-cell office:value-type="float" office:value="816706000" calcext:value-type="float">
            <text:p>816706000</text:p>
          </table:table-cell>
          <table:table-cell office:value-type="float" office:value="816653000" calcext:value-type="float">
            <text:p>816653000</text:p>
          </table:table-cell>
          <table:table-cell office:value-type="float" office:value="817118000" calcext:value-type="float">
            <text:p>817118000</text:p>
          </table:table-cell>
          <table:table-cell office:value-type="float" office:value="817377000" calcext:value-type="float">
            <text:p>817377000</text:p>
          </table:table-cell>
          <table:table-cell office:value-type="float" office:value="816048000" calcext:value-type="float">
            <text:p>816048000</text:p>
          </table:table-cell>
          <table:table-cell office:value-type="float" office:value="816954000" calcext:value-type="float">
            <text:p>816954000</text:p>
          </table:table-cell>
          <table:table-cell office:value-type="float" office:value="816713000" calcext:value-type="float">
            <text:p>816713000</text:p>
          </table:table-cell>
          <table:table-cell office:value-type="float" office:value="817156000" calcext:value-type="float">
            <text:p>817156000</text:p>
          </table:table-cell>
          <table:table-cell office:value-type="float" office:value="817223000" calcext:value-type="float">
            <text:p>817223000</text:p>
          </table:table-cell>
          <table:table-cell office:value-type="float" office:value="817456000" calcext:value-type="float">
            <text:p>817456000</text:p>
          </table:table-cell>
          <table:table-cell office:value-type="float" office:value="817257000" calcext:value-type="float">
            <text:p>817257000</text:p>
          </table:table-cell>
          <table:table-cell office:value-type="float" office:value="816912000" calcext:value-type="float">
            <text:p>816912000</text:p>
          </table:table-cell>
          <table:table-cell office:value-type="float" office:value="816516000" calcext:value-type="float">
            <text:p>816516000</text:p>
          </table:table-cell>
          <table:table-cell office:value-type="float" office:value="815810000" calcext:value-type="float">
            <text:p>815810000</text:p>
          </table:table-cell>
          <table:table-cell office:value-type="float" office:value="817376000" calcext:value-type="float">
            <text:p>817376000</text:p>
          </table:table-cell>
          <table:table-cell office:value-type="float" office:value="816775000" calcext:value-type="float">
            <text:p>816775000</text:p>
          </table:table-cell>
          <table:table-cell office:value-type="float" office:value="816640000" calcext:value-type="float">
            <text:p>816640000</text:p>
          </table:table-cell>
          <table:table-cell office:value-type="float" office:value="817413000" calcext:value-type="float">
            <text:p>817413000</text:p>
          </table:table-cell>
          <table:table-cell office:value-type="float" office:value="815677000" calcext:value-type="float">
            <text:p>815677000</text:p>
          </table:table-cell>
          <table:table-cell office:value-type="float" office:value="817100000" calcext:value-type="float">
            <text:p>817100000</text:p>
          </table:table-cell>
          <table:table-cell office:value-type="float" office:value="816752000" calcext:value-type="float">
            <text:p>816752000</text:p>
          </table:table-cell>
          <table:table-cell office:value-type="float" office:value="815166000" calcext:value-type="float">
            <text:p>815166000</text:p>
          </table:table-cell>
          <table:table-cell office:value-type="float" office:value="817012000" calcext:value-type="float">
            <text:p>817012000</text:p>
          </table:table-cell>
          <table:table-cell office:value-type="float" office:value="816608000" calcext:value-type="float">
            <text:p>816608000</text:p>
          </table:table-cell>
          <table:table-cell office:value-type="float" office:value="817290000" calcext:value-type="float">
            <text:p>817290000</text:p>
          </table:table-cell>
          <table:table-cell office:value-type="float" office:value="816310000" calcext:value-type="float">
            <text:p>816310000</text:p>
          </table:table-cell>
          <table:table-cell office:value-type="float" office:value="815452000" calcext:value-type="float">
            <text:p>815452000</text:p>
          </table:table-cell>
          <table:table-cell office:value-type="float" office:value="816731000" calcext:value-type="float">
            <text:p>816731000</text:p>
          </table:table-cell>
          <table:table-cell office:value-type="float" office:value="816824000" calcext:value-type="float">
            <text:p>816824000</text:p>
          </table:table-cell>
          <table:table-cell office:value-type="float" office:value="816840000" calcext:value-type="float">
            <text:p>816840000</text:p>
          </table:table-cell>
          <table:table-cell office:value-type="float" office:value="816805000" calcext:value-type="float">
            <text:p>816805000</text:p>
          </table:table-cell>
          <table:table-cell office:value-type="float" office:value="816767000" calcext:value-type="float">
            <text:p>816767000</text:p>
          </table:table-cell>
          <table:table-cell office:value-type="float" office:value="817113000" calcext:value-type="float">
            <text:p>817113000</text:p>
          </table:table-cell>
          <table:table-cell office:value-type="float" office:value="817125000" calcext:value-type="float">
            <text:p>817125000</text:p>
          </table:table-cell>
          <table:table-cell office:value-type="float" office:value="816715000" calcext:value-type="float">
            <text:p>816715000</text:p>
          </table:table-cell>
          <table:table-cell office:value-type="float" office:value="815967000" calcext:value-type="float">
            <text:p>815967000</text:p>
          </table:table-cell>
          <table:table-cell office:value-type="float" office:value="816958000" calcext:value-type="float">
            <text:p>816958000</text:p>
          </table:table-cell>
          <table:table-cell office:value-type="float" office:value="816081000" calcext:value-type="float">
            <text:p>816081000</text:p>
          </table:table-cell>
          <table:table-cell office:value-type="float" office:value="815941000" calcext:value-type="float">
            <text:p>815941000</text:p>
          </table:table-cell>
          <table:table-cell office:value-type="float" office:value="816492000" calcext:value-type="float">
            <text:p>816492000</text:p>
          </table:table-cell>
          <table:table-cell office:value-type="float" office:value="817025000" calcext:value-type="float">
            <text:p>817025000</text:p>
          </table:table-cell>
          <table:table-cell office:value-type="float" office:value="817456000" calcext:value-type="float">
            <text:p>817456000</text:p>
          </table:table-cell>
          <table:table-cell office:value-type="float" office:value="817566000" calcext:value-type="float">
            <text:p>817566000</text:p>
          </table:table-cell>
          <table:table-cell office:value-type="float" office:value="816245000" calcext:value-type="float">
            <text:p>816245000</text:p>
          </table:table-cell>
          <table:table-cell office:value-type="float" office:value="814796000" calcext:value-type="float">
            <text:p>814796000</text:p>
          </table:table-cell>
          <table:table-cell office:value-type="float" office:value="816788000" calcext:value-type="float">
            <text:p>816788000</text:p>
          </table:table-cell>
          <table:table-cell office:value-type="float" office:value="816995000" calcext:value-type="float">
            <text:p>816995000</text:p>
          </table:table-cell>
          <table:table-cell office:value-type="float" office:value="816750000" calcext:value-type="float">
            <text:p>816750000</text:p>
          </table:table-cell>
          <table:table-cell office:value-type="float" office:value="816572000" calcext:value-type="float">
            <text:p>816572000</text:p>
          </table:table-cell>
          <table:table-cell office:value-type="float" office:value="817317000" calcext:value-type="float">
            <text:p>817317000</text:p>
          </table:table-cell>
          <table:table-cell office:value-type="float" office:value="816981000" calcext:value-type="float">
            <text:p>816981000</text:p>
          </table:table-cell>
          <table:table-cell office:value-type="float" office:value="817596000" calcext:value-type="float">
            <text:p>817596000</text:p>
          </table:table-cell>
          <table:table-cell office:value-type="float" office:value="815553000" calcext:value-type="float">
            <text:p>815553000</text:p>
          </table:table-cell>
          <table:table-cell office:value-type="float" office:value="817469000" calcext:value-type="float">
            <text:p>817469000</text:p>
          </table:table-cell>
          <table:table-cell office:value-type="float" office:value="815443000" calcext:value-type="float">
            <text:p>815443000</text:p>
          </table:table-cell>
          <table:table-cell office:value-type="float" office:value="816798000" calcext:value-type="float">
            <text:p>816798000</text:p>
          </table:table-cell>
          <table:table-cell office:value-type="float" office:value="816341000" calcext:value-type="float">
            <text:p>816341000</text:p>
          </table:table-cell>
          <table:table-cell office:value-type="float" office:value="816690000" calcext:value-type="float">
            <text:p>816690000</text:p>
          </table:table-cell>
          <table:table-cell office:value-type="float" office:value="816330000" calcext:value-type="float">
            <text:p>816330000</text:p>
          </table:table-cell>
          <table:table-cell office:value-type="float" office:value="816509000" calcext:value-type="float">
            <text:p>816509000</text:p>
          </table:table-cell>
          <table:table-cell office:value-type="float" office:value="816905000" calcext:value-type="float">
            <text:p>816905000</text:p>
          </table:table-cell>
          <table:table-cell office:value-type="float" office:value="816820000" calcext:value-type="float">
            <text:p>816820000</text:p>
          </table:table-cell>
          <table:table-cell office:value-type="float" office:value="817138000" calcext:value-type="float">
            <text:p>817138000</text:p>
          </table:table-cell>
          <table:table-cell office:value-type="float" office:value="816464000" calcext:value-type="float">
            <text:p>816464000</text:p>
          </table:table-cell>
          <table:table-cell office:value-type="float" office:value="816009000" calcext:value-type="float">
            <text:p>816009000</text:p>
          </table:table-cell>
          <table:table-cell office:value-type="float" office:value="816576000" calcext:value-type="float">
            <text:p>816576000</text:p>
          </table:table-cell>
          <table:table-cell office:value-type="float" office:value="815981000" calcext:value-type="float">
            <text:p>815981000</text:p>
          </table:table-cell>
          <table:table-cell office:value-type="float" office:value="817446000" calcext:value-type="float">
            <text:p>817446000</text:p>
          </table:table-cell>
          <table:table-cell office:value-type="float" office:value="814980000" calcext:value-type="float">
            <text:p>814980000</text:p>
          </table:table-cell>
          <table:table-cell office:value-type="float" office:value="816508000" calcext:value-type="float">
            <text:p>816508000</text:p>
          </table:table-cell>
          <table:table-cell office:value-type="float" office:value="816311000" calcext:value-type="float">
            <text:p>816311000</text:p>
          </table:table-cell>
          <table:table-cell office:value-type="float" office:value="816998000" calcext:value-type="float">
            <text:p>816998000</text:p>
          </table:table-cell>
          <table:table-cell office:value-type="float" office:value="816620000" calcext:value-type="float">
            <text:p>816620000</text:p>
          </table:table-cell>
          <table:table-cell office:value-type="float" office:value="816974000" calcext:value-type="float">
            <text:p>816974000</text:p>
          </table:table-cell>
          <table:table-cell office:value-type="float" office:value="816912000" calcext:value-type="float">
            <text:p>816912000</text:p>
          </table:table-cell>
          <table:table-cell office:value-type="float" office:value="816839000" calcext:value-type="float">
            <text:p>816839000</text:p>
          </table:table-cell>
          <table:table-cell office:value-type="float" office:value="816689000" calcext:value-type="float">
            <text:p>816689000</text:p>
          </table:table-cell>
          <table:table-cell office:value-type="float" office:value="816738000" calcext:value-type="float">
            <text:p>816738000</text:p>
          </table:table-cell>
          <table:table-cell office:value-type="float" office:value="817310000" calcext:value-type="float">
            <text:p>817310000</text:p>
          </table:table-cell>
          <table:table-cell office:value-type="float" office:value="817311000" calcext:value-type="float">
            <text:p>817311000</text:p>
          </table:table-cell>
          <table:table-cell office:value-type="float" office:value="817157000" calcext:value-type="float">
            <text:p>817157000</text:p>
          </table:table-cell>
          <table:table-cell office:value-type="float" office:value="816915000" calcext:value-type="float">
            <text:p>816915000</text:p>
          </table:table-cell>
          <table:table-cell office:value-type="float" office:value="816964000" calcext:value-type="float">
            <text:p>816964000</text:p>
          </table:table-cell>
          <table:table-cell office:value-type="float" office:value="816861000" calcext:value-type="float">
            <text:p>816861000</text:p>
          </table:table-cell>
          <table:table-cell office:value-type="float" office:value="816393000" calcext:value-type="float">
            <text:p>816393000</text:p>
          </table:table-cell>
          <table:table-cell office:value-type="float" office:value="816381000" calcext:value-type="float">
            <text:p>816381000</text:p>
          </table:table-cell>
          <table:table-cell office:value-type="float" office:value="816862000" calcext:value-type="float">
            <text:p>816862000</text:p>
          </table:table-cell>
          <table:table-cell office:value-type="float" office:value="816964000" calcext:value-type="float">
            <text:p>816964000</text:p>
          </table:table-cell>
          <table:table-cell office:value-type="float" office:value="816634000" calcext:value-type="float">
            <text:p>816634000</text:p>
          </table:table-cell>
          <table:table-cell office:value-type="float" office:value="817266000" calcext:value-type="float">
            <text:p>817266000</text:p>
          </table:table-cell>
          <table:table-cell office:value-type="float" office:value="816360000" calcext:value-type="float">
            <text:p>816360000</text:p>
          </table:table-cell>
          <table:table-cell office:value-type="float" office:value="815926000" calcext:value-type="float">
            <text:p>815926000</text:p>
          </table:table-cell>
          <table:table-cell office:value-type="float" office:value="815639000" calcext:value-type="float">
            <text:p>815639000</text:p>
          </table:table-cell>
          <table:table-cell office:value-type="float" office:value="817013000" calcext:value-type="float">
            <text:p>817013000</text:p>
          </table:table-cell>
          <table:table-cell office:value-type="float" office:value="817380000" calcext:value-type="float">
            <text:p>817380000</text:p>
          </table:table-cell>
          <table:table-cell office:value-type="float" office:value="815861000" calcext:value-type="float">
            <text:p>815861000</text:p>
          </table:table-cell>
          <table:table-cell office:value-type="float" office:value="816284000" calcext:value-type="float">
            <text:p>816284000</text:p>
          </table:table-cell>
          <table:table-cell office:value-type="float" office:value="815402000" calcext:value-type="float">
            <text:p>815402000</text:p>
          </table:table-cell>
          <table:table-cell office:value-type="float" office:value="816839000" calcext:value-type="float">
            <text:p>816839000</text:p>
          </table:table-cell>
          <table:table-cell office:value-type="float" office:value="817002000" calcext:value-type="float">
            <text:p>817002000</text:p>
          </table:table-cell>
          <table:table-cell office:value-type="float" office:value="817131000" calcext:value-type="float">
            <text:p>817131000</text:p>
          </table:table-cell>
          <table:table-cell office:value-type="float" office:value="816432000" calcext:value-type="float">
            <text:p>816432000</text:p>
          </table:table-cell>
          <table:table-cell office:value-type="float" office:value="816448000" calcext:value-type="float">
            <text:p>816448000</text:p>
          </table:table-cell>
          <table:table-cell office:value-type="float" office:value="817074000" calcext:value-type="float">
            <text:p>817074000</text:p>
          </table:table-cell>
          <table:table-cell office:value-type="float" office:value="816766000" calcext:value-type="float">
            <text:p>816766000</text:p>
          </table:table-cell>
          <table:table-cell office:value-type="float" office:value="815033000" calcext:value-type="float">
            <text:p>815033000</text:p>
          </table:table-cell>
          <table:table-cell office:value-type="float" office:value="816567000" calcext:value-type="float">
            <text:p>816567000</text:p>
          </table:table-cell>
          <table:table-cell office:value-type="float" office:value="816564000" calcext:value-type="float">
            <text:p>816564000</text:p>
          </table:table-cell>
          <table:table-cell office:value-type="float" office:value="816560000" calcext:value-type="float">
            <text:p>816560000</text:p>
          </table:table-cell>
          <table:table-cell office:value-type="float" office:value="816265000" calcext:value-type="float">
            <text:p>816265000</text:p>
          </table:table-cell>
          <table:table-cell office:value-type="float" office:value="816905000" calcext:value-type="float">
            <text:p>816905000</text:p>
          </table:table-cell>
          <table:table-cell office:value-type="float" office:value="815518000" calcext:value-type="float">
            <text:p>815518000</text:p>
          </table:table-cell>
          <table:table-cell office:value-type="float" office:value="816953000" calcext:value-type="float">
            <text:p>816953000</text:p>
          </table:table-cell>
          <table:table-cell office:value-type="float" office:value="815139000" calcext:value-type="float">
            <text:p>815139000</text:p>
          </table:table-cell>
          <table:table-cell office:value-type="float" office:value="816199000" calcext:value-type="float">
            <text:p>816199000</text:p>
          </table:table-cell>
          <table:table-cell office:value-type="float" office:value="817100000" calcext:value-type="float">
            <text:p>817100000</text:p>
          </table:table-cell>
          <table:table-cell office:value-type="float" office:value="817350000" calcext:value-type="float">
            <text:p>817350000</text:p>
          </table:table-cell>
          <table:table-cell office:value-type="float" office:value="817072000" calcext:value-type="float">
            <text:p>817072000</text:p>
          </table:table-cell>
          <table:table-cell office:value-type="float" office:value="817305000" calcext:value-type="float">
            <text:p>817305000</text:p>
          </table:table-cell>
          <table:table-cell office:value-type="float" office:value="816998000" calcext:value-type="float">
            <text:p>816998000</text:p>
          </table:table-cell>
          <table:table-cell office:value-type="float" office:value="817301000" calcext:value-type="float">
            <text:p>817301000</text:p>
          </table:table-cell>
          <table:table-cell office:value-type="float" office:value="817050000" calcext:value-type="float">
            <text:p>817050000</text:p>
          </table:table-cell>
          <table:table-cell office:value-type="float" office:value="817389000" calcext:value-type="float">
            <text:p>817389000</text:p>
          </table:table-cell>
          <table:table-cell office:value-type="float" office:value="816511000" calcext:value-type="float">
            <text:p>816511000</text:p>
          </table:table-cell>
          <table:table-cell office:value-type="float" office:value="817422000" calcext:value-type="float">
            <text:p>817422000</text:p>
          </table:table-cell>
          <table:table-cell office:value-type="float" office:value="817177000" calcext:value-type="float">
            <text:p>817177000</text:p>
          </table:table-cell>
          <table:table-cell office:value-type="float" office:value="815237000" calcext:value-type="float">
            <text:p>815237000</text:p>
          </table:table-cell>
          <table:table-cell office:value-type="float" office:value="814965000" calcext:value-type="float">
            <text:p>814965000</text:p>
          </table:table-cell>
          <table:table-cell office:value-type="float" office:value="816141000" calcext:value-type="float">
            <text:p>816141000</text:p>
          </table:table-cell>
          <table:table-cell office:value-type="float" office:value="816157000" calcext:value-type="float">
            <text:p>816157000</text:p>
          </table:table-cell>
          <table:table-cell office:value-type="float" office:value="817411000" calcext:value-type="float">
            <text:p>817411000</text:p>
          </table:table-cell>
          <table:table-cell office:value-type="float" office:value="817007000" calcext:value-type="float">
            <text:p>817007000</text:p>
          </table:table-cell>
          <table:table-cell office:value-type="float" office:value="817302000" calcext:value-type="float">
            <text:p>817302000</text:p>
          </table:table-cell>
          <table:table-cell office:value-type="float" office:value="815901000" calcext:value-type="float">
            <text:p>815901000</text:p>
          </table:table-cell>
          <table:table-cell office:value-type="float" office:value="815101000" calcext:value-type="float">
            <text:p>815101000</text:p>
          </table:table-cell>
          <table:table-cell office:value-type="float" office:value="816612000" calcext:value-type="float">
            <text:p>816612000</text:p>
          </table:table-cell>
          <table:table-cell office:value-type="float" office:value="817229000" calcext:value-type="float">
            <text:p>817229000</text:p>
          </table:table-cell>
          <table:table-cell office:value-type="float" office:value="816880000" calcext:value-type="float">
            <text:p>816880000</text:p>
          </table:table-cell>
          <table:table-cell office:value-type="float" office:value="815782000" calcext:value-type="float">
            <text:p>815782000</text:p>
          </table:table-cell>
          <table:table-cell office:value-type="float" office:value="815237000" calcext:value-type="float">
            <text:p>815237000</text:p>
          </table:table-cell>
          <table:table-cell office:value-type="float" office:value="817273000" calcext:value-type="float">
            <text:p>817273000</text:p>
          </table:table-cell>
          <table:table-cell office:value-type="float" office:value="816876000" calcext:value-type="float">
            <text:p>816876000</text:p>
          </table:table-cell>
          <table:table-cell office:value-type="float" office:value="817078000" calcext:value-type="float">
            <text:p>817078000</text:p>
          </table:table-cell>
          <table:table-cell office:value-type="float" office:value="817148000" calcext:value-type="float">
            <text:p>817148000</text:p>
          </table:table-cell>
          <table:table-cell office:value-type="float" office:value="816935000" calcext:value-type="float">
            <text:p>816935000</text:p>
          </table:table-cell>
          <table:table-cell office:value-type="float" office:value="816806000" calcext:value-type="float">
            <text:p>816806000</text:p>
          </table:table-cell>
          <table:table-cell office:value-type="float" office:value="817356000" calcext:value-type="float">
            <text:p>817356000</text:p>
          </table:table-cell>
          <table:table-cell office:value-type="float" office:value="817069000" calcext:value-type="float">
            <text:p>817069000</text:p>
          </table:table-cell>
          <table:table-cell office:value-type="float" office:value="816804000" calcext:value-type="float">
            <text:p>816804000</text:p>
          </table:table-cell>
          <table:table-cell office:value-type="float" office:value="817160000" calcext:value-type="float">
            <text:p>817160000</text:p>
          </table:table-cell>
          <table:table-cell office:value-type="float" office:value="817099000" calcext:value-type="float">
            <text:p>817099000</text:p>
          </table:table-cell>
          <table:table-cell office:value-type="float" office:value="816922000" calcext:value-type="float">
            <text:p>816922000</text:p>
          </table:table-cell>
          <table:table-cell office:value-type="float" office:value="816753000" calcext:value-type="float">
            <text:p>816753000</text:p>
          </table:table-cell>
          <table:table-cell office:value-type="float" office:value="816970000" calcext:value-type="float">
            <text:p>816970000</text:p>
          </table:table-cell>
          <table:table-cell office:value-type="float" office:value="815172000" calcext:value-type="float">
            <text:p>815172000</text:p>
          </table:table-cell>
          <table:table-cell office:value-type="float" office:value="817368000" calcext:value-type="float">
            <text:p>817368000</text:p>
          </table:table-cell>
          <table:table-cell office:value-type="float" office:value="815508000" calcext:value-type="float">
            <text:p>815508000</text:p>
          </table:table-cell>
          <table:table-cell office:value-type="float" office:value="816959000" calcext:value-type="float">
            <text:p>816959000</text:p>
          </table:table-cell>
          <table:table-cell office:value-type="float" office:value="817321000" calcext:value-type="float">
            <text:p>817321000</text:p>
          </table:table-cell>
          <table:table-cell office:value-type="float" office:value="816754000" calcext:value-type="float">
            <text:p>816754000</text:p>
          </table:table-cell>
          <table:table-cell office:value-type="float" office:value="817332000" calcext:value-type="float">
            <text:p>817332000</text:p>
          </table:table-cell>
          <table:table-cell office:value-type="float" office:value="817556000" calcext:value-type="float">
            <text:p>817556000</text:p>
          </table:table-cell>
          <table:table-cell office:value-type="float" office:value="816343000" calcext:value-type="float">
            <text:p>816343000</text:p>
          </table:table-cell>
          <table:table-cell office:value-type="float" office:value="816605000" calcext:value-type="float">
            <text:p>816605000</text:p>
          </table:table-cell>
          <table:table-cell office:value-type="float" office:value="815698000" calcext:value-type="float">
            <text:p>815698000</text:p>
          </table:table-cell>
          <table:table-cell office:value-type="float" office:value="816965000" calcext:value-type="float">
            <text:p>816965000</text:p>
          </table:table-cell>
          <table:table-cell office:value-type="float" office:value="816877000" calcext:value-type="float">
            <text:p>816877000</text:p>
          </table:table-cell>
          <table:table-cell office:value-type="float" office:value="817134000" calcext:value-type="float">
            <text:p>817134000</text:p>
          </table:table-cell>
          <table:table-cell office:value-type="float" office:value="815361000" calcext:value-type="float">
            <text:p>815361000</text:p>
          </table:table-cell>
          <table:table-cell office:value-type="float" office:value="816157000" calcext:value-type="float">
            <text:p>816157000</text:p>
          </table:table-cell>
          <table:table-cell office:value-type="float" office:value="815826000" calcext:value-type="float">
            <text:p>815826000</text:p>
          </table:table-cell>
          <table:table-cell office:value-type="float" office:value="816198000" calcext:value-type="float">
            <text:p>816198000</text:p>
          </table:table-cell>
          <table:table-cell office:value-type="float" office:value="816656000" calcext:value-type="float">
            <text:p>816656000</text:p>
          </table:table-cell>
          <table:table-cell office:value-type="float" office:value="816002000" calcext:value-type="float">
            <text:p>816002000</text:p>
          </table:table-cell>
          <table:table-cell office:value-type="float" office:value="816294000" calcext:value-type="float">
            <text:p>816294000</text:p>
          </table:table-cell>
          <table:table-cell office:value-type="float" office:value="817020000" calcext:value-type="float">
            <text:p>817020000</text:p>
          </table:table-cell>
          <table:table-cell office:value-type="float" office:value="816653000" calcext:value-type="float">
            <text:p>816653000</text:p>
          </table:table-cell>
          <table:table-cell office:value-type="float" office:value="817061000" calcext:value-type="float">
            <text:p>817061000</text:p>
          </table:table-cell>
          <table:table-cell office:value-type="float" office:value="816751000" calcext:value-type="float">
            <text:p>816751000</text:p>
          </table:table-cell>
          <table:table-cell office:value-type="float" office:value="816616000" calcext:value-type="float">
            <text:p>816616000</text:p>
          </table:table-cell>
          <table:table-cell office:value-type="float" office:value="816871000" calcext:value-type="float">
            <text:p>816871000</text:p>
          </table:table-cell>
          <table:table-cell office:value-type="float" office:value="828639000" calcext:value-type="float">
            <text:p>828639000</text:p>
          </table:table-cell>
          <table:table-cell office:value-type="float" office:value="828766000" calcext:value-type="float">
            <text:p>828766000</text:p>
          </table:table-cell>
          <table:table-cell office:value-type="float" office:value="829827000" calcext:value-type="float">
            <text:p>829827000</text:p>
          </table:table-cell>
          <table:table-cell office:value-type="float" office:value="828001000" calcext:value-type="float">
            <text:p>828001000</text:p>
          </table:table-cell>
          <table:table-cell office:value-type="float" office:value="829667000" calcext:value-type="float">
            <text:p>829667000</text:p>
          </table:table-cell>
          <table:table-cell office:value-type="float" office:value="829425000" calcext:value-type="float">
            <text:p>829425000</text:p>
          </table:table-cell>
          <table:table-cell office:value-type="float" office:value="828449000" calcext:value-type="float">
            <text:p>828449000</text:p>
          </table:table-cell>
          <table:table-cell office:value-type="float" office:value="829674000" calcext:value-type="float">
            <text:p>829674000</text:p>
          </table:table-cell>
          <table:table-cell office:value-type="float" office:value="829355000" calcext:value-type="float">
            <text:p>829355000</text:p>
          </table:table-cell>
          <table:table-cell office:value-type="float" office:value="829464000" calcext:value-type="float">
            <text:p>829464000</text:p>
          </table:table-cell>
          <table:table-cell office:value-type="float" office:value="828345000" calcext:value-type="float">
            <text:p>828345000</text:p>
          </table:table-cell>
          <table:table-cell office:value-type="float" office:value="829153000" calcext:value-type="float">
            <text:p>829153000</text:p>
          </table:table-cell>
          <table:table-cell office:value-type="float" office:value="827834000" calcext:value-type="float">
            <text:p>827834000</text:p>
          </table:table-cell>
          <table:table-cell office:value-type="float" office:value="828785000" calcext:value-type="float">
            <text:p>828785000</text:p>
          </table:table-cell>
          <table:table-cell office:value-type="float" office:value="828813000" calcext:value-type="float">
            <text:p>828813000</text:p>
          </table:table-cell>
          <table:table-cell office:value-type="float" office:value="827634000" calcext:value-type="float">
            <text:p>827634000</text:p>
          </table:table-cell>
          <table:table-cell office:value-type="float" office:value="828851000" calcext:value-type="float">
            <text:p>828851000</text:p>
          </table:table-cell>
          <table:table-cell office:value-type="float" office:value="829055000" calcext:value-type="float">
            <text:p>829055000</text:p>
          </table:table-cell>
          <table:table-cell office:value-type="float" office:value="829097000" calcext:value-type="float">
            <text:p>829097000</text:p>
          </table:table-cell>
          <table:table-cell office:value-type="float" office:value="829240000" calcext:value-type="float">
            <text:p>829240000</text:p>
          </table:table-cell>
          <table:table-cell office:value-type="float" office:value="829230000" calcext:value-type="float">
            <text:p>829230000</text:p>
          </table:table-cell>
          <table:table-cell office:value-type="float" office:value="829809000" calcext:value-type="float">
            <text:p>829809000</text:p>
          </table:table-cell>
          <table:table-cell office:value-type="float" office:value="828157000" calcext:value-type="float">
            <text:p>828157000</text:p>
          </table:table-cell>
          <table:table-cell office:value-type="float" office:value="829088000" calcext:value-type="float">
            <text:p>829088000</text:p>
          </table:table-cell>
          <table:table-cell office:value-type="float" office:value="828438000" calcext:value-type="float">
            <text:p>828438000</text:p>
          </table:table-cell>
          <table:table-cell office:value-type="float" office:value="829205000" calcext:value-type="float">
            <text:p>829205000</text:p>
          </table:table-cell>
          <table:table-cell office:value-type="float" office:value="828124000" calcext:value-type="float">
            <text:p>828124000</text:p>
          </table:table-cell>
          <table:table-cell office:value-type="float" office:value="828542000" calcext:value-type="float">
            <text:p>828542000</text:p>
          </table:table-cell>
          <table:table-cell office:value-type="float" office:value="828653000" calcext:value-type="float">
            <text:p>828653000</text:p>
          </table:table-cell>
          <table:table-cell office:value-type="float" office:value="827875000" calcext:value-type="float">
            <text:p>827875000</text:p>
          </table:table-cell>
          <table:table-cell office:value-type="float" office:value="828730000" calcext:value-type="float">
            <text:p>828730000</text:p>
          </table:table-cell>
          <table:table-cell office:value-type="float" office:value="826042000" calcext:value-type="float">
            <text:p>826042000</text:p>
          </table:table-cell>
          <table:table-cell office:value-type="float" office:value="829648000" calcext:value-type="float">
            <text:p>829648000</text:p>
          </table:table-cell>
          <table:table-cell office:value-type="float" office:value="828587000" calcext:value-type="float">
            <text:p>828587000</text:p>
          </table:table-cell>
          <table:table-cell office:value-type="float" office:value="829146000" calcext:value-type="float">
            <text:p>829146000</text:p>
          </table:table-cell>
          <table:table-cell office:value-type="float" office:value="827863000" calcext:value-type="float">
            <text:p>827863000</text:p>
          </table:table-cell>
          <table:table-cell office:value-type="float" office:value="829713000" calcext:value-type="float">
            <text:p>829713000</text:p>
          </table:table-cell>
          <table:table-cell office:value-type="float" office:value="828657000" calcext:value-type="float">
            <text:p>828657000</text:p>
          </table:table-cell>
          <table:table-cell office:value-type="float" office:value="827980000" calcext:value-type="float">
            <text:p>827980000</text:p>
          </table:table-cell>
          <table:table-cell office:value-type="float" office:value="828727000" calcext:value-type="float">
            <text:p>828727000</text:p>
          </table:table-cell>
          <table:table-cell office:value-type="float" office:value="827543000" calcext:value-type="float">
            <text:p>827543000</text:p>
          </table:table-cell>
          <table:table-cell office:value-type="float" office:value="828338000" calcext:value-type="float">
            <text:p>828338000</text:p>
          </table:table-cell>
          <table:table-cell office:value-type="float" office:value="829561000" calcext:value-type="float">
            <text:p>829561000</text:p>
          </table:table-cell>
          <table:table-cell office:value-type="float" office:value="826922000" calcext:value-type="float">
            <text:p>826922000</text:p>
          </table:table-cell>
          <table:table-cell office:value-type="float" office:value="828353000" calcext:value-type="float">
            <text:p>828353000</text:p>
          </table:table-cell>
          <table:table-cell office:value-type="float" office:value="829649000" calcext:value-type="float">
            <text:p>829649000</text:p>
          </table:table-cell>
          <table:table-cell office:value-type="float" office:value="828208000" calcext:value-type="float">
            <text:p>828208000</text:p>
          </table:table-cell>
          <table:table-cell office:value-type="float" office:value="829386000" calcext:value-type="float">
            <text:p>829386000</text:p>
          </table:table-cell>
          <table:table-cell office:value-type="float" office:value="829743000" calcext:value-type="float">
            <text:p>829743000</text:p>
          </table:table-cell>
          <table:table-cell office:value-type="float" office:value="826864000" calcext:value-type="float">
            <text:p>826864000</text:p>
          </table:table-cell>
          <table:table-cell office:value-type="float" office:value="828287000" calcext:value-type="float">
            <text:p>828287000</text:p>
          </table:table-cell>
          <table:table-cell office:value-type="float" office:value="826406000" calcext:value-type="float">
            <text:p>826406000</text:p>
          </table:table-cell>
          <table:table-cell office:value-type="float" office:value="829000000" calcext:value-type="float">
            <text:p>829000000</text:p>
          </table:table-cell>
          <table:table-cell office:value-type="float" office:value="826951000" calcext:value-type="float">
            <text:p>826951000</text:p>
          </table:table-cell>
          <table:table-cell office:value-type="float" office:value="829170000" calcext:value-type="float">
            <text:p>829170000</text:p>
          </table:table-cell>
          <table:table-cell office:value-type="float" office:value="829601000" calcext:value-type="float">
            <text:p>829601000</text:p>
          </table:table-cell>
          <table:table-cell office:value-type="float" office:value="828430000" calcext:value-type="float">
            <text:p>828430000</text:p>
          </table:table-cell>
          <table:table-cell office:value-type="float" office:value="828400000" calcext:value-type="float">
            <text:p>828400000</text:p>
          </table:table-cell>
          <table:table-cell office:value-type="float" office:value="829116000" calcext:value-type="float">
            <text:p>829116000</text:p>
          </table:table-cell>
          <table:table-cell office:value-type="float" office:value="827706000" calcext:value-type="float">
            <text:p>827706000</text:p>
          </table:table-cell>
          <table:table-cell office:value-type="float" office:value="827938000" calcext:value-type="float">
            <text:p>827938000</text:p>
          </table:table-cell>
          <table:table-cell office:value-type="float" office:value="827158000" calcext:value-type="float">
            <text:p>827158000</text:p>
          </table:table-cell>
          <table:table-cell office:value-type="float" office:value="828717000" calcext:value-type="float">
            <text:p>828717000</text:p>
          </table:table-cell>
          <table:table-cell office:value-type="float" office:value="828410000" calcext:value-type="float">
            <text:p>828410000</text:p>
          </table:table-cell>
          <table:table-cell office:value-type="float" office:value="829264000" calcext:value-type="float">
            <text:p>829264000</text:p>
          </table:table-cell>
          <table:table-cell office:value-type="float" office:value="828983000" calcext:value-type="float">
            <text:p>828983000</text:p>
          </table:table-cell>
          <table:table-cell office:value-type="float" office:value="828655000" calcext:value-type="float">
            <text:p>828655000</text:p>
          </table:table-cell>
          <table:table-cell office:value-type="float" office:value="829563000" calcext:value-type="float">
            <text:p>829563000</text:p>
          </table:table-cell>
          <table:table-cell office:value-type="float" office:value="827708000" calcext:value-type="float">
            <text:p>827708000</text:p>
          </table:table-cell>
          <table:table-cell office:value-type="float" office:value="826755000" calcext:value-type="float">
            <text:p>826755000</text:p>
          </table:table-cell>
          <table:table-cell office:value-type="float" office:value="829468000" calcext:value-type="float">
            <text:p>829468000</text:p>
          </table:table-cell>
          <table:table-cell office:value-type="float" office:value="827696000" calcext:value-type="float">
            <text:p>827696000</text:p>
          </table:table-cell>
          <table:table-cell office:value-type="float" office:value="829094000" calcext:value-type="float">
            <text:p>829094000</text:p>
          </table:table-cell>
          <table:table-cell office:value-type="float" office:value="827889000" calcext:value-type="float">
            <text:p>827889000</text:p>
          </table:table-cell>
          <table:table-cell office:value-type="float" office:value="829899000" calcext:value-type="float">
            <text:p>829899000</text:p>
          </table:table-cell>
          <table:table-cell office:value-type="float" office:value="827342000" calcext:value-type="float">
            <text:p>827342000</text:p>
          </table:table-cell>
          <table:table-cell office:value-type="float" office:value="829782000" calcext:value-type="float">
            <text:p>829782000</text:p>
          </table:table-cell>
          <table:table-cell office:value-type="float" office:value="827653000" calcext:value-type="float">
            <text:p>827653000</text:p>
          </table:table-cell>
          <table:table-cell office:value-type="float" office:value="828749000" calcext:value-type="float">
            <text:p>828749000</text:p>
          </table:table-cell>
          <table:table-cell office:value-type="float" office:value="828714000" calcext:value-type="float">
            <text:p>828714000</text:p>
          </table:table-cell>
          <table:table-cell office:value-type="float" office:value="827828000" calcext:value-type="float">
            <text:p>827828000</text:p>
          </table:table-cell>
          <table:table-cell office:value-type="float" office:value="828619000" calcext:value-type="float">
            <text:p>828619000</text:p>
          </table:table-cell>
          <table:table-cell office:value-type="float" office:value="829287000" calcext:value-type="float">
            <text:p>829287000</text:p>
          </table:table-cell>
          <table:table-cell office:value-type="float" office:value="829189000" calcext:value-type="float">
            <text:p>829189000</text:p>
          </table:table-cell>
          <table:table-cell office:value-type="float" office:value="829152000" calcext:value-type="float">
            <text:p>829152000</text:p>
          </table:table-cell>
          <table:table-cell office:value-type="float" office:value="829279000" calcext:value-type="float">
            <text:p>829279000</text:p>
          </table:table-cell>
          <table:table-cell office:value-type="float" office:value="829511000" calcext:value-type="float">
            <text:p>829511000</text:p>
          </table:table-cell>
          <table:table-cell office:value-type="float" office:value="829195000" calcext:value-type="float">
            <text:p>829195000</text:p>
          </table:table-cell>
          <table:table-cell office:value-type="float" office:value="827128000" calcext:value-type="float">
            <text:p>827128000</text:p>
          </table:table-cell>
          <table:table-cell office:value-type="float" office:value="827571000" calcext:value-type="float">
            <text:p>827571000</text:p>
          </table:table-cell>
          <table:table-cell office:value-type="float" office:value="828764000" calcext:value-type="float">
            <text:p>828764000</text:p>
          </table:table-cell>
          <table:table-cell office:value-type="float" office:value="828688000" calcext:value-type="float">
            <text:p>828688000</text:p>
          </table:table-cell>
          <table:table-cell office:value-type="float" office:value="826849000" calcext:value-type="float">
            <text:p>826849000</text:p>
          </table:table-cell>
          <table:table-cell office:value-type="float" office:value="829068000" calcext:value-type="float">
            <text:p>829068000</text:p>
          </table:table-cell>
          <table:table-cell office:value-type="float" office:value="828204000" calcext:value-type="float">
            <text:p>828204000</text:p>
          </table:table-cell>
          <table:table-cell office:value-type="float" office:value="829361000" calcext:value-type="float">
            <text:p>829361000</text:p>
          </table:table-cell>
          <table:table-cell office:value-type="float" office:value="828328000" calcext:value-type="float">
            <text:p>828328000</text:p>
          </table:table-cell>
          <table:table-cell office:value-type="float" office:value="827752000" calcext:value-type="float">
            <text:p>827752000</text:p>
          </table:table-cell>
          <table:table-cell office:value-type="float" office:value="829871000" calcext:value-type="float">
            <text:p>829871000</text:p>
          </table:table-cell>
          <table:table-cell office:value-type="float" office:value="829281000" calcext:value-type="float">
            <text:p>829281000</text:p>
          </table:table-cell>
          <table:table-cell office:value-type="float" office:value="829541000" calcext:value-type="float">
            <text:p>829541000</text:p>
          </table:table-cell>
          <table:table-cell office:value-type="float" office:value="826389000" calcext:value-type="float">
            <text:p>826389000</text:p>
          </table:table-cell>
          <table:table-cell office:value-type="float" office:value="828517000" calcext:value-type="float">
            <text:p>828517000</text:p>
          </table:table-cell>
          <table:table-cell office:value-type="float" office:value="829714000" calcext:value-type="float">
            <text:p>829714000</text:p>
          </table:table-cell>
          <table:table-cell office:value-type="float" office:value="828994000" calcext:value-type="float">
            <text:p>828994000</text:p>
          </table:table-cell>
          <table:table-cell office:value-type="float" office:value="829844000" calcext:value-type="float">
            <text:p>829844000</text:p>
          </table:table-cell>
          <table:table-cell office:value-type="float" office:value="828508000" calcext:value-type="float">
            <text:p>828508000</text:p>
          </table:table-cell>
          <table:table-cell office:value-type="float" office:value="829765000" calcext:value-type="float">
            <text:p>829765000</text:p>
          </table:table-cell>
          <table:table-cell office:value-type="float" office:value="827510000" calcext:value-type="float">
            <text:p>827510000</text:p>
          </table:table-cell>
          <table:table-cell office:value-type="float" office:value="828407000" calcext:value-type="float">
            <text:p>828407000</text:p>
          </table:table-cell>
          <table:table-cell office:value-type="float" office:value="827321000" calcext:value-type="float">
            <text:p>827321000</text:p>
          </table:table-cell>
          <table:table-cell office:value-type="float" office:value="829596000" calcext:value-type="float">
            <text:p>829596000</text:p>
          </table:table-cell>
          <table:table-cell office:value-type="float" office:value="828877000" calcext:value-type="float">
            <text:p>828877000</text:p>
          </table:table-cell>
          <table:table-cell office:value-type="float" office:value="827405000" calcext:value-type="float">
            <text:p>827405000</text:p>
          </table:table-cell>
          <table:table-cell office:value-type="float" office:value="828979000" calcext:value-type="float">
            <text:p>828979000</text:p>
          </table:table-cell>
          <table:table-cell office:value-type="float" office:value="829567000" calcext:value-type="float">
            <text:p>829567000</text:p>
          </table:table-cell>
          <table:table-cell office:value-type="float" office:value="829045000" calcext:value-type="float">
            <text:p>829045000</text:p>
          </table:table-cell>
          <table:table-cell office:value-type="float" office:value="829127000" calcext:value-type="float">
            <text:p>829127000</text:p>
          </table:table-cell>
          <table:table-cell office:value-type="float" office:value="828400000" calcext:value-type="float">
            <text:p>828400000</text:p>
          </table:table-cell>
          <table:table-cell office:value-type="float" office:value="829152000" calcext:value-type="float">
            <text:p>829152000</text:p>
          </table:table-cell>
          <table:table-cell office:value-type="float" office:value="829213000" calcext:value-type="float">
            <text:p>829213000</text:p>
          </table:table-cell>
          <table:table-cell office:value-type="float" office:value="828538000" calcext:value-type="float">
            <text:p>828538000</text:p>
          </table:table-cell>
          <table:table-cell office:value-type="float" office:value="828691000" calcext:value-type="float">
            <text:p>828691000</text:p>
          </table:table-cell>
          <table:table-cell office:value-type="float" office:value="827675000" calcext:value-type="float">
            <text:p>827675000</text:p>
          </table:table-cell>
          <table:table-cell office:value-type="float" office:value="827681000" calcext:value-type="float">
            <text:p>827681000</text:p>
          </table:table-cell>
          <table:table-cell office:value-type="float" office:value="827380000" calcext:value-type="float">
            <text:p>827380000</text:p>
          </table:table-cell>
          <table:table-cell office:value-type="float" office:value="827919000" calcext:value-type="float">
            <text:p>827919000</text:p>
          </table:table-cell>
          <table:table-cell office:value-type="float" office:value="829384000" calcext:value-type="float">
            <text:p>829384000</text:p>
          </table:table-cell>
          <table:table-cell office:value-type="float" office:value="828173000" calcext:value-type="float">
            <text:p>828173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27914000" calcext:value-type="float">
            <text:p>827914000</text:p>
          </table:table-cell>
          <table:table-cell office:value-type="float" office:value="827443000" calcext:value-type="float">
            <text:p>827443000</text:p>
          </table:table-cell>
          <table:table-cell office:value-type="float" office:value="828346000" calcext:value-type="float">
            <text:p>828346000</text:p>
          </table:table-cell>
          <table:table-cell office:value-type="float" office:value="829217000" calcext:value-type="float">
            <text:p>829217000</text:p>
          </table:table-cell>
          <table:table-cell office:value-type="float" office:value="829004000" calcext:value-type="float">
            <text:p>829004000</text:p>
          </table:table-cell>
          <table:table-cell office:value-type="float" office:value="827658000" calcext:value-type="float">
            <text:p>827658000</text:p>
          </table:table-cell>
          <table:table-cell office:value-type="float" office:value="829850000" calcext:value-type="float">
            <text:p>829850000</text:p>
          </table:table-cell>
          <table:table-cell office:value-type="float" office:value="828838000" calcext:value-type="float">
            <text:p>828838000</text:p>
          </table:table-cell>
          <table:table-cell office:value-type="float" office:value="829133000" calcext:value-type="float">
            <text:p>829133000</text:p>
          </table:table-cell>
          <table:table-cell office:value-type="float" office:value="826043000" calcext:value-type="float">
            <text:p>826043000</text:p>
          </table:table-cell>
          <table:table-cell office:value-type="float" office:value="829270000" calcext:value-type="float">
            <text:p>829270000</text:p>
          </table:table-cell>
          <table:table-cell office:value-type="float" office:value="828668000" calcext:value-type="float">
            <text:p>828668000</text:p>
          </table:table-cell>
          <table:table-cell office:value-type="float" office:value="826550000" calcext:value-type="float">
            <text:p>826550000</text:p>
          </table:table-cell>
          <table:table-cell office:value-type="float" office:value="828480000" calcext:value-type="float">
            <text:p>828480000</text:p>
          </table:table-cell>
          <table:table-cell office:value-type="float" office:value="827728000" calcext:value-type="float">
            <text:p>827728000</text:p>
          </table:table-cell>
          <table:table-cell office:value-type="float" office:value="829820000" calcext:value-type="float">
            <text:p>829820000</text:p>
          </table:table-cell>
          <table:table-cell office:value-type="float" office:value="829342000" calcext:value-type="float">
            <text:p>829342000</text:p>
          </table:table-cell>
          <table:table-cell office:value-type="float" office:value="827992000" calcext:value-type="float">
            <text:p>827992000</text:p>
          </table:table-cell>
          <table:table-cell office:value-type="float" office:value="826996000" calcext:value-type="float">
            <text:p>826996000</text:p>
          </table:table-cell>
          <table:table-cell office:value-type="float" office:value="828741000" calcext:value-type="float">
            <text:p>828741000</text:p>
          </table:table-cell>
          <table:table-cell office:value-type="float" office:value="829139000" calcext:value-type="float">
            <text:p>829139000</text:p>
          </table:table-cell>
          <table:table-cell office:value-type="float" office:value="828471000" calcext:value-type="float">
            <text:p>828471000</text:p>
          </table:table-cell>
          <table:table-cell office:value-type="float" office:value="828340000" calcext:value-type="float">
            <text:p>828340000</text:p>
          </table:table-cell>
          <table:table-cell office:value-type="float" office:value="829094000" calcext:value-type="float">
            <text:p>829094000</text:p>
          </table:table-cell>
          <table:table-cell office:value-type="float" office:value="829628000" calcext:value-type="float">
            <text:p>829628000</text:p>
          </table:table-cell>
          <table:table-cell office:value-type="float" office:value="829788000" calcext:value-type="float">
            <text:p>829788000</text:p>
          </table:table-cell>
          <table:table-cell office:value-type="float" office:value="829140000" calcext:value-type="float">
            <text:p>829140000</text:p>
          </table:table-cell>
          <table:table-cell office:value-type="float" office:value="828115000" calcext:value-type="float">
            <text:p>828115000</text:p>
          </table:table-cell>
          <table:table-cell office:value-type="float" office:value="828789000" calcext:value-type="float">
            <text:p>828789000</text:p>
          </table:table-cell>
          <table:table-cell office:value-type="float" office:value="827973000" calcext:value-type="float">
            <text:p>827973000</text:p>
          </table:table-cell>
          <table:table-cell office:value-type="float" office:value="827560000" calcext:value-type="float">
            <text:p>827560000</text:p>
          </table:table-cell>
          <table:table-cell office:value-type="float" office:value="829184000" calcext:value-type="float">
            <text:p>829184000</text:p>
          </table:table-cell>
          <table:table-cell office:value-type="float" office:value="828608000" calcext:value-type="float">
            <text:p>828608000</text:p>
          </table:table-cell>
          <table:table-cell office:value-type="float" office:value="829194000" calcext:value-type="float">
            <text:p>829194000</text:p>
          </table:table-cell>
          <table:table-cell office:value-type="float" office:value="829625000" calcext:value-type="float">
            <text:p>829625000</text:p>
          </table:table-cell>
          <table:table-cell office:value-type="float" office:value="828842000" calcext:value-type="float">
            <text:p>828842000</text:p>
          </table:table-cell>
          <table:table-cell office:value-type="float" office:value="828227000" calcext:value-type="float">
            <text:p>828227000</text:p>
          </table:table-cell>
          <table:table-cell office:value-type="float" office:value="828057000" calcext:value-type="float">
            <text:p>828057000</text:p>
          </table:table-cell>
          <table:table-cell office:value-type="float" office:value="828989000" calcext:value-type="float">
            <text:p>828989000</text:p>
          </table:table-cell>
          <table:table-cell office:value-type="float" office:value="829820000" calcext:value-type="float">
            <text:p>829820000</text:p>
          </table:table-cell>
          <table:table-cell office:value-type="float" office:value="828413000" calcext:value-type="float">
            <text:p>828413000</text:p>
          </table:table-cell>
          <table:table-cell office:value-type="float" office:value="829104000" calcext:value-type="float">
            <text:p>829104000</text:p>
          </table:table-cell>
          <table:table-cell office:value-type="float" office:value="829441000" calcext:value-type="float">
            <text:p>829441000</text:p>
          </table:table-cell>
          <table:table-cell office:value-type="float" office:value="829299000" calcext:value-type="float">
            <text:p>829299000</text:p>
          </table:table-cell>
          <table:table-cell office:value-type="float" office:value="829495000" calcext:value-type="float">
            <text:p>829495000</text:p>
          </table:table-cell>
          <table:table-cell office:value-type="float" office:value="829606000" calcext:value-type="float">
            <text:p>829606000</text:p>
          </table:table-cell>
          <table:table-cell office:value-type="float" office:value="828787000" calcext:value-type="float">
            <text:p>828787000</text:p>
          </table:table-cell>
          <table:table-cell office:value-type="float" office:value="828980000" calcext:value-type="float">
            <text:p>828980000</text:p>
          </table:table-cell>
          <table:table-cell office:value-type="float" office:value="828721000" calcext:value-type="float">
            <text:p>828721000</text:p>
          </table:table-cell>
          <table:table-cell office:value-type="float" office:value="828288000" calcext:value-type="float">
            <text:p>828288000</text:p>
          </table:table-cell>
          <table:table-cell office:value-type="float" office:value="828439000" calcext:value-type="float">
            <text:p>828439000</text:p>
          </table:table-cell>
          <table:table-cell office:value-type="float" office:value="829539000" calcext:value-type="float">
            <text:p>829539000</text:p>
          </table:table-cell>
          <table:table-cell office:value-type="float" office:value="829378000" calcext:value-type="float">
            <text:p>829378000</text:p>
          </table:table-cell>
          <table:table-cell office:value-type="float" office:value="829196000" calcext:value-type="float">
            <text:p>829196000</text:p>
          </table:table-cell>
          <table:table-cell office:value-type="float" office:value="829338000" calcext:value-type="float">
            <text:p>829338000</text:p>
          </table:table-cell>
          <table:table-cell office:value-type="float" office:value="827832000" calcext:value-type="float">
            <text:p>827832000</text:p>
          </table:table-cell>
          <table:table-cell office:value-type="float" office:value="829185000" calcext:value-type="float">
            <text:p>829185000</text:p>
          </table:table-cell>
          <table:table-cell office:value-type="float" office:value="827866000" calcext:value-type="float">
            <text:p>827866000</text:p>
          </table:table-cell>
          <table:table-cell office:value-type="float" office:value="829247000" calcext:value-type="float">
            <text:p>829247000</text:p>
          </table:table-cell>
          <table:table-cell office:value-type="float" office:value="828473000" calcext:value-type="float">
            <text:p>828473000</text:p>
          </table:table-cell>
          <table:table-cell office:value-type="float" office:value="827368000" calcext:value-type="float">
            <text:p>827368000</text:p>
          </table:table-cell>
          <table:table-cell office:value-type="float" office:value="829518000" calcext:value-type="float">
            <text:p>829518000</text:p>
          </table:table-cell>
          <table:table-cell office:value-type="float" office:value="828901000" calcext:value-type="float">
            <text:p>828901000</text:p>
          </table:table-cell>
          <table:table-cell office:value-type="float" office:value="829636000" calcext:value-type="float">
            <text:p>829636000</text:p>
          </table:table-cell>
          <table:table-cell office:value-type="float" office:value="828710000" calcext:value-type="float">
            <text:p>828710000</text:p>
          </table:table-cell>
          <table:table-cell office:value-type="float" office:value="828934000" calcext:value-type="float">
            <text:p>828934000</text:p>
          </table:table-cell>
          <table:table-cell office:value-type="float" office:value="828668000" calcext:value-type="float">
            <text:p>828668000</text:p>
          </table:table-cell>
          <table:table-cell office:value-type="float" office:value="829065000" calcext:value-type="float">
            <text:p>829065000</text:p>
          </table:table-cell>
          <table:table-cell office:value-type="float" office:value="828209000" calcext:value-type="float">
            <text:p>828209000</text:p>
          </table:table-cell>
          <table:table-cell office:value-type="float" office:value="829229000" calcext:value-type="float">
            <text:p>829229000</text:p>
          </table:table-cell>
          <table:table-cell office:value-type="float" office:value="835772000" calcext:value-type="float">
            <text:p>835772000</text:p>
          </table:table-cell>
          <table:table-cell office:value-type="float" office:value="833689000" calcext:value-type="float">
            <text:p>833689000</text:p>
          </table:table-cell>
          <table:table-cell office:value-type="float" office:value="834825000" calcext:value-type="float">
            <text:p>834825000</text:p>
          </table:table-cell>
          <table:table-cell office:value-type="float" office:value="836765000" calcext:value-type="float">
            <text:p>836765000</text:p>
          </table:table-cell>
          <table:table-cell office:value-type="float" office:value="834529000" calcext:value-type="float">
            <text:p>834529000</text:p>
          </table:table-cell>
          <table:table-cell office:value-type="float" office:value="834312000" calcext:value-type="float">
            <text:p>834312000</text:p>
          </table:table-cell>
          <table:table-cell office:value-type="float" office:value="834795000" calcext:value-type="float">
            <text:p>834795000</text:p>
          </table:table-cell>
          <table:table-cell office:value-type="float" office:value="834527000" calcext:value-type="float">
            <text:p>834527000</text:p>
          </table:table-cell>
          <table:table-cell office:value-type="float" office:value="836213000" calcext:value-type="float">
            <text:p>836213000</text:p>
          </table:table-cell>
          <table:table-cell office:value-type="float" office:value="834508000" calcext:value-type="float">
            <text:p>834508000</text:p>
          </table:table-cell>
          <table:table-cell office:value-type="float" office:value="835238000" calcext:value-type="float">
            <text:p>835238000</text:p>
          </table:table-cell>
          <table:table-cell office:value-type="float" office:value="833836000" calcext:value-type="float">
            <text:p>833836000</text:p>
          </table:table-cell>
          <table:table-cell office:value-type="float" office:value="834462000" calcext:value-type="float">
            <text:p>834462000</text:p>
          </table:table-cell>
          <table:table-cell office:value-type="float" office:value="832199000" calcext:value-type="float">
            <text:p>832199000</text:p>
          </table:table-cell>
          <table:table-cell office:value-type="float" office:value="834314000" calcext:value-type="float">
            <text:p>834314000</text:p>
          </table:table-cell>
          <table:table-cell office:value-type="float" office:value="835184000" calcext:value-type="float">
            <text:p>835184000</text:p>
          </table:table-cell>
          <table:table-cell office:value-type="float" office:value="834704000" calcext:value-type="float">
            <text:p>834704000</text:p>
          </table:table-cell>
          <table:table-cell office:value-type="float" office:value="835335000" calcext:value-type="float">
            <text:p>835335000</text:p>
          </table:table-cell>
          <table:table-cell office:value-type="float" office:value="833881000" calcext:value-type="float">
            <text:p>833881000</text:p>
          </table:table-cell>
          <table:table-cell office:value-type="float" office:value="835477000" calcext:value-type="float">
            <text:p>835477000</text:p>
          </table:table-cell>
          <table:table-cell office:value-type="float" office:value="836342000" calcext:value-type="float">
            <text:p>836342000</text:p>
          </table:table-cell>
          <table:table-cell office:value-type="float" office:value="833322000" calcext:value-type="float">
            <text:p>833322000</text:p>
          </table:table-cell>
          <table:table-cell office:value-type="float" office:value="833804000" calcext:value-type="float">
            <text:p>833804000</text:p>
          </table:table-cell>
          <table:table-cell office:value-type="float" office:value="833737000" calcext:value-type="float">
            <text:p>833737000</text:p>
          </table:table-cell>
          <table:table-cell office:value-type="float" office:value="836272000" calcext:value-type="float">
            <text:p>836272000</text:p>
          </table:table-cell>
          <table:table-cell office:value-type="float" office:value="835693000" calcext:value-type="float">
            <text:p>835693000</text:p>
          </table:table-cell>
          <table:table-cell office:value-type="float" office:value="834843000" calcext:value-type="float">
            <text:p>834843000</text:p>
          </table:table-cell>
          <table:table-cell office:value-type="float" office:value="832730000" calcext:value-type="float">
            <text:p>832730000</text:p>
          </table:table-cell>
          <table:table-cell office:value-type="float" office:value="834226000" calcext:value-type="float">
            <text:p>834226000</text:p>
          </table:table-cell>
          <table:table-cell office:value-type="float" office:value="835101000" calcext:value-type="float">
            <text:p>835101000</text:p>
          </table:table-cell>
          <table:table-cell office:value-type="float" office:value="835658000" calcext:value-type="float">
            <text:p>835658000</text:p>
          </table:table-cell>
          <table:table-cell office:value-type="float" office:value="834314000" calcext:value-type="float">
            <text:p>834314000</text:p>
          </table:table-cell>
          <table:table-cell office:value-type="float" office:value="835909000" calcext:value-type="float">
            <text:p>835909000</text:p>
          </table:table-cell>
          <table:table-cell office:value-type="float" office:value="835604000" calcext:value-type="float">
            <text:p>835604000</text:p>
          </table:table-cell>
          <table:table-cell office:value-type="float" office:value="835479000" calcext:value-type="float">
            <text:p>835479000</text:p>
          </table:table-cell>
          <table:table-cell office:value-type="float" office:value="835359000" calcext:value-type="float">
            <text:p>835359000</text:p>
          </table:table-cell>
          <table:table-cell office:value-type="float" office:value="835368000" calcext:value-type="float">
            <text:p>835368000</text:p>
          </table:table-cell>
          <table:table-cell office:value-type="float" office:value="834412000" calcext:value-type="float">
            <text:p>834412000</text:p>
          </table:table-cell>
          <table:table-cell office:value-type="float" office:value="835006000" calcext:value-type="float">
            <text:p>835006000</text:p>
          </table:table-cell>
          <table:table-cell office:value-type="float" office:value="835612000" calcext:value-type="float">
            <text:p>835612000</text:p>
          </table:table-cell>
          <table:table-cell office:value-type="float" office:value="834056000" calcext:value-type="float">
            <text:p>834056000</text:p>
          </table:table-cell>
          <table:table-cell office:value-type="float" office:value="834906000" calcext:value-type="float">
            <text:p>834906000</text:p>
          </table:table-cell>
          <table:table-cell office:value-type="float" office:value="833737000" calcext:value-type="float">
            <text:p>833737000</text:p>
          </table:table-cell>
          <table:table-cell office:value-type="float" office:value="835056000" calcext:value-type="float">
            <text:p>835056000</text:p>
          </table:table-cell>
          <table:table-cell office:value-type="float" office:value="833334000" calcext:value-type="float">
            <text:p>833334000</text:p>
          </table:table-cell>
          <table:table-cell office:value-type="float" office:value="834479000" calcext:value-type="float">
            <text:p>834479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3998000" calcext:value-type="float">
            <text:p>833998000</text:p>
          </table:table-cell>
          <table:table-cell office:value-type="float" office:value="836401000" calcext:value-type="float">
            <text:p>836401000</text:p>
          </table:table-cell>
          <table:table-cell office:value-type="float" office:value="835540000" calcext:value-type="float">
            <text:p>835540000</text:p>
          </table:table-cell>
          <table:table-cell office:value-type="float" office:value="836356000" calcext:value-type="float">
            <text:p>836356000</text:p>
          </table:table-cell>
          <table:table-cell office:value-type="float" office:value="835050000" calcext:value-type="float">
            <text:p>835050000</text:p>
          </table:table-cell>
          <table:table-cell office:value-type="float" office:value="835397000" calcext:value-type="float">
            <text:p>835397000</text:p>
          </table:table-cell>
          <table:table-cell office:value-type="float" office:value="836183000" calcext:value-type="float">
            <text:p>836183000</text:p>
          </table:table-cell>
          <table:table-cell office:value-type="float" office:value="835230000" calcext:value-type="float">
            <text:p>835230000</text:p>
          </table:table-cell>
          <table:table-cell office:value-type="float" office:value="835182000" calcext:value-type="float">
            <text:p>835182000</text:p>
          </table:table-cell>
          <table:table-cell office:value-type="float" office:value="834139000" calcext:value-type="float">
            <text:p>834139000</text:p>
          </table:table-cell>
          <table:table-cell office:value-type="float" office:value="833965000" calcext:value-type="float">
            <text:p>833965000</text:p>
          </table:table-cell>
          <table:table-cell office:value-type="float" office:value="836161000" calcext:value-type="float">
            <text:p>836161000</text:p>
          </table:table-cell>
          <table:table-cell office:value-type="float" office:value="836484000" calcext:value-type="float">
            <text:p>836484000</text:p>
          </table:table-cell>
          <table:table-cell office:value-type="float" office:value="834022000" calcext:value-type="float">
            <text:p>834022000</text:p>
          </table:table-cell>
          <table:table-cell office:value-type="float" office:value="836356000" calcext:value-type="float">
            <text:p>836356000</text:p>
          </table:table-cell>
          <table:table-cell office:value-type="float" office:value="836178000" calcext:value-type="float">
            <text:p>836178000</text:p>
          </table:table-cell>
          <table:table-cell office:value-type="float" office:value="832774000" calcext:value-type="float">
            <text:p>832774000</text:p>
          </table:table-cell>
          <table:table-cell office:value-type="float" office:value="834017000" calcext:value-type="float">
            <text:p>834017000</text:p>
          </table:table-cell>
          <table:table-cell office:value-type="float" office:value="834842000" calcext:value-type="float">
            <text:p>834842000</text:p>
          </table:table-cell>
          <table:table-cell office:value-type="float" office:value="835338000" calcext:value-type="float">
            <text:p>835338000</text:p>
          </table:table-cell>
          <table:table-cell office:value-type="float" office:value="835595000" calcext:value-type="float">
            <text:p>835595000</text:p>
          </table:table-cell>
          <table:table-cell office:value-type="float" office:value="835369000" calcext:value-type="float">
            <text:p>835369000</text:p>
          </table:table-cell>
          <table:table-cell office:value-type="float" office:value="835363000" calcext:value-type="float">
            <text:p>835363000</text:p>
          </table:table-cell>
          <table:table-cell office:value-type="float" office:value="836203000" calcext:value-type="float">
            <text:p>836203000</text:p>
          </table:table-cell>
          <table:table-cell office:value-type="float" office:value="836105000" calcext:value-type="float">
            <text:p>836105000</text:p>
          </table:table-cell>
          <table:table-cell office:value-type="float" office:value="835819000" calcext:value-type="float">
            <text:p>835819000</text:p>
          </table:table-cell>
          <table:table-cell office:value-type="float" office:value="835656000" calcext:value-type="float">
            <text:p>835656000</text:p>
          </table:table-cell>
          <table:table-cell office:value-type="float" office:value="835144000" calcext:value-type="float">
            <text:p>835144000</text:p>
          </table:table-cell>
          <table:table-cell office:value-type="float" office:value="835617000" calcext:value-type="float">
            <text:p>835617000</text:p>
          </table:table-cell>
          <table:table-cell office:value-type="float" office:value="835725000" calcext:value-type="float">
            <text:p>835725000</text:p>
          </table:table-cell>
          <table:table-cell office:value-type="float" office:value="835264000" calcext:value-type="float">
            <text:p>835264000</text:p>
          </table:table-cell>
          <table:table-cell office:value-type="float" office:value="834599000" calcext:value-type="float">
            <text:p>834599000</text:p>
          </table:table-cell>
          <table:table-cell office:value-type="float" office:value="834833000" calcext:value-type="float">
            <text:p>834833000</text:p>
          </table:table-cell>
          <table:table-cell office:value-type="float" office:value="832779000" calcext:value-type="float">
            <text:p>832779000</text:p>
          </table:table-cell>
          <table:table-cell office:value-type="float" office:value="834063000" calcext:value-type="float">
            <text:p>834063000</text:p>
          </table:table-cell>
          <table:table-cell office:value-type="float" office:value="836805000" calcext:value-type="float">
            <text:p>836805000</text:p>
          </table:table-cell>
          <table:table-cell office:value-type="float" office:value="835254000" calcext:value-type="float">
            <text:p>835254000</text:p>
          </table:table-cell>
          <table:table-cell office:value-type="float" office:value="833927000" calcext:value-type="float">
            <text:p>833927000</text:p>
          </table:table-cell>
          <table:table-cell office:value-type="float" office:value="836227000" calcext:value-type="float">
            <text:p>836227000</text:p>
          </table:table-cell>
          <table:table-cell office:value-type="float" office:value="836848000" calcext:value-type="float">
            <text:p>836848000</text:p>
          </table:table-cell>
          <table:table-cell office:value-type="float" office:value="835272000" calcext:value-type="float">
            <text:p>835272000</text:p>
          </table:table-cell>
          <table:table-cell office:value-type="float" office:value="835403000" calcext:value-type="float">
            <text:p>835403000</text:p>
          </table:table-cell>
          <table:table-cell office:value-type="float" office:value="834754000" calcext:value-type="float">
            <text:p>834754000</text:p>
          </table:table-cell>
          <table:table-cell office:value-type="float" office:value="834819000" calcext:value-type="float">
            <text:p>834819000</text:p>
          </table:table-cell>
          <table:table-cell office:value-type="float" office:value="834900000" calcext:value-type="float">
            <text:p>834900000</text:p>
          </table:table-cell>
          <table:table-cell office:value-type="float" office:value="836624000" calcext:value-type="float">
            <text:p>836624000</text:p>
          </table:table-cell>
          <table:table-cell office:value-type="float" office:value="836064000" calcext:value-type="float">
            <text:p>836064000</text:p>
          </table:table-cell>
          <table:table-cell office:value-type="float" office:value="835519000" calcext:value-type="float">
            <text:p>835519000</text:p>
          </table:table-cell>
          <table:table-cell office:value-type="float" office:value="833668000" calcext:value-type="float">
            <text:p>833668000</text:p>
          </table:table-cell>
          <table:table-cell office:value-type="float" office:value="834396000" calcext:value-type="float">
            <text:p>834396000</text:p>
          </table:table-cell>
          <table:table-cell office:value-type="float" office:value="834235000" calcext:value-type="float">
            <text:p>834235000</text:p>
          </table:table-cell>
          <table:table-cell office:value-type="float" office:value="835768000" calcext:value-type="float">
            <text:p>835768000</text:p>
          </table:table-cell>
          <table:table-cell office:value-type="float" office:value="835374000" calcext:value-type="float">
            <text:p>835374000</text:p>
          </table:table-cell>
          <table:table-cell office:value-type="float" office:value="833701000" calcext:value-type="float">
            <text:p>833701000</text:p>
          </table:table-cell>
          <table:table-cell office:value-type="float" office:value="832859000" calcext:value-type="float">
            <text:p>832859000</text:p>
          </table:table-cell>
          <table:table-cell office:value-type="float" office:value="836528000" calcext:value-type="float">
            <text:p>836528000</text:p>
          </table:table-cell>
          <table:table-cell office:value-type="float" office:value="835848000" calcext:value-type="float">
            <text:p>835848000</text:p>
          </table:table-cell>
          <table:table-cell office:value-type="float" office:value="831922000" calcext:value-type="float">
            <text:p>831922000</text:p>
          </table:table-cell>
          <table:table-cell office:value-type="float" office:value="835906000" calcext:value-type="float">
            <text:p>835906000</text:p>
          </table:table-cell>
          <table:table-cell office:value-type="float" office:value="835042000" calcext:value-type="float">
            <text:p>835042000</text:p>
          </table:table-cell>
          <table:table-cell office:value-type="float" office:value="832942000" calcext:value-type="float">
            <text:p>832942000</text:p>
          </table:table-cell>
          <table:table-cell office:value-type="float" office:value="835898000" calcext:value-type="float">
            <text:p>835898000</text:p>
          </table:table-cell>
          <table:table-cell office:value-type="float" office:value="835836000" calcext:value-type="float">
            <text:p>835836000</text:p>
          </table:table-cell>
          <table:table-cell office:value-type="float" office:value="836440000" calcext:value-type="float">
            <text:p>836440000</text:p>
          </table:table-cell>
          <table:table-cell office:value-type="float" office:value="836696000" calcext:value-type="float">
            <text:p>836696000</text:p>
          </table:table-cell>
          <table:table-cell office:value-type="float" office:value="836085000" calcext:value-type="float">
            <text:p>836085000</text:p>
          </table:table-cell>
          <table:table-cell office:value-type="float" office:value="835309000" calcext:value-type="float">
            <text:p>835309000</text:p>
          </table:table-cell>
          <table:table-cell office:value-type="float" office:value="834083000" calcext:value-type="float">
            <text:p>834083000</text:p>
          </table:table-cell>
          <table:table-cell office:value-type="float" office:value="836207000" calcext:value-type="float">
            <text:p>836207000</text:p>
          </table:table-cell>
          <table:table-cell office:value-type="float" office:value="835429000" calcext:value-type="float">
            <text:p>835429000</text:p>
          </table:table-cell>
          <table:table-cell office:value-type="float" office:value="834533000" calcext:value-type="float">
            <text:p>834533000</text:p>
          </table:table-cell>
          <table:table-cell office:value-type="float" office:value="834320000" calcext:value-type="float">
            <text:p>834320000</text:p>
          </table:table-cell>
          <table:table-cell office:value-type="float" office:value="836581000" calcext:value-type="float">
            <text:p>836581000</text:p>
          </table:table-cell>
          <table:table-cell office:value-type="float" office:value="835940000" calcext:value-type="float">
            <text:p>835940000</text:p>
          </table:table-cell>
          <table:table-cell office:value-type="float" office:value="836431000" calcext:value-type="float">
            <text:p>836431000</text:p>
          </table:table-cell>
          <table:table-cell office:value-type="float" office:value="836132000" calcext:value-type="float">
            <text:p>836132000</text:p>
          </table:table-cell>
          <table:table-cell office:value-type="float" office:value="835394000" calcext:value-type="float">
            <text:p>835394000</text:p>
          </table:table-cell>
          <table:table-cell office:value-type="float" office:value="834647000" calcext:value-type="float">
            <text:p>834647000</text:p>
          </table:table-cell>
          <table:table-cell office:value-type="float" office:value="835188000" calcext:value-type="float">
            <text:p>835188000</text:p>
          </table:table-cell>
          <table:table-cell office:value-type="float" office:value="835617000" calcext:value-type="float">
            <text:p>835617000</text:p>
          </table:table-cell>
          <table:table-cell office:value-type="float" office:value="835169000" calcext:value-type="float">
            <text:p>835169000</text:p>
          </table:table-cell>
          <table:table-cell office:value-type="float" office:value="835462000" calcext:value-type="float">
            <text:p>835462000</text:p>
          </table:table-cell>
          <table:table-cell office:value-type="float" office:value="835035000" calcext:value-type="float">
            <text:p>835035000</text:p>
          </table:table-cell>
          <table:table-cell office:value-type="float" office:value="834960000" calcext:value-type="float">
            <text:p>834960000</text:p>
          </table:table-cell>
          <table:table-cell office:value-type="float" office:value="835383000" calcext:value-type="float">
            <text:p>835383000</text:p>
          </table:table-cell>
          <table:table-cell office:value-type="float" office:value="833112000" calcext:value-type="float">
            <text:p>833112000</text:p>
          </table:table-cell>
          <table:table-cell office:value-type="float" office:value="836125000" calcext:value-type="float">
            <text:p>836125000</text:p>
          </table:table-cell>
          <table:table-cell office:value-type="float" office:value="835382000" calcext:value-type="float">
            <text:p>835382000</text:p>
          </table:table-cell>
          <table:table-cell office:value-type="float" office:value="834236000" calcext:value-type="float">
            <text:p>834236000</text:p>
          </table:table-cell>
          <table:table-cell office:value-type="float" office:value="834035000" calcext:value-type="float">
            <text:p>834035000</text:p>
          </table:table-cell>
          <table:table-cell office:value-type="float" office:value="836461000" calcext:value-type="float">
            <text:p>836461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538000" calcext:value-type="float">
            <text:p>835538000</text:p>
          </table:table-cell>
          <table:table-cell office:value-type="float" office:value="834567000" calcext:value-type="float">
            <text:p>834567000</text:p>
          </table:table-cell>
          <table:table-cell office:value-type="float" office:value="834433000" calcext:value-type="float">
            <text:p>834433000</text:p>
          </table:table-cell>
          <table:table-cell office:value-type="float" office:value="834732000" calcext:value-type="float">
            <text:p>834732000</text:p>
          </table:table-cell>
          <table:table-cell office:value-type="float" office:value="835050000" calcext:value-type="float">
            <text:p>835050000</text:p>
          </table:table-cell>
          <table:table-cell office:value-type="float" office:value="835020000" calcext:value-type="float">
            <text:p>835020000</text:p>
          </table:table-cell>
          <table:table-cell office:value-type="float" office:value="834169000" calcext:value-type="float">
            <text:p>834169000</text:p>
          </table:table-cell>
          <table:table-cell office:value-type="float" office:value="835408000" calcext:value-type="float">
            <text:p>835408000</text:p>
          </table:table-cell>
          <table:table-cell office:value-type="float" office:value="834449000" calcext:value-type="float">
            <text:p>834449000</text:p>
          </table:table-cell>
          <table:table-cell office:value-type="float" office:value="835417000" calcext:value-type="float">
            <text:p>835417000</text:p>
          </table:table-cell>
          <table:table-cell office:value-type="float" office:value="834460000" calcext:value-type="float">
            <text:p>834460000</text:p>
          </table:table-cell>
          <table:table-cell office:value-type="float" office:value="835031000" calcext:value-type="float">
            <text:p>835031000</text:p>
          </table:table-cell>
          <table:table-cell office:value-type="float" office:value="836237000" calcext:value-type="float">
            <text:p>836237000</text:p>
          </table:table-cell>
          <table:table-cell office:value-type="float" office:value="835287000" calcext:value-type="float">
            <text:p>835287000</text:p>
          </table:table-cell>
          <table:table-cell office:value-type="float" office:value="833536000" calcext:value-type="float">
            <text:p>833536000</text:p>
          </table:table-cell>
          <table:table-cell office:value-type="float" office:value="834550000" calcext:value-type="float">
            <text:p>834550000</text:p>
          </table:table-cell>
          <table:table-cell office:value-type="float" office:value="836282000" calcext:value-type="float">
            <text:p>836282000</text:p>
          </table:table-cell>
          <table:table-cell office:value-type="float" office:value="833990000" calcext:value-type="float">
            <text:p>833990000</text:p>
          </table:table-cell>
          <table:table-cell office:value-type="float" office:value="836276000" calcext:value-type="float">
            <text:p>836276000</text:p>
          </table:table-cell>
          <table:table-cell office:value-type="float" office:value="835911000" calcext:value-type="float">
            <text:p>835911000</text:p>
          </table:table-cell>
          <table:table-cell office:value-type="float" office:value="836773000" calcext:value-type="float">
            <text:p>836773000</text:p>
          </table:table-cell>
          <table:table-cell office:value-type="float" office:value="836399000" calcext:value-type="float">
            <text:p>836399000</text:p>
          </table:table-cell>
          <table:table-cell office:value-type="float" office:value="835474000" calcext:value-type="float">
            <text:p>835474000</text:p>
          </table:table-cell>
          <table:table-cell office:value-type="float" office:value="834751000" calcext:value-type="float">
            <text:p>834751000</text:p>
          </table:table-cell>
          <table:table-cell office:value-type="float" office:value="836298000" calcext:value-type="float">
            <text:p>836298000</text:p>
          </table:table-cell>
          <table:table-cell office:value-type="float" office:value="834356000" calcext:value-type="float">
            <text:p>834356000</text:p>
          </table:table-cell>
          <table:table-cell office:value-type="float" office:value="835460000" calcext:value-type="float">
            <text:p>835460000</text:p>
          </table:table-cell>
          <table:table-cell office:value-type="float" office:value="833652000" calcext:value-type="float">
            <text:p>833652000</text:p>
          </table:table-cell>
          <table:table-cell office:value-type="float" office:value="834628000" calcext:value-type="float">
            <text:p>834628000</text:p>
          </table:table-cell>
          <table:table-cell office:value-type="float" office:value="833931000" calcext:value-type="float">
            <text:p>833931000</text:p>
          </table:table-cell>
          <table:table-cell office:value-type="float" office:value="835843000" calcext:value-type="float">
            <text:p>835843000</text:p>
          </table:table-cell>
          <table:table-cell office:value-type="float" office:value="835547000" calcext:value-type="float">
            <text:p>835547000</text:p>
          </table:table-cell>
          <table:table-cell office:value-type="float" office:value="833844000" calcext:value-type="float">
            <text:p>833844000</text:p>
          </table:table-cell>
          <table:table-cell office:value-type="float" office:value="834721000" calcext:value-type="float">
            <text:p>834721000</text:p>
          </table:table-cell>
          <table:table-cell office:value-type="float" office:value="836817000" calcext:value-type="float">
            <text:p>836817000</text:p>
          </table:table-cell>
          <table:table-cell office:value-type="float" office:value="833844000" calcext:value-type="float">
            <text:p>833844000</text:p>
          </table:table-cell>
          <table:table-cell office:value-type="float" office:value="834453000" calcext:value-type="float">
            <text:p>834453000</text:p>
          </table:table-cell>
          <table:table-cell office:value-type="float" office:value="835829000" calcext:value-type="float">
            <text:p>835829000</text:p>
          </table:table-cell>
          <table:table-cell office:value-type="float" office:value="834194000" calcext:value-type="float">
            <text:p>834194000</text:p>
          </table:table-cell>
          <table:table-cell office:value-type="float" office:value="833976000" calcext:value-type="float">
            <text:p>833976000</text:p>
          </table:table-cell>
          <table:table-cell office:value-type="float" office:value="834884000" calcext:value-type="float">
            <text:p>834884000</text:p>
          </table:table-cell>
          <table:table-cell office:value-type="float" office:value="835407000" calcext:value-type="float">
            <text:p>835407000</text:p>
          </table:table-cell>
          <table:table-cell office:value-type="float" office:value="833462000" calcext:value-type="float">
            <text:p>833462000</text:p>
          </table:table-cell>
          <table:table-cell office:value-type="float" office:value="836474000" calcext:value-type="float">
            <text:p>836474000</text:p>
          </table:table-cell>
          <table:table-cell office:value-type="float" office:value="833147000" calcext:value-type="float">
            <text:p>833147000</text:p>
          </table:table-cell>
          <table:table-cell office:value-type="float" office:value="835907000" calcext:value-type="float">
            <text:p>835907000</text:p>
          </table:table-cell>
          <table:table-cell office:value-type="float" office:value="835146000" calcext:value-type="float">
            <text:p>835146000</text:p>
          </table:table-cell>
          <table:table-cell office:value-type="float" office:value="836127000" calcext:value-type="float">
            <text:p>836127000</text:p>
          </table:table-cell>
          <table:table-cell office:value-type="float" office:value="835186000" calcext:value-type="float">
            <text:p>835186000</text:p>
          </table:table-cell>
          <table:table-cell office:value-type="float" office:value="834690000" calcext:value-type="float">
            <text:p>834690000</text:p>
          </table:table-cell>
          <table:table-cell office:value-type="float" office:value="834493000" calcext:value-type="float">
            <text:p>834493000</text:p>
          </table:table-cell>
          <table:table-cell office:value-type="float" office:value="834898000" calcext:value-type="float">
            <text:p>834898000</text:p>
          </table:table-cell>
          <table:table-cell office:value-type="float" office:value="835782000" calcext:value-type="float">
            <text:p>835782000</text:p>
          </table:table-cell>
          <table:table-cell office:value-type="float" office:value="834739000" calcext:value-type="float">
            <text:p>834739000</text:p>
          </table:table-cell>
          <table:table-cell office:value-type="float" office:value="836203000" calcext:value-type="float">
            <text:p>836203000</text:p>
          </table:table-cell>
          <table:table-cell office:value-type="float" office:value="834773000" calcext:value-type="float">
            <text:p>834773000</text:p>
          </table:table-cell>
          <table:table-cell office:value-type="float" office:value="835810000" calcext:value-type="float">
            <text:p>835810000</text:p>
          </table:table-cell>
          <table:table-cell office:value-type="float" office:value="833974000" calcext:value-type="float">
            <text:p>833974000</text:p>
          </table:table-cell>
          <table:table-cell office:value-type="float" office:value="833016000" calcext:value-type="float">
            <text:p>833016000</text:p>
          </table:table-cell>
          <table:table-cell office:value-type="float" office:value="834888000" calcext:value-type="float">
            <text:p>834888000</text:p>
          </table:table-cell>
          <table:table-cell office:value-type="float" office:value="834795000" calcext:value-type="float">
            <text:p>834795000</text:p>
          </table:table-cell>
          <table:table-cell office:value-type="float" office:value="840855000" calcext:value-type="float">
            <text:p>84085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 swaps</text:p>
          </table:table-cell>
          <table:table-cell office:value-type="float" office:value="758631000" calcext:value-type="float">
            <text:p>758631000</text:p>
          </table:table-cell>
          <table:table-cell office:value-type="float" office:value="757954000" calcext:value-type="float">
            <text:p>757954000</text:p>
          </table:table-cell>
          <table:table-cell office:value-type="float" office:value="760589000" calcext:value-type="float">
            <text:p>760589000</text:p>
          </table:table-cell>
          <table:table-cell office:value-type="float" office:value="759241000" calcext:value-type="float">
            <text:p>759241000</text:p>
          </table:table-cell>
          <table:table-cell office:value-type="float" office:value="761092000" calcext:value-type="float">
            <text:p>761092000</text:p>
          </table:table-cell>
          <table:table-cell office:value-type="float" office:value="758741000" calcext:value-type="float">
            <text:p>758741000</text:p>
          </table:table-cell>
          <table:table-cell office:value-type="float" office:value="760482000" calcext:value-type="float">
            <text:p>760482000</text:p>
          </table:table-cell>
          <table:table-cell office:value-type="float" office:value="760508000" calcext:value-type="float">
            <text:p>760508000</text:p>
          </table:table-cell>
          <table:table-cell office:value-type="float" office:value="758675000" calcext:value-type="float">
            <text:p>758675000</text:p>
          </table:table-cell>
          <table:table-cell office:value-type="float" office:value="756672000" calcext:value-type="float">
            <text:p>756672000</text:p>
          </table:table-cell>
          <table:table-cell office:value-type="float" office:value="756051000" calcext:value-type="float">
            <text:p>756051000</text:p>
          </table:table-cell>
          <table:table-cell office:value-type="float" office:value="758959000" calcext:value-type="float">
            <text:p>758959000</text:p>
          </table:table-cell>
          <table:table-cell office:value-type="float" office:value="759817000" calcext:value-type="float">
            <text:p>759817000</text:p>
          </table:table-cell>
          <table:table-cell office:value-type="float" office:value="757250000" calcext:value-type="float">
            <text:p>757250000</text:p>
          </table:table-cell>
          <table:table-cell office:value-type="float" office:value="758716000" calcext:value-type="float">
            <text:p>758716000</text:p>
          </table:table-cell>
          <table:table-cell office:value-type="float" office:value="758908000" calcext:value-type="float">
            <text:p>758908000</text:p>
          </table:table-cell>
          <table:table-cell office:value-type="float" office:value="759624000" calcext:value-type="float">
            <text:p>759624000</text:p>
          </table:table-cell>
          <table:table-cell office:value-type="float" office:value="760006000" calcext:value-type="float">
            <text:p>760006000</text:p>
          </table:table-cell>
          <table:table-cell office:value-type="float" office:value="758369000" calcext:value-type="float">
            <text:p>758369000</text:p>
          </table:table-cell>
          <table:table-cell office:value-type="float" office:value="759062000" calcext:value-type="float">
            <text:p>759062000</text:p>
          </table:table-cell>
          <table:table-cell office:value-type="float" office:value="757399000" calcext:value-type="float">
            <text:p>757399000</text:p>
          </table:table-cell>
          <table:table-cell office:value-type="float" office:value="760000000" calcext:value-type="float">
            <text:p>760000000</text:p>
          </table:table-cell>
          <table:table-cell office:value-type="float" office:value="758039000" calcext:value-type="float">
            <text:p>758039000</text:p>
          </table:table-cell>
          <table:table-cell office:value-type="float" office:value="759848000" calcext:value-type="float">
            <text:p>759848000</text:p>
          </table:table-cell>
          <table:table-cell office:value-type="float" office:value="758649000" calcext:value-type="float">
            <text:p>758649000</text:p>
          </table:table-cell>
          <table:table-cell office:value-type="float" office:value="757487000" calcext:value-type="float">
            <text:p>757487000</text:p>
          </table:table-cell>
          <table:table-cell office:value-type="float" office:value="758428000" calcext:value-type="float">
            <text:p>758428000</text:p>
          </table:table-cell>
          <table:table-cell office:value-type="float" office:value="758403000" calcext:value-type="float">
            <text:p>758403000</text:p>
          </table:table-cell>
          <table:table-cell office:value-type="float" office:value="758852000" calcext:value-type="float">
            <text:p>758852000</text:p>
          </table:table-cell>
          <table:table-cell office:value-type="float" office:value="756677000" calcext:value-type="float">
            <text:p>756677000</text:p>
          </table:table-cell>
          <table:table-cell office:value-type="float" office:value="759791000" calcext:value-type="float">
            <text:p>759791000</text:p>
          </table:table-cell>
          <table:table-cell office:value-type="float" office:value="758846000" calcext:value-type="float">
            <text:p>758846000</text:p>
          </table:table-cell>
          <table:table-cell office:value-type="float" office:value="759085000" calcext:value-type="float">
            <text:p>759085000</text:p>
          </table:table-cell>
          <table:table-cell office:value-type="float" office:value="758455000" calcext:value-type="float">
            <text:p>758455000</text:p>
          </table:table-cell>
          <table:table-cell office:value-type="float" office:value="759108000" calcext:value-type="float">
            <text:p>759108000</text:p>
          </table:table-cell>
          <table:table-cell office:value-type="float" office:value="755998000" calcext:value-type="float">
            <text:p>755998000</text:p>
          </table:table-cell>
          <table:table-cell office:value-type="float" office:value="759901000" calcext:value-type="float">
            <text:p>759901000</text:p>
          </table:table-cell>
          <table:table-cell office:value-type="float" office:value="759492000" calcext:value-type="float">
            <text:p>759492000</text:p>
          </table:table-cell>
          <table:table-cell office:value-type="float" office:value="760527000" calcext:value-type="float">
            <text:p>760527000</text:p>
          </table:table-cell>
          <table:table-cell office:value-type="float" office:value="759840000" calcext:value-type="float">
            <text:p>759840000</text:p>
          </table:table-cell>
          <table:table-cell office:value-type="float" office:value="757948000" calcext:value-type="float">
            <text:p>757948000</text:p>
          </table:table-cell>
          <table:table-cell office:value-type="float" office:value="759504000" calcext:value-type="float">
            <text:p>759504000</text:p>
          </table:table-cell>
          <table:table-cell office:value-type="float" office:value="757644000" calcext:value-type="float">
            <text:p>757644000</text:p>
          </table:table-cell>
          <table:table-cell office:value-type="float" office:value="757749000" calcext:value-type="float">
            <text:p>757749000</text:p>
          </table:table-cell>
          <table:table-cell office:value-type="float" office:value="760110000" calcext:value-type="float">
            <text:p>760110000</text:p>
          </table:table-cell>
          <table:table-cell office:value-type="float" office:value="762426000" calcext:value-type="float">
            <text:p>762426000</text:p>
          </table:table-cell>
          <table:table-cell office:value-type="float" office:value="759556000" calcext:value-type="float">
            <text:p>759556000</text:p>
          </table:table-cell>
          <table:table-cell office:value-type="float" office:value="758389000" calcext:value-type="float">
            <text:p>758389000</text:p>
          </table:table-cell>
          <table:table-cell office:value-type="float" office:value="757992000" calcext:value-type="float">
            <text:p>757992000</text:p>
          </table:table-cell>
          <table:table-cell office:value-type="float" office:value="758292000" calcext:value-type="float">
            <text:p>758292000</text:p>
          </table:table-cell>
          <table:table-cell office:value-type="float" office:value="760070000" calcext:value-type="float">
            <text:p>760070000</text:p>
          </table:table-cell>
          <table:table-cell office:value-type="float" office:value="757355000" calcext:value-type="float">
            <text:p>757355000</text:p>
          </table:table-cell>
          <table:table-cell office:value-type="float" office:value="757522000" calcext:value-type="float">
            <text:p>757522000</text:p>
          </table:table-cell>
          <table:table-cell office:value-type="float" office:value="757398000" calcext:value-type="float">
            <text:p>757398000</text:p>
          </table:table-cell>
          <table:table-cell office:value-type="float" office:value="757451000" calcext:value-type="float">
            <text:p>757451000</text:p>
          </table:table-cell>
          <table:table-cell office:value-type="float" office:value="759273000" calcext:value-type="float">
            <text:p>759273000</text:p>
          </table:table-cell>
          <table:table-cell office:value-type="float" office:value="761397000" calcext:value-type="float">
            <text:p>761397000</text:p>
          </table:table-cell>
          <table:table-cell office:value-type="float" office:value="758408000" calcext:value-type="float">
            <text:p>758408000</text:p>
          </table:table-cell>
          <table:table-cell office:value-type="float" office:value="759914000" calcext:value-type="float">
            <text:p>759914000</text:p>
          </table:table-cell>
          <table:table-cell office:value-type="float" office:value="760479000" calcext:value-type="float">
            <text:p>760479000</text:p>
          </table:table-cell>
          <table:table-cell office:value-type="float" office:value="759700000" calcext:value-type="float">
            <text:p>759700000</text:p>
          </table:table-cell>
          <table:table-cell office:value-type="float" office:value="760778000" calcext:value-type="float">
            <text:p>760778000</text:p>
          </table:table-cell>
          <table:table-cell office:value-type="float" office:value="757329000" calcext:value-type="float">
            <text:p>757329000</text:p>
          </table:table-cell>
          <table:table-cell office:value-type="float" office:value="758044000" calcext:value-type="float">
            <text:p>758044000</text:p>
          </table:table-cell>
          <table:table-cell office:value-type="float" office:value="759366000" calcext:value-type="float">
            <text:p>759366000</text:p>
          </table:table-cell>
          <table:table-cell office:value-type="float" office:value="758851000" calcext:value-type="float">
            <text:p>758851000</text:p>
          </table:table-cell>
          <table:table-cell office:value-type="float" office:value="760819000" calcext:value-type="float">
            <text:p>760819000</text:p>
          </table:table-cell>
          <table:table-cell office:value-type="float" office:value="758665000" calcext:value-type="float">
            <text:p>758665000</text:p>
          </table:table-cell>
          <table:table-cell office:value-type="float" office:value="759051000" calcext:value-type="float">
            <text:p>759051000</text:p>
          </table:table-cell>
          <table:table-cell office:value-type="float" office:value="757673000" calcext:value-type="float">
            <text:p>757673000</text:p>
          </table:table-cell>
          <table:table-cell office:value-type="float" office:value="757539000" calcext:value-type="float">
            <text:p>757539000</text:p>
          </table:table-cell>
          <table:table-cell office:value-type="float" office:value="759333000" calcext:value-type="float">
            <text:p>759333000</text:p>
          </table:table-cell>
          <table:table-cell office:value-type="float" office:value="759343000" calcext:value-type="float">
            <text:p>759343000</text:p>
          </table:table-cell>
          <table:table-cell office:value-type="float" office:value="761819000" calcext:value-type="float">
            <text:p>761819000</text:p>
          </table:table-cell>
          <table:table-cell office:value-type="float" office:value="757546000" calcext:value-type="float">
            <text:p>757546000</text:p>
          </table:table-cell>
          <table:table-cell office:value-type="float" office:value="759204000" calcext:value-type="float">
            <text:p>759204000</text:p>
          </table:table-cell>
          <table:table-cell office:value-type="float" office:value="758825000" calcext:value-type="float">
            <text:p>758825000</text:p>
          </table:table-cell>
          <table:table-cell office:value-type="float" office:value="758209000" calcext:value-type="float">
            <text:p>758209000</text:p>
          </table:table-cell>
          <table:table-cell office:value-type="float" office:value="757562000" calcext:value-type="float">
            <text:p>757562000</text:p>
          </table:table-cell>
          <table:table-cell office:value-type="float" office:value="760474000" calcext:value-type="float">
            <text:p>760474000</text:p>
          </table:table-cell>
          <table:table-cell office:value-type="float" office:value="759595000" calcext:value-type="float">
            <text:p>759595000</text:p>
          </table:table-cell>
          <table:table-cell office:value-type="float" office:value="757024000" calcext:value-type="float">
            <text:p>757024000</text:p>
          </table:table-cell>
          <table:table-cell office:value-type="float" office:value="758738000" calcext:value-type="float">
            <text:p>758738000</text:p>
          </table:table-cell>
          <table:table-cell office:value-type="float" office:value="756357000" calcext:value-type="float">
            <text:p>756357000</text:p>
          </table:table-cell>
          <table:table-cell office:value-type="float" office:value="759494000" calcext:value-type="float">
            <text:p>759494000</text:p>
          </table:table-cell>
          <table:table-cell office:value-type="float" office:value="759775000" calcext:value-type="float">
            <text:p>759775000</text:p>
          </table:table-cell>
          <table:table-cell office:value-type="float" office:value="756458000" calcext:value-type="float">
            <text:p>756458000</text:p>
          </table:table-cell>
          <table:table-cell office:value-type="float" office:value="758176000" calcext:value-type="float">
            <text:p>758176000</text:p>
          </table:table-cell>
          <table:table-cell office:value-type="float" office:value="757106000" calcext:value-type="float">
            <text:p>757106000</text:p>
          </table:table-cell>
          <table:table-cell office:value-type="float" office:value="759371000" calcext:value-type="float">
            <text:p>759371000</text:p>
          </table:table-cell>
          <table:table-cell office:value-type="float" office:value="759731000" calcext:value-type="float">
            <text:p>759731000</text:p>
          </table:table-cell>
          <table:table-cell office:value-type="float" office:value="759596000" calcext:value-type="float">
            <text:p>759596000</text:p>
          </table:table-cell>
          <table:table-cell office:value-type="float" office:value="761569000" calcext:value-type="float">
            <text:p>761569000</text:p>
          </table:table-cell>
          <table:table-cell office:value-type="float" office:value="759332000" calcext:value-type="float">
            <text:p>759332000</text:p>
          </table:table-cell>
          <table:table-cell office:value-type="float" office:value="759762000" calcext:value-type="float">
            <text:p>759762000</text:p>
          </table:table-cell>
          <table:table-cell office:value-type="float" office:value="760601000" calcext:value-type="float">
            <text:p>760601000</text:p>
          </table:table-cell>
          <table:table-cell office:value-type="float" office:value="757952000" calcext:value-type="float">
            <text:p>757952000</text:p>
          </table:table-cell>
          <table:table-cell office:value-type="float" office:value="759660000" calcext:value-type="float">
            <text:p>759660000</text:p>
          </table:table-cell>
          <table:table-cell office:value-type="float" office:value="759624000" calcext:value-type="float">
            <text:p>759624000</text:p>
          </table:table-cell>
          <table:table-cell office:value-type="float" office:value="758452000" calcext:value-type="float">
            <text:p>758452000</text:p>
          </table:table-cell>
          <table:table-cell office:value-type="float" office:value="758215000" calcext:value-type="float">
            <text:p>758215000</text:p>
          </table:table-cell>
          <table:table-cell office:value-type="float" office:value="760056000" calcext:value-type="float">
            <text:p>760056000</text:p>
          </table:table-cell>
          <table:table-cell office:value-type="float" office:value="760919000" calcext:value-type="float">
            <text:p>760919000</text:p>
          </table:table-cell>
          <table:table-cell office:value-type="float" office:value="758134000" calcext:value-type="float">
            <text:p>758134000</text:p>
          </table:table-cell>
          <table:table-cell office:value-type="float" office:value="758836000" calcext:value-type="float">
            <text:p>758836000</text:p>
          </table:table-cell>
          <table:table-cell office:value-type="float" office:value="758656000" calcext:value-type="float">
            <text:p>758656000</text:p>
          </table:table-cell>
          <table:table-cell office:value-type="float" office:value="758322000" calcext:value-type="float">
            <text:p>758322000</text:p>
          </table:table-cell>
          <table:table-cell office:value-type="float" office:value="757631000" calcext:value-type="float">
            <text:p>757631000</text:p>
          </table:table-cell>
          <table:table-cell office:value-type="float" office:value="757803000" calcext:value-type="float">
            <text:p>757803000</text:p>
          </table:table-cell>
          <table:table-cell office:value-type="float" office:value="758362000" calcext:value-type="float">
            <text:p>758362000</text:p>
          </table:table-cell>
          <table:table-cell office:value-type="float" office:value="758881000" calcext:value-type="float">
            <text:p>758881000</text:p>
          </table:table-cell>
          <table:table-cell office:value-type="float" office:value="758973000" calcext:value-type="float">
            <text:p>758973000</text:p>
          </table:table-cell>
          <table:table-cell office:value-type="float" office:value="758443000" calcext:value-type="float">
            <text:p>758443000</text:p>
          </table:table-cell>
          <table:table-cell office:value-type="float" office:value="759064000" calcext:value-type="float">
            <text:p>759064000</text:p>
          </table:table-cell>
          <table:table-cell office:value-type="float" office:value="759167000" calcext:value-type="float">
            <text:p>759167000</text:p>
          </table:table-cell>
          <table:table-cell office:value-type="float" office:value="759277000" calcext:value-type="float">
            <text:p>759277000</text:p>
          </table:table-cell>
          <table:table-cell office:value-type="float" office:value="757671000" calcext:value-type="float">
            <text:p>757671000</text:p>
          </table:table-cell>
          <table:table-cell office:value-type="float" office:value="759270000" calcext:value-type="float">
            <text:p>759270000</text:p>
          </table:table-cell>
          <table:table-cell office:value-type="float" office:value="760551000" calcext:value-type="float">
            <text:p>760551000</text:p>
          </table:table-cell>
          <table:table-cell office:value-type="float" office:value="759565000" calcext:value-type="float">
            <text:p>759565000</text:p>
          </table:table-cell>
          <table:table-cell office:value-type="float" office:value="758091000" calcext:value-type="float">
            <text:p>758091000</text:p>
          </table:table-cell>
          <table:table-cell office:value-type="float" office:value="759207000" calcext:value-type="float">
            <text:p>759207000</text:p>
          </table:table-cell>
          <table:table-cell office:value-type="float" office:value="760098000" calcext:value-type="float">
            <text:p>760098000</text:p>
          </table:table-cell>
          <table:table-cell office:value-type="float" office:value="759958000" calcext:value-type="float">
            <text:p>759958000</text:p>
          </table:table-cell>
          <table:table-cell office:value-type="float" office:value="759210000" calcext:value-type="float">
            <text:p>759210000</text:p>
          </table:table-cell>
          <table:table-cell office:value-type="float" office:value="758791000" calcext:value-type="float">
            <text:p>758791000</text:p>
          </table:table-cell>
          <table:table-cell office:value-type="float" office:value="759631000" calcext:value-type="float">
            <text:p>759631000</text:p>
          </table:table-cell>
          <table:table-cell office:value-type="float" office:value="757341000" calcext:value-type="float">
            <text:p>757341000</text:p>
          </table:table-cell>
          <table:table-cell office:value-type="float" office:value="756731000" calcext:value-type="float">
            <text:p>756731000</text:p>
          </table:table-cell>
          <table:table-cell office:value-type="float" office:value="758190000" calcext:value-type="float">
            <text:p>758190000</text:p>
          </table:table-cell>
          <table:table-cell office:value-type="float" office:value="760355000" calcext:value-type="float">
            <text:p>760355000</text:p>
          </table:table-cell>
          <table:table-cell office:value-type="float" office:value="756741000" calcext:value-type="float">
            <text:p>756741000</text:p>
          </table:table-cell>
          <table:table-cell office:value-type="float" office:value="758374000" calcext:value-type="float">
            <text:p>758374000</text:p>
          </table:table-cell>
          <table:table-cell office:value-type="float" office:value="758152000" calcext:value-type="float">
            <text:p>758152000</text:p>
          </table:table-cell>
          <table:table-cell office:value-type="float" office:value="760017000" calcext:value-type="float">
            <text:p>760017000</text:p>
          </table:table-cell>
          <table:table-cell office:value-type="float" office:value="759244000" calcext:value-type="float">
            <text:p>759244000</text:p>
          </table:table-cell>
          <table:table-cell office:value-type="float" office:value="760166000" calcext:value-type="float">
            <text:p>760166000</text:p>
          </table:table-cell>
          <table:table-cell office:value-type="float" office:value="757960000" calcext:value-type="float">
            <text:p>757960000</text:p>
          </table:table-cell>
          <table:table-cell office:value-type="float" office:value="757535000" calcext:value-type="float">
            <text:p>757535000</text:p>
          </table:table-cell>
          <table:table-cell office:value-type="float" office:value="758618000" calcext:value-type="float">
            <text:p>758618000</text:p>
          </table:table-cell>
          <table:table-cell office:value-type="float" office:value="759340000" calcext:value-type="float">
            <text:p>759340000</text:p>
          </table:table-cell>
          <table:table-cell office:value-type="float" office:value="759763000" calcext:value-type="float">
            <text:p>759763000</text:p>
          </table:table-cell>
          <table:table-cell office:value-type="float" office:value="760325000" calcext:value-type="float">
            <text:p>760325000</text:p>
          </table:table-cell>
          <table:table-cell office:value-type="float" office:value="760124000" calcext:value-type="float">
            <text:p>760124000</text:p>
          </table:table-cell>
          <table:table-cell office:value-type="float" office:value="758011000" calcext:value-type="float">
            <text:p>758011000</text:p>
          </table:table-cell>
          <table:table-cell office:value-type="float" office:value="758467000" calcext:value-type="float">
            <text:p>758467000</text:p>
          </table:table-cell>
          <table:table-cell office:value-type="float" office:value="757405000" calcext:value-type="float">
            <text:p>757405000</text:p>
          </table:table-cell>
          <table:table-cell office:value-type="float" office:value="758163000" calcext:value-type="float">
            <text:p>758163000</text:p>
          </table:table-cell>
          <table:table-cell office:value-type="float" office:value="758335000" calcext:value-type="float">
            <text:p>758335000</text:p>
          </table:table-cell>
          <table:table-cell office:value-type="float" office:value="759412000" calcext:value-type="float">
            <text:p>759412000</text:p>
          </table:table-cell>
          <table:table-cell office:value-type="float" office:value="758487000" calcext:value-type="float">
            <text:p>758487000</text:p>
          </table:table-cell>
          <table:table-cell office:value-type="float" office:value="758733000" calcext:value-type="float">
            <text:p>758733000</text:p>
          </table:table-cell>
          <table:table-cell office:value-type="float" office:value="760007000" calcext:value-type="float">
            <text:p>760007000</text:p>
          </table:table-cell>
          <table:table-cell office:value-type="float" office:value="760582000" calcext:value-type="float">
            <text:p>760582000</text:p>
          </table:table-cell>
          <table:table-cell office:value-type="float" office:value="760017000" calcext:value-type="float">
            <text:p>760017000</text:p>
          </table:table-cell>
          <table:table-cell office:value-type="float" office:value="758839000" calcext:value-type="float">
            <text:p>758839000</text:p>
          </table:table-cell>
          <table:table-cell office:value-type="float" office:value="759898000" calcext:value-type="float">
            <text:p>759898000</text:p>
          </table:table-cell>
          <table:table-cell office:value-type="float" office:value="758310000" calcext:value-type="float">
            <text:p>758310000</text:p>
          </table:table-cell>
          <table:table-cell office:value-type="float" office:value="759790000" calcext:value-type="float">
            <text:p>759790000</text:p>
          </table:table-cell>
          <table:table-cell office:value-type="float" office:value="759574000" calcext:value-type="float">
            <text:p>759574000</text:p>
          </table:table-cell>
          <table:table-cell office:value-type="float" office:value="758353000" calcext:value-type="float">
            <text:p>758353000</text:p>
          </table:table-cell>
          <table:table-cell office:value-type="float" office:value="757704000" calcext:value-type="float">
            <text:p>757704000</text:p>
          </table:table-cell>
          <table:table-cell office:value-type="float" office:value="755459000" calcext:value-type="float">
            <text:p>755459000</text:p>
          </table:table-cell>
          <table:table-cell office:value-type="float" office:value="758157000" calcext:value-type="float">
            <text:p>758157000</text:p>
          </table:table-cell>
          <table:table-cell office:value-type="float" office:value="760733000" calcext:value-type="float">
            <text:p>760733000</text:p>
          </table:table-cell>
          <table:table-cell office:value-type="float" office:value="759235000" calcext:value-type="float">
            <text:p>759235000</text:p>
          </table:table-cell>
          <table:table-cell office:value-type="float" office:value="758702000" calcext:value-type="float">
            <text:p>758702000</text:p>
          </table:table-cell>
          <table:table-cell office:value-type="float" office:value="759322000" calcext:value-type="float">
            <text:p>759322000</text:p>
          </table:table-cell>
          <table:table-cell office:value-type="float" office:value="760376000" calcext:value-type="float">
            <text:p>760376000</text:p>
          </table:table-cell>
          <table:table-cell office:value-type="float" office:value="758187000" calcext:value-type="float">
            <text:p>758187000</text:p>
          </table:table-cell>
          <table:table-cell office:value-type="float" office:value="759909000" calcext:value-type="float">
            <text:p>759909000</text:p>
          </table:table-cell>
          <table:table-cell office:value-type="float" office:value="760301000" calcext:value-type="float">
            <text:p>760301000</text:p>
          </table:table-cell>
          <table:table-cell office:value-type="float" office:value="758128000" calcext:value-type="float">
            <text:p>758128000</text:p>
          </table:table-cell>
          <table:table-cell office:value-type="float" office:value="756777000" calcext:value-type="float">
            <text:p>756777000</text:p>
          </table:table-cell>
          <table:table-cell office:value-type="float" office:value="758868000" calcext:value-type="float">
            <text:p>758868000</text:p>
          </table:table-cell>
          <table:table-cell office:value-type="float" office:value="759612000" calcext:value-type="float">
            <text:p>759612000</text:p>
          </table:table-cell>
          <table:table-cell office:value-type="float" office:value="759458000" calcext:value-type="float">
            <text:p>759458000</text:p>
          </table:table-cell>
          <table:table-cell office:value-type="float" office:value="758666000" calcext:value-type="float">
            <text:p>758666000</text:p>
          </table:table-cell>
          <table:table-cell office:value-type="float" office:value="757730000" calcext:value-type="float">
            <text:p>757730000</text:p>
          </table:table-cell>
          <table:table-cell office:value-type="float" office:value="756616000" calcext:value-type="float">
            <text:p>756616000</text:p>
          </table:table-cell>
          <table:table-cell office:value-type="float" office:value="758854000" calcext:value-type="float">
            <text:p>758854000</text:p>
          </table:table-cell>
          <table:table-cell office:value-type="float" office:value="756759000" calcext:value-type="float">
            <text:p>756759000</text:p>
          </table:table-cell>
          <table:table-cell office:value-type="float" office:value="760465000" calcext:value-type="float">
            <text:p>760465000</text:p>
          </table:table-cell>
          <table:table-cell office:value-type="float" office:value="758950000" calcext:value-type="float">
            <text:p>758950000</text:p>
          </table:table-cell>
          <table:table-cell office:value-type="float" office:value="758393000" calcext:value-type="float">
            <text:p>758393000</text:p>
          </table:table-cell>
          <table:table-cell office:value-type="float" office:value="758183000" calcext:value-type="float">
            <text:p>758183000</text:p>
          </table:table-cell>
          <table:table-cell office:value-type="float" office:value="759011000" calcext:value-type="float">
            <text:p>759011000</text:p>
          </table:table-cell>
          <table:table-cell office:value-type="float" office:value="756729000" calcext:value-type="float">
            <text:p>756729000</text:p>
          </table:table-cell>
          <table:table-cell office:value-type="float" office:value="758365000" calcext:value-type="float">
            <text:p>758365000</text:p>
          </table:table-cell>
          <table:table-cell office:value-type="float" office:value="760330000" calcext:value-type="float">
            <text:p>760330000</text:p>
          </table:table-cell>
          <table:table-cell office:value-type="float" office:value="757839000" calcext:value-type="float">
            <text:p>757839000</text:p>
          </table:table-cell>
          <table:table-cell office:value-type="float" office:value="758911000" calcext:value-type="float">
            <text:p>758911000</text:p>
          </table:table-cell>
          <table:table-cell office:value-type="float" office:value="759238000" calcext:value-type="float">
            <text:p>759238000</text:p>
          </table:table-cell>
          <table:table-cell office:value-type="float" office:value="759478000" calcext:value-type="float">
            <text:p>759478000</text:p>
          </table:table-cell>
          <table:table-cell office:value-type="float" office:value="758349000" calcext:value-type="float">
            <text:p>758349000</text:p>
          </table:table-cell>
          <table:table-cell office:value-type="float" office:value="758539000" calcext:value-type="float">
            <text:p>758539000</text:p>
          </table:table-cell>
          <table:table-cell office:value-type="float" office:value="761118000" calcext:value-type="float">
            <text:p>761118000</text:p>
          </table:table-cell>
          <table:table-cell office:value-type="float" office:value="758760000" calcext:value-type="float">
            <text:p>758760000</text:p>
          </table:table-cell>
          <table:table-cell office:value-type="float" office:value="755606000" calcext:value-type="float">
            <text:p>755606000</text:p>
          </table:table-cell>
          <table:table-cell office:value-type="float" office:value="757777000" calcext:value-type="float">
            <text:p>757777000</text:p>
          </table:table-cell>
          <table:table-cell office:value-type="float" office:value="786424000" calcext:value-type="float">
            <text:p>786424000</text:p>
          </table:table-cell>
          <table:table-cell office:value-type="float" office:value="790521000" calcext:value-type="float">
            <text:p>790521000</text:p>
          </table:table-cell>
          <table:table-cell office:value-type="float" office:value="786682000" calcext:value-type="float">
            <text:p>786682000</text:p>
          </table:table-cell>
          <table:table-cell office:value-type="float" office:value="790392000" calcext:value-type="float">
            <text:p>790392000</text:p>
          </table:table-cell>
          <table:table-cell office:value-type="float" office:value="788397000" calcext:value-type="float">
            <text:p>788397000</text:p>
          </table:table-cell>
          <table:table-cell office:value-type="float" office:value="785932000" calcext:value-type="float">
            <text:p>785932000</text:p>
          </table:table-cell>
          <table:table-cell office:value-type="float" office:value="787258000" calcext:value-type="float">
            <text:p>787258000</text:p>
          </table:table-cell>
          <table:table-cell office:value-type="float" office:value="788723000" calcext:value-type="float">
            <text:p>788723000</text:p>
          </table:table-cell>
          <table:table-cell office:value-type="float" office:value="788306000" calcext:value-type="float">
            <text:p>788306000</text:p>
          </table:table-cell>
          <table:table-cell office:value-type="float" office:value="788673000" calcext:value-type="float">
            <text:p>788673000</text:p>
          </table:table-cell>
          <table:table-cell office:value-type="float" office:value="788301000" calcext:value-type="float">
            <text:p>788301000</text:p>
          </table:table-cell>
          <table:table-cell office:value-type="float" office:value="787503000" calcext:value-type="float">
            <text:p>787503000</text:p>
          </table:table-cell>
          <table:table-cell office:value-type="float" office:value="786673000" calcext:value-type="float">
            <text:p>786673000</text:p>
          </table:table-cell>
          <table:table-cell office:value-type="float" office:value="787184000" calcext:value-type="float">
            <text:p>787184000</text:p>
          </table:table-cell>
          <table:table-cell office:value-type="float" office:value="785866000" calcext:value-type="float">
            <text:p>785866000</text:p>
          </table:table-cell>
          <table:table-cell office:value-type="float" office:value="785965000" calcext:value-type="float">
            <text:p>785965000</text:p>
          </table:table-cell>
          <table:table-cell office:value-type="float" office:value="787061000" calcext:value-type="float">
            <text:p>787061000</text:p>
          </table:table-cell>
          <table:table-cell office:value-type="float" office:value="789108000" calcext:value-type="float">
            <text:p>789108000</text:p>
          </table:table-cell>
          <table:table-cell office:value-type="float" office:value="785791000" calcext:value-type="float">
            <text:p>785791000</text:p>
          </table:table-cell>
          <table:table-cell office:value-type="float" office:value="787090000" calcext:value-type="float">
            <text:p>787090000</text:p>
          </table:table-cell>
          <table:table-cell office:value-type="float" office:value="786518000" calcext:value-type="float">
            <text:p>786518000</text:p>
          </table:table-cell>
          <table:table-cell office:value-type="float" office:value="787758000" calcext:value-type="float">
            <text:p>787758000</text:p>
          </table:table-cell>
          <table:table-cell office:value-type="float" office:value="785856000" calcext:value-type="float">
            <text:p>785856000</text:p>
          </table:table-cell>
          <table:table-cell office:value-type="float" office:value="787264000" calcext:value-type="float">
            <text:p>787264000</text:p>
          </table:table-cell>
          <table:table-cell office:value-type="float" office:value="788077000" calcext:value-type="float">
            <text:p>788077000</text:p>
          </table:table-cell>
          <table:table-cell office:value-type="float" office:value="787940000" calcext:value-type="float">
            <text:p>787940000</text:p>
          </table:table-cell>
          <table:table-cell office:value-type="float" office:value="787789000" calcext:value-type="float">
            <text:p>787789000</text:p>
          </table:table-cell>
          <table:table-cell office:value-type="float" office:value="787714000" calcext:value-type="float">
            <text:p>787714000</text:p>
          </table:table-cell>
          <table:table-cell office:value-type="float" office:value="785082000" calcext:value-type="float">
            <text:p>785082000</text:p>
          </table:table-cell>
          <table:table-cell office:value-type="float" office:value="789556000" calcext:value-type="float">
            <text:p>789556000</text:p>
          </table:table-cell>
          <table:table-cell office:value-type="float" office:value="784572000" calcext:value-type="float">
            <text:p>784572000</text:p>
          </table:table-cell>
          <table:table-cell office:value-type="float" office:value="785615000" calcext:value-type="float">
            <text:p>785615000</text:p>
          </table:table-cell>
          <table:table-cell office:value-type="float" office:value="788623000" calcext:value-type="float">
            <text:p>788623000</text:p>
          </table:table-cell>
          <table:table-cell office:value-type="float" office:value="788571000" calcext:value-type="float">
            <text:p>788571000</text:p>
          </table:table-cell>
          <table:table-cell office:value-type="float" office:value="785153000" calcext:value-type="float">
            <text:p>785153000</text:p>
          </table:table-cell>
          <table:table-cell office:value-type="float" office:value="787795000" calcext:value-type="float">
            <text:p>787795000</text:p>
          </table:table-cell>
          <table:table-cell office:value-type="float" office:value="787632000" calcext:value-type="float">
            <text:p>787632000</text:p>
          </table:table-cell>
          <table:table-cell office:value-type="float" office:value="787041000" calcext:value-type="float">
            <text:p>787041000</text:p>
          </table:table-cell>
          <table:table-cell office:value-type="float" office:value="785294000" calcext:value-type="float">
            <text:p>785294000</text:p>
          </table:table-cell>
          <table:table-cell office:value-type="float" office:value="787723000" calcext:value-type="float">
            <text:p>787723000</text:p>
          </table:table-cell>
          <table:table-cell office:value-type="float" office:value="787174000" calcext:value-type="float">
            <text:p>787174000</text:p>
          </table:table-cell>
          <table:table-cell office:value-type="float" office:value="788582000" calcext:value-type="float">
            <text:p>788582000</text:p>
          </table:table-cell>
          <table:table-cell office:value-type="float" office:value="786357000" calcext:value-type="float">
            <text:p>786357000</text:p>
          </table:table-cell>
          <table:table-cell office:value-type="float" office:value="789331000" calcext:value-type="float">
            <text:p>789331000</text:p>
          </table:table-cell>
          <table:table-cell office:value-type="float" office:value="788551000" calcext:value-type="float">
            <text:p>788551000</text:p>
          </table:table-cell>
          <table:table-cell office:value-type="float" office:value="788450000" calcext:value-type="float">
            <text:p>788450000</text:p>
          </table:table-cell>
          <table:table-cell office:value-type="float" office:value="788066000" calcext:value-type="float">
            <text:p>788066000</text:p>
          </table:table-cell>
          <table:table-cell office:value-type="float" office:value="787708000" calcext:value-type="float">
            <text:p>787708000</text:p>
          </table:table-cell>
          <table:table-cell office:value-type="float" office:value="785546000" calcext:value-type="float">
            <text:p>785546000</text:p>
          </table:table-cell>
          <table:table-cell office:value-type="float" office:value="787192000" calcext:value-type="float">
            <text:p>787192000</text:p>
          </table:table-cell>
          <table:table-cell office:value-type="float" office:value="788398000" calcext:value-type="float">
            <text:p>788398000</text:p>
          </table:table-cell>
          <table:table-cell office:value-type="float" office:value="789074000" calcext:value-type="float">
            <text:p>789074000</text:p>
          </table:table-cell>
          <table:table-cell office:value-type="float" office:value="786792000" calcext:value-type="float">
            <text:p>786792000</text:p>
          </table:table-cell>
          <table:table-cell office:value-type="float" office:value="789282000" calcext:value-type="float">
            <text:p>789282000</text:p>
          </table:table-cell>
          <table:table-cell office:value-type="float" office:value="789436000" calcext:value-type="float">
            <text:p>789436000</text:p>
          </table:table-cell>
          <table:table-cell office:value-type="float" office:value="789348000" calcext:value-type="float">
            <text:p>789348000</text:p>
          </table:table-cell>
          <table:table-cell office:value-type="float" office:value="787191000" calcext:value-type="float">
            <text:p>787191000</text:p>
          </table:table-cell>
          <table:table-cell office:value-type="float" office:value="787712000" calcext:value-type="float">
            <text:p>787712000</text:p>
          </table:table-cell>
          <table:table-cell office:value-type="float" office:value="788296000" calcext:value-type="float">
            <text:p>788296000</text:p>
          </table:table-cell>
          <table:table-cell office:value-type="float" office:value="785322000" calcext:value-type="float">
            <text:p>785322000</text:p>
          </table:table-cell>
          <table:table-cell office:value-type="float" office:value="787719000" calcext:value-type="float">
            <text:p>787719000</text:p>
          </table:table-cell>
          <table:table-cell office:value-type="float" office:value="788055000" calcext:value-type="float">
            <text:p>788055000</text:p>
          </table:table-cell>
          <table:table-cell office:value-type="float" office:value="787260000" calcext:value-type="float">
            <text:p>787260000</text:p>
          </table:table-cell>
          <table:table-cell office:value-type="float" office:value="785825000" calcext:value-type="float">
            <text:p>785825000</text:p>
          </table:table-cell>
          <table:table-cell office:value-type="float" office:value="787881000" calcext:value-type="float">
            <text:p>787881000</text:p>
          </table:table-cell>
          <table:table-cell office:value-type="float" office:value="788320000" calcext:value-type="float">
            <text:p>788320000</text:p>
          </table:table-cell>
          <table:table-cell office:value-type="float" office:value="785210000" calcext:value-type="float">
            <text:p>785210000</text:p>
          </table:table-cell>
          <table:table-cell office:value-type="float" office:value="785762000" calcext:value-type="float">
            <text:p>785762000</text:p>
          </table:table-cell>
          <table:table-cell office:value-type="float" office:value="785960000" calcext:value-type="float">
            <text:p>785960000</text:p>
          </table:table-cell>
          <table:table-cell office:value-type="float" office:value="788258000" calcext:value-type="float">
            <text:p>788258000</text:p>
          </table:table-cell>
          <table:table-cell office:value-type="float" office:value="788121000" calcext:value-type="float">
            <text:p>788121000</text:p>
          </table:table-cell>
          <table:table-cell office:value-type="float" office:value="784007000" calcext:value-type="float">
            <text:p>784007000</text:p>
          </table:table-cell>
          <table:table-cell office:value-type="float" office:value="787880000" calcext:value-type="float">
            <text:p>787880000</text:p>
          </table:table-cell>
          <table:table-cell office:value-type="float" office:value="784835000" calcext:value-type="float">
            <text:p>784835000</text:p>
          </table:table-cell>
          <table:table-cell office:value-type="float" office:value="788636000" calcext:value-type="float">
            <text:p>788636000</text:p>
          </table:table-cell>
          <table:table-cell office:value-type="float" office:value="788365000" calcext:value-type="float">
            <text:p>788365000</text:p>
          </table:table-cell>
          <table:table-cell office:value-type="float" office:value="788170000" calcext:value-type="float">
            <text:p>788170000</text:p>
          </table:table-cell>
          <table:table-cell office:value-type="float" office:value="786845000" calcext:value-type="float">
            <text:p>786845000</text:p>
          </table:table-cell>
          <table:table-cell office:value-type="float" office:value="787403000" calcext:value-type="float">
            <text:p>787403000</text:p>
          </table:table-cell>
          <table:table-cell office:value-type="float" office:value="786728000" calcext:value-type="float">
            <text:p>786728000</text:p>
          </table:table-cell>
          <table:table-cell office:value-type="float" office:value="788879000" calcext:value-type="float">
            <text:p>788879000</text:p>
          </table:table-cell>
          <table:table-cell office:value-type="float" office:value="787655000" calcext:value-type="float">
            <text:p>787655000</text:p>
          </table:table-cell>
          <table:table-cell office:value-type="float" office:value="786481000" calcext:value-type="float">
            <text:p>786481000</text:p>
          </table:table-cell>
          <table:table-cell office:value-type="float" office:value="786581000" calcext:value-type="float">
            <text:p>786581000</text:p>
          </table:table-cell>
          <table:table-cell office:value-type="float" office:value="788858000" calcext:value-type="float">
            <text:p>788858000</text:p>
          </table:table-cell>
          <table:table-cell office:value-type="float" office:value="786482000" calcext:value-type="float">
            <text:p>786482000</text:p>
          </table:table-cell>
          <table:table-cell office:value-type="float" office:value="789022000" calcext:value-type="float">
            <text:p>789022000</text:p>
          </table:table-cell>
          <table:table-cell office:value-type="float" office:value="786803000" calcext:value-type="float">
            <text:p>786803000</text:p>
          </table:table-cell>
          <table:table-cell office:value-type="float" office:value="786238000" calcext:value-type="float">
            <text:p>786238000</text:p>
          </table:table-cell>
          <table:table-cell office:value-type="float" office:value="787788000" calcext:value-type="float">
            <text:p>787788000</text:p>
          </table:table-cell>
          <table:table-cell office:value-type="float" office:value="785072000" calcext:value-type="float">
            <text:p>785072000</text:p>
          </table:table-cell>
          <table:table-cell office:value-type="float" office:value="788002000" calcext:value-type="float">
            <text:p>788002000</text:p>
          </table:table-cell>
          <table:table-cell office:value-type="float" office:value="788073000" calcext:value-type="float">
            <text:p>788073000</text:p>
          </table:table-cell>
          <table:table-cell office:value-type="float" office:value="788741000" calcext:value-type="float">
            <text:p>788741000</text:p>
          </table:table-cell>
          <table:table-cell office:value-type="float" office:value="787124000" calcext:value-type="float">
            <text:p>787124000</text:p>
          </table:table-cell>
          <table:table-cell office:value-type="float" office:value="788410000" calcext:value-type="float">
            <text:p>788410000</text:p>
          </table:table-cell>
          <table:table-cell office:value-type="float" office:value="785122000" calcext:value-type="float">
            <text:p>785122000</text:p>
          </table:table-cell>
          <table:table-cell office:value-type="float" office:value="785939000" calcext:value-type="float">
            <text:p>785939000</text:p>
          </table:table-cell>
          <table:table-cell office:value-type="float" office:value="786075000" calcext:value-type="float">
            <text:p>786075000</text:p>
          </table:table-cell>
          <table:table-cell office:value-type="float" office:value="787426000" calcext:value-type="float">
            <text:p>787426000</text:p>
          </table:table-cell>
          <table:table-cell office:value-type="float" office:value="789445000" calcext:value-type="float">
            <text:p>789445000</text:p>
          </table:table-cell>
          <table:table-cell office:value-type="float" office:value="788126000" calcext:value-type="float">
            <text:p>788126000</text:p>
          </table:table-cell>
          <table:table-cell office:value-type="float" office:value="788560000" calcext:value-type="float">
            <text:p>788560000</text:p>
          </table:table-cell>
          <table:table-cell office:value-type="float" office:value="788936000" calcext:value-type="float">
            <text:p>788936000</text:p>
          </table:table-cell>
          <table:table-cell office:value-type="float" office:value="785620000" calcext:value-type="float">
            <text:p>785620000</text:p>
          </table:table-cell>
          <table:table-cell office:value-type="float" office:value="788497000" calcext:value-type="float">
            <text:p>788497000</text:p>
          </table:table-cell>
          <table:table-cell office:value-type="float" office:value="787782000" calcext:value-type="float">
            <text:p>787782000</text:p>
          </table:table-cell>
          <table:table-cell office:value-type="float" office:value="786884000" calcext:value-type="float">
            <text:p>786884000</text:p>
          </table:table-cell>
          <table:table-cell office:value-type="float" office:value="789284000" calcext:value-type="float">
            <text:p>789284000</text:p>
          </table:table-cell>
          <table:table-cell office:value-type="float" office:value="787764000" calcext:value-type="float">
            <text:p>787764000</text:p>
          </table:table-cell>
          <table:table-cell office:value-type="float" office:value="789850000" calcext:value-type="float">
            <text:p>789850000</text:p>
          </table:table-cell>
          <table:table-cell office:value-type="float" office:value="786774000" calcext:value-type="float">
            <text:p>786774000</text:p>
          </table:table-cell>
          <table:table-cell office:value-type="float" office:value="786531000" calcext:value-type="float">
            <text:p>786531000</text:p>
          </table:table-cell>
          <table:table-cell office:value-type="float" office:value="787770000" calcext:value-type="float">
            <text:p>787770000</text:p>
          </table:table-cell>
          <table:table-cell office:value-type="float" office:value="790649000" calcext:value-type="float">
            <text:p>790649000</text:p>
          </table:table-cell>
          <table:table-cell office:value-type="float" office:value="789173000" calcext:value-type="float">
            <text:p>789173000</text:p>
          </table:table-cell>
          <table:table-cell office:value-type="float" office:value="784939000" calcext:value-type="float">
            <text:p>784939000</text:p>
          </table:table-cell>
          <table:table-cell office:value-type="float" office:value="789247000" calcext:value-type="float">
            <text:p>789247000</text:p>
          </table:table-cell>
          <table:table-cell office:value-type="float" office:value="786342000" calcext:value-type="float">
            <text:p>786342000</text:p>
          </table:table-cell>
          <table:table-cell office:value-type="float" office:value="787249000" calcext:value-type="float">
            <text:p>787249000</text:p>
          </table:table-cell>
          <table:table-cell office:value-type="float" office:value="786753000" calcext:value-type="float">
            <text:p>786753000</text:p>
          </table:table-cell>
          <table:table-cell office:value-type="float" office:value="789735000" calcext:value-type="float">
            <text:p>789735000</text:p>
          </table:table-cell>
          <table:table-cell office:value-type="float" office:value="788315000" calcext:value-type="float">
            <text:p>788315000</text:p>
          </table:table-cell>
          <table:table-cell office:value-type="float" office:value="788476000" calcext:value-type="float">
            <text:p>788476000</text:p>
          </table:table-cell>
          <table:table-cell office:value-type="float" office:value="787151000" calcext:value-type="float">
            <text:p>787151000</text:p>
          </table:table-cell>
          <table:table-cell office:value-type="float" office:value="788364000" calcext:value-type="float">
            <text:p>788364000</text:p>
          </table:table-cell>
          <table:table-cell office:value-type="float" office:value="786924000" calcext:value-type="float">
            <text:p>786924000</text:p>
          </table:table-cell>
          <table:table-cell office:value-type="float" office:value="787584000" calcext:value-type="float">
            <text:p>787584000</text:p>
          </table:table-cell>
          <table:table-cell office:value-type="float" office:value="788945000" calcext:value-type="float">
            <text:p>788945000</text:p>
          </table:table-cell>
          <table:table-cell office:value-type="float" office:value="788093000" calcext:value-type="float">
            <text:p>788093000</text:p>
          </table:table-cell>
          <table:table-cell office:value-type="float" office:value="789152000" calcext:value-type="float">
            <text:p>789152000</text:p>
          </table:table-cell>
          <table:table-cell office:value-type="float" office:value="788402000" calcext:value-type="float">
            <text:p>788402000</text:p>
          </table:table-cell>
          <table:table-cell office:value-type="float" office:value="787356000" calcext:value-type="float">
            <text:p>787356000</text:p>
          </table:table-cell>
          <table:table-cell office:value-type="float" office:value="786222000" calcext:value-type="float">
            <text:p>786222000</text:p>
          </table:table-cell>
          <table:table-cell office:value-type="float" office:value="789687000" calcext:value-type="float">
            <text:p>789687000</text:p>
          </table:table-cell>
          <table:table-cell office:value-type="float" office:value="786694000" calcext:value-type="float">
            <text:p>786694000</text:p>
          </table:table-cell>
          <table:table-cell office:value-type="float" office:value="787428000" calcext:value-type="float">
            <text:p>787428000</text:p>
          </table:table-cell>
          <table:table-cell office:value-type="float" office:value="787093000" calcext:value-type="float">
            <text:p>787093000</text:p>
          </table:table-cell>
          <table:table-cell office:value-type="float" office:value="787392000" calcext:value-type="float">
            <text:p>787392000</text:p>
          </table:table-cell>
          <table:table-cell office:value-type="float" office:value="789883000" calcext:value-type="float">
            <text:p>789883000</text:p>
          </table:table-cell>
          <table:table-cell office:value-type="float" office:value="785641000" calcext:value-type="float">
            <text:p>785641000</text:p>
          </table:table-cell>
          <table:table-cell office:value-type="float" office:value="787949000" calcext:value-type="float">
            <text:p>787949000</text:p>
          </table:table-cell>
          <table:table-cell office:value-type="float" office:value="785743000" calcext:value-type="float">
            <text:p>785743000</text:p>
          </table:table-cell>
          <table:table-cell office:value-type="float" office:value="788913000" calcext:value-type="float">
            <text:p>788913000</text:p>
          </table:table-cell>
          <table:table-cell office:value-type="float" office:value="788786000" calcext:value-type="float">
            <text:p>788786000</text:p>
          </table:table-cell>
          <table:table-cell office:value-type="float" office:value="786350000" calcext:value-type="float">
            <text:p>786350000</text:p>
          </table:table-cell>
          <table:table-cell office:value-type="float" office:value="784986000" calcext:value-type="float">
            <text:p>784986000</text:p>
          </table:table-cell>
          <table:table-cell office:value-type="float" office:value="787009000" calcext:value-type="float">
            <text:p>787009000</text:p>
          </table:table-cell>
          <table:table-cell office:value-type="float" office:value="788840000" calcext:value-type="float">
            <text:p>788840000</text:p>
          </table:table-cell>
          <table:table-cell office:value-type="float" office:value="786467000" calcext:value-type="float">
            <text:p>786467000</text:p>
          </table:table-cell>
          <table:table-cell office:value-type="float" office:value="787083000" calcext:value-type="float">
            <text:p>787083000</text:p>
          </table:table-cell>
          <table:table-cell office:value-type="float" office:value="788976000" calcext:value-type="float">
            <text:p>788976000</text:p>
          </table:table-cell>
          <table:table-cell office:value-type="float" office:value="785766000" calcext:value-type="float">
            <text:p>785766000</text:p>
          </table:table-cell>
          <table:table-cell office:value-type="float" office:value="786269000" calcext:value-type="float">
            <text:p>786269000</text:p>
          </table:table-cell>
          <table:table-cell office:value-type="float" office:value="792153000" calcext:value-type="float">
            <text:p>792153000</text:p>
          </table:table-cell>
          <table:table-cell office:value-type="float" office:value="788945000" calcext:value-type="float">
            <text:p>788945000</text:p>
          </table:table-cell>
          <table:table-cell office:value-type="float" office:value="784079000" calcext:value-type="float">
            <text:p>784079000</text:p>
          </table:table-cell>
          <table:table-cell office:value-type="float" office:value="788848000" calcext:value-type="float">
            <text:p>788848000</text:p>
          </table:table-cell>
          <table:table-cell office:value-type="float" office:value="788955000" calcext:value-type="float">
            <text:p>788955000</text:p>
          </table:table-cell>
          <table:table-cell office:value-type="float" office:value="787633000" calcext:value-type="float">
            <text:p>787633000</text:p>
          </table:table-cell>
          <table:table-cell office:value-type="float" office:value="789387000" calcext:value-type="float">
            <text:p>789387000</text:p>
          </table:table-cell>
          <table:table-cell office:value-type="float" office:value="786252000" calcext:value-type="float">
            <text:p>786252000</text:p>
          </table:table-cell>
          <table:table-cell office:value-type="float" office:value="788000000" calcext:value-type="float">
            <text:p>788000000</text:p>
          </table:table-cell>
          <table:table-cell office:value-type="float" office:value="787966000" calcext:value-type="float">
            <text:p>787966000</text:p>
          </table:table-cell>
          <table:table-cell office:value-type="float" office:value="789955000" calcext:value-type="float">
            <text:p>789955000</text:p>
          </table:table-cell>
          <table:table-cell office:value-type="float" office:value="787122000" calcext:value-type="float">
            <text:p>787122000</text:p>
          </table:table-cell>
          <table:table-cell office:value-type="float" office:value="786719000" calcext:value-type="float">
            <text:p>786719000</text:p>
          </table:table-cell>
          <table:table-cell office:value-type="float" office:value="788262000" calcext:value-type="float">
            <text:p>788262000</text:p>
          </table:table-cell>
          <table:table-cell office:value-type="float" office:value="787519000" calcext:value-type="float">
            <text:p>787519000</text:p>
          </table:table-cell>
          <table:table-cell office:value-type="float" office:value="788162000" calcext:value-type="float">
            <text:p>788162000</text:p>
          </table:table-cell>
          <table:table-cell office:value-type="float" office:value="786485000" calcext:value-type="float">
            <text:p>786485000</text:p>
          </table:table-cell>
          <table:table-cell office:value-type="float" office:value="787942000" calcext:value-type="float">
            <text:p>787942000</text:p>
          </table:table-cell>
          <table:table-cell office:value-type="float" office:value="787800000" calcext:value-type="float">
            <text:p>787800000</text:p>
          </table:table-cell>
          <table:table-cell office:value-type="float" office:value="787556000" calcext:value-type="float">
            <text:p>787556000</text:p>
          </table:table-cell>
          <table:table-cell office:value-type="float" office:value="787927000" calcext:value-type="float">
            <text:p>787927000</text:p>
          </table:table-cell>
          <table:table-cell office:value-type="float" office:value="788593000" calcext:value-type="float">
            <text:p>788593000</text:p>
          </table:table-cell>
          <table:table-cell office:value-type="float" office:value="788403000" calcext:value-type="float">
            <text:p>788403000</text:p>
          </table:table-cell>
          <table:table-cell office:value-type="float" office:value="788132000" calcext:value-type="float">
            <text:p>788132000</text:p>
          </table:table-cell>
          <table:table-cell office:value-type="float" office:value="786837000" calcext:value-type="float">
            <text:p>786837000</text:p>
          </table:table-cell>
          <table:table-cell office:value-type="float" office:value="787418000" calcext:value-type="float">
            <text:p>787418000</text:p>
          </table:table-cell>
          <table:table-cell office:value-type="float" office:value="787403000" calcext:value-type="float">
            <text:p>787403000</text:p>
          </table:table-cell>
          <table:table-cell office:value-type="float" office:value="785504000" calcext:value-type="float">
            <text:p>785504000</text:p>
          </table:table-cell>
          <table:table-cell office:value-type="float" office:value="786900000" calcext:value-type="float">
            <text:p>786900000</text:p>
          </table:table-cell>
          <table:table-cell office:value-type="float" office:value="787685000" calcext:value-type="float">
            <text:p>787685000</text:p>
          </table:table-cell>
          <table:table-cell office:value-type="float" office:value="787746000" calcext:value-type="float">
            <text:p>787746000</text:p>
          </table:table-cell>
          <table:table-cell office:value-type="float" office:value="787526000" calcext:value-type="float">
            <text:p>787526000</text:p>
          </table:table-cell>
          <table:table-cell office:value-type="float" office:value="789569000" calcext:value-type="float">
            <text:p>789569000</text:p>
          </table:table-cell>
          <table:table-cell office:value-type="float" office:value="789204000" calcext:value-type="float">
            <text:p>789204000</text:p>
          </table:table-cell>
          <table:table-cell office:value-type="float" office:value="788840000" calcext:value-type="float">
            <text:p>788840000</text:p>
          </table:table-cell>
          <table:table-cell office:value-type="float" office:value="784142000" calcext:value-type="float">
            <text:p>784142000</text:p>
          </table:table-cell>
          <table:table-cell office:value-type="float" office:value="789817000" calcext:value-type="float">
            <text:p>789817000</text:p>
          </table:table-cell>
          <table:table-cell office:value-type="float" office:value="786366000" calcext:value-type="float">
            <text:p>786366000</text:p>
          </table:table-cell>
          <table:table-cell office:value-type="float" office:value="786023000" calcext:value-type="float">
            <text:p>786023000</text:p>
          </table:table-cell>
          <table:table-cell office:value-type="float" office:value="790038000" calcext:value-type="float">
            <text:p>790038000</text:p>
          </table:table-cell>
          <table:table-cell office:value-type="float" office:value="788220000" calcext:value-type="float">
            <text:p>788220000</text:p>
          </table:table-cell>
          <table:table-cell office:value-type="float" office:value="789805000" calcext:value-type="float">
            <text:p>789805000</text:p>
          </table:table-cell>
          <table:table-cell office:value-type="float" office:value="789224000" calcext:value-type="float">
            <text:p>789224000</text:p>
          </table:table-cell>
          <table:table-cell office:value-type="float" office:value="787200000" calcext:value-type="float">
            <text:p>787200000</text:p>
          </table:table-cell>
          <table:table-cell office:value-type="float" office:value="785640000" calcext:value-type="float">
            <text:p>785640000</text:p>
          </table:table-cell>
          <table:table-cell office:value-type="float" office:value="788881000" calcext:value-type="float">
            <text:p>788881000</text:p>
          </table:table-cell>
          <table:table-cell office:value-type="float" office:value="804007000" calcext:value-type="float">
            <text:p>804007000</text:p>
          </table:table-cell>
          <table:table-cell office:value-type="float" office:value="801173000" calcext:value-type="float">
            <text:p>801173000</text:p>
          </table:table-cell>
          <table:table-cell office:value-type="float" office:value="802790000" calcext:value-type="float">
            <text:p>802790000</text:p>
          </table:table-cell>
          <table:table-cell office:value-type="float" office:value="800897000" calcext:value-type="float">
            <text:p>800897000</text:p>
          </table:table-cell>
          <table:table-cell office:value-type="float" office:value="803162000" calcext:value-type="float">
            <text:p>803162000</text:p>
          </table:table-cell>
          <table:table-cell office:value-type="float" office:value="800701000" calcext:value-type="float">
            <text:p>800701000</text:p>
          </table:table-cell>
          <table:table-cell office:value-type="float" office:value="802630000" calcext:value-type="float">
            <text:p>802630000</text:p>
          </table:table-cell>
          <table:table-cell office:value-type="float" office:value="804363000" calcext:value-type="float">
            <text:p>804363000</text:p>
          </table:table-cell>
          <table:table-cell office:value-type="float" office:value="800196000" calcext:value-type="float">
            <text:p>800196000</text:p>
          </table:table-cell>
          <table:table-cell office:value-type="float" office:value="801249000" calcext:value-type="float">
            <text:p>801249000</text:p>
          </table:table-cell>
          <table:table-cell office:value-type="float" office:value="802956000" calcext:value-type="float">
            <text:p>802956000</text:p>
          </table:table-cell>
          <table:table-cell office:value-type="float" office:value="802800000" calcext:value-type="float">
            <text:p>802800000</text:p>
          </table:table-cell>
          <table:table-cell office:value-type="float" office:value="802692000" calcext:value-type="float">
            <text:p>802692000</text:p>
          </table:table-cell>
          <table:table-cell office:value-type="float" office:value="803885000" calcext:value-type="float">
            <text:p>803885000</text:p>
          </table:table-cell>
          <table:table-cell office:value-type="float" office:value="802958000" calcext:value-type="float">
            <text:p>802958000</text:p>
          </table:table-cell>
          <table:table-cell office:value-type="float" office:value="800940000" calcext:value-type="float">
            <text:p>800940000</text:p>
          </table:table-cell>
          <table:table-cell office:value-type="float" office:value="801323000" calcext:value-type="float">
            <text:p>801323000</text:p>
          </table:table-cell>
          <table:table-cell office:value-type="float" office:value="801373000" calcext:value-type="float">
            <text:p>801373000</text:p>
          </table:table-cell>
          <table:table-cell office:value-type="float" office:value="802656000" calcext:value-type="float">
            <text:p>802656000</text:p>
          </table:table-cell>
          <table:table-cell office:value-type="float" office:value="803690000" calcext:value-type="float">
            <text:p>803690000</text:p>
          </table:table-cell>
          <table:table-cell office:value-type="float" office:value="803318000" calcext:value-type="float">
            <text:p>803318000</text:p>
          </table:table-cell>
          <table:table-cell office:value-type="float" office:value="798816000" calcext:value-type="float">
            <text:p>798816000</text:p>
          </table:table-cell>
          <table:table-cell office:value-type="float" office:value="798646000" calcext:value-type="float">
            <text:p>798646000</text:p>
          </table:table-cell>
          <table:table-cell office:value-type="float" office:value="803065000" calcext:value-type="float">
            <text:p>803065000</text:p>
          </table:table-cell>
          <table:table-cell office:value-type="float" office:value="800681000" calcext:value-type="float">
            <text:p>800681000</text:p>
          </table:table-cell>
          <table:table-cell office:value-type="float" office:value="801614000" calcext:value-type="float">
            <text:p>801614000</text:p>
          </table:table-cell>
          <table:table-cell office:value-type="float" office:value="800950000" calcext:value-type="float">
            <text:p>800950000</text:p>
          </table:table-cell>
          <table:table-cell office:value-type="float" office:value="801848000" calcext:value-type="float">
            <text:p>801848000</text:p>
          </table:table-cell>
          <table:table-cell office:value-type="float" office:value="800992000" calcext:value-type="float">
            <text:p>800992000</text:p>
          </table:table-cell>
          <table:table-cell office:value-type="float" office:value="803321000" calcext:value-type="float">
            <text:p>803321000</text:p>
          </table:table-cell>
          <table:table-cell office:value-type="float" office:value="801146000" calcext:value-type="float">
            <text:p>801146000</text:p>
          </table:table-cell>
          <table:table-cell office:value-type="float" office:value="802493000" calcext:value-type="float">
            <text:p>802493000</text:p>
          </table:table-cell>
          <table:table-cell office:value-type="float" office:value="800881000" calcext:value-type="float">
            <text:p>800881000</text:p>
          </table:table-cell>
          <table:table-cell office:value-type="float" office:value="802426000" calcext:value-type="float">
            <text:p>802426000</text:p>
          </table:table-cell>
          <table:table-cell office:value-type="float" office:value="799925000" calcext:value-type="float">
            <text:p>799925000</text:p>
          </table:table-cell>
          <table:table-cell office:value-type="float" office:value="803313000" calcext:value-type="float">
            <text:p>803313000</text:p>
          </table:table-cell>
          <table:table-cell office:value-type="float" office:value="799729000" calcext:value-type="float">
            <text:p>799729000</text:p>
          </table:table-cell>
          <table:table-cell office:value-type="float" office:value="801585000" calcext:value-type="float">
            <text:p>801585000</text:p>
          </table:table-cell>
          <table:table-cell office:value-type="float" office:value="801102000" calcext:value-type="float">
            <text:p>801102000</text:p>
          </table:table-cell>
          <table:table-cell office:value-type="float" office:value="800627000" calcext:value-type="float">
            <text:p>800627000</text:p>
          </table:table-cell>
          <table:table-cell office:value-type="float" office:value="798891000" calcext:value-type="float">
            <text:p>798891000</text:p>
          </table:table-cell>
          <table:table-cell office:value-type="float" office:value="799597000" calcext:value-type="float">
            <text:p>799597000</text:p>
          </table:table-cell>
          <table:table-cell office:value-type="float" office:value="803075000" calcext:value-type="float">
            <text:p>803075000</text:p>
          </table:table-cell>
          <table:table-cell office:value-type="float" office:value="802109000" calcext:value-type="float">
            <text:p>802109000</text:p>
          </table:table-cell>
          <table:table-cell office:value-type="float" office:value="799245000" calcext:value-type="float">
            <text:p>799245000</text:p>
          </table:table-cell>
          <table:table-cell office:value-type="float" office:value="803881000" calcext:value-type="float">
            <text:p>803881000</text:p>
          </table:table-cell>
          <table:table-cell office:value-type="float" office:value="802201000" calcext:value-type="float">
            <text:p>802201000</text:p>
          </table:table-cell>
          <table:table-cell office:value-type="float" office:value="799155000" calcext:value-type="float">
            <text:p>799155000</text:p>
          </table:table-cell>
          <table:table-cell office:value-type="float" office:value="802578000" calcext:value-type="float">
            <text:p>802578000</text:p>
          </table:table-cell>
          <table:table-cell office:value-type="float" office:value="799931000" calcext:value-type="float">
            <text:p>799931000</text:p>
          </table:table-cell>
          <table:table-cell office:value-type="float" office:value="799530000" calcext:value-type="float">
            <text:p>799530000</text:p>
          </table:table-cell>
          <table:table-cell office:value-type="float" office:value="799365000" calcext:value-type="float">
            <text:p>799365000</text:p>
          </table:table-cell>
          <table:table-cell office:value-type="float" office:value="802346000" calcext:value-type="float">
            <text:p>802346000</text:p>
          </table:table-cell>
          <table:table-cell office:value-type="float" office:value="801163000" calcext:value-type="float">
            <text:p>801163000</text:p>
          </table:table-cell>
          <table:table-cell office:value-type="float" office:value="803003000" calcext:value-type="float">
            <text:p>803003000</text:p>
          </table:table-cell>
          <table:table-cell office:value-type="float" office:value="797340000" calcext:value-type="float">
            <text:p>797340000</text:p>
          </table:table-cell>
          <table:table-cell office:value-type="float" office:value="803542000" calcext:value-type="float">
            <text:p>803542000</text:p>
          </table:table-cell>
          <table:table-cell office:value-type="float" office:value="804174000" calcext:value-type="float">
            <text:p>804174000</text:p>
          </table:table-cell>
          <table:table-cell office:value-type="float" office:value="800733000" calcext:value-type="float">
            <text:p>800733000</text:p>
          </table:table-cell>
          <table:table-cell office:value-type="float" office:value="803383000" calcext:value-type="float">
            <text:p>803383000</text:p>
          </table:table-cell>
          <table:table-cell office:value-type="float" office:value="799835000" calcext:value-type="float">
            <text:p>799835000</text:p>
          </table:table-cell>
          <table:table-cell office:value-type="float" office:value="803047000" calcext:value-type="float">
            <text:p>803047000</text:p>
          </table:table-cell>
          <table:table-cell office:value-type="float" office:value="801415000" calcext:value-type="float">
            <text:p>801415000</text:p>
          </table:table-cell>
          <table:table-cell office:value-type="float" office:value="796532000" calcext:value-type="float">
            <text:p>796532000</text:p>
          </table:table-cell>
          <table:table-cell office:value-type="float" office:value="800056000" calcext:value-type="float">
            <text:p>800056000</text:p>
          </table:table-cell>
          <table:table-cell office:value-type="float" office:value="800653000" calcext:value-type="float">
            <text:p>800653000</text:p>
          </table:table-cell>
          <table:table-cell office:value-type="float" office:value="800082000" calcext:value-type="float">
            <text:p>800082000</text:p>
          </table:table-cell>
          <table:table-cell office:value-type="float" office:value="803682000" calcext:value-type="float">
            <text:p>803682000</text:p>
          </table:table-cell>
          <table:table-cell office:value-type="float" office:value="800674000" calcext:value-type="float">
            <text:p>800674000</text:p>
          </table:table-cell>
          <table:table-cell office:value-type="float" office:value="800208000" calcext:value-type="float">
            <text:p>800208000</text:p>
          </table:table-cell>
          <table:table-cell office:value-type="float" office:value="802385000" calcext:value-type="float">
            <text:p>802385000</text:p>
          </table:table-cell>
          <table:table-cell office:value-type="float" office:value="801644000" calcext:value-type="float">
            <text:p>801644000</text:p>
          </table:table-cell>
          <table:table-cell office:value-type="float" office:value="802660000" calcext:value-type="float">
            <text:p>802660000</text:p>
          </table:table-cell>
          <table:table-cell office:value-type="float" office:value="800583000" calcext:value-type="float">
            <text:p>800583000</text:p>
          </table:table-cell>
          <table:table-cell office:value-type="float" office:value="802743000" calcext:value-type="float">
            <text:p>802743000</text:p>
          </table:table-cell>
          <table:table-cell office:value-type="float" office:value="803410000" calcext:value-type="float">
            <text:p>803410000</text:p>
          </table:table-cell>
          <table:table-cell office:value-type="float" office:value="797145000" calcext:value-type="float">
            <text:p>797145000</text:p>
          </table:table-cell>
          <table:table-cell office:value-type="float" office:value="803565000" calcext:value-type="float">
            <text:p>803565000</text:p>
          </table:table-cell>
          <table:table-cell office:value-type="float" office:value="800844000" calcext:value-type="float">
            <text:p>800844000</text:p>
          </table:table-cell>
          <table:table-cell office:value-type="float" office:value="800374000" calcext:value-type="float">
            <text:p>800374000</text:p>
          </table:table-cell>
          <table:table-cell office:value-type="float" office:value="801516000" calcext:value-type="float">
            <text:p>801516000</text:p>
          </table:table-cell>
          <table:table-cell office:value-type="float" office:value="801982000" calcext:value-type="float">
            <text:p>801982000</text:p>
          </table:table-cell>
          <table:table-cell office:value-type="float" office:value="801263000" calcext:value-type="float">
            <text:p>801263000</text:p>
          </table:table-cell>
          <table:table-cell office:value-type="float" office:value="799767000" calcext:value-type="float">
            <text:p>799767000</text:p>
          </table:table-cell>
          <table:table-cell office:value-type="float" office:value="801863000" calcext:value-type="float">
            <text:p>801863000</text:p>
          </table:table-cell>
          <table:table-cell office:value-type="float" office:value="803616000" calcext:value-type="float">
            <text:p>803616000</text:p>
          </table:table-cell>
          <table:table-cell office:value-type="float" office:value="800396000" calcext:value-type="float">
            <text:p>800396000</text:p>
          </table:table-cell>
          <table:table-cell office:value-type="float" office:value="802573000" calcext:value-type="float">
            <text:p>802573000</text:p>
          </table:table-cell>
          <table:table-cell office:value-type="float" office:value="797631000" calcext:value-type="float">
            <text:p>797631000</text:p>
          </table:table-cell>
          <table:table-cell office:value-type="float" office:value="802999000" calcext:value-type="float">
            <text:p>802999000</text:p>
          </table:table-cell>
          <table:table-cell office:value-type="float" office:value="798998000" calcext:value-type="float">
            <text:p>798998000</text:p>
          </table:table-cell>
          <table:table-cell office:value-type="float" office:value="801066000" calcext:value-type="float">
            <text:p>801066000</text:p>
          </table:table-cell>
          <table:table-cell office:value-type="float" office:value="802067000" calcext:value-type="float">
            <text:p>802067000</text:p>
          </table:table-cell>
          <table:table-cell office:value-type="float" office:value="801924000" calcext:value-type="float">
            <text:p>801924000</text:p>
          </table:table-cell>
          <table:table-cell office:value-type="float" office:value="799913000" calcext:value-type="float">
            <text:p>799913000</text:p>
          </table:table-cell>
          <table:table-cell office:value-type="float" office:value="800477000" calcext:value-type="float">
            <text:p>800477000</text:p>
          </table:table-cell>
          <table:table-cell office:value-type="float" office:value="802266000" calcext:value-type="float">
            <text:p>802266000</text:p>
          </table:table-cell>
          <table:table-cell office:value-type="float" office:value="800387000" calcext:value-type="float">
            <text:p>800387000</text:p>
          </table:table-cell>
          <table:table-cell office:value-type="float" office:value="798579000" calcext:value-type="float">
            <text:p>798579000</text:p>
          </table:table-cell>
          <table:table-cell office:value-type="float" office:value="800251000" calcext:value-type="float">
            <text:p>800251000</text:p>
          </table:table-cell>
          <table:table-cell office:value-type="float" office:value="802994000" calcext:value-type="float">
            <text:p>802994000</text:p>
          </table:table-cell>
          <table:table-cell office:value-type="float" office:value="800754000" calcext:value-type="float">
            <text:p>800754000</text:p>
          </table:table-cell>
          <table:table-cell office:value-type="float" office:value="800890000" calcext:value-type="float">
            <text:p>800890000</text:p>
          </table:table-cell>
          <table:table-cell office:value-type="float" office:value="802122000" calcext:value-type="float">
            <text:p>802122000</text:p>
          </table:table-cell>
          <table:table-cell office:value-type="float" office:value="799518000" calcext:value-type="float">
            <text:p>799518000</text:p>
          </table:table-cell>
          <table:table-cell office:value-type="float" office:value="800682000" calcext:value-type="float">
            <text:p>800682000</text:p>
          </table:table-cell>
          <table:table-cell office:value-type="float" office:value="802373000" calcext:value-type="float">
            <text:p>802373000</text:p>
          </table:table-cell>
          <table:table-cell office:value-type="float" office:value="801931000" calcext:value-type="float">
            <text:p>801931000</text:p>
          </table:table-cell>
          <table:table-cell office:value-type="float" office:value="802032000" calcext:value-type="float">
            <text:p>802032000</text:p>
          </table:table-cell>
          <table:table-cell office:value-type="float" office:value="799192000" calcext:value-type="float">
            <text:p>799192000</text:p>
          </table:table-cell>
          <table:table-cell office:value-type="float" office:value="800483000" calcext:value-type="float">
            <text:p>800483000</text:p>
          </table:table-cell>
          <table:table-cell office:value-type="float" office:value="802126000" calcext:value-type="float">
            <text:p>802126000</text:p>
          </table:table-cell>
          <table:table-cell office:value-type="float" office:value="804268000" calcext:value-type="float">
            <text:p>804268000</text:p>
          </table:table-cell>
          <table:table-cell office:value-type="float" office:value="803512000" calcext:value-type="float">
            <text:p>803512000</text:p>
          </table:table-cell>
          <table:table-cell office:value-type="float" office:value="800170000" calcext:value-type="float">
            <text:p>800170000</text:p>
          </table:table-cell>
          <table:table-cell office:value-type="float" office:value="802157000" calcext:value-type="float">
            <text:p>802157000</text:p>
          </table:table-cell>
          <table:table-cell office:value-type="float" office:value="804156000" calcext:value-type="float">
            <text:p>804156000</text:p>
          </table:table-cell>
          <table:table-cell office:value-type="float" office:value="801594000" calcext:value-type="float">
            <text:p>801594000</text:p>
          </table:table-cell>
          <table:table-cell office:value-type="float" office:value="803528000" calcext:value-type="float">
            <text:p>803528000</text:p>
          </table:table-cell>
          <table:table-cell office:value-type="float" office:value="802491000" calcext:value-type="float">
            <text:p>802491000</text:p>
          </table:table-cell>
          <table:table-cell office:value-type="float" office:value="798655000" calcext:value-type="float">
            <text:p>798655000</text:p>
          </table:table-cell>
          <table:table-cell office:value-type="float" office:value="801653000" calcext:value-type="float">
            <text:p>801653000</text:p>
          </table:table-cell>
          <table:table-cell office:value-type="float" office:value="799025000" calcext:value-type="float">
            <text:p>799025000</text:p>
          </table:table-cell>
          <table:table-cell office:value-type="float" office:value="800345000" calcext:value-type="float">
            <text:p>800345000</text:p>
          </table:table-cell>
          <table:table-cell office:value-type="float" office:value="801061000" calcext:value-type="float">
            <text:p>801061000</text:p>
          </table:table-cell>
          <table:table-cell office:value-type="float" office:value="801472000" calcext:value-type="float">
            <text:p>801472000</text:p>
          </table:table-cell>
          <table:table-cell office:value-type="float" office:value="801915000" calcext:value-type="float">
            <text:p>801915000</text:p>
          </table:table-cell>
          <table:table-cell office:value-type="float" office:value="798981000" calcext:value-type="float">
            <text:p>798981000</text:p>
          </table:table-cell>
          <table:table-cell office:value-type="float" office:value="802484000" calcext:value-type="float">
            <text:p>802484000</text:p>
          </table:table-cell>
          <table:table-cell office:value-type="float" office:value="802723000" calcext:value-type="float">
            <text:p>802723000</text:p>
          </table:table-cell>
          <table:table-cell office:value-type="float" office:value="802264000" calcext:value-type="float">
            <text:p>802264000</text:p>
          </table:table-cell>
          <table:table-cell office:value-type="float" office:value="800591000" calcext:value-type="float">
            <text:p>800591000</text:p>
          </table:table-cell>
          <table:table-cell office:value-type="float" office:value="802058000" calcext:value-type="float">
            <text:p>802058000</text:p>
          </table:table-cell>
          <table:table-cell office:value-type="float" office:value="802736000" calcext:value-type="float">
            <text:p>802736000</text:p>
          </table:table-cell>
          <table:table-cell office:value-type="float" office:value="800174000" calcext:value-type="float">
            <text:p>800174000</text:p>
          </table:table-cell>
          <table:table-cell office:value-type="float" office:value="801216000" calcext:value-type="float">
            <text:p>801216000</text:p>
          </table:table-cell>
          <table:table-cell office:value-type="float" office:value="800879000" calcext:value-type="float">
            <text:p>800879000</text:p>
          </table:table-cell>
          <table:table-cell office:value-type="float" office:value="801313000" calcext:value-type="float">
            <text:p>801313000</text:p>
          </table:table-cell>
          <table:table-cell office:value-type="float" office:value="800835000" calcext:value-type="float">
            <text:p>800835000</text:p>
          </table:table-cell>
          <table:table-cell office:value-type="float" office:value="804469000" calcext:value-type="float">
            <text:p>804469000</text:p>
          </table:table-cell>
          <table:table-cell office:value-type="float" office:value="801754000" calcext:value-type="float">
            <text:p>801754000</text:p>
          </table:table-cell>
          <table:table-cell office:value-type="float" office:value="801925000" calcext:value-type="float">
            <text:p>801925000</text:p>
          </table:table-cell>
          <table:table-cell office:value-type="float" office:value="801775000" calcext:value-type="float">
            <text:p>801775000</text:p>
          </table:table-cell>
          <table:table-cell office:value-type="float" office:value="800873000" calcext:value-type="float">
            <text:p>800873000</text:p>
          </table:table-cell>
          <table:table-cell office:value-type="float" office:value="800890000" calcext:value-type="float">
            <text:p>800890000</text:p>
          </table:table-cell>
          <table:table-cell office:value-type="float" office:value="799341000" calcext:value-type="float">
            <text:p>799341000</text:p>
          </table:table-cell>
          <table:table-cell office:value-type="float" office:value="803830000" calcext:value-type="float">
            <text:p>803830000</text:p>
          </table:table-cell>
          <table:table-cell office:value-type="float" office:value="804244000" calcext:value-type="float">
            <text:p>804244000</text:p>
          </table:table-cell>
          <table:table-cell office:value-type="float" office:value="802189000" calcext:value-type="float">
            <text:p>802189000</text:p>
          </table:table-cell>
          <table:table-cell office:value-type="float" office:value="803965000" calcext:value-type="float">
            <text:p>803965000</text:p>
          </table:table-cell>
          <table:table-cell office:value-type="float" office:value="800739000" calcext:value-type="float">
            <text:p>800739000</text:p>
          </table:table-cell>
          <table:table-cell office:value-type="float" office:value="803077000" calcext:value-type="float">
            <text:p>803077000</text:p>
          </table:table-cell>
          <table:table-cell office:value-type="float" office:value="796989000" calcext:value-type="float">
            <text:p>796989000</text:p>
          </table:table-cell>
          <table:table-cell office:value-type="float" office:value="800894000" calcext:value-type="float">
            <text:p>800894000</text:p>
          </table:table-cell>
          <table:table-cell office:value-type="float" office:value="801708000" calcext:value-type="float">
            <text:p>801708000</text:p>
          </table:table-cell>
          <table:table-cell office:value-type="float" office:value="800116000" calcext:value-type="float">
            <text:p>800116000</text:p>
          </table:table-cell>
          <table:table-cell office:value-type="float" office:value="802133000" calcext:value-type="float">
            <text:p>802133000</text:p>
          </table:table-cell>
          <table:table-cell office:value-type="float" office:value="800846000" calcext:value-type="float">
            <text:p>800846000</text:p>
          </table:table-cell>
          <table:table-cell office:value-type="float" office:value="803204000" calcext:value-type="float">
            <text:p>803204000</text:p>
          </table:table-cell>
          <table:table-cell office:value-type="float" office:value="803485000" calcext:value-type="float">
            <text:p>803485000</text:p>
          </table:table-cell>
          <table:table-cell office:value-type="float" office:value="802348000" calcext:value-type="float">
            <text:p>802348000</text:p>
          </table:table-cell>
          <table:table-cell office:value-type="float" office:value="802215000" calcext:value-type="float">
            <text:p>802215000</text:p>
          </table:table-cell>
          <table:table-cell office:value-type="float" office:value="799847000" calcext:value-type="float">
            <text:p>799847000</text:p>
          </table:table-cell>
          <table:table-cell office:value-type="float" office:value="803367000" calcext:value-type="float">
            <text:p>803367000</text:p>
          </table:table-cell>
          <table:table-cell office:value-type="float" office:value="798593000" calcext:value-type="float">
            <text:p>798593000</text:p>
          </table:table-cell>
          <table:table-cell office:value-type="float" office:value="802222000" calcext:value-type="float">
            <text:p>802222000</text:p>
          </table:table-cell>
          <table:table-cell office:value-type="float" office:value="800385000" calcext:value-type="float">
            <text:p>800385000</text:p>
          </table:table-cell>
          <table:table-cell office:value-type="float" office:value="800079000" calcext:value-type="float">
            <text:p>800079000</text:p>
          </table:table-cell>
          <table:table-cell office:value-type="float" office:value="799054000" calcext:value-type="float">
            <text:p>799054000</text:p>
          </table:table-cell>
          <table:table-cell office:value-type="float" office:value="803740000" calcext:value-type="float">
            <text:p>803740000</text:p>
          </table:table-cell>
          <table:table-cell office:value-type="float" office:value="802530000" calcext:value-type="float">
            <text:p>802530000</text:p>
          </table:table-cell>
          <table:table-cell office:value-type="float" office:value="798787000" calcext:value-type="float">
            <text:p>798787000</text:p>
          </table:table-cell>
          <table:table-cell office:value-type="float" office:value="801512000" calcext:value-type="float">
            <text:p>801512000</text:p>
          </table:table-cell>
          <table:table-cell office:value-type="float" office:value="799997000" calcext:value-type="float">
            <text:p>799997000</text:p>
          </table:table-cell>
          <table:table-cell office:value-type="float" office:value="800038000" calcext:value-type="float">
            <text:p>800038000</text:p>
          </table:table-cell>
          <table:table-cell office:value-type="float" office:value="799372000" calcext:value-type="float">
            <text:p>799372000</text:p>
          </table:table-cell>
          <table:table-cell office:value-type="float" office:value="803233000" calcext:value-type="float">
            <text:p>803233000</text:p>
          </table:table-cell>
          <table:table-cell office:value-type="float" office:value="800978000" calcext:value-type="float">
            <text:p>800978000</text:p>
          </table:table-cell>
          <table:table-cell office:value-type="float" office:value="800641000" calcext:value-type="float">
            <text:p>800641000</text:p>
          </table:table-cell>
          <table:table-cell office:value-type="float" office:value="799970000" calcext:value-type="float">
            <text:p>799970000</text:p>
          </table:table-cell>
          <table:table-cell office:value-type="float" office:value="801521000" calcext:value-type="float">
            <text:p>801521000</text:p>
          </table:table-cell>
          <table:table-cell office:value-type="float" office:value="800099000" calcext:value-type="float">
            <text:p>800099000</text:p>
          </table:table-cell>
          <table:table-cell office:value-type="float" office:value="805234000" calcext:value-type="float">
            <text:p>805234000</text:p>
          </table:table-cell>
          <table:table-cell office:value-type="float" office:value="803684000" calcext:value-type="float">
            <text:p>803684000</text:p>
          </table:table-cell>
          <table:table-cell office:value-type="float" office:value="803318000" calcext:value-type="float">
            <text:p>803318000</text:p>
          </table:table-cell>
          <table:table-cell office:value-type="float" office:value="800301000" calcext:value-type="float">
            <text:p>800301000</text:p>
          </table:table-cell>
          <table:table-cell office:value-type="float" office:value="804542000" calcext:value-type="float">
            <text:p>804542000</text:p>
          </table:table-cell>
          <table:table-cell office:value-type="float" office:value="801025000" calcext:value-type="float">
            <text:p>801025000</text:p>
          </table:table-cell>
          <table:table-cell office:value-type="float" office:value="800331000" calcext:value-type="float">
            <text:p>800331000</text:p>
          </table:table-cell>
          <table:table-cell office:value-type="float" office:value="803720000" calcext:value-type="float">
            <text:p>803720000</text:p>
          </table:table-cell>
          <table:table-cell office:value-type="float" office:value="799112000" calcext:value-type="float">
            <text:p>799112000</text:p>
          </table:table-cell>
          <table:table-cell office:value-type="float" office:value="802406000" calcext:value-type="float">
            <text:p>802406000</text:p>
          </table:table-cell>
          <table:table-cell office:value-type="float" office:value="800301000" calcext:value-type="float">
            <text:p>800301000</text:p>
          </table:table-cell>
          <table:table-cell office:value-type="float" office:value="800853000" calcext:value-type="float">
            <text:p>800853000</text:p>
          </table:table-cell>
          <table:table-cell office:value-type="float" office:value="802576000" calcext:value-type="float">
            <text:p>802576000</text:p>
          </table:table-cell>
          <table:table-cell office:value-type="float" office:value="801702000" calcext:value-type="float">
            <text:p>801702000</text:p>
          </table:table-cell>
          <table:table-cell office:value-type="float" office:value="801451000" calcext:value-type="float">
            <text:p>801451000</text:p>
          </table:table-cell>
          <table:table-cell office:value-type="float" office:value="800972000" calcext:value-type="float">
            <text:p>800972000</text:p>
          </table:table-cell>
          <table:table-cell office:value-type="float" office:value="802179000" calcext:value-type="float">
            <text:p>802179000</text:p>
          </table:table-cell>
          <table:table-cell office:value-type="float" office:value="801046000" calcext:value-type="float">
            <text:p>801046000</text:p>
          </table:table-cell>
          <table:table-cell office:value-type="float" office:value="807515000" calcext:value-type="float">
            <text:p>807515000</text:p>
          </table:table-cell>
          <table:table-cell office:value-type="float" office:value="806222000" calcext:value-type="float">
            <text:p>806222000</text:p>
          </table:table-cell>
          <table:table-cell office:value-type="float" office:value="807457000" calcext:value-type="float">
            <text:p>807457000</text:p>
          </table:table-cell>
          <table:table-cell office:value-type="float" office:value="806635000" calcext:value-type="float">
            <text:p>806635000</text:p>
          </table:table-cell>
          <table:table-cell office:value-type="float" office:value="807631000" calcext:value-type="float">
            <text:p>807631000</text:p>
          </table:table-cell>
          <table:table-cell office:value-type="float" office:value="808672000" calcext:value-type="float">
            <text:p>808672000</text:p>
          </table:table-cell>
          <table:table-cell office:value-type="float" office:value="806691000" calcext:value-type="float">
            <text:p>806691000</text:p>
          </table:table-cell>
          <table:table-cell office:value-type="float" office:value="806952000" calcext:value-type="float">
            <text:p>806952000</text:p>
          </table:table-cell>
          <table:table-cell office:value-type="float" office:value="803570000" calcext:value-type="float">
            <text:p>803570000</text:p>
          </table:table-cell>
          <table:table-cell office:value-type="float" office:value="807756000" calcext:value-type="float">
            <text:p>807756000</text:p>
          </table:table-cell>
          <table:table-cell office:value-type="float" office:value="807824000" calcext:value-type="float">
            <text:p>807824000</text:p>
          </table:table-cell>
          <table:table-cell office:value-type="float" office:value="808275000" calcext:value-type="float">
            <text:p>808275000</text:p>
          </table:table-cell>
          <table:table-cell office:value-type="float" office:value="808361000" calcext:value-type="float">
            <text:p>808361000</text:p>
          </table:table-cell>
          <table:table-cell office:value-type="float" office:value="809117000" calcext:value-type="float">
            <text:p>809117000</text:p>
          </table:table-cell>
          <table:table-cell office:value-type="float" office:value="808718000" calcext:value-type="float">
            <text:p>808718000</text:p>
          </table:table-cell>
          <table:table-cell office:value-type="float" office:value="804355000" calcext:value-type="float">
            <text:p>804355000</text:p>
          </table:table-cell>
          <table:table-cell office:value-type="float" office:value="809024000" calcext:value-type="float">
            <text:p>809024000</text:p>
          </table:table-cell>
          <table:table-cell office:value-type="float" office:value="810688000" calcext:value-type="float">
            <text:p>810688000</text:p>
          </table:table-cell>
          <table:table-cell office:value-type="float" office:value="806076000" calcext:value-type="float">
            <text:p>806076000</text:p>
          </table:table-cell>
          <table:table-cell office:value-type="float" office:value="805456000" calcext:value-type="float">
            <text:p>805456000</text:p>
          </table:table-cell>
          <table:table-cell office:value-type="float" office:value="807302000" calcext:value-type="float">
            <text:p>807302000</text:p>
          </table:table-cell>
          <table:table-cell office:value-type="float" office:value="804049000" calcext:value-type="float">
            <text:p>804049000</text:p>
          </table:table-cell>
          <table:table-cell office:value-type="float" office:value="808538000" calcext:value-type="float">
            <text:p>808538000</text:p>
          </table:table-cell>
          <table:table-cell office:value-type="float" office:value="809323000" calcext:value-type="float">
            <text:p>809323000</text:p>
          </table:table-cell>
          <table:table-cell office:value-type="float" office:value="808715000" calcext:value-type="float">
            <text:p>808715000</text:p>
          </table:table-cell>
          <table:table-cell office:value-type="float" office:value="810646000" calcext:value-type="float">
            <text:p>810646000</text:p>
          </table:table-cell>
          <table:table-cell office:value-type="float" office:value="806802000" calcext:value-type="float">
            <text:p>806802000</text:p>
          </table:table-cell>
          <table:table-cell office:value-type="float" office:value="808528000" calcext:value-type="float">
            <text:p>808528000</text:p>
          </table:table-cell>
          <table:table-cell office:value-type="float" office:value="807360000" calcext:value-type="float">
            <text:p>807360000</text:p>
          </table:table-cell>
          <table:table-cell office:value-type="float" office:value="804929000" calcext:value-type="float">
            <text:p>804929000</text:p>
          </table:table-cell>
          <table:table-cell office:value-type="float" office:value="808690000" calcext:value-type="float">
            <text:p>808690000</text:p>
          </table:table-cell>
          <table:table-cell office:value-type="float" office:value="805495000" calcext:value-type="float">
            <text:p>805495000</text:p>
          </table:table-cell>
          <table:table-cell office:value-type="float" office:value="808294000" calcext:value-type="float">
            <text:p>808294000</text:p>
          </table:table-cell>
          <table:table-cell office:value-type="float" office:value="808459000" calcext:value-type="float">
            <text:p>808459000</text:p>
          </table:table-cell>
          <table:table-cell office:value-type="float" office:value="810188000" calcext:value-type="float">
            <text:p>810188000</text:p>
          </table:table-cell>
          <table:table-cell office:value-type="float" office:value="809272000" calcext:value-type="float">
            <text:p>809272000</text:p>
          </table:table-cell>
          <table:table-cell office:value-type="float" office:value="804672000" calcext:value-type="float">
            <text:p>804672000</text:p>
          </table:table-cell>
          <table:table-cell office:value-type="float" office:value="806417000" calcext:value-type="float">
            <text:p>806417000</text:p>
          </table:table-cell>
          <table:table-cell office:value-type="float" office:value="807191000" calcext:value-type="float">
            <text:p>807191000</text:p>
          </table:table-cell>
          <table:table-cell office:value-type="float" office:value="808570000" calcext:value-type="float">
            <text:p>808570000</text:p>
          </table:table-cell>
          <table:table-cell office:value-type="float" office:value="806249000" calcext:value-type="float">
            <text:p>806249000</text:p>
          </table:table-cell>
          <table:table-cell office:value-type="float" office:value="806935000" calcext:value-type="float">
            <text:p>806935000</text:p>
          </table:table-cell>
          <table:table-cell office:value-type="float" office:value="805100000" calcext:value-type="float">
            <text:p>805100000</text:p>
          </table:table-cell>
          <table:table-cell office:value-type="float" office:value="808415000" calcext:value-type="float">
            <text:p>808415000</text:p>
          </table:table-cell>
          <table:table-cell office:value-type="float" office:value="807334000" calcext:value-type="float">
            <text:p>807334000</text:p>
          </table:table-cell>
          <table:table-cell office:value-type="float" office:value="805317000" calcext:value-type="float">
            <text:p>805317000</text:p>
          </table:table-cell>
          <table:table-cell office:value-type="float" office:value="807369000" calcext:value-type="float">
            <text:p>807369000</text:p>
          </table:table-cell>
          <table:table-cell office:value-type="float" office:value="806234000" calcext:value-type="float">
            <text:p>806234000</text:p>
          </table:table-cell>
          <table:table-cell office:value-type="float" office:value="807454000" calcext:value-type="float">
            <text:p>807454000</text:p>
          </table:table-cell>
          <table:table-cell office:value-type="float" office:value="807203000" calcext:value-type="float">
            <text:p>807203000</text:p>
          </table:table-cell>
          <table:table-cell office:value-type="float" office:value="803843000" calcext:value-type="float">
            <text:p>803843000</text:p>
          </table:table-cell>
          <table:table-cell office:value-type="float" office:value="806016000" calcext:value-type="float">
            <text:p>806016000</text:p>
          </table:table-cell>
          <table:table-cell office:value-type="float" office:value="807199000" calcext:value-type="float">
            <text:p>807199000</text:p>
          </table:table-cell>
          <table:table-cell office:value-type="float" office:value="810614000" calcext:value-type="float">
            <text:p>810614000</text:p>
          </table:table-cell>
          <table:table-cell office:value-type="float" office:value="806956000" calcext:value-type="float">
            <text:p>806956000</text:p>
          </table:table-cell>
          <table:table-cell office:value-type="float" office:value="811037000" calcext:value-type="float">
            <text:p>811037000</text:p>
          </table:table-cell>
          <table:table-cell office:value-type="float" office:value="808217000" calcext:value-type="float">
            <text:p>808217000</text:p>
          </table:table-cell>
          <table:table-cell office:value-type="float" office:value="806690000" calcext:value-type="float">
            <text:p>806690000</text:p>
          </table:table-cell>
          <table:table-cell office:value-type="float" office:value="806918000" calcext:value-type="float">
            <text:p>806918000</text:p>
          </table:table-cell>
          <table:table-cell office:value-type="float" office:value="805373000" calcext:value-type="float">
            <text:p>805373000</text:p>
          </table:table-cell>
          <table:table-cell office:value-type="float" office:value="808309000" calcext:value-type="float">
            <text:p>808309000</text:p>
          </table:table-cell>
          <table:table-cell office:value-type="float" office:value="809619000" calcext:value-type="float">
            <text:p>809619000</text:p>
          </table:table-cell>
          <table:table-cell office:value-type="float" office:value="807415000" calcext:value-type="float">
            <text:p>807415000</text:p>
          </table:table-cell>
          <table:table-cell office:value-type="float" office:value="806667000" calcext:value-type="float">
            <text:p>806667000</text:p>
          </table:table-cell>
          <table:table-cell office:value-type="float" office:value="806698000" calcext:value-type="float">
            <text:p>806698000</text:p>
          </table:table-cell>
          <table:table-cell office:value-type="float" office:value="808283000" calcext:value-type="float">
            <text:p>808283000</text:p>
          </table:table-cell>
          <table:table-cell office:value-type="float" office:value="807596000" calcext:value-type="float">
            <text:p>807596000</text:p>
          </table:table-cell>
          <table:table-cell office:value-type="float" office:value="809394000" calcext:value-type="float">
            <text:p>809394000</text:p>
          </table:table-cell>
          <table:table-cell office:value-type="float" office:value="809750000" calcext:value-type="float">
            <text:p>809750000</text:p>
          </table:table-cell>
          <table:table-cell office:value-type="float" office:value="808805000" calcext:value-type="float">
            <text:p>808805000</text:p>
          </table:table-cell>
          <table:table-cell office:value-type="float" office:value="804271000" calcext:value-type="float">
            <text:p>804271000</text:p>
          </table:table-cell>
          <table:table-cell office:value-type="float" office:value="808855000" calcext:value-type="float">
            <text:p>808855000</text:p>
          </table:table-cell>
          <table:table-cell office:value-type="float" office:value="805975000" calcext:value-type="float">
            <text:p>805975000</text:p>
          </table:table-cell>
          <table:table-cell office:value-type="float" office:value="806685000" calcext:value-type="float">
            <text:p>806685000</text:p>
          </table:table-cell>
          <table:table-cell office:value-type="float" office:value="806133000" calcext:value-type="float">
            <text:p>806133000</text:p>
          </table:table-cell>
          <table:table-cell office:value-type="float" office:value="809697000" calcext:value-type="float">
            <text:p>809697000</text:p>
          </table:table-cell>
          <table:table-cell office:value-type="float" office:value="805241000" calcext:value-type="float">
            <text:p>805241000</text:p>
          </table:table-cell>
          <table:table-cell office:value-type="float" office:value="810351000" calcext:value-type="float">
            <text:p>810351000</text:p>
          </table:table-cell>
          <table:table-cell office:value-type="float" office:value="808011000" calcext:value-type="float">
            <text:p>808011000</text:p>
          </table:table-cell>
          <table:table-cell office:value-type="float" office:value="806696000" calcext:value-type="float">
            <text:p>806696000</text:p>
          </table:table-cell>
          <table:table-cell office:value-type="float" office:value="810612000" calcext:value-type="float">
            <text:p>810612000</text:p>
          </table:table-cell>
          <table:table-cell office:value-type="float" office:value="809863000" calcext:value-type="float">
            <text:p>809863000</text:p>
          </table:table-cell>
          <table:table-cell office:value-type="float" office:value="809152000" calcext:value-type="float">
            <text:p>809152000</text:p>
          </table:table-cell>
          <table:table-cell office:value-type="float" office:value="810224000" calcext:value-type="float">
            <text:p>810224000</text:p>
          </table:table-cell>
          <table:table-cell office:value-type="float" office:value="808120000" calcext:value-type="float">
            <text:p>808120000</text:p>
          </table:table-cell>
          <table:table-cell office:value-type="float" office:value="810877000" calcext:value-type="float">
            <text:p>810877000</text:p>
          </table:table-cell>
          <table:table-cell office:value-type="float" office:value="806312000" calcext:value-type="float">
            <text:p>806312000</text:p>
          </table:table-cell>
          <table:table-cell office:value-type="float" office:value="810116000" calcext:value-type="float">
            <text:p>810116000</text:p>
          </table:table-cell>
          <table:table-cell office:value-type="float" office:value="810358000" calcext:value-type="float">
            <text:p>810358000</text:p>
          </table:table-cell>
          <table:table-cell office:value-type="float" office:value="808205000" calcext:value-type="float">
            <text:p>808205000</text:p>
          </table:table-cell>
          <table:table-cell office:value-type="float" office:value="808020000" calcext:value-type="float">
            <text:p>808020000</text:p>
          </table:table-cell>
          <table:table-cell office:value-type="float" office:value="805387000" calcext:value-type="float">
            <text:p>805387000</text:p>
          </table:table-cell>
          <table:table-cell office:value-type="float" office:value="805901000" calcext:value-type="float">
            <text:p>805901000</text:p>
          </table:table-cell>
          <table:table-cell office:value-type="float" office:value="806315000" calcext:value-type="float">
            <text:p>806315000</text:p>
          </table:table-cell>
          <table:table-cell office:value-type="float" office:value="808042000" calcext:value-type="float">
            <text:p>808042000</text:p>
          </table:table-cell>
          <table:table-cell office:value-type="float" office:value="808143000" calcext:value-type="float">
            <text:p>808143000</text:p>
          </table:table-cell>
          <table:table-cell office:value-type="float" office:value="809727000" calcext:value-type="float">
            <text:p>809727000</text:p>
          </table:table-cell>
          <table:table-cell office:value-type="float" office:value="811120000" calcext:value-type="float">
            <text:p>811120000</text:p>
          </table:table-cell>
          <table:table-cell office:value-type="float" office:value="807352000" calcext:value-type="float">
            <text:p>807352000</text:p>
          </table:table-cell>
          <table:table-cell office:value-type="float" office:value="804055000" calcext:value-type="float">
            <text:p>804055000</text:p>
          </table:table-cell>
          <table:table-cell office:value-type="float" office:value="805433000" calcext:value-type="float">
            <text:p>805433000</text:p>
          </table:table-cell>
          <table:table-cell office:value-type="float" office:value="810732000" calcext:value-type="float">
            <text:p>810732000</text:p>
          </table:table-cell>
          <table:table-cell office:value-type="float" office:value="808695000" calcext:value-type="float">
            <text:p>808695000</text:p>
          </table:table-cell>
          <table:table-cell office:value-type="float" office:value="807033000" calcext:value-type="float">
            <text:p>807033000</text:p>
          </table:table-cell>
          <table:table-cell office:value-type="float" office:value="806318000" calcext:value-type="float">
            <text:p>806318000</text:p>
          </table:table-cell>
          <table:table-cell office:value-type="float" office:value="807669000" calcext:value-type="float">
            <text:p>807669000</text:p>
          </table:table-cell>
          <table:table-cell office:value-type="float" office:value="807384000" calcext:value-type="float">
            <text:p>807384000</text:p>
          </table:table-cell>
          <table:table-cell office:value-type="float" office:value="806434000" calcext:value-type="float">
            <text:p>806434000</text:p>
          </table:table-cell>
          <table:table-cell office:value-type="float" office:value="806840000" calcext:value-type="float">
            <text:p>806840000</text:p>
          </table:table-cell>
          <table:table-cell office:value-type="float" office:value="807924000" calcext:value-type="float">
            <text:p>807924000</text:p>
          </table:table-cell>
          <table:table-cell office:value-type="float" office:value="810738000" calcext:value-type="float">
            <text:p>810738000</text:p>
          </table:table-cell>
          <table:table-cell office:value-type="float" office:value="808478000" calcext:value-type="float">
            <text:p>808478000</text:p>
          </table:table-cell>
          <table:table-cell office:value-type="float" office:value="806544000" calcext:value-type="float">
            <text:p>806544000</text:p>
          </table:table-cell>
          <table:table-cell office:value-type="float" office:value="805529000" calcext:value-type="float">
            <text:p>805529000</text:p>
          </table:table-cell>
          <table:table-cell office:value-type="float" office:value="808312000" calcext:value-type="float">
            <text:p>808312000</text:p>
          </table:table-cell>
          <table:table-cell office:value-type="float" office:value="805414000" calcext:value-type="float">
            <text:p>805414000</text:p>
          </table:table-cell>
          <table:table-cell office:value-type="float" office:value="806433000" calcext:value-type="float">
            <text:p>806433000</text:p>
          </table:table-cell>
          <table:table-cell office:value-type="float" office:value="805250000" calcext:value-type="float">
            <text:p>805250000</text:p>
          </table:table-cell>
          <table:table-cell office:value-type="float" office:value="807660000" calcext:value-type="float">
            <text:p>807660000</text:p>
          </table:table-cell>
          <table:table-cell office:value-type="float" office:value="807600000" calcext:value-type="float">
            <text:p>807600000</text:p>
          </table:table-cell>
          <table:table-cell office:value-type="float" office:value="805032000" calcext:value-type="float">
            <text:p>805032000</text:p>
          </table:table-cell>
          <table:table-cell office:value-type="float" office:value="810403000" calcext:value-type="float">
            <text:p>810403000</text:p>
          </table:table-cell>
          <table:table-cell office:value-type="float" office:value="804940000" calcext:value-type="float">
            <text:p>804940000</text:p>
          </table:table-cell>
          <table:table-cell office:value-type="float" office:value="808345000" calcext:value-type="float">
            <text:p>808345000</text:p>
          </table:table-cell>
          <table:table-cell office:value-type="float" office:value="807159000" calcext:value-type="float">
            <text:p>807159000</text:p>
          </table:table-cell>
          <table:table-cell office:value-type="float" office:value="809564000" calcext:value-type="float">
            <text:p>809564000</text:p>
          </table:table-cell>
          <table:table-cell office:value-type="float" office:value="805972000" calcext:value-type="float">
            <text:p>805972000</text:p>
          </table:table-cell>
          <table:table-cell office:value-type="float" office:value="808887000" calcext:value-type="float">
            <text:p>808887000</text:p>
          </table:table-cell>
          <table:table-cell office:value-type="float" office:value="809013000" calcext:value-type="float">
            <text:p>809013000</text:p>
          </table:table-cell>
          <table:table-cell office:value-type="float" office:value="809474000" calcext:value-type="float">
            <text:p>809474000</text:p>
          </table:table-cell>
          <table:table-cell office:value-type="float" office:value="807322000" calcext:value-type="float">
            <text:p>807322000</text:p>
          </table:table-cell>
          <table:table-cell office:value-type="float" office:value="805364000" calcext:value-type="float">
            <text:p>805364000</text:p>
          </table:table-cell>
          <table:table-cell office:value-type="float" office:value="805866000" calcext:value-type="float">
            <text:p>805866000</text:p>
          </table:table-cell>
          <table:table-cell office:value-type="float" office:value="806299000" calcext:value-type="float">
            <text:p>806299000</text:p>
          </table:table-cell>
          <table:table-cell office:value-type="float" office:value="810056000" calcext:value-type="float">
            <text:p>810056000</text:p>
          </table:table-cell>
          <table:table-cell office:value-type="float" office:value="805260000" calcext:value-type="float">
            <text:p>805260000</text:p>
          </table:table-cell>
          <table:table-cell office:value-type="float" office:value="808281000" calcext:value-type="float">
            <text:p>808281000</text:p>
          </table:table-cell>
          <table:table-cell office:value-type="float" office:value="809861000" calcext:value-type="float">
            <text:p>809861000</text:p>
          </table:table-cell>
          <table:table-cell office:value-type="float" office:value="803832000" calcext:value-type="float">
            <text:p>803832000</text:p>
          </table:table-cell>
          <table:table-cell office:value-type="float" office:value="808638000" calcext:value-type="float">
            <text:p>808638000</text:p>
          </table:table-cell>
          <table:table-cell office:value-type="float" office:value="806992000" calcext:value-type="float">
            <text:p>806992000</text:p>
          </table:table-cell>
          <table:table-cell office:value-type="float" office:value="807125000" calcext:value-type="float">
            <text:p>807125000</text:p>
          </table:table-cell>
          <table:table-cell office:value-type="float" office:value="806927000" calcext:value-type="float">
            <text:p>806927000</text:p>
          </table:table-cell>
          <table:table-cell office:value-type="float" office:value="806508000" calcext:value-type="float">
            <text:p>806508000</text:p>
          </table:table-cell>
          <table:table-cell office:value-type="float" office:value="806844000" calcext:value-type="float">
            <text:p>806844000</text:p>
          </table:table-cell>
          <table:table-cell office:value-type="float" office:value="807243000" calcext:value-type="float">
            <text:p>807243000</text:p>
          </table:table-cell>
          <table:table-cell office:value-type="float" office:value="805096000" calcext:value-type="float">
            <text:p>805096000</text:p>
          </table:table-cell>
          <table:table-cell office:value-type="float" office:value="804390000" calcext:value-type="float">
            <text:p>804390000</text:p>
          </table:table-cell>
          <table:table-cell office:value-type="float" office:value="807107000" calcext:value-type="float">
            <text:p>807107000</text:p>
          </table:table-cell>
          <table:table-cell office:value-type="float" office:value="807753000" calcext:value-type="float">
            <text:p>807753000</text:p>
          </table:table-cell>
          <table:table-cell office:value-type="float" office:value="805811000" calcext:value-type="float">
            <text:p>805811000</text:p>
          </table:table-cell>
          <table:table-cell office:value-type="float" office:value="805013000" calcext:value-type="float">
            <text:p>805013000</text:p>
          </table:table-cell>
          <table:table-cell office:value-type="float" office:value="807897000" calcext:value-type="float">
            <text:p>807897000</text:p>
          </table:table-cell>
          <table:table-cell office:value-type="float" office:value="804976000" calcext:value-type="float">
            <text:p>804976000</text:p>
          </table:table-cell>
          <table:table-cell office:value-type="float" office:value="808394000" calcext:value-type="float">
            <text:p>808394000</text:p>
          </table:table-cell>
          <table:table-cell office:value-type="float" office:value="805932000" calcext:value-type="float">
            <text:p>805932000</text:p>
          </table:table-cell>
          <table:table-cell office:value-type="float" office:value="804737000" calcext:value-type="float">
            <text:p>804737000</text:p>
          </table:table-cell>
          <table:table-cell office:value-type="float" office:value="806695000" calcext:value-type="float">
            <text:p>806695000</text:p>
          </table:table-cell>
          <table:table-cell office:value-type="float" office:value="807035000" calcext:value-type="float">
            <text:p>807035000</text:p>
          </table:table-cell>
          <table:table-cell office:value-type="float" office:value="807832000" calcext:value-type="float">
            <text:p>807832000</text:p>
          </table:table-cell>
          <table:table-cell office:value-type="float" office:value="808682000" calcext:value-type="float">
            <text:p>808682000</text:p>
          </table:table-cell>
          <table:table-cell office:value-type="float" office:value="805991000" calcext:value-type="float">
            <text:p>805991000</text:p>
          </table:table-cell>
          <table:table-cell office:value-type="float" office:value="809347000" calcext:value-type="float">
            <text:p>809347000</text:p>
          </table:table-cell>
          <table:table-cell office:value-type="float" office:value="808348000" calcext:value-type="float">
            <text:p>808348000</text:p>
          </table:table-cell>
          <table:table-cell office:value-type="float" office:value="808127000" calcext:value-type="float">
            <text:p>808127000</text:p>
          </table:table-cell>
          <table:table-cell office:value-type="float" office:value="809080000" calcext:value-type="float">
            <text:p>809080000</text:p>
          </table:table-cell>
          <table:table-cell office:value-type="float" office:value="806797000" calcext:value-type="float">
            <text:p>806797000</text:p>
          </table:table-cell>
          <table:table-cell office:value-type="float" office:value="808226000" calcext:value-type="float">
            <text:p>808226000</text:p>
          </table:table-cell>
          <table:table-cell office:value-type="float" office:value="809917000" calcext:value-type="float">
            <text:p>809917000</text:p>
          </table:table-cell>
          <table:table-cell office:value-type="float" office:value="806701000" calcext:value-type="float">
            <text:p>806701000</text:p>
          </table:table-cell>
          <table:table-cell office:value-type="float" office:value="806257000" calcext:value-type="float">
            <text:p>806257000</text:p>
          </table:table-cell>
          <table:table-cell office:value-type="float" office:value="810772000" calcext:value-type="float">
            <text:p>810772000</text:p>
          </table:table-cell>
          <table:table-cell office:value-type="float" office:value="808036000" calcext:value-type="float">
            <text:p>808036000</text:p>
          </table:table-cell>
          <table:table-cell office:value-type="float" office:value="808291000" calcext:value-type="float">
            <text:p>808291000</text:p>
          </table:table-cell>
          <table:table-cell office:value-type="float" office:value="804795000" calcext:value-type="float">
            <text:p>804795000</text:p>
          </table:table-cell>
          <table:table-cell office:value-type="float" office:value="804241000" calcext:value-type="float">
            <text:p>804241000</text:p>
          </table:table-cell>
          <table:table-cell office:value-type="float" office:value="807631000" calcext:value-type="float">
            <text:p>807631000</text:p>
          </table:table-cell>
          <table:table-cell office:value-type="float" office:value="805724000" calcext:value-type="float">
            <text:p>805724000</text:p>
          </table:table-cell>
          <table:table-cell office:value-type="float" office:value="807282000" calcext:value-type="float">
            <text:p>807282000</text:p>
          </table:table-cell>
          <table:table-cell office:value-type="float" office:value="805243000" calcext:value-type="float">
            <text:p>805243000</text:p>
          </table:table-cell>
          <table:table-cell office:value-type="float" office:value="808333000" calcext:value-type="float">
            <text:p>808333000</text:p>
          </table:table-cell>
          <table:table-cell office:value-type="float" office:value="809708000" calcext:value-type="float">
            <text:p>809708000</text:p>
          </table:table-cell>
          <table:table-cell office:value-type="float" office:value="805354000" calcext:value-type="float">
            <text:p>805354000</text:p>
          </table:table-cell>
          <table:table-cell office:value-type="float" office:value="806290000" calcext:value-type="float">
            <text:p>806290000</text:p>
          </table:table-cell>
          <table:table-cell office:value-type="float" office:value="807981000" calcext:value-type="float">
            <text:p>807981000</text:p>
          </table:table-cell>
          <table:table-cell office:value-type="float" office:value="807045000" calcext:value-type="float">
            <text:p>807045000</text:p>
          </table:table-cell>
          <table:table-cell office:value-type="float" office:value="809016000" calcext:value-type="float">
            <text:p>809016000</text:p>
          </table:table-cell>
          <table:table-cell office:value-type="float" office:value="806836000" calcext:value-type="float">
            <text:p>806836000</text:p>
          </table:table-cell>
          <table:table-cell office:value-type="float" office:value="808796000" calcext:value-type="float">
            <text:p>808796000</text:p>
          </table:table-cell>
          <table:table-cell office:value-type="float" office:value="806787000" calcext:value-type="float">
            <text:p>806787000</text:p>
          </table:table-cell>
          <table:table-cell office:value-type="float" office:value="805653000" calcext:value-type="float">
            <text:p>805653000</text:p>
          </table:table-cell>
          <table:table-cell office:value-type="float" office:value="807302000" calcext:value-type="float">
            <text:p>807302000</text:p>
          </table:table-cell>
          <table:table-cell office:value-type="float" office:value="805559000" calcext:value-type="float">
            <text:p>805559000</text:p>
          </table:table-cell>
          <table:table-cell office:value-type="float" office:value="809474000" calcext:value-type="float">
            <text:p>809474000</text:p>
          </table:table-cell>
          <table:table-cell office:value-type="float" office:value="807760000" calcext:value-type="float">
            <text:p>807760000</text:p>
          </table:table-cell>
          <table:table-cell office:value-type="float" office:value="806636000" calcext:value-type="float">
            <text:p>806636000</text:p>
          </table:table-cell>
          <table:table-cell office:value-type="float" office:value="808207000" calcext:value-type="float">
            <text:p>808207000</text:p>
          </table:table-cell>
          <table:table-cell office:value-type="float" office:value="807662000" calcext:value-type="float">
            <text:p>807662000</text:p>
          </table:table-cell>
          <table:table-cell office:value-type="float" office:value="805701000" calcext:value-type="float">
            <text:p>805701000</text:p>
          </table:table-cell>
          <table:table-cell office:value-type="float" office:value="808347000" calcext:value-type="float">
            <text:p>808347000</text:p>
          </table:table-cell>
          <table:table-cell office:value-type="float" office:value="808070000" calcext:value-type="float">
            <text:p>808070000</text:p>
          </table:table-cell>
          <table:table-cell office:value-type="float" office:value="806756000" calcext:value-type="float">
            <text:p>806756000</text:p>
          </table:table-cell>
          <table:table-cell office:value-type="float" office:value="812876000" calcext:value-type="float">
            <text:p>812876000</text:p>
          </table:table-cell>
          <table:table-cell office:value-type="float" office:value="808802000" calcext:value-type="float">
            <text:p>808802000</text:p>
          </table:table-cell>
          <table:table-cell office:value-type="float" office:value="810759000" calcext:value-type="float">
            <text:p>810759000</text:p>
          </table:table-cell>
          <table:table-cell office:value-type="float" office:value="810521000" calcext:value-type="float">
            <text:p>810521000</text:p>
          </table:table-cell>
          <table:table-cell office:value-type="float" office:value="811354000" calcext:value-type="float">
            <text:p>811354000</text:p>
          </table:table-cell>
          <table:table-cell office:value-type="float" office:value="809292000" calcext:value-type="float">
            <text:p>809292000</text:p>
          </table:table-cell>
          <table:table-cell office:value-type="float" office:value="811969000" calcext:value-type="float">
            <text:p>811969000</text:p>
          </table:table-cell>
          <table:table-cell office:value-type="float" office:value="810455000" calcext:value-type="float">
            <text:p>810455000</text:p>
          </table:table-cell>
          <table:table-cell office:value-type="float" office:value="811491000" calcext:value-type="float">
            <text:p>811491000</text:p>
          </table:table-cell>
          <table:table-cell office:value-type="float" office:value="807436000" calcext:value-type="float">
            <text:p>807436000</text:p>
          </table:table-cell>
          <table:table-cell office:value-type="float" office:value="811477000" calcext:value-type="float">
            <text:p>811477000</text:p>
          </table:table-cell>
          <table:table-cell office:value-type="float" office:value="813467000" calcext:value-type="float">
            <text:p>813467000</text:p>
          </table:table-cell>
          <table:table-cell office:value-type="float" office:value="810630000" calcext:value-type="float">
            <text:p>810630000</text:p>
          </table:table-cell>
          <table:table-cell office:value-type="float" office:value="810373000" calcext:value-type="float">
            <text:p>810373000</text:p>
          </table:table-cell>
          <table:table-cell office:value-type="float" office:value="810765000" calcext:value-type="float">
            <text:p>810765000</text:p>
          </table:table-cell>
          <table:table-cell office:value-type="float" office:value="809089000" calcext:value-type="float">
            <text:p>809089000</text:p>
          </table:table-cell>
          <table:table-cell office:value-type="float" office:value="810044000" calcext:value-type="float">
            <text:p>810044000</text:p>
          </table:table-cell>
          <table:table-cell office:value-type="float" office:value="811074000" calcext:value-type="float">
            <text:p>811074000</text:p>
          </table:table-cell>
          <table:table-cell office:value-type="float" office:value="807905000" calcext:value-type="float">
            <text:p>807905000</text:p>
          </table:table-cell>
          <table:table-cell office:value-type="float" office:value="807020000" calcext:value-type="float">
            <text:p>807020000</text:p>
          </table:table-cell>
          <table:table-cell office:value-type="float" office:value="809384000" calcext:value-type="float">
            <text:p>809384000</text:p>
          </table:table-cell>
          <table:table-cell office:value-type="float" office:value="809540000" calcext:value-type="float">
            <text:p>809540000</text:p>
          </table:table-cell>
          <table:table-cell office:value-type="float" office:value="810624000" calcext:value-type="float">
            <text:p>810624000</text:p>
          </table:table-cell>
          <table:table-cell office:value-type="float" office:value="811286000" calcext:value-type="float">
            <text:p>811286000</text:p>
          </table:table-cell>
          <table:table-cell office:value-type="float" office:value="810913000" calcext:value-type="float">
            <text:p>810913000</text:p>
          </table:table-cell>
          <table:table-cell office:value-type="float" office:value="811192000" calcext:value-type="float">
            <text:p>811192000</text:p>
          </table:table-cell>
          <table:table-cell office:value-type="float" office:value="809641000" calcext:value-type="float">
            <text:p>809641000</text:p>
          </table:table-cell>
          <table:table-cell office:value-type="float" office:value="809302000" calcext:value-type="float">
            <text:p>809302000</text:p>
          </table:table-cell>
          <table:table-cell office:value-type="float" office:value="809067000" calcext:value-type="float">
            <text:p>809067000</text:p>
          </table:table-cell>
          <table:table-cell office:value-type="float" office:value="809356000" calcext:value-type="float">
            <text:p>809356000</text:p>
          </table:table-cell>
          <table:table-cell office:value-type="float" office:value="812553000" calcext:value-type="float">
            <text:p>812553000</text:p>
          </table:table-cell>
          <table:table-cell office:value-type="float" office:value="809982000" calcext:value-type="float">
            <text:p>809982000</text:p>
          </table:table-cell>
          <table:table-cell office:value-type="float" office:value="811643000" calcext:value-type="float">
            <text:p>811643000</text:p>
          </table:table-cell>
          <table:table-cell office:value-type="float" office:value="811724000" calcext:value-type="float">
            <text:p>811724000</text:p>
          </table:table-cell>
          <table:table-cell office:value-type="float" office:value="812019000" calcext:value-type="float">
            <text:p>812019000</text:p>
          </table:table-cell>
          <table:table-cell office:value-type="float" office:value="810801000" calcext:value-type="float">
            <text:p>810801000</text:p>
          </table:table-cell>
          <table:table-cell office:value-type="float" office:value="808431000" calcext:value-type="float">
            <text:p>808431000</text:p>
          </table:table-cell>
          <table:table-cell office:value-type="float" office:value="810312000" calcext:value-type="float">
            <text:p>810312000</text:p>
          </table:table-cell>
          <table:table-cell office:value-type="float" office:value="807904000" calcext:value-type="float">
            <text:p>807904000</text:p>
          </table:table-cell>
          <table:table-cell office:value-type="float" office:value="807968000" calcext:value-type="float">
            <text:p>807968000</text:p>
          </table:table-cell>
          <table:table-cell office:value-type="float" office:value="813499000" calcext:value-type="float">
            <text:p>813499000</text:p>
          </table:table-cell>
          <table:table-cell office:value-type="float" office:value="809486000" calcext:value-type="float">
            <text:p>809486000</text:p>
          </table:table-cell>
          <table:table-cell office:value-type="float" office:value="811275000" calcext:value-type="float">
            <text:p>811275000</text:p>
          </table:table-cell>
          <table:table-cell office:value-type="float" office:value="810633000" calcext:value-type="float">
            <text:p>810633000</text:p>
          </table:table-cell>
          <table:table-cell office:value-type="float" office:value="806091000" calcext:value-type="float">
            <text:p>806091000</text:p>
          </table:table-cell>
          <table:table-cell office:value-type="float" office:value="811215000" calcext:value-type="float">
            <text:p>811215000</text:p>
          </table:table-cell>
          <table:table-cell office:value-type="float" office:value="812415000" calcext:value-type="float">
            <text:p>812415000</text:p>
          </table:table-cell>
          <table:table-cell office:value-type="float" office:value="811253000" calcext:value-type="float">
            <text:p>811253000</text:p>
          </table:table-cell>
          <table:table-cell office:value-type="float" office:value="809633000" calcext:value-type="float">
            <text:p>809633000</text:p>
          </table:table-cell>
          <table:table-cell office:value-type="float" office:value="811415000" calcext:value-type="float">
            <text:p>811415000</text:p>
          </table:table-cell>
          <table:table-cell office:value-type="float" office:value="811363000" calcext:value-type="float">
            <text:p>811363000</text:p>
          </table:table-cell>
          <table:table-cell office:value-type="float" office:value="809205000" calcext:value-type="float">
            <text:p>809205000</text:p>
          </table:table-cell>
          <table:table-cell office:value-type="float" office:value="813434000" calcext:value-type="float">
            <text:p>813434000</text:p>
          </table:table-cell>
          <table:table-cell office:value-type="float" office:value="813220000" calcext:value-type="float">
            <text:p>813220000</text:p>
          </table:table-cell>
          <table:table-cell office:value-type="float" office:value="808912000" calcext:value-type="float">
            <text:p>808912000</text:p>
          </table:table-cell>
          <table:table-cell office:value-type="float" office:value="809749000" calcext:value-type="float">
            <text:p>809749000</text:p>
          </table:table-cell>
          <table:table-cell office:value-type="float" office:value="813672000" calcext:value-type="float">
            <text:p>813672000</text:p>
          </table:table-cell>
          <table:table-cell office:value-type="float" office:value="812473000" calcext:value-type="float">
            <text:p>812473000</text:p>
          </table:table-cell>
          <table:table-cell office:value-type="float" office:value="811959000" calcext:value-type="float">
            <text:p>811959000</text:p>
          </table:table-cell>
          <table:table-cell office:value-type="float" office:value="811625000" calcext:value-type="float">
            <text:p>811625000</text:p>
          </table:table-cell>
          <table:table-cell office:value-type="float" office:value="812520000" calcext:value-type="float">
            <text:p>812520000</text:p>
          </table:table-cell>
          <table:table-cell office:value-type="float" office:value="809595000" calcext:value-type="float">
            <text:p>809595000</text:p>
          </table:table-cell>
          <table:table-cell office:value-type="float" office:value="811741000" calcext:value-type="float">
            <text:p>811741000</text:p>
          </table:table-cell>
          <table:table-cell office:value-type="float" office:value="812684000" calcext:value-type="float">
            <text:p>812684000</text:p>
          </table:table-cell>
          <table:table-cell office:value-type="float" office:value="812475000" calcext:value-type="float">
            <text:p>812475000</text:p>
          </table:table-cell>
          <table:table-cell office:value-type="float" office:value="807086000" calcext:value-type="float">
            <text:p>807086000</text:p>
          </table:table-cell>
          <table:table-cell office:value-type="float" office:value="813053000" calcext:value-type="float">
            <text:p>813053000</text:p>
          </table:table-cell>
          <table:table-cell office:value-type="float" office:value="807430000" calcext:value-type="float">
            <text:p>807430000</text:p>
          </table:table-cell>
          <table:table-cell office:value-type="float" office:value="811904000" calcext:value-type="float">
            <text:p>811904000</text:p>
          </table:table-cell>
          <table:table-cell office:value-type="float" office:value="809993000" calcext:value-type="float">
            <text:p>809993000</text:p>
          </table:table-cell>
          <table:table-cell office:value-type="float" office:value="808410000" calcext:value-type="float">
            <text:p>808410000</text:p>
          </table:table-cell>
          <table:table-cell office:value-type="float" office:value="813248000" calcext:value-type="float">
            <text:p>813248000</text:p>
          </table:table-cell>
          <table:table-cell office:value-type="float" office:value="812983000" calcext:value-type="float">
            <text:p>812983000</text:p>
          </table:table-cell>
          <table:table-cell office:value-type="float" office:value="810560000" calcext:value-type="float">
            <text:p>810560000</text:p>
          </table:table-cell>
          <table:table-cell office:value-type="float" office:value="809086000" calcext:value-type="float">
            <text:p>809086000</text:p>
          </table:table-cell>
          <table:table-cell office:value-type="float" office:value="809103000" calcext:value-type="float">
            <text:p>809103000</text:p>
          </table:table-cell>
          <table:table-cell office:value-type="float" office:value="808803000" calcext:value-type="float">
            <text:p>808803000</text:p>
          </table:table-cell>
          <table:table-cell office:value-type="float" office:value="810327000" calcext:value-type="float">
            <text:p>810327000</text:p>
          </table:table-cell>
          <table:table-cell office:value-type="float" office:value="814026000" calcext:value-type="float">
            <text:p>814026000</text:p>
          </table:table-cell>
          <table:table-cell office:value-type="float" office:value="808490000" calcext:value-type="float">
            <text:p>808490000</text:p>
          </table:table-cell>
          <table:table-cell office:value-type="float" office:value="809664000" calcext:value-type="float">
            <text:p>809664000</text:p>
          </table:table-cell>
          <table:table-cell office:value-type="float" office:value="812333000" calcext:value-type="float">
            <text:p>812333000</text:p>
          </table:table-cell>
          <table:table-cell office:value-type="float" office:value="813236000" calcext:value-type="float">
            <text:p>813236000</text:p>
          </table:table-cell>
          <table:table-cell office:value-type="float" office:value="810279000" calcext:value-type="float">
            <text:p>810279000</text:p>
          </table:table-cell>
          <table:table-cell office:value-type="float" office:value="809709000" calcext:value-type="float">
            <text:p>809709000</text:p>
          </table:table-cell>
          <table:table-cell office:value-type="float" office:value="810418000" calcext:value-type="float">
            <text:p>810418000</text:p>
          </table:table-cell>
          <table:table-cell office:value-type="float" office:value="809169000" calcext:value-type="float">
            <text:p>809169000</text:p>
          </table:table-cell>
          <table:table-cell office:value-type="float" office:value="810342000" calcext:value-type="float">
            <text:p>810342000</text:p>
          </table:table-cell>
          <table:table-cell office:value-type="float" office:value="810045000" calcext:value-type="float">
            <text:p>810045000</text:p>
          </table:table-cell>
          <table:table-cell office:value-type="float" office:value="808203000" calcext:value-type="float">
            <text:p>808203000</text:p>
          </table:table-cell>
          <table:table-cell office:value-type="float" office:value="811198000" calcext:value-type="float">
            <text:p>811198000</text:p>
          </table:table-cell>
          <table:table-cell office:value-type="float" office:value="809999000" calcext:value-type="float">
            <text:p>809999000</text:p>
          </table:table-cell>
          <table:table-cell office:value-type="float" office:value="807121000" calcext:value-type="float">
            <text:p>807121000</text:p>
          </table:table-cell>
          <table:table-cell office:value-type="float" office:value="812882000" calcext:value-type="float">
            <text:p>812882000</text:p>
          </table:table-cell>
          <table:table-cell office:value-type="float" office:value="813667000" calcext:value-type="float">
            <text:p>813667000</text:p>
          </table:table-cell>
          <table:table-cell office:value-type="float" office:value="811055000" calcext:value-type="float">
            <text:p>811055000</text:p>
          </table:table-cell>
          <table:table-cell office:value-type="float" office:value="811160000" calcext:value-type="float">
            <text:p>811160000</text:p>
          </table:table-cell>
          <table:table-cell office:value-type="float" office:value="810309000" calcext:value-type="float">
            <text:p>810309000</text:p>
          </table:table-cell>
          <table:table-cell office:value-type="float" office:value="811012000" calcext:value-type="float">
            <text:p>811012000</text:p>
          </table:table-cell>
          <table:table-cell office:value-type="float" office:value="809178000" calcext:value-type="float">
            <text:p>809178000</text:p>
          </table:table-cell>
          <table:table-cell office:value-type="float" office:value="810749000" calcext:value-type="float">
            <text:p>810749000</text:p>
          </table:table-cell>
          <table:table-cell office:value-type="float" office:value="810091000" calcext:value-type="float">
            <text:p>810091000</text:p>
          </table:table-cell>
          <table:table-cell office:value-type="float" office:value="811421000" calcext:value-type="float">
            <text:p>811421000</text:p>
          </table:table-cell>
          <table:table-cell office:value-type="float" office:value="807223000" calcext:value-type="float">
            <text:p>807223000</text:p>
          </table:table-cell>
          <table:table-cell office:value-type="float" office:value="808444000" calcext:value-type="float">
            <text:p>808444000</text:p>
          </table:table-cell>
          <table:table-cell office:value-type="float" office:value="810971000" calcext:value-type="float">
            <text:p>810971000</text:p>
          </table:table-cell>
          <table:table-cell office:value-type="float" office:value="810876000" calcext:value-type="float">
            <text:p>810876000</text:p>
          </table:table-cell>
          <table:table-cell office:value-type="float" office:value="810426000" calcext:value-type="float">
            <text:p>810426000</text:p>
          </table:table-cell>
          <table:table-cell office:value-type="float" office:value="811567000" calcext:value-type="float">
            <text:p>811567000</text:p>
          </table:table-cell>
          <table:table-cell office:value-type="float" office:value="809971000" calcext:value-type="float">
            <text:p>809971000</text:p>
          </table:table-cell>
          <table:table-cell office:value-type="float" office:value="809928000" calcext:value-type="float">
            <text:p>809928000</text:p>
          </table:table-cell>
          <table:table-cell office:value-type="float" office:value="811448000" calcext:value-type="float">
            <text:p>811448000</text:p>
          </table:table-cell>
          <table:table-cell office:value-type="float" office:value="811729000" calcext:value-type="float">
            <text:p>811729000</text:p>
          </table:table-cell>
          <table:table-cell office:value-type="float" office:value="809492000" calcext:value-type="float">
            <text:p>809492000</text:p>
          </table:table-cell>
          <table:table-cell office:value-type="float" office:value="808982000" calcext:value-type="float">
            <text:p>808982000</text:p>
          </table:table-cell>
          <table:table-cell office:value-type="float" office:value="809949000" calcext:value-type="float">
            <text:p>809949000</text:p>
          </table:table-cell>
          <table:table-cell office:value-type="float" office:value="809107000" calcext:value-type="float">
            <text:p>809107000</text:p>
          </table:table-cell>
          <table:table-cell office:value-type="float" office:value="812315000" calcext:value-type="float">
            <text:p>812315000</text:p>
          </table:table-cell>
          <table:table-cell office:value-type="float" office:value="808004000" calcext:value-type="float">
            <text:p>808004000</text:p>
          </table:table-cell>
          <table:table-cell office:value-type="float" office:value="808523000" calcext:value-type="float">
            <text:p>808523000</text:p>
          </table:table-cell>
          <table:table-cell office:value-type="float" office:value="812895000" calcext:value-type="float">
            <text:p>812895000</text:p>
          </table:table-cell>
          <table:table-cell office:value-type="float" office:value="810823000" calcext:value-type="float">
            <text:p>810823000</text:p>
          </table:table-cell>
          <table:table-cell office:value-type="float" office:value="812058000" calcext:value-type="float">
            <text:p>812058000</text:p>
          </table:table-cell>
          <table:table-cell office:value-type="float" office:value="814828000" calcext:value-type="float">
            <text:p>814828000</text:p>
          </table:table-cell>
          <table:table-cell office:value-type="float" office:value="810589000" calcext:value-type="float">
            <text:p>810589000</text:p>
          </table:table-cell>
          <table:table-cell office:value-type="float" office:value="807293000" calcext:value-type="float">
            <text:p>807293000</text:p>
          </table:table-cell>
          <table:table-cell office:value-type="float" office:value="809961000" calcext:value-type="float">
            <text:p>809961000</text:p>
          </table:table-cell>
          <table:table-cell office:value-type="float" office:value="809602000" calcext:value-type="float">
            <text:p>809602000</text:p>
          </table:table-cell>
          <table:table-cell office:value-type="float" office:value="810765000" calcext:value-type="float">
            <text:p>810765000</text:p>
          </table:table-cell>
          <table:table-cell office:value-type="float" office:value="810255000" calcext:value-type="float">
            <text:p>810255000</text:p>
          </table:table-cell>
          <table:table-cell office:value-type="float" office:value="807375000" calcext:value-type="float">
            <text:p>807375000</text:p>
          </table:table-cell>
          <table:table-cell office:value-type="float" office:value="811162000" calcext:value-type="float">
            <text:p>811162000</text:p>
          </table:table-cell>
          <table:table-cell office:value-type="float" office:value="812825000" calcext:value-type="float">
            <text:p>812825000</text:p>
          </table:table-cell>
          <table:table-cell office:value-type="float" office:value="812004000" calcext:value-type="float">
            <text:p>812004000</text:p>
          </table:table-cell>
          <table:table-cell office:value-type="float" office:value="810586000" calcext:value-type="float">
            <text:p>810586000</text:p>
          </table:table-cell>
          <table:table-cell office:value-type="float" office:value="811128000" calcext:value-type="float">
            <text:p>811128000</text:p>
          </table:table-cell>
          <table:table-cell office:value-type="float" office:value="803854000" calcext:value-type="float">
            <text:p>803854000</text:p>
          </table:table-cell>
          <table:table-cell office:value-type="float" office:value="812708000" calcext:value-type="float">
            <text:p>812708000</text:p>
          </table:table-cell>
          <table:table-cell office:value-type="float" office:value="812851000" calcext:value-type="float">
            <text:p>812851000</text:p>
          </table:table-cell>
          <table:table-cell office:value-type="float" office:value="812206000" calcext:value-type="float">
            <text:p>812206000</text:p>
          </table:table-cell>
          <table:table-cell office:value-type="float" office:value="812914000" calcext:value-type="float">
            <text:p>812914000</text:p>
          </table:table-cell>
          <table:table-cell office:value-type="float" office:value="811079000" calcext:value-type="float">
            <text:p>811079000</text:p>
          </table:table-cell>
          <table:table-cell office:value-type="float" office:value="809468000" calcext:value-type="float">
            <text:p>809468000</text:p>
          </table:table-cell>
          <table:table-cell office:value-type="float" office:value="808637000" calcext:value-type="float">
            <text:p>808637000</text:p>
          </table:table-cell>
          <table:table-cell office:value-type="float" office:value="808927000" calcext:value-type="float">
            <text:p>808927000</text:p>
          </table:table-cell>
          <table:table-cell office:value-type="float" office:value="811150000" calcext:value-type="float">
            <text:p>811150000</text:p>
          </table:table-cell>
          <table:table-cell office:value-type="float" office:value="812100000" calcext:value-type="float">
            <text:p>812100000</text:p>
          </table:table-cell>
          <table:table-cell office:value-type="float" office:value="809350000" calcext:value-type="float">
            <text:p>809350000</text:p>
          </table:table-cell>
          <table:table-cell office:value-type="float" office:value="812332000" calcext:value-type="float">
            <text:p>812332000</text:p>
          </table:table-cell>
          <table:table-cell office:value-type="float" office:value="810292000" calcext:value-type="float">
            <text:p>810292000</text:p>
          </table:table-cell>
          <table:table-cell office:value-type="float" office:value="806567000" calcext:value-type="float">
            <text:p>806567000</text:p>
          </table:table-cell>
          <table:table-cell office:value-type="float" office:value="812423000" calcext:value-type="float">
            <text:p>812423000</text:p>
          </table:table-cell>
          <table:table-cell office:value-type="float" office:value="810279000" calcext:value-type="float">
            <text:p>810279000</text:p>
          </table:table-cell>
          <table:table-cell office:value-type="float" office:value="813014000" calcext:value-type="float">
            <text:p>813014000</text:p>
          </table:table-cell>
          <table:table-cell office:value-type="float" office:value="810868000" calcext:value-type="float">
            <text:p>810868000</text:p>
          </table:table-cell>
          <table:table-cell office:value-type="float" office:value="807032000" calcext:value-type="float">
            <text:p>807032000</text:p>
          </table:table-cell>
          <table:table-cell office:value-type="float" office:value="811320000" calcext:value-type="float">
            <text:p>811320000</text:p>
          </table:table-cell>
          <table:table-cell office:value-type="float" office:value="814591000" calcext:value-type="float">
            <text:p>814591000</text:p>
          </table:table-cell>
          <table:table-cell office:value-type="float" office:value="810331000" calcext:value-type="float">
            <text:p>810331000</text:p>
          </table:table-cell>
          <table:table-cell office:value-type="float" office:value="808987000" calcext:value-type="float">
            <text:p>808987000</text:p>
          </table:table-cell>
          <table:table-cell office:value-type="float" office:value="812447000" calcext:value-type="float">
            <text:p>812447000</text:p>
          </table:table-cell>
          <table:table-cell office:value-type="float" office:value="812744000" calcext:value-type="float">
            <text:p>812744000</text:p>
          </table:table-cell>
          <table:table-cell office:value-type="float" office:value="811321000" calcext:value-type="float">
            <text:p>811321000</text:p>
          </table:table-cell>
          <table:table-cell office:value-type="float" office:value="810897000" calcext:value-type="float">
            <text:p>810897000</text:p>
          </table:table-cell>
          <table:table-cell office:value-type="float" office:value="809385000" calcext:value-type="float">
            <text:p>809385000</text:p>
          </table:table-cell>
          <table:table-cell office:value-type="float" office:value="810985000" calcext:value-type="float">
            <text:p>810985000</text:p>
          </table:table-cell>
          <table:table-cell office:value-type="float" office:value="808514000" calcext:value-type="float">
            <text:p>808514000</text:p>
          </table:table-cell>
          <table:table-cell office:value-type="float" office:value="813631000" calcext:value-type="float">
            <text:p>813631000</text:p>
          </table:table-cell>
          <table:table-cell office:value-type="float" office:value="810270000" calcext:value-type="float">
            <text:p>810270000</text:p>
          </table:table-cell>
          <table:table-cell office:value-type="float" office:value="806353000" calcext:value-type="float">
            <text:p>806353000</text:p>
          </table:table-cell>
          <table:table-cell office:value-type="float" office:value="809020000" calcext:value-type="float">
            <text:p>809020000</text:p>
          </table:table-cell>
          <table:table-cell office:value-type="float" office:value="810631000" calcext:value-type="float">
            <text:p>810631000</text:p>
          </table:table-cell>
          <table:table-cell office:value-type="float" office:value="812257000" calcext:value-type="float">
            <text:p>812257000</text:p>
          </table:table-cell>
          <table:table-cell office:value-type="float" office:value="811037000" calcext:value-type="float">
            <text:p>811037000</text:p>
          </table:table-cell>
          <table:table-cell office:value-type="float" office:value="813120000" calcext:value-type="float">
            <text:p>813120000</text:p>
          </table:table-cell>
          <table:table-cell office:value-type="float" office:value="811294000" calcext:value-type="float">
            <text:p>811294000</text:p>
          </table:table-cell>
          <table:table-cell office:value-type="float" office:value="808740000" calcext:value-type="float">
            <text:p>808740000</text:p>
          </table:table-cell>
          <table:table-cell office:value-type="float" office:value="813356000" calcext:value-type="float">
            <text:p>813356000</text:p>
          </table:table-cell>
          <table:table-cell office:value-type="float" office:value="810582000" calcext:value-type="float">
            <text:p>810582000</text:p>
          </table:table-cell>
          <table:table-cell office:value-type="float" office:value="810300000" calcext:value-type="float">
            <text:p>810300000</text:p>
          </table:table-cell>
          <table:table-cell office:value-type="float" office:value="808531000" calcext:value-type="float">
            <text:p>808531000</text:p>
          </table:table-cell>
          <table:table-cell office:value-type="float" office:value="810579000" calcext:value-type="float">
            <text:p>810579000</text:p>
          </table:table-cell>
          <table:table-cell office:value-type="float" office:value="809023000" calcext:value-type="float">
            <text:p>809023000</text:p>
          </table:table-cell>
          <table:table-cell office:value-type="float" office:value="812968000" calcext:value-type="float">
            <text:p>812968000</text:p>
          </table:table-cell>
          <table:table-cell office:value-type="float" office:value="810888000" calcext:value-type="float">
            <text:p>810888000</text:p>
          </table:table-cell>
          <table:table-cell office:value-type="float" office:value="811224000" calcext:value-type="float">
            <text:p>811224000</text:p>
          </table:table-cell>
          <table:table-cell office:value-type="float" office:value="808945000" calcext:value-type="float">
            <text:p>808945000</text:p>
          </table:table-cell>
          <table:table-cell office:value-type="float" office:value="811441000" calcext:value-type="float">
            <text:p>811441000</text:p>
          </table:table-cell>
          <table:table-cell office:value-type="float" office:value="810058000" calcext:value-type="float">
            <text:p>810058000</text:p>
          </table:table-cell>
          <table:table-cell office:value-type="float" office:value="810609000" calcext:value-type="float">
            <text:p>810609000</text:p>
          </table:table-cell>
          <table:table-cell office:value-type="float" office:value="807615000" calcext:value-type="float">
            <text:p>807615000</text:p>
          </table:table-cell>
          <table:table-cell office:value-type="float" office:value="807901000" calcext:value-type="float">
            <text:p>807901000</text:p>
          </table:table-cell>
          <table:table-cell office:value-type="float" office:value="812796000" calcext:value-type="float">
            <text:p>812796000</text:p>
          </table:table-cell>
          <table:table-cell office:value-type="float" office:value="809920000" calcext:value-type="float">
            <text:p>809920000</text:p>
          </table:table-cell>
          <table:table-cell office:value-type="float" office:value="810124000" calcext:value-type="float">
            <text:p>810124000</text:p>
          </table:table-cell>
          <table:table-cell office:value-type="float" office:value="812405000" calcext:value-type="float">
            <text:p>812405000</text:p>
          </table:table-cell>
          <table:table-cell office:value-type="float" office:value="810939000" calcext:value-type="float">
            <text:p>810939000</text:p>
          </table:table-cell>
          <table:table-cell office:value-type="float" office:value="810263000" calcext:value-type="float">
            <text:p>810263000</text:p>
          </table:table-cell>
          <table:table-cell office:value-type="float" office:value="822408000" calcext:value-type="float">
            <text:p>822408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3:53:43.433794792</dc:date>
    <meta:editing-duration>PT7M4S</meta:editing-duration>
    <meta:editing-cycles>2</meta:editing-cycles>
    <meta:generator>LibreOffice/5.1.6.2$Linux_X86_64 LibreOffice_project/10m0$Build-2</meta:generator>
    <meta:document-statistic meta:table-count="1" meta:cell-count="40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93cm" svg:height="17.797cm" xlink:href=".." xlink:type="simple" chart:class="chart:line" chart:style-name="ch1">
        <chart:title svg:x="11.098cm" svg:y="0.491cm" chart:style-name="ch2">
          <text:p>zuck_small population diversity tests</text:p>
        </chart:title>
        <chart:legend chart:legend-position="end" svg:x="26.709cm" svg:y="7.852cm" style:legend-expansion="high" chart:style-name="ch3"/>
        <chart:plot-area chart:style-name="ch4" table:cell-range-address="zuck_small_1step.A4:zuck_small_1step.ALZ7" chart:data-source-has-labels="column" svg:x="1.604cm" svg:y="1.625cm" svg:width="24.512cm" svg:height="14.836cm">
          <chartooo:coordinate-region svg:x="3.522cm" svg:y="1.625cm" svg:width="22.594cm" svg:height="13.583cm"/>
          <chart:axis chart:dimension="x" chart:name="primary-x" chart:style-name="ch5">
            <chart:title svg:x="13.221cm" svg:y="16.816cm" chart:style-name="ch6">
              <text:p>iteration</text:p>
            </chart:title>
          </chart:axis>
          <chart:axis chart:dimension="y" chart:name="primary-y" chart:style-name="ch5">
            <chart:title svg:x="0.451cm" svg:y="10.185cm" chart:style-name="ch7">
              <text:p>objective value</text:p>
            </chart:title>
            <chart:grid chart:style-name="ch8" chart:class="major"/>
          </chart:axis>
          <chart:series chart:style-name="ch9" chart:values-cell-range-address="zuck_small_1step.B4:zuck_small_1step.ALZ4" chart:label-cell-address="zuck_small_1step.A4:zuck_small_1step.A4" chart:class="chart:line">
            <chart:data-point chart:repeated="1013"/>
          </chart:series>
          <chart:series chart:style-name="ch10" chart:values-cell-range-address="zuck_small_1step.B5:zuck_small_1step.ALZ5" chart:label-cell-address="zuck_small_1step.A5:zuck_small_1step.A5" chart:class="chart:line">
            <chart:data-point chart:repeated="1013"/>
          </chart:series>
          <chart:series chart:style-name="ch11" chart:values-cell-range-address="zuck_small_1step.B6:zuck_small_1step.ALZ6" chart:label-cell-address="zuck_small_1step.A6:zuck_small_1step.A6" chart:class="chart:line">
            <chart:data-point chart:repeated="1013"/>
          </chart:series>
          <chart:series chart:style-name="ch12" chart:values-cell-range-address="zuck_small_1step.B7:zuck_small_1step.ALZ7" chart:label-cell-address="zuck_small_1step.A7:zuck_small_1step.A7" chart:class="chart:line">
            <chart:data-point chart:repeated="10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</table:table-row>
          </table:table-header-rows>
          <table:table-rows>
            <table:table-row>
              <table:table-cell office:value-type="string">
                <text:p>1 swap</text:p>
                <draw:g>
                  <svg:desc>zuck_small_1step.A4:zuck_small_1step.A4</svg:desc>
                </draw:g>
              </table:table-cell>
              <table:table-cell office:value-type="float" office:value="775284000">
                <text:p>775284000</text:p>
                <draw:g>
                  <svg:desc>zuck_small_1step.B4:zuck_small_1step.ALZ4</svg:desc>
                </draw:g>
              </table:table-cell>
              <table:table-cell office:value-type="float" office:value="775287000">
                <text:p>775287000</text:p>
              </table:table-cell>
              <table:table-cell office:value-type="float" office:value="775187000">
                <text:p>775187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272000">
                <text:p>775272000</text:p>
              </table:table-cell>
              <table:table-cell office:value-type="float" office:value="775277000">
                <text:p>775277000</text:p>
              </table:table-cell>
              <table:table-cell office:value-type="float" office:value="775109000">
                <text:p>775109000</text:p>
              </table:table-cell>
              <table:table-cell office:value-type="float" office:value="774952000">
                <text:p>774952000</text:p>
              </table:table-cell>
              <table:table-cell office:value-type="float" office:value="775279000">
                <text:p>775279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233000">
                <text:p>775233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337000">
                <text:p>775337000</text:p>
              </table:table-cell>
              <table:table-cell office:value-type="float" office:value="775272000">
                <text:p>775272000</text:p>
              </table:table-cell>
              <table:table-cell office:value-type="float" office:value="775289000">
                <text:p>775289000</text:p>
              </table:table-cell>
              <table:table-cell office:value-type="float" office:value="774920000">
                <text:p>774920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5280000">
                <text:p>775280000</text:p>
              </table:table-cell>
              <table:table-cell office:value-type="float" office:value="775239000">
                <text:p>775239000</text:p>
              </table:table-cell>
              <table:table-cell office:value-type="float" office:value="774947000">
                <text:p>774947000</text:p>
              </table:table-cell>
              <table:table-cell office:value-type="float" office:value="775275000">
                <text:p>775275000</text:p>
              </table:table-cell>
              <table:table-cell office:value-type="float" office:value="775279000">
                <text:p>775279000</text:p>
              </table:table-cell>
              <table:table-cell office:value-type="float" office:value="775001000">
                <text:p>775001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279000">
                <text:p>775279000</text:p>
              </table:table-cell>
              <table:table-cell office:value-type="float" office:value="775267000">
                <text:p>775267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241000">
                <text:p>775241000</text:p>
              </table:table-cell>
              <table:table-cell office:value-type="float" office:value="775220000">
                <text:p>775220000</text:p>
              </table:table-cell>
              <table:table-cell office:value-type="float" office:value="775098000">
                <text:p>775098000</text:p>
              </table:table-cell>
              <table:table-cell office:value-type="float" office:value="775251000">
                <text:p>775251000</text:p>
              </table:table-cell>
              <table:table-cell office:value-type="float" office:value="775272000">
                <text:p>775272000</text:p>
              </table:table-cell>
              <table:table-cell office:value-type="float" office:value="774974000">
                <text:p>774974000</text:p>
              </table:table-cell>
              <table:table-cell office:value-type="float" office:value="774994000">
                <text:p>774994000</text:p>
              </table:table-cell>
              <table:table-cell office:value-type="float" office:value="775495000">
                <text:p>775495000</text:p>
              </table:table-cell>
              <table:table-cell office:value-type="float" office:value="775276000">
                <text:p>775276000</text:p>
              </table:table-cell>
              <table:table-cell office:value-type="float" office:value="774883000">
                <text:p>774883000</text:p>
              </table:table-cell>
              <table:table-cell office:value-type="float" office:value="774945000">
                <text:p>774945000</text:p>
              </table:table-cell>
              <table:table-cell office:value-type="float" office:value="775261000">
                <text:p>775261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5210000">
                <text:p>775210000</text:p>
              </table:table-cell>
              <table:table-cell office:value-type="float" office:value="775258000">
                <text:p>775258000</text:p>
              </table:table-cell>
              <table:table-cell office:value-type="float" office:value="774977000">
                <text:p>774977000</text:p>
              </table:table-cell>
              <table:table-cell office:value-type="float" office:value="775279000">
                <text:p>775279000</text:p>
              </table:table-cell>
              <table:table-cell office:value-type="float" office:value="775276000">
                <text:p>775276000</text:p>
              </table:table-cell>
              <table:table-cell office:value-type="float" office:value="775263000">
                <text:p>775263000</text:p>
              </table:table-cell>
              <table:table-cell office:value-type="float" office:value="775272000">
                <text:p>775272000</text:p>
              </table:table-cell>
              <table:table-cell office:value-type="float" office:value="775097000">
                <text:p>775097000</text:p>
              </table:table-cell>
              <table:table-cell office:value-type="float" office:value="775275000">
                <text:p>775275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280000">
                <text:p>775280000</text:p>
              </table:table-cell>
              <table:table-cell office:value-type="float" office:value="775224000">
                <text:p>775224000</text:p>
              </table:table-cell>
              <table:table-cell office:value-type="float" office:value="775240000">
                <text:p>775240000</text:p>
              </table:table-cell>
              <table:table-cell office:value-type="float" office:value="775274000">
                <text:p>775274000</text:p>
              </table:table-cell>
              <table:table-cell office:value-type="float" office:value="775285000">
                <text:p>775285000</text:p>
              </table:table-cell>
              <table:table-cell office:value-type="float" office:value="775269000">
                <text:p>775269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200000">
                <text:p>775200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153000">
                <text:p>775153000</text:p>
              </table:table-cell>
              <table:table-cell office:value-type="float" office:value="775245000">
                <text:p>775245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274000">
                <text:p>775274000</text:p>
              </table:table-cell>
              <table:table-cell office:value-type="float" office:value="775188000">
                <text:p>775188000</text:p>
              </table:table-cell>
              <table:table-cell office:value-type="float" office:value="774197000">
                <text:p>774197000</text:p>
              </table:table-cell>
              <table:table-cell office:value-type="float" office:value="775239000">
                <text:p>775239000</text:p>
              </table:table-cell>
              <table:table-cell office:value-type="float" office:value="774850000">
                <text:p>774850000</text:p>
              </table:table-cell>
              <table:table-cell office:value-type="float" office:value="775367000">
                <text:p>775367000</text:p>
              </table:table-cell>
              <table:table-cell office:value-type="float" office:value="775277000">
                <text:p>775277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260000">
                <text:p>775260000</text:p>
              </table:table-cell>
              <table:table-cell office:value-type="float" office:value="775378000">
                <text:p>775378000</text:p>
              </table:table-cell>
              <table:table-cell office:value-type="float" office:value="775272000">
                <text:p>775272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281000">
                <text:p>775281000</text:p>
              </table:table-cell>
              <table:table-cell office:value-type="float" office:value="774873000">
                <text:p>774873000</text:p>
              </table:table-cell>
              <table:table-cell office:value-type="float" office:value="775279000">
                <text:p>775279000</text:p>
              </table:table-cell>
              <table:table-cell office:value-type="float" office:value="775259000">
                <text:p>775259000</text:p>
              </table:table-cell>
              <table:table-cell office:value-type="float" office:value="775265000">
                <text:p>775265000</text:p>
              </table:table-cell>
              <table:table-cell office:value-type="float" office:value="775159000">
                <text:p>775159000</text:p>
              </table:table-cell>
              <table:table-cell office:value-type="float" office:value="775421000">
                <text:p>775421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4744000">
                <text:p>774744000</text:p>
              </table:table-cell>
              <table:table-cell office:value-type="float" office:value="775262000">
                <text:p>775262000</text:p>
              </table:table-cell>
              <table:table-cell office:value-type="float" office:value="775288000">
                <text:p>775288000</text:p>
              </table:table-cell>
              <table:table-cell office:value-type="float" office:value="775248000">
                <text:p>775248000</text:p>
              </table:table-cell>
              <table:table-cell office:value-type="float" office:value="774643000">
                <text:p>774643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3962000">
                <text:p>773962000</text:p>
              </table:table-cell>
              <table:table-cell office:value-type="float" office:value="775256000">
                <text:p>775256000</text:p>
              </table:table-cell>
              <table:table-cell office:value-type="float" office:value="775153000">
                <text:p>775153000</text:p>
              </table:table-cell>
              <table:table-cell office:value-type="float" office:value="775337000">
                <text:p>775337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5288000">
                <text:p>775288000</text:p>
              </table:table-cell>
              <table:table-cell office:value-type="float" office:value="774764000">
                <text:p>774764000</text:p>
              </table:table-cell>
              <table:table-cell office:value-type="float" office:value="775249000">
                <text:p>775249000</text:p>
              </table:table-cell>
              <table:table-cell office:value-type="float" office:value="775274000">
                <text:p>775274000</text:p>
              </table:table-cell>
              <table:table-cell office:value-type="float" office:value="774978000">
                <text:p>774978000</text:p>
              </table:table-cell>
              <table:table-cell office:value-type="float" office:value="774978000">
                <text:p>774978000</text:p>
              </table:table-cell>
              <table:table-cell office:value-type="float" office:value="774173000">
                <text:p>774173000</text:p>
              </table:table-cell>
              <table:table-cell office:value-type="float" office:value="775278000">
                <text:p>775278000</text:p>
              </table:table-cell>
              <table:table-cell office:value-type="float" office:value="774637000">
                <text:p>774637000</text:p>
              </table:table-cell>
              <table:table-cell office:value-type="float" office:value="775274000">
                <text:p>775274000</text:p>
              </table:table-cell>
              <table:table-cell office:value-type="float" office:value="775278000">
                <text:p>775278000</text:p>
              </table:table-cell>
              <table:table-cell office:value-type="float" office:value="775283000">
                <text:p>775283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000000">
                <text:p>775000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5265000">
                <text:p>775265000</text:p>
              </table:table-cell>
              <table:table-cell office:value-type="float" office:value="775266000">
                <text:p>775266000</text:p>
              </table:table-cell>
              <table:table-cell office:value-type="float" office:value="775269000">
                <text:p>775269000</text:p>
              </table:table-cell>
              <table:table-cell office:value-type="float" office:value="775295000">
                <text:p>775295000</text:p>
              </table:table-cell>
              <table:table-cell office:value-type="float" office:value="774697000">
                <text:p>774697000</text:p>
              </table:table-cell>
              <table:table-cell office:value-type="float" office:value="775240000">
                <text:p>775240000</text:p>
              </table:table-cell>
              <table:table-cell office:value-type="float" office:value="775240000">
                <text:p>775240000</text:p>
              </table:table-cell>
              <table:table-cell office:value-type="float" office:value="775212000">
                <text:p>775212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5277000">
                <text:p>775277000</text:p>
              </table:table-cell>
              <table:table-cell office:value-type="float" office:value="775240000">
                <text:p>775240000</text:p>
              </table:table-cell>
              <table:table-cell office:value-type="float" office:value="775312000">
                <text:p>775312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326000">
                <text:p>775326000</text:p>
              </table:table-cell>
              <table:table-cell office:value-type="float" office:value="775087000">
                <text:p>775087000</text:p>
              </table:table-cell>
              <table:table-cell office:value-type="float" office:value="775276000">
                <text:p>775276000</text:p>
              </table:table-cell>
              <table:table-cell office:value-type="float" office:value="775272000">
                <text:p>775272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096000">
                <text:p>775096000</text:p>
              </table:table-cell>
              <table:table-cell office:value-type="float" office:value="775263000">
                <text:p>775263000</text:p>
              </table:table-cell>
              <table:table-cell office:value-type="float" office:value="775272000">
                <text:p>775272000</text:p>
              </table:table-cell>
              <table:table-cell office:value-type="float" office:value="775269000">
                <text:p>775269000</text:p>
              </table:table-cell>
              <table:table-cell office:value-type="float" office:value="775276000">
                <text:p>775276000</text:p>
              </table:table-cell>
              <table:table-cell office:value-type="float" office:value="775268000">
                <text:p>775268000</text:p>
              </table:table-cell>
              <table:table-cell office:value-type="float" office:value="775269000">
                <text:p>775269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279000">
                <text:p>775279000</text:p>
              </table:table-cell>
              <table:table-cell office:value-type="float" office:value="775143000">
                <text:p>775143000</text:p>
              </table:table-cell>
              <table:table-cell office:value-type="float" office:value="775242000">
                <text:p>775242000</text:p>
              </table:table-cell>
              <table:table-cell office:value-type="float" office:value="774814000">
                <text:p>774814000</text:p>
              </table:table-cell>
              <table:table-cell office:value-type="float" office:value="775262000">
                <text:p>775262000</text:p>
              </table:table-cell>
              <table:table-cell office:value-type="float" office:value="774535000">
                <text:p>774535000</text:p>
              </table:table-cell>
              <table:table-cell office:value-type="float" office:value="775272000">
                <text:p>775272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5276000">
                <text:p>775276000</text:p>
              </table:table-cell>
              <table:table-cell office:value-type="float" office:value="775194000">
                <text:p>775194000</text:p>
              </table:table-cell>
              <table:table-cell office:value-type="float" office:value="775359000">
                <text:p>775359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062000">
                <text:p>775062000</text:p>
              </table:table-cell>
              <table:table-cell office:value-type="float" office:value="775277000">
                <text:p>775277000</text:p>
              </table:table-cell>
              <table:table-cell office:value-type="float" office:value="775256000">
                <text:p>775256000</text:p>
              </table:table-cell>
              <table:table-cell office:value-type="float" office:value="775261000">
                <text:p>775261000</text:p>
              </table:table-cell>
              <table:table-cell office:value-type="float" office:value="775279000">
                <text:p>775279000</text:p>
              </table:table-cell>
              <table:table-cell office:value-type="float" office:value="775348000">
                <text:p>775348000</text:p>
              </table:table-cell>
              <table:table-cell office:value-type="float" office:value="775351000">
                <text:p>775351000</text:p>
              </table:table-cell>
              <table:table-cell office:value-type="float" office:value="775287000">
                <text:p>775287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279000">
                <text:p>775279000</text:p>
              </table:table-cell>
              <table:table-cell office:value-type="float" office:value="775334000">
                <text:p>775334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5324000">
                <text:p>775324000</text:p>
              </table:table-cell>
              <table:table-cell office:value-type="float" office:value="775283000">
                <text:p>775283000</text:p>
              </table:table-cell>
              <table:table-cell office:value-type="float" office:value="775132000">
                <text:p>775132000</text:p>
              </table:table-cell>
              <table:table-cell office:value-type="float" office:value="775331000">
                <text:p>775331000</text:p>
              </table:table-cell>
              <table:table-cell office:value-type="float" office:value="775221000">
                <text:p>775221000</text:p>
              </table:table-cell>
              <table:table-cell office:value-type="float" office:value="775197000">
                <text:p>775197000</text:p>
              </table:table-cell>
              <table:table-cell office:value-type="float" office:value="775265000">
                <text:p>775265000</text:p>
              </table:table-cell>
              <table:table-cell office:value-type="float" office:value="775276000">
                <text:p>775276000</text:p>
              </table:table-cell>
              <table:table-cell office:value-type="float" office:value="775284000">
                <text:p>775284000</text:p>
              </table:table-cell>
              <table:table-cell office:value-type="float" office:value="775235000">
                <text:p>775235000</text:p>
              </table:table-cell>
              <table:table-cell office:value-type="float" office:value="775227000">
                <text:p>775227000</text:p>
              </table:table-cell>
              <table:table-cell office:value-type="float" office:value="775018000">
                <text:p>775018000</text:p>
              </table:table-cell>
              <table:table-cell office:value-type="float" office:value="775269000">
                <text:p>775269000</text:p>
              </table:table-cell>
              <table:table-cell office:value-type="float" office:value="775274000">
                <text:p>775274000</text:p>
              </table:table-cell>
              <table:table-cell office:value-type="float" office:value="775260000">
                <text:p>775260000</text:p>
              </table:table-cell>
              <table:table-cell office:value-type="float" office:value="775260000">
                <text:p>775260000</text:p>
              </table:table-cell>
              <table:table-cell office:value-type="float" office:value="774807000">
                <text:p>774807000</text:p>
              </table:table-cell>
              <table:table-cell office:value-type="float" office:value="775167000">
                <text:p>775167000</text:p>
              </table:table-cell>
              <table:table-cell office:value-type="float" office:value="775278000">
                <text:p>775278000</text:p>
              </table:table-cell>
              <table:table-cell office:value-type="float" office:value="775271000">
                <text:p>775271000</text:p>
              </table:table-cell>
              <table:table-cell office:value-type="float" office:value="775256000">
                <text:p>775256000</text:p>
              </table:table-cell>
              <table:table-cell office:value-type="float" office:value="775274000">
                <text:p>775274000</text:p>
              </table:table-cell>
              <table:table-cell office:value-type="float" office:value="775268000">
                <text:p>775268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270000">
                <text:p>775270000</text:p>
              </table:table-cell>
              <table:table-cell office:value-type="float" office:value="775273000">
                <text:p>775273000</text:p>
              </table:table-cell>
              <table:table-cell office:value-type="float" office:value="775267000">
                <text:p>775267000</text:p>
              </table:table-cell>
              <table:table-cell office:value-type="float" office:value="775275000">
                <text:p>775275000</text:p>
              </table:table-cell>
              <table:table-cell office:value-type="float" office:value="775268000">
                <text:p>775268000</text:p>
              </table:table-cell>
              <table:table-cell office:value-type="float" office:value="775282000">
                <text:p>775282000</text:p>
              </table:table-cell>
              <table:table-cell office:value-type="float" office:value="775274000">
                <text:p>775274000</text:p>
              </table:table-cell>
              <table:table-cell office:value-type="float" office:value="775276000">
                <text:p>775276000</text:p>
              </table:table-cell>
              <table:table-cell office:value-type="float" office:value="775227000">
                <text:p>775227000</text:p>
              </table:table-cell>
              <table:table-cell office:value-type="float" office:value="775261000">
                <text:p>775261000</text:p>
              </table:table-cell>
              <table:table-cell office:value-type="float" office:value="775274000">
                <text:p>775274000</text:p>
              </table:table-cell>
              <table:table-cell office:value-type="float" office:value="775142000">
                <text:p>775142000</text:p>
              </table:table-cell>
              <table:table-cell office:value-type="float" office:value="775019000">
                <text:p>775019000</text:p>
              </table:table-cell>
              <table:table-cell office:value-type="float" office:value="775372000">
                <text:p>775372000</text:p>
              </table:table-cell>
              <table:table-cell office:value-type="float" office:value="775418000">
                <text:p>775418000</text:p>
              </table:table-cell>
              <table:table-cell office:value-type="float" office:value="775217000">
                <text:p>775217000</text:p>
              </table:table-cell>
              <table:table-cell office:value-type="float" office:value="775289000">
                <text:p>775289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716000">
                <text:p>791716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422000">
                <text:p>791422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406000">
                <text:p>791406000</text:p>
              </table:table-cell>
              <table:table-cell office:value-type="float" office:value="791554000">
                <text:p>791554000</text:p>
              </table:table-cell>
              <table:table-cell office:value-type="float" office:value="791697000">
                <text:p>791697000</text:p>
              </table:table-cell>
              <table:table-cell office:value-type="float" office:value="791717000">
                <text:p>791717000</text:p>
              </table:table-cell>
              <table:table-cell office:value-type="float" office:value="791719000">
                <text:p>791719000</text:p>
              </table:table-cell>
              <table:table-cell office:value-type="float" office:value="791719000">
                <text:p>791719000</text:p>
              </table:table-cell>
              <table:table-cell office:value-type="float" office:value="791701000">
                <text:p>791701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693000">
                <text:p>791693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521000">
                <text:p>791521000</text:p>
              </table:table-cell>
              <table:table-cell office:value-type="float" office:value="791707000">
                <text:p>791707000</text:p>
              </table:table-cell>
              <table:table-cell office:value-type="float" office:value="791722000">
                <text:p>791722000</text:p>
              </table:table-cell>
              <table:table-cell office:value-type="float" office:value="791606000">
                <text:p>791606000</text:p>
              </table:table-cell>
              <table:table-cell office:value-type="float" office:value="791713000">
                <text:p>791713000</text:p>
              </table:table-cell>
              <table:table-cell office:value-type="float" office:value="791716000">
                <text:p>791716000</text:p>
              </table:table-cell>
              <table:table-cell office:value-type="float" office:value="791455000">
                <text:p>791455000</text:p>
              </table:table-cell>
              <table:table-cell office:value-type="float" office:value="791653000">
                <text:p>791653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207000">
                <text:p>791207000</text:p>
              </table:table-cell>
              <table:table-cell office:value-type="float" office:value="791525000">
                <text:p>791525000</text:p>
              </table:table-cell>
              <table:table-cell office:value-type="float" office:value="791737000">
                <text:p>791737000</text:p>
              </table:table-cell>
              <table:table-cell office:value-type="float" office:value="791720000">
                <text:p>791720000</text:p>
              </table:table-cell>
              <table:table-cell office:value-type="float" office:value="791719000">
                <text:p>791719000</text:p>
              </table:table-cell>
              <table:table-cell office:value-type="float" office:value="791686000">
                <text:p>791686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20000">
                <text:p>791720000</text:p>
              </table:table-cell>
              <table:table-cell office:value-type="float" office:value="791724000">
                <text:p>791724000</text:p>
              </table:table-cell>
              <table:table-cell office:value-type="float" office:value="791473000">
                <text:p>791473000</text:p>
              </table:table-cell>
              <table:table-cell office:value-type="float" office:value="791601000">
                <text:p>791601000</text:p>
              </table:table-cell>
              <table:table-cell office:value-type="float" office:value="791678000">
                <text:p>791678000</text:p>
              </table:table-cell>
              <table:table-cell office:value-type="float" office:value="790506000">
                <text:p>790506000</text:p>
              </table:table-cell>
              <table:table-cell office:value-type="float" office:value="791710000">
                <text:p>791710000</text:p>
              </table:table-cell>
              <table:table-cell office:value-type="float" office:value="791581000">
                <text:p>791581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19000">
                <text:p>791719000</text:p>
              </table:table-cell>
              <table:table-cell office:value-type="float" office:value="791697000">
                <text:p>791697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718000">
                <text:p>791718000</text:p>
              </table:table-cell>
              <table:table-cell office:value-type="float" office:value="791714000">
                <text:p>791714000</text:p>
              </table:table-cell>
              <table:table-cell office:value-type="float" office:value="791736000">
                <text:p>791736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692000">
                <text:p>791692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678000">
                <text:p>791678000</text:p>
              </table:table-cell>
              <table:table-cell office:value-type="float" office:value="791720000">
                <text:p>791720000</text:p>
              </table:table-cell>
              <table:table-cell office:value-type="float" office:value="791529000">
                <text:p>791529000</text:p>
              </table:table-cell>
              <table:table-cell office:value-type="float" office:value="791692000">
                <text:p>791692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718000">
                <text:p>791718000</text:p>
              </table:table-cell>
              <table:table-cell office:value-type="float" office:value="791505000">
                <text:p>791505000</text:p>
              </table:table-cell>
              <table:table-cell office:value-type="float" office:value="791714000">
                <text:p>791714000</text:p>
              </table:table-cell>
              <table:table-cell office:value-type="float" office:value="791738000">
                <text:p>791738000</text:p>
              </table:table-cell>
              <table:table-cell office:value-type="float" office:value="791710000">
                <text:p>791710000</text:p>
              </table:table-cell>
              <table:table-cell office:value-type="float" office:value="791613000">
                <text:p>791613000</text:p>
              </table:table-cell>
              <table:table-cell office:value-type="float" office:value="791720000">
                <text:p>791720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352000">
                <text:p>791352000</text:p>
              </table:table-cell>
              <table:table-cell office:value-type="float" office:value="791716000">
                <text:p>791716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848000">
                <text:p>791848000</text:p>
              </table:table-cell>
              <table:table-cell office:value-type="float" office:value="791634000">
                <text:p>791634000</text:p>
              </table:table-cell>
              <table:table-cell office:value-type="float" office:value="791134000">
                <text:p>791134000</text:p>
              </table:table-cell>
              <table:table-cell office:value-type="float" office:value="791719000">
                <text:p>791719000</text:p>
              </table:table-cell>
              <table:table-cell office:value-type="float" office:value="792051000">
                <text:p>792051000</text:p>
              </table:table-cell>
              <table:table-cell office:value-type="float" office:value="791732000">
                <text:p>791732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517000">
                <text:p>791517000</text:p>
              </table:table-cell>
              <table:table-cell office:value-type="float" office:value="791579000">
                <text:p>791579000</text:p>
              </table:table-cell>
              <table:table-cell office:value-type="float" office:value="791589000">
                <text:p>791589000</text:p>
              </table:table-cell>
              <table:table-cell office:value-type="float" office:value="791696000">
                <text:p>791696000</text:p>
              </table:table-cell>
              <table:table-cell office:value-type="float" office:value="791719000">
                <text:p>791719000</text:p>
              </table:table-cell>
              <table:table-cell office:value-type="float" office:value="791717000">
                <text:p>791717000</text:p>
              </table:table-cell>
              <table:table-cell office:value-type="float" office:value="791711000">
                <text:p>791711000</text:p>
              </table:table-cell>
              <table:table-cell office:value-type="float" office:value="791723000">
                <text:p>791723000</text:p>
              </table:table-cell>
              <table:table-cell office:value-type="float" office:value="792085000">
                <text:p>792085000</text:p>
              </table:table-cell>
              <table:table-cell office:value-type="float" office:value="791732000">
                <text:p>791732000</text:p>
              </table:table-cell>
              <table:table-cell office:value-type="float" office:value="791717000">
                <text:p>791717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396000">
                <text:p>791396000</text:p>
              </table:table-cell>
              <table:table-cell office:value-type="float" office:value="791689000">
                <text:p>791689000</text:p>
              </table:table-cell>
              <table:table-cell office:value-type="float" office:value="791673000">
                <text:p>791673000</text:p>
              </table:table-cell>
              <table:table-cell office:value-type="float" office:value="791726000">
                <text:p>791726000</text:p>
              </table:table-cell>
              <table:table-cell office:value-type="float" office:value="791709000">
                <text:p>791709000</text:p>
              </table:table-cell>
              <table:table-cell office:value-type="float" office:value="791718000">
                <text:p>791718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709000">
                <text:p>791709000</text:p>
              </table:table-cell>
              <table:table-cell office:value-type="float" office:value="791104000">
                <text:p>791104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713000">
                <text:p>791713000</text:p>
              </table:table-cell>
              <table:table-cell office:value-type="float" office:value="791530000">
                <text:p>791530000</text:p>
              </table:table-cell>
              <table:table-cell office:value-type="float" office:value="791625000">
                <text:p>791625000</text:p>
              </table:table-cell>
              <table:table-cell office:value-type="float" office:value="791717000">
                <text:p>791717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796000">
                <text:p>791796000</text:p>
              </table:table-cell>
              <table:table-cell office:value-type="float" office:value="791720000">
                <text:p>791720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722000">
                <text:p>791722000</text:p>
              </table:table-cell>
              <table:table-cell office:value-type="float" office:value="791714000">
                <text:p>791714000</text:p>
              </table:table-cell>
              <table:table-cell office:value-type="float" office:value="791499000">
                <text:p>791499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539000">
                <text:p>791539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713000">
                <text:p>791713000</text:p>
              </table:table-cell>
              <table:table-cell office:value-type="float" office:value="791716000">
                <text:p>791716000</text:p>
              </table:table-cell>
              <table:table-cell office:value-type="float" office:value="791684000">
                <text:p>791684000</text:p>
              </table:table-cell>
              <table:table-cell office:value-type="float" office:value="791718000">
                <text:p>791718000</text:p>
              </table:table-cell>
              <table:table-cell office:value-type="float" office:value="791494000">
                <text:p>791494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716000">
                <text:p>791716000</text:p>
              </table:table-cell>
              <table:table-cell office:value-type="float" office:value="791725000">
                <text:p>791725000</text:p>
              </table:table-cell>
              <table:table-cell office:value-type="float" office:value="791678000">
                <text:p>791678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14000">
                <text:p>791714000</text:p>
              </table:table-cell>
              <table:table-cell office:value-type="float" office:value="791717000">
                <text:p>791717000</text:p>
              </table:table-cell>
              <table:table-cell office:value-type="float" office:value="791152000">
                <text:p>791152000</text:p>
              </table:table-cell>
              <table:table-cell office:value-type="float" office:value="791176000">
                <text:p>791176000</text:p>
              </table:table-cell>
              <table:table-cell office:value-type="float" office:value="791722000">
                <text:p>791722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584000">
                <text:p>791584000</text:p>
              </table:table-cell>
              <table:table-cell office:value-type="float" office:value="791704000">
                <text:p>791704000</text:p>
              </table:table-cell>
              <table:table-cell office:value-type="float" office:value="791658000">
                <text:p>791658000</text:p>
              </table:table-cell>
              <table:table-cell office:value-type="float" office:value="791695000">
                <text:p>791695000</text:p>
              </table:table-cell>
              <table:table-cell office:value-type="float" office:value="791714000">
                <text:p>791714000</text:p>
              </table:table-cell>
              <table:table-cell office:value-type="float" office:value="791584000">
                <text:p>791584000</text:p>
              </table:table-cell>
              <table:table-cell office:value-type="float" office:value="792122000">
                <text:p>792122000</text:p>
              </table:table-cell>
              <table:table-cell office:value-type="float" office:value="791330000">
                <text:p>791330000</text:p>
              </table:table-cell>
              <table:table-cell office:value-type="float" office:value="791717000">
                <text:p>791717000</text:p>
              </table:table-cell>
              <table:table-cell office:value-type="float" office:value="791692000">
                <text:p>791692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02000">
                <text:p>791702000</text:p>
              </table:table-cell>
              <table:table-cell office:value-type="float" office:value="791186000">
                <text:p>791186000</text:p>
              </table:table-cell>
              <table:table-cell office:value-type="float" office:value="791684000">
                <text:p>791684000</text:p>
              </table:table-cell>
              <table:table-cell office:value-type="float" office:value="791706000">
                <text:p>791706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647000">
                <text:p>791647000</text:p>
              </table:table-cell>
              <table:table-cell office:value-type="float" office:value="791713000">
                <text:p>791713000</text:p>
              </table:table-cell>
              <table:table-cell office:value-type="float" office:value="791725000">
                <text:p>791725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19000">
                <text:p>791719000</text:p>
              </table:table-cell>
              <table:table-cell office:value-type="float" office:value="791716000">
                <text:p>791716000</text:p>
              </table:table-cell>
              <table:table-cell office:value-type="float" office:value="791722000">
                <text:p>791722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684000">
                <text:p>791684000</text:p>
              </table:table-cell>
              <table:table-cell office:value-type="float" office:value="791533000">
                <text:p>791533000</text:p>
              </table:table-cell>
              <table:table-cell office:value-type="float" office:value="791534000">
                <text:p>791534000</text:p>
              </table:table-cell>
              <table:table-cell office:value-type="float" office:value="791710000">
                <text:p>791710000</text:p>
              </table:table-cell>
              <table:table-cell office:value-type="float" office:value="791874000">
                <text:p>791874000</text:p>
              </table:table-cell>
              <table:table-cell office:value-type="float" office:value="791609000">
                <text:p>791609000</text:p>
              </table:table-cell>
              <table:table-cell office:value-type="float" office:value="791656000">
                <text:p>791656000</text:p>
              </table:table-cell>
              <table:table-cell office:value-type="float" office:value="791648000">
                <text:p>791648000</text:p>
              </table:table-cell>
              <table:table-cell office:value-type="float" office:value="791428000">
                <text:p>791428000</text:p>
              </table:table-cell>
              <table:table-cell office:value-type="float" office:value="791454000">
                <text:p>791454000</text:p>
              </table:table-cell>
              <table:table-cell office:value-type="float" office:value="791713000">
                <text:p>791713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08000">
                <text:p>791708000</text:p>
              </table:table-cell>
              <table:table-cell office:value-type="float" office:value="791705000">
                <text:p>791705000</text:p>
              </table:table-cell>
              <table:table-cell office:value-type="float" office:value="791520000">
                <text:p>791520000</text:p>
              </table:table-cell>
              <table:table-cell office:value-type="float" office:value="791387000">
                <text:p>791387000</text:p>
              </table:table-cell>
              <table:table-cell office:value-type="float" office:value="791722000">
                <text:p>791722000</text:p>
              </table:table-cell>
              <table:table-cell office:value-type="float" office:value="791704000">
                <text:p>791704000</text:p>
              </table:table-cell>
              <table:table-cell office:value-type="float" office:value="791719000">
                <text:p>791719000</text:p>
              </table:table-cell>
              <table:table-cell office:value-type="float" office:value="791630000">
                <text:p>791630000</text:p>
              </table:table-cell>
              <table:table-cell office:value-type="float" office:value="791717000">
                <text:p>791717000</text:p>
              </table:table-cell>
              <table:table-cell office:value-type="float" office:value="791684000">
                <text:p>791684000</text:p>
              </table:table-cell>
              <table:table-cell office:value-type="float" office:value="791684000">
                <text:p>791684000</text:p>
              </table:table-cell>
              <table:table-cell office:value-type="float" office:value="791653000">
                <text:p>791653000</text:p>
              </table:table-cell>
              <table:table-cell office:value-type="float" office:value="791606000">
                <text:p>791606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716000">
                <text:p>791716000</text:p>
              </table:table-cell>
              <table:table-cell office:value-type="float" office:value="791576000">
                <text:p>791576000</text:p>
              </table:table-cell>
              <table:table-cell office:value-type="float" office:value="791720000">
                <text:p>791720000</text:p>
              </table:table-cell>
              <table:table-cell office:value-type="float" office:value="791232000">
                <text:p>791232000</text:p>
              </table:table-cell>
              <table:table-cell office:value-type="float" office:value="791358000">
                <text:p>791358000</text:p>
              </table:table-cell>
              <table:table-cell office:value-type="float" office:value="791721000">
                <text:p>791721000</text:p>
              </table:table-cell>
              <table:table-cell office:value-type="float" office:value="791720000">
                <text:p>791720000</text:p>
              </table:table-cell>
              <table:table-cell office:value-type="float" office:value="791722000">
                <text:p>791722000</text:p>
              </table:table-cell>
              <table:table-cell office:value-type="float" office:value="791418000">
                <text:p>791418000</text:p>
              </table:table-cell>
              <table:table-cell office:value-type="float" office:value="791697000">
                <text:p>791697000</text:p>
              </table:table-cell>
              <table:table-cell office:value-type="float" office:value="791720000">
                <text:p>791720000</text:p>
              </table:table-cell>
              <table:table-cell office:value-type="float" office:value="791704000">
                <text:p>791704000</text:p>
              </table:table-cell>
              <table:table-cell office:value-type="float" office:value="791715000">
                <text:p>791715000</text:p>
              </table:table-cell>
              <table:table-cell office:value-type="float" office:value="791710000">
                <text:p>791710000</text:p>
              </table:table-cell>
              <table:table-cell office:value-type="float" office:value="791545000">
                <text:p>791545000</text:p>
              </table:table-cell>
              <table:table-cell office:value-type="float" office:value="791679000">
                <text:p>791679000</text:p>
              </table:table-cell>
              <table:table-cell office:value-type="float" office:value="804107000">
                <text:p>804107000</text:p>
              </table:table-cell>
              <table:table-cell office:value-type="float" office:value="804166000">
                <text:p>804166000</text:p>
              </table:table-cell>
              <table:table-cell office:value-type="float" office:value="804196000">
                <text:p>804196000</text:p>
              </table:table-cell>
              <table:table-cell office:value-type="float" office:value="804177000">
                <text:p>804177000</text:p>
              </table:table-cell>
              <table:table-cell office:value-type="float" office:value="804170000">
                <text:p>804170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78000">
                <text:p>804178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3904000">
                <text:p>803904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029000">
                <text:p>804029000</text:p>
              </table:table-cell>
              <table:table-cell office:value-type="float" office:value="804102000">
                <text:p>804102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68000">
                <text:p>804168000</text:p>
              </table:table-cell>
              <table:table-cell office:value-type="float" office:value="804148000">
                <text:p>804148000</text:p>
              </table:table-cell>
              <table:table-cell office:value-type="float" office:value="804148000">
                <text:p>804148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2000">
                <text:p>804172000</text:p>
              </table:table-cell>
              <table:table-cell office:value-type="float" office:value="804108000">
                <text:p>804108000</text:p>
              </table:table-cell>
              <table:table-cell office:value-type="float" office:value="804180000">
                <text:p>804180000</text:p>
              </table:table-cell>
              <table:table-cell office:value-type="float" office:value="803945000">
                <text:p>803945000</text:p>
              </table:table-cell>
              <table:table-cell office:value-type="float" office:value="804172000">
                <text:p>804172000</text:p>
              </table:table-cell>
              <table:table-cell office:value-type="float" office:value="804178000">
                <text:p>804178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58000">
                <text:p>804158000</text:p>
              </table:table-cell>
              <table:table-cell office:value-type="float" office:value="804163000">
                <text:p>804163000</text:p>
              </table:table-cell>
              <table:table-cell office:value-type="float" office:value="804131000">
                <text:p>804131000</text:p>
              </table:table-cell>
              <table:table-cell office:value-type="float" office:value="804168000">
                <text:p>804168000</text:p>
              </table:table-cell>
              <table:table-cell office:value-type="float" office:value="803930000">
                <text:p>803930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67000">
                <text:p>804167000</text:p>
              </table:table-cell>
              <table:table-cell office:value-type="float" office:value="804150000">
                <text:p>804150000</text:p>
              </table:table-cell>
              <table:table-cell office:value-type="float" office:value="804169000">
                <text:p>804169000</text:p>
              </table:table-cell>
              <table:table-cell office:value-type="float" office:value="804040000">
                <text:p>804040000</text:p>
              </table:table-cell>
              <table:table-cell office:value-type="float" office:value="803978000">
                <text:p>803978000</text:p>
              </table:table-cell>
              <table:table-cell office:value-type="float" office:value="804170000">
                <text:p>804170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015000">
                <text:p>804015000</text:p>
              </table:table-cell>
              <table:table-cell office:value-type="float" office:value="804166000">
                <text:p>804166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167000">
                <text:p>804167000</text:p>
              </table:table-cell>
              <table:table-cell office:value-type="float" office:value="804002000">
                <text:p>804002000</text:p>
              </table:table-cell>
              <table:table-cell office:value-type="float" office:value="804176000">
                <text:p>804176000</text:p>
              </table:table-cell>
              <table:table-cell office:value-type="float" office:value="803469000">
                <text:p>803469000</text:p>
              </table:table-cell>
              <table:table-cell office:value-type="float" office:value="804154000">
                <text:p>804154000</text:p>
              </table:table-cell>
              <table:table-cell office:value-type="float" office:value="804258000">
                <text:p>804258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081000">
                <text:p>804081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8000">
                <text:p>804178000</text:p>
              </table:table-cell>
              <table:table-cell office:value-type="float" office:value="803750000">
                <text:p>803750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45000">
                <text:p>804145000</text:p>
              </table:table-cell>
              <table:table-cell office:value-type="float" office:value="804087000">
                <text:p>804087000</text:p>
              </table:table-cell>
              <table:table-cell office:value-type="float" office:value="804148000">
                <text:p>804148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13000">
                <text:p>804113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68000">
                <text:p>804168000</text:p>
              </table:table-cell>
              <table:table-cell office:value-type="float" office:value="803940000">
                <text:p>803940000</text:p>
              </table:table-cell>
              <table:table-cell office:value-type="float" office:value="804178000">
                <text:p>804178000</text:p>
              </table:table-cell>
              <table:table-cell office:value-type="float" office:value="804088000">
                <text:p>804088000</text:p>
              </table:table-cell>
              <table:table-cell office:value-type="float" office:value="804137000">
                <text:p>804137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0000">
                <text:p>804170000</text:p>
              </table:table-cell>
              <table:table-cell office:value-type="float" office:value="804180000">
                <text:p>804180000</text:p>
              </table:table-cell>
              <table:table-cell office:value-type="float" office:value="804161000">
                <text:p>804161000</text:p>
              </table:table-cell>
              <table:table-cell office:value-type="float" office:value="804194000">
                <text:p>804194000</text:p>
              </table:table-cell>
              <table:table-cell office:value-type="float" office:value="804158000">
                <text:p>804158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2000">
                <text:p>804172000</text:p>
              </table:table-cell>
              <table:table-cell office:value-type="float" office:value="804098000">
                <text:p>804098000</text:p>
              </table:table-cell>
              <table:table-cell office:value-type="float" office:value="804142000">
                <text:p>804142000</text:p>
              </table:table-cell>
              <table:table-cell office:value-type="float" office:value="804121000">
                <text:p>804121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31000">
                <text:p>804131000</text:p>
              </table:table-cell>
              <table:table-cell office:value-type="float" office:value="803912000">
                <text:p>803912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66000">
                <text:p>804166000</text:p>
              </table:table-cell>
              <table:table-cell office:value-type="float" office:value="804055000">
                <text:p>804055000</text:p>
              </table:table-cell>
              <table:table-cell office:value-type="float" office:value="804145000">
                <text:p>804145000</text:p>
              </table:table-cell>
              <table:table-cell office:value-type="float" office:value="803862000">
                <text:p>803862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096000">
                <text:p>804096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42000">
                <text:p>804142000</text:p>
              </table:table-cell>
              <table:table-cell office:value-type="float" office:value="804104000">
                <text:p>804104000</text:p>
              </table:table-cell>
              <table:table-cell office:value-type="float" office:value="804147000">
                <text:p>804147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098000">
                <text:p>804098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77000">
                <text:p>804177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68000">
                <text:p>804168000</text:p>
              </table:table-cell>
              <table:table-cell office:value-type="float" office:value="804178000">
                <text:p>804178000</text:p>
              </table:table-cell>
              <table:table-cell office:value-type="float" office:value="804178000">
                <text:p>804178000</text:p>
              </table:table-cell>
              <table:table-cell office:value-type="float" office:value="803881000">
                <text:p>803881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3762000">
                <text:p>803762000</text:p>
              </table:table-cell>
              <table:table-cell office:value-type="float" office:value="804000000">
                <text:p>804000000</text:p>
              </table:table-cell>
              <table:table-cell office:value-type="float" office:value="804165000">
                <text:p>804165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3964000">
                <text:p>803964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82000">
                <text:p>804182000</text:p>
              </table:table-cell>
              <table:table-cell office:value-type="float" office:value="803949000">
                <text:p>803949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048000">
                <text:p>804048000</text:p>
              </table:table-cell>
              <table:table-cell office:value-type="float" office:value="804023000">
                <text:p>804023000</text:p>
              </table:table-cell>
              <table:table-cell office:value-type="float" office:value="804215000">
                <text:p>804215000</text:p>
              </table:table-cell>
              <table:table-cell office:value-type="float" office:value="804176000">
                <text:p>804176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78000">
                <text:p>804178000</text:p>
              </table:table-cell>
              <table:table-cell office:value-type="float" office:value="804187000">
                <text:p>804187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53000">
                <text:p>804153000</text:p>
              </table:table-cell>
              <table:table-cell office:value-type="float" office:value="804306000">
                <text:p>804306000</text:p>
              </table:table-cell>
              <table:table-cell office:value-type="float" office:value="804169000">
                <text:p>804169000</text:p>
              </table:table-cell>
              <table:table-cell office:value-type="float" office:value="804181000">
                <text:p>804181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46000">
                <text:p>804146000</text:p>
              </table:table-cell>
              <table:table-cell office:value-type="float" office:value="803963000">
                <text:p>803963000</text:p>
              </table:table-cell>
              <table:table-cell office:value-type="float" office:value="804062000">
                <text:p>804062000</text:p>
              </table:table-cell>
              <table:table-cell office:value-type="float" office:value="804114000">
                <text:p>804114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207000">
                <text:p>804207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98000">
                <text:p>804198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3592000">
                <text:p>803592000</text:p>
              </table:table-cell>
              <table:table-cell office:value-type="float" office:value="803996000">
                <text:p>803996000</text:p>
              </table:table-cell>
              <table:table-cell office:value-type="float" office:value="804115000">
                <text:p>804115000</text:p>
              </table:table-cell>
              <table:table-cell office:value-type="float" office:value="804120000">
                <text:p>804120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33000">
                <text:p>804133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8000">
                <text:p>804178000</text:p>
              </table:table-cell>
              <table:table-cell office:value-type="float" office:value="804170000">
                <text:p>804170000</text:p>
              </table:table-cell>
              <table:table-cell office:value-type="float" office:value="804181000">
                <text:p>804181000</text:p>
              </table:table-cell>
              <table:table-cell office:value-type="float" office:value="803663000">
                <text:p>803663000</text:p>
              </table:table-cell>
              <table:table-cell office:value-type="float" office:value="804059000">
                <text:p>804059000</text:p>
              </table:table-cell>
              <table:table-cell office:value-type="float" office:value="804177000">
                <text:p>804177000</text:p>
              </table:table-cell>
              <table:table-cell office:value-type="float" office:value="804113000">
                <text:p>804113000</text:p>
              </table:table-cell>
              <table:table-cell office:value-type="float" office:value="804165000">
                <text:p>804165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52000">
                <text:p>804152000</text:p>
              </table:table-cell>
              <table:table-cell office:value-type="float" office:value="803918000">
                <text:p>803918000</text:p>
              </table:table-cell>
              <table:table-cell office:value-type="float" office:value="804161000">
                <text:p>804161000</text:p>
              </table:table-cell>
              <table:table-cell office:value-type="float" office:value="804154000">
                <text:p>804154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169000">
                <text:p>804169000</text:p>
              </table:table-cell>
              <table:table-cell office:value-type="float" office:value="804140000">
                <text:p>804140000</text:p>
              </table:table-cell>
              <table:table-cell office:value-type="float" office:value="804166000">
                <text:p>804166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3769000">
                <text:p>803769000</text:p>
              </table:table-cell>
              <table:table-cell office:value-type="float" office:value="803945000">
                <text:p>803945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43000">
                <text:p>804143000</text:p>
              </table:table-cell>
              <table:table-cell office:value-type="float" office:value="804163000">
                <text:p>804163000</text:p>
              </table:table-cell>
              <table:table-cell office:value-type="float" office:value="803928000">
                <text:p>803928000</text:p>
              </table:table-cell>
              <table:table-cell office:value-type="float" office:value="804161000">
                <text:p>804161000</text:p>
              </table:table-cell>
              <table:table-cell office:value-type="float" office:value="804114000">
                <text:p>804114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73000">
                <text:p>804173000</text:p>
              </table:table-cell>
              <table:table-cell office:value-type="float" office:value="804203000">
                <text:p>804203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036000">
                <text:p>804036000</text:p>
              </table:table-cell>
              <table:table-cell office:value-type="float" office:value="804175000">
                <text:p>804175000</text:p>
              </table:table-cell>
              <table:table-cell office:value-type="float" office:value="804171000">
                <text:p>804171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4172000">
                <text:p>804172000</text:p>
              </table:table-cell>
              <table:table-cell office:value-type="float" office:value="804118000">
                <text:p>804118000</text:p>
              </table:table-cell>
              <table:table-cell office:value-type="float" office:value="803758000">
                <text:p>803758000</text:p>
              </table:table-cell>
              <table:table-cell office:value-type="float" office:value="804179000">
                <text:p>804179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15387000">
                <text:p>815387000</text:p>
              </table:table-cell>
              <table:table-cell office:value-type="float" office:value="815378000">
                <text:p>815378000</text:p>
              </table:table-cell>
              <table:table-cell office:value-type="float" office:value="815443000">
                <text:p>815443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398000">
                <text:p>815398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444000">
                <text:p>815444000</text:p>
              </table:table-cell>
              <table:table-cell office:value-type="float" office:value="815428000">
                <text:p>815428000</text:p>
              </table:table-cell>
              <table:table-cell office:value-type="float" office:value="814776000">
                <text:p>814776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454000">
                <text:p>815454000</text:p>
              </table:table-cell>
              <table:table-cell office:value-type="float" office:value="814607000">
                <text:p>814607000</text:p>
              </table:table-cell>
              <table:table-cell office:value-type="float" office:value="815446000">
                <text:p>815446000</text:p>
              </table:table-cell>
              <table:table-cell office:value-type="float" office:value="815391000">
                <text:p>815391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277000">
                <text:p>815277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397000">
                <text:p>815397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49000">
                <text:p>815449000</text:p>
              </table:table-cell>
              <table:table-cell office:value-type="float" office:value="815444000">
                <text:p>815444000</text:p>
              </table:table-cell>
              <table:table-cell office:value-type="float" office:value="815341000">
                <text:p>815341000</text:p>
              </table:table-cell>
              <table:table-cell office:value-type="float" office:value="815342000">
                <text:p>815342000</text:p>
              </table:table-cell>
              <table:table-cell office:value-type="float" office:value="815437000">
                <text:p>815437000</text:p>
              </table:table-cell>
              <table:table-cell office:value-type="float" office:value="815381000">
                <text:p>815381000</text:p>
              </table:table-cell>
              <table:table-cell office:value-type="float" office:value="815351000">
                <text:p>815351000</text:p>
              </table:table-cell>
              <table:table-cell office:value-type="float" office:value="815089000">
                <text:p>815089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388000">
                <text:p>815388000</text:p>
              </table:table-cell>
              <table:table-cell office:value-type="float" office:value="815434000">
                <text:p>815434000</text:p>
              </table:table-cell>
              <table:table-cell office:value-type="float" office:value="815412000">
                <text:p>815412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311000">
                <text:p>815311000</text:p>
              </table:table-cell>
              <table:table-cell office:value-type="float" office:value="815278000">
                <text:p>815278000</text:p>
              </table:table-cell>
              <table:table-cell office:value-type="float" office:value="815437000">
                <text:p>815437000</text:p>
              </table:table-cell>
              <table:table-cell office:value-type="float" office:value="815363000">
                <text:p>815363000</text:p>
              </table:table-cell>
              <table:table-cell office:value-type="float" office:value="815262000">
                <text:p>815262000</text:p>
              </table:table-cell>
              <table:table-cell office:value-type="float" office:value="815382000">
                <text:p>815382000</text:p>
              </table:table-cell>
              <table:table-cell office:value-type="float" office:value="815354000">
                <text:p>815354000</text:p>
              </table:table-cell>
              <table:table-cell office:value-type="float" office:value="814764000">
                <text:p>814764000</text:p>
              </table:table-cell>
              <table:table-cell office:value-type="float" office:value="815225000">
                <text:p>815225000</text:p>
              </table:table-cell>
              <table:table-cell office:value-type="float" office:value="815450000">
                <text:p>815450000</text:p>
              </table:table-cell>
              <table:table-cell office:value-type="float" office:value="815356000">
                <text:p>815356000</text:p>
              </table:table-cell>
              <table:table-cell office:value-type="float" office:value="815438000">
                <text:p>815438000</text:p>
              </table:table-cell>
              <table:table-cell office:value-type="float" office:value="815353000">
                <text:p>815353000</text:p>
              </table:table-cell>
              <table:table-cell office:value-type="float" office:value="815443000">
                <text:p>815443000</text:p>
              </table:table-cell>
              <table:table-cell office:value-type="float" office:value="815296000">
                <text:p>815296000</text:p>
              </table:table-cell>
              <table:table-cell office:value-type="float" office:value="815438000">
                <text:p>815438000</text:p>
              </table:table-cell>
              <table:table-cell office:value-type="float" office:value="815212000">
                <text:p>815212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243000">
                <text:p>815243000</text:p>
              </table:table-cell>
              <table:table-cell office:value-type="float" office:value="815338000">
                <text:p>815338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46000">
                <text:p>815446000</text:p>
              </table:table-cell>
              <table:table-cell office:value-type="float" office:value="815387000">
                <text:p>815387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443000">
                <text:p>815443000</text:p>
              </table:table-cell>
              <table:table-cell office:value-type="float" office:value="815340000">
                <text:p>815340000</text:p>
              </table:table-cell>
              <table:table-cell office:value-type="float" office:value="815042000">
                <text:p>815042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10000">
                <text:p>815410000</text:p>
              </table:table-cell>
              <table:table-cell office:value-type="float" office:value="815456000">
                <text:p>815456000</text:p>
              </table:table-cell>
              <table:table-cell office:value-type="float" office:value="815362000">
                <text:p>815362000</text:p>
              </table:table-cell>
              <table:table-cell office:value-type="float" office:value="815256000">
                <text:p>815256000</text:p>
              </table:table-cell>
              <table:table-cell office:value-type="float" office:value="815339000">
                <text:p>815339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407000">
                <text:p>815407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308000">
                <text:p>815308000</text:p>
              </table:table-cell>
              <table:table-cell office:value-type="float" office:value="815450000">
                <text:p>815450000</text:p>
              </table:table-cell>
              <table:table-cell office:value-type="float" office:value="815449000">
                <text:p>815449000</text:p>
              </table:table-cell>
              <table:table-cell office:value-type="float" office:value="815395000">
                <text:p>815395000</text:p>
              </table:table-cell>
              <table:table-cell office:value-type="float" office:value="815428000">
                <text:p>815428000</text:p>
              </table:table-cell>
              <table:table-cell office:value-type="float" office:value="815424000">
                <text:p>815424000</text:p>
              </table:table-cell>
              <table:table-cell office:value-type="float" office:value="815443000">
                <text:p>815443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378000">
                <text:p>815378000</text:p>
              </table:table-cell>
              <table:table-cell office:value-type="float" office:value="815124000">
                <text:p>815124000</text:p>
              </table:table-cell>
              <table:table-cell office:value-type="float" office:value="815124000">
                <text:p>815124000</text:p>
              </table:table-cell>
              <table:table-cell office:value-type="float" office:value="815443000">
                <text:p>815443000</text:p>
              </table:table-cell>
              <table:table-cell office:value-type="float" office:value="815421000">
                <text:p>815421000</text:p>
              </table:table-cell>
              <table:table-cell office:value-type="float" office:value="815416000">
                <text:p>815416000</text:p>
              </table:table-cell>
              <table:table-cell office:value-type="float" office:value="815443000">
                <text:p>815443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394000">
                <text:p>815394000</text:p>
              </table:table-cell>
              <table:table-cell office:value-type="float" office:value="815432000">
                <text:p>815432000</text:p>
              </table:table-cell>
              <table:table-cell office:value-type="float" office:value="815219000">
                <text:p>815219000</text:p>
              </table:table-cell>
              <table:table-cell office:value-type="float" office:value="815408000">
                <text:p>815408000</text:p>
              </table:table-cell>
              <table:table-cell office:value-type="float" office:value="815245000">
                <text:p>815245000</text:p>
              </table:table-cell>
              <table:table-cell office:value-type="float" office:value="815373000">
                <text:p>815373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27000">
                <text:p>815427000</text:p>
              </table:table-cell>
              <table:table-cell office:value-type="float" office:value="815428000">
                <text:p>815428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257000">
                <text:p>815257000</text:p>
              </table:table-cell>
              <table:table-cell office:value-type="float" office:value="815416000">
                <text:p>815416000</text:p>
              </table:table-cell>
              <table:table-cell office:value-type="float" office:value="815452000">
                <text:p>815452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53000">
                <text:p>815453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339000">
                <text:p>815339000</text:p>
              </table:table-cell>
              <table:table-cell office:value-type="float" office:value="814750000">
                <text:p>814750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276000">
                <text:p>815276000</text:p>
              </table:table-cell>
              <table:table-cell office:value-type="float" office:value="815299000">
                <text:p>815299000</text:p>
              </table:table-cell>
              <table:table-cell office:value-type="float" office:value="814604000">
                <text:p>814604000</text:p>
              </table:table-cell>
              <table:table-cell office:value-type="float" office:value="815443000">
                <text:p>815443000</text:p>
              </table:table-cell>
              <table:table-cell office:value-type="float" office:value="815417000">
                <text:p>815417000</text:p>
              </table:table-cell>
              <table:table-cell office:value-type="float" office:value="815189000">
                <text:p>815189000</text:p>
              </table:table-cell>
              <table:table-cell office:value-type="float" office:value="815436000">
                <text:p>815436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527000">
                <text:p>815527000</text:p>
              </table:table-cell>
              <table:table-cell office:value-type="float" office:value="814973000">
                <text:p>814973000</text:p>
              </table:table-cell>
              <table:table-cell office:value-type="float" office:value="815458000">
                <text:p>815458000</text:p>
              </table:table-cell>
              <table:table-cell office:value-type="float" office:value="815162000">
                <text:p>815162000</text:p>
              </table:table-cell>
              <table:table-cell office:value-type="float" office:value="815379000">
                <text:p>815379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264000">
                <text:p>815264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268000">
                <text:p>815268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46000">
                <text:p>815446000</text:p>
              </table:table-cell>
              <table:table-cell office:value-type="float" office:value="815327000">
                <text:p>815327000</text:p>
              </table:table-cell>
              <table:table-cell office:value-type="float" office:value="815028000">
                <text:p>815028000</text:p>
              </table:table-cell>
              <table:table-cell office:value-type="float" office:value="815322000">
                <text:p>815322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254000">
                <text:p>815254000</text:p>
              </table:table-cell>
              <table:table-cell office:value-type="float" office:value="815328000">
                <text:p>815328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408000">
                <text:p>815408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90000">
                <text:p>815490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438000">
                <text:p>815438000</text:p>
              </table:table-cell>
              <table:table-cell office:value-type="float" office:value="815446000">
                <text:p>815446000</text:p>
              </table:table-cell>
              <table:table-cell office:value-type="float" office:value="815435000">
                <text:p>815435000</text:p>
              </table:table-cell>
              <table:table-cell office:value-type="float" office:value="815399000">
                <text:p>815399000</text:p>
              </table:table-cell>
              <table:table-cell office:value-type="float" office:value="815438000">
                <text:p>815438000</text:p>
              </table:table-cell>
              <table:table-cell office:value-type="float" office:value="815325000">
                <text:p>815325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09000">
                <text:p>815409000</text:p>
              </table:table-cell>
              <table:table-cell office:value-type="float" office:value="815446000">
                <text:p>815446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450000">
                <text:p>815450000</text:p>
              </table:table-cell>
              <table:table-cell office:value-type="float" office:value="815395000">
                <text:p>815395000</text:p>
              </table:table-cell>
              <table:table-cell office:value-type="float" office:value="815343000">
                <text:p>815343000</text:p>
              </table:table-cell>
              <table:table-cell office:value-type="float" office:value="815432000">
                <text:p>815432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283000">
                <text:p>815283000</text:p>
              </table:table-cell>
              <table:table-cell office:value-type="float" office:value="815445000">
                <text:p>815445000</text:p>
              </table:table-cell>
              <table:table-cell office:value-type="float" office:value="815340000">
                <text:p>815340000</text:p>
              </table:table-cell>
              <table:table-cell office:value-type="float" office:value="815305000">
                <text:p>815305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32000">
                <text:p>815432000</text:p>
              </table:table-cell>
              <table:table-cell office:value-type="float" office:value="815437000">
                <text:p>815437000</text:p>
              </table:table-cell>
              <table:table-cell office:value-type="float" office:value="815438000">
                <text:p>815438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433000">
                <text:p>815433000</text:p>
              </table:table-cell>
              <table:table-cell office:value-type="float" office:value="815431000">
                <text:p>815431000</text:p>
              </table:table-cell>
              <table:table-cell office:value-type="float" office:value="815436000">
                <text:p>815436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437000">
                <text:p>815437000</text:p>
              </table:table-cell>
              <table:table-cell office:value-type="float" office:value="814794000">
                <text:p>814794000</text:p>
              </table:table-cell>
              <table:table-cell office:value-type="float" office:value="815443000">
                <text:p>815443000</text:p>
              </table:table-cell>
              <table:table-cell office:value-type="float" office:value="815431000">
                <text:p>815431000</text:p>
              </table:table-cell>
              <table:table-cell office:value-type="float" office:value="815329000">
                <text:p>815329000</text:p>
              </table:table-cell>
              <table:table-cell office:value-type="float" office:value="814990000">
                <text:p>814990000</text:p>
              </table:table-cell>
              <table:table-cell office:value-type="float" office:value="815439000">
                <text:p>815439000</text:p>
              </table:table-cell>
              <table:table-cell office:value-type="float" office:value="815438000">
                <text:p>815438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15406000">
                <text:p>815406000</text:p>
              </table:table-cell>
              <table:table-cell office:value-type="float" office:value="815406000">
                <text:p>815406000</text:p>
              </table:table-cell>
              <table:table-cell office:value-type="float" office:value="815406000">
                <text:p>815406000</text:p>
              </table:table-cell>
              <table:table-cell office:value-type="float" office:value="815444000">
                <text:p>815444000</text:p>
              </table:table-cell>
              <table:table-cell office:value-type="float" office:value="815152000">
                <text:p>815152000</text:p>
              </table:table-cell>
              <table:table-cell office:value-type="float" office:value="815254000">
                <text:p>815254000</text:p>
              </table:table-cell>
              <table:table-cell office:value-type="float" office:value="815254000">
                <text:p>815254000</text:p>
              </table:table-cell>
              <table:table-cell office:value-type="float" office:value="815285000">
                <text:p>815285000</text:p>
              </table:table-cell>
              <table:table-cell office:value-type="float" office:value="815442000">
                <text:p>815442000</text:p>
              </table:table-cell>
              <table:table-cell office:value-type="float" office:value="815444000">
                <text:p>815444000</text:p>
              </table:table-cell>
              <table:table-cell office:value-type="float" office:value="815068000">
                <text:p>815068000</text:p>
              </table:table-cell>
              <table:table-cell office:value-type="float" office:value="815418000">
                <text:p>815418000</text:p>
              </table:table-cell>
              <table:table-cell office:value-type="float" office:value="815441000">
                <text:p>815441000</text:p>
              </table:table-cell>
              <table:table-cell office:value-type="float" office:value="821906000">
                <text:p>821906000</text:p>
              </table:table-cell>
              <table:table-cell office:value-type="float" office:value="822108000">
                <text:p>822108000</text:p>
              </table:table-cell>
              <table:table-cell office:value-type="float" office:value="821995000">
                <text:p>821995000</text:p>
              </table:table-cell>
              <table:table-cell office:value-type="float" office:value="822119000">
                <text:p>822119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2112000">
                <text:p>822112000</text:p>
              </table:table-cell>
              <table:table-cell office:value-type="float" office:value="821337000">
                <text:p>821337000</text:p>
              </table:table-cell>
              <table:table-cell office:value-type="float" office:value="821661000">
                <text:p>821661000</text:p>
              </table:table-cell>
              <table:table-cell office:value-type="float" office:value="822133000">
                <text:p>822133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1907000">
                <text:p>821907000</text:p>
              </table:table-cell>
              <table:table-cell office:value-type="float" office:value="822045000">
                <text:p>822045000</text:p>
              </table:table-cell>
              <table:table-cell office:value-type="float" office:value="822106000">
                <text:p>822106000</text:p>
              </table:table-cell>
              <table:table-cell office:value-type="float" office:value="822119000">
                <text:p>822119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1769000">
                <text:p>821769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19000">
                <text:p>822119000</text:p>
              </table:table-cell>
              <table:table-cell office:value-type="float" office:value="822075000">
                <text:p>822075000</text:p>
              </table:table-cell>
              <table:table-cell office:value-type="float" office:value="822015000">
                <text:p>822015000</text:p>
              </table:table-cell>
              <table:table-cell office:value-type="float" office:value="822084000">
                <text:p>822084000</text:p>
              </table:table-cell>
              <table:table-cell office:value-type="float" office:value="822059000">
                <text:p>822059000</text:p>
              </table:table-cell>
              <table:table-cell office:value-type="float" office:value="822105000">
                <text:p>822105000</text:p>
              </table:table-cell>
              <table:table-cell office:value-type="float" office:value="822075000">
                <text:p>822075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1353000">
                <text:p>821353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2124000">
                <text:p>822124000</text:p>
              </table:table-cell>
              <table:table-cell office:value-type="float" office:value="821451000">
                <text:p>821451000</text:p>
              </table:table-cell>
              <table:table-cell office:value-type="float" office:value="822119000">
                <text:p>822119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2035000">
                <text:p>822035000</text:p>
              </table:table-cell>
              <table:table-cell office:value-type="float" office:value="822118000">
                <text:p>822118000</text:p>
              </table:table-cell>
              <table:table-cell office:value-type="float" office:value="822077000">
                <text:p>822077000</text:p>
              </table:table-cell>
              <table:table-cell office:value-type="float" office:value="822124000">
                <text:p>822124000</text:p>
              </table:table-cell>
              <table:table-cell office:value-type="float" office:value="822113000">
                <text:p>822113000</text:p>
              </table:table-cell>
              <table:table-cell office:value-type="float" office:value="821825000">
                <text:p>821825000</text:p>
              </table:table-cell>
              <table:table-cell office:value-type="float" office:value="822105000">
                <text:p>822105000</text:p>
              </table:table-cell>
              <table:table-cell office:value-type="float" office:value="821992000">
                <text:p>821992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2132000">
                <text:p>822132000</text:p>
              </table:table-cell>
              <table:table-cell office:value-type="float" office:value="821953000">
                <text:p>821953000</text:p>
              </table:table-cell>
              <table:table-cell office:value-type="float" office:value="821618000">
                <text:p>821618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119000">
                <text:p>822119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1887000">
                <text:p>821887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079000">
                <text:p>822079000</text:p>
              </table:table-cell>
              <table:table-cell office:value-type="float" office:value="822112000">
                <text:p>822112000</text:p>
              </table:table-cell>
              <table:table-cell office:value-type="float" office:value="822114000">
                <text:p>822114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1878000">
                <text:p>821878000</text:p>
              </table:table-cell>
              <table:table-cell office:value-type="float" office:value="822111000">
                <text:p>822111000</text:p>
              </table:table-cell>
              <table:table-cell office:value-type="float" office:value="821676000">
                <text:p>821676000</text:p>
              </table:table-cell>
              <table:table-cell office:value-type="float" office:value="822118000">
                <text:p>822118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034000">
                <text:p>822034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116000">
                <text:p>822116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124000">
                <text:p>822124000</text:p>
              </table:table-cell>
              <table:table-cell office:value-type="float" office:value="822119000">
                <text:p>822119000</text:p>
              </table:table-cell>
              <table:table-cell office:value-type="float" office:value="822118000">
                <text:p>822118000</text:p>
              </table:table-cell>
              <table:table-cell office:value-type="float" office:value="821842000">
                <text:p>821842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12000">
                <text:p>822112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2042000">
                <text:p>822042000</text:p>
              </table:table-cell>
              <table:table-cell office:value-type="float" office:value="822091000">
                <text:p>822091000</text:p>
              </table:table-cell>
              <table:table-cell office:value-type="float" office:value="821938000">
                <text:p>821938000</text:p>
              </table:table-cell>
              <table:table-cell office:value-type="float" office:value="821821000">
                <text:p>821821000</text:p>
              </table:table-cell>
              <table:table-cell office:value-type="float" office:value="821821000">
                <text:p>821821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2043000">
                <text:p>822043000</text:p>
              </table:table-cell>
              <table:table-cell office:value-type="float" office:value="822123000">
                <text:p>822123000</text:p>
              </table:table-cell>
              <table:table-cell office:value-type="float" office:value="821877000">
                <text:p>821877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12000">
                <text:p>822112000</text:p>
              </table:table-cell>
              <table:table-cell office:value-type="float" office:value="822068000">
                <text:p>822068000</text:p>
              </table:table-cell>
              <table:table-cell office:value-type="float" office:value="822117000">
                <text:p>822117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2119000">
                <text:p>822119000</text:p>
              </table:table-cell>
              <table:table-cell office:value-type="float" office:value="822119000">
                <text:p>822119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2091000">
                <text:p>822091000</text:p>
              </table:table-cell>
              <table:table-cell office:value-type="float" office:value="822090000">
                <text:p>822090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1952000">
                <text:p>821952000</text:p>
              </table:table-cell>
              <table:table-cell office:value-type="float" office:value="822024000">
                <text:p>822024000</text:p>
              </table:table-cell>
              <table:table-cell office:value-type="float" office:value="822124000">
                <text:p>822124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2114000">
                <text:p>822114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074000">
                <text:p>822074000</text:p>
              </table:table-cell>
              <table:table-cell office:value-type="float" office:value="821953000">
                <text:p>821953000</text:p>
              </table:table-cell>
              <table:table-cell office:value-type="float" office:value="822108000">
                <text:p>822108000</text:p>
              </table:table-cell>
              <table:table-cell office:value-type="float" office:value="821797000">
                <text:p>821797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1923000">
                <text:p>821923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2097000">
                <text:p>822097000</text:p>
              </table:table-cell>
              <table:table-cell office:value-type="float" office:value="822115000">
                <text:p>822115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01000">
                <text:p>822101000</text:p>
              </table:table-cell>
              <table:table-cell office:value-type="float" office:value="822124000">
                <text:p>822124000</text:p>
              </table:table-cell>
              <table:table-cell office:value-type="float" office:value="822100000">
                <text:p>822100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080000">
                <text:p>822080000</text:p>
              </table:table-cell>
              <table:table-cell office:value-type="float" office:value="822045000">
                <text:p>822045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1985000">
                <text:p>821985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114000">
                <text:p>822114000</text:p>
              </table:table-cell>
              <table:table-cell office:value-type="float" office:value="822124000">
                <text:p>822124000</text:p>
              </table:table-cell>
              <table:table-cell office:value-type="float" office:value="822104000">
                <text:p>822104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1755000">
                <text:p>821755000</text:p>
              </table:table-cell>
              <table:table-cell office:value-type="float" office:value="822103000">
                <text:p>822103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2108000">
                <text:p>822108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1758000">
                <text:p>821758000</text:p>
              </table:table-cell>
              <table:table-cell office:value-type="float" office:value="822113000">
                <text:p>822113000</text:p>
              </table:table-cell>
              <table:table-cell office:value-type="float" office:value="821127000">
                <text:p>821127000</text:p>
              </table:table-cell>
              <table:table-cell office:value-type="float" office:value="822103000">
                <text:p>822103000</text:p>
              </table:table-cell>
              <table:table-cell office:value-type="float" office:value="821936000">
                <text:p>821936000</text:p>
              </table:table-cell>
              <table:table-cell office:value-type="float" office:value="821731000">
                <text:p>821731000</text:p>
              </table:table-cell>
              <table:table-cell office:value-type="float" office:value="821828000">
                <text:p>821828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2108000">
                <text:p>822108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099000">
                <text:p>822099000</text:p>
              </table:table-cell>
              <table:table-cell office:value-type="float" office:value="822118000">
                <text:p>822118000</text:p>
              </table:table-cell>
              <table:table-cell office:value-type="float" office:value="821930000">
                <text:p>821930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2090000">
                <text:p>822090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2093000">
                <text:p>822093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2127000">
                <text:p>822127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1958000">
                <text:p>821958000</text:p>
              </table:table-cell>
              <table:table-cell office:value-type="float" office:value="822126000">
                <text:p>822126000</text:p>
              </table:table-cell>
              <table:table-cell office:value-type="float" office:value="822133000">
                <text:p>822133000</text:p>
              </table:table-cell>
              <table:table-cell office:value-type="float" office:value="821939000">
                <text:p>821939000</text:p>
              </table:table-cell>
              <table:table-cell office:value-type="float" office:value="822116000">
                <text:p>822116000</text:p>
              </table:table-cell>
              <table:table-cell office:value-type="float" office:value="822115000">
                <text:p>822115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1780000">
                <text:p>821780000</text:p>
              </table:table-cell>
              <table:table-cell office:value-type="float" office:value="821956000">
                <text:p>821956000</text:p>
              </table:table-cell>
              <table:table-cell office:value-type="float" office:value="822106000">
                <text:p>822106000</text:p>
              </table:table-cell>
              <table:table-cell office:value-type="float" office:value="821942000">
                <text:p>821942000</text:p>
              </table:table-cell>
              <table:table-cell office:value-type="float" office:value="822062000">
                <text:p>822062000</text:p>
              </table:table-cell>
              <table:table-cell office:value-type="float" office:value="822024000">
                <text:p>822024000</text:p>
              </table:table-cell>
              <table:table-cell office:value-type="float" office:value="821982000">
                <text:p>821982000</text:p>
              </table:table-cell>
              <table:table-cell office:value-type="float" office:value="822018000">
                <text:p>822018000</text:p>
              </table:table-cell>
              <table:table-cell office:value-type="float" office:value="822097000">
                <text:p>822097000</text:p>
              </table:table-cell>
              <table:table-cell office:value-type="float" office:value="822105000">
                <text:p>822105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1951000">
                <text:p>821951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2121000">
                <text:p>822121000</text:p>
              </table:table-cell>
              <table:table-cell office:value-type="float" office:value="821863000">
                <text:p>821863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125000">
                <text:p>822125000</text:p>
              </table:table-cell>
              <table:table-cell office:value-type="float" office:value="822157000">
                <text:p>822157000</text:p>
              </table:table-cell>
              <table:table-cell office:value-type="float" office:value="822124000">
                <text:p>822124000</text:p>
              </table:table-cell>
              <table:table-cell office:value-type="float" office:value="822116000">
                <text:p>822116000</text:p>
              </table:table-cell>
              <table:table-cell office:value-type="float" office:value="822052000">
                <text:p>822052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23000">
                <text:p>822123000</text:p>
              </table:table-cell>
              <table:table-cell office:value-type="float" office:value="822122000">
                <text:p>822122000</text:p>
              </table:table-cell>
              <table:table-cell office:value-type="float" office:value="822131000">
                <text:p>822131000</text:p>
              </table:table-cell>
              <table:table-cell office:value-type="float" office:value="822006000">
                <text:p>822006000</text:p>
              </table:table-cell>
              <table:table-cell office:value-type="float" office:value="822112000">
                <text:p>822112000</text:p>
              </table:table-cell>
              <table:table-cell office:value-type="float" office:value="822119000">
                <text:p>822119000</text:p>
              </table:table-cell>
              <table:table-cell office:value-type="float" office:value="822120000">
                <text:p>822120000</text:p>
              </table:table-cell>
              <table:table-cell office:value-type="float" office:value="821813000">
                <text:p>821813000</text:p>
              </table:table-cell>
              <table:table-cell office:value-type="float" office:value="821891000">
                <text:p>821891000</text:p>
              </table:table-cell>
              <table:table-cell office:value-type="float" office:value="821716000">
                <text:p>821716000</text:p>
              </table:table-cell>
              <table:table-cell office:value-type="float" office:value="822020000">
                <text:p>822020000</text:p>
              </table:table-cell>
              <table:table-cell office:value-type="float" office:value="822050000">
                <text:p>822050000</text:p>
              </table:table-cell>
              <table:table-cell office:value-type="float" office:value="822102000">
                <text:p>822102000</text:p>
              </table:table-cell>
              <table:table-cell office:value-type="float" office:value="822052000">
                <text:p>822052000</text:p>
              </table:table-cell>
              <table:table-cell office:value-type="float" office:value="822110000">
                <text:p>822110000</text:p>
              </table:table-cell>
              <table:table-cell office:value-type="float" office:value="827610000">
                <text:p>8276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 swaps</text:p>
                <draw:g>
                  <svg:desc>zuck_small_1step.A5:zuck_small_1step.A5</svg:desc>
                </draw:g>
              </table:table-cell>
              <table:table-cell office:value-type="float" office:value="801160000">
                <text:p>801160000</text:p>
                <draw:g>
                  <svg:desc>zuck_small_1step.B5:zuck_small_1step.ALZ5</svg:desc>
                </draw:g>
              </table:table-cell>
              <table:table-cell office:value-type="float" office:value="801248000">
                <text:p>801248000</text:p>
              </table:table-cell>
              <table:table-cell office:value-type="float" office:value="800009000">
                <text:p>800009000</text:p>
              </table:table-cell>
              <table:table-cell office:value-type="float" office:value="800212000">
                <text:p>800212000</text:p>
              </table:table-cell>
              <table:table-cell office:value-type="float" office:value="800855000">
                <text:p>800855000</text:p>
              </table:table-cell>
              <table:table-cell office:value-type="float" office:value="801337000">
                <text:p>801337000</text:p>
              </table:table-cell>
              <table:table-cell office:value-type="float" office:value="800191000">
                <text:p>800191000</text:p>
              </table:table-cell>
              <table:table-cell office:value-type="float" office:value="800750000">
                <text:p>800750000</text:p>
              </table:table-cell>
              <table:table-cell office:value-type="float" office:value="801199000">
                <text:p>801199000</text:p>
              </table:table-cell>
              <table:table-cell office:value-type="float" office:value="801014000">
                <text:p>801014000</text:p>
              </table:table-cell>
              <table:table-cell office:value-type="float" office:value="800995000">
                <text:p>800995000</text:p>
              </table:table-cell>
              <table:table-cell office:value-type="float" office:value="801147000">
                <text:p>801147000</text:p>
              </table:table-cell>
              <table:table-cell office:value-type="float" office:value="800505000">
                <text:p>800505000</text:p>
              </table:table-cell>
              <table:table-cell office:value-type="float" office:value="801077000">
                <text:p>801077000</text:p>
              </table:table-cell>
              <table:table-cell office:value-type="float" office:value="801117000">
                <text:p>801117000</text:p>
              </table:table-cell>
              <table:table-cell office:value-type="float" office:value="800819000">
                <text:p>800819000</text:p>
              </table:table-cell>
              <table:table-cell office:value-type="float" office:value="801090000">
                <text:p>801090000</text:p>
              </table:table-cell>
              <table:table-cell office:value-type="float" office:value="799741000">
                <text:p>799741000</text:p>
              </table:table-cell>
              <table:table-cell office:value-type="float" office:value="801336000">
                <text:p>801336000</text:p>
              </table:table-cell>
              <table:table-cell office:value-type="float" office:value="800431000">
                <text:p>800431000</text:p>
              </table:table-cell>
              <table:table-cell office:value-type="float" office:value="800745000">
                <text:p>800745000</text:p>
              </table:table-cell>
              <table:table-cell office:value-type="float" office:value="801013000">
                <text:p>801013000</text:p>
              </table:table-cell>
              <table:table-cell office:value-type="float" office:value="801101000">
                <text:p>801101000</text:p>
              </table:table-cell>
              <table:table-cell office:value-type="float" office:value="800686000">
                <text:p>800686000</text:p>
              </table:table-cell>
              <table:table-cell office:value-type="float" office:value="801112000">
                <text:p>801112000</text:p>
              </table:table-cell>
              <table:table-cell office:value-type="float" office:value="800972000">
                <text:p>800972000</text:p>
              </table:table-cell>
              <table:table-cell office:value-type="float" office:value="800842000">
                <text:p>800842000</text:p>
              </table:table-cell>
              <table:table-cell office:value-type="float" office:value="801012000">
                <text:p>801012000</text:p>
              </table:table-cell>
              <table:table-cell office:value-type="float" office:value="800945000">
                <text:p>800945000</text:p>
              </table:table-cell>
              <table:table-cell office:value-type="float" office:value="800544000">
                <text:p>800544000</text:p>
              </table:table-cell>
              <table:table-cell office:value-type="float" office:value="800548000">
                <text:p>800548000</text:p>
              </table:table-cell>
              <table:table-cell office:value-type="float" office:value="801326000">
                <text:p>801326000</text:p>
              </table:table-cell>
              <table:table-cell office:value-type="float" office:value="800606000">
                <text:p>800606000</text:p>
              </table:table-cell>
              <table:table-cell office:value-type="float" office:value="800891000">
                <text:p>800891000</text:p>
              </table:table-cell>
              <table:table-cell office:value-type="float" office:value="800524000">
                <text:p>800524000</text:p>
              </table:table-cell>
              <table:table-cell office:value-type="float" office:value="800859000">
                <text:p>800859000</text:p>
              </table:table-cell>
              <table:table-cell office:value-type="float" office:value="801170000">
                <text:p>801170000</text:p>
              </table:table-cell>
              <table:table-cell office:value-type="float" office:value="800100000">
                <text:p>800100000</text:p>
              </table:table-cell>
              <table:table-cell office:value-type="float" office:value="800458000">
                <text:p>800458000</text:p>
              </table:table-cell>
              <table:table-cell office:value-type="float" office:value="801328000">
                <text:p>801328000</text:p>
              </table:table-cell>
              <table:table-cell office:value-type="float" office:value="801263000">
                <text:p>801263000</text:p>
              </table:table-cell>
              <table:table-cell office:value-type="float" office:value="799099000">
                <text:p>799099000</text:p>
              </table:table-cell>
              <table:table-cell office:value-type="float" office:value="800934000">
                <text:p>800934000</text:p>
              </table:table-cell>
              <table:table-cell office:value-type="float" office:value="800387000">
                <text:p>800387000</text:p>
              </table:table-cell>
              <table:table-cell office:value-type="float" office:value="801386000">
                <text:p>801386000</text:p>
              </table:table-cell>
              <table:table-cell office:value-type="float" office:value="800624000">
                <text:p>800624000</text:p>
              </table:table-cell>
              <table:table-cell office:value-type="float" office:value="801325000">
                <text:p>801325000</text:p>
              </table:table-cell>
              <table:table-cell office:value-type="float" office:value="800766000">
                <text:p>800766000</text:p>
              </table:table-cell>
              <table:table-cell office:value-type="float" office:value="800944000">
                <text:p>800944000</text:p>
              </table:table-cell>
              <table:table-cell office:value-type="float" office:value="800893000">
                <text:p>800893000</text:p>
              </table:table-cell>
              <table:table-cell office:value-type="float" office:value="801328000">
                <text:p>801328000</text:p>
              </table:table-cell>
              <table:table-cell office:value-type="float" office:value="800649000">
                <text:p>800649000</text:p>
              </table:table-cell>
              <table:table-cell office:value-type="float" office:value="800902000">
                <text:p>800902000</text:p>
              </table:table-cell>
              <table:table-cell office:value-type="float" office:value="798576000">
                <text:p>798576000</text:p>
              </table:table-cell>
              <table:table-cell office:value-type="float" office:value="801322000">
                <text:p>801322000</text:p>
              </table:table-cell>
              <table:table-cell office:value-type="float" office:value="800527000">
                <text:p>800527000</text:p>
              </table:table-cell>
              <table:table-cell office:value-type="float" office:value="800895000">
                <text:p>800895000</text:p>
              </table:table-cell>
              <table:table-cell office:value-type="float" office:value="800611000">
                <text:p>800611000</text:p>
              </table:table-cell>
              <table:table-cell office:value-type="float" office:value="799116000">
                <text:p>799116000</text:p>
              </table:table-cell>
              <table:table-cell office:value-type="float" office:value="801167000">
                <text:p>801167000</text:p>
              </table:table-cell>
              <table:table-cell office:value-type="float" office:value="801348000">
                <text:p>801348000</text:p>
              </table:table-cell>
              <table:table-cell office:value-type="float" office:value="801354000">
                <text:p>801354000</text:p>
              </table:table-cell>
              <table:table-cell office:value-type="float" office:value="800207000">
                <text:p>800207000</text:p>
              </table:table-cell>
              <table:table-cell office:value-type="float" office:value="801110000">
                <text:p>801110000</text:p>
              </table:table-cell>
              <table:table-cell office:value-type="float" office:value="800849000">
                <text:p>800849000</text:p>
              </table:table-cell>
              <table:table-cell office:value-type="float" office:value="800723000">
                <text:p>800723000</text:p>
              </table:table-cell>
              <table:table-cell office:value-type="float" office:value="801172000">
                <text:p>801172000</text:p>
              </table:table-cell>
              <table:table-cell office:value-type="float" office:value="800414000">
                <text:p>800414000</text:p>
              </table:table-cell>
              <table:table-cell office:value-type="float" office:value="801121000">
                <text:p>801121000</text:p>
              </table:table-cell>
              <table:table-cell office:value-type="float" office:value="801146000">
                <text:p>801146000</text:p>
              </table:table-cell>
              <table:table-cell office:value-type="float" office:value="801379000">
                <text:p>801379000</text:p>
              </table:table-cell>
              <table:table-cell office:value-type="float" office:value="799951000">
                <text:p>799951000</text:p>
              </table:table-cell>
              <table:table-cell office:value-type="float" office:value="801338000">
                <text:p>801338000</text:p>
              </table:table-cell>
              <table:table-cell office:value-type="float" office:value="801027000">
                <text:p>801027000</text:p>
              </table:table-cell>
              <table:table-cell office:value-type="float" office:value="801123000">
                <text:p>801123000</text:p>
              </table:table-cell>
              <table:table-cell office:value-type="float" office:value="800977000">
                <text:p>800977000</text:p>
              </table:table-cell>
              <table:table-cell office:value-type="float" office:value="800818000">
                <text:p>800818000</text:p>
              </table:table-cell>
              <table:table-cell office:value-type="float" office:value="801144000">
                <text:p>801144000</text:p>
              </table:table-cell>
              <table:table-cell office:value-type="float" office:value="799500000">
                <text:p>799500000</text:p>
              </table:table-cell>
              <table:table-cell office:value-type="float" office:value="801210000">
                <text:p>801210000</text:p>
              </table:table-cell>
              <table:table-cell office:value-type="float" office:value="801120000">
                <text:p>801120000</text:p>
              </table:table-cell>
              <table:table-cell office:value-type="float" office:value="801119000">
                <text:p>801119000</text:p>
              </table:table-cell>
              <table:table-cell office:value-type="float" office:value="801144000">
                <text:p>801144000</text:p>
              </table:table-cell>
              <table:table-cell office:value-type="float" office:value="800483000">
                <text:p>800483000</text:p>
              </table:table-cell>
              <table:table-cell office:value-type="float" office:value="800370000">
                <text:p>800370000</text:p>
              </table:table-cell>
              <table:table-cell office:value-type="float" office:value="799994000">
                <text:p>799994000</text:p>
              </table:table-cell>
              <table:table-cell office:value-type="float" office:value="801304000">
                <text:p>801304000</text:p>
              </table:table-cell>
              <table:table-cell office:value-type="float" office:value="801163000">
                <text:p>801163000</text:p>
              </table:table-cell>
              <table:table-cell office:value-type="float" office:value="800915000">
                <text:p>800915000</text:p>
              </table:table-cell>
              <table:table-cell office:value-type="float" office:value="800695000">
                <text:p>800695000</text:p>
              </table:table-cell>
              <table:table-cell office:value-type="float" office:value="801118000">
                <text:p>801118000</text:p>
              </table:table-cell>
              <table:table-cell office:value-type="float" office:value="799902000">
                <text:p>799902000</text:p>
              </table:table-cell>
              <table:table-cell office:value-type="float" office:value="801318000">
                <text:p>801318000</text:p>
              </table:table-cell>
              <table:table-cell office:value-type="float" office:value="801196000">
                <text:p>801196000</text:p>
              </table:table-cell>
              <table:table-cell office:value-type="float" office:value="800472000">
                <text:p>800472000</text:p>
              </table:table-cell>
              <table:table-cell office:value-type="float" office:value="801319000">
                <text:p>801319000</text:p>
              </table:table-cell>
              <table:table-cell office:value-type="float" office:value="800324000">
                <text:p>800324000</text:p>
              </table:table-cell>
              <table:table-cell office:value-type="float" office:value="801381000">
                <text:p>801381000</text:p>
              </table:table-cell>
              <table:table-cell office:value-type="float" office:value="801025000">
                <text:p>801025000</text:p>
              </table:table-cell>
              <table:table-cell office:value-type="float" office:value="801085000">
                <text:p>801085000</text:p>
              </table:table-cell>
              <table:table-cell office:value-type="float" office:value="800675000">
                <text:p>800675000</text:p>
              </table:table-cell>
              <table:table-cell office:value-type="float" office:value="800103000">
                <text:p>800103000</text:p>
              </table:table-cell>
              <table:table-cell office:value-type="float" office:value="801116000">
                <text:p>801116000</text:p>
              </table:table-cell>
              <table:table-cell office:value-type="float" office:value="800995000">
                <text:p>800995000</text:p>
              </table:table-cell>
              <table:table-cell office:value-type="float" office:value="800882000">
                <text:p>800882000</text:p>
              </table:table-cell>
              <table:table-cell office:value-type="float" office:value="800721000">
                <text:p>800721000</text:p>
              </table:table-cell>
              <table:table-cell office:value-type="float" office:value="799778000">
                <text:p>799778000</text:p>
              </table:table-cell>
              <table:table-cell office:value-type="float" office:value="800336000">
                <text:p>800336000</text:p>
              </table:table-cell>
              <table:table-cell office:value-type="float" office:value="801038000">
                <text:p>801038000</text:p>
              </table:table-cell>
              <table:table-cell office:value-type="float" office:value="800263000">
                <text:p>800263000</text:p>
              </table:table-cell>
              <table:table-cell office:value-type="float" office:value="800736000">
                <text:p>800736000</text:p>
              </table:table-cell>
              <table:table-cell office:value-type="float" office:value="800273000">
                <text:p>800273000</text:p>
              </table:table-cell>
              <table:table-cell office:value-type="float" office:value="800077000">
                <text:p>800077000</text:p>
              </table:table-cell>
              <table:table-cell office:value-type="float" office:value="800985000">
                <text:p>800985000</text:p>
              </table:table-cell>
              <table:table-cell office:value-type="float" office:value="800656000">
                <text:p>800656000</text:p>
              </table:table-cell>
              <table:table-cell office:value-type="float" office:value="800332000">
                <text:p>800332000</text:p>
              </table:table-cell>
              <table:table-cell office:value-type="float" office:value="800880000">
                <text:p>800880000</text:p>
              </table:table-cell>
              <table:table-cell office:value-type="float" office:value="801129000">
                <text:p>801129000</text:p>
              </table:table-cell>
              <table:table-cell office:value-type="float" office:value="801178000">
                <text:p>801178000</text:p>
              </table:table-cell>
              <table:table-cell office:value-type="float" office:value="800966000">
                <text:p>800966000</text:p>
              </table:table-cell>
              <table:table-cell office:value-type="float" office:value="800869000">
                <text:p>800869000</text:p>
              </table:table-cell>
              <table:table-cell office:value-type="float" office:value="800632000">
                <text:p>800632000</text:p>
              </table:table-cell>
              <table:table-cell office:value-type="float" office:value="801307000">
                <text:p>801307000</text:p>
              </table:table-cell>
              <table:table-cell office:value-type="float" office:value="800838000">
                <text:p>800838000</text:p>
              </table:table-cell>
              <table:table-cell office:value-type="float" office:value="801132000">
                <text:p>801132000</text:p>
              </table:table-cell>
              <table:table-cell office:value-type="float" office:value="800842000">
                <text:p>800842000</text:p>
              </table:table-cell>
              <table:table-cell office:value-type="float" office:value="800944000">
                <text:p>800944000</text:p>
              </table:table-cell>
              <table:table-cell office:value-type="float" office:value="800874000">
                <text:p>800874000</text:p>
              </table:table-cell>
              <table:table-cell office:value-type="float" office:value="801184000">
                <text:p>801184000</text:p>
              </table:table-cell>
              <table:table-cell office:value-type="float" office:value="801313000">
                <text:p>801313000</text:p>
              </table:table-cell>
              <table:table-cell office:value-type="float" office:value="800686000">
                <text:p>800686000</text:p>
              </table:table-cell>
              <table:table-cell office:value-type="float" office:value="801410000">
                <text:p>801410000</text:p>
              </table:table-cell>
              <table:table-cell office:value-type="float" office:value="800630000">
                <text:p>800630000</text:p>
              </table:table-cell>
              <table:table-cell office:value-type="float" office:value="801329000">
                <text:p>801329000</text:p>
              </table:table-cell>
              <table:table-cell office:value-type="float" office:value="800601000">
                <text:p>800601000</text:p>
              </table:table-cell>
              <table:table-cell office:value-type="float" office:value="800358000">
                <text:p>800358000</text:p>
              </table:table-cell>
              <table:table-cell office:value-type="float" office:value="801056000">
                <text:p>801056000</text:p>
              </table:table-cell>
              <table:table-cell office:value-type="float" office:value="801236000">
                <text:p>801236000</text:p>
              </table:table-cell>
              <table:table-cell office:value-type="float" office:value="800628000">
                <text:p>800628000</text:p>
              </table:table-cell>
              <table:table-cell office:value-type="float" office:value="801358000">
                <text:p>801358000</text:p>
              </table:table-cell>
              <table:table-cell office:value-type="float" office:value="800402000">
                <text:p>800402000</text:p>
              </table:table-cell>
              <table:table-cell office:value-type="float" office:value="801018000">
                <text:p>801018000</text:p>
              </table:table-cell>
              <table:table-cell office:value-type="float" office:value="801052000">
                <text:p>801052000</text:p>
              </table:table-cell>
              <table:table-cell office:value-type="float" office:value="800703000">
                <text:p>800703000</text:p>
              </table:table-cell>
              <table:table-cell office:value-type="float" office:value="800355000">
                <text:p>800355000</text:p>
              </table:table-cell>
              <table:table-cell office:value-type="float" office:value="800819000">
                <text:p>800819000</text:p>
              </table:table-cell>
              <table:table-cell office:value-type="float" office:value="801257000">
                <text:p>801257000</text:p>
              </table:table-cell>
              <table:table-cell office:value-type="float" office:value="800966000">
                <text:p>800966000</text:p>
              </table:table-cell>
              <table:table-cell office:value-type="float" office:value="798918000">
                <text:p>798918000</text:p>
              </table:table-cell>
              <table:table-cell office:value-type="float" office:value="801119000">
                <text:p>801119000</text:p>
              </table:table-cell>
              <table:table-cell office:value-type="float" office:value="801408000">
                <text:p>801408000</text:p>
              </table:table-cell>
              <table:table-cell office:value-type="float" office:value="800101000">
                <text:p>800101000</text:p>
              </table:table-cell>
              <table:table-cell office:value-type="float" office:value="801047000">
                <text:p>801047000</text:p>
              </table:table-cell>
              <table:table-cell office:value-type="float" office:value="800284000">
                <text:p>800284000</text:p>
              </table:table-cell>
              <table:table-cell office:value-type="float" office:value="800899000">
                <text:p>800899000</text:p>
              </table:table-cell>
              <table:table-cell office:value-type="float" office:value="800113000">
                <text:p>800113000</text:p>
              </table:table-cell>
              <table:table-cell office:value-type="float" office:value="800936000">
                <text:p>800936000</text:p>
              </table:table-cell>
              <table:table-cell office:value-type="float" office:value="801347000">
                <text:p>801347000</text:p>
              </table:table-cell>
              <table:table-cell office:value-type="float" office:value="800265000">
                <text:p>800265000</text:p>
              </table:table-cell>
              <table:table-cell office:value-type="float" office:value="800129000">
                <text:p>800129000</text:p>
              </table:table-cell>
              <table:table-cell office:value-type="float" office:value="800904000">
                <text:p>800904000</text:p>
              </table:table-cell>
              <table:table-cell office:value-type="float" office:value="801328000">
                <text:p>801328000</text:p>
              </table:table-cell>
              <table:table-cell office:value-type="float" office:value="801068000">
                <text:p>801068000</text:p>
              </table:table-cell>
              <table:table-cell office:value-type="float" office:value="800449000">
                <text:p>800449000</text:p>
              </table:table-cell>
              <table:table-cell office:value-type="float" office:value="800644000">
                <text:p>800644000</text:p>
              </table:table-cell>
              <table:table-cell office:value-type="float" office:value="801311000">
                <text:p>801311000</text:p>
              </table:table-cell>
              <table:table-cell office:value-type="float" office:value="799798000">
                <text:p>799798000</text:p>
              </table:table-cell>
              <table:table-cell office:value-type="float" office:value="801335000">
                <text:p>801335000</text:p>
              </table:table-cell>
              <table:table-cell office:value-type="float" office:value="801148000">
                <text:p>801148000</text:p>
              </table:table-cell>
              <table:table-cell office:value-type="float" office:value="801296000">
                <text:p>801296000</text:p>
              </table:table-cell>
              <table:table-cell office:value-type="float" office:value="801310000">
                <text:p>801310000</text:p>
              </table:table-cell>
              <table:table-cell office:value-type="float" office:value="800336000">
                <text:p>800336000</text:p>
              </table:table-cell>
              <table:table-cell office:value-type="float" office:value="800155000">
                <text:p>800155000</text:p>
              </table:table-cell>
              <table:table-cell office:value-type="float" office:value="801373000">
                <text:p>801373000</text:p>
              </table:table-cell>
              <table:table-cell office:value-type="float" office:value="801277000">
                <text:p>801277000</text:p>
              </table:table-cell>
              <table:table-cell office:value-type="float" office:value="800258000">
                <text:p>800258000</text:p>
              </table:table-cell>
              <table:table-cell office:value-type="float" office:value="799747000">
                <text:p>799747000</text:p>
              </table:table-cell>
              <table:table-cell office:value-type="float" office:value="800320000">
                <text:p>800320000</text:p>
              </table:table-cell>
              <table:table-cell office:value-type="float" office:value="801164000">
                <text:p>801164000</text:p>
              </table:table-cell>
              <table:table-cell office:value-type="float" office:value="801186000">
                <text:p>801186000</text:p>
              </table:table-cell>
              <table:table-cell office:value-type="float" office:value="801171000">
                <text:p>801171000</text:p>
              </table:table-cell>
              <table:table-cell office:value-type="float" office:value="801181000">
                <text:p>801181000</text:p>
              </table:table-cell>
              <table:table-cell office:value-type="float" office:value="799871000">
                <text:p>799871000</text:p>
              </table:table-cell>
              <table:table-cell office:value-type="float" office:value="800747000">
                <text:p>800747000</text:p>
              </table:table-cell>
              <table:table-cell office:value-type="float" office:value="800520000">
                <text:p>800520000</text:p>
              </table:table-cell>
              <table:table-cell office:value-type="float" office:value="800709000">
                <text:p>800709000</text:p>
              </table:table-cell>
              <table:table-cell office:value-type="float" office:value="800747000">
                <text:p>800747000</text:p>
              </table:table-cell>
              <table:table-cell office:value-type="float" office:value="801117000">
                <text:p>801117000</text:p>
              </table:table-cell>
              <table:table-cell office:value-type="float" office:value="801173000">
                <text:p>801173000</text:p>
              </table:table-cell>
              <table:table-cell office:value-type="float" office:value="800436000">
                <text:p>800436000</text:p>
              </table:table-cell>
              <table:table-cell office:value-type="float" office:value="801047000">
                <text:p>801047000</text:p>
              </table:table-cell>
              <table:table-cell office:value-type="float" office:value="801096000">
                <text:p>801096000</text:p>
              </table:table-cell>
              <table:table-cell office:value-type="float" office:value="800312000">
                <text:p>800312000</text:p>
              </table:table-cell>
              <table:table-cell office:value-type="float" office:value="800214000">
                <text:p>800214000</text:p>
              </table:table-cell>
              <table:table-cell office:value-type="float" office:value="800858000">
                <text:p>800858000</text:p>
              </table:table-cell>
              <table:table-cell office:value-type="float" office:value="800505000">
                <text:p>800505000</text:p>
              </table:table-cell>
              <table:table-cell office:value-type="float" office:value="801289000">
                <text:p>801289000</text:p>
              </table:table-cell>
              <table:table-cell office:value-type="float" office:value="801115000">
                <text:p>801115000</text:p>
              </table:table-cell>
              <table:table-cell office:value-type="float" office:value="801238000">
                <text:p>801238000</text:p>
              </table:table-cell>
              <table:table-cell office:value-type="float" office:value="799928000">
                <text:p>799928000</text:p>
              </table:table-cell>
              <table:table-cell office:value-type="float" office:value="813801000">
                <text:p>813801000</text:p>
              </table:table-cell>
              <table:table-cell office:value-type="float" office:value="813801000">
                <text:p>813801000</text:p>
              </table:table-cell>
              <table:table-cell office:value-type="float" office:value="814167000">
                <text:p>814167000</text:p>
              </table:table-cell>
              <table:table-cell office:value-type="float" office:value="814799000">
                <text:p>814799000</text:p>
              </table:table-cell>
              <table:table-cell office:value-type="float" office:value="814743000">
                <text:p>814743000</text:p>
              </table:table-cell>
              <table:table-cell office:value-type="float" office:value="814706000">
                <text:p>814706000</text:p>
              </table:table-cell>
              <table:table-cell office:value-type="float" office:value="814141000">
                <text:p>814141000</text:p>
              </table:table-cell>
              <table:table-cell office:value-type="float" office:value="815374000">
                <text:p>815374000</text:p>
              </table:table-cell>
              <table:table-cell office:value-type="float" office:value="814564000">
                <text:p>814564000</text:p>
              </table:table-cell>
              <table:table-cell office:value-type="float" office:value="815341000">
                <text:p>815341000</text:p>
              </table:table-cell>
              <table:table-cell office:value-type="float" office:value="813616000">
                <text:p>813616000</text:p>
              </table:table-cell>
              <table:table-cell office:value-type="float" office:value="815007000">
                <text:p>815007000</text:p>
              </table:table-cell>
              <table:table-cell office:value-type="float" office:value="814869000">
                <text:p>814869000</text:p>
              </table:table-cell>
              <table:table-cell office:value-type="float" office:value="814410000">
                <text:p>814410000</text:p>
              </table:table-cell>
              <table:table-cell office:value-type="float" office:value="815223000">
                <text:p>815223000</text:p>
              </table:table-cell>
              <table:table-cell office:value-type="float" office:value="811212000">
                <text:p>811212000</text:p>
              </table:table-cell>
              <table:table-cell office:value-type="float" office:value="814796000">
                <text:p>814796000</text:p>
              </table:table-cell>
              <table:table-cell office:value-type="float" office:value="814328000">
                <text:p>814328000</text:p>
              </table:table-cell>
              <table:table-cell office:value-type="float" office:value="815354000">
                <text:p>815354000</text:p>
              </table:table-cell>
              <table:table-cell office:value-type="float" office:value="815158000">
                <text:p>815158000</text:p>
              </table:table-cell>
              <table:table-cell office:value-type="float" office:value="815143000">
                <text:p>815143000</text:p>
              </table:table-cell>
              <table:table-cell office:value-type="float" office:value="815276000">
                <text:p>815276000</text:p>
              </table:table-cell>
              <table:table-cell office:value-type="float" office:value="814688000">
                <text:p>814688000</text:p>
              </table:table-cell>
              <table:table-cell office:value-type="float" office:value="814491000">
                <text:p>814491000</text:p>
              </table:table-cell>
              <table:table-cell office:value-type="float" office:value="815069000">
                <text:p>815069000</text:p>
              </table:table-cell>
              <table:table-cell office:value-type="float" office:value="814835000">
                <text:p>814835000</text:p>
              </table:table-cell>
              <table:table-cell office:value-type="float" office:value="814263000">
                <text:p>814263000</text:p>
              </table:table-cell>
              <table:table-cell office:value-type="float" office:value="814737000">
                <text:p>814737000</text:p>
              </table:table-cell>
              <table:table-cell office:value-type="float" office:value="814301000">
                <text:p>814301000</text:p>
              </table:table-cell>
              <table:table-cell office:value-type="float" office:value="815183000">
                <text:p>815183000</text:p>
              </table:table-cell>
              <table:table-cell office:value-type="float" office:value="815034000">
                <text:p>815034000</text:p>
              </table:table-cell>
              <table:table-cell office:value-type="float" office:value="814374000">
                <text:p>814374000</text:p>
              </table:table-cell>
              <table:table-cell office:value-type="float" office:value="814648000">
                <text:p>814648000</text:p>
              </table:table-cell>
              <table:table-cell office:value-type="float" office:value="815333000">
                <text:p>815333000</text:p>
              </table:table-cell>
              <table:table-cell office:value-type="float" office:value="815034000">
                <text:p>815034000</text:p>
              </table:table-cell>
              <table:table-cell office:value-type="float" office:value="815440000">
                <text:p>815440000</text:p>
              </table:table-cell>
              <table:table-cell office:value-type="float" office:value="815284000">
                <text:p>815284000</text:p>
              </table:table-cell>
              <table:table-cell office:value-type="float" office:value="814408000">
                <text:p>814408000</text:p>
              </table:table-cell>
              <table:table-cell office:value-type="float" office:value="814712000">
                <text:p>814712000</text:p>
              </table:table-cell>
              <table:table-cell office:value-type="float" office:value="814909000">
                <text:p>814909000</text:p>
              </table:table-cell>
              <table:table-cell office:value-type="float" office:value="815278000">
                <text:p>815278000</text:p>
              </table:table-cell>
              <table:table-cell office:value-type="float" office:value="815359000">
                <text:p>815359000</text:p>
              </table:table-cell>
              <table:table-cell office:value-type="float" office:value="814844000">
                <text:p>814844000</text:p>
              </table:table-cell>
              <table:table-cell office:value-type="float" office:value="815065000">
                <text:p>815065000</text:p>
              </table:table-cell>
              <table:table-cell office:value-type="float" office:value="814457000">
                <text:p>814457000</text:p>
              </table:table-cell>
              <table:table-cell office:value-type="float" office:value="814521000">
                <text:p>814521000</text:p>
              </table:table-cell>
              <table:table-cell office:value-type="float" office:value="814913000">
                <text:p>814913000</text:p>
              </table:table-cell>
              <table:table-cell office:value-type="float" office:value="814651000">
                <text:p>814651000</text:p>
              </table:table-cell>
              <table:table-cell office:value-type="float" office:value="814286000">
                <text:p>814286000</text:p>
              </table:table-cell>
              <table:table-cell office:value-type="float" office:value="814919000">
                <text:p>814919000</text:p>
              </table:table-cell>
              <table:table-cell office:value-type="float" office:value="813017000">
                <text:p>813017000</text:p>
              </table:table-cell>
              <table:table-cell office:value-type="float" office:value="815257000">
                <text:p>815257000</text:p>
              </table:table-cell>
              <table:table-cell office:value-type="float" office:value="815348000">
                <text:p>815348000</text:p>
              </table:table-cell>
              <table:table-cell office:value-type="float" office:value="813814000">
                <text:p>813814000</text:p>
              </table:table-cell>
              <table:table-cell office:value-type="float" office:value="814601000">
                <text:p>814601000</text:p>
              </table:table-cell>
              <table:table-cell office:value-type="float" office:value="814967000">
                <text:p>814967000</text:p>
              </table:table-cell>
              <table:table-cell office:value-type="float" office:value="814350000">
                <text:p>814350000</text:p>
              </table:table-cell>
              <table:table-cell office:value-type="float" office:value="815232000">
                <text:p>815232000</text:p>
              </table:table-cell>
              <table:table-cell office:value-type="float" office:value="814387000">
                <text:p>814387000</text:p>
              </table:table-cell>
              <table:table-cell office:value-type="float" office:value="815377000">
                <text:p>815377000</text:p>
              </table:table-cell>
              <table:table-cell office:value-type="float" office:value="814561000">
                <text:p>814561000</text:p>
              </table:table-cell>
              <table:table-cell office:value-type="float" office:value="813310000">
                <text:p>813310000</text:p>
              </table:table-cell>
              <table:table-cell office:value-type="float" office:value="815293000">
                <text:p>815293000</text:p>
              </table:table-cell>
              <table:table-cell office:value-type="float" office:value="813699000">
                <text:p>813699000</text:p>
              </table:table-cell>
              <table:table-cell office:value-type="float" office:value="813699000">
                <text:p>813699000</text:p>
              </table:table-cell>
              <table:table-cell office:value-type="float" office:value="813457000">
                <text:p>813457000</text:p>
              </table:table-cell>
              <table:table-cell office:value-type="float" office:value="815283000">
                <text:p>815283000</text:p>
              </table:table-cell>
              <table:table-cell office:value-type="float" office:value="815039000">
                <text:p>815039000</text:p>
              </table:table-cell>
              <table:table-cell office:value-type="float" office:value="813283000">
                <text:p>813283000</text:p>
              </table:table-cell>
              <table:table-cell office:value-type="float" office:value="813869000">
                <text:p>813869000</text:p>
              </table:table-cell>
              <table:table-cell office:value-type="float" office:value="813869000">
                <text:p>813869000</text:p>
              </table:table-cell>
              <table:table-cell office:value-type="float" office:value="814824000">
                <text:p>814824000</text:p>
              </table:table-cell>
              <table:table-cell office:value-type="float" office:value="815377000">
                <text:p>815377000</text:p>
              </table:table-cell>
              <table:table-cell office:value-type="float" office:value="814964000">
                <text:p>814964000</text:p>
              </table:table-cell>
              <table:table-cell office:value-type="float" office:value="814448000">
                <text:p>814448000</text:p>
              </table:table-cell>
              <table:table-cell office:value-type="float" office:value="814264000">
                <text:p>814264000</text:p>
              </table:table-cell>
              <table:table-cell office:value-type="float" office:value="815412000">
                <text:p>815412000</text:p>
              </table:table-cell>
              <table:table-cell office:value-type="float" office:value="814486000">
                <text:p>814486000</text:p>
              </table:table-cell>
              <table:table-cell office:value-type="float" office:value="815302000">
                <text:p>815302000</text:p>
              </table:table-cell>
              <table:table-cell office:value-type="float" office:value="814284000">
                <text:p>814284000</text:p>
              </table:table-cell>
              <table:table-cell office:value-type="float" office:value="814404000">
                <text:p>814404000</text:p>
              </table:table-cell>
              <table:table-cell office:value-type="float" office:value="814523000">
                <text:p>814523000</text:p>
              </table:table-cell>
              <table:table-cell office:value-type="float" office:value="814693000">
                <text:p>814693000</text:p>
              </table:table-cell>
              <table:table-cell office:value-type="float" office:value="815154000">
                <text:p>815154000</text:p>
              </table:table-cell>
              <table:table-cell office:value-type="float" office:value="815259000">
                <text:p>815259000</text:p>
              </table:table-cell>
              <table:table-cell office:value-type="float" office:value="814701000">
                <text:p>814701000</text:p>
              </table:table-cell>
              <table:table-cell office:value-type="float" office:value="812929000">
                <text:p>812929000</text:p>
              </table:table-cell>
              <table:table-cell office:value-type="float" office:value="814332000">
                <text:p>814332000</text:p>
              </table:table-cell>
              <table:table-cell office:value-type="float" office:value="815062000">
                <text:p>815062000</text:p>
              </table:table-cell>
              <table:table-cell office:value-type="float" office:value="814869000">
                <text:p>814869000</text:p>
              </table:table-cell>
              <table:table-cell office:value-type="float" office:value="815010000">
                <text:p>815010000</text:p>
              </table:table-cell>
              <table:table-cell office:value-type="float" office:value="814972000">
                <text:p>814972000</text:p>
              </table:table-cell>
              <table:table-cell office:value-type="float" office:value="814964000">
                <text:p>814964000</text:p>
              </table:table-cell>
              <table:table-cell office:value-type="float" office:value="813525000">
                <text:p>813525000</text:p>
              </table:table-cell>
              <table:table-cell office:value-type="float" office:value="814909000">
                <text:p>814909000</text:p>
              </table:table-cell>
              <table:table-cell office:value-type="float" office:value="815114000">
                <text:p>815114000</text:p>
              </table:table-cell>
              <table:table-cell office:value-type="float" office:value="814388000">
                <text:p>814388000</text:p>
              </table:table-cell>
              <table:table-cell office:value-type="float" office:value="814315000">
                <text:p>814315000</text:p>
              </table:table-cell>
              <table:table-cell office:value-type="float" office:value="813898000">
                <text:p>813898000</text:p>
              </table:table-cell>
              <table:table-cell office:value-type="float" office:value="814008000">
                <text:p>814008000</text:p>
              </table:table-cell>
              <table:table-cell office:value-type="float" office:value="814138000">
                <text:p>814138000</text:p>
              </table:table-cell>
              <table:table-cell office:value-type="float" office:value="814587000">
                <text:p>814587000</text:p>
              </table:table-cell>
              <table:table-cell office:value-type="float" office:value="814442000">
                <text:p>814442000</text:p>
              </table:table-cell>
              <table:table-cell office:value-type="float" office:value="814297000">
                <text:p>814297000</text:p>
              </table:table-cell>
              <table:table-cell office:value-type="float" office:value="815191000">
                <text:p>815191000</text:p>
              </table:table-cell>
              <table:table-cell office:value-type="float" office:value="815332000">
                <text:p>815332000</text:p>
              </table:table-cell>
              <table:table-cell office:value-type="float" office:value="815344000">
                <text:p>815344000</text:p>
              </table:table-cell>
              <table:table-cell office:value-type="float" office:value="813935000">
                <text:p>813935000</text:p>
              </table:table-cell>
              <table:table-cell office:value-type="float" office:value="814891000">
                <text:p>814891000</text:p>
              </table:table-cell>
              <table:table-cell office:value-type="float" office:value="814992000">
                <text:p>814992000</text:p>
              </table:table-cell>
              <table:table-cell office:value-type="float" office:value="814744000">
                <text:p>814744000</text:p>
              </table:table-cell>
              <table:table-cell office:value-type="float" office:value="814565000">
                <text:p>814565000</text:p>
              </table:table-cell>
              <table:table-cell office:value-type="float" office:value="814786000">
                <text:p>814786000</text:p>
              </table:table-cell>
              <table:table-cell office:value-type="float" office:value="814328000">
                <text:p>814328000</text:p>
              </table:table-cell>
              <table:table-cell office:value-type="float" office:value="815065000">
                <text:p>815065000</text:p>
              </table:table-cell>
              <table:table-cell office:value-type="float" office:value="814395000">
                <text:p>814395000</text:p>
              </table:table-cell>
              <table:table-cell office:value-type="float" office:value="814259000">
                <text:p>814259000</text:p>
              </table:table-cell>
              <table:table-cell office:value-type="float" office:value="814859000">
                <text:p>814859000</text:p>
              </table:table-cell>
              <table:table-cell office:value-type="float" office:value="814874000">
                <text:p>814874000</text:p>
              </table:table-cell>
              <table:table-cell office:value-type="float" office:value="815369000">
                <text:p>815369000</text:p>
              </table:table-cell>
              <table:table-cell office:value-type="float" office:value="814738000">
                <text:p>814738000</text:p>
              </table:table-cell>
              <table:table-cell office:value-type="float" office:value="815267000">
                <text:p>815267000</text:p>
              </table:table-cell>
              <table:table-cell office:value-type="float" office:value="814952000">
                <text:p>814952000</text:p>
              </table:table-cell>
              <table:table-cell office:value-type="float" office:value="815270000">
                <text:p>815270000</text:p>
              </table:table-cell>
              <table:table-cell office:value-type="float" office:value="815298000">
                <text:p>815298000</text:p>
              </table:table-cell>
              <table:table-cell office:value-type="float" office:value="814940000">
                <text:p>814940000</text:p>
              </table:table-cell>
              <table:table-cell office:value-type="float" office:value="815025000">
                <text:p>815025000</text:p>
              </table:table-cell>
              <table:table-cell office:value-type="float" office:value="815060000">
                <text:p>815060000</text:p>
              </table:table-cell>
              <table:table-cell office:value-type="float" office:value="814492000">
                <text:p>814492000</text:p>
              </table:table-cell>
              <table:table-cell office:value-type="float" office:value="815152000">
                <text:p>815152000</text:p>
              </table:table-cell>
              <table:table-cell office:value-type="float" office:value="814749000">
                <text:p>814749000</text:p>
              </table:table-cell>
              <table:table-cell office:value-type="float" office:value="813985000">
                <text:p>813985000</text:p>
              </table:table-cell>
              <table:table-cell office:value-type="float" office:value="814823000">
                <text:p>814823000</text:p>
              </table:table-cell>
              <table:table-cell office:value-type="float" office:value="815032000">
                <text:p>815032000</text:p>
              </table:table-cell>
              <table:table-cell office:value-type="float" office:value="813105000">
                <text:p>813105000</text:p>
              </table:table-cell>
              <table:table-cell office:value-type="float" office:value="812606000">
                <text:p>812606000</text:p>
              </table:table-cell>
              <table:table-cell office:value-type="float" office:value="814545000">
                <text:p>814545000</text:p>
              </table:table-cell>
              <table:table-cell office:value-type="float" office:value="814895000">
                <text:p>814895000</text:p>
              </table:table-cell>
              <table:table-cell office:value-type="float" office:value="814729000">
                <text:p>814729000</text:p>
              </table:table-cell>
              <table:table-cell office:value-type="float" office:value="814977000">
                <text:p>814977000</text:p>
              </table:table-cell>
              <table:table-cell office:value-type="float" office:value="815064000">
                <text:p>815064000</text:p>
              </table:table-cell>
              <table:table-cell office:value-type="float" office:value="813824000">
                <text:p>813824000</text:p>
              </table:table-cell>
              <table:table-cell office:value-type="float" office:value="815156000">
                <text:p>815156000</text:p>
              </table:table-cell>
              <table:table-cell office:value-type="float" office:value="815082000">
                <text:p>815082000</text:p>
              </table:table-cell>
              <table:table-cell office:value-type="float" office:value="814595000">
                <text:p>814595000</text:p>
              </table:table-cell>
              <table:table-cell office:value-type="float" office:value="815186000">
                <text:p>815186000</text:p>
              </table:table-cell>
              <table:table-cell office:value-type="float" office:value="814415000">
                <text:p>814415000</text:p>
              </table:table-cell>
              <table:table-cell office:value-type="float" office:value="815306000">
                <text:p>815306000</text:p>
              </table:table-cell>
              <table:table-cell office:value-type="float" office:value="814781000">
                <text:p>814781000</text:p>
              </table:table-cell>
              <table:table-cell office:value-type="float" office:value="814718000">
                <text:p>814718000</text:p>
              </table:table-cell>
              <table:table-cell office:value-type="float" office:value="814696000">
                <text:p>814696000</text:p>
              </table:table-cell>
              <table:table-cell office:value-type="float" office:value="815227000">
                <text:p>815227000</text:p>
              </table:table-cell>
              <table:table-cell office:value-type="float" office:value="815018000">
                <text:p>815018000</text:p>
              </table:table-cell>
              <table:table-cell office:value-type="float" office:value="813475000">
                <text:p>813475000</text:p>
              </table:table-cell>
              <table:table-cell office:value-type="float" office:value="814088000">
                <text:p>814088000</text:p>
              </table:table-cell>
              <table:table-cell office:value-type="float" office:value="814717000">
                <text:p>814717000</text:p>
              </table:table-cell>
              <table:table-cell office:value-type="float" office:value="814449000">
                <text:p>814449000</text:p>
              </table:table-cell>
              <table:table-cell office:value-type="float" office:value="814764000">
                <text:p>814764000</text:p>
              </table:table-cell>
              <table:table-cell office:value-type="float" office:value="815389000">
                <text:p>815389000</text:p>
              </table:table-cell>
              <table:table-cell office:value-type="float" office:value="814241000">
                <text:p>814241000</text:p>
              </table:table-cell>
              <table:table-cell office:value-type="float" office:value="814542000">
                <text:p>814542000</text:p>
              </table:table-cell>
              <table:table-cell office:value-type="float" office:value="814266000">
                <text:p>814266000</text:p>
              </table:table-cell>
              <table:table-cell office:value-type="float" office:value="815105000">
                <text:p>815105000</text:p>
              </table:table-cell>
              <table:table-cell office:value-type="float" office:value="814741000">
                <text:p>814741000</text:p>
              </table:table-cell>
              <table:table-cell office:value-type="float" office:value="815214000">
                <text:p>815214000</text:p>
              </table:table-cell>
              <table:table-cell office:value-type="float" office:value="815201000">
                <text:p>815201000</text:p>
              </table:table-cell>
              <table:table-cell office:value-type="float" office:value="815388000">
                <text:p>815388000</text:p>
              </table:table-cell>
              <table:table-cell office:value-type="float" office:value="814333000">
                <text:p>814333000</text:p>
              </table:table-cell>
              <table:table-cell office:value-type="float" office:value="813522000">
                <text:p>813522000</text:p>
              </table:table-cell>
              <table:table-cell office:value-type="float" office:value="815076000">
                <text:p>815076000</text:p>
              </table:table-cell>
              <table:table-cell office:value-type="float" office:value="815048000">
                <text:p>815048000</text:p>
              </table:table-cell>
              <table:table-cell office:value-type="float" office:value="815017000">
                <text:p>815017000</text:p>
              </table:table-cell>
              <table:table-cell office:value-type="float" office:value="815265000">
                <text:p>815265000</text:p>
              </table:table-cell>
              <table:table-cell office:value-type="float" office:value="813498000">
                <text:p>813498000</text:p>
              </table:table-cell>
              <table:table-cell office:value-type="float" office:value="815112000">
                <text:p>815112000</text:p>
              </table:table-cell>
              <table:table-cell office:value-type="float" office:value="814982000">
                <text:p>814982000</text:p>
              </table:table-cell>
              <table:table-cell office:value-type="float" office:value="813983000">
                <text:p>813983000</text:p>
              </table:table-cell>
              <table:table-cell office:value-type="float" office:value="815093000">
                <text:p>815093000</text:p>
              </table:table-cell>
              <table:table-cell office:value-type="float" office:value="814913000">
                <text:p>814913000</text:p>
              </table:table-cell>
              <table:table-cell office:value-type="float" office:value="814778000">
                <text:p>814778000</text:p>
              </table:table-cell>
              <table:table-cell office:value-type="float" office:value="815103000">
                <text:p>815103000</text:p>
              </table:table-cell>
              <table:table-cell office:value-type="float" office:value="813623000">
                <text:p>813623000</text:p>
              </table:table-cell>
              <table:table-cell office:value-type="float" office:value="815316000">
                <text:p>815316000</text:p>
              </table:table-cell>
              <table:table-cell office:value-type="float" office:value="814912000">
                <text:p>814912000</text:p>
              </table:table-cell>
              <table:table-cell office:value-type="float" office:value="814622000">
                <text:p>814622000</text:p>
              </table:table-cell>
              <table:table-cell office:value-type="float" office:value="814261000">
                <text:p>814261000</text:p>
              </table:table-cell>
              <table:table-cell office:value-type="float" office:value="814996000">
                <text:p>814996000</text:p>
              </table:table-cell>
              <table:table-cell office:value-type="float" office:value="815336000">
                <text:p>815336000</text:p>
              </table:table-cell>
              <table:table-cell office:value-type="float" office:value="813117000">
                <text:p>813117000</text:p>
              </table:table-cell>
              <table:table-cell office:value-type="float" office:value="815288000">
                <text:p>815288000</text:p>
              </table:table-cell>
              <table:table-cell office:value-type="float" office:value="814524000">
                <text:p>814524000</text:p>
              </table:table-cell>
              <table:table-cell office:value-type="float" office:value="815211000">
                <text:p>815211000</text:p>
              </table:table-cell>
              <table:table-cell office:value-type="float" office:value="814746000">
                <text:p>814746000</text:p>
              </table:table-cell>
              <table:table-cell office:value-type="float" office:value="815302000">
                <text:p>815302000</text:p>
              </table:table-cell>
              <table:table-cell office:value-type="float" office:value="814991000">
                <text:p>814991000</text:p>
              </table:table-cell>
              <table:table-cell office:value-type="float" office:value="814984000">
                <text:p>814984000</text:p>
              </table:table-cell>
              <table:table-cell office:value-type="float" office:value="813999000">
                <text:p>813999000</text:p>
              </table:table-cell>
              <table:table-cell office:value-type="float" office:value="813302000">
                <text:p>813302000</text:p>
              </table:table-cell>
              <table:table-cell office:value-type="float" office:value="815078000">
                <text:p>815078000</text:p>
              </table:table-cell>
              <table:table-cell office:value-type="float" office:value="814275000">
                <text:p>814275000</text:p>
              </table:table-cell>
              <table:table-cell office:value-type="float" office:value="813237000">
                <text:p>813237000</text:p>
              </table:table-cell>
              <table:table-cell office:value-type="float" office:value="815350000">
                <text:p>815350000</text:p>
              </table:table-cell>
              <table:table-cell office:value-type="float" office:value="815064000">
                <text:p>815064000</text:p>
              </table:table-cell>
              <table:table-cell office:value-type="float" office:value="822626000">
                <text:p>822626000</text:p>
              </table:table-cell>
              <table:table-cell office:value-type="float" office:value="819811000">
                <text:p>819811000</text:p>
              </table:table-cell>
              <table:table-cell office:value-type="float" office:value="821837000">
                <text:p>821837000</text:p>
              </table:table-cell>
              <table:table-cell office:value-type="float" office:value="821837000">
                <text:p>821837000</text:p>
              </table:table-cell>
              <table:table-cell office:value-type="float" office:value="821630000">
                <text:p>821630000</text:p>
              </table:table-cell>
              <table:table-cell office:value-type="float" office:value="821683000">
                <text:p>821683000</text:p>
              </table:table-cell>
              <table:table-cell office:value-type="float" office:value="822271000">
                <text:p>822271000</text:p>
              </table:table-cell>
              <table:table-cell office:value-type="float" office:value="822399000">
                <text:p>822399000</text:p>
              </table:table-cell>
              <table:table-cell office:value-type="float" office:value="820295000">
                <text:p>820295000</text:p>
              </table:table-cell>
              <table:table-cell office:value-type="float" office:value="822588000">
                <text:p>822588000</text:p>
              </table:table-cell>
              <table:table-cell office:value-type="float" office:value="821493000">
                <text:p>821493000</text:p>
              </table:table-cell>
              <table:table-cell office:value-type="float" office:value="821308000">
                <text:p>821308000</text:p>
              </table:table-cell>
              <table:table-cell office:value-type="float" office:value="820642000">
                <text:p>820642000</text:p>
              </table:table-cell>
              <table:table-cell office:value-type="float" office:value="822192000">
                <text:p>822192000</text:p>
              </table:table-cell>
              <table:table-cell office:value-type="float" office:value="822517000">
                <text:p>822517000</text:p>
              </table:table-cell>
              <table:table-cell office:value-type="float" office:value="822297000">
                <text:p>822297000</text:p>
              </table:table-cell>
              <table:table-cell office:value-type="float" office:value="822014000">
                <text:p>822014000</text:p>
              </table:table-cell>
              <table:table-cell office:value-type="float" office:value="822270000">
                <text:p>822270000</text:p>
              </table:table-cell>
              <table:table-cell office:value-type="float" office:value="822320000">
                <text:p>822320000</text:p>
              </table:table-cell>
              <table:table-cell office:value-type="float" office:value="821319000">
                <text:p>821319000</text:p>
              </table:table-cell>
              <table:table-cell office:value-type="float" office:value="821650000">
                <text:p>821650000</text:p>
              </table:table-cell>
              <table:table-cell office:value-type="float" office:value="821562000">
                <text:p>821562000</text:p>
              </table:table-cell>
              <table:table-cell office:value-type="float" office:value="822255000">
                <text:p>822255000</text:p>
              </table:table-cell>
              <table:table-cell office:value-type="float" office:value="822080000">
                <text:p>822080000</text:p>
              </table:table-cell>
              <table:table-cell office:value-type="float" office:value="819831000">
                <text:p>819831000</text:p>
              </table:table-cell>
              <table:table-cell office:value-type="float" office:value="822565000">
                <text:p>822565000</text:p>
              </table:table-cell>
              <table:table-cell office:value-type="float" office:value="822165000">
                <text:p>822165000</text:p>
              </table:table-cell>
              <table:table-cell office:value-type="float" office:value="822165000">
                <text:p>822165000</text:p>
              </table:table-cell>
              <table:table-cell office:value-type="float" office:value="819807000">
                <text:p>819807000</text:p>
              </table:table-cell>
              <table:table-cell office:value-type="float" office:value="822360000">
                <text:p>822360000</text:p>
              </table:table-cell>
              <table:table-cell office:value-type="float" office:value="820936000">
                <text:p>820936000</text:p>
              </table:table-cell>
              <table:table-cell office:value-type="float" office:value="822355000">
                <text:p>822355000</text:p>
              </table:table-cell>
              <table:table-cell office:value-type="float" office:value="821402000">
                <text:p>821402000</text:p>
              </table:table-cell>
              <table:table-cell office:value-type="float" office:value="821897000">
                <text:p>821897000</text:p>
              </table:table-cell>
              <table:table-cell office:value-type="float" office:value="821897000">
                <text:p>821897000</text:p>
              </table:table-cell>
              <table:table-cell office:value-type="float" office:value="821324000">
                <text:p>821324000</text:p>
              </table:table-cell>
              <table:table-cell office:value-type="float" office:value="822150000">
                <text:p>822150000</text:p>
              </table:table-cell>
              <table:table-cell office:value-type="float" office:value="820414000">
                <text:p>820414000</text:p>
              </table:table-cell>
              <table:table-cell office:value-type="float" office:value="820686000">
                <text:p>820686000</text:p>
              </table:table-cell>
              <table:table-cell office:value-type="float" office:value="821027000">
                <text:p>821027000</text:p>
              </table:table-cell>
              <table:table-cell office:value-type="float" office:value="822569000">
                <text:p>822569000</text:p>
              </table:table-cell>
              <table:table-cell office:value-type="float" office:value="822257000">
                <text:p>822257000</text:p>
              </table:table-cell>
              <table:table-cell office:value-type="float" office:value="822469000">
                <text:p>822469000</text:p>
              </table:table-cell>
              <table:table-cell office:value-type="float" office:value="821681000">
                <text:p>821681000</text:p>
              </table:table-cell>
              <table:table-cell office:value-type="float" office:value="821912000">
                <text:p>821912000</text:p>
              </table:table-cell>
              <table:table-cell office:value-type="float" office:value="821116000">
                <text:p>821116000</text:p>
              </table:table-cell>
              <table:table-cell office:value-type="float" office:value="821503000">
                <text:p>821503000</text:p>
              </table:table-cell>
              <table:table-cell office:value-type="float" office:value="822529000">
                <text:p>822529000</text:p>
              </table:table-cell>
              <table:table-cell office:value-type="float" office:value="821755000">
                <text:p>821755000</text:p>
              </table:table-cell>
              <table:table-cell office:value-type="float" office:value="821322000">
                <text:p>821322000</text:p>
              </table:table-cell>
              <table:table-cell office:value-type="float" office:value="822257000">
                <text:p>822257000</text:p>
              </table:table-cell>
              <table:table-cell office:value-type="float" office:value="819709000">
                <text:p>819709000</text:p>
              </table:table-cell>
              <table:table-cell office:value-type="float" office:value="821002000">
                <text:p>821002000</text:p>
              </table:table-cell>
              <table:table-cell office:value-type="float" office:value="822279000">
                <text:p>822279000</text:p>
              </table:table-cell>
              <table:table-cell office:value-type="float" office:value="822312000">
                <text:p>822312000</text:p>
              </table:table-cell>
              <table:table-cell office:value-type="float" office:value="820817000">
                <text:p>820817000</text:p>
              </table:table-cell>
              <table:table-cell office:value-type="float" office:value="821579000">
                <text:p>821579000</text:p>
              </table:table-cell>
              <table:table-cell office:value-type="float" office:value="822357000">
                <text:p>822357000</text:p>
              </table:table-cell>
              <table:table-cell office:value-type="float" office:value="821343000">
                <text:p>821343000</text:p>
              </table:table-cell>
              <table:table-cell office:value-type="float" office:value="820529000">
                <text:p>820529000</text:p>
              </table:table-cell>
              <table:table-cell office:value-type="float" office:value="822231000">
                <text:p>822231000</text:p>
              </table:table-cell>
              <table:table-cell office:value-type="float" office:value="821725000">
                <text:p>821725000</text:p>
              </table:table-cell>
              <table:table-cell office:value-type="float" office:value="821079000">
                <text:p>821079000</text:p>
              </table:table-cell>
              <table:table-cell office:value-type="float" office:value="821306000">
                <text:p>821306000</text:p>
              </table:table-cell>
              <table:table-cell office:value-type="float" office:value="822239000">
                <text:p>822239000</text:p>
              </table:table-cell>
              <table:table-cell office:value-type="float" office:value="821455000">
                <text:p>821455000</text:p>
              </table:table-cell>
              <table:table-cell office:value-type="float" office:value="821604000">
                <text:p>821604000</text:p>
              </table:table-cell>
              <table:table-cell office:value-type="float" office:value="822324000">
                <text:p>822324000</text:p>
              </table:table-cell>
              <table:table-cell office:value-type="float" office:value="821892000">
                <text:p>821892000</text:p>
              </table:table-cell>
              <table:table-cell office:value-type="float" office:value="822227000">
                <text:p>822227000</text:p>
              </table:table-cell>
              <table:table-cell office:value-type="float" office:value="821487000">
                <text:p>821487000</text:p>
              </table:table-cell>
              <table:table-cell office:value-type="float" office:value="819928000">
                <text:p>819928000</text:p>
              </table:table-cell>
              <table:table-cell office:value-type="float" office:value="821834000">
                <text:p>821834000</text:p>
              </table:table-cell>
              <table:table-cell office:value-type="float" office:value="822326000">
                <text:p>822326000</text:p>
              </table:table-cell>
              <table:table-cell office:value-type="float" office:value="821734000">
                <text:p>821734000</text:p>
              </table:table-cell>
              <table:table-cell office:value-type="float" office:value="819012000">
                <text:p>819012000</text:p>
              </table:table-cell>
              <table:table-cell office:value-type="float" office:value="822298000">
                <text:p>822298000</text:p>
              </table:table-cell>
              <table:table-cell office:value-type="float" office:value="821777000">
                <text:p>821777000</text:p>
              </table:table-cell>
              <table:table-cell office:value-type="float" office:value="822576000">
                <text:p>822576000</text:p>
              </table:table-cell>
              <table:table-cell office:value-type="float" office:value="822032000">
                <text:p>822032000</text:p>
              </table:table-cell>
              <table:table-cell office:value-type="float" office:value="821334000">
                <text:p>821334000</text:p>
              </table:table-cell>
              <table:table-cell office:value-type="float" office:value="821369000">
                <text:p>821369000</text:p>
              </table:table-cell>
              <table:table-cell office:value-type="float" office:value="822475000">
                <text:p>822475000</text:p>
              </table:table-cell>
              <table:table-cell office:value-type="float" office:value="821916000">
                <text:p>821916000</text:p>
              </table:table-cell>
              <table:table-cell office:value-type="float" office:value="821845000">
                <text:p>821845000</text:p>
              </table:table-cell>
              <table:table-cell office:value-type="float" office:value="820868000">
                <text:p>820868000</text:p>
              </table:table-cell>
              <table:table-cell office:value-type="float" office:value="822542000">
                <text:p>822542000</text:p>
              </table:table-cell>
              <table:table-cell office:value-type="float" office:value="821245000">
                <text:p>821245000</text:p>
              </table:table-cell>
              <table:table-cell office:value-type="float" office:value="822238000">
                <text:p>822238000</text:p>
              </table:table-cell>
              <table:table-cell office:value-type="float" office:value="822048000">
                <text:p>822048000</text:p>
              </table:table-cell>
              <table:table-cell office:value-type="float" office:value="821263000">
                <text:p>821263000</text:p>
              </table:table-cell>
              <table:table-cell office:value-type="float" office:value="821988000">
                <text:p>821988000</text:p>
              </table:table-cell>
              <table:table-cell office:value-type="float" office:value="822461000">
                <text:p>822461000</text:p>
              </table:table-cell>
              <table:table-cell office:value-type="float" office:value="821679000">
                <text:p>821679000</text:p>
              </table:table-cell>
              <table:table-cell office:value-type="float" office:value="821363000">
                <text:p>821363000</text:p>
              </table:table-cell>
              <table:table-cell office:value-type="float" office:value="820324000">
                <text:p>820324000</text:p>
              </table:table-cell>
              <table:table-cell office:value-type="float" office:value="820424000">
                <text:p>820424000</text:p>
              </table:table-cell>
              <table:table-cell office:value-type="float" office:value="822504000">
                <text:p>822504000</text:p>
              </table:table-cell>
              <table:table-cell office:value-type="float" office:value="822340000">
                <text:p>822340000</text:p>
              </table:table-cell>
              <table:table-cell office:value-type="float" office:value="822685000">
                <text:p>822685000</text:p>
              </table:table-cell>
              <table:table-cell office:value-type="float" office:value="821857000">
                <text:p>821857000</text:p>
              </table:table-cell>
              <table:table-cell office:value-type="float" office:value="821716000">
                <text:p>821716000</text:p>
              </table:table-cell>
              <table:table-cell office:value-type="float" office:value="820067000">
                <text:p>820067000</text:p>
              </table:table-cell>
              <table:table-cell office:value-type="float" office:value="821469000">
                <text:p>821469000</text:p>
              </table:table-cell>
              <table:table-cell office:value-type="float" office:value="822219000">
                <text:p>822219000</text:p>
              </table:table-cell>
              <table:table-cell office:value-type="float" office:value="821999000">
                <text:p>821999000</text:p>
              </table:table-cell>
              <table:table-cell office:value-type="float" office:value="822273000">
                <text:p>822273000</text:p>
              </table:table-cell>
              <table:table-cell office:value-type="float" office:value="821617000">
                <text:p>821617000</text:p>
              </table:table-cell>
              <table:table-cell office:value-type="float" office:value="820933000">
                <text:p>820933000</text:p>
              </table:table-cell>
              <table:table-cell office:value-type="float" office:value="822593000">
                <text:p>822593000</text:p>
              </table:table-cell>
              <table:table-cell office:value-type="float" office:value="821825000">
                <text:p>821825000</text:p>
              </table:table-cell>
              <table:table-cell office:value-type="float" office:value="819780000">
                <text:p>819780000</text:p>
              </table:table-cell>
              <table:table-cell office:value-type="float" office:value="821646000">
                <text:p>821646000</text:p>
              </table:table-cell>
              <table:table-cell office:value-type="float" office:value="821033000">
                <text:p>821033000</text:p>
              </table:table-cell>
              <table:table-cell office:value-type="float" office:value="821665000">
                <text:p>821665000</text:p>
              </table:table-cell>
              <table:table-cell office:value-type="float" office:value="821226000">
                <text:p>821226000</text:p>
              </table:table-cell>
              <table:table-cell office:value-type="float" office:value="821943000">
                <text:p>821943000</text:p>
              </table:table-cell>
              <table:table-cell office:value-type="float" office:value="821884000">
                <text:p>821884000</text:p>
              </table:table-cell>
              <table:table-cell office:value-type="float" office:value="822044000">
                <text:p>822044000</text:p>
              </table:table-cell>
              <table:table-cell office:value-type="float" office:value="820830000">
                <text:p>820830000</text:p>
              </table:table-cell>
              <table:table-cell office:value-type="float" office:value="820666000">
                <text:p>820666000</text:p>
              </table:table-cell>
              <table:table-cell office:value-type="float" office:value="820511000">
                <text:p>820511000</text:p>
              </table:table-cell>
              <table:table-cell office:value-type="float" office:value="822390000">
                <text:p>822390000</text:p>
              </table:table-cell>
              <table:table-cell office:value-type="float" office:value="819788000">
                <text:p>819788000</text:p>
              </table:table-cell>
              <table:table-cell office:value-type="float" office:value="822438000">
                <text:p>822438000</text:p>
              </table:table-cell>
              <table:table-cell office:value-type="float" office:value="822268000">
                <text:p>822268000</text:p>
              </table:table-cell>
              <table:table-cell office:value-type="float" office:value="820674000">
                <text:p>820674000</text:p>
              </table:table-cell>
              <table:table-cell office:value-type="float" office:value="821302000">
                <text:p>821302000</text:p>
              </table:table-cell>
              <table:table-cell office:value-type="float" office:value="821899000">
                <text:p>821899000</text:p>
              </table:table-cell>
              <table:table-cell office:value-type="float" office:value="820891000">
                <text:p>820891000</text:p>
              </table:table-cell>
              <table:table-cell office:value-type="float" office:value="821835000">
                <text:p>821835000</text:p>
              </table:table-cell>
              <table:table-cell office:value-type="float" office:value="820348000">
                <text:p>820348000</text:p>
              </table:table-cell>
              <table:table-cell office:value-type="float" office:value="821881000">
                <text:p>821881000</text:p>
              </table:table-cell>
              <table:table-cell office:value-type="float" office:value="822051000">
                <text:p>822051000</text:p>
              </table:table-cell>
              <table:table-cell office:value-type="float" office:value="819972000">
                <text:p>819972000</text:p>
              </table:table-cell>
              <table:table-cell office:value-type="float" office:value="821496000">
                <text:p>821496000</text:p>
              </table:table-cell>
              <table:table-cell office:value-type="float" office:value="821791000">
                <text:p>821791000</text:p>
              </table:table-cell>
              <table:table-cell office:value-type="float" office:value="822054000">
                <text:p>822054000</text:p>
              </table:table-cell>
              <table:table-cell office:value-type="float" office:value="822053000">
                <text:p>822053000</text:p>
              </table:table-cell>
              <table:table-cell office:value-type="float" office:value="822635000">
                <text:p>822635000</text:p>
              </table:table-cell>
              <table:table-cell office:value-type="float" office:value="821443000">
                <text:p>821443000</text:p>
              </table:table-cell>
              <table:table-cell office:value-type="float" office:value="820155000">
                <text:p>820155000</text:p>
              </table:table-cell>
              <table:table-cell office:value-type="float" office:value="822525000">
                <text:p>822525000</text:p>
              </table:table-cell>
              <table:table-cell office:value-type="float" office:value="821749000">
                <text:p>821749000</text:p>
              </table:table-cell>
              <table:table-cell office:value-type="float" office:value="822422000">
                <text:p>822422000</text:p>
              </table:table-cell>
              <table:table-cell office:value-type="float" office:value="822151000">
                <text:p>822151000</text:p>
              </table:table-cell>
              <table:table-cell office:value-type="float" office:value="820794000">
                <text:p>820794000</text:p>
              </table:table-cell>
              <table:table-cell office:value-type="float" office:value="822303000">
                <text:p>822303000</text:p>
              </table:table-cell>
              <table:table-cell office:value-type="float" office:value="821590000">
                <text:p>821590000</text:p>
              </table:table-cell>
              <table:table-cell office:value-type="float" office:value="821770000">
                <text:p>821770000</text:p>
              </table:table-cell>
              <table:table-cell office:value-type="float" office:value="821913000">
                <text:p>821913000</text:p>
              </table:table-cell>
              <table:table-cell office:value-type="float" office:value="820099000">
                <text:p>820099000</text:p>
              </table:table-cell>
              <table:table-cell office:value-type="float" office:value="819980000">
                <text:p>819980000</text:p>
              </table:table-cell>
              <table:table-cell office:value-type="float" office:value="820546000">
                <text:p>820546000</text:p>
              </table:table-cell>
              <table:table-cell office:value-type="float" office:value="821961000">
                <text:p>821961000</text:p>
              </table:table-cell>
              <table:table-cell office:value-type="float" office:value="822439000">
                <text:p>822439000</text:p>
              </table:table-cell>
              <table:table-cell office:value-type="float" office:value="821950000">
                <text:p>821950000</text:p>
              </table:table-cell>
              <table:table-cell office:value-type="float" office:value="820154000">
                <text:p>820154000</text:p>
              </table:table-cell>
              <table:table-cell office:value-type="float" office:value="821994000">
                <text:p>821994000</text:p>
              </table:table-cell>
              <table:table-cell office:value-type="float" office:value="821761000">
                <text:p>821761000</text:p>
              </table:table-cell>
              <table:table-cell office:value-type="float" office:value="819326000">
                <text:p>819326000</text:p>
              </table:table-cell>
              <table:table-cell office:value-type="float" office:value="819667000">
                <text:p>819667000</text:p>
              </table:table-cell>
              <table:table-cell office:value-type="float" office:value="821736000">
                <text:p>821736000</text:p>
              </table:table-cell>
              <table:table-cell office:value-type="float" office:value="822570000">
                <text:p>822570000</text:p>
              </table:table-cell>
              <table:table-cell office:value-type="float" office:value="820811000">
                <text:p>820811000</text:p>
              </table:table-cell>
              <table:table-cell office:value-type="float" office:value="820577000">
                <text:p>820577000</text:p>
              </table:table-cell>
              <table:table-cell office:value-type="float" office:value="822309000">
                <text:p>822309000</text:p>
              </table:table-cell>
              <table:table-cell office:value-type="float" office:value="821552000">
                <text:p>821552000</text:p>
              </table:table-cell>
              <table:table-cell office:value-type="float" office:value="821832000">
                <text:p>821832000</text:p>
              </table:table-cell>
              <table:table-cell office:value-type="float" office:value="819717000">
                <text:p>819717000</text:p>
              </table:table-cell>
              <table:table-cell office:value-type="float" office:value="821915000">
                <text:p>821915000</text:p>
              </table:table-cell>
              <table:table-cell office:value-type="float" office:value="822059000">
                <text:p>822059000</text:p>
              </table:table-cell>
              <table:table-cell office:value-type="float" office:value="821838000">
                <text:p>821838000</text:p>
              </table:table-cell>
              <table:table-cell office:value-type="float" office:value="820027000">
                <text:p>820027000</text:p>
              </table:table-cell>
              <table:table-cell office:value-type="float" office:value="822099000">
                <text:p>822099000</text:p>
              </table:table-cell>
              <table:table-cell office:value-type="float" office:value="820327000">
                <text:p>820327000</text:p>
              </table:table-cell>
              <table:table-cell office:value-type="float" office:value="820409000">
                <text:p>820409000</text:p>
              </table:table-cell>
              <table:table-cell office:value-type="float" office:value="819949000">
                <text:p>819949000</text:p>
              </table:table-cell>
              <table:table-cell office:value-type="float" office:value="821270000">
                <text:p>821270000</text:p>
              </table:table-cell>
              <table:table-cell office:value-type="float" office:value="822438000">
                <text:p>822438000</text:p>
              </table:table-cell>
              <table:table-cell office:value-type="float" office:value="822446000">
                <text:p>822446000</text:p>
              </table:table-cell>
              <table:table-cell office:value-type="float" office:value="822308000">
                <text:p>822308000</text:p>
              </table:table-cell>
              <table:table-cell office:value-type="float" office:value="819375000">
                <text:p>819375000</text:p>
              </table:table-cell>
              <table:table-cell office:value-type="float" office:value="820349000">
                <text:p>820349000</text:p>
              </table:table-cell>
              <table:table-cell office:value-type="float" office:value="821980000">
                <text:p>821980000</text:p>
              </table:table-cell>
              <table:table-cell office:value-type="float" office:value="822094000">
                <text:p>822094000</text:p>
              </table:table-cell>
              <table:table-cell office:value-type="float" office:value="821914000">
                <text:p>821914000</text:p>
              </table:table-cell>
              <table:table-cell office:value-type="float" office:value="820185000">
                <text:p>820185000</text:p>
              </table:table-cell>
              <table:table-cell office:value-type="float" office:value="821743000">
                <text:p>821743000</text:p>
              </table:table-cell>
              <table:table-cell office:value-type="float" office:value="820438000">
                <text:p>820438000</text:p>
              </table:table-cell>
              <table:table-cell office:value-type="float" office:value="819753000">
                <text:p>819753000</text:p>
              </table:table-cell>
              <table:table-cell office:value-type="float" office:value="821999000">
                <text:p>821999000</text:p>
              </table:table-cell>
              <table:table-cell office:value-type="float" office:value="821642000">
                <text:p>821642000</text:p>
              </table:table-cell>
              <table:table-cell office:value-type="float" office:value="822623000">
                <text:p>822623000</text:p>
              </table:table-cell>
              <table:table-cell office:value-type="float" office:value="821623000">
                <text:p>821623000</text:p>
              </table:table-cell>
              <table:table-cell office:value-type="float" office:value="821481000">
                <text:p>821481000</text:p>
              </table:table-cell>
              <table:table-cell office:value-type="float" office:value="822273000">
                <text:p>822273000</text:p>
              </table:table-cell>
              <table:table-cell office:value-type="float" office:value="820154000">
                <text:p>820154000</text:p>
              </table:table-cell>
              <table:table-cell office:value-type="float" office:value="821512000">
                <text:p>821512000</text:p>
              </table:table-cell>
              <table:table-cell office:value-type="float" office:value="821359000">
                <text:p>821359000</text:p>
              </table:table-cell>
              <table:table-cell office:value-type="float" office:value="822591000">
                <text:p>822591000</text:p>
              </table:table-cell>
              <table:table-cell office:value-type="float" office:value="822437000">
                <text:p>822437000</text:p>
              </table:table-cell>
              <table:table-cell office:value-type="float" office:value="821420000">
                <text:p>821420000</text:p>
              </table:table-cell>
              <table:table-cell office:value-type="float" office:value="825402000">
                <text:p>825402000</text:p>
              </table:table-cell>
              <table:table-cell office:value-type="float" office:value="826003000">
                <text:p>826003000</text:p>
              </table:table-cell>
              <table:table-cell office:value-type="float" office:value="827194000">
                <text:p>827194000</text:p>
              </table:table-cell>
              <table:table-cell office:value-type="float" office:value="825914000">
                <text:p>825914000</text:p>
              </table:table-cell>
              <table:table-cell office:value-type="float" office:value="826391000">
                <text:p>826391000</text:p>
              </table:table-cell>
              <table:table-cell office:value-type="float" office:value="825736000">
                <text:p>825736000</text:p>
              </table:table-cell>
              <table:table-cell office:value-type="float" office:value="826283000">
                <text:p>826283000</text:p>
              </table:table-cell>
              <table:table-cell office:value-type="float" office:value="826283000">
                <text:p>826283000</text:p>
              </table:table-cell>
              <table:table-cell office:value-type="float" office:value="824122000">
                <text:p>824122000</text:p>
              </table:table-cell>
              <table:table-cell office:value-type="float" office:value="825055000">
                <text:p>825055000</text:p>
              </table:table-cell>
              <table:table-cell office:value-type="float" office:value="823984000">
                <text:p>823984000</text:p>
              </table:table-cell>
              <table:table-cell office:value-type="float" office:value="824729000">
                <text:p>824729000</text:p>
              </table:table-cell>
              <table:table-cell office:value-type="float" office:value="825952000">
                <text:p>825952000</text:p>
              </table:table-cell>
              <table:table-cell office:value-type="float" office:value="826135000">
                <text:p>826135000</text:p>
              </table:table-cell>
              <table:table-cell office:value-type="float" office:value="826121000">
                <text:p>826121000</text:p>
              </table:table-cell>
              <table:table-cell office:value-type="float" office:value="827202000">
                <text:p>827202000</text:p>
              </table:table-cell>
              <table:table-cell office:value-type="float" office:value="826856000">
                <text:p>826856000</text:p>
              </table:table-cell>
              <table:table-cell office:value-type="float" office:value="825793000">
                <text:p>825793000</text:p>
              </table:table-cell>
              <table:table-cell office:value-type="float" office:value="823794000">
                <text:p>823794000</text:p>
              </table:table-cell>
              <table:table-cell office:value-type="float" office:value="824280000">
                <text:p>824280000</text:p>
              </table:table-cell>
              <table:table-cell office:value-type="float" office:value="826395000">
                <text:p>826395000</text:p>
              </table:table-cell>
              <table:table-cell office:value-type="float" office:value="825672000">
                <text:p>825672000</text:p>
              </table:table-cell>
              <table:table-cell office:value-type="float" office:value="826401000">
                <text:p>826401000</text:p>
              </table:table-cell>
              <table:table-cell office:value-type="float" office:value="826032000">
                <text:p>826032000</text:p>
              </table:table-cell>
              <table:table-cell office:value-type="float" office:value="826624000">
                <text:p>826624000</text:p>
              </table:table-cell>
              <table:table-cell office:value-type="float" office:value="824486000">
                <text:p>824486000</text:p>
              </table:table-cell>
              <table:table-cell office:value-type="float" office:value="826423000">
                <text:p>826423000</text:p>
              </table:table-cell>
              <table:table-cell office:value-type="float" office:value="826998000">
                <text:p>826998000</text:p>
              </table:table-cell>
              <table:table-cell office:value-type="float" office:value="824944000">
                <text:p>824944000</text:p>
              </table:table-cell>
              <table:table-cell office:value-type="float" office:value="826995000">
                <text:p>826995000</text:p>
              </table:table-cell>
              <table:table-cell office:value-type="float" office:value="826496000">
                <text:p>826496000</text:p>
              </table:table-cell>
              <table:table-cell office:value-type="float" office:value="826914000">
                <text:p>826914000</text:p>
              </table:table-cell>
              <table:table-cell office:value-type="float" office:value="826850000">
                <text:p>826850000</text:p>
              </table:table-cell>
              <table:table-cell office:value-type="float" office:value="825431000">
                <text:p>825431000</text:p>
              </table:table-cell>
              <table:table-cell office:value-type="float" office:value="825898000">
                <text:p>825898000</text:p>
              </table:table-cell>
              <table:table-cell office:value-type="float" office:value="826830000">
                <text:p>826830000</text:p>
              </table:table-cell>
              <table:table-cell office:value-type="float" office:value="825093000">
                <text:p>825093000</text:p>
              </table:table-cell>
              <table:table-cell office:value-type="float" office:value="827221000">
                <text:p>827221000</text:p>
              </table:table-cell>
              <table:table-cell office:value-type="float" office:value="825102000">
                <text:p>825102000</text:p>
              </table:table-cell>
              <table:table-cell office:value-type="float" office:value="826366000">
                <text:p>826366000</text:p>
              </table:table-cell>
              <table:table-cell office:value-type="float" office:value="826662000">
                <text:p>826662000</text:p>
              </table:table-cell>
              <table:table-cell office:value-type="float" office:value="824939000">
                <text:p>824939000</text:p>
              </table:table-cell>
              <table:table-cell office:value-type="float" office:value="825223000">
                <text:p>825223000</text:p>
              </table:table-cell>
              <table:table-cell office:value-type="float" office:value="825335000">
                <text:p>825335000</text:p>
              </table:table-cell>
              <table:table-cell office:value-type="float" office:value="825181000">
                <text:p>825181000</text:p>
              </table:table-cell>
              <table:table-cell office:value-type="float" office:value="826833000">
                <text:p>826833000</text:p>
              </table:table-cell>
              <table:table-cell office:value-type="float" office:value="826278000">
                <text:p>826278000</text:p>
              </table:table-cell>
              <table:table-cell office:value-type="float" office:value="824792000">
                <text:p>824792000</text:p>
              </table:table-cell>
              <table:table-cell office:value-type="float" office:value="826778000">
                <text:p>826778000</text:p>
              </table:table-cell>
              <table:table-cell office:value-type="float" office:value="827132000">
                <text:p>827132000</text:p>
              </table:table-cell>
              <table:table-cell office:value-type="float" office:value="826817000">
                <text:p>826817000</text:p>
              </table:table-cell>
              <table:table-cell office:value-type="float" office:value="826879000">
                <text:p>826879000</text:p>
              </table:table-cell>
              <table:table-cell office:value-type="float" office:value="825745000">
                <text:p>825745000</text:p>
              </table:table-cell>
              <table:table-cell office:value-type="float" office:value="826407000">
                <text:p>826407000</text:p>
              </table:table-cell>
              <table:table-cell office:value-type="float" office:value="826997000">
                <text:p>826997000</text:p>
              </table:table-cell>
              <table:table-cell office:value-type="float" office:value="825088000">
                <text:p>825088000</text:p>
              </table:table-cell>
              <table:table-cell office:value-type="float" office:value="823796000">
                <text:p>823796000</text:p>
              </table:table-cell>
              <table:table-cell office:value-type="float" office:value="824756000">
                <text:p>824756000</text:p>
              </table:table-cell>
              <table:table-cell office:value-type="float" office:value="825814000">
                <text:p>825814000</text:p>
              </table:table-cell>
              <table:table-cell office:value-type="float" office:value="827046000">
                <text:p>827046000</text:p>
              </table:table-cell>
              <table:table-cell office:value-type="float" office:value="825566000">
                <text:p>825566000</text:p>
              </table:table-cell>
              <table:table-cell office:value-type="float" office:value="825940000">
                <text:p>825940000</text:p>
              </table:table-cell>
              <table:table-cell office:value-type="float" office:value="826384000">
                <text:p>826384000</text:p>
              </table:table-cell>
              <table:table-cell office:value-type="float" office:value="826430000">
                <text:p>826430000</text:p>
              </table:table-cell>
              <table:table-cell office:value-type="float" office:value="825470000">
                <text:p>825470000</text:p>
              </table:table-cell>
              <table:table-cell office:value-type="float" office:value="826388000">
                <text:p>826388000</text:p>
              </table:table-cell>
              <table:table-cell office:value-type="float" office:value="826121000">
                <text:p>826121000</text:p>
              </table:table-cell>
              <table:table-cell office:value-type="float" office:value="826248000">
                <text:p>826248000</text:p>
              </table:table-cell>
              <table:table-cell office:value-type="float" office:value="825739000">
                <text:p>825739000</text:p>
              </table:table-cell>
              <table:table-cell office:value-type="float" office:value="826505000">
                <text:p>826505000</text:p>
              </table:table-cell>
              <table:table-cell office:value-type="float" office:value="825668000">
                <text:p>825668000</text:p>
              </table:table-cell>
              <table:table-cell office:value-type="float" office:value="825635000">
                <text:p>825635000</text:p>
              </table:table-cell>
              <table:table-cell office:value-type="float" office:value="827034000">
                <text:p>827034000</text:p>
              </table:table-cell>
              <table:table-cell office:value-type="float" office:value="826903000">
                <text:p>826903000</text:p>
              </table:table-cell>
              <table:table-cell office:value-type="float" office:value="825177000">
                <text:p>825177000</text:p>
              </table:table-cell>
              <table:table-cell office:value-type="float" office:value="825905000">
                <text:p>825905000</text:p>
              </table:table-cell>
              <table:table-cell office:value-type="float" office:value="827002000">
                <text:p>827002000</text:p>
              </table:table-cell>
              <table:table-cell office:value-type="float" office:value="823538000">
                <text:p>823538000</text:p>
              </table:table-cell>
              <table:table-cell office:value-type="float" office:value="825008000">
                <text:p>825008000</text:p>
              </table:table-cell>
              <table:table-cell office:value-type="float" office:value="825609000">
                <text:p>825609000</text:p>
              </table:table-cell>
              <table:table-cell office:value-type="float" office:value="824548000">
                <text:p>824548000</text:p>
              </table:table-cell>
              <table:table-cell office:value-type="float" office:value="826723000">
                <text:p>826723000</text:p>
              </table:table-cell>
              <table:table-cell office:value-type="float" office:value="826055000">
                <text:p>826055000</text:p>
              </table:table-cell>
              <table:table-cell office:value-type="float" office:value="826496000">
                <text:p>826496000</text:p>
              </table:table-cell>
              <table:table-cell office:value-type="float" office:value="825001000">
                <text:p>825001000</text:p>
              </table:table-cell>
              <table:table-cell office:value-type="float" office:value="825493000">
                <text:p>825493000</text:p>
              </table:table-cell>
              <table:table-cell office:value-type="float" office:value="827028000">
                <text:p>827028000</text:p>
              </table:table-cell>
              <table:table-cell office:value-type="float" office:value="827029000">
                <text:p>827029000</text:p>
              </table:table-cell>
              <table:table-cell office:value-type="float" office:value="826180000">
                <text:p>826180000</text:p>
              </table:table-cell>
              <table:table-cell office:value-type="float" office:value="826323000">
                <text:p>826323000</text:p>
              </table:table-cell>
              <table:table-cell office:value-type="float" office:value="825885000">
                <text:p>825885000</text:p>
              </table:table-cell>
              <table:table-cell office:value-type="float" office:value="826130000">
                <text:p>826130000</text:p>
              </table:table-cell>
              <table:table-cell office:value-type="float" office:value="826019000">
                <text:p>826019000</text:p>
              </table:table-cell>
              <table:table-cell office:value-type="float" office:value="826573000">
                <text:p>826573000</text:p>
              </table:table-cell>
              <table:table-cell office:value-type="float" office:value="824649000">
                <text:p>824649000</text:p>
              </table:table-cell>
              <table:table-cell office:value-type="float" office:value="826945000">
                <text:p>826945000</text:p>
              </table:table-cell>
              <table:table-cell office:value-type="float" office:value="825364000">
                <text:p>825364000</text:p>
              </table:table-cell>
              <table:table-cell office:value-type="float" office:value="827082000">
                <text:p>827082000</text:p>
              </table:table-cell>
              <table:table-cell office:value-type="float" office:value="824430000">
                <text:p>824430000</text:p>
              </table:table-cell>
              <table:table-cell office:value-type="float" office:value="826637000">
                <text:p>826637000</text:p>
              </table:table-cell>
              <table:table-cell office:value-type="float" office:value="826655000">
                <text:p>826655000</text:p>
              </table:table-cell>
              <table:table-cell office:value-type="float" office:value="825542000">
                <text:p>825542000</text:p>
              </table:table-cell>
              <table:table-cell office:value-type="float" office:value="826840000">
                <text:p>826840000</text:p>
              </table:table-cell>
              <table:table-cell office:value-type="float" office:value="826179000">
                <text:p>826179000</text:p>
              </table:table-cell>
              <table:table-cell office:value-type="float" office:value="823520000">
                <text:p>823520000</text:p>
              </table:table-cell>
              <table:table-cell office:value-type="float" office:value="826658000">
                <text:p>826658000</text:p>
              </table:table-cell>
              <table:table-cell office:value-type="float" office:value="826759000">
                <text:p>826759000</text:p>
              </table:table-cell>
              <table:table-cell office:value-type="float" office:value="827151000">
                <text:p>827151000</text:p>
              </table:table-cell>
              <table:table-cell office:value-type="float" office:value="824648000">
                <text:p>824648000</text:p>
              </table:table-cell>
              <table:table-cell office:value-type="float" office:value="826538000">
                <text:p>826538000</text:p>
              </table:table-cell>
              <table:table-cell office:value-type="float" office:value="825062000">
                <text:p>825062000</text:p>
              </table:table-cell>
              <table:table-cell office:value-type="float" office:value="826536000">
                <text:p>826536000</text:p>
              </table:table-cell>
              <table:table-cell office:value-type="float" office:value="826639000">
                <text:p>826639000</text:p>
              </table:table-cell>
              <table:table-cell office:value-type="float" office:value="826825000">
                <text:p>826825000</text:p>
              </table:table-cell>
              <table:table-cell office:value-type="float" office:value="825707000">
                <text:p>825707000</text:p>
              </table:table-cell>
              <table:table-cell office:value-type="float" office:value="825943000">
                <text:p>825943000</text:p>
              </table:table-cell>
              <table:table-cell office:value-type="float" office:value="825999000">
                <text:p>825999000</text:p>
              </table:table-cell>
              <table:table-cell office:value-type="float" office:value="827116000">
                <text:p>827116000</text:p>
              </table:table-cell>
              <table:table-cell office:value-type="float" office:value="825807000">
                <text:p>825807000</text:p>
              </table:table-cell>
              <table:table-cell office:value-type="float" office:value="826798000">
                <text:p>826798000</text:p>
              </table:table-cell>
              <table:table-cell office:value-type="float" office:value="825203000">
                <text:p>825203000</text:p>
              </table:table-cell>
              <table:table-cell office:value-type="float" office:value="824914000">
                <text:p>824914000</text:p>
              </table:table-cell>
              <table:table-cell office:value-type="float" office:value="824914000">
                <text:p>824914000</text:p>
              </table:table-cell>
              <table:table-cell office:value-type="float" office:value="826645000">
                <text:p>826645000</text:p>
              </table:table-cell>
              <table:table-cell office:value-type="float" office:value="826165000">
                <text:p>826165000</text:p>
              </table:table-cell>
              <table:table-cell office:value-type="float" office:value="826069000">
                <text:p>826069000</text:p>
              </table:table-cell>
              <table:table-cell office:value-type="float" office:value="826733000">
                <text:p>826733000</text:p>
              </table:table-cell>
              <table:table-cell office:value-type="float" office:value="825883000">
                <text:p>825883000</text:p>
              </table:table-cell>
              <table:table-cell office:value-type="float" office:value="826232000">
                <text:p>826232000</text:p>
              </table:table-cell>
              <table:table-cell office:value-type="float" office:value="824677000">
                <text:p>824677000</text:p>
              </table:table-cell>
              <table:table-cell office:value-type="float" office:value="826317000">
                <text:p>826317000</text:p>
              </table:table-cell>
              <table:table-cell office:value-type="float" office:value="826313000">
                <text:p>826313000</text:p>
              </table:table-cell>
              <table:table-cell office:value-type="float" office:value="826322000">
                <text:p>826322000</text:p>
              </table:table-cell>
              <table:table-cell office:value-type="float" office:value="827103000">
                <text:p>827103000</text:p>
              </table:table-cell>
              <table:table-cell office:value-type="float" office:value="827024000">
                <text:p>827024000</text:p>
              </table:table-cell>
              <table:table-cell office:value-type="float" office:value="825589000">
                <text:p>825589000</text:p>
              </table:table-cell>
              <table:table-cell office:value-type="float" office:value="825875000">
                <text:p>825875000</text:p>
              </table:table-cell>
              <table:table-cell office:value-type="float" office:value="821843000">
                <text:p>821843000</text:p>
              </table:table-cell>
              <table:table-cell office:value-type="float" office:value="825688000">
                <text:p>825688000</text:p>
              </table:table-cell>
              <table:table-cell office:value-type="float" office:value="826231000">
                <text:p>826231000</text:p>
              </table:table-cell>
              <table:table-cell office:value-type="float" office:value="825825000">
                <text:p>825825000</text:p>
              </table:table-cell>
              <table:table-cell office:value-type="float" office:value="824342000">
                <text:p>824342000</text:p>
              </table:table-cell>
              <table:table-cell office:value-type="float" office:value="822669000">
                <text:p>822669000</text:p>
              </table:table-cell>
              <table:table-cell office:value-type="float" office:value="825098000">
                <text:p>825098000</text:p>
              </table:table-cell>
              <table:table-cell office:value-type="float" office:value="826639000">
                <text:p>826639000</text:p>
              </table:table-cell>
              <table:table-cell office:value-type="float" office:value="826676000">
                <text:p>826676000</text:p>
              </table:table-cell>
              <table:table-cell office:value-type="float" office:value="825389000">
                <text:p>825389000</text:p>
              </table:table-cell>
              <table:table-cell office:value-type="float" office:value="826531000">
                <text:p>826531000</text:p>
              </table:table-cell>
              <table:table-cell office:value-type="float" office:value="826976000">
                <text:p>826976000</text:p>
              </table:table-cell>
              <table:table-cell office:value-type="float" office:value="826708000">
                <text:p>826708000</text:p>
              </table:table-cell>
              <table:table-cell office:value-type="float" office:value="825486000">
                <text:p>825486000</text:p>
              </table:table-cell>
              <table:table-cell office:value-type="float" office:value="825386000">
                <text:p>825386000</text:p>
              </table:table-cell>
              <table:table-cell office:value-type="float" office:value="825896000">
                <text:p>825896000</text:p>
              </table:table-cell>
              <table:table-cell office:value-type="float" office:value="826820000">
                <text:p>826820000</text:p>
              </table:table-cell>
              <table:table-cell office:value-type="float" office:value="826616000">
                <text:p>826616000</text:p>
              </table:table-cell>
              <table:table-cell office:value-type="float" office:value="826385000">
                <text:p>826385000</text:p>
              </table:table-cell>
              <table:table-cell office:value-type="float" office:value="826457000">
                <text:p>826457000</text:p>
              </table:table-cell>
              <table:table-cell office:value-type="float" office:value="823762000">
                <text:p>823762000</text:p>
              </table:table-cell>
              <table:table-cell office:value-type="float" office:value="826607000">
                <text:p>826607000</text:p>
              </table:table-cell>
              <table:table-cell office:value-type="float" office:value="825117000">
                <text:p>825117000</text:p>
              </table:table-cell>
              <table:table-cell office:value-type="float" office:value="825943000">
                <text:p>825943000</text:p>
              </table:table-cell>
              <table:table-cell office:value-type="float" office:value="826264000">
                <text:p>826264000</text:p>
              </table:table-cell>
              <table:table-cell office:value-type="float" office:value="827135000">
                <text:p>827135000</text:p>
              </table:table-cell>
              <table:table-cell office:value-type="float" office:value="825167000">
                <text:p>825167000</text:p>
              </table:table-cell>
              <table:table-cell office:value-type="float" office:value="826750000">
                <text:p>826750000</text:p>
              </table:table-cell>
              <table:table-cell office:value-type="float" office:value="825382000">
                <text:p>825382000</text:p>
              </table:table-cell>
              <table:table-cell office:value-type="float" office:value="825683000">
                <text:p>825683000</text:p>
              </table:table-cell>
              <table:table-cell office:value-type="float" office:value="826362000">
                <text:p>826362000</text:p>
              </table:table-cell>
              <table:table-cell office:value-type="float" office:value="826135000">
                <text:p>826135000</text:p>
              </table:table-cell>
              <table:table-cell office:value-type="float" office:value="826620000">
                <text:p>826620000</text:p>
              </table:table-cell>
              <table:table-cell office:value-type="float" office:value="826618000">
                <text:p>826618000</text:p>
              </table:table-cell>
              <table:table-cell office:value-type="float" office:value="825592000">
                <text:p>825592000</text:p>
              </table:table-cell>
              <table:table-cell office:value-type="float" office:value="826636000">
                <text:p>826636000</text:p>
              </table:table-cell>
              <table:table-cell office:value-type="float" office:value="827193000">
                <text:p>827193000</text:p>
              </table:table-cell>
              <table:table-cell office:value-type="float" office:value="826588000">
                <text:p>826588000</text:p>
              </table:table-cell>
              <table:table-cell office:value-type="float" office:value="825195000">
                <text:p>825195000</text:p>
              </table:table-cell>
              <table:table-cell office:value-type="float" office:value="826607000">
                <text:p>826607000</text:p>
              </table:table-cell>
              <table:table-cell office:value-type="float" office:value="826241000">
                <text:p>826241000</text:p>
              </table:table-cell>
              <table:table-cell office:value-type="float" office:value="824892000">
                <text:p>824892000</text:p>
              </table:table-cell>
              <table:table-cell office:value-type="float" office:value="826544000">
                <text:p>826544000</text:p>
              </table:table-cell>
              <table:table-cell office:value-type="float" office:value="826603000">
                <text:p>826603000</text:p>
              </table:table-cell>
              <table:table-cell office:value-type="float" office:value="825858000">
                <text:p>825858000</text:p>
              </table:table-cell>
              <table:table-cell office:value-type="float" office:value="826863000">
                <text:p>826863000</text:p>
              </table:table-cell>
              <table:table-cell office:value-type="float" office:value="826863000">
                <text:p>826863000</text:p>
              </table:table-cell>
              <table:table-cell office:value-type="float" office:value="826428000">
                <text:p>826428000</text:p>
              </table:table-cell>
              <table:table-cell office:value-type="float" office:value="826937000">
                <text:p>826937000</text:p>
              </table:table-cell>
              <table:table-cell office:value-type="float" office:value="824536000">
                <text:p>824536000</text:p>
              </table:table-cell>
              <table:table-cell office:value-type="float" office:value="825286000">
                <text:p>825286000</text:p>
              </table:table-cell>
              <table:table-cell office:value-type="float" office:value="825525000">
                <text:p>825525000</text:p>
              </table:table-cell>
              <table:table-cell office:value-type="float" office:value="826292000">
                <text:p>826292000</text:p>
              </table:table-cell>
              <table:table-cell office:value-type="float" office:value="826799000">
                <text:p>826799000</text:p>
              </table:table-cell>
              <table:table-cell office:value-type="float" office:value="824743000">
                <text:p>824743000</text:p>
              </table:table-cell>
              <table:table-cell office:value-type="float" office:value="826127000">
                <text:p>826127000</text:p>
              </table:table-cell>
              <table:table-cell office:value-type="float" office:value="826645000">
                <text:p>826645000</text:p>
              </table:table-cell>
              <table:table-cell office:value-type="float" office:value="826050000">
                <text:p>826050000</text:p>
              </table:table-cell>
              <table:table-cell office:value-type="float" office:value="826804000">
                <text:p>826804000</text:p>
              </table:table-cell>
              <table:table-cell office:value-type="float" office:value="825790000">
                <text:p>825790000</text:p>
              </table:table-cell>
              <table:table-cell office:value-type="float" office:value="825937000">
                <text:p>825937000</text:p>
              </table:table-cell>
              <table:table-cell office:value-type="float" office:value="826691000">
                <text:p>826691000</text:p>
              </table:table-cell>
              <table:table-cell office:value-type="float" office:value="826405000">
                <text:p>826405000</text:p>
              </table:table-cell>
              <table:table-cell office:value-type="float" office:value="825296000">
                <text:p>825296000</text:p>
              </table:table-cell>
              <table:table-cell office:value-type="float" office:value="825041000">
                <text:p>825041000</text:p>
              </table:table-cell>
              <table:table-cell office:value-type="float" office:value="826738000">
                <text:p>826738000</text:p>
              </table:table-cell>
              <table:table-cell office:value-type="float" office:value="827141000">
                <text:p>827141000</text:p>
              </table:table-cell>
              <table:table-cell office:value-type="float" office:value="829426000">
                <text:p>829426000</text:p>
              </table:table-cell>
              <table:table-cell office:value-type="float" office:value="828585000">
                <text:p>828585000</text:p>
              </table:table-cell>
              <table:table-cell office:value-type="float" office:value="829482000">
                <text:p>829482000</text:p>
              </table:table-cell>
              <table:table-cell office:value-type="float" office:value="827487000">
                <text:p>827487000</text:p>
              </table:table-cell>
              <table:table-cell office:value-type="float" office:value="828626000">
                <text:p>828626000</text:p>
              </table:table-cell>
              <table:table-cell office:value-type="float" office:value="829733000">
                <text:p>829733000</text:p>
              </table:table-cell>
              <table:table-cell office:value-type="float" office:value="829784000">
                <text:p>829784000</text:p>
              </table:table-cell>
              <table:table-cell office:value-type="float" office:value="828067000">
                <text:p>828067000</text:p>
              </table:table-cell>
              <table:table-cell office:value-type="float" office:value="828996000">
                <text:p>828996000</text:p>
              </table:table-cell>
              <table:table-cell office:value-type="float" office:value="827862000">
                <text:p>827862000</text:p>
              </table:table-cell>
              <table:table-cell office:value-type="float" office:value="829055000">
                <text:p>829055000</text:p>
              </table:table-cell>
              <table:table-cell office:value-type="float" office:value="829910000">
                <text:p>829910000</text:p>
              </table:table-cell>
              <table:table-cell office:value-type="float" office:value="828296000">
                <text:p>828296000</text:p>
              </table:table-cell>
              <table:table-cell office:value-type="float" office:value="829610000">
                <text:p>829610000</text:p>
              </table:table-cell>
              <table:table-cell office:value-type="float" office:value="829068000">
                <text:p>829068000</text:p>
              </table:table-cell>
              <table:table-cell office:value-type="float" office:value="829581000">
                <text:p>829581000</text:p>
              </table:table-cell>
              <table:table-cell office:value-type="float" office:value="829936000">
                <text:p>829936000</text:p>
              </table:table-cell>
              <table:table-cell office:value-type="float" office:value="828995000">
                <text:p>828995000</text:p>
              </table:table-cell>
              <table:table-cell office:value-type="float" office:value="829964000">
                <text:p>829964000</text:p>
              </table:table-cell>
              <table:table-cell office:value-type="float" office:value="828973000">
                <text:p>828973000</text:p>
              </table:table-cell>
              <table:table-cell office:value-type="float" office:value="829638000">
                <text:p>829638000</text:p>
              </table:table-cell>
              <table:table-cell office:value-type="float" office:value="828916000">
                <text:p>828916000</text:p>
              </table:table-cell>
              <table:table-cell office:value-type="float" office:value="828493000">
                <text:p>828493000</text:p>
              </table:table-cell>
              <table:table-cell office:value-type="float" office:value="827874000">
                <text:p>827874000</text:p>
              </table:table-cell>
              <table:table-cell office:value-type="float" office:value="829579000">
                <text:p>829579000</text:p>
              </table:table-cell>
              <table:table-cell office:value-type="float" office:value="828723000">
                <text:p>828723000</text:p>
              </table:table-cell>
              <table:table-cell office:value-type="float" office:value="829148000">
                <text:p>829148000</text:p>
              </table:table-cell>
              <table:table-cell office:value-type="float" office:value="828583000">
                <text:p>828583000</text:p>
              </table:table-cell>
              <table:table-cell office:value-type="float" office:value="828373000">
                <text:p>828373000</text:p>
              </table:table-cell>
              <table:table-cell office:value-type="float" office:value="829210000">
                <text:p>829210000</text:p>
              </table:table-cell>
              <table:table-cell office:value-type="float" office:value="828884000">
                <text:p>828884000</text:p>
              </table:table-cell>
              <table:table-cell office:value-type="float" office:value="827692000">
                <text:p>827692000</text:p>
              </table:table-cell>
              <table:table-cell office:value-type="float" office:value="827654000">
                <text:p>827654000</text:p>
              </table:table-cell>
              <table:table-cell office:value-type="float" office:value="827026000">
                <text:p>827026000</text:p>
              </table:table-cell>
              <table:table-cell office:value-type="float" office:value="826877000">
                <text:p>826877000</text:p>
              </table:table-cell>
              <table:table-cell office:value-type="float" office:value="829398000">
                <text:p>829398000</text:p>
              </table:table-cell>
              <table:table-cell office:value-type="float" office:value="827046000">
                <text:p>827046000</text:p>
              </table:table-cell>
              <table:table-cell office:value-type="float" office:value="829958000">
                <text:p>829958000</text:p>
              </table:table-cell>
              <table:table-cell office:value-type="float" office:value="829720000">
                <text:p>829720000</text:p>
              </table:table-cell>
              <table:table-cell office:value-type="float" office:value="829898000">
                <text:p>829898000</text:p>
              </table:table-cell>
              <table:table-cell office:value-type="float" office:value="829313000">
                <text:p>829313000</text:p>
              </table:table-cell>
              <table:table-cell office:value-type="float" office:value="829145000">
                <text:p>829145000</text:p>
              </table:table-cell>
              <table:table-cell office:value-type="float" office:value="829493000">
                <text:p>829493000</text:p>
              </table:table-cell>
              <table:table-cell office:value-type="float" office:value="829828000">
                <text:p>829828000</text:p>
              </table:table-cell>
              <table:table-cell office:value-type="float" office:value="829569000">
                <text:p>829569000</text:p>
              </table:table-cell>
              <table:table-cell office:value-type="float" office:value="829835000">
                <text:p>829835000</text:p>
              </table:table-cell>
              <table:table-cell office:value-type="float" office:value="828367000">
                <text:p>828367000</text:p>
              </table:table-cell>
              <table:table-cell office:value-type="float" office:value="828805000">
                <text:p>828805000</text:p>
              </table:table-cell>
              <table:table-cell office:value-type="float" office:value="827444000">
                <text:p>827444000</text:p>
              </table:table-cell>
              <table:table-cell office:value-type="float" office:value="828255000">
                <text:p>828255000</text:p>
              </table:table-cell>
              <table:table-cell office:value-type="float" office:value="829212000">
                <text:p>829212000</text:p>
              </table:table-cell>
              <table:table-cell office:value-type="float" office:value="828601000">
                <text:p>828601000</text:p>
              </table:table-cell>
              <table:table-cell office:value-type="float" office:value="829574000">
                <text:p>829574000</text:p>
              </table:table-cell>
              <table:table-cell office:value-type="float" office:value="829791000">
                <text:p>829791000</text:p>
              </table:table-cell>
              <table:table-cell office:value-type="float" office:value="829914000">
                <text:p>829914000</text:p>
              </table:table-cell>
              <table:table-cell office:value-type="float" office:value="827905000">
                <text:p>827905000</text:p>
              </table:table-cell>
              <table:table-cell office:value-type="float" office:value="827723000">
                <text:p>827723000</text:p>
              </table:table-cell>
              <table:table-cell office:value-type="float" office:value="829227000">
                <text:p>829227000</text:p>
              </table:table-cell>
              <table:table-cell office:value-type="float" office:value="829318000">
                <text:p>829318000</text:p>
              </table:table-cell>
              <table:table-cell office:value-type="float" office:value="829672000">
                <text:p>829672000</text:p>
              </table:table-cell>
              <table:table-cell office:value-type="float" office:value="829631000">
                <text:p>829631000</text:p>
              </table:table-cell>
              <table:table-cell office:value-type="float" office:value="825755000">
                <text:p>825755000</text:p>
              </table:table-cell>
              <table:table-cell office:value-type="float" office:value="828052000">
                <text:p>828052000</text:p>
              </table:table-cell>
              <table:table-cell office:value-type="float" office:value="829166000">
                <text:p>829166000</text:p>
              </table:table-cell>
              <table:table-cell office:value-type="float" office:value="829232000">
                <text:p>829232000</text:p>
              </table:table-cell>
              <table:table-cell office:value-type="float" office:value="829827000">
                <text:p>829827000</text:p>
              </table:table-cell>
              <table:table-cell office:value-type="float" office:value="827752000">
                <text:p>827752000</text:p>
              </table:table-cell>
              <table:table-cell office:value-type="float" office:value="826002000">
                <text:p>826002000</text:p>
              </table:table-cell>
              <table:table-cell office:value-type="float" office:value="828512000">
                <text:p>828512000</text:p>
              </table:table-cell>
              <table:table-cell office:value-type="float" office:value="827210000">
                <text:p>827210000</text:p>
              </table:table-cell>
              <table:table-cell office:value-type="float" office:value="829113000">
                <text:p>829113000</text:p>
              </table:table-cell>
              <table:table-cell office:value-type="float" office:value="828102000">
                <text:p>828102000</text:p>
              </table:table-cell>
              <table:table-cell office:value-type="float" office:value="826664000">
                <text:p>826664000</text:p>
              </table:table-cell>
              <table:table-cell office:value-type="float" office:value="829788000">
                <text:p>829788000</text:p>
              </table:table-cell>
              <table:table-cell office:value-type="float" office:value="829162000">
                <text:p>829162000</text:p>
              </table:table-cell>
              <table:table-cell office:value-type="float" office:value="829966000">
                <text:p>829966000</text:p>
              </table:table-cell>
              <table:table-cell office:value-type="float" office:value="829509000">
                <text:p>829509000</text:p>
              </table:table-cell>
              <table:table-cell office:value-type="float" office:value="829193000">
                <text:p>829193000</text:p>
              </table:table-cell>
              <table:table-cell office:value-type="float" office:value="829416000">
                <text:p>829416000</text:p>
              </table:table-cell>
              <table:table-cell office:value-type="float" office:value="827908000">
                <text:p>827908000</text:p>
              </table:table-cell>
              <table:table-cell office:value-type="float" office:value="828350000">
                <text:p>828350000</text:p>
              </table:table-cell>
              <table:table-cell office:value-type="float" office:value="829762000">
                <text:p>829762000</text:p>
              </table:table-cell>
              <table:table-cell office:value-type="float" office:value="829335000">
                <text:p>829335000</text:p>
              </table:table-cell>
              <table:table-cell office:value-type="float" office:value="827929000">
                <text:p>827929000</text:p>
              </table:table-cell>
              <table:table-cell office:value-type="float" office:value="829217000">
                <text:p>829217000</text:p>
              </table:table-cell>
              <table:table-cell office:value-type="float" office:value="827014000">
                <text:p>827014000</text:p>
              </table:table-cell>
              <table:table-cell office:value-type="float" office:value="829357000">
                <text:p>829357000</text:p>
              </table:table-cell>
              <table:table-cell office:value-type="float" office:value="828989000">
                <text:p>828989000</text:p>
              </table:table-cell>
              <table:table-cell office:value-type="float" office:value="827313000">
                <text:p>827313000</text:p>
              </table:table-cell>
              <table:table-cell office:value-type="float" office:value="827559000">
                <text:p>827559000</text:p>
              </table:table-cell>
              <table:table-cell office:value-type="float" office:value="828812000">
                <text:p>828812000</text:p>
              </table:table-cell>
              <table:table-cell office:value-type="float" office:value="828432000">
                <text:p>828432000</text:p>
              </table:table-cell>
              <table:table-cell office:value-type="float" office:value="829885000">
                <text:p>829885000</text:p>
              </table:table-cell>
              <table:table-cell office:value-type="float" office:value="829517000">
                <text:p>829517000</text:p>
              </table:table-cell>
              <table:table-cell office:value-type="float" office:value="828715000">
                <text:p>828715000</text:p>
              </table:table-cell>
              <table:table-cell office:value-type="float" office:value="829361000">
                <text:p>829361000</text:p>
              </table:table-cell>
              <table:table-cell office:value-type="float" office:value="828242000">
                <text:p>828242000</text:p>
              </table:table-cell>
              <table:table-cell office:value-type="float" office:value="827323000">
                <text:p>827323000</text:p>
              </table:table-cell>
              <table:table-cell office:value-type="float" office:value="827548000">
                <text:p>827548000</text:p>
              </table:table-cell>
              <table:table-cell office:value-type="float" office:value="828578000">
                <text:p>828578000</text:p>
              </table:table-cell>
              <table:table-cell office:value-type="float" office:value="828272000">
                <text:p>828272000</text:p>
              </table:table-cell>
              <table:table-cell office:value-type="float" office:value="827939000">
                <text:p>827939000</text:p>
              </table:table-cell>
              <table:table-cell office:value-type="float" office:value="828953000">
                <text:p>828953000</text:p>
              </table:table-cell>
              <table:table-cell office:value-type="float" office:value="828668000">
                <text:p>828668000</text:p>
              </table:table-cell>
              <table:table-cell office:value-type="float" office:value="827711000">
                <text:p>827711000</text:p>
              </table:table-cell>
              <table:table-cell office:value-type="float" office:value="828885000">
                <text:p>828885000</text:p>
              </table:table-cell>
              <table:table-cell office:value-type="float" office:value="828143000">
                <text:p>828143000</text:p>
              </table:table-cell>
              <table:table-cell office:value-type="float" office:value="829757000">
                <text:p>829757000</text:p>
              </table:table-cell>
              <table:table-cell office:value-type="float" office:value="827685000">
                <text:p>827685000</text:p>
              </table:table-cell>
              <table:table-cell office:value-type="float" office:value="829942000">
                <text:p>829942000</text:p>
              </table:table-cell>
              <table:table-cell office:value-type="float" office:value="827937000">
                <text:p>827937000</text:p>
              </table:table-cell>
              <table:table-cell office:value-type="float" office:value="829742000">
                <text:p>829742000</text:p>
              </table:table-cell>
              <table:table-cell office:value-type="float" office:value="829272000">
                <text:p>829272000</text:p>
              </table:table-cell>
              <table:table-cell office:value-type="float" office:value="827412000">
                <text:p>827412000</text:p>
              </table:table-cell>
              <table:table-cell office:value-type="float" office:value="828819000">
                <text:p>828819000</text:p>
              </table:table-cell>
              <table:table-cell office:value-type="float" office:value="829069000">
                <text:p>829069000</text:p>
              </table:table-cell>
              <table:table-cell office:value-type="float" office:value="829714000">
                <text:p>829714000</text:p>
              </table:table-cell>
              <table:table-cell office:value-type="float" office:value="829969000">
                <text:p>829969000</text:p>
              </table:table-cell>
              <table:table-cell office:value-type="float" office:value="827592000">
                <text:p>827592000</text:p>
              </table:table-cell>
              <table:table-cell office:value-type="float" office:value="827632000">
                <text:p>827632000</text:p>
              </table:table-cell>
              <table:table-cell office:value-type="float" office:value="829703000">
                <text:p>829703000</text:p>
              </table:table-cell>
              <table:table-cell office:value-type="float" office:value="829703000">
                <text:p>829703000</text:p>
              </table:table-cell>
              <table:table-cell office:value-type="float" office:value="828037000">
                <text:p>828037000</text:p>
              </table:table-cell>
              <table:table-cell office:value-type="float" office:value="829703000">
                <text:p>829703000</text:p>
              </table:table-cell>
              <table:table-cell office:value-type="float" office:value="828037000">
                <text:p>828037000</text:p>
              </table:table-cell>
              <table:table-cell office:value-type="float" office:value="829259000">
                <text:p>829259000</text:p>
              </table:table-cell>
              <table:table-cell office:value-type="float" office:value="828965000">
                <text:p>828965000</text:p>
              </table:table-cell>
              <table:table-cell office:value-type="float" office:value="828972000">
                <text:p>828972000</text:p>
              </table:table-cell>
              <table:table-cell office:value-type="float" office:value="828586000">
                <text:p>828586000</text:p>
              </table:table-cell>
              <table:table-cell office:value-type="float" office:value="829102000">
                <text:p>829102000</text:p>
              </table:table-cell>
              <table:table-cell office:value-type="float" office:value="827634000">
                <text:p>827634000</text:p>
              </table:table-cell>
              <table:table-cell office:value-type="float" office:value="827861000">
                <text:p>827861000</text:p>
              </table:table-cell>
              <table:table-cell office:value-type="float" office:value="827415000">
                <text:p>827415000</text:p>
              </table:table-cell>
              <table:table-cell office:value-type="float" office:value="828344000">
                <text:p>828344000</text:p>
              </table:table-cell>
              <table:table-cell office:value-type="float" office:value="829467000">
                <text:p>829467000</text:p>
              </table:table-cell>
              <table:table-cell office:value-type="float" office:value="829491000">
                <text:p>829491000</text:p>
              </table:table-cell>
              <table:table-cell office:value-type="float" office:value="829698000">
                <text:p>829698000</text:p>
              </table:table-cell>
              <table:table-cell office:value-type="float" office:value="829784000">
                <text:p>829784000</text:p>
              </table:table-cell>
              <table:table-cell office:value-type="float" office:value="828537000">
                <text:p>828537000</text:p>
              </table:table-cell>
              <table:table-cell office:value-type="float" office:value="829957000">
                <text:p>829957000</text:p>
              </table:table-cell>
              <table:table-cell office:value-type="float" office:value="829532000">
                <text:p>829532000</text:p>
              </table:table-cell>
              <table:table-cell office:value-type="float" office:value="829752000">
                <text:p>829752000</text:p>
              </table:table-cell>
              <table:table-cell office:value-type="float" office:value="825860000">
                <text:p>825860000</text:p>
              </table:table-cell>
              <table:table-cell office:value-type="float" office:value="828113000">
                <text:p>828113000</text:p>
              </table:table-cell>
              <table:table-cell office:value-type="float" office:value="829661000">
                <text:p>829661000</text:p>
              </table:table-cell>
              <table:table-cell office:value-type="float" office:value="829503000">
                <text:p>829503000</text:p>
              </table:table-cell>
              <table:table-cell office:value-type="float" office:value="826589000">
                <text:p>826589000</text:p>
              </table:table-cell>
              <table:table-cell office:value-type="float" office:value="828386000">
                <text:p>828386000</text:p>
              </table:table-cell>
              <table:table-cell office:value-type="float" office:value="829860000">
                <text:p>829860000</text:p>
              </table:table-cell>
              <table:table-cell office:value-type="float" office:value="827789000">
                <text:p>827789000</text:p>
              </table:table-cell>
              <table:table-cell office:value-type="float" office:value="829530000">
                <text:p>829530000</text:p>
              </table:table-cell>
              <table:table-cell office:value-type="float" office:value="828647000">
                <text:p>828647000</text:p>
              </table:table-cell>
              <table:table-cell office:value-type="float" office:value="829444000">
                <text:p>829444000</text:p>
              </table:table-cell>
              <table:table-cell office:value-type="float" office:value="829255000">
                <text:p>829255000</text:p>
              </table:table-cell>
              <table:table-cell office:value-type="float" office:value="829135000">
                <text:p>829135000</text:p>
              </table:table-cell>
              <table:table-cell office:value-type="float" office:value="828477000">
                <text:p>828477000</text:p>
              </table:table-cell>
              <table:table-cell office:value-type="float" office:value="829062000">
                <text:p>829062000</text:p>
              </table:table-cell>
              <table:table-cell office:value-type="float" office:value="829017000">
                <text:p>829017000</text:p>
              </table:table-cell>
              <table:table-cell office:value-type="float" office:value="829376000">
                <text:p>829376000</text:p>
              </table:table-cell>
              <table:table-cell office:value-type="float" office:value="828822000">
                <text:p>828822000</text:p>
              </table:table-cell>
              <table:table-cell office:value-type="float" office:value="827845000">
                <text:p>827845000</text:p>
              </table:table-cell>
              <table:table-cell office:value-type="float" office:value="829802000">
                <text:p>829802000</text:p>
              </table:table-cell>
              <table:table-cell office:value-type="float" office:value="828922000">
                <text:p>828922000</text:p>
              </table:table-cell>
              <table:table-cell office:value-type="float" office:value="829522000">
                <text:p>829522000</text:p>
              </table:table-cell>
              <table:table-cell office:value-type="float" office:value="829494000">
                <text:p>829494000</text:p>
              </table:table-cell>
              <table:table-cell office:value-type="float" office:value="829345000">
                <text:p>829345000</text:p>
              </table:table-cell>
              <table:table-cell office:value-type="float" office:value="829319000">
                <text:p>829319000</text:p>
              </table:table-cell>
              <table:table-cell office:value-type="float" office:value="829088000">
                <text:p>829088000</text:p>
              </table:table-cell>
              <table:table-cell office:value-type="float" office:value="828004000">
                <text:p>828004000</text:p>
              </table:table-cell>
              <table:table-cell office:value-type="float" office:value="829801000">
                <text:p>829801000</text:p>
              </table:table-cell>
              <table:table-cell office:value-type="float" office:value="829562000">
                <text:p>829562000</text:p>
              </table:table-cell>
              <table:table-cell office:value-type="float" office:value="827849000">
                <text:p>827849000</text:p>
              </table:table-cell>
              <table:table-cell office:value-type="float" office:value="829907000">
                <text:p>829907000</text:p>
              </table:table-cell>
              <table:table-cell office:value-type="float" office:value="829272000">
                <text:p>829272000</text:p>
              </table:table-cell>
              <table:table-cell office:value-type="float" office:value="828893000">
                <text:p>828893000</text:p>
              </table:table-cell>
              <table:table-cell office:value-type="float" office:value="828105000">
                <text:p>828105000</text:p>
              </table:table-cell>
              <table:table-cell office:value-type="float" office:value="828383000">
                <text:p>828383000</text:p>
              </table:table-cell>
              <table:table-cell office:value-type="float" office:value="827527000">
                <text:p>827527000</text:p>
              </table:table-cell>
              <table:table-cell office:value-type="float" office:value="827118000">
                <text:p>827118000</text:p>
              </table:table-cell>
              <table:table-cell office:value-type="float" office:value="828700000">
                <text:p>828700000</text:p>
              </table:table-cell>
              <table:table-cell office:value-type="float" office:value="828808000">
                <text:p>828808000</text:p>
              </table:table-cell>
              <table:table-cell office:value-type="float" office:value="827582000">
                <text:p>827582000</text:p>
              </table:table-cell>
              <table:table-cell office:value-type="float" office:value="829824000">
                <text:p>829824000</text:p>
              </table:table-cell>
              <table:table-cell office:value-type="float" office:value="829802000">
                <text:p>829802000</text:p>
              </table:table-cell>
              <table:table-cell office:value-type="float" office:value="826811000">
                <text:p>826811000</text:p>
              </table:table-cell>
              <table:table-cell office:value-type="float" office:value="828746000">
                <text:p>828746000</text:p>
              </table:table-cell>
              <table:table-cell office:value-type="float" office:value="828085000">
                <text:p>828085000</text:p>
              </table:table-cell>
              <table:table-cell office:value-type="float" office:value="828690000">
                <text:p>828690000</text:p>
              </table:table-cell>
              <table:table-cell office:value-type="float" office:value="829141000">
                <text:p>829141000</text:p>
              </table:table-cell>
              <table:table-cell office:value-type="float" office:value="828961000">
                <text:p>828961000</text:p>
              </table:table-cell>
              <table:table-cell office:value-type="float" office:value="829789000">
                <text:p>829789000</text:p>
              </table:table-cell>
              <table:table-cell office:value-type="float" office:value="829506000">
                <text:p>829506000</text:p>
              </table:table-cell>
              <table:table-cell office:value-type="float" office:value="829506000">
                <text:p>829506000</text:p>
              </table:table-cell>
              <table:table-cell office:value-type="float" office:value="828910000">
                <text:p>828910000</text:p>
              </table:table-cell>
              <table:table-cell office:value-type="float" office:value="829503000">
                <text:p>829503000</text:p>
              </table:table-cell>
              <table:table-cell office:value-type="float" office:value="827861000">
                <text:p>827861000</text:p>
              </table:table-cell>
              <table:table-cell office:value-type="float" office:value="829651000">
                <text:p>829651000</text:p>
              </table:table-cell>
              <table:table-cell office:value-type="float" office:value="828412000">
                <text:p>828412000</text:p>
              </table:table-cell>
              <table:table-cell office:value-type="float" office:value="828745000">
                <text:p>828745000</text:p>
              </table:table-cell>
              <table:table-cell office:value-type="float" office:value="828733000">
                <text:p>828733000</text:p>
              </table:table-cell>
              <table:table-cell office:value-type="float" office:value="829609000">
                <text:p>829609000</text:p>
              </table:table-cell>
              <table:table-cell office:value-type="float" office:value="829364000">
                <text:p>829364000</text:p>
              </table:table-cell>
              <table:table-cell office:value-type="float" office:value="831880000">
                <text:p>831880000</text:p>
              </table:table-cell>
            </table:table-row>
            <table:table-row>
              <table:table-cell office:value-type="string">
                <text:p>10 swaps</text:p>
                <draw:g>
                  <svg:desc>zuck_small_1step.A6:zuck_small_1step.A6</svg:desc>
                </draw:g>
              </table:table-cell>
              <table:table-cell office:value-type="float" office:value="764973000">
                <text:p>764973000</text:p>
                <draw:g>
                  <svg:desc>zuck_small_1step.B6:zuck_small_1step.ALZ6</svg:desc>
                </draw:g>
              </table:table-cell>
              <table:table-cell office:value-type="float" office:value="764486000">
                <text:p>764486000</text:p>
              </table:table-cell>
              <table:table-cell office:value-type="float" office:value="765247000">
                <text:p>765247000</text:p>
              </table:table-cell>
              <table:table-cell office:value-type="float" office:value="764692000">
                <text:p>764692000</text:p>
              </table:table-cell>
              <table:table-cell office:value-type="float" office:value="764583000">
                <text:p>764583000</text:p>
              </table:table-cell>
              <table:table-cell office:value-type="float" office:value="765173000">
                <text:p>765173000</text:p>
              </table:table-cell>
              <table:table-cell office:value-type="float" office:value="765192000">
                <text:p>765192000</text:p>
              </table:table-cell>
              <table:table-cell office:value-type="float" office:value="764485000">
                <text:p>764485000</text:p>
              </table:table-cell>
              <table:table-cell office:value-type="float" office:value="765199000">
                <text:p>765199000</text:p>
              </table:table-cell>
              <table:table-cell office:value-type="float" office:value="764934000">
                <text:p>764934000</text:p>
              </table:table-cell>
              <table:table-cell office:value-type="float" office:value="764308000">
                <text:p>764308000</text:p>
              </table:table-cell>
              <table:table-cell office:value-type="float" office:value="763378000">
                <text:p>763378000</text:p>
              </table:table-cell>
              <table:table-cell office:value-type="float" office:value="764964000">
                <text:p>764964000</text:p>
              </table:table-cell>
              <table:table-cell office:value-type="float" office:value="764947000">
                <text:p>764947000</text:p>
              </table:table-cell>
              <table:table-cell office:value-type="float" office:value="764772000">
                <text:p>764772000</text:p>
              </table:table-cell>
              <table:table-cell office:value-type="float" office:value="764778000">
                <text:p>764778000</text:p>
              </table:table-cell>
              <table:table-cell office:value-type="float" office:value="764911000">
                <text:p>764911000</text:p>
              </table:table-cell>
              <table:table-cell office:value-type="float" office:value="764927000">
                <text:p>764927000</text:p>
              </table:table-cell>
              <table:table-cell office:value-type="float" office:value="764208000">
                <text:p>764208000</text:p>
              </table:table-cell>
              <table:table-cell office:value-type="float" office:value="765477000">
                <text:p>765477000</text:p>
              </table:table-cell>
              <table:table-cell office:value-type="float" office:value="764809000">
                <text:p>764809000</text:p>
              </table:table-cell>
              <table:table-cell office:value-type="float" office:value="765181000">
                <text:p>765181000</text:p>
              </table:table-cell>
              <table:table-cell office:value-type="float" office:value="764558000">
                <text:p>764558000</text:p>
              </table:table-cell>
              <table:table-cell office:value-type="float" office:value="764342000">
                <text:p>764342000</text:p>
              </table:table-cell>
              <table:table-cell office:value-type="float" office:value="763924000">
                <text:p>763924000</text:p>
              </table:table-cell>
              <table:table-cell office:value-type="float" office:value="764061000">
                <text:p>764061000</text:p>
              </table:table-cell>
              <table:table-cell office:value-type="float" office:value="764765000">
                <text:p>764765000</text:p>
              </table:table-cell>
              <table:table-cell office:value-type="float" office:value="765371000">
                <text:p>765371000</text:p>
              </table:table-cell>
              <table:table-cell office:value-type="float" office:value="765284000">
                <text:p>765284000</text:p>
              </table:table-cell>
              <table:table-cell office:value-type="float" office:value="763005000">
                <text:p>763005000</text:p>
              </table:table-cell>
              <table:table-cell office:value-type="float" office:value="765115000">
                <text:p>765115000</text:p>
              </table:table-cell>
              <table:table-cell office:value-type="float" office:value="765166000">
                <text:p>765166000</text:p>
              </table:table-cell>
              <table:table-cell office:value-type="float" office:value="764708000">
                <text:p>764708000</text:p>
              </table:table-cell>
              <table:table-cell office:value-type="float" office:value="764646000">
                <text:p>764646000</text:p>
              </table:table-cell>
              <table:table-cell office:value-type="float" office:value="765039000">
                <text:p>765039000</text:p>
              </table:table-cell>
              <table:table-cell office:value-type="float" office:value="764733000">
                <text:p>764733000</text:p>
              </table:table-cell>
              <table:table-cell office:value-type="float" office:value="764781000">
                <text:p>764781000</text:p>
              </table:table-cell>
              <table:table-cell office:value-type="float" office:value="765424000">
                <text:p>765424000</text:p>
              </table:table-cell>
              <table:table-cell office:value-type="float" office:value="765398000">
                <text:p>765398000</text:p>
              </table:table-cell>
              <table:table-cell office:value-type="float" office:value="764815000">
                <text:p>764815000</text:p>
              </table:table-cell>
              <table:table-cell office:value-type="float" office:value="764472000">
                <text:p>764472000</text:p>
              </table:table-cell>
              <table:table-cell office:value-type="float" office:value="764542000">
                <text:p>764542000</text:p>
              </table:table-cell>
              <table:table-cell office:value-type="float" office:value="764846000">
                <text:p>764846000</text:p>
              </table:table-cell>
              <table:table-cell office:value-type="float" office:value="765356000">
                <text:p>765356000</text:p>
              </table:table-cell>
              <table:table-cell office:value-type="float" office:value="764968000">
                <text:p>764968000</text:p>
              </table:table-cell>
              <table:table-cell office:value-type="float" office:value="764937000">
                <text:p>764937000</text:p>
              </table:table-cell>
              <table:table-cell office:value-type="float" office:value="764076000">
                <text:p>764076000</text:p>
              </table:table-cell>
              <table:table-cell office:value-type="float" office:value="763549000">
                <text:p>763549000</text:p>
              </table:table-cell>
              <table:table-cell office:value-type="float" office:value="765590000">
                <text:p>765590000</text:p>
              </table:table-cell>
              <table:table-cell office:value-type="float" office:value="764953000">
                <text:p>764953000</text:p>
              </table:table-cell>
              <table:table-cell office:value-type="float" office:value="765558000">
                <text:p>765558000</text:p>
              </table:table-cell>
              <table:table-cell office:value-type="float" office:value="764910000">
                <text:p>764910000</text:p>
              </table:table-cell>
              <table:table-cell office:value-type="float" office:value="764890000">
                <text:p>764890000</text:p>
              </table:table-cell>
              <table:table-cell office:value-type="float" office:value="764080000">
                <text:p>764080000</text:p>
              </table:table-cell>
              <table:table-cell office:value-type="float" office:value="765554000">
                <text:p>765554000</text:p>
              </table:table-cell>
              <table:table-cell office:value-type="float" office:value="765434000">
                <text:p>765434000</text:p>
              </table:table-cell>
              <table:table-cell office:value-type="float" office:value="765391000">
                <text:p>765391000</text:p>
              </table:table-cell>
              <table:table-cell office:value-type="float" office:value="764690000">
                <text:p>764690000</text:p>
              </table:table-cell>
              <table:table-cell office:value-type="float" office:value="764908000">
                <text:p>764908000</text:p>
              </table:table-cell>
              <table:table-cell office:value-type="float" office:value="764885000">
                <text:p>764885000</text:p>
              </table:table-cell>
              <table:table-cell office:value-type="float" office:value="765028000">
                <text:p>765028000</text:p>
              </table:table-cell>
              <table:table-cell office:value-type="float" office:value="765297000">
                <text:p>765297000</text:p>
              </table:table-cell>
              <table:table-cell office:value-type="float" office:value="765078000">
                <text:p>765078000</text:p>
              </table:table-cell>
              <table:table-cell office:value-type="float" office:value="764885000">
                <text:p>764885000</text:p>
              </table:table-cell>
              <table:table-cell office:value-type="float" office:value="765046000">
                <text:p>765046000</text:p>
              </table:table-cell>
              <table:table-cell office:value-type="float" office:value="765181000">
                <text:p>765181000</text:p>
              </table:table-cell>
              <table:table-cell office:value-type="float" office:value="764960000">
                <text:p>764960000</text:p>
              </table:table-cell>
              <table:table-cell office:value-type="float" office:value="765325000">
                <text:p>765325000</text:p>
              </table:table-cell>
              <table:table-cell office:value-type="float" office:value="764095000">
                <text:p>764095000</text:p>
              </table:table-cell>
              <table:table-cell office:value-type="float" office:value="764380000">
                <text:p>764380000</text:p>
              </table:table-cell>
              <table:table-cell office:value-type="float" office:value="765110000">
                <text:p>765110000</text:p>
              </table:table-cell>
              <table:table-cell office:value-type="float" office:value="764411000">
                <text:p>764411000</text:p>
              </table:table-cell>
              <table:table-cell office:value-type="float" office:value="764882000">
                <text:p>764882000</text:p>
              </table:table-cell>
              <table:table-cell office:value-type="float" office:value="764258000">
                <text:p>764258000</text:p>
              </table:table-cell>
              <table:table-cell office:value-type="float" office:value="764309000">
                <text:p>764309000</text:p>
              </table:table-cell>
              <table:table-cell office:value-type="float" office:value="765455000">
                <text:p>765455000</text:p>
              </table:table-cell>
              <table:table-cell office:value-type="float" office:value="764838000">
                <text:p>764838000</text:p>
              </table:table-cell>
              <table:table-cell office:value-type="float" office:value="764102000">
                <text:p>764102000</text:p>
              </table:table-cell>
              <table:table-cell office:value-type="float" office:value="764666000">
                <text:p>764666000</text:p>
              </table:table-cell>
              <table:table-cell office:value-type="float" office:value="764498000">
                <text:p>764498000</text:p>
              </table:table-cell>
              <table:table-cell office:value-type="float" office:value="765096000">
                <text:p>765096000</text:p>
              </table:table-cell>
              <table:table-cell office:value-type="float" office:value="765349000">
                <text:p>765349000</text:p>
              </table:table-cell>
              <table:table-cell office:value-type="float" office:value="764914000">
                <text:p>764914000</text:p>
              </table:table-cell>
              <table:table-cell office:value-type="float" office:value="765340000">
                <text:p>765340000</text:p>
              </table:table-cell>
              <table:table-cell office:value-type="float" office:value="764872000">
                <text:p>764872000</text:p>
              </table:table-cell>
              <table:table-cell office:value-type="float" office:value="764997000">
                <text:p>764997000</text:p>
              </table:table-cell>
              <table:table-cell office:value-type="float" office:value="764572000">
                <text:p>764572000</text:p>
              </table:table-cell>
              <table:table-cell office:value-type="float" office:value="764792000">
                <text:p>764792000</text:p>
              </table:table-cell>
              <table:table-cell office:value-type="float" office:value="765477000">
                <text:p>765477000</text:p>
              </table:table-cell>
              <table:table-cell office:value-type="float" office:value="764307000">
                <text:p>764307000</text:p>
              </table:table-cell>
              <table:table-cell office:value-type="float" office:value="765326000">
                <text:p>765326000</text:p>
              </table:table-cell>
              <table:table-cell office:value-type="float" office:value="765356000">
                <text:p>765356000</text:p>
              </table:table-cell>
              <table:table-cell office:value-type="float" office:value="763949000">
                <text:p>763949000</text:p>
              </table:table-cell>
              <table:table-cell office:value-type="float" office:value="764949000">
                <text:p>764949000</text:p>
              </table:table-cell>
              <table:table-cell office:value-type="float" office:value="765001000">
                <text:p>765001000</text:p>
              </table:table-cell>
              <table:table-cell office:value-type="float" office:value="764458000">
                <text:p>764458000</text:p>
              </table:table-cell>
              <table:table-cell office:value-type="float" office:value="764875000">
                <text:p>764875000</text:p>
              </table:table-cell>
              <table:table-cell office:value-type="float" office:value="765026000">
                <text:p>765026000</text:p>
              </table:table-cell>
              <table:table-cell office:value-type="float" office:value="764559000">
                <text:p>764559000</text:p>
              </table:table-cell>
              <table:table-cell office:value-type="float" office:value="763920000">
                <text:p>763920000</text:p>
              </table:table-cell>
              <table:table-cell office:value-type="float" office:value="765449000">
                <text:p>765449000</text:p>
              </table:table-cell>
              <table:table-cell office:value-type="float" office:value="765669000">
                <text:p>765669000</text:p>
              </table:table-cell>
              <table:table-cell office:value-type="float" office:value="763499000">
                <text:p>763499000</text:p>
              </table:table-cell>
              <table:table-cell office:value-type="float" office:value="765181000">
                <text:p>765181000</text:p>
              </table:table-cell>
              <table:table-cell office:value-type="float" office:value="765172000">
                <text:p>765172000</text:p>
              </table:table-cell>
              <table:table-cell office:value-type="float" office:value="764419000">
                <text:p>764419000</text:p>
              </table:table-cell>
              <table:table-cell office:value-type="float" office:value="764839000">
                <text:p>764839000</text:p>
              </table:table-cell>
              <table:table-cell office:value-type="float" office:value="765199000">
                <text:p>765199000</text:p>
              </table:table-cell>
              <table:table-cell office:value-type="float" office:value="765304000">
                <text:p>765304000</text:p>
              </table:table-cell>
              <table:table-cell office:value-type="float" office:value="764780000">
                <text:p>764780000</text:p>
              </table:table-cell>
              <table:table-cell office:value-type="float" office:value="764562000">
                <text:p>764562000</text:p>
              </table:table-cell>
              <table:table-cell office:value-type="float" office:value="765031000">
                <text:p>765031000</text:p>
              </table:table-cell>
              <table:table-cell office:value-type="float" office:value="764619000">
                <text:p>764619000</text:p>
              </table:table-cell>
              <table:table-cell office:value-type="float" office:value="764716000">
                <text:p>764716000</text:p>
              </table:table-cell>
              <table:table-cell office:value-type="float" office:value="765496000">
                <text:p>765496000</text:p>
              </table:table-cell>
              <table:table-cell office:value-type="float" office:value="764117000">
                <text:p>764117000</text:p>
              </table:table-cell>
              <table:table-cell office:value-type="float" office:value="764167000">
                <text:p>764167000</text:p>
              </table:table-cell>
              <table:table-cell office:value-type="float" office:value="764428000">
                <text:p>764428000</text:p>
              </table:table-cell>
              <table:table-cell office:value-type="float" office:value="764871000">
                <text:p>764871000</text:p>
              </table:table-cell>
              <table:table-cell office:value-type="float" office:value="765485000">
                <text:p>765485000</text:p>
              </table:table-cell>
              <table:table-cell office:value-type="float" office:value="764904000">
                <text:p>764904000</text:p>
              </table:table-cell>
              <table:table-cell office:value-type="float" office:value="765342000">
                <text:p>765342000</text:p>
              </table:table-cell>
              <table:table-cell office:value-type="float" office:value="764592000">
                <text:p>764592000</text:p>
              </table:table-cell>
              <table:table-cell office:value-type="float" office:value="765386000">
                <text:p>765386000</text:p>
              </table:table-cell>
              <table:table-cell office:value-type="float" office:value="764998000">
                <text:p>764998000</text:p>
              </table:table-cell>
              <table:table-cell office:value-type="float" office:value="764788000">
                <text:p>764788000</text:p>
              </table:table-cell>
              <table:table-cell office:value-type="float" office:value="763855000">
                <text:p>763855000</text:p>
              </table:table-cell>
              <table:table-cell office:value-type="float" office:value="763187000">
                <text:p>763187000</text:p>
              </table:table-cell>
              <table:table-cell office:value-type="float" office:value="764819000">
                <text:p>764819000</text:p>
              </table:table-cell>
              <table:table-cell office:value-type="float" office:value="765322000">
                <text:p>765322000</text:p>
              </table:table-cell>
              <table:table-cell office:value-type="float" office:value="765252000">
                <text:p>765252000</text:p>
              </table:table-cell>
              <table:table-cell office:value-type="float" office:value="765206000">
                <text:p>765206000</text:p>
              </table:table-cell>
              <table:table-cell office:value-type="float" office:value="765200000">
                <text:p>765200000</text:p>
              </table:table-cell>
              <table:table-cell office:value-type="float" office:value="765352000">
                <text:p>765352000</text:p>
              </table:table-cell>
              <table:table-cell office:value-type="float" office:value="765175000">
                <text:p>765175000</text:p>
              </table:table-cell>
              <table:table-cell office:value-type="float" office:value="764054000">
                <text:p>764054000</text:p>
              </table:table-cell>
              <table:table-cell office:value-type="float" office:value="764969000">
                <text:p>764969000</text:p>
              </table:table-cell>
              <table:table-cell office:value-type="float" office:value="764637000">
                <text:p>764637000</text:p>
              </table:table-cell>
              <table:table-cell office:value-type="float" office:value="765332000">
                <text:p>765332000</text:p>
              </table:table-cell>
              <table:table-cell office:value-type="float" office:value="764789000">
                <text:p>764789000</text:p>
              </table:table-cell>
              <table:table-cell office:value-type="float" office:value="764718000">
                <text:p>764718000</text:p>
              </table:table-cell>
              <table:table-cell office:value-type="float" office:value="764882000">
                <text:p>764882000</text:p>
              </table:table-cell>
              <table:table-cell office:value-type="float" office:value="765510000">
                <text:p>765510000</text:p>
              </table:table-cell>
              <table:table-cell office:value-type="float" office:value="765645000">
                <text:p>765645000</text:p>
              </table:table-cell>
              <table:table-cell office:value-type="float" office:value="765053000">
                <text:p>765053000</text:p>
              </table:table-cell>
              <table:table-cell office:value-type="float" office:value="764698000">
                <text:p>764698000</text:p>
              </table:table-cell>
              <table:table-cell office:value-type="float" office:value="764512000">
                <text:p>764512000</text:p>
              </table:table-cell>
              <table:table-cell office:value-type="float" office:value="765276000">
                <text:p>765276000</text:p>
              </table:table-cell>
              <table:table-cell office:value-type="float" office:value="765226000">
                <text:p>765226000</text:p>
              </table:table-cell>
              <table:table-cell office:value-type="float" office:value="765299000">
                <text:p>765299000</text:p>
              </table:table-cell>
              <table:table-cell office:value-type="float" office:value="765176000">
                <text:p>765176000</text:p>
              </table:table-cell>
              <table:table-cell office:value-type="float" office:value="765003000">
                <text:p>765003000</text:p>
              </table:table-cell>
              <table:table-cell office:value-type="float" office:value="764335000">
                <text:p>764335000</text:p>
              </table:table-cell>
              <table:table-cell office:value-type="float" office:value="764696000">
                <text:p>764696000</text:p>
              </table:table-cell>
              <table:table-cell office:value-type="float" office:value="764735000">
                <text:p>764735000</text:p>
              </table:table-cell>
              <table:table-cell office:value-type="float" office:value="765289000">
                <text:p>765289000</text:p>
              </table:table-cell>
              <table:table-cell office:value-type="float" office:value="765132000">
                <text:p>765132000</text:p>
              </table:table-cell>
              <table:table-cell office:value-type="float" office:value="764659000">
                <text:p>764659000</text:p>
              </table:table-cell>
              <table:table-cell office:value-type="float" office:value="765166000">
                <text:p>765166000</text:p>
              </table:table-cell>
              <table:table-cell office:value-type="float" office:value="764429000">
                <text:p>764429000</text:p>
              </table:table-cell>
              <table:table-cell office:value-type="float" office:value="765198000">
                <text:p>765198000</text:p>
              </table:table-cell>
              <table:table-cell office:value-type="float" office:value="764829000">
                <text:p>764829000</text:p>
              </table:table-cell>
              <table:table-cell office:value-type="float" office:value="765303000">
                <text:p>765303000</text:p>
              </table:table-cell>
              <table:table-cell office:value-type="float" office:value="765428000">
                <text:p>765428000</text:p>
              </table:table-cell>
              <table:table-cell office:value-type="float" office:value="765331000">
                <text:p>765331000</text:p>
              </table:table-cell>
              <table:table-cell office:value-type="float" office:value="765460000">
                <text:p>765460000</text:p>
              </table:table-cell>
              <table:table-cell office:value-type="float" office:value="765249000">
                <text:p>765249000</text:p>
              </table:table-cell>
              <table:table-cell office:value-type="float" office:value="764448000">
                <text:p>764448000</text:p>
              </table:table-cell>
              <table:table-cell office:value-type="float" office:value="765067000">
                <text:p>765067000</text:p>
              </table:table-cell>
              <table:table-cell office:value-type="float" office:value="764714000">
                <text:p>764714000</text:p>
              </table:table-cell>
              <table:table-cell office:value-type="float" office:value="765227000">
                <text:p>765227000</text:p>
              </table:table-cell>
              <table:table-cell office:value-type="float" office:value="765247000">
                <text:p>765247000</text:p>
              </table:table-cell>
              <table:table-cell office:value-type="float" office:value="765106000">
                <text:p>765106000</text:p>
              </table:table-cell>
              <table:table-cell office:value-type="float" office:value="765123000">
                <text:p>765123000</text:p>
              </table:table-cell>
              <table:table-cell office:value-type="float" office:value="765000000">
                <text:p>765000000</text:p>
              </table:table-cell>
              <table:table-cell office:value-type="float" office:value="764770000">
                <text:p>764770000</text:p>
              </table:table-cell>
              <table:table-cell office:value-type="float" office:value="765066000">
                <text:p>765066000</text:p>
              </table:table-cell>
              <table:table-cell office:value-type="float" office:value="765267000">
                <text:p>765267000</text:p>
              </table:table-cell>
              <table:table-cell office:value-type="float" office:value="765278000">
                <text:p>765278000</text:p>
              </table:table-cell>
              <table:table-cell office:value-type="float" office:value="764984000">
                <text:p>764984000</text:p>
              </table:table-cell>
              <table:table-cell office:value-type="float" office:value="762672000">
                <text:p>762672000</text:p>
              </table:table-cell>
              <table:table-cell office:value-type="float" office:value="763974000">
                <text:p>763974000</text:p>
              </table:table-cell>
              <table:table-cell office:value-type="float" office:value="764988000">
                <text:p>764988000</text:p>
              </table:table-cell>
              <table:table-cell office:value-type="float" office:value="764763000">
                <text:p>764763000</text:p>
              </table:table-cell>
              <table:table-cell office:value-type="float" office:value="765007000">
                <text:p>765007000</text:p>
              </table:table-cell>
              <table:table-cell office:value-type="float" office:value="764183000">
                <text:p>764183000</text:p>
              </table:table-cell>
              <table:table-cell office:value-type="float" office:value="765183000">
                <text:p>765183000</text:p>
              </table:table-cell>
              <table:table-cell office:value-type="float" office:value="765287000">
                <text:p>765287000</text:p>
              </table:table-cell>
              <table:table-cell office:value-type="float" office:value="764105000">
                <text:p>764105000</text:p>
              </table:table-cell>
              <table:table-cell office:value-type="float" office:value="765472000">
                <text:p>765472000</text:p>
              </table:table-cell>
              <table:table-cell office:value-type="float" office:value="765126000">
                <text:p>765126000</text:p>
              </table:table-cell>
              <table:table-cell office:value-type="float" office:value="765431000">
                <text:p>765431000</text:p>
              </table:table-cell>
              <table:table-cell office:value-type="float" office:value="765249000">
                <text:p>765249000</text:p>
              </table:table-cell>
              <table:table-cell office:value-type="float" office:value="764274000">
                <text:p>764274000</text:p>
              </table:table-cell>
              <table:table-cell office:value-type="float" office:value="764972000">
                <text:p>764972000</text:p>
              </table:table-cell>
              <table:table-cell office:value-type="float" office:value="764633000">
                <text:p>764633000</text:p>
              </table:table-cell>
              <table:table-cell office:value-type="float" office:value="764399000">
                <text:p>764399000</text:p>
              </table:table-cell>
              <table:table-cell office:value-type="float" office:value="764834000">
                <text:p>764834000</text:p>
              </table:table-cell>
              <table:table-cell office:value-type="float" office:value="764802000">
                <text:p>764802000</text:p>
              </table:table-cell>
              <table:table-cell office:value-type="float" office:value="764029000">
                <text:p>764029000</text:p>
              </table:table-cell>
              <table:table-cell office:value-type="float" office:value="795791000">
                <text:p>795791000</text:p>
              </table:table-cell>
              <table:table-cell office:value-type="float" office:value="797383000">
                <text:p>797383000</text:p>
              </table:table-cell>
              <table:table-cell office:value-type="float" office:value="797868000">
                <text:p>797868000</text:p>
              </table:table-cell>
              <table:table-cell office:value-type="float" office:value="797012000">
                <text:p>797012000</text:p>
              </table:table-cell>
              <table:table-cell office:value-type="float" office:value="796887000">
                <text:p>796887000</text:p>
              </table:table-cell>
              <table:table-cell office:value-type="float" office:value="797695000">
                <text:p>797695000</text:p>
              </table:table-cell>
              <table:table-cell office:value-type="float" office:value="797421000">
                <text:p>797421000</text:p>
              </table:table-cell>
              <table:table-cell office:value-type="float" office:value="797097000">
                <text:p>797097000</text:p>
              </table:table-cell>
              <table:table-cell office:value-type="float" office:value="797800000">
                <text:p>797800000</text:p>
              </table:table-cell>
              <table:table-cell office:value-type="float" office:value="797572000">
                <text:p>797572000</text:p>
              </table:table-cell>
              <table:table-cell office:value-type="float" office:value="797696000">
                <text:p>797696000</text:p>
              </table:table-cell>
              <table:table-cell office:value-type="float" office:value="797412000">
                <text:p>797412000</text:p>
              </table:table-cell>
              <table:table-cell office:value-type="float" office:value="797045000">
                <text:p>797045000</text:p>
              </table:table-cell>
              <table:table-cell office:value-type="float" office:value="797290000">
                <text:p>797290000</text:p>
              </table:table-cell>
              <table:table-cell office:value-type="float" office:value="797695000">
                <text:p>797695000</text:p>
              </table:table-cell>
              <table:table-cell office:value-type="float" office:value="797573000">
                <text:p>797573000</text:p>
              </table:table-cell>
              <table:table-cell office:value-type="float" office:value="797026000">
                <text:p>797026000</text:p>
              </table:table-cell>
              <table:table-cell office:value-type="float" office:value="797773000">
                <text:p>797773000</text:p>
              </table:table-cell>
              <table:table-cell office:value-type="float" office:value="797392000">
                <text:p>797392000</text:p>
              </table:table-cell>
              <table:table-cell office:value-type="float" office:value="797639000">
                <text:p>797639000</text:p>
              </table:table-cell>
              <table:table-cell office:value-type="float" office:value="798035000">
                <text:p>798035000</text:p>
              </table:table-cell>
              <table:table-cell office:value-type="float" office:value="796049000">
                <text:p>796049000</text:p>
              </table:table-cell>
              <table:table-cell office:value-type="float" office:value="798037000">
                <text:p>798037000</text:p>
              </table:table-cell>
              <table:table-cell office:value-type="float" office:value="797492000">
                <text:p>797492000</text:p>
              </table:table-cell>
              <table:table-cell office:value-type="float" office:value="797671000">
                <text:p>797671000</text:p>
              </table:table-cell>
              <table:table-cell office:value-type="float" office:value="797535000">
                <text:p>797535000</text:p>
              </table:table-cell>
              <table:table-cell office:value-type="float" office:value="797717000">
                <text:p>797717000</text:p>
              </table:table-cell>
              <table:table-cell office:value-type="float" office:value="797244000">
                <text:p>797244000</text:p>
              </table:table-cell>
              <table:table-cell office:value-type="float" office:value="797794000">
                <text:p>797794000</text:p>
              </table:table-cell>
              <table:table-cell office:value-type="float" office:value="797829000">
                <text:p>797829000</text:p>
              </table:table-cell>
              <table:table-cell office:value-type="float" office:value="795720000">
                <text:p>795720000</text:p>
              </table:table-cell>
              <table:table-cell office:value-type="float" office:value="797645000">
                <text:p>797645000</text:p>
              </table:table-cell>
              <table:table-cell office:value-type="float" office:value="797402000">
                <text:p>797402000</text:p>
              </table:table-cell>
              <table:table-cell office:value-type="float" office:value="796675000">
                <text:p>796675000</text:p>
              </table:table-cell>
              <table:table-cell office:value-type="float" office:value="797875000">
                <text:p>797875000</text:p>
              </table:table-cell>
              <table:table-cell office:value-type="float" office:value="797123000">
                <text:p>797123000</text:p>
              </table:table-cell>
              <table:table-cell office:value-type="float" office:value="797090000">
                <text:p>797090000</text:p>
              </table:table-cell>
              <table:table-cell office:value-type="float" office:value="797398000">
                <text:p>797398000</text:p>
              </table:table-cell>
              <table:table-cell office:value-type="float" office:value="797815000">
                <text:p>797815000</text:p>
              </table:table-cell>
              <table:table-cell office:value-type="float" office:value="796677000">
                <text:p>796677000</text:p>
              </table:table-cell>
              <table:table-cell office:value-type="float" office:value="797462000">
                <text:p>797462000</text:p>
              </table:table-cell>
              <table:table-cell office:value-type="float" office:value="797754000">
                <text:p>797754000</text:p>
              </table:table-cell>
              <table:table-cell office:value-type="float" office:value="796166000">
                <text:p>796166000</text:p>
              </table:table-cell>
              <table:table-cell office:value-type="float" office:value="797610000">
                <text:p>797610000</text:p>
              </table:table-cell>
              <table:table-cell office:value-type="float" office:value="797467000">
                <text:p>797467000</text:p>
              </table:table-cell>
              <table:table-cell office:value-type="float" office:value="797379000">
                <text:p>797379000</text:p>
              </table:table-cell>
              <table:table-cell office:value-type="float" office:value="797857000">
                <text:p>797857000</text:p>
              </table:table-cell>
              <table:table-cell office:value-type="float" office:value="797009000">
                <text:p>797009000</text:p>
              </table:table-cell>
              <table:table-cell office:value-type="float" office:value="797768000">
                <text:p>797768000</text:p>
              </table:table-cell>
              <table:table-cell office:value-type="float" office:value="797069000">
                <text:p>797069000</text:p>
              </table:table-cell>
              <table:table-cell office:value-type="float" office:value="797828000">
                <text:p>797828000</text:p>
              </table:table-cell>
              <table:table-cell office:value-type="float" office:value="797235000">
                <text:p>797235000</text:p>
              </table:table-cell>
              <table:table-cell office:value-type="float" office:value="795774000">
                <text:p>795774000</text:p>
              </table:table-cell>
              <table:table-cell office:value-type="float" office:value="797202000">
                <text:p>797202000</text:p>
              </table:table-cell>
              <table:table-cell office:value-type="float" office:value="797490000">
                <text:p>797490000</text:p>
              </table:table-cell>
              <table:table-cell office:value-type="float" office:value="796468000">
                <text:p>796468000</text:p>
              </table:table-cell>
              <table:table-cell office:value-type="float" office:value="797593000">
                <text:p>797593000</text:p>
              </table:table-cell>
              <table:table-cell office:value-type="float" office:value="796607000">
                <text:p>796607000</text:p>
              </table:table-cell>
              <table:table-cell office:value-type="float" office:value="797931000">
                <text:p>797931000</text:p>
              </table:table-cell>
              <table:table-cell office:value-type="float" office:value="797661000">
                <text:p>797661000</text:p>
              </table:table-cell>
              <table:table-cell office:value-type="float" office:value="797473000">
                <text:p>797473000</text:p>
              </table:table-cell>
              <table:table-cell office:value-type="float" office:value="796560000">
                <text:p>796560000</text:p>
              </table:table-cell>
              <table:table-cell office:value-type="float" office:value="797483000">
                <text:p>797483000</text:p>
              </table:table-cell>
              <table:table-cell office:value-type="float" office:value="796526000">
                <text:p>796526000</text:p>
              </table:table-cell>
              <table:table-cell office:value-type="float" office:value="796447000">
                <text:p>796447000</text:p>
              </table:table-cell>
              <table:table-cell office:value-type="float" office:value="797090000">
                <text:p>797090000</text:p>
              </table:table-cell>
              <table:table-cell office:value-type="float" office:value="798093000">
                <text:p>798093000</text:p>
              </table:table-cell>
              <table:table-cell office:value-type="float" office:value="798008000">
                <text:p>798008000</text:p>
              </table:table-cell>
              <table:table-cell office:value-type="float" office:value="797875000">
                <text:p>797875000</text:p>
              </table:table-cell>
              <table:table-cell office:value-type="float" office:value="798042000">
                <text:p>798042000</text:p>
              </table:table-cell>
              <table:table-cell office:value-type="float" office:value="797666000">
                <text:p>797666000</text:p>
              </table:table-cell>
              <table:table-cell office:value-type="float" office:value="797032000">
                <text:p>797032000</text:p>
              </table:table-cell>
              <table:table-cell office:value-type="float" office:value="797690000">
                <text:p>797690000</text:p>
              </table:table-cell>
              <table:table-cell office:value-type="float" office:value="796526000">
                <text:p>796526000</text:p>
              </table:table-cell>
              <table:table-cell office:value-type="float" office:value="796122000">
                <text:p>796122000</text:p>
              </table:table-cell>
              <table:table-cell office:value-type="float" office:value="796789000">
                <text:p>796789000</text:p>
              </table:table-cell>
              <table:table-cell office:value-type="float" office:value="796103000">
                <text:p>796103000</text:p>
              </table:table-cell>
              <table:table-cell office:value-type="float" office:value="797525000">
                <text:p>797525000</text:p>
              </table:table-cell>
              <table:table-cell office:value-type="float" office:value="796878000">
                <text:p>796878000</text:p>
              </table:table-cell>
              <table:table-cell office:value-type="float" office:value="797335000">
                <text:p>797335000</text:p>
              </table:table-cell>
              <table:table-cell office:value-type="float" office:value="797782000">
                <text:p>797782000</text:p>
              </table:table-cell>
              <table:table-cell office:value-type="float" office:value="797683000">
                <text:p>797683000</text:p>
              </table:table-cell>
              <table:table-cell office:value-type="float" office:value="797509000">
                <text:p>797509000</text:p>
              </table:table-cell>
              <table:table-cell office:value-type="float" office:value="797466000">
                <text:p>797466000</text:p>
              </table:table-cell>
              <table:table-cell office:value-type="float" office:value="796828000">
                <text:p>796828000</text:p>
              </table:table-cell>
              <table:table-cell office:value-type="float" office:value="796993000">
                <text:p>796993000</text:p>
              </table:table-cell>
              <table:table-cell office:value-type="float" office:value="797383000">
                <text:p>797383000</text:p>
              </table:table-cell>
              <table:table-cell office:value-type="float" office:value="796922000">
                <text:p>796922000</text:p>
              </table:table-cell>
              <table:table-cell office:value-type="float" office:value="797610000">
                <text:p>797610000</text:p>
              </table:table-cell>
              <table:table-cell office:value-type="float" office:value="796345000">
                <text:p>796345000</text:p>
              </table:table-cell>
              <table:table-cell office:value-type="float" office:value="798052000">
                <text:p>798052000</text:p>
              </table:table-cell>
              <table:table-cell office:value-type="float" office:value="797811000">
                <text:p>797811000</text:p>
              </table:table-cell>
              <table:table-cell office:value-type="float" office:value="797084000">
                <text:p>797084000</text:p>
              </table:table-cell>
              <table:table-cell office:value-type="float" office:value="797800000">
                <text:p>797800000</text:p>
              </table:table-cell>
              <table:table-cell office:value-type="float" office:value="797925000">
                <text:p>797925000</text:p>
              </table:table-cell>
              <table:table-cell office:value-type="float" office:value="797995000">
                <text:p>797995000</text:p>
              </table:table-cell>
              <table:table-cell office:value-type="float" office:value="798109000">
                <text:p>798109000</text:p>
              </table:table-cell>
              <table:table-cell office:value-type="float" office:value="798074000">
                <text:p>798074000</text:p>
              </table:table-cell>
              <table:table-cell office:value-type="float" office:value="797458000">
                <text:p>797458000</text:p>
              </table:table-cell>
              <table:table-cell office:value-type="float" office:value="797882000">
                <text:p>797882000</text:p>
              </table:table-cell>
              <table:table-cell office:value-type="float" office:value="796791000">
                <text:p>796791000</text:p>
              </table:table-cell>
              <table:table-cell office:value-type="float" office:value="797826000">
                <text:p>797826000</text:p>
              </table:table-cell>
              <table:table-cell office:value-type="float" office:value="797691000">
                <text:p>797691000</text:p>
              </table:table-cell>
              <table:table-cell office:value-type="float" office:value="797140000">
                <text:p>797140000</text:p>
              </table:table-cell>
              <table:table-cell office:value-type="float" office:value="797766000">
                <text:p>797766000</text:p>
              </table:table-cell>
              <table:table-cell office:value-type="float" office:value="797383000">
                <text:p>797383000</text:p>
              </table:table-cell>
              <table:table-cell office:value-type="float" office:value="797412000">
                <text:p>797412000</text:p>
              </table:table-cell>
              <table:table-cell office:value-type="float" office:value="798114000">
                <text:p>798114000</text:p>
              </table:table-cell>
              <table:table-cell office:value-type="float" office:value="797108000">
                <text:p>797108000</text:p>
              </table:table-cell>
              <table:table-cell office:value-type="float" office:value="797286000">
                <text:p>797286000</text:p>
              </table:table-cell>
              <table:table-cell office:value-type="float" office:value="798010000">
                <text:p>798010000</text:p>
              </table:table-cell>
              <table:table-cell office:value-type="float" office:value="796112000">
                <text:p>796112000</text:p>
              </table:table-cell>
              <table:table-cell office:value-type="float" office:value="795402000">
                <text:p>795402000</text:p>
              </table:table-cell>
              <table:table-cell office:value-type="float" office:value="797358000">
                <text:p>797358000</text:p>
              </table:table-cell>
              <table:table-cell office:value-type="float" office:value="797800000">
                <text:p>797800000</text:p>
              </table:table-cell>
              <table:table-cell office:value-type="float" office:value="797355000">
                <text:p>797355000</text:p>
              </table:table-cell>
              <table:table-cell office:value-type="float" office:value="797788000">
                <text:p>797788000</text:p>
              </table:table-cell>
              <table:table-cell office:value-type="float" office:value="796571000">
                <text:p>796571000</text:p>
              </table:table-cell>
              <table:table-cell office:value-type="float" office:value="797723000">
                <text:p>797723000</text:p>
              </table:table-cell>
              <table:table-cell office:value-type="float" office:value="796835000">
                <text:p>796835000</text:p>
              </table:table-cell>
              <table:table-cell office:value-type="float" office:value="797607000">
                <text:p>797607000</text:p>
              </table:table-cell>
              <table:table-cell office:value-type="float" office:value="797702000">
                <text:p>797702000</text:p>
              </table:table-cell>
              <table:table-cell office:value-type="float" office:value="797434000">
                <text:p>797434000</text:p>
              </table:table-cell>
              <table:table-cell office:value-type="float" office:value="797233000">
                <text:p>797233000</text:p>
              </table:table-cell>
              <table:table-cell office:value-type="float" office:value="795785000">
                <text:p>795785000</text:p>
              </table:table-cell>
              <table:table-cell office:value-type="float" office:value="796855000">
                <text:p>796855000</text:p>
              </table:table-cell>
              <table:table-cell office:value-type="float" office:value="797599000">
                <text:p>797599000</text:p>
              </table:table-cell>
              <table:table-cell office:value-type="float" office:value="797375000">
                <text:p>797375000</text:p>
              </table:table-cell>
              <table:table-cell office:value-type="float" office:value="797959000">
                <text:p>797959000</text:p>
              </table:table-cell>
              <table:table-cell office:value-type="float" office:value="797623000">
                <text:p>797623000</text:p>
              </table:table-cell>
              <table:table-cell office:value-type="float" office:value="796967000">
                <text:p>796967000</text:p>
              </table:table-cell>
              <table:table-cell office:value-type="float" office:value="797932000">
                <text:p>797932000</text:p>
              </table:table-cell>
              <table:table-cell office:value-type="float" office:value="797465000">
                <text:p>797465000</text:p>
              </table:table-cell>
              <table:table-cell office:value-type="float" office:value="795276000">
                <text:p>795276000</text:p>
              </table:table-cell>
              <table:table-cell office:value-type="float" office:value="797362000">
                <text:p>797362000</text:p>
              </table:table-cell>
              <table:table-cell office:value-type="float" office:value="796264000">
                <text:p>796264000</text:p>
              </table:table-cell>
              <table:table-cell office:value-type="float" office:value="797395000">
                <text:p>797395000</text:p>
              </table:table-cell>
              <table:table-cell office:value-type="float" office:value="797335000">
                <text:p>797335000</text:p>
              </table:table-cell>
              <table:table-cell office:value-type="float" office:value="797417000">
                <text:p>797417000</text:p>
              </table:table-cell>
              <table:table-cell office:value-type="float" office:value="797950000">
                <text:p>797950000</text:p>
              </table:table-cell>
              <table:table-cell office:value-type="float" office:value="797660000">
                <text:p>797660000</text:p>
              </table:table-cell>
              <table:table-cell office:value-type="float" office:value="798099000">
                <text:p>798099000</text:p>
              </table:table-cell>
              <table:table-cell office:value-type="float" office:value="796220000">
                <text:p>796220000</text:p>
              </table:table-cell>
              <table:table-cell office:value-type="float" office:value="795668000">
                <text:p>795668000</text:p>
              </table:table-cell>
              <table:table-cell office:value-type="float" office:value="797711000">
                <text:p>797711000</text:p>
              </table:table-cell>
              <table:table-cell office:value-type="float" office:value="797487000">
                <text:p>797487000</text:p>
              </table:table-cell>
              <table:table-cell office:value-type="float" office:value="796916000">
                <text:p>796916000</text:p>
              </table:table-cell>
              <table:table-cell office:value-type="float" office:value="797253000">
                <text:p>797253000</text:p>
              </table:table-cell>
              <table:table-cell office:value-type="float" office:value="797818000">
                <text:p>797818000</text:p>
              </table:table-cell>
              <table:table-cell office:value-type="float" office:value="798154000">
                <text:p>798154000</text:p>
              </table:table-cell>
              <table:table-cell office:value-type="float" office:value="797594000">
                <text:p>797594000</text:p>
              </table:table-cell>
              <table:table-cell office:value-type="float" office:value="797588000">
                <text:p>797588000</text:p>
              </table:table-cell>
              <table:table-cell office:value-type="float" office:value="796464000">
                <text:p>796464000</text:p>
              </table:table-cell>
              <table:table-cell office:value-type="float" office:value="796549000">
                <text:p>796549000</text:p>
              </table:table-cell>
              <table:table-cell office:value-type="float" office:value="797196000">
                <text:p>797196000</text:p>
              </table:table-cell>
              <table:table-cell office:value-type="float" office:value="797777000">
                <text:p>797777000</text:p>
              </table:table-cell>
              <table:table-cell office:value-type="float" office:value="797376000">
                <text:p>797376000</text:p>
              </table:table-cell>
              <table:table-cell office:value-type="float" office:value="797377000">
                <text:p>797377000</text:p>
              </table:table-cell>
              <table:table-cell office:value-type="float" office:value="795057000">
                <text:p>795057000</text:p>
              </table:table-cell>
              <table:table-cell office:value-type="float" office:value="794956000">
                <text:p>794956000</text:p>
              </table:table-cell>
              <table:table-cell office:value-type="float" office:value="797108000">
                <text:p>797108000</text:p>
              </table:table-cell>
              <table:table-cell office:value-type="float" office:value="796998000">
                <text:p>796998000</text:p>
              </table:table-cell>
              <table:table-cell office:value-type="float" office:value="797732000">
                <text:p>797732000</text:p>
              </table:table-cell>
              <table:table-cell office:value-type="float" office:value="797381000">
                <text:p>797381000</text:p>
              </table:table-cell>
              <table:table-cell office:value-type="float" office:value="797331000">
                <text:p>797331000</text:p>
              </table:table-cell>
              <table:table-cell office:value-type="float" office:value="797636000">
                <text:p>797636000</text:p>
              </table:table-cell>
              <table:table-cell office:value-type="float" office:value="797972000">
                <text:p>797972000</text:p>
              </table:table-cell>
              <table:table-cell office:value-type="float" office:value="798103000">
                <text:p>798103000</text:p>
              </table:table-cell>
              <table:table-cell office:value-type="float" office:value="797130000">
                <text:p>797130000</text:p>
              </table:table-cell>
              <table:table-cell office:value-type="float" office:value="796857000">
                <text:p>796857000</text:p>
              </table:table-cell>
              <table:table-cell office:value-type="float" office:value="796592000">
                <text:p>796592000</text:p>
              </table:table-cell>
              <table:table-cell office:value-type="float" office:value="797787000">
                <text:p>797787000</text:p>
              </table:table-cell>
              <table:table-cell office:value-type="float" office:value="796780000">
                <text:p>796780000</text:p>
              </table:table-cell>
              <table:table-cell office:value-type="float" office:value="797579000">
                <text:p>797579000</text:p>
              </table:table-cell>
              <table:table-cell office:value-type="float" office:value="796867000">
                <text:p>796867000</text:p>
              </table:table-cell>
              <table:table-cell office:value-type="float" office:value="797737000">
                <text:p>797737000</text:p>
              </table:table-cell>
              <table:table-cell office:value-type="float" office:value="795830000">
                <text:p>795830000</text:p>
              </table:table-cell>
              <table:table-cell office:value-type="float" office:value="797449000">
                <text:p>797449000</text:p>
              </table:table-cell>
              <table:table-cell office:value-type="float" office:value="797425000">
                <text:p>797425000</text:p>
              </table:table-cell>
              <table:table-cell office:value-type="float" office:value="797733000">
                <text:p>797733000</text:p>
              </table:table-cell>
              <table:table-cell office:value-type="float" office:value="796326000">
                <text:p>796326000</text:p>
              </table:table-cell>
              <table:table-cell office:value-type="float" office:value="797616000">
                <text:p>797616000</text:p>
              </table:table-cell>
              <table:table-cell office:value-type="float" office:value="798017000">
                <text:p>798017000</text:p>
              </table:table-cell>
              <table:table-cell office:value-type="float" office:value="797759000">
                <text:p>797759000</text:p>
              </table:table-cell>
              <table:table-cell office:value-type="float" office:value="797544000">
                <text:p>797544000</text:p>
              </table:table-cell>
              <table:table-cell office:value-type="float" office:value="796952000">
                <text:p>796952000</text:p>
              </table:table-cell>
              <table:table-cell office:value-type="float" office:value="797592000">
                <text:p>797592000</text:p>
              </table:table-cell>
              <table:table-cell office:value-type="float" office:value="797799000">
                <text:p>797799000</text:p>
              </table:table-cell>
              <table:table-cell office:value-type="float" office:value="797809000">
                <text:p>797809000</text:p>
              </table:table-cell>
              <table:table-cell office:value-type="float" office:value="797424000">
                <text:p>797424000</text:p>
              </table:table-cell>
              <table:table-cell office:value-type="float" office:value="797310000">
                <text:p>797310000</text:p>
              </table:table-cell>
              <table:table-cell office:value-type="float" office:value="797349000">
                <text:p>797349000</text:p>
              </table:table-cell>
              <table:table-cell office:value-type="float" office:value="797835000">
                <text:p>797835000</text:p>
              </table:table-cell>
              <table:table-cell office:value-type="float" office:value="797925000">
                <text:p>797925000</text:p>
              </table:table-cell>
              <table:table-cell office:value-type="float" office:value="796319000">
                <text:p>796319000</text:p>
              </table:table-cell>
              <table:table-cell office:value-type="float" office:value="798038000">
                <text:p>798038000</text:p>
              </table:table-cell>
              <table:table-cell office:value-type="float" office:value="797415000">
                <text:p>797415000</text:p>
              </table:table-cell>
              <table:table-cell office:value-type="float" office:value="797615000">
                <text:p>797615000</text:p>
              </table:table-cell>
              <table:table-cell office:value-type="float" office:value="797260000">
                <text:p>797260000</text:p>
              </table:table-cell>
              <table:table-cell office:value-type="float" office:value="797397000">
                <text:p>797397000</text:p>
              </table:table-cell>
              <table:table-cell office:value-type="float" office:value="815386000">
                <text:p>815386000</text:p>
              </table:table-cell>
              <table:table-cell office:value-type="float" office:value="817308000">
                <text:p>817308000</text:p>
              </table:table-cell>
              <table:table-cell office:value-type="float" office:value="817294000">
                <text:p>817294000</text:p>
              </table:table-cell>
              <table:table-cell office:value-type="float" office:value="815861000">
                <text:p>815861000</text:p>
              </table:table-cell>
              <table:table-cell office:value-type="float" office:value="816830000">
                <text:p>816830000</text:p>
              </table:table-cell>
              <table:table-cell office:value-type="float" office:value="817068000">
                <text:p>817068000</text:p>
              </table:table-cell>
              <table:table-cell office:value-type="float" office:value="816955000">
                <text:p>816955000</text:p>
              </table:table-cell>
              <table:table-cell office:value-type="float" office:value="816991000">
                <text:p>816991000</text:p>
              </table:table-cell>
              <table:table-cell office:value-type="float" office:value="816030000">
                <text:p>816030000</text:p>
              </table:table-cell>
              <table:table-cell office:value-type="float" office:value="816817000">
                <text:p>816817000</text:p>
              </table:table-cell>
              <table:table-cell office:value-type="float" office:value="816996000">
                <text:p>816996000</text:p>
              </table:table-cell>
              <table:table-cell office:value-type="float" office:value="815871000">
                <text:p>815871000</text:p>
              </table:table-cell>
              <table:table-cell office:value-type="float" office:value="817065000">
                <text:p>817065000</text:p>
              </table:table-cell>
              <table:table-cell office:value-type="float" office:value="813829000">
                <text:p>813829000</text:p>
              </table:table-cell>
              <table:table-cell office:value-type="float" office:value="817376000">
                <text:p>817376000</text:p>
              </table:table-cell>
              <table:table-cell office:value-type="float" office:value="816605000">
                <text:p>816605000</text:p>
              </table:table-cell>
              <table:table-cell office:value-type="float" office:value="817333000">
                <text:p>817333000</text:p>
              </table:table-cell>
              <table:table-cell office:value-type="float" office:value="816185000">
                <text:p>816185000</text:p>
              </table:table-cell>
              <table:table-cell office:value-type="float" office:value="817002000">
                <text:p>817002000</text:p>
              </table:table-cell>
              <table:table-cell office:value-type="float" office:value="816706000">
                <text:p>816706000</text:p>
              </table:table-cell>
              <table:table-cell office:value-type="float" office:value="816653000">
                <text:p>816653000</text:p>
              </table:table-cell>
              <table:table-cell office:value-type="float" office:value="817118000">
                <text:p>817118000</text:p>
              </table:table-cell>
              <table:table-cell office:value-type="float" office:value="817377000">
                <text:p>817377000</text:p>
              </table:table-cell>
              <table:table-cell office:value-type="float" office:value="816048000">
                <text:p>816048000</text:p>
              </table:table-cell>
              <table:table-cell office:value-type="float" office:value="816954000">
                <text:p>816954000</text:p>
              </table:table-cell>
              <table:table-cell office:value-type="float" office:value="816713000">
                <text:p>816713000</text:p>
              </table:table-cell>
              <table:table-cell office:value-type="float" office:value="817156000">
                <text:p>817156000</text:p>
              </table:table-cell>
              <table:table-cell office:value-type="float" office:value="817223000">
                <text:p>817223000</text:p>
              </table:table-cell>
              <table:table-cell office:value-type="float" office:value="817456000">
                <text:p>817456000</text:p>
              </table:table-cell>
              <table:table-cell office:value-type="float" office:value="817257000">
                <text:p>817257000</text:p>
              </table:table-cell>
              <table:table-cell office:value-type="float" office:value="816912000">
                <text:p>816912000</text:p>
              </table:table-cell>
              <table:table-cell office:value-type="float" office:value="816516000">
                <text:p>816516000</text:p>
              </table:table-cell>
              <table:table-cell office:value-type="float" office:value="815810000">
                <text:p>815810000</text:p>
              </table:table-cell>
              <table:table-cell office:value-type="float" office:value="817376000">
                <text:p>817376000</text:p>
              </table:table-cell>
              <table:table-cell office:value-type="float" office:value="816775000">
                <text:p>816775000</text:p>
              </table:table-cell>
              <table:table-cell office:value-type="float" office:value="816640000">
                <text:p>816640000</text:p>
              </table:table-cell>
              <table:table-cell office:value-type="float" office:value="817413000">
                <text:p>817413000</text:p>
              </table:table-cell>
              <table:table-cell office:value-type="float" office:value="815677000">
                <text:p>815677000</text:p>
              </table:table-cell>
              <table:table-cell office:value-type="float" office:value="817100000">
                <text:p>817100000</text:p>
              </table:table-cell>
              <table:table-cell office:value-type="float" office:value="816752000">
                <text:p>816752000</text:p>
              </table:table-cell>
              <table:table-cell office:value-type="float" office:value="815166000">
                <text:p>815166000</text:p>
              </table:table-cell>
              <table:table-cell office:value-type="float" office:value="817012000">
                <text:p>817012000</text:p>
              </table:table-cell>
              <table:table-cell office:value-type="float" office:value="816608000">
                <text:p>816608000</text:p>
              </table:table-cell>
              <table:table-cell office:value-type="float" office:value="817290000">
                <text:p>817290000</text:p>
              </table:table-cell>
              <table:table-cell office:value-type="float" office:value="816310000">
                <text:p>816310000</text:p>
              </table:table-cell>
              <table:table-cell office:value-type="float" office:value="815452000">
                <text:p>815452000</text:p>
              </table:table-cell>
              <table:table-cell office:value-type="float" office:value="816731000">
                <text:p>816731000</text:p>
              </table:table-cell>
              <table:table-cell office:value-type="float" office:value="816824000">
                <text:p>816824000</text:p>
              </table:table-cell>
              <table:table-cell office:value-type="float" office:value="816840000">
                <text:p>816840000</text:p>
              </table:table-cell>
              <table:table-cell office:value-type="float" office:value="816805000">
                <text:p>816805000</text:p>
              </table:table-cell>
              <table:table-cell office:value-type="float" office:value="816767000">
                <text:p>816767000</text:p>
              </table:table-cell>
              <table:table-cell office:value-type="float" office:value="817113000">
                <text:p>817113000</text:p>
              </table:table-cell>
              <table:table-cell office:value-type="float" office:value="817125000">
                <text:p>817125000</text:p>
              </table:table-cell>
              <table:table-cell office:value-type="float" office:value="816715000">
                <text:p>816715000</text:p>
              </table:table-cell>
              <table:table-cell office:value-type="float" office:value="815967000">
                <text:p>815967000</text:p>
              </table:table-cell>
              <table:table-cell office:value-type="float" office:value="816958000">
                <text:p>816958000</text:p>
              </table:table-cell>
              <table:table-cell office:value-type="float" office:value="816081000">
                <text:p>816081000</text:p>
              </table:table-cell>
              <table:table-cell office:value-type="float" office:value="815941000">
                <text:p>815941000</text:p>
              </table:table-cell>
              <table:table-cell office:value-type="float" office:value="816492000">
                <text:p>816492000</text:p>
              </table:table-cell>
              <table:table-cell office:value-type="float" office:value="817025000">
                <text:p>817025000</text:p>
              </table:table-cell>
              <table:table-cell office:value-type="float" office:value="817456000">
                <text:p>817456000</text:p>
              </table:table-cell>
              <table:table-cell office:value-type="float" office:value="817566000">
                <text:p>817566000</text:p>
              </table:table-cell>
              <table:table-cell office:value-type="float" office:value="816245000">
                <text:p>816245000</text:p>
              </table:table-cell>
              <table:table-cell office:value-type="float" office:value="814796000">
                <text:p>814796000</text:p>
              </table:table-cell>
              <table:table-cell office:value-type="float" office:value="816788000">
                <text:p>816788000</text:p>
              </table:table-cell>
              <table:table-cell office:value-type="float" office:value="816995000">
                <text:p>816995000</text:p>
              </table:table-cell>
              <table:table-cell office:value-type="float" office:value="816750000">
                <text:p>816750000</text:p>
              </table:table-cell>
              <table:table-cell office:value-type="float" office:value="816572000">
                <text:p>816572000</text:p>
              </table:table-cell>
              <table:table-cell office:value-type="float" office:value="817317000">
                <text:p>817317000</text:p>
              </table:table-cell>
              <table:table-cell office:value-type="float" office:value="816981000">
                <text:p>816981000</text:p>
              </table:table-cell>
              <table:table-cell office:value-type="float" office:value="817596000">
                <text:p>817596000</text:p>
              </table:table-cell>
              <table:table-cell office:value-type="float" office:value="815553000">
                <text:p>815553000</text:p>
              </table:table-cell>
              <table:table-cell office:value-type="float" office:value="817469000">
                <text:p>817469000</text:p>
              </table:table-cell>
              <table:table-cell office:value-type="float" office:value="815443000">
                <text:p>815443000</text:p>
              </table:table-cell>
              <table:table-cell office:value-type="float" office:value="816798000">
                <text:p>816798000</text:p>
              </table:table-cell>
              <table:table-cell office:value-type="float" office:value="816341000">
                <text:p>816341000</text:p>
              </table:table-cell>
              <table:table-cell office:value-type="float" office:value="816690000">
                <text:p>816690000</text:p>
              </table:table-cell>
              <table:table-cell office:value-type="float" office:value="816330000">
                <text:p>816330000</text:p>
              </table:table-cell>
              <table:table-cell office:value-type="float" office:value="816509000">
                <text:p>816509000</text:p>
              </table:table-cell>
              <table:table-cell office:value-type="float" office:value="816905000">
                <text:p>816905000</text:p>
              </table:table-cell>
              <table:table-cell office:value-type="float" office:value="816820000">
                <text:p>816820000</text:p>
              </table:table-cell>
              <table:table-cell office:value-type="float" office:value="817138000">
                <text:p>817138000</text:p>
              </table:table-cell>
              <table:table-cell office:value-type="float" office:value="816464000">
                <text:p>816464000</text:p>
              </table:table-cell>
              <table:table-cell office:value-type="float" office:value="816009000">
                <text:p>816009000</text:p>
              </table:table-cell>
              <table:table-cell office:value-type="float" office:value="816576000">
                <text:p>816576000</text:p>
              </table:table-cell>
              <table:table-cell office:value-type="float" office:value="815981000">
                <text:p>815981000</text:p>
              </table:table-cell>
              <table:table-cell office:value-type="float" office:value="817446000">
                <text:p>817446000</text:p>
              </table:table-cell>
              <table:table-cell office:value-type="float" office:value="814980000">
                <text:p>814980000</text:p>
              </table:table-cell>
              <table:table-cell office:value-type="float" office:value="816508000">
                <text:p>816508000</text:p>
              </table:table-cell>
              <table:table-cell office:value-type="float" office:value="816311000">
                <text:p>816311000</text:p>
              </table:table-cell>
              <table:table-cell office:value-type="float" office:value="816998000">
                <text:p>816998000</text:p>
              </table:table-cell>
              <table:table-cell office:value-type="float" office:value="816620000">
                <text:p>816620000</text:p>
              </table:table-cell>
              <table:table-cell office:value-type="float" office:value="816974000">
                <text:p>816974000</text:p>
              </table:table-cell>
              <table:table-cell office:value-type="float" office:value="816912000">
                <text:p>816912000</text:p>
              </table:table-cell>
              <table:table-cell office:value-type="float" office:value="816839000">
                <text:p>816839000</text:p>
              </table:table-cell>
              <table:table-cell office:value-type="float" office:value="816689000">
                <text:p>816689000</text:p>
              </table:table-cell>
              <table:table-cell office:value-type="float" office:value="816738000">
                <text:p>816738000</text:p>
              </table:table-cell>
              <table:table-cell office:value-type="float" office:value="817310000">
                <text:p>817310000</text:p>
              </table:table-cell>
              <table:table-cell office:value-type="float" office:value="817311000">
                <text:p>817311000</text:p>
              </table:table-cell>
              <table:table-cell office:value-type="float" office:value="817157000">
                <text:p>817157000</text:p>
              </table:table-cell>
              <table:table-cell office:value-type="float" office:value="816915000">
                <text:p>816915000</text:p>
              </table:table-cell>
              <table:table-cell office:value-type="float" office:value="816964000">
                <text:p>816964000</text:p>
              </table:table-cell>
              <table:table-cell office:value-type="float" office:value="816861000">
                <text:p>816861000</text:p>
              </table:table-cell>
              <table:table-cell office:value-type="float" office:value="816393000">
                <text:p>816393000</text:p>
              </table:table-cell>
              <table:table-cell office:value-type="float" office:value="816381000">
                <text:p>816381000</text:p>
              </table:table-cell>
              <table:table-cell office:value-type="float" office:value="816862000">
                <text:p>816862000</text:p>
              </table:table-cell>
              <table:table-cell office:value-type="float" office:value="816964000">
                <text:p>816964000</text:p>
              </table:table-cell>
              <table:table-cell office:value-type="float" office:value="816634000">
                <text:p>816634000</text:p>
              </table:table-cell>
              <table:table-cell office:value-type="float" office:value="817266000">
                <text:p>817266000</text:p>
              </table:table-cell>
              <table:table-cell office:value-type="float" office:value="816360000">
                <text:p>816360000</text:p>
              </table:table-cell>
              <table:table-cell office:value-type="float" office:value="815926000">
                <text:p>815926000</text:p>
              </table:table-cell>
              <table:table-cell office:value-type="float" office:value="815639000">
                <text:p>815639000</text:p>
              </table:table-cell>
              <table:table-cell office:value-type="float" office:value="817013000">
                <text:p>817013000</text:p>
              </table:table-cell>
              <table:table-cell office:value-type="float" office:value="817380000">
                <text:p>817380000</text:p>
              </table:table-cell>
              <table:table-cell office:value-type="float" office:value="815861000">
                <text:p>815861000</text:p>
              </table:table-cell>
              <table:table-cell office:value-type="float" office:value="816284000">
                <text:p>816284000</text:p>
              </table:table-cell>
              <table:table-cell office:value-type="float" office:value="815402000">
                <text:p>815402000</text:p>
              </table:table-cell>
              <table:table-cell office:value-type="float" office:value="816839000">
                <text:p>816839000</text:p>
              </table:table-cell>
              <table:table-cell office:value-type="float" office:value="817002000">
                <text:p>817002000</text:p>
              </table:table-cell>
              <table:table-cell office:value-type="float" office:value="817131000">
                <text:p>817131000</text:p>
              </table:table-cell>
              <table:table-cell office:value-type="float" office:value="816432000">
                <text:p>816432000</text:p>
              </table:table-cell>
              <table:table-cell office:value-type="float" office:value="816448000">
                <text:p>816448000</text:p>
              </table:table-cell>
              <table:table-cell office:value-type="float" office:value="817074000">
                <text:p>817074000</text:p>
              </table:table-cell>
              <table:table-cell office:value-type="float" office:value="816766000">
                <text:p>816766000</text:p>
              </table:table-cell>
              <table:table-cell office:value-type="float" office:value="815033000">
                <text:p>815033000</text:p>
              </table:table-cell>
              <table:table-cell office:value-type="float" office:value="816567000">
                <text:p>816567000</text:p>
              </table:table-cell>
              <table:table-cell office:value-type="float" office:value="816564000">
                <text:p>816564000</text:p>
              </table:table-cell>
              <table:table-cell office:value-type="float" office:value="816560000">
                <text:p>816560000</text:p>
              </table:table-cell>
              <table:table-cell office:value-type="float" office:value="816265000">
                <text:p>816265000</text:p>
              </table:table-cell>
              <table:table-cell office:value-type="float" office:value="816905000">
                <text:p>816905000</text:p>
              </table:table-cell>
              <table:table-cell office:value-type="float" office:value="815518000">
                <text:p>815518000</text:p>
              </table:table-cell>
              <table:table-cell office:value-type="float" office:value="816953000">
                <text:p>816953000</text:p>
              </table:table-cell>
              <table:table-cell office:value-type="float" office:value="815139000">
                <text:p>815139000</text:p>
              </table:table-cell>
              <table:table-cell office:value-type="float" office:value="816199000">
                <text:p>816199000</text:p>
              </table:table-cell>
              <table:table-cell office:value-type="float" office:value="817100000">
                <text:p>817100000</text:p>
              </table:table-cell>
              <table:table-cell office:value-type="float" office:value="817350000">
                <text:p>817350000</text:p>
              </table:table-cell>
              <table:table-cell office:value-type="float" office:value="817072000">
                <text:p>817072000</text:p>
              </table:table-cell>
              <table:table-cell office:value-type="float" office:value="817305000">
                <text:p>817305000</text:p>
              </table:table-cell>
              <table:table-cell office:value-type="float" office:value="816998000">
                <text:p>816998000</text:p>
              </table:table-cell>
              <table:table-cell office:value-type="float" office:value="817301000">
                <text:p>817301000</text:p>
              </table:table-cell>
              <table:table-cell office:value-type="float" office:value="817050000">
                <text:p>817050000</text:p>
              </table:table-cell>
              <table:table-cell office:value-type="float" office:value="817389000">
                <text:p>817389000</text:p>
              </table:table-cell>
              <table:table-cell office:value-type="float" office:value="816511000">
                <text:p>816511000</text:p>
              </table:table-cell>
              <table:table-cell office:value-type="float" office:value="817422000">
                <text:p>817422000</text:p>
              </table:table-cell>
              <table:table-cell office:value-type="float" office:value="817177000">
                <text:p>817177000</text:p>
              </table:table-cell>
              <table:table-cell office:value-type="float" office:value="815237000">
                <text:p>815237000</text:p>
              </table:table-cell>
              <table:table-cell office:value-type="float" office:value="814965000">
                <text:p>814965000</text:p>
              </table:table-cell>
              <table:table-cell office:value-type="float" office:value="816141000">
                <text:p>816141000</text:p>
              </table:table-cell>
              <table:table-cell office:value-type="float" office:value="816157000">
                <text:p>816157000</text:p>
              </table:table-cell>
              <table:table-cell office:value-type="float" office:value="817411000">
                <text:p>817411000</text:p>
              </table:table-cell>
              <table:table-cell office:value-type="float" office:value="817007000">
                <text:p>817007000</text:p>
              </table:table-cell>
              <table:table-cell office:value-type="float" office:value="817302000">
                <text:p>817302000</text:p>
              </table:table-cell>
              <table:table-cell office:value-type="float" office:value="815901000">
                <text:p>815901000</text:p>
              </table:table-cell>
              <table:table-cell office:value-type="float" office:value="815101000">
                <text:p>815101000</text:p>
              </table:table-cell>
              <table:table-cell office:value-type="float" office:value="816612000">
                <text:p>816612000</text:p>
              </table:table-cell>
              <table:table-cell office:value-type="float" office:value="817229000">
                <text:p>817229000</text:p>
              </table:table-cell>
              <table:table-cell office:value-type="float" office:value="816880000">
                <text:p>816880000</text:p>
              </table:table-cell>
              <table:table-cell office:value-type="float" office:value="815782000">
                <text:p>815782000</text:p>
              </table:table-cell>
              <table:table-cell office:value-type="float" office:value="815237000">
                <text:p>815237000</text:p>
              </table:table-cell>
              <table:table-cell office:value-type="float" office:value="817273000">
                <text:p>817273000</text:p>
              </table:table-cell>
              <table:table-cell office:value-type="float" office:value="816876000">
                <text:p>816876000</text:p>
              </table:table-cell>
              <table:table-cell office:value-type="float" office:value="817078000">
                <text:p>817078000</text:p>
              </table:table-cell>
              <table:table-cell office:value-type="float" office:value="817148000">
                <text:p>817148000</text:p>
              </table:table-cell>
              <table:table-cell office:value-type="float" office:value="816935000">
                <text:p>816935000</text:p>
              </table:table-cell>
              <table:table-cell office:value-type="float" office:value="816806000">
                <text:p>816806000</text:p>
              </table:table-cell>
              <table:table-cell office:value-type="float" office:value="817356000">
                <text:p>817356000</text:p>
              </table:table-cell>
              <table:table-cell office:value-type="float" office:value="817069000">
                <text:p>817069000</text:p>
              </table:table-cell>
              <table:table-cell office:value-type="float" office:value="816804000">
                <text:p>816804000</text:p>
              </table:table-cell>
              <table:table-cell office:value-type="float" office:value="817160000">
                <text:p>817160000</text:p>
              </table:table-cell>
              <table:table-cell office:value-type="float" office:value="817099000">
                <text:p>817099000</text:p>
              </table:table-cell>
              <table:table-cell office:value-type="float" office:value="816922000">
                <text:p>816922000</text:p>
              </table:table-cell>
              <table:table-cell office:value-type="float" office:value="816753000">
                <text:p>816753000</text:p>
              </table:table-cell>
              <table:table-cell office:value-type="float" office:value="816970000">
                <text:p>816970000</text:p>
              </table:table-cell>
              <table:table-cell office:value-type="float" office:value="815172000">
                <text:p>815172000</text:p>
              </table:table-cell>
              <table:table-cell office:value-type="float" office:value="817368000">
                <text:p>817368000</text:p>
              </table:table-cell>
              <table:table-cell office:value-type="float" office:value="815508000">
                <text:p>815508000</text:p>
              </table:table-cell>
              <table:table-cell office:value-type="float" office:value="816959000">
                <text:p>816959000</text:p>
              </table:table-cell>
              <table:table-cell office:value-type="float" office:value="817321000">
                <text:p>817321000</text:p>
              </table:table-cell>
              <table:table-cell office:value-type="float" office:value="816754000">
                <text:p>816754000</text:p>
              </table:table-cell>
              <table:table-cell office:value-type="float" office:value="817332000">
                <text:p>817332000</text:p>
              </table:table-cell>
              <table:table-cell office:value-type="float" office:value="817556000">
                <text:p>817556000</text:p>
              </table:table-cell>
              <table:table-cell office:value-type="float" office:value="816343000">
                <text:p>816343000</text:p>
              </table:table-cell>
              <table:table-cell office:value-type="float" office:value="816605000">
                <text:p>816605000</text:p>
              </table:table-cell>
              <table:table-cell office:value-type="float" office:value="815698000">
                <text:p>815698000</text:p>
              </table:table-cell>
              <table:table-cell office:value-type="float" office:value="816965000">
                <text:p>816965000</text:p>
              </table:table-cell>
              <table:table-cell office:value-type="float" office:value="816877000">
                <text:p>816877000</text:p>
              </table:table-cell>
              <table:table-cell office:value-type="float" office:value="817134000">
                <text:p>817134000</text:p>
              </table:table-cell>
              <table:table-cell office:value-type="float" office:value="815361000">
                <text:p>815361000</text:p>
              </table:table-cell>
              <table:table-cell office:value-type="float" office:value="816157000">
                <text:p>816157000</text:p>
              </table:table-cell>
              <table:table-cell office:value-type="float" office:value="815826000">
                <text:p>815826000</text:p>
              </table:table-cell>
              <table:table-cell office:value-type="float" office:value="816198000">
                <text:p>816198000</text:p>
              </table:table-cell>
              <table:table-cell office:value-type="float" office:value="816656000">
                <text:p>816656000</text:p>
              </table:table-cell>
              <table:table-cell office:value-type="float" office:value="816002000">
                <text:p>816002000</text:p>
              </table:table-cell>
              <table:table-cell office:value-type="float" office:value="816294000">
                <text:p>816294000</text:p>
              </table:table-cell>
              <table:table-cell office:value-type="float" office:value="817020000">
                <text:p>817020000</text:p>
              </table:table-cell>
              <table:table-cell office:value-type="float" office:value="816653000">
                <text:p>816653000</text:p>
              </table:table-cell>
              <table:table-cell office:value-type="float" office:value="817061000">
                <text:p>817061000</text:p>
              </table:table-cell>
              <table:table-cell office:value-type="float" office:value="816751000">
                <text:p>816751000</text:p>
              </table:table-cell>
              <table:table-cell office:value-type="float" office:value="816616000">
                <text:p>816616000</text:p>
              </table:table-cell>
              <table:table-cell office:value-type="float" office:value="816871000">
                <text:p>816871000</text:p>
              </table:table-cell>
              <table:table-cell office:value-type="float" office:value="828639000">
                <text:p>828639000</text:p>
              </table:table-cell>
              <table:table-cell office:value-type="float" office:value="828766000">
                <text:p>828766000</text:p>
              </table:table-cell>
              <table:table-cell office:value-type="float" office:value="829827000">
                <text:p>829827000</text:p>
              </table:table-cell>
              <table:table-cell office:value-type="float" office:value="828001000">
                <text:p>828001000</text:p>
              </table:table-cell>
              <table:table-cell office:value-type="float" office:value="829667000">
                <text:p>829667000</text:p>
              </table:table-cell>
              <table:table-cell office:value-type="float" office:value="829425000">
                <text:p>829425000</text:p>
              </table:table-cell>
              <table:table-cell office:value-type="float" office:value="828449000">
                <text:p>828449000</text:p>
              </table:table-cell>
              <table:table-cell office:value-type="float" office:value="829674000">
                <text:p>829674000</text:p>
              </table:table-cell>
              <table:table-cell office:value-type="float" office:value="829355000">
                <text:p>829355000</text:p>
              </table:table-cell>
              <table:table-cell office:value-type="float" office:value="829464000">
                <text:p>829464000</text:p>
              </table:table-cell>
              <table:table-cell office:value-type="float" office:value="828345000">
                <text:p>828345000</text:p>
              </table:table-cell>
              <table:table-cell office:value-type="float" office:value="829153000">
                <text:p>829153000</text:p>
              </table:table-cell>
              <table:table-cell office:value-type="float" office:value="827834000">
                <text:p>827834000</text:p>
              </table:table-cell>
              <table:table-cell office:value-type="float" office:value="828785000">
                <text:p>828785000</text:p>
              </table:table-cell>
              <table:table-cell office:value-type="float" office:value="828813000">
                <text:p>828813000</text:p>
              </table:table-cell>
              <table:table-cell office:value-type="float" office:value="827634000">
                <text:p>827634000</text:p>
              </table:table-cell>
              <table:table-cell office:value-type="float" office:value="828851000">
                <text:p>828851000</text:p>
              </table:table-cell>
              <table:table-cell office:value-type="float" office:value="829055000">
                <text:p>829055000</text:p>
              </table:table-cell>
              <table:table-cell office:value-type="float" office:value="829097000">
                <text:p>829097000</text:p>
              </table:table-cell>
              <table:table-cell office:value-type="float" office:value="829240000">
                <text:p>829240000</text:p>
              </table:table-cell>
              <table:table-cell office:value-type="float" office:value="829230000">
                <text:p>829230000</text:p>
              </table:table-cell>
              <table:table-cell office:value-type="float" office:value="829809000">
                <text:p>829809000</text:p>
              </table:table-cell>
              <table:table-cell office:value-type="float" office:value="828157000">
                <text:p>828157000</text:p>
              </table:table-cell>
              <table:table-cell office:value-type="float" office:value="829088000">
                <text:p>829088000</text:p>
              </table:table-cell>
              <table:table-cell office:value-type="float" office:value="828438000">
                <text:p>828438000</text:p>
              </table:table-cell>
              <table:table-cell office:value-type="float" office:value="829205000">
                <text:p>829205000</text:p>
              </table:table-cell>
              <table:table-cell office:value-type="float" office:value="828124000">
                <text:p>828124000</text:p>
              </table:table-cell>
              <table:table-cell office:value-type="float" office:value="828542000">
                <text:p>828542000</text:p>
              </table:table-cell>
              <table:table-cell office:value-type="float" office:value="828653000">
                <text:p>828653000</text:p>
              </table:table-cell>
              <table:table-cell office:value-type="float" office:value="827875000">
                <text:p>827875000</text:p>
              </table:table-cell>
              <table:table-cell office:value-type="float" office:value="828730000">
                <text:p>828730000</text:p>
              </table:table-cell>
              <table:table-cell office:value-type="float" office:value="826042000">
                <text:p>826042000</text:p>
              </table:table-cell>
              <table:table-cell office:value-type="float" office:value="829648000">
                <text:p>829648000</text:p>
              </table:table-cell>
              <table:table-cell office:value-type="float" office:value="828587000">
                <text:p>828587000</text:p>
              </table:table-cell>
              <table:table-cell office:value-type="float" office:value="829146000">
                <text:p>829146000</text:p>
              </table:table-cell>
              <table:table-cell office:value-type="float" office:value="827863000">
                <text:p>827863000</text:p>
              </table:table-cell>
              <table:table-cell office:value-type="float" office:value="829713000">
                <text:p>829713000</text:p>
              </table:table-cell>
              <table:table-cell office:value-type="float" office:value="828657000">
                <text:p>828657000</text:p>
              </table:table-cell>
              <table:table-cell office:value-type="float" office:value="827980000">
                <text:p>827980000</text:p>
              </table:table-cell>
              <table:table-cell office:value-type="float" office:value="828727000">
                <text:p>828727000</text:p>
              </table:table-cell>
              <table:table-cell office:value-type="float" office:value="827543000">
                <text:p>827543000</text:p>
              </table:table-cell>
              <table:table-cell office:value-type="float" office:value="828338000">
                <text:p>828338000</text:p>
              </table:table-cell>
              <table:table-cell office:value-type="float" office:value="829561000">
                <text:p>829561000</text:p>
              </table:table-cell>
              <table:table-cell office:value-type="float" office:value="826922000">
                <text:p>826922000</text:p>
              </table:table-cell>
              <table:table-cell office:value-type="float" office:value="828353000">
                <text:p>828353000</text:p>
              </table:table-cell>
              <table:table-cell office:value-type="float" office:value="829649000">
                <text:p>829649000</text:p>
              </table:table-cell>
              <table:table-cell office:value-type="float" office:value="828208000">
                <text:p>828208000</text:p>
              </table:table-cell>
              <table:table-cell office:value-type="float" office:value="829386000">
                <text:p>829386000</text:p>
              </table:table-cell>
              <table:table-cell office:value-type="float" office:value="829743000">
                <text:p>829743000</text:p>
              </table:table-cell>
              <table:table-cell office:value-type="float" office:value="826864000">
                <text:p>826864000</text:p>
              </table:table-cell>
              <table:table-cell office:value-type="float" office:value="828287000">
                <text:p>828287000</text:p>
              </table:table-cell>
              <table:table-cell office:value-type="float" office:value="826406000">
                <text:p>826406000</text:p>
              </table:table-cell>
              <table:table-cell office:value-type="float" office:value="829000000">
                <text:p>829000000</text:p>
              </table:table-cell>
              <table:table-cell office:value-type="float" office:value="826951000">
                <text:p>826951000</text:p>
              </table:table-cell>
              <table:table-cell office:value-type="float" office:value="829170000">
                <text:p>829170000</text:p>
              </table:table-cell>
              <table:table-cell office:value-type="float" office:value="829601000">
                <text:p>829601000</text:p>
              </table:table-cell>
              <table:table-cell office:value-type="float" office:value="828430000">
                <text:p>828430000</text:p>
              </table:table-cell>
              <table:table-cell office:value-type="float" office:value="828400000">
                <text:p>828400000</text:p>
              </table:table-cell>
              <table:table-cell office:value-type="float" office:value="829116000">
                <text:p>829116000</text:p>
              </table:table-cell>
              <table:table-cell office:value-type="float" office:value="827706000">
                <text:p>827706000</text:p>
              </table:table-cell>
              <table:table-cell office:value-type="float" office:value="827938000">
                <text:p>827938000</text:p>
              </table:table-cell>
              <table:table-cell office:value-type="float" office:value="827158000">
                <text:p>827158000</text:p>
              </table:table-cell>
              <table:table-cell office:value-type="float" office:value="828717000">
                <text:p>828717000</text:p>
              </table:table-cell>
              <table:table-cell office:value-type="float" office:value="828410000">
                <text:p>828410000</text:p>
              </table:table-cell>
              <table:table-cell office:value-type="float" office:value="829264000">
                <text:p>829264000</text:p>
              </table:table-cell>
              <table:table-cell office:value-type="float" office:value="828983000">
                <text:p>828983000</text:p>
              </table:table-cell>
              <table:table-cell office:value-type="float" office:value="828655000">
                <text:p>828655000</text:p>
              </table:table-cell>
              <table:table-cell office:value-type="float" office:value="829563000">
                <text:p>829563000</text:p>
              </table:table-cell>
              <table:table-cell office:value-type="float" office:value="827708000">
                <text:p>827708000</text:p>
              </table:table-cell>
              <table:table-cell office:value-type="float" office:value="826755000">
                <text:p>826755000</text:p>
              </table:table-cell>
              <table:table-cell office:value-type="float" office:value="829468000">
                <text:p>829468000</text:p>
              </table:table-cell>
              <table:table-cell office:value-type="float" office:value="827696000">
                <text:p>827696000</text:p>
              </table:table-cell>
              <table:table-cell office:value-type="float" office:value="829094000">
                <text:p>829094000</text:p>
              </table:table-cell>
              <table:table-cell office:value-type="float" office:value="827889000">
                <text:p>827889000</text:p>
              </table:table-cell>
              <table:table-cell office:value-type="float" office:value="829899000">
                <text:p>829899000</text:p>
              </table:table-cell>
              <table:table-cell office:value-type="float" office:value="827342000">
                <text:p>827342000</text:p>
              </table:table-cell>
              <table:table-cell office:value-type="float" office:value="829782000">
                <text:p>829782000</text:p>
              </table:table-cell>
              <table:table-cell office:value-type="float" office:value="827653000">
                <text:p>827653000</text:p>
              </table:table-cell>
              <table:table-cell office:value-type="float" office:value="828749000">
                <text:p>828749000</text:p>
              </table:table-cell>
              <table:table-cell office:value-type="float" office:value="828714000">
                <text:p>828714000</text:p>
              </table:table-cell>
              <table:table-cell office:value-type="float" office:value="827828000">
                <text:p>827828000</text:p>
              </table:table-cell>
              <table:table-cell office:value-type="float" office:value="828619000">
                <text:p>828619000</text:p>
              </table:table-cell>
              <table:table-cell office:value-type="float" office:value="829287000">
                <text:p>829287000</text:p>
              </table:table-cell>
              <table:table-cell office:value-type="float" office:value="829189000">
                <text:p>829189000</text:p>
              </table:table-cell>
              <table:table-cell office:value-type="float" office:value="829152000">
                <text:p>829152000</text:p>
              </table:table-cell>
              <table:table-cell office:value-type="float" office:value="829279000">
                <text:p>829279000</text:p>
              </table:table-cell>
              <table:table-cell office:value-type="float" office:value="829511000">
                <text:p>829511000</text:p>
              </table:table-cell>
              <table:table-cell office:value-type="float" office:value="829195000">
                <text:p>829195000</text:p>
              </table:table-cell>
              <table:table-cell office:value-type="float" office:value="827128000">
                <text:p>827128000</text:p>
              </table:table-cell>
              <table:table-cell office:value-type="float" office:value="827571000">
                <text:p>827571000</text:p>
              </table:table-cell>
              <table:table-cell office:value-type="float" office:value="828764000">
                <text:p>828764000</text:p>
              </table:table-cell>
              <table:table-cell office:value-type="float" office:value="828688000">
                <text:p>828688000</text:p>
              </table:table-cell>
              <table:table-cell office:value-type="float" office:value="826849000">
                <text:p>826849000</text:p>
              </table:table-cell>
              <table:table-cell office:value-type="float" office:value="829068000">
                <text:p>829068000</text:p>
              </table:table-cell>
              <table:table-cell office:value-type="float" office:value="828204000">
                <text:p>828204000</text:p>
              </table:table-cell>
              <table:table-cell office:value-type="float" office:value="829361000">
                <text:p>829361000</text:p>
              </table:table-cell>
              <table:table-cell office:value-type="float" office:value="828328000">
                <text:p>828328000</text:p>
              </table:table-cell>
              <table:table-cell office:value-type="float" office:value="827752000">
                <text:p>827752000</text:p>
              </table:table-cell>
              <table:table-cell office:value-type="float" office:value="829871000">
                <text:p>829871000</text:p>
              </table:table-cell>
              <table:table-cell office:value-type="float" office:value="829281000">
                <text:p>829281000</text:p>
              </table:table-cell>
              <table:table-cell office:value-type="float" office:value="829541000">
                <text:p>829541000</text:p>
              </table:table-cell>
              <table:table-cell office:value-type="float" office:value="826389000">
                <text:p>826389000</text:p>
              </table:table-cell>
              <table:table-cell office:value-type="float" office:value="828517000">
                <text:p>828517000</text:p>
              </table:table-cell>
              <table:table-cell office:value-type="float" office:value="829714000">
                <text:p>829714000</text:p>
              </table:table-cell>
              <table:table-cell office:value-type="float" office:value="828994000">
                <text:p>828994000</text:p>
              </table:table-cell>
              <table:table-cell office:value-type="float" office:value="829844000">
                <text:p>829844000</text:p>
              </table:table-cell>
              <table:table-cell office:value-type="float" office:value="828508000">
                <text:p>828508000</text:p>
              </table:table-cell>
              <table:table-cell office:value-type="float" office:value="829765000">
                <text:p>829765000</text:p>
              </table:table-cell>
              <table:table-cell office:value-type="float" office:value="827510000">
                <text:p>827510000</text:p>
              </table:table-cell>
              <table:table-cell office:value-type="float" office:value="828407000">
                <text:p>828407000</text:p>
              </table:table-cell>
              <table:table-cell office:value-type="float" office:value="827321000">
                <text:p>827321000</text:p>
              </table:table-cell>
              <table:table-cell office:value-type="float" office:value="829596000">
                <text:p>829596000</text:p>
              </table:table-cell>
              <table:table-cell office:value-type="float" office:value="828877000">
                <text:p>828877000</text:p>
              </table:table-cell>
              <table:table-cell office:value-type="float" office:value="827405000">
                <text:p>827405000</text:p>
              </table:table-cell>
              <table:table-cell office:value-type="float" office:value="828979000">
                <text:p>828979000</text:p>
              </table:table-cell>
              <table:table-cell office:value-type="float" office:value="829567000">
                <text:p>829567000</text:p>
              </table:table-cell>
              <table:table-cell office:value-type="float" office:value="829045000">
                <text:p>829045000</text:p>
              </table:table-cell>
              <table:table-cell office:value-type="float" office:value="829127000">
                <text:p>829127000</text:p>
              </table:table-cell>
              <table:table-cell office:value-type="float" office:value="828400000">
                <text:p>828400000</text:p>
              </table:table-cell>
              <table:table-cell office:value-type="float" office:value="829152000">
                <text:p>829152000</text:p>
              </table:table-cell>
              <table:table-cell office:value-type="float" office:value="829213000">
                <text:p>829213000</text:p>
              </table:table-cell>
              <table:table-cell office:value-type="float" office:value="828538000">
                <text:p>828538000</text:p>
              </table:table-cell>
              <table:table-cell office:value-type="float" office:value="828691000">
                <text:p>828691000</text:p>
              </table:table-cell>
              <table:table-cell office:value-type="float" office:value="827675000">
                <text:p>827675000</text:p>
              </table:table-cell>
              <table:table-cell office:value-type="float" office:value="827681000">
                <text:p>827681000</text:p>
              </table:table-cell>
              <table:table-cell office:value-type="float" office:value="827380000">
                <text:p>827380000</text:p>
              </table:table-cell>
              <table:table-cell office:value-type="float" office:value="827919000">
                <text:p>827919000</text:p>
              </table:table-cell>
              <table:table-cell office:value-type="float" office:value="829384000">
                <text:p>829384000</text:p>
              </table:table-cell>
              <table:table-cell office:value-type="float" office:value="828173000">
                <text:p>828173000</text:p>
              </table:table-cell>
              <table:table-cell office:value-type="float" office:value="829374000">
                <text:p>829374000</text:p>
              </table:table-cell>
              <table:table-cell office:value-type="float" office:value="827914000">
                <text:p>827914000</text:p>
              </table:table-cell>
              <table:table-cell office:value-type="float" office:value="827443000">
                <text:p>827443000</text:p>
              </table:table-cell>
              <table:table-cell office:value-type="float" office:value="828346000">
                <text:p>828346000</text:p>
              </table:table-cell>
              <table:table-cell office:value-type="float" office:value="829217000">
                <text:p>829217000</text:p>
              </table:table-cell>
              <table:table-cell office:value-type="float" office:value="829004000">
                <text:p>829004000</text:p>
              </table:table-cell>
              <table:table-cell office:value-type="float" office:value="827658000">
                <text:p>827658000</text:p>
              </table:table-cell>
              <table:table-cell office:value-type="float" office:value="829850000">
                <text:p>829850000</text:p>
              </table:table-cell>
              <table:table-cell office:value-type="float" office:value="828838000">
                <text:p>828838000</text:p>
              </table:table-cell>
              <table:table-cell office:value-type="float" office:value="829133000">
                <text:p>829133000</text:p>
              </table:table-cell>
              <table:table-cell office:value-type="float" office:value="826043000">
                <text:p>826043000</text:p>
              </table:table-cell>
              <table:table-cell office:value-type="float" office:value="829270000">
                <text:p>829270000</text:p>
              </table:table-cell>
              <table:table-cell office:value-type="float" office:value="828668000">
                <text:p>828668000</text:p>
              </table:table-cell>
              <table:table-cell office:value-type="float" office:value="826550000">
                <text:p>826550000</text:p>
              </table:table-cell>
              <table:table-cell office:value-type="float" office:value="828480000">
                <text:p>828480000</text:p>
              </table:table-cell>
              <table:table-cell office:value-type="float" office:value="827728000">
                <text:p>827728000</text:p>
              </table:table-cell>
              <table:table-cell office:value-type="float" office:value="829820000">
                <text:p>829820000</text:p>
              </table:table-cell>
              <table:table-cell office:value-type="float" office:value="829342000">
                <text:p>829342000</text:p>
              </table:table-cell>
              <table:table-cell office:value-type="float" office:value="827992000">
                <text:p>827992000</text:p>
              </table:table-cell>
              <table:table-cell office:value-type="float" office:value="826996000">
                <text:p>826996000</text:p>
              </table:table-cell>
              <table:table-cell office:value-type="float" office:value="828741000">
                <text:p>828741000</text:p>
              </table:table-cell>
              <table:table-cell office:value-type="float" office:value="829139000">
                <text:p>829139000</text:p>
              </table:table-cell>
              <table:table-cell office:value-type="float" office:value="828471000">
                <text:p>828471000</text:p>
              </table:table-cell>
              <table:table-cell office:value-type="float" office:value="828340000">
                <text:p>828340000</text:p>
              </table:table-cell>
              <table:table-cell office:value-type="float" office:value="829094000">
                <text:p>829094000</text:p>
              </table:table-cell>
              <table:table-cell office:value-type="float" office:value="829628000">
                <text:p>829628000</text:p>
              </table:table-cell>
              <table:table-cell office:value-type="float" office:value="829788000">
                <text:p>829788000</text:p>
              </table:table-cell>
              <table:table-cell office:value-type="float" office:value="829140000">
                <text:p>829140000</text:p>
              </table:table-cell>
              <table:table-cell office:value-type="float" office:value="828115000">
                <text:p>828115000</text:p>
              </table:table-cell>
              <table:table-cell office:value-type="float" office:value="828789000">
                <text:p>828789000</text:p>
              </table:table-cell>
              <table:table-cell office:value-type="float" office:value="827973000">
                <text:p>827973000</text:p>
              </table:table-cell>
              <table:table-cell office:value-type="float" office:value="827560000">
                <text:p>827560000</text:p>
              </table:table-cell>
              <table:table-cell office:value-type="float" office:value="829184000">
                <text:p>829184000</text:p>
              </table:table-cell>
              <table:table-cell office:value-type="float" office:value="828608000">
                <text:p>828608000</text:p>
              </table:table-cell>
              <table:table-cell office:value-type="float" office:value="829194000">
                <text:p>829194000</text:p>
              </table:table-cell>
              <table:table-cell office:value-type="float" office:value="829625000">
                <text:p>829625000</text:p>
              </table:table-cell>
              <table:table-cell office:value-type="float" office:value="828842000">
                <text:p>828842000</text:p>
              </table:table-cell>
              <table:table-cell office:value-type="float" office:value="828227000">
                <text:p>828227000</text:p>
              </table:table-cell>
              <table:table-cell office:value-type="float" office:value="828057000">
                <text:p>828057000</text:p>
              </table:table-cell>
              <table:table-cell office:value-type="float" office:value="828989000">
                <text:p>828989000</text:p>
              </table:table-cell>
              <table:table-cell office:value-type="float" office:value="829820000">
                <text:p>829820000</text:p>
              </table:table-cell>
              <table:table-cell office:value-type="float" office:value="828413000">
                <text:p>828413000</text:p>
              </table:table-cell>
              <table:table-cell office:value-type="float" office:value="829104000">
                <text:p>829104000</text:p>
              </table:table-cell>
              <table:table-cell office:value-type="float" office:value="829441000">
                <text:p>829441000</text:p>
              </table:table-cell>
              <table:table-cell office:value-type="float" office:value="829299000">
                <text:p>829299000</text:p>
              </table:table-cell>
              <table:table-cell office:value-type="float" office:value="829495000">
                <text:p>829495000</text:p>
              </table:table-cell>
              <table:table-cell office:value-type="float" office:value="829606000">
                <text:p>829606000</text:p>
              </table:table-cell>
              <table:table-cell office:value-type="float" office:value="828787000">
                <text:p>828787000</text:p>
              </table:table-cell>
              <table:table-cell office:value-type="float" office:value="828980000">
                <text:p>828980000</text:p>
              </table:table-cell>
              <table:table-cell office:value-type="float" office:value="828721000">
                <text:p>828721000</text:p>
              </table:table-cell>
              <table:table-cell office:value-type="float" office:value="828288000">
                <text:p>828288000</text:p>
              </table:table-cell>
              <table:table-cell office:value-type="float" office:value="828439000">
                <text:p>828439000</text:p>
              </table:table-cell>
              <table:table-cell office:value-type="float" office:value="829539000">
                <text:p>829539000</text:p>
              </table:table-cell>
              <table:table-cell office:value-type="float" office:value="829378000">
                <text:p>829378000</text:p>
              </table:table-cell>
              <table:table-cell office:value-type="float" office:value="829196000">
                <text:p>829196000</text:p>
              </table:table-cell>
              <table:table-cell office:value-type="float" office:value="829338000">
                <text:p>829338000</text:p>
              </table:table-cell>
              <table:table-cell office:value-type="float" office:value="827832000">
                <text:p>827832000</text:p>
              </table:table-cell>
              <table:table-cell office:value-type="float" office:value="829185000">
                <text:p>829185000</text:p>
              </table:table-cell>
              <table:table-cell office:value-type="float" office:value="827866000">
                <text:p>827866000</text:p>
              </table:table-cell>
              <table:table-cell office:value-type="float" office:value="829247000">
                <text:p>829247000</text:p>
              </table:table-cell>
              <table:table-cell office:value-type="float" office:value="828473000">
                <text:p>828473000</text:p>
              </table:table-cell>
              <table:table-cell office:value-type="float" office:value="827368000">
                <text:p>827368000</text:p>
              </table:table-cell>
              <table:table-cell office:value-type="float" office:value="829518000">
                <text:p>829518000</text:p>
              </table:table-cell>
              <table:table-cell office:value-type="float" office:value="828901000">
                <text:p>828901000</text:p>
              </table:table-cell>
              <table:table-cell office:value-type="float" office:value="829636000">
                <text:p>829636000</text:p>
              </table:table-cell>
              <table:table-cell office:value-type="float" office:value="828710000">
                <text:p>828710000</text:p>
              </table:table-cell>
              <table:table-cell office:value-type="float" office:value="828934000">
                <text:p>828934000</text:p>
              </table:table-cell>
              <table:table-cell office:value-type="float" office:value="828668000">
                <text:p>828668000</text:p>
              </table:table-cell>
              <table:table-cell office:value-type="float" office:value="829065000">
                <text:p>829065000</text:p>
              </table:table-cell>
              <table:table-cell office:value-type="float" office:value="828209000">
                <text:p>828209000</text:p>
              </table:table-cell>
              <table:table-cell office:value-type="float" office:value="829229000">
                <text:p>829229000</text:p>
              </table:table-cell>
              <table:table-cell office:value-type="float" office:value="835772000">
                <text:p>835772000</text:p>
              </table:table-cell>
              <table:table-cell office:value-type="float" office:value="833689000">
                <text:p>833689000</text:p>
              </table:table-cell>
              <table:table-cell office:value-type="float" office:value="834825000">
                <text:p>834825000</text:p>
              </table:table-cell>
              <table:table-cell office:value-type="float" office:value="836765000">
                <text:p>836765000</text:p>
              </table:table-cell>
              <table:table-cell office:value-type="float" office:value="834529000">
                <text:p>834529000</text:p>
              </table:table-cell>
              <table:table-cell office:value-type="float" office:value="834312000">
                <text:p>834312000</text:p>
              </table:table-cell>
              <table:table-cell office:value-type="float" office:value="834795000">
                <text:p>834795000</text:p>
              </table:table-cell>
              <table:table-cell office:value-type="float" office:value="834527000">
                <text:p>834527000</text:p>
              </table:table-cell>
              <table:table-cell office:value-type="float" office:value="836213000">
                <text:p>836213000</text:p>
              </table:table-cell>
              <table:table-cell office:value-type="float" office:value="834508000">
                <text:p>834508000</text:p>
              </table:table-cell>
              <table:table-cell office:value-type="float" office:value="835238000">
                <text:p>835238000</text:p>
              </table:table-cell>
              <table:table-cell office:value-type="float" office:value="833836000">
                <text:p>833836000</text:p>
              </table:table-cell>
              <table:table-cell office:value-type="float" office:value="834462000">
                <text:p>834462000</text:p>
              </table:table-cell>
              <table:table-cell office:value-type="float" office:value="832199000">
                <text:p>832199000</text:p>
              </table:table-cell>
              <table:table-cell office:value-type="float" office:value="834314000">
                <text:p>834314000</text:p>
              </table:table-cell>
              <table:table-cell office:value-type="float" office:value="835184000">
                <text:p>835184000</text:p>
              </table:table-cell>
              <table:table-cell office:value-type="float" office:value="834704000">
                <text:p>834704000</text:p>
              </table:table-cell>
              <table:table-cell office:value-type="float" office:value="835335000">
                <text:p>835335000</text:p>
              </table:table-cell>
              <table:table-cell office:value-type="float" office:value="833881000">
                <text:p>833881000</text:p>
              </table:table-cell>
              <table:table-cell office:value-type="float" office:value="835477000">
                <text:p>835477000</text:p>
              </table:table-cell>
              <table:table-cell office:value-type="float" office:value="836342000">
                <text:p>836342000</text:p>
              </table:table-cell>
              <table:table-cell office:value-type="float" office:value="833322000">
                <text:p>833322000</text:p>
              </table:table-cell>
              <table:table-cell office:value-type="float" office:value="833804000">
                <text:p>833804000</text:p>
              </table:table-cell>
              <table:table-cell office:value-type="float" office:value="833737000">
                <text:p>833737000</text:p>
              </table:table-cell>
              <table:table-cell office:value-type="float" office:value="836272000">
                <text:p>836272000</text:p>
              </table:table-cell>
              <table:table-cell office:value-type="float" office:value="835693000">
                <text:p>835693000</text:p>
              </table:table-cell>
              <table:table-cell office:value-type="float" office:value="834843000">
                <text:p>834843000</text:p>
              </table:table-cell>
              <table:table-cell office:value-type="float" office:value="832730000">
                <text:p>832730000</text:p>
              </table:table-cell>
              <table:table-cell office:value-type="float" office:value="834226000">
                <text:p>834226000</text:p>
              </table:table-cell>
              <table:table-cell office:value-type="float" office:value="835101000">
                <text:p>835101000</text:p>
              </table:table-cell>
              <table:table-cell office:value-type="float" office:value="835658000">
                <text:p>835658000</text:p>
              </table:table-cell>
              <table:table-cell office:value-type="float" office:value="834314000">
                <text:p>834314000</text:p>
              </table:table-cell>
              <table:table-cell office:value-type="float" office:value="835909000">
                <text:p>835909000</text:p>
              </table:table-cell>
              <table:table-cell office:value-type="float" office:value="835604000">
                <text:p>835604000</text:p>
              </table:table-cell>
              <table:table-cell office:value-type="float" office:value="835479000">
                <text:p>835479000</text:p>
              </table:table-cell>
              <table:table-cell office:value-type="float" office:value="835359000">
                <text:p>835359000</text:p>
              </table:table-cell>
              <table:table-cell office:value-type="float" office:value="835368000">
                <text:p>835368000</text:p>
              </table:table-cell>
              <table:table-cell office:value-type="float" office:value="834412000">
                <text:p>834412000</text:p>
              </table:table-cell>
              <table:table-cell office:value-type="float" office:value="835006000">
                <text:p>835006000</text:p>
              </table:table-cell>
              <table:table-cell office:value-type="float" office:value="835612000">
                <text:p>835612000</text:p>
              </table:table-cell>
              <table:table-cell office:value-type="float" office:value="834056000">
                <text:p>834056000</text:p>
              </table:table-cell>
              <table:table-cell office:value-type="float" office:value="834906000">
                <text:p>834906000</text:p>
              </table:table-cell>
              <table:table-cell office:value-type="float" office:value="833737000">
                <text:p>833737000</text:p>
              </table:table-cell>
              <table:table-cell office:value-type="float" office:value="835056000">
                <text:p>835056000</text:p>
              </table:table-cell>
              <table:table-cell office:value-type="float" office:value="833334000">
                <text:p>833334000</text:p>
              </table:table-cell>
              <table:table-cell office:value-type="float" office:value="834479000">
                <text:p>834479000</text:p>
              </table:table-cell>
              <table:table-cell office:value-type="float" office:value="835493000">
                <text:p>835493000</text:p>
              </table:table-cell>
              <table:table-cell office:value-type="float" office:value="833998000">
                <text:p>833998000</text:p>
              </table:table-cell>
              <table:table-cell office:value-type="float" office:value="836401000">
                <text:p>836401000</text:p>
              </table:table-cell>
              <table:table-cell office:value-type="float" office:value="835540000">
                <text:p>835540000</text:p>
              </table:table-cell>
              <table:table-cell office:value-type="float" office:value="836356000">
                <text:p>836356000</text:p>
              </table:table-cell>
              <table:table-cell office:value-type="float" office:value="835050000">
                <text:p>835050000</text:p>
              </table:table-cell>
              <table:table-cell office:value-type="float" office:value="835397000">
                <text:p>835397000</text:p>
              </table:table-cell>
              <table:table-cell office:value-type="float" office:value="836183000">
                <text:p>836183000</text:p>
              </table:table-cell>
              <table:table-cell office:value-type="float" office:value="835230000">
                <text:p>835230000</text:p>
              </table:table-cell>
              <table:table-cell office:value-type="float" office:value="835182000">
                <text:p>835182000</text:p>
              </table:table-cell>
              <table:table-cell office:value-type="float" office:value="834139000">
                <text:p>834139000</text:p>
              </table:table-cell>
              <table:table-cell office:value-type="float" office:value="833965000">
                <text:p>833965000</text:p>
              </table:table-cell>
              <table:table-cell office:value-type="float" office:value="836161000">
                <text:p>836161000</text:p>
              </table:table-cell>
              <table:table-cell office:value-type="float" office:value="836484000">
                <text:p>836484000</text:p>
              </table:table-cell>
              <table:table-cell office:value-type="float" office:value="834022000">
                <text:p>834022000</text:p>
              </table:table-cell>
              <table:table-cell office:value-type="float" office:value="836356000">
                <text:p>836356000</text:p>
              </table:table-cell>
              <table:table-cell office:value-type="float" office:value="836178000">
                <text:p>836178000</text:p>
              </table:table-cell>
              <table:table-cell office:value-type="float" office:value="832774000">
                <text:p>832774000</text:p>
              </table:table-cell>
              <table:table-cell office:value-type="float" office:value="834017000">
                <text:p>834017000</text:p>
              </table:table-cell>
              <table:table-cell office:value-type="float" office:value="834842000">
                <text:p>834842000</text:p>
              </table:table-cell>
              <table:table-cell office:value-type="float" office:value="835338000">
                <text:p>835338000</text:p>
              </table:table-cell>
              <table:table-cell office:value-type="float" office:value="835595000">
                <text:p>835595000</text:p>
              </table:table-cell>
              <table:table-cell office:value-type="float" office:value="835369000">
                <text:p>835369000</text:p>
              </table:table-cell>
              <table:table-cell office:value-type="float" office:value="835363000">
                <text:p>835363000</text:p>
              </table:table-cell>
              <table:table-cell office:value-type="float" office:value="836203000">
                <text:p>836203000</text:p>
              </table:table-cell>
              <table:table-cell office:value-type="float" office:value="836105000">
                <text:p>836105000</text:p>
              </table:table-cell>
              <table:table-cell office:value-type="float" office:value="835819000">
                <text:p>835819000</text:p>
              </table:table-cell>
              <table:table-cell office:value-type="float" office:value="835656000">
                <text:p>835656000</text:p>
              </table:table-cell>
              <table:table-cell office:value-type="float" office:value="835144000">
                <text:p>835144000</text:p>
              </table:table-cell>
              <table:table-cell office:value-type="float" office:value="835617000">
                <text:p>835617000</text:p>
              </table:table-cell>
              <table:table-cell office:value-type="float" office:value="835725000">
                <text:p>835725000</text:p>
              </table:table-cell>
              <table:table-cell office:value-type="float" office:value="835264000">
                <text:p>835264000</text:p>
              </table:table-cell>
              <table:table-cell office:value-type="float" office:value="834599000">
                <text:p>834599000</text:p>
              </table:table-cell>
              <table:table-cell office:value-type="float" office:value="834833000">
                <text:p>834833000</text:p>
              </table:table-cell>
              <table:table-cell office:value-type="float" office:value="832779000">
                <text:p>832779000</text:p>
              </table:table-cell>
              <table:table-cell office:value-type="float" office:value="834063000">
                <text:p>834063000</text:p>
              </table:table-cell>
              <table:table-cell office:value-type="float" office:value="836805000">
                <text:p>836805000</text:p>
              </table:table-cell>
              <table:table-cell office:value-type="float" office:value="835254000">
                <text:p>835254000</text:p>
              </table:table-cell>
              <table:table-cell office:value-type="float" office:value="833927000">
                <text:p>833927000</text:p>
              </table:table-cell>
              <table:table-cell office:value-type="float" office:value="836227000">
                <text:p>836227000</text:p>
              </table:table-cell>
              <table:table-cell office:value-type="float" office:value="836848000">
                <text:p>836848000</text:p>
              </table:table-cell>
              <table:table-cell office:value-type="float" office:value="835272000">
                <text:p>835272000</text:p>
              </table:table-cell>
              <table:table-cell office:value-type="float" office:value="835403000">
                <text:p>835403000</text:p>
              </table:table-cell>
              <table:table-cell office:value-type="float" office:value="834754000">
                <text:p>834754000</text:p>
              </table:table-cell>
              <table:table-cell office:value-type="float" office:value="834819000">
                <text:p>834819000</text:p>
              </table:table-cell>
              <table:table-cell office:value-type="float" office:value="834900000">
                <text:p>834900000</text:p>
              </table:table-cell>
              <table:table-cell office:value-type="float" office:value="836624000">
                <text:p>836624000</text:p>
              </table:table-cell>
              <table:table-cell office:value-type="float" office:value="836064000">
                <text:p>836064000</text:p>
              </table:table-cell>
              <table:table-cell office:value-type="float" office:value="835519000">
                <text:p>835519000</text:p>
              </table:table-cell>
              <table:table-cell office:value-type="float" office:value="833668000">
                <text:p>833668000</text:p>
              </table:table-cell>
              <table:table-cell office:value-type="float" office:value="834396000">
                <text:p>834396000</text:p>
              </table:table-cell>
              <table:table-cell office:value-type="float" office:value="834235000">
                <text:p>834235000</text:p>
              </table:table-cell>
              <table:table-cell office:value-type="float" office:value="835768000">
                <text:p>835768000</text:p>
              </table:table-cell>
              <table:table-cell office:value-type="float" office:value="835374000">
                <text:p>835374000</text:p>
              </table:table-cell>
              <table:table-cell office:value-type="float" office:value="833701000">
                <text:p>833701000</text:p>
              </table:table-cell>
              <table:table-cell office:value-type="float" office:value="832859000">
                <text:p>832859000</text:p>
              </table:table-cell>
              <table:table-cell office:value-type="float" office:value="836528000">
                <text:p>836528000</text:p>
              </table:table-cell>
              <table:table-cell office:value-type="float" office:value="835848000">
                <text:p>835848000</text:p>
              </table:table-cell>
              <table:table-cell office:value-type="float" office:value="831922000">
                <text:p>831922000</text:p>
              </table:table-cell>
              <table:table-cell office:value-type="float" office:value="835906000">
                <text:p>835906000</text:p>
              </table:table-cell>
              <table:table-cell office:value-type="float" office:value="835042000">
                <text:p>835042000</text:p>
              </table:table-cell>
              <table:table-cell office:value-type="float" office:value="832942000">
                <text:p>832942000</text:p>
              </table:table-cell>
              <table:table-cell office:value-type="float" office:value="835898000">
                <text:p>835898000</text:p>
              </table:table-cell>
              <table:table-cell office:value-type="float" office:value="835836000">
                <text:p>835836000</text:p>
              </table:table-cell>
              <table:table-cell office:value-type="float" office:value="836440000">
                <text:p>836440000</text:p>
              </table:table-cell>
              <table:table-cell office:value-type="float" office:value="836696000">
                <text:p>836696000</text:p>
              </table:table-cell>
              <table:table-cell office:value-type="float" office:value="836085000">
                <text:p>836085000</text:p>
              </table:table-cell>
              <table:table-cell office:value-type="float" office:value="835309000">
                <text:p>835309000</text:p>
              </table:table-cell>
              <table:table-cell office:value-type="float" office:value="834083000">
                <text:p>834083000</text:p>
              </table:table-cell>
              <table:table-cell office:value-type="float" office:value="836207000">
                <text:p>836207000</text:p>
              </table:table-cell>
              <table:table-cell office:value-type="float" office:value="835429000">
                <text:p>835429000</text:p>
              </table:table-cell>
              <table:table-cell office:value-type="float" office:value="834533000">
                <text:p>834533000</text:p>
              </table:table-cell>
              <table:table-cell office:value-type="float" office:value="834320000">
                <text:p>834320000</text:p>
              </table:table-cell>
              <table:table-cell office:value-type="float" office:value="836581000">
                <text:p>836581000</text:p>
              </table:table-cell>
              <table:table-cell office:value-type="float" office:value="835940000">
                <text:p>835940000</text:p>
              </table:table-cell>
              <table:table-cell office:value-type="float" office:value="836431000">
                <text:p>836431000</text:p>
              </table:table-cell>
              <table:table-cell office:value-type="float" office:value="836132000">
                <text:p>836132000</text:p>
              </table:table-cell>
              <table:table-cell office:value-type="float" office:value="835394000">
                <text:p>835394000</text:p>
              </table:table-cell>
              <table:table-cell office:value-type="float" office:value="834647000">
                <text:p>834647000</text:p>
              </table:table-cell>
              <table:table-cell office:value-type="float" office:value="835188000">
                <text:p>835188000</text:p>
              </table:table-cell>
              <table:table-cell office:value-type="float" office:value="835617000">
                <text:p>835617000</text:p>
              </table:table-cell>
              <table:table-cell office:value-type="float" office:value="835169000">
                <text:p>835169000</text:p>
              </table:table-cell>
              <table:table-cell office:value-type="float" office:value="835462000">
                <text:p>835462000</text:p>
              </table:table-cell>
              <table:table-cell office:value-type="float" office:value="835035000">
                <text:p>835035000</text:p>
              </table:table-cell>
              <table:table-cell office:value-type="float" office:value="834960000">
                <text:p>834960000</text:p>
              </table:table-cell>
              <table:table-cell office:value-type="float" office:value="835383000">
                <text:p>835383000</text:p>
              </table:table-cell>
              <table:table-cell office:value-type="float" office:value="833112000">
                <text:p>833112000</text:p>
              </table:table-cell>
              <table:table-cell office:value-type="float" office:value="836125000">
                <text:p>836125000</text:p>
              </table:table-cell>
              <table:table-cell office:value-type="float" office:value="835382000">
                <text:p>835382000</text:p>
              </table:table-cell>
              <table:table-cell office:value-type="float" office:value="834236000">
                <text:p>834236000</text:p>
              </table:table-cell>
              <table:table-cell office:value-type="float" office:value="834035000">
                <text:p>834035000</text:p>
              </table:table-cell>
              <table:table-cell office:value-type="float" office:value="836461000">
                <text:p>836461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538000">
                <text:p>835538000</text:p>
              </table:table-cell>
              <table:table-cell office:value-type="float" office:value="834567000">
                <text:p>834567000</text:p>
              </table:table-cell>
              <table:table-cell office:value-type="float" office:value="834433000">
                <text:p>834433000</text:p>
              </table:table-cell>
              <table:table-cell office:value-type="float" office:value="834732000">
                <text:p>834732000</text:p>
              </table:table-cell>
              <table:table-cell office:value-type="float" office:value="835050000">
                <text:p>835050000</text:p>
              </table:table-cell>
              <table:table-cell office:value-type="float" office:value="835020000">
                <text:p>835020000</text:p>
              </table:table-cell>
              <table:table-cell office:value-type="float" office:value="834169000">
                <text:p>834169000</text:p>
              </table:table-cell>
              <table:table-cell office:value-type="float" office:value="835408000">
                <text:p>835408000</text:p>
              </table:table-cell>
              <table:table-cell office:value-type="float" office:value="834449000">
                <text:p>834449000</text:p>
              </table:table-cell>
              <table:table-cell office:value-type="float" office:value="835417000">
                <text:p>835417000</text:p>
              </table:table-cell>
              <table:table-cell office:value-type="float" office:value="834460000">
                <text:p>834460000</text:p>
              </table:table-cell>
              <table:table-cell office:value-type="float" office:value="835031000">
                <text:p>835031000</text:p>
              </table:table-cell>
              <table:table-cell office:value-type="float" office:value="836237000">
                <text:p>836237000</text:p>
              </table:table-cell>
              <table:table-cell office:value-type="float" office:value="835287000">
                <text:p>835287000</text:p>
              </table:table-cell>
              <table:table-cell office:value-type="float" office:value="833536000">
                <text:p>833536000</text:p>
              </table:table-cell>
              <table:table-cell office:value-type="float" office:value="834550000">
                <text:p>834550000</text:p>
              </table:table-cell>
              <table:table-cell office:value-type="float" office:value="836282000">
                <text:p>836282000</text:p>
              </table:table-cell>
              <table:table-cell office:value-type="float" office:value="833990000">
                <text:p>833990000</text:p>
              </table:table-cell>
              <table:table-cell office:value-type="float" office:value="836276000">
                <text:p>836276000</text:p>
              </table:table-cell>
              <table:table-cell office:value-type="float" office:value="835911000">
                <text:p>835911000</text:p>
              </table:table-cell>
              <table:table-cell office:value-type="float" office:value="836773000">
                <text:p>836773000</text:p>
              </table:table-cell>
              <table:table-cell office:value-type="float" office:value="836399000">
                <text:p>836399000</text:p>
              </table:table-cell>
              <table:table-cell office:value-type="float" office:value="835474000">
                <text:p>835474000</text:p>
              </table:table-cell>
              <table:table-cell office:value-type="float" office:value="834751000">
                <text:p>834751000</text:p>
              </table:table-cell>
              <table:table-cell office:value-type="float" office:value="836298000">
                <text:p>836298000</text:p>
              </table:table-cell>
              <table:table-cell office:value-type="float" office:value="834356000">
                <text:p>834356000</text:p>
              </table:table-cell>
              <table:table-cell office:value-type="float" office:value="835460000">
                <text:p>835460000</text:p>
              </table:table-cell>
              <table:table-cell office:value-type="float" office:value="833652000">
                <text:p>833652000</text:p>
              </table:table-cell>
              <table:table-cell office:value-type="float" office:value="834628000">
                <text:p>834628000</text:p>
              </table:table-cell>
              <table:table-cell office:value-type="float" office:value="833931000">
                <text:p>833931000</text:p>
              </table:table-cell>
              <table:table-cell office:value-type="float" office:value="835843000">
                <text:p>835843000</text:p>
              </table:table-cell>
              <table:table-cell office:value-type="float" office:value="835547000">
                <text:p>835547000</text:p>
              </table:table-cell>
              <table:table-cell office:value-type="float" office:value="833844000">
                <text:p>833844000</text:p>
              </table:table-cell>
              <table:table-cell office:value-type="float" office:value="834721000">
                <text:p>834721000</text:p>
              </table:table-cell>
              <table:table-cell office:value-type="float" office:value="836817000">
                <text:p>836817000</text:p>
              </table:table-cell>
              <table:table-cell office:value-type="float" office:value="833844000">
                <text:p>833844000</text:p>
              </table:table-cell>
              <table:table-cell office:value-type="float" office:value="834453000">
                <text:p>834453000</text:p>
              </table:table-cell>
              <table:table-cell office:value-type="float" office:value="835829000">
                <text:p>835829000</text:p>
              </table:table-cell>
              <table:table-cell office:value-type="float" office:value="834194000">
                <text:p>834194000</text:p>
              </table:table-cell>
              <table:table-cell office:value-type="float" office:value="833976000">
                <text:p>833976000</text:p>
              </table:table-cell>
              <table:table-cell office:value-type="float" office:value="834884000">
                <text:p>834884000</text:p>
              </table:table-cell>
              <table:table-cell office:value-type="float" office:value="835407000">
                <text:p>835407000</text:p>
              </table:table-cell>
              <table:table-cell office:value-type="float" office:value="833462000">
                <text:p>833462000</text:p>
              </table:table-cell>
              <table:table-cell office:value-type="float" office:value="836474000">
                <text:p>836474000</text:p>
              </table:table-cell>
              <table:table-cell office:value-type="float" office:value="833147000">
                <text:p>833147000</text:p>
              </table:table-cell>
              <table:table-cell office:value-type="float" office:value="835907000">
                <text:p>835907000</text:p>
              </table:table-cell>
              <table:table-cell office:value-type="float" office:value="835146000">
                <text:p>835146000</text:p>
              </table:table-cell>
              <table:table-cell office:value-type="float" office:value="836127000">
                <text:p>836127000</text:p>
              </table:table-cell>
              <table:table-cell office:value-type="float" office:value="835186000">
                <text:p>835186000</text:p>
              </table:table-cell>
              <table:table-cell office:value-type="float" office:value="834690000">
                <text:p>834690000</text:p>
              </table:table-cell>
              <table:table-cell office:value-type="float" office:value="834493000">
                <text:p>834493000</text:p>
              </table:table-cell>
              <table:table-cell office:value-type="float" office:value="834898000">
                <text:p>834898000</text:p>
              </table:table-cell>
              <table:table-cell office:value-type="float" office:value="835782000">
                <text:p>835782000</text:p>
              </table:table-cell>
              <table:table-cell office:value-type="float" office:value="834739000">
                <text:p>834739000</text:p>
              </table:table-cell>
              <table:table-cell office:value-type="float" office:value="836203000">
                <text:p>836203000</text:p>
              </table:table-cell>
              <table:table-cell office:value-type="float" office:value="834773000">
                <text:p>834773000</text:p>
              </table:table-cell>
              <table:table-cell office:value-type="float" office:value="835810000">
                <text:p>835810000</text:p>
              </table:table-cell>
              <table:table-cell office:value-type="float" office:value="833974000">
                <text:p>833974000</text:p>
              </table:table-cell>
              <table:table-cell office:value-type="float" office:value="833016000">
                <text:p>833016000</text:p>
              </table:table-cell>
              <table:table-cell office:value-type="float" office:value="834888000">
                <text:p>834888000</text:p>
              </table:table-cell>
              <table:table-cell office:value-type="float" office:value="834795000">
                <text:p>834795000</text:p>
              </table:table-cell>
              <table:table-cell office:value-type="float" office:value="840855000">
                <text:p>8408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 swaps</text:p>
                <draw:g>
                  <svg:desc>zuck_small_1step.A7:zuck_small_1step.A7</svg:desc>
                </draw:g>
              </table:table-cell>
              <table:table-cell office:value-type="float" office:value="758631000">
                <text:p>758631000</text:p>
                <draw:g>
                  <svg:desc>zuck_small_1step.B7:zuck_small_1step.ALZ7</svg:desc>
                </draw:g>
              </table:table-cell>
              <table:table-cell office:value-type="float" office:value="757954000">
                <text:p>757954000</text:p>
              </table:table-cell>
              <table:table-cell office:value-type="float" office:value="760589000">
                <text:p>760589000</text:p>
              </table:table-cell>
              <table:table-cell office:value-type="float" office:value="759241000">
                <text:p>759241000</text:p>
              </table:table-cell>
              <table:table-cell office:value-type="float" office:value="761092000">
                <text:p>761092000</text:p>
              </table:table-cell>
              <table:table-cell office:value-type="float" office:value="758741000">
                <text:p>758741000</text:p>
              </table:table-cell>
              <table:table-cell office:value-type="float" office:value="760482000">
                <text:p>760482000</text:p>
              </table:table-cell>
              <table:table-cell office:value-type="float" office:value="760508000">
                <text:p>760508000</text:p>
              </table:table-cell>
              <table:table-cell office:value-type="float" office:value="758675000">
                <text:p>758675000</text:p>
              </table:table-cell>
              <table:table-cell office:value-type="float" office:value="756672000">
                <text:p>756672000</text:p>
              </table:table-cell>
              <table:table-cell office:value-type="float" office:value="756051000">
                <text:p>756051000</text:p>
              </table:table-cell>
              <table:table-cell office:value-type="float" office:value="758959000">
                <text:p>758959000</text:p>
              </table:table-cell>
              <table:table-cell office:value-type="float" office:value="759817000">
                <text:p>759817000</text:p>
              </table:table-cell>
              <table:table-cell office:value-type="float" office:value="757250000">
                <text:p>757250000</text:p>
              </table:table-cell>
              <table:table-cell office:value-type="float" office:value="758716000">
                <text:p>758716000</text:p>
              </table:table-cell>
              <table:table-cell office:value-type="float" office:value="758908000">
                <text:p>758908000</text:p>
              </table:table-cell>
              <table:table-cell office:value-type="float" office:value="759624000">
                <text:p>759624000</text:p>
              </table:table-cell>
              <table:table-cell office:value-type="float" office:value="760006000">
                <text:p>760006000</text:p>
              </table:table-cell>
              <table:table-cell office:value-type="float" office:value="758369000">
                <text:p>758369000</text:p>
              </table:table-cell>
              <table:table-cell office:value-type="float" office:value="759062000">
                <text:p>759062000</text:p>
              </table:table-cell>
              <table:table-cell office:value-type="float" office:value="757399000">
                <text:p>757399000</text:p>
              </table:table-cell>
              <table:table-cell office:value-type="float" office:value="760000000">
                <text:p>760000000</text:p>
              </table:table-cell>
              <table:table-cell office:value-type="float" office:value="758039000">
                <text:p>758039000</text:p>
              </table:table-cell>
              <table:table-cell office:value-type="float" office:value="759848000">
                <text:p>759848000</text:p>
              </table:table-cell>
              <table:table-cell office:value-type="float" office:value="758649000">
                <text:p>758649000</text:p>
              </table:table-cell>
              <table:table-cell office:value-type="float" office:value="757487000">
                <text:p>757487000</text:p>
              </table:table-cell>
              <table:table-cell office:value-type="float" office:value="758428000">
                <text:p>758428000</text:p>
              </table:table-cell>
              <table:table-cell office:value-type="float" office:value="758403000">
                <text:p>758403000</text:p>
              </table:table-cell>
              <table:table-cell office:value-type="float" office:value="758852000">
                <text:p>758852000</text:p>
              </table:table-cell>
              <table:table-cell office:value-type="float" office:value="756677000">
                <text:p>756677000</text:p>
              </table:table-cell>
              <table:table-cell office:value-type="float" office:value="759791000">
                <text:p>759791000</text:p>
              </table:table-cell>
              <table:table-cell office:value-type="float" office:value="758846000">
                <text:p>758846000</text:p>
              </table:table-cell>
              <table:table-cell office:value-type="float" office:value="759085000">
                <text:p>759085000</text:p>
              </table:table-cell>
              <table:table-cell office:value-type="float" office:value="758455000">
                <text:p>758455000</text:p>
              </table:table-cell>
              <table:table-cell office:value-type="float" office:value="759108000">
                <text:p>759108000</text:p>
              </table:table-cell>
              <table:table-cell office:value-type="float" office:value="755998000">
                <text:p>755998000</text:p>
              </table:table-cell>
              <table:table-cell office:value-type="float" office:value="759901000">
                <text:p>759901000</text:p>
              </table:table-cell>
              <table:table-cell office:value-type="float" office:value="759492000">
                <text:p>759492000</text:p>
              </table:table-cell>
              <table:table-cell office:value-type="float" office:value="760527000">
                <text:p>760527000</text:p>
              </table:table-cell>
              <table:table-cell office:value-type="float" office:value="759840000">
                <text:p>759840000</text:p>
              </table:table-cell>
              <table:table-cell office:value-type="float" office:value="757948000">
                <text:p>757948000</text:p>
              </table:table-cell>
              <table:table-cell office:value-type="float" office:value="759504000">
                <text:p>759504000</text:p>
              </table:table-cell>
              <table:table-cell office:value-type="float" office:value="757644000">
                <text:p>757644000</text:p>
              </table:table-cell>
              <table:table-cell office:value-type="float" office:value="757749000">
                <text:p>757749000</text:p>
              </table:table-cell>
              <table:table-cell office:value-type="float" office:value="760110000">
                <text:p>760110000</text:p>
              </table:table-cell>
              <table:table-cell office:value-type="float" office:value="762426000">
                <text:p>762426000</text:p>
              </table:table-cell>
              <table:table-cell office:value-type="float" office:value="759556000">
                <text:p>759556000</text:p>
              </table:table-cell>
              <table:table-cell office:value-type="float" office:value="758389000">
                <text:p>758389000</text:p>
              </table:table-cell>
              <table:table-cell office:value-type="float" office:value="757992000">
                <text:p>757992000</text:p>
              </table:table-cell>
              <table:table-cell office:value-type="float" office:value="758292000">
                <text:p>758292000</text:p>
              </table:table-cell>
              <table:table-cell office:value-type="float" office:value="760070000">
                <text:p>760070000</text:p>
              </table:table-cell>
              <table:table-cell office:value-type="float" office:value="757355000">
                <text:p>757355000</text:p>
              </table:table-cell>
              <table:table-cell office:value-type="float" office:value="757522000">
                <text:p>757522000</text:p>
              </table:table-cell>
              <table:table-cell office:value-type="float" office:value="757398000">
                <text:p>757398000</text:p>
              </table:table-cell>
              <table:table-cell office:value-type="float" office:value="757451000">
                <text:p>757451000</text:p>
              </table:table-cell>
              <table:table-cell office:value-type="float" office:value="759273000">
                <text:p>759273000</text:p>
              </table:table-cell>
              <table:table-cell office:value-type="float" office:value="761397000">
                <text:p>761397000</text:p>
              </table:table-cell>
              <table:table-cell office:value-type="float" office:value="758408000">
                <text:p>758408000</text:p>
              </table:table-cell>
              <table:table-cell office:value-type="float" office:value="759914000">
                <text:p>759914000</text:p>
              </table:table-cell>
              <table:table-cell office:value-type="float" office:value="760479000">
                <text:p>760479000</text:p>
              </table:table-cell>
              <table:table-cell office:value-type="float" office:value="759700000">
                <text:p>759700000</text:p>
              </table:table-cell>
              <table:table-cell office:value-type="float" office:value="760778000">
                <text:p>760778000</text:p>
              </table:table-cell>
              <table:table-cell office:value-type="float" office:value="757329000">
                <text:p>757329000</text:p>
              </table:table-cell>
              <table:table-cell office:value-type="float" office:value="758044000">
                <text:p>758044000</text:p>
              </table:table-cell>
              <table:table-cell office:value-type="float" office:value="759366000">
                <text:p>759366000</text:p>
              </table:table-cell>
              <table:table-cell office:value-type="float" office:value="758851000">
                <text:p>758851000</text:p>
              </table:table-cell>
              <table:table-cell office:value-type="float" office:value="760819000">
                <text:p>760819000</text:p>
              </table:table-cell>
              <table:table-cell office:value-type="float" office:value="758665000">
                <text:p>758665000</text:p>
              </table:table-cell>
              <table:table-cell office:value-type="float" office:value="759051000">
                <text:p>759051000</text:p>
              </table:table-cell>
              <table:table-cell office:value-type="float" office:value="757673000">
                <text:p>757673000</text:p>
              </table:table-cell>
              <table:table-cell office:value-type="float" office:value="757539000">
                <text:p>757539000</text:p>
              </table:table-cell>
              <table:table-cell office:value-type="float" office:value="759333000">
                <text:p>759333000</text:p>
              </table:table-cell>
              <table:table-cell office:value-type="float" office:value="759343000">
                <text:p>759343000</text:p>
              </table:table-cell>
              <table:table-cell office:value-type="float" office:value="761819000">
                <text:p>761819000</text:p>
              </table:table-cell>
              <table:table-cell office:value-type="float" office:value="757546000">
                <text:p>757546000</text:p>
              </table:table-cell>
              <table:table-cell office:value-type="float" office:value="759204000">
                <text:p>759204000</text:p>
              </table:table-cell>
              <table:table-cell office:value-type="float" office:value="758825000">
                <text:p>758825000</text:p>
              </table:table-cell>
              <table:table-cell office:value-type="float" office:value="758209000">
                <text:p>758209000</text:p>
              </table:table-cell>
              <table:table-cell office:value-type="float" office:value="757562000">
                <text:p>757562000</text:p>
              </table:table-cell>
              <table:table-cell office:value-type="float" office:value="760474000">
                <text:p>760474000</text:p>
              </table:table-cell>
              <table:table-cell office:value-type="float" office:value="759595000">
                <text:p>759595000</text:p>
              </table:table-cell>
              <table:table-cell office:value-type="float" office:value="757024000">
                <text:p>757024000</text:p>
              </table:table-cell>
              <table:table-cell office:value-type="float" office:value="758738000">
                <text:p>758738000</text:p>
              </table:table-cell>
              <table:table-cell office:value-type="float" office:value="756357000">
                <text:p>756357000</text:p>
              </table:table-cell>
              <table:table-cell office:value-type="float" office:value="759494000">
                <text:p>759494000</text:p>
              </table:table-cell>
              <table:table-cell office:value-type="float" office:value="759775000">
                <text:p>759775000</text:p>
              </table:table-cell>
              <table:table-cell office:value-type="float" office:value="756458000">
                <text:p>756458000</text:p>
              </table:table-cell>
              <table:table-cell office:value-type="float" office:value="758176000">
                <text:p>758176000</text:p>
              </table:table-cell>
              <table:table-cell office:value-type="float" office:value="757106000">
                <text:p>757106000</text:p>
              </table:table-cell>
              <table:table-cell office:value-type="float" office:value="759371000">
                <text:p>759371000</text:p>
              </table:table-cell>
              <table:table-cell office:value-type="float" office:value="759731000">
                <text:p>759731000</text:p>
              </table:table-cell>
              <table:table-cell office:value-type="float" office:value="759596000">
                <text:p>759596000</text:p>
              </table:table-cell>
              <table:table-cell office:value-type="float" office:value="761569000">
                <text:p>761569000</text:p>
              </table:table-cell>
              <table:table-cell office:value-type="float" office:value="759332000">
                <text:p>759332000</text:p>
              </table:table-cell>
              <table:table-cell office:value-type="float" office:value="759762000">
                <text:p>759762000</text:p>
              </table:table-cell>
              <table:table-cell office:value-type="float" office:value="760601000">
                <text:p>760601000</text:p>
              </table:table-cell>
              <table:table-cell office:value-type="float" office:value="757952000">
                <text:p>757952000</text:p>
              </table:table-cell>
              <table:table-cell office:value-type="float" office:value="759660000">
                <text:p>759660000</text:p>
              </table:table-cell>
              <table:table-cell office:value-type="float" office:value="759624000">
                <text:p>759624000</text:p>
              </table:table-cell>
              <table:table-cell office:value-type="float" office:value="758452000">
                <text:p>758452000</text:p>
              </table:table-cell>
              <table:table-cell office:value-type="float" office:value="758215000">
                <text:p>758215000</text:p>
              </table:table-cell>
              <table:table-cell office:value-type="float" office:value="760056000">
                <text:p>760056000</text:p>
              </table:table-cell>
              <table:table-cell office:value-type="float" office:value="760919000">
                <text:p>760919000</text:p>
              </table:table-cell>
              <table:table-cell office:value-type="float" office:value="758134000">
                <text:p>758134000</text:p>
              </table:table-cell>
              <table:table-cell office:value-type="float" office:value="758836000">
                <text:p>758836000</text:p>
              </table:table-cell>
              <table:table-cell office:value-type="float" office:value="758656000">
                <text:p>758656000</text:p>
              </table:table-cell>
              <table:table-cell office:value-type="float" office:value="758322000">
                <text:p>758322000</text:p>
              </table:table-cell>
              <table:table-cell office:value-type="float" office:value="757631000">
                <text:p>757631000</text:p>
              </table:table-cell>
              <table:table-cell office:value-type="float" office:value="757803000">
                <text:p>757803000</text:p>
              </table:table-cell>
              <table:table-cell office:value-type="float" office:value="758362000">
                <text:p>758362000</text:p>
              </table:table-cell>
              <table:table-cell office:value-type="float" office:value="758881000">
                <text:p>758881000</text:p>
              </table:table-cell>
              <table:table-cell office:value-type="float" office:value="758973000">
                <text:p>758973000</text:p>
              </table:table-cell>
              <table:table-cell office:value-type="float" office:value="758443000">
                <text:p>758443000</text:p>
              </table:table-cell>
              <table:table-cell office:value-type="float" office:value="759064000">
                <text:p>759064000</text:p>
              </table:table-cell>
              <table:table-cell office:value-type="float" office:value="759167000">
                <text:p>759167000</text:p>
              </table:table-cell>
              <table:table-cell office:value-type="float" office:value="759277000">
                <text:p>759277000</text:p>
              </table:table-cell>
              <table:table-cell office:value-type="float" office:value="757671000">
                <text:p>757671000</text:p>
              </table:table-cell>
              <table:table-cell office:value-type="float" office:value="759270000">
                <text:p>759270000</text:p>
              </table:table-cell>
              <table:table-cell office:value-type="float" office:value="760551000">
                <text:p>760551000</text:p>
              </table:table-cell>
              <table:table-cell office:value-type="float" office:value="759565000">
                <text:p>759565000</text:p>
              </table:table-cell>
              <table:table-cell office:value-type="float" office:value="758091000">
                <text:p>758091000</text:p>
              </table:table-cell>
              <table:table-cell office:value-type="float" office:value="759207000">
                <text:p>759207000</text:p>
              </table:table-cell>
              <table:table-cell office:value-type="float" office:value="760098000">
                <text:p>760098000</text:p>
              </table:table-cell>
              <table:table-cell office:value-type="float" office:value="759958000">
                <text:p>759958000</text:p>
              </table:table-cell>
              <table:table-cell office:value-type="float" office:value="759210000">
                <text:p>759210000</text:p>
              </table:table-cell>
              <table:table-cell office:value-type="float" office:value="758791000">
                <text:p>758791000</text:p>
              </table:table-cell>
              <table:table-cell office:value-type="float" office:value="759631000">
                <text:p>759631000</text:p>
              </table:table-cell>
              <table:table-cell office:value-type="float" office:value="757341000">
                <text:p>757341000</text:p>
              </table:table-cell>
              <table:table-cell office:value-type="float" office:value="756731000">
                <text:p>756731000</text:p>
              </table:table-cell>
              <table:table-cell office:value-type="float" office:value="758190000">
                <text:p>758190000</text:p>
              </table:table-cell>
              <table:table-cell office:value-type="float" office:value="760355000">
                <text:p>760355000</text:p>
              </table:table-cell>
              <table:table-cell office:value-type="float" office:value="756741000">
                <text:p>756741000</text:p>
              </table:table-cell>
              <table:table-cell office:value-type="float" office:value="758374000">
                <text:p>758374000</text:p>
              </table:table-cell>
              <table:table-cell office:value-type="float" office:value="758152000">
                <text:p>758152000</text:p>
              </table:table-cell>
              <table:table-cell office:value-type="float" office:value="760017000">
                <text:p>760017000</text:p>
              </table:table-cell>
              <table:table-cell office:value-type="float" office:value="759244000">
                <text:p>759244000</text:p>
              </table:table-cell>
              <table:table-cell office:value-type="float" office:value="760166000">
                <text:p>760166000</text:p>
              </table:table-cell>
              <table:table-cell office:value-type="float" office:value="757960000">
                <text:p>757960000</text:p>
              </table:table-cell>
              <table:table-cell office:value-type="float" office:value="757535000">
                <text:p>757535000</text:p>
              </table:table-cell>
              <table:table-cell office:value-type="float" office:value="758618000">
                <text:p>758618000</text:p>
              </table:table-cell>
              <table:table-cell office:value-type="float" office:value="759340000">
                <text:p>759340000</text:p>
              </table:table-cell>
              <table:table-cell office:value-type="float" office:value="759763000">
                <text:p>759763000</text:p>
              </table:table-cell>
              <table:table-cell office:value-type="float" office:value="760325000">
                <text:p>760325000</text:p>
              </table:table-cell>
              <table:table-cell office:value-type="float" office:value="760124000">
                <text:p>760124000</text:p>
              </table:table-cell>
              <table:table-cell office:value-type="float" office:value="758011000">
                <text:p>758011000</text:p>
              </table:table-cell>
              <table:table-cell office:value-type="float" office:value="758467000">
                <text:p>758467000</text:p>
              </table:table-cell>
              <table:table-cell office:value-type="float" office:value="757405000">
                <text:p>757405000</text:p>
              </table:table-cell>
              <table:table-cell office:value-type="float" office:value="758163000">
                <text:p>758163000</text:p>
              </table:table-cell>
              <table:table-cell office:value-type="float" office:value="758335000">
                <text:p>758335000</text:p>
              </table:table-cell>
              <table:table-cell office:value-type="float" office:value="759412000">
                <text:p>759412000</text:p>
              </table:table-cell>
              <table:table-cell office:value-type="float" office:value="758487000">
                <text:p>758487000</text:p>
              </table:table-cell>
              <table:table-cell office:value-type="float" office:value="758733000">
                <text:p>758733000</text:p>
              </table:table-cell>
              <table:table-cell office:value-type="float" office:value="760007000">
                <text:p>760007000</text:p>
              </table:table-cell>
              <table:table-cell office:value-type="float" office:value="760582000">
                <text:p>760582000</text:p>
              </table:table-cell>
              <table:table-cell office:value-type="float" office:value="760017000">
                <text:p>760017000</text:p>
              </table:table-cell>
              <table:table-cell office:value-type="float" office:value="758839000">
                <text:p>758839000</text:p>
              </table:table-cell>
              <table:table-cell office:value-type="float" office:value="759898000">
                <text:p>759898000</text:p>
              </table:table-cell>
              <table:table-cell office:value-type="float" office:value="758310000">
                <text:p>758310000</text:p>
              </table:table-cell>
              <table:table-cell office:value-type="float" office:value="759790000">
                <text:p>759790000</text:p>
              </table:table-cell>
              <table:table-cell office:value-type="float" office:value="759574000">
                <text:p>759574000</text:p>
              </table:table-cell>
              <table:table-cell office:value-type="float" office:value="758353000">
                <text:p>758353000</text:p>
              </table:table-cell>
              <table:table-cell office:value-type="float" office:value="757704000">
                <text:p>757704000</text:p>
              </table:table-cell>
              <table:table-cell office:value-type="float" office:value="755459000">
                <text:p>755459000</text:p>
              </table:table-cell>
              <table:table-cell office:value-type="float" office:value="758157000">
                <text:p>758157000</text:p>
              </table:table-cell>
              <table:table-cell office:value-type="float" office:value="760733000">
                <text:p>760733000</text:p>
              </table:table-cell>
              <table:table-cell office:value-type="float" office:value="759235000">
                <text:p>759235000</text:p>
              </table:table-cell>
              <table:table-cell office:value-type="float" office:value="758702000">
                <text:p>758702000</text:p>
              </table:table-cell>
              <table:table-cell office:value-type="float" office:value="759322000">
                <text:p>759322000</text:p>
              </table:table-cell>
              <table:table-cell office:value-type="float" office:value="760376000">
                <text:p>760376000</text:p>
              </table:table-cell>
              <table:table-cell office:value-type="float" office:value="758187000">
                <text:p>758187000</text:p>
              </table:table-cell>
              <table:table-cell office:value-type="float" office:value="759909000">
                <text:p>759909000</text:p>
              </table:table-cell>
              <table:table-cell office:value-type="float" office:value="760301000">
                <text:p>760301000</text:p>
              </table:table-cell>
              <table:table-cell office:value-type="float" office:value="758128000">
                <text:p>758128000</text:p>
              </table:table-cell>
              <table:table-cell office:value-type="float" office:value="756777000">
                <text:p>756777000</text:p>
              </table:table-cell>
              <table:table-cell office:value-type="float" office:value="758868000">
                <text:p>758868000</text:p>
              </table:table-cell>
              <table:table-cell office:value-type="float" office:value="759612000">
                <text:p>759612000</text:p>
              </table:table-cell>
              <table:table-cell office:value-type="float" office:value="759458000">
                <text:p>759458000</text:p>
              </table:table-cell>
              <table:table-cell office:value-type="float" office:value="758666000">
                <text:p>758666000</text:p>
              </table:table-cell>
              <table:table-cell office:value-type="float" office:value="757730000">
                <text:p>757730000</text:p>
              </table:table-cell>
              <table:table-cell office:value-type="float" office:value="756616000">
                <text:p>756616000</text:p>
              </table:table-cell>
              <table:table-cell office:value-type="float" office:value="758854000">
                <text:p>758854000</text:p>
              </table:table-cell>
              <table:table-cell office:value-type="float" office:value="756759000">
                <text:p>756759000</text:p>
              </table:table-cell>
              <table:table-cell office:value-type="float" office:value="760465000">
                <text:p>760465000</text:p>
              </table:table-cell>
              <table:table-cell office:value-type="float" office:value="758950000">
                <text:p>758950000</text:p>
              </table:table-cell>
              <table:table-cell office:value-type="float" office:value="758393000">
                <text:p>758393000</text:p>
              </table:table-cell>
              <table:table-cell office:value-type="float" office:value="758183000">
                <text:p>758183000</text:p>
              </table:table-cell>
              <table:table-cell office:value-type="float" office:value="759011000">
                <text:p>759011000</text:p>
              </table:table-cell>
              <table:table-cell office:value-type="float" office:value="756729000">
                <text:p>756729000</text:p>
              </table:table-cell>
              <table:table-cell office:value-type="float" office:value="758365000">
                <text:p>758365000</text:p>
              </table:table-cell>
              <table:table-cell office:value-type="float" office:value="760330000">
                <text:p>760330000</text:p>
              </table:table-cell>
              <table:table-cell office:value-type="float" office:value="757839000">
                <text:p>757839000</text:p>
              </table:table-cell>
              <table:table-cell office:value-type="float" office:value="758911000">
                <text:p>758911000</text:p>
              </table:table-cell>
              <table:table-cell office:value-type="float" office:value="759238000">
                <text:p>759238000</text:p>
              </table:table-cell>
              <table:table-cell office:value-type="float" office:value="759478000">
                <text:p>759478000</text:p>
              </table:table-cell>
              <table:table-cell office:value-type="float" office:value="758349000">
                <text:p>758349000</text:p>
              </table:table-cell>
              <table:table-cell office:value-type="float" office:value="758539000">
                <text:p>758539000</text:p>
              </table:table-cell>
              <table:table-cell office:value-type="float" office:value="761118000">
                <text:p>761118000</text:p>
              </table:table-cell>
              <table:table-cell office:value-type="float" office:value="758760000">
                <text:p>758760000</text:p>
              </table:table-cell>
              <table:table-cell office:value-type="float" office:value="755606000">
                <text:p>755606000</text:p>
              </table:table-cell>
              <table:table-cell office:value-type="float" office:value="757777000">
                <text:p>757777000</text:p>
              </table:table-cell>
              <table:table-cell office:value-type="float" office:value="786424000">
                <text:p>786424000</text:p>
              </table:table-cell>
              <table:table-cell office:value-type="float" office:value="790521000">
                <text:p>790521000</text:p>
              </table:table-cell>
              <table:table-cell office:value-type="float" office:value="786682000">
                <text:p>786682000</text:p>
              </table:table-cell>
              <table:table-cell office:value-type="float" office:value="790392000">
                <text:p>790392000</text:p>
              </table:table-cell>
              <table:table-cell office:value-type="float" office:value="788397000">
                <text:p>788397000</text:p>
              </table:table-cell>
              <table:table-cell office:value-type="float" office:value="785932000">
                <text:p>785932000</text:p>
              </table:table-cell>
              <table:table-cell office:value-type="float" office:value="787258000">
                <text:p>787258000</text:p>
              </table:table-cell>
              <table:table-cell office:value-type="float" office:value="788723000">
                <text:p>788723000</text:p>
              </table:table-cell>
              <table:table-cell office:value-type="float" office:value="788306000">
                <text:p>788306000</text:p>
              </table:table-cell>
              <table:table-cell office:value-type="float" office:value="788673000">
                <text:p>788673000</text:p>
              </table:table-cell>
              <table:table-cell office:value-type="float" office:value="788301000">
                <text:p>788301000</text:p>
              </table:table-cell>
              <table:table-cell office:value-type="float" office:value="787503000">
                <text:p>787503000</text:p>
              </table:table-cell>
              <table:table-cell office:value-type="float" office:value="786673000">
                <text:p>786673000</text:p>
              </table:table-cell>
              <table:table-cell office:value-type="float" office:value="787184000">
                <text:p>787184000</text:p>
              </table:table-cell>
              <table:table-cell office:value-type="float" office:value="785866000">
                <text:p>785866000</text:p>
              </table:table-cell>
              <table:table-cell office:value-type="float" office:value="785965000">
                <text:p>785965000</text:p>
              </table:table-cell>
              <table:table-cell office:value-type="float" office:value="787061000">
                <text:p>787061000</text:p>
              </table:table-cell>
              <table:table-cell office:value-type="float" office:value="789108000">
                <text:p>789108000</text:p>
              </table:table-cell>
              <table:table-cell office:value-type="float" office:value="785791000">
                <text:p>785791000</text:p>
              </table:table-cell>
              <table:table-cell office:value-type="float" office:value="787090000">
                <text:p>787090000</text:p>
              </table:table-cell>
              <table:table-cell office:value-type="float" office:value="786518000">
                <text:p>786518000</text:p>
              </table:table-cell>
              <table:table-cell office:value-type="float" office:value="787758000">
                <text:p>787758000</text:p>
              </table:table-cell>
              <table:table-cell office:value-type="float" office:value="785856000">
                <text:p>785856000</text:p>
              </table:table-cell>
              <table:table-cell office:value-type="float" office:value="787264000">
                <text:p>787264000</text:p>
              </table:table-cell>
              <table:table-cell office:value-type="float" office:value="788077000">
                <text:p>788077000</text:p>
              </table:table-cell>
              <table:table-cell office:value-type="float" office:value="787940000">
                <text:p>787940000</text:p>
              </table:table-cell>
              <table:table-cell office:value-type="float" office:value="787789000">
                <text:p>787789000</text:p>
              </table:table-cell>
              <table:table-cell office:value-type="float" office:value="787714000">
                <text:p>787714000</text:p>
              </table:table-cell>
              <table:table-cell office:value-type="float" office:value="785082000">
                <text:p>785082000</text:p>
              </table:table-cell>
              <table:table-cell office:value-type="float" office:value="789556000">
                <text:p>789556000</text:p>
              </table:table-cell>
              <table:table-cell office:value-type="float" office:value="784572000">
                <text:p>784572000</text:p>
              </table:table-cell>
              <table:table-cell office:value-type="float" office:value="785615000">
                <text:p>785615000</text:p>
              </table:table-cell>
              <table:table-cell office:value-type="float" office:value="788623000">
                <text:p>788623000</text:p>
              </table:table-cell>
              <table:table-cell office:value-type="float" office:value="788571000">
                <text:p>788571000</text:p>
              </table:table-cell>
              <table:table-cell office:value-type="float" office:value="785153000">
                <text:p>785153000</text:p>
              </table:table-cell>
              <table:table-cell office:value-type="float" office:value="787795000">
                <text:p>787795000</text:p>
              </table:table-cell>
              <table:table-cell office:value-type="float" office:value="787632000">
                <text:p>787632000</text:p>
              </table:table-cell>
              <table:table-cell office:value-type="float" office:value="787041000">
                <text:p>787041000</text:p>
              </table:table-cell>
              <table:table-cell office:value-type="float" office:value="785294000">
                <text:p>785294000</text:p>
              </table:table-cell>
              <table:table-cell office:value-type="float" office:value="787723000">
                <text:p>787723000</text:p>
              </table:table-cell>
              <table:table-cell office:value-type="float" office:value="787174000">
                <text:p>787174000</text:p>
              </table:table-cell>
              <table:table-cell office:value-type="float" office:value="788582000">
                <text:p>788582000</text:p>
              </table:table-cell>
              <table:table-cell office:value-type="float" office:value="786357000">
                <text:p>786357000</text:p>
              </table:table-cell>
              <table:table-cell office:value-type="float" office:value="789331000">
                <text:p>789331000</text:p>
              </table:table-cell>
              <table:table-cell office:value-type="float" office:value="788551000">
                <text:p>788551000</text:p>
              </table:table-cell>
              <table:table-cell office:value-type="float" office:value="788450000">
                <text:p>788450000</text:p>
              </table:table-cell>
              <table:table-cell office:value-type="float" office:value="788066000">
                <text:p>788066000</text:p>
              </table:table-cell>
              <table:table-cell office:value-type="float" office:value="787708000">
                <text:p>787708000</text:p>
              </table:table-cell>
              <table:table-cell office:value-type="float" office:value="785546000">
                <text:p>785546000</text:p>
              </table:table-cell>
              <table:table-cell office:value-type="float" office:value="787192000">
                <text:p>787192000</text:p>
              </table:table-cell>
              <table:table-cell office:value-type="float" office:value="788398000">
                <text:p>788398000</text:p>
              </table:table-cell>
              <table:table-cell office:value-type="float" office:value="789074000">
                <text:p>789074000</text:p>
              </table:table-cell>
              <table:table-cell office:value-type="float" office:value="786792000">
                <text:p>786792000</text:p>
              </table:table-cell>
              <table:table-cell office:value-type="float" office:value="789282000">
                <text:p>789282000</text:p>
              </table:table-cell>
              <table:table-cell office:value-type="float" office:value="789436000">
                <text:p>789436000</text:p>
              </table:table-cell>
              <table:table-cell office:value-type="float" office:value="789348000">
                <text:p>789348000</text:p>
              </table:table-cell>
              <table:table-cell office:value-type="float" office:value="787191000">
                <text:p>787191000</text:p>
              </table:table-cell>
              <table:table-cell office:value-type="float" office:value="787712000">
                <text:p>787712000</text:p>
              </table:table-cell>
              <table:table-cell office:value-type="float" office:value="788296000">
                <text:p>788296000</text:p>
              </table:table-cell>
              <table:table-cell office:value-type="float" office:value="785322000">
                <text:p>785322000</text:p>
              </table:table-cell>
              <table:table-cell office:value-type="float" office:value="787719000">
                <text:p>787719000</text:p>
              </table:table-cell>
              <table:table-cell office:value-type="float" office:value="788055000">
                <text:p>788055000</text:p>
              </table:table-cell>
              <table:table-cell office:value-type="float" office:value="787260000">
                <text:p>787260000</text:p>
              </table:table-cell>
              <table:table-cell office:value-type="float" office:value="785825000">
                <text:p>785825000</text:p>
              </table:table-cell>
              <table:table-cell office:value-type="float" office:value="787881000">
                <text:p>787881000</text:p>
              </table:table-cell>
              <table:table-cell office:value-type="float" office:value="788320000">
                <text:p>788320000</text:p>
              </table:table-cell>
              <table:table-cell office:value-type="float" office:value="785210000">
                <text:p>785210000</text:p>
              </table:table-cell>
              <table:table-cell office:value-type="float" office:value="785762000">
                <text:p>785762000</text:p>
              </table:table-cell>
              <table:table-cell office:value-type="float" office:value="785960000">
                <text:p>785960000</text:p>
              </table:table-cell>
              <table:table-cell office:value-type="float" office:value="788258000">
                <text:p>788258000</text:p>
              </table:table-cell>
              <table:table-cell office:value-type="float" office:value="788121000">
                <text:p>788121000</text:p>
              </table:table-cell>
              <table:table-cell office:value-type="float" office:value="784007000">
                <text:p>784007000</text:p>
              </table:table-cell>
              <table:table-cell office:value-type="float" office:value="787880000">
                <text:p>787880000</text:p>
              </table:table-cell>
              <table:table-cell office:value-type="float" office:value="784835000">
                <text:p>784835000</text:p>
              </table:table-cell>
              <table:table-cell office:value-type="float" office:value="788636000">
                <text:p>788636000</text:p>
              </table:table-cell>
              <table:table-cell office:value-type="float" office:value="788365000">
                <text:p>788365000</text:p>
              </table:table-cell>
              <table:table-cell office:value-type="float" office:value="788170000">
                <text:p>788170000</text:p>
              </table:table-cell>
              <table:table-cell office:value-type="float" office:value="786845000">
                <text:p>786845000</text:p>
              </table:table-cell>
              <table:table-cell office:value-type="float" office:value="787403000">
                <text:p>787403000</text:p>
              </table:table-cell>
              <table:table-cell office:value-type="float" office:value="786728000">
                <text:p>786728000</text:p>
              </table:table-cell>
              <table:table-cell office:value-type="float" office:value="788879000">
                <text:p>788879000</text:p>
              </table:table-cell>
              <table:table-cell office:value-type="float" office:value="787655000">
                <text:p>787655000</text:p>
              </table:table-cell>
              <table:table-cell office:value-type="float" office:value="786481000">
                <text:p>786481000</text:p>
              </table:table-cell>
              <table:table-cell office:value-type="float" office:value="786581000">
                <text:p>786581000</text:p>
              </table:table-cell>
              <table:table-cell office:value-type="float" office:value="788858000">
                <text:p>788858000</text:p>
              </table:table-cell>
              <table:table-cell office:value-type="float" office:value="786482000">
                <text:p>786482000</text:p>
              </table:table-cell>
              <table:table-cell office:value-type="float" office:value="789022000">
                <text:p>789022000</text:p>
              </table:table-cell>
              <table:table-cell office:value-type="float" office:value="786803000">
                <text:p>786803000</text:p>
              </table:table-cell>
              <table:table-cell office:value-type="float" office:value="786238000">
                <text:p>786238000</text:p>
              </table:table-cell>
              <table:table-cell office:value-type="float" office:value="787788000">
                <text:p>787788000</text:p>
              </table:table-cell>
              <table:table-cell office:value-type="float" office:value="785072000">
                <text:p>785072000</text:p>
              </table:table-cell>
              <table:table-cell office:value-type="float" office:value="788002000">
                <text:p>788002000</text:p>
              </table:table-cell>
              <table:table-cell office:value-type="float" office:value="788073000">
                <text:p>788073000</text:p>
              </table:table-cell>
              <table:table-cell office:value-type="float" office:value="788741000">
                <text:p>788741000</text:p>
              </table:table-cell>
              <table:table-cell office:value-type="float" office:value="787124000">
                <text:p>787124000</text:p>
              </table:table-cell>
              <table:table-cell office:value-type="float" office:value="788410000">
                <text:p>788410000</text:p>
              </table:table-cell>
              <table:table-cell office:value-type="float" office:value="785122000">
                <text:p>785122000</text:p>
              </table:table-cell>
              <table:table-cell office:value-type="float" office:value="785939000">
                <text:p>785939000</text:p>
              </table:table-cell>
              <table:table-cell office:value-type="float" office:value="786075000">
                <text:p>786075000</text:p>
              </table:table-cell>
              <table:table-cell office:value-type="float" office:value="787426000">
                <text:p>787426000</text:p>
              </table:table-cell>
              <table:table-cell office:value-type="float" office:value="789445000">
                <text:p>789445000</text:p>
              </table:table-cell>
              <table:table-cell office:value-type="float" office:value="788126000">
                <text:p>788126000</text:p>
              </table:table-cell>
              <table:table-cell office:value-type="float" office:value="788560000">
                <text:p>788560000</text:p>
              </table:table-cell>
              <table:table-cell office:value-type="float" office:value="788936000">
                <text:p>788936000</text:p>
              </table:table-cell>
              <table:table-cell office:value-type="float" office:value="785620000">
                <text:p>785620000</text:p>
              </table:table-cell>
              <table:table-cell office:value-type="float" office:value="788497000">
                <text:p>788497000</text:p>
              </table:table-cell>
              <table:table-cell office:value-type="float" office:value="787782000">
                <text:p>787782000</text:p>
              </table:table-cell>
              <table:table-cell office:value-type="float" office:value="786884000">
                <text:p>786884000</text:p>
              </table:table-cell>
              <table:table-cell office:value-type="float" office:value="789284000">
                <text:p>789284000</text:p>
              </table:table-cell>
              <table:table-cell office:value-type="float" office:value="787764000">
                <text:p>787764000</text:p>
              </table:table-cell>
              <table:table-cell office:value-type="float" office:value="789850000">
                <text:p>789850000</text:p>
              </table:table-cell>
              <table:table-cell office:value-type="float" office:value="786774000">
                <text:p>786774000</text:p>
              </table:table-cell>
              <table:table-cell office:value-type="float" office:value="786531000">
                <text:p>786531000</text:p>
              </table:table-cell>
              <table:table-cell office:value-type="float" office:value="787770000">
                <text:p>787770000</text:p>
              </table:table-cell>
              <table:table-cell office:value-type="float" office:value="790649000">
                <text:p>790649000</text:p>
              </table:table-cell>
              <table:table-cell office:value-type="float" office:value="789173000">
                <text:p>789173000</text:p>
              </table:table-cell>
              <table:table-cell office:value-type="float" office:value="784939000">
                <text:p>784939000</text:p>
              </table:table-cell>
              <table:table-cell office:value-type="float" office:value="789247000">
                <text:p>789247000</text:p>
              </table:table-cell>
              <table:table-cell office:value-type="float" office:value="786342000">
                <text:p>786342000</text:p>
              </table:table-cell>
              <table:table-cell office:value-type="float" office:value="787249000">
                <text:p>787249000</text:p>
              </table:table-cell>
              <table:table-cell office:value-type="float" office:value="786753000">
                <text:p>786753000</text:p>
              </table:table-cell>
              <table:table-cell office:value-type="float" office:value="789735000">
                <text:p>789735000</text:p>
              </table:table-cell>
              <table:table-cell office:value-type="float" office:value="788315000">
                <text:p>788315000</text:p>
              </table:table-cell>
              <table:table-cell office:value-type="float" office:value="788476000">
                <text:p>788476000</text:p>
              </table:table-cell>
              <table:table-cell office:value-type="float" office:value="787151000">
                <text:p>787151000</text:p>
              </table:table-cell>
              <table:table-cell office:value-type="float" office:value="788364000">
                <text:p>788364000</text:p>
              </table:table-cell>
              <table:table-cell office:value-type="float" office:value="786924000">
                <text:p>786924000</text:p>
              </table:table-cell>
              <table:table-cell office:value-type="float" office:value="787584000">
                <text:p>787584000</text:p>
              </table:table-cell>
              <table:table-cell office:value-type="float" office:value="788945000">
                <text:p>788945000</text:p>
              </table:table-cell>
              <table:table-cell office:value-type="float" office:value="788093000">
                <text:p>788093000</text:p>
              </table:table-cell>
              <table:table-cell office:value-type="float" office:value="789152000">
                <text:p>789152000</text:p>
              </table:table-cell>
              <table:table-cell office:value-type="float" office:value="788402000">
                <text:p>788402000</text:p>
              </table:table-cell>
              <table:table-cell office:value-type="float" office:value="787356000">
                <text:p>787356000</text:p>
              </table:table-cell>
              <table:table-cell office:value-type="float" office:value="786222000">
                <text:p>786222000</text:p>
              </table:table-cell>
              <table:table-cell office:value-type="float" office:value="789687000">
                <text:p>789687000</text:p>
              </table:table-cell>
              <table:table-cell office:value-type="float" office:value="786694000">
                <text:p>786694000</text:p>
              </table:table-cell>
              <table:table-cell office:value-type="float" office:value="787428000">
                <text:p>787428000</text:p>
              </table:table-cell>
              <table:table-cell office:value-type="float" office:value="787093000">
                <text:p>787093000</text:p>
              </table:table-cell>
              <table:table-cell office:value-type="float" office:value="787392000">
                <text:p>787392000</text:p>
              </table:table-cell>
              <table:table-cell office:value-type="float" office:value="789883000">
                <text:p>789883000</text:p>
              </table:table-cell>
              <table:table-cell office:value-type="float" office:value="785641000">
                <text:p>785641000</text:p>
              </table:table-cell>
              <table:table-cell office:value-type="float" office:value="787949000">
                <text:p>787949000</text:p>
              </table:table-cell>
              <table:table-cell office:value-type="float" office:value="785743000">
                <text:p>785743000</text:p>
              </table:table-cell>
              <table:table-cell office:value-type="float" office:value="788913000">
                <text:p>788913000</text:p>
              </table:table-cell>
              <table:table-cell office:value-type="float" office:value="788786000">
                <text:p>788786000</text:p>
              </table:table-cell>
              <table:table-cell office:value-type="float" office:value="786350000">
                <text:p>786350000</text:p>
              </table:table-cell>
              <table:table-cell office:value-type="float" office:value="784986000">
                <text:p>784986000</text:p>
              </table:table-cell>
              <table:table-cell office:value-type="float" office:value="787009000">
                <text:p>787009000</text:p>
              </table:table-cell>
              <table:table-cell office:value-type="float" office:value="788840000">
                <text:p>788840000</text:p>
              </table:table-cell>
              <table:table-cell office:value-type="float" office:value="786467000">
                <text:p>786467000</text:p>
              </table:table-cell>
              <table:table-cell office:value-type="float" office:value="787083000">
                <text:p>787083000</text:p>
              </table:table-cell>
              <table:table-cell office:value-type="float" office:value="788976000">
                <text:p>788976000</text:p>
              </table:table-cell>
              <table:table-cell office:value-type="float" office:value="785766000">
                <text:p>785766000</text:p>
              </table:table-cell>
              <table:table-cell office:value-type="float" office:value="786269000">
                <text:p>786269000</text:p>
              </table:table-cell>
              <table:table-cell office:value-type="float" office:value="792153000">
                <text:p>792153000</text:p>
              </table:table-cell>
              <table:table-cell office:value-type="float" office:value="788945000">
                <text:p>788945000</text:p>
              </table:table-cell>
              <table:table-cell office:value-type="float" office:value="784079000">
                <text:p>784079000</text:p>
              </table:table-cell>
              <table:table-cell office:value-type="float" office:value="788848000">
                <text:p>788848000</text:p>
              </table:table-cell>
              <table:table-cell office:value-type="float" office:value="788955000">
                <text:p>788955000</text:p>
              </table:table-cell>
              <table:table-cell office:value-type="float" office:value="787633000">
                <text:p>787633000</text:p>
              </table:table-cell>
              <table:table-cell office:value-type="float" office:value="789387000">
                <text:p>789387000</text:p>
              </table:table-cell>
              <table:table-cell office:value-type="float" office:value="786252000">
                <text:p>786252000</text:p>
              </table:table-cell>
              <table:table-cell office:value-type="float" office:value="788000000">
                <text:p>788000000</text:p>
              </table:table-cell>
              <table:table-cell office:value-type="float" office:value="787966000">
                <text:p>787966000</text:p>
              </table:table-cell>
              <table:table-cell office:value-type="float" office:value="789955000">
                <text:p>789955000</text:p>
              </table:table-cell>
              <table:table-cell office:value-type="float" office:value="787122000">
                <text:p>787122000</text:p>
              </table:table-cell>
              <table:table-cell office:value-type="float" office:value="786719000">
                <text:p>786719000</text:p>
              </table:table-cell>
              <table:table-cell office:value-type="float" office:value="788262000">
                <text:p>788262000</text:p>
              </table:table-cell>
              <table:table-cell office:value-type="float" office:value="787519000">
                <text:p>787519000</text:p>
              </table:table-cell>
              <table:table-cell office:value-type="float" office:value="788162000">
                <text:p>788162000</text:p>
              </table:table-cell>
              <table:table-cell office:value-type="float" office:value="786485000">
                <text:p>786485000</text:p>
              </table:table-cell>
              <table:table-cell office:value-type="float" office:value="787942000">
                <text:p>787942000</text:p>
              </table:table-cell>
              <table:table-cell office:value-type="float" office:value="787800000">
                <text:p>787800000</text:p>
              </table:table-cell>
              <table:table-cell office:value-type="float" office:value="787556000">
                <text:p>787556000</text:p>
              </table:table-cell>
              <table:table-cell office:value-type="float" office:value="787927000">
                <text:p>787927000</text:p>
              </table:table-cell>
              <table:table-cell office:value-type="float" office:value="788593000">
                <text:p>788593000</text:p>
              </table:table-cell>
              <table:table-cell office:value-type="float" office:value="788403000">
                <text:p>788403000</text:p>
              </table:table-cell>
              <table:table-cell office:value-type="float" office:value="788132000">
                <text:p>788132000</text:p>
              </table:table-cell>
              <table:table-cell office:value-type="float" office:value="786837000">
                <text:p>786837000</text:p>
              </table:table-cell>
              <table:table-cell office:value-type="float" office:value="787418000">
                <text:p>787418000</text:p>
              </table:table-cell>
              <table:table-cell office:value-type="float" office:value="787403000">
                <text:p>787403000</text:p>
              </table:table-cell>
              <table:table-cell office:value-type="float" office:value="785504000">
                <text:p>785504000</text:p>
              </table:table-cell>
              <table:table-cell office:value-type="float" office:value="786900000">
                <text:p>786900000</text:p>
              </table:table-cell>
              <table:table-cell office:value-type="float" office:value="787685000">
                <text:p>787685000</text:p>
              </table:table-cell>
              <table:table-cell office:value-type="float" office:value="787746000">
                <text:p>787746000</text:p>
              </table:table-cell>
              <table:table-cell office:value-type="float" office:value="787526000">
                <text:p>787526000</text:p>
              </table:table-cell>
              <table:table-cell office:value-type="float" office:value="789569000">
                <text:p>789569000</text:p>
              </table:table-cell>
              <table:table-cell office:value-type="float" office:value="789204000">
                <text:p>789204000</text:p>
              </table:table-cell>
              <table:table-cell office:value-type="float" office:value="788840000">
                <text:p>788840000</text:p>
              </table:table-cell>
              <table:table-cell office:value-type="float" office:value="784142000">
                <text:p>784142000</text:p>
              </table:table-cell>
              <table:table-cell office:value-type="float" office:value="789817000">
                <text:p>789817000</text:p>
              </table:table-cell>
              <table:table-cell office:value-type="float" office:value="786366000">
                <text:p>786366000</text:p>
              </table:table-cell>
              <table:table-cell office:value-type="float" office:value="786023000">
                <text:p>786023000</text:p>
              </table:table-cell>
              <table:table-cell office:value-type="float" office:value="790038000">
                <text:p>790038000</text:p>
              </table:table-cell>
              <table:table-cell office:value-type="float" office:value="788220000">
                <text:p>788220000</text:p>
              </table:table-cell>
              <table:table-cell office:value-type="float" office:value="789805000">
                <text:p>789805000</text:p>
              </table:table-cell>
              <table:table-cell office:value-type="float" office:value="789224000">
                <text:p>789224000</text:p>
              </table:table-cell>
              <table:table-cell office:value-type="float" office:value="787200000">
                <text:p>787200000</text:p>
              </table:table-cell>
              <table:table-cell office:value-type="float" office:value="785640000">
                <text:p>785640000</text:p>
              </table:table-cell>
              <table:table-cell office:value-type="float" office:value="788881000">
                <text:p>788881000</text:p>
              </table:table-cell>
              <table:table-cell office:value-type="float" office:value="804007000">
                <text:p>804007000</text:p>
              </table:table-cell>
              <table:table-cell office:value-type="float" office:value="801173000">
                <text:p>801173000</text:p>
              </table:table-cell>
              <table:table-cell office:value-type="float" office:value="802790000">
                <text:p>802790000</text:p>
              </table:table-cell>
              <table:table-cell office:value-type="float" office:value="800897000">
                <text:p>800897000</text:p>
              </table:table-cell>
              <table:table-cell office:value-type="float" office:value="803162000">
                <text:p>803162000</text:p>
              </table:table-cell>
              <table:table-cell office:value-type="float" office:value="800701000">
                <text:p>800701000</text:p>
              </table:table-cell>
              <table:table-cell office:value-type="float" office:value="802630000">
                <text:p>802630000</text:p>
              </table:table-cell>
              <table:table-cell office:value-type="float" office:value="804363000">
                <text:p>804363000</text:p>
              </table:table-cell>
              <table:table-cell office:value-type="float" office:value="800196000">
                <text:p>800196000</text:p>
              </table:table-cell>
              <table:table-cell office:value-type="float" office:value="801249000">
                <text:p>801249000</text:p>
              </table:table-cell>
              <table:table-cell office:value-type="float" office:value="802956000">
                <text:p>802956000</text:p>
              </table:table-cell>
              <table:table-cell office:value-type="float" office:value="802800000">
                <text:p>802800000</text:p>
              </table:table-cell>
              <table:table-cell office:value-type="float" office:value="802692000">
                <text:p>802692000</text:p>
              </table:table-cell>
              <table:table-cell office:value-type="float" office:value="803885000">
                <text:p>803885000</text:p>
              </table:table-cell>
              <table:table-cell office:value-type="float" office:value="802958000">
                <text:p>802958000</text:p>
              </table:table-cell>
              <table:table-cell office:value-type="float" office:value="800940000">
                <text:p>800940000</text:p>
              </table:table-cell>
              <table:table-cell office:value-type="float" office:value="801323000">
                <text:p>801323000</text:p>
              </table:table-cell>
              <table:table-cell office:value-type="float" office:value="801373000">
                <text:p>801373000</text:p>
              </table:table-cell>
              <table:table-cell office:value-type="float" office:value="802656000">
                <text:p>802656000</text:p>
              </table:table-cell>
              <table:table-cell office:value-type="float" office:value="803690000">
                <text:p>803690000</text:p>
              </table:table-cell>
              <table:table-cell office:value-type="float" office:value="803318000">
                <text:p>803318000</text:p>
              </table:table-cell>
              <table:table-cell office:value-type="float" office:value="798816000">
                <text:p>798816000</text:p>
              </table:table-cell>
              <table:table-cell office:value-type="float" office:value="798646000">
                <text:p>798646000</text:p>
              </table:table-cell>
              <table:table-cell office:value-type="float" office:value="803065000">
                <text:p>803065000</text:p>
              </table:table-cell>
              <table:table-cell office:value-type="float" office:value="800681000">
                <text:p>800681000</text:p>
              </table:table-cell>
              <table:table-cell office:value-type="float" office:value="801614000">
                <text:p>801614000</text:p>
              </table:table-cell>
              <table:table-cell office:value-type="float" office:value="800950000">
                <text:p>800950000</text:p>
              </table:table-cell>
              <table:table-cell office:value-type="float" office:value="801848000">
                <text:p>801848000</text:p>
              </table:table-cell>
              <table:table-cell office:value-type="float" office:value="800992000">
                <text:p>800992000</text:p>
              </table:table-cell>
              <table:table-cell office:value-type="float" office:value="803321000">
                <text:p>803321000</text:p>
              </table:table-cell>
              <table:table-cell office:value-type="float" office:value="801146000">
                <text:p>801146000</text:p>
              </table:table-cell>
              <table:table-cell office:value-type="float" office:value="802493000">
                <text:p>802493000</text:p>
              </table:table-cell>
              <table:table-cell office:value-type="float" office:value="800881000">
                <text:p>800881000</text:p>
              </table:table-cell>
              <table:table-cell office:value-type="float" office:value="802426000">
                <text:p>802426000</text:p>
              </table:table-cell>
              <table:table-cell office:value-type="float" office:value="799925000">
                <text:p>799925000</text:p>
              </table:table-cell>
              <table:table-cell office:value-type="float" office:value="803313000">
                <text:p>803313000</text:p>
              </table:table-cell>
              <table:table-cell office:value-type="float" office:value="799729000">
                <text:p>799729000</text:p>
              </table:table-cell>
              <table:table-cell office:value-type="float" office:value="801585000">
                <text:p>801585000</text:p>
              </table:table-cell>
              <table:table-cell office:value-type="float" office:value="801102000">
                <text:p>801102000</text:p>
              </table:table-cell>
              <table:table-cell office:value-type="float" office:value="800627000">
                <text:p>800627000</text:p>
              </table:table-cell>
              <table:table-cell office:value-type="float" office:value="798891000">
                <text:p>798891000</text:p>
              </table:table-cell>
              <table:table-cell office:value-type="float" office:value="799597000">
                <text:p>799597000</text:p>
              </table:table-cell>
              <table:table-cell office:value-type="float" office:value="803075000">
                <text:p>803075000</text:p>
              </table:table-cell>
              <table:table-cell office:value-type="float" office:value="802109000">
                <text:p>802109000</text:p>
              </table:table-cell>
              <table:table-cell office:value-type="float" office:value="799245000">
                <text:p>799245000</text:p>
              </table:table-cell>
              <table:table-cell office:value-type="float" office:value="803881000">
                <text:p>803881000</text:p>
              </table:table-cell>
              <table:table-cell office:value-type="float" office:value="802201000">
                <text:p>802201000</text:p>
              </table:table-cell>
              <table:table-cell office:value-type="float" office:value="799155000">
                <text:p>799155000</text:p>
              </table:table-cell>
              <table:table-cell office:value-type="float" office:value="802578000">
                <text:p>802578000</text:p>
              </table:table-cell>
              <table:table-cell office:value-type="float" office:value="799931000">
                <text:p>799931000</text:p>
              </table:table-cell>
              <table:table-cell office:value-type="float" office:value="799530000">
                <text:p>799530000</text:p>
              </table:table-cell>
              <table:table-cell office:value-type="float" office:value="799365000">
                <text:p>799365000</text:p>
              </table:table-cell>
              <table:table-cell office:value-type="float" office:value="802346000">
                <text:p>802346000</text:p>
              </table:table-cell>
              <table:table-cell office:value-type="float" office:value="801163000">
                <text:p>801163000</text:p>
              </table:table-cell>
              <table:table-cell office:value-type="float" office:value="803003000">
                <text:p>803003000</text:p>
              </table:table-cell>
              <table:table-cell office:value-type="float" office:value="797340000">
                <text:p>797340000</text:p>
              </table:table-cell>
              <table:table-cell office:value-type="float" office:value="803542000">
                <text:p>803542000</text:p>
              </table:table-cell>
              <table:table-cell office:value-type="float" office:value="804174000">
                <text:p>804174000</text:p>
              </table:table-cell>
              <table:table-cell office:value-type="float" office:value="800733000">
                <text:p>800733000</text:p>
              </table:table-cell>
              <table:table-cell office:value-type="float" office:value="803383000">
                <text:p>803383000</text:p>
              </table:table-cell>
              <table:table-cell office:value-type="float" office:value="799835000">
                <text:p>799835000</text:p>
              </table:table-cell>
              <table:table-cell office:value-type="float" office:value="803047000">
                <text:p>803047000</text:p>
              </table:table-cell>
              <table:table-cell office:value-type="float" office:value="801415000">
                <text:p>801415000</text:p>
              </table:table-cell>
              <table:table-cell office:value-type="float" office:value="796532000">
                <text:p>796532000</text:p>
              </table:table-cell>
              <table:table-cell office:value-type="float" office:value="800056000">
                <text:p>800056000</text:p>
              </table:table-cell>
              <table:table-cell office:value-type="float" office:value="800653000">
                <text:p>800653000</text:p>
              </table:table-cell>
              <table:table-cell office:value-type="float" office:value="800082000">
                <text:p>800082000</text:p>
              </table:table-cell>
              <table:table-cell office:value-type="float" office:value="803682000">
                <text:p>803682000</text:p>
              </table:table-cell>
              <table:table-cell office:value-type="float" office:value="800674000">
                <text:p>800674000</text:p>
              </table:table-cell>
              <table:table-cell office:value-type="float" office:value="800208000">
                <text:p>800208000</text:p>
              </table:table-cell>
              <table:table-cell office:value-type="float" office:value="802385000">
                <text:p>802385000</text:p>
              </table:table-cell>
              <table:table-cell office:value-type="float" office:value="801644000">
                <text:p>801644000</text:p>
              </table:table-cell>
              <table:table-cell office:value-type="float" office:value="802660000">
                <text:p>802660000</text:p>
              </table:table-cell>
              <table:table-cell office:value-type="float" office:value="800583000">
                <text:p>800583000</text:p>
              </table:table-cell>
              <table:table-cell office:value-type="float" office:value="802743000">
                <text:p>802743000</text:p>
              </table:table-cell>
              <table:table-cell office:value-type="float" office:value="803410000">
                <text:p>803410000</text:p>
              </table:table-cell>
              <table:table-cell office:value-type="float" office:value="797145000">
                <text:p>797145000</text:p>
              </table:table-cell>
              <table:table-cell office:value-type="float" office:value="803565000">
                <text:p>803565000</text:p>
              </table:table-cell>
              <table:table-cell office:value-type="float" office:value="800844000">
                <text:p>800844000</text:p>
              </table:table-cell>
              <table:table-cell office:value-type="float" office:value="800374000">
                <text:p>800374000</text:p>
              </table:table-cell>
              <table:table-cell office:value-type="float" office:value="801516000">
                <text:p>801516000</text:p>
              </table:table-cell>
              <table:table-cell office:value-type="float" office:value="801982000">
                <text:p>801982000</text:p>
              </table:table-cell>
              <table:table-cell office:value-type="float" office:value="801263000">
                <text:p>801263000</text:p>
              </table:table-cell>
              <table:table-cell office:value-type="float" office:value="799767000">
                <text:p>799767000</text:p>
              </table:table-cell>
              <table:table-cell office:value-type="float" office:value="801863000">
                <text:p>801863000</text:p>
              </table:table-cell>
              <table:table-cell office:value-type="float" office:value="803616000">
                <text:p>803616000</text:p>
              </table:table-cell>
              <table:table-cell office:value-type="float" office:value="800396000">
                <text:p>800396000</text:p>
              </table:table-cell>
              <table:table-cell office:value-type="float" office:value="802573000">
                <text:p>802573000</text:p>
              </table:table-cell>
              <table:table-cell office:value-type="float" office:value="797631000">
                <text:p>797631000</text:p>
              </table:table-cell>
              <table:table-cell office:value-type="float" office:value="802999000">
                <text:p>802999000</text:p>
              </table:table-cell>
              <table:table-cell office:value-type="float" office:value="798998000">
                <text:p>798998000</text:p>
              </table:table-cell>
              <table:table-cell office:value-type="float" office:value="801066000">
                <text:p>801066000</text:p>
              </table:table-cell>
              <table:table-cell office:value-type="float" office:value="802067000">
                <text:p>802067000</text:p>
              </table:table-cell>
              <table:table-cell office:value-type="float" office:value="801924000">
                <text:p>801924000</text:p>
              </table:table-cell>
              <table:table-cell office:value-type="float" office:value="799913000">
                <text:p>799913000</text:p>
              </table:table-cell>
              <table:table-cell office:value-type="float" office:value="800477000">
                <text:p>800477000</text:p>
              </table:table-cell>
              <table:table-cell office:value-type="float" office:value="802266000">
                <text:p>802266000</text:p>
              </table:table-cell>
              <table:table-cell office:value-type="float" office:value="800387000">
                <text:p>800387000</text:p>
              </table:table-cell>
              <table:table-cell office:value-type="float" office:value="798579000">
                <text:p>798579000</text:p>
              </table:table-cell>
              <table:table-cell office:value-type="float" office:value="800251000">
                <text:p>800251000</text:p>
              </table:table-cell>
              <table:table-cell office:value-type="float" office:value="802994000">
                <text:p>802994000</text:p>
              </table:table-cell>
              <table:table-cell office:value-type="float" office:value="800754000">
                <text:p>800754000</text:p>
              </table:table-cell>
              <table:table-cell office:value-type="float" office:value="800890000">
                <text:p>800890000</text:p>
              </table:table-cell>
              <table:table-cell office:value-type="float" office:value="802122000">
                <text:p>802122000</text:p>
              </table:table-cell>
              <table:table-cell office:value-type="float" office:value="799518000">
                <text:p>799518000</text:p>
              </table:table-cell>
              <table:table-cell office:value-type="float" office:value="800682000">
                <text:p>800682000</text:p>
              </table:table-cell>
              <table:table-cell office:value-type="float" office:value="802373000">
                <text:p>802373000</text:p>
              </table:table-cell>
              <table:table-cell office:value-type="float" office:value="801931000">
                <text:p>801931000</text:p>
              </table:table-cell>
              <table:table-cell office:value-type="float" office:value="802032000">
                <text:p>802032000</text:p>
              </table:table-cell>
              <table:table-cell office:value-type="float" office:value="799192000">
                <text:p>799192000</text:p>
              </table:table-cell>
              <table:table-cell office:value-type="float" office:value="800483000">
                <text:p>800483000</text:p>
              </table:table-cell>
              <table:table-cell office:value-type="float" office:value="802126000">
                <text:p>802126000</text:p>
              </table:table-cell>
              <table:table-cell office:value-type="float" office:value="804268000">
                <text:p>804268000</text:p>
              </table:table-cell>
              <table:table-cell office:value-type="float" office:value="803512000">
                <text:p>803512000</text:p>
              </table:table-cell>
              <table:table-cell office:value-type="float" office:value="800170000">
                <text:p>800170000</text:p>
              </table:table-cell>
              <table:table-cell office:value-type="float" office:value="802157000">
                <text:p>802157000</text:p>
              </table:table-cell>
              <table:table-cell office:value-type="float" office:value="804156000">
                <text:p>804156000</text:p>
              </table:table-cell>
              <table:table-cell office:value-type="float" office:value="801594000">
                <text:p>801594000</text:p>
              </table:table-cell>
              <table:table-cell office:value-type="float" office:value="803528000">
                <text:p>803528000</text:p>
              </table:table-cell>
              <table:table-cell office:value-type="float" office:value="802491000">
                <text:p>802491000</text:p>
              </table:table-cell>
              <table:table-cell office:value-type="float" office:value="798655000">
                <text:p>798655000</text:p>
              </table:table-cell>
              <table:table-cell office:value-type="float" office:value="801653000">
                <text:p>801653000</text:p>
              </table:table-cell>
              <table:table-cell office:value-type="float" office:value="799025000">
                <text:p>799025000</text:p>
              </table:table-cell>
              <table:table-cell office:value-type="float" office:value="800345000">
                <text:p>800345000</text:p>
              </table:table-cell>
              <table:table-cell office:value-type="float" office:value="801061000">
                <text:p>801061000</text:p>
              </table:table-cell>
              <table:table-cell office:value-type="float" office:value="801472000">
                <text:p>801472000</text:p>
              </table:table-cell>
              <table:table-cell office:value-type="float" office:value="801915000">
                <text:p>801915000</text:p>
              </table:table-cell>
              <table:table-cell office:value-type="float" office:value="798981000">
                <text:p>798981000</text:p>
              </table:table-cell>
              <table:table-cell office:value-type="float" office:value="802484000">
                <text:p>802484000</text:p>
              </table:table-cell>
              <table:table-cell office:value-type="float" office:value="802723000">
                <text:p>802723000</text:p>
              </table:table-cell>
              <table:table-cell office:value-type="float" office:value="802264000">
                <text:p>802264000</text:p>
              </table:table-cell>
              <table:table-cell office:value-type="float" office:value="800591000">
                <text:p>800591000</text:p>
              </table:table-cell>
              <table:table-cell office:value-type="float" office:value="802058000">
                <text:p>802058000</text:p>
              </table:table-cell>
              <table:table-cell office:value-type="float" office:value="802736000">
                <text:p>802736000</text:p>
              </table:table-cell>
              <table:table-cell office:value-type="float" office:value="800174000">
                <text:p>800174000</text:p>
              </table:table-cell>
              <table:table-cell office:value-type="float" office:value="801216000">
                <text:p>801216000</text:p>
              </table:table-cell>
              <table:table-cell office:value-type="float" office:value="800879000">
                <text:p>800879000</text:p>
              </table:table-cell>
              <table:table-cell office:value-type="float" office:value="801313000">
                <text:p>801313000</text:p>
              </table:table-cell>
              <table:table-cell office:value-type="float" office:value="800835000">
                <text:p>800835000</text:p>
              </table:table-cell>
              <table:table-cell office:value-type="float" office:value="804469000">
                <text:p>804469000</text:p>
              </table:table-cell>
              <table:table-cell office:value-type="float" office:value="801754000">
                <text:p>801754000</text:p>
              </table:table-cell>
              <table:table-cell office:value-type="float" office:value="801925000">
                <text:p>801925000</text:p>
              </table:table-cell>
              <table:table-cell office:value-type="float" office:value="801775000">
                <text:p>801775000</text:p>
              </table:table-cell>
              <table:table-cell office:value-type="float" office:value="800873000">
                <text:p>800873000</text:p>
              </table:table-cell>
              <table:table-cell office:value-type="float" office:value="800890000">
                <text:p>800890000</text:p>
              </table:table-cell>
              <table:table-cell office:value-type="float" office:value="799341000">
                <text:p>799341000</text:p>
              </table:table-cell>
              <table:table-cell office:value-type="float" office:value="803830000">
                <text:p>803830000</text:p>
              </table:table-cell>
              <table:table-cell office:value-type="float" office:value="804244000">
                <text:p>804244000</text:p>
              </table:table-cell>
              <table:table-cell office:value-type="float" office:value="802189000">
                <text:p>802189000</text:p>
              </table:table-cell>
              <table:table-cell office:value-type="float" office:value="803965000">
                <text:p>803965000</text:p>
              </table:table-cell>
              <table:table-cell office:value-type="float" office:value="800739000">
                <text:p>800739000</text:p>
              </table:table-cell>
              <table:table-cell office:value-type="float" office:value="803077000">
                <text:p>803077000</text:p>
              </table:table-cell>
              <table:table-cell office:value-type="float" office:value="796989000">
                <text:p>796989000</text:p>
              </table:table-cell>
              <table:table-cell office:value-type="float" office:value="800894000">
                <text:p>800894000</text:p>
              </table:table-cell>
              <table:table-cell office:value-type="float" office:value="801708000">
                <text:p>801708000</text:p>
              </table:table-cell>
              <table:table-cell office:value-type="float" office:value="800116000">
                <text:p>800116000</text:p>
              </table:table-cell>
              <table:table-cell office:value-type="float" office:value="802133000">
                <text:p>802133000</text:p>
              </table:table-cell>
              <table:table-cell office:value-type="float" office:value="800846000">
                <text:p>800846000</text:p>
              </table:table-cell>
              <table:table-cell office:value-type="float" office:value="803204000">
                <text:p>803204000</text:p>
              </table:table-cell>
              <table:table-cell office:value-type="float" office:value="803485000">
                <text:p>803485000</text:p>
              </table:table-cell>
              <table:table-cell office:value-type="float" office:value="802348000">
                <text:p>802348000</text:p>
              </table:table-cell>
              <table:table-cell office:value-type="float" office:value="802215000">
                <text:p>802215000</text:p>
              </table:table-cell>
              <table:table-cell office:value-type="float" office:value="799847000">
                <text:p>799847000</text:p>
              </table:table-cell>
              <table:table-cell office:value-type="float" office:value="803367000">
                <text:p>803367000</text:p>
              </table:table-cell>
              <table:table-cell office:value-type="float" office:value="798593000">
                <text:p>798593000</text:p>
              </table:table-cell>
              <table:table-cell office:value-type="float" office:value="802222000">
                <text:p>802222000</text:p>
              </table:table-cell>
              <table:table-cell office:value-type="float" office:value="800385000">
                <text:p>800385000</text:p>
              </table:table-cell>
              <table:table-cell office:value-type="float" office:value="800079000">
                <text:p>800079000</text:p>
              </table:table-cell>
              <table:table-cell office:value-type="float" office:value="799054000">
                <text:p>799054000</text:p>
              </table:table-cell>
              <table:table-cell office:value-type="float" office:value="803740000">
                <text:p>803740000</text:p>
              </table:table-cell>
              <table:table-cell office:value-type="float" office:value="802530000">
                <text:p>802530000</text:p>
              </table:table-cell>
              <table:table-cell office:value-type="float" office:value="798787000">
                <text:p>798787000</text:p>
              </table:table-cell>
              <table:table-cell office:value-type="float" office:value="801512000">
                <text:p>801512000</text:p>
              </table:table-cell>
              <table:table-cell office:value-type="float" office:value="799997000">
                <text:p>799997000</text:p>
              </table:table-cell>
              <table:table-cell office:value-type="float" office:value="800038000">
                <text:p>800038000</text:p>
              </table:table-cell>
              <table:table-cell office:value-type="float" office:value="799372000">
                <text:p>799372000</text:p>
              </table:table-cell>
              <table:table-cell office:value-type="float" office:value="803233000">
                <text:p>803233000</text:p>
              </table:table-cell>
              <table:table-cell office:value-type="float" office:value="800978000">
                <text:p>800978000</text:p>
              </table:table-cell>
              <table:table-cell office:value-type="float" office:value="800641000">
                <text:p>800641000</text:p>
              </table:table-cell>
              <table:table-cell office:value-type="float" office:value="799970000">
                <text:p>799970000</text:p>
              </table:table-cell>
              <table:table-cell office:value-type="float" office:value="801521000">
                <text:p>801521000</text:p>
              </table:table-cell>
              <table:table-cell office:value-type="float" office:value="800099000">
                <text:p>800099000</text:p>
              </table:table-cell>
              <table:table-cell office:value-type="float" office:value="805234000">
                <text:p>805234000</text:p>
              </table:table-cell>
              <table:table-cell office:value-type="float" office:value="803684000">
                <text:p>803684000</text:p>
              </table:table-cell>
              <table:table-cell office:value-type="float" office:value="803318000">
                <text:p>803318000</text:p>
              </table:table-cell>
              <table:table-cell office:value-type="float" office:value="800301000">
                <text:p>800301000</text:p>
              </table:table-cell>
              <table:table-cell office:value-type="float" office:value="804542000">
                <text:p>804542000</text:p>
              </table:table-cell>
              <table:table-cell office:value-type="float" office:value="801025000">
                <text:p>801025000</text:p>
              </table:table-cell>
              <table:table-cell office:value-type="float" office:value="800331000">
                <text:p>800331000</text:p>
              </table:table-cell>
              <table:table-cell office:value-type="float" office:value="803720000">
                <text:p>803720000</text:p>
              </table:table-cell>
              <table:table-cell office:value-type="float" office:value="799112000">
                <text:p>799112000</text:p>
              </table:table-cell>
              <table:table-cell office:value-type="float" office:value="802406000">
                <text:p>802406000</text:p>
              </table:table-cell>
              <table:table-cell office:value-type="float" office:value="800301000">
                <text:p>800301000</text:p>
              </table:table-cell>
              <table:table-cell office:value-type="float" office:value="800853000">
                <text:p>800853000</text:p>
              </table:table-cell>
              <table:table-cell office:value-type="float" office:value="802576000">
                <text:p>802576000</text:p>
              </table:table-cell>
              <table:table-cell office:value-type="float" office:value="801702000">
                <text:p>801702000</text:p>
              </table:table-cell>
              <table:table-cell office:value-type="float" office:value="801451000">
                <text:p>801451000</text:p>
              </table:table-cell>
              <table:table-cell office:value-type="float" office:value="800972000">
                <text:p>800972000</text:p>
              </table:table-cell>
              <table:table-cell office:value-type="float" office:value="802179000">
                <text:p>802179000</text:p>
              </table:table-cell>
              <table:table-cell office:value-type="float" office:value="801046000">
                <text:p>801046000</text:p>
              </table:table-cell>
              <table:table-cell office:value-type="float" office:value="807515000">
                <text:p>807515000</text:p>
              </table:table-cell>
              <table:table-cell office:value-type="float" office:value="806222000">
                <text:p>806222000</text:p>
              </table:table-cell>
              <table:table-cell office:value-type="float" office:value="807457000">
                <text:p>807457000</text:p>
              </table:table-cell>
              <table:table-cell office:value-type="float" office:value="806635000">
                <text:p>806635000</text:p>
              </table:table-cell>
              <table:table-cell office:value-type="float" office:value="807631000">
                <text:p>807631000</text:p>
              </table:table-cell>
              <table:table-cell office:value-type="float" office:value="808672000">
                <text:p>808672000</text:p>
              </table:table-cell>
              <table:table-cell office:value-type="float" office:value="806691000">
                <text:p>806691000</text:p>
              </table:table-cell>
              <table:table-cell office:value-type="float" office:value="806952000">
                <text:p>806952000</text:p>
              </table:table-cell>
              <table:table-cell office:value-type="float" office:value="803570000">
                <text:p>803570000</text:p>
              </table:table-cell>
              <table:table-cell office:value-type="float" office:value="807756000">
                <text:p>807756000</text:p>
              </table:table-cell>
              <table:table-cell office:value-type="float" office:value="807824000">
                <text:p>807824000</text:p>
              </table:table-cell>
              <table:table-cell office:value-type="float" office:value="808275000">
                <text:p>808275000</text:p>
              </table:table-cell>
              <table:table-cell office:value-type="float" office:value="808361000">
                <text:p>808361000</text:p>
              </table:table-cell>
              <table:table-cell office:value-type="float" office:value="809117000">
                <text:p>809117000</text:p>
              </table:table-cell>
              <table:table-cell office:value-type="float" office:value="808718000">
                <text:p>808718000</text:p>
              </table:table-cell>
              <table:table-cell office:value-type="float" office:value="804355000">
                <text:p>804355000</text:p>
              </table:table-cell>
              <table:table-cell office:value-type="float" office:value="809024000">
                <text:p>809024000</text:p>
              </table:table-cell>
              <table:table-cell office:value-type="float" office:value="810688000">
                <text:p>810688000</text:p>
              </table:table-cell>
              <table:table-cell office:value-type="float" office:value="806076000">
                <text:p>806076000</text:p>
              </table:table-cell>
              <table:table-cell office:value-type="float" office:value="805456000">
                <text:p>805456000</text:p>
              </table:table-cell>
              <table:table-cell office:value-type="float" office:value="807302000">
                <text:p>807302000</text:p>
              </table:table-cell>
              <table:table-cell office:value-type="float" office:value="804049000">
                <text:p>804049000</text:p>
              </table:table-cell>
              <table:table-cell office:value-type="float" office:value="808538000">
                <text:p>808538000</text:p>
              </table:table-cell>
              <table:table-cell office:value-type="float" office:value="809323000">
                <text:p>809323000</text:p>
              </table:table-cell>
              <table:table-cell office:value-type="float" office:value="808715000">
                <text:p>808715000</text:p>
              </table:table-cell>
              <table:table-cell office:value-type="float" office:value="810646000">
                <text:p>810646000</text:p>
              </table:table-cell>
              <table:table-cell office:value-type="float" office:value="806802000">
                <text:p>806802000</text:p>
              </table:table-cell>
              <table:table-cell office:value-type="float" office:value="808528000">
                <text:p>808528000</text:p>
              </table:table-cell>
              <table:table-cell office:value-type="float" office:value="807360000">
                <text:p>807360000</text:p>
              </table:table-cell>
              <table:table-cell office:value-type="float" office:value="804929000">
                <text:p>804929000</text:p>
              </table:table-cell>
              <table:table-cell office:value-type="float" office:value="808690000">
                <text:p>808690000</text:p>
              </table:table-cell>
              <table:table-cell office:value-type="float" office:value="805495000">
                <text:p>805495000</text:p>
              </table:table-cell>
              <table:table-cell office:value-type="float" office:value="808294000">
                <text:p>808294000</text:p>
              </table:table-cell>
              <table:table-cell office:value-type="float" office:value="808459000">
                <text:p>808459000</text:p>
              </table:table-cell>
              <table:table-cell office:value-type="float" office:value="810188000">
                <text:p>810188000</text:p>
              </table:table-cell>
              <table:table-cell office:value-type="float" office:value="809272000">
                <text:p>809272000</text:p>
              </table:table-cell>
              <table:table-cell office:value-type="float" office:value="804672000">
                <text:p>804672000</text:p>
              </table:table-cell>
              <table:table-cell office:value-type="float" office:value="806417000">
                <text:p>806417000</text:p>
              </table:table-cell>
              <table:table-cell office:value-type="float" office:value="807191000">
                <text:p>807191000</text:p>
              </table:table-cell>
              <table:table-cell office:value-type="float" office:value="808570000">
                <text:p>808570000</text:p>
              </table:table-cell>
              <table:table-cell office:value-type="float" office:value="806249000">
                <text:p>806249000</text:p>
              </table:table-cell>
              <table:table-cell office:value-type="float" office:value="806935000">
                <text:p>806935000</text:p>
              </table:table-cell>
              <table:table-cell office:value-type="float" office:value="805100000">
                <text:p>805100000</text:p>
              </table:table-cell>
              <table:table-cell office:value-type="float" office:value="808415000">
                <text:p>808415000</text:p>
              </table:table-cell>
              <table:table-cell office:value-type="float" office:value="807334000">
                <text:p>807334000</text:p>
              </table:table-cell>
              <table:table-cell office:value-type="float" office:value="805317000">
                <text:p>805317000</text:p>
              </table:table-cell>
              <table:table-cell office:value-type="float" office:value="807369000">
                <text:p>807369000</text:p>
              </table:table-cell>
              <table:table-cell office:value-type="float" office:value="806234000">
                <text:p>806234000</text:p>
              </table:table-cell>
              <table:table-cell office:value-type="float" office:value="807454000">
                <text:p>807454000</text:p>
              </table:table-cell>
              <table:table-cell office:value-type="float" office:value="807203000">
                <text:p>807203000</text:p>
              </table:table-cell>
              <table:table-cell office:value-type="float" office:value="803843000">
                <text:p>803843000</text:p>
              </table:table-cell>
              <table:table-cell office:value-type="float" office:value="806016000">
                <text:p>806016000</text:p>
              </table:table-cell>
              <table:table-cell office:value-type="float" office:value="807199000">
                <text:p>807199000</text:p>
              </table:table-cell>
              <table:table-cell office:value-type="float" office:value="810614000">
                <text:p>810614000</text:p>
              </table:table-cell>
              <table:table-cell office:value-type="float" office:value="806956000">
                <text:p>806956000</text:p>
              </table:table-cell>
              <table:table-cell office:value-type="float" office:value="811037000">
                <text:p>811037000</text:p>
              </table:table-cell>
              <table:table-cell office:value-type="float" office:value="808217000">
                <text:p>808217000</text:p>
              </table:table-cell>
              <table:table-cell office:value-type="float" office:value="806690000">
                <text:p>806690000</text:p>
              </table:table-cell>
              <table:table-cell office:value-type="float" office:value="806918000">
                <text:p>806918000</text:p>
              </table:table-cell>
              <table:table-cell office:value-type="float" office:value="805373000">
                <text:p>805373000</text:p>
              </table:table-cell>
              <table:table-cell office:value-type="float" office:value="808309000">
                <text:p>808309000</text:p>
              </table:table-cell>
              <table:table-cell office:value-type="float" office:value="809619000">
                <text:p>809619000</text:p>
              </table:table-cell>
              <table:table-cell office:value-type="float" office:value="807415000">
                <text:p>807415000</text:p>
              </table:table-cell>
              <table:table-cell office:value-type="float" office:value="806667000">
                <text:p>806667000</text:p>
              </table:table-cell>
              <table:table-cell office:value-type="float" office:value="806698000">
                <text:p>806698000</text:p>
              </table:table-cell>
              <table:table-cell office:value-type="float" office:value="808283000">
                <text:p>808283000</text:p>
              </table:table-cell>
              <table:table-cell office:value-type="float" office:value="807596000">
                <text:p>807596000</text:p>
              </table:table-cell>
              <table:table-cell office:value-type="float" office:value="809394000">
                <text:p>809394000</text:p>
              </table:table-cell>
              <table:table-cell office:value-type="float" office:value="809750000">
                <text:p>809750000</text:p>
              </table:table-cell>
              <table:table-cell office:value-type="float" office:value="808805000">
                <text:p>808805000</text:p>
              </table:table-cell>
              <table:table-cell office:value-type="float" office:value="804271000">
                <text:p>804271000</text:p>
              </table:table-cell>
              <table:table-cell office:value-type="float" office:value="808855000">
                <text:p>808855000</text:p>
              </table:table-cell>
              <table:table-cell office:value-type="float" office:value="805975000">
                <text:p>805975000</text:p>
              </table:table-cell>
              <table:table-cell office:value-type="float" office:value="806685000">
                <text:p>806685000</text:p>
              </table:table-cell>
              <table:table-cell office:value-type="float" office:value="806133000">
                <text:p>806133000</text:p>
              </table:table-cell>
              <table:table-cell office:value-type="float" office:value="809697000">
                <text:p>809697000</text:p>
              </table:table-cell>
              <table:table-cell office:value-type="float" office:value="805241000">
                <text:p>805241000</text:p>
              </table:table-cell>
              <table:table-cell office:value-type="float" office:value="810351000">
                <text:p>810351000</text:p>
              </table:table-cell>
              <table:table-cell office:value-type="float" office:value="808011000">
                <text:p>808011000</text:p>
              </table:table-cell>
              <table:table-cell office:value-type="float" office:value="806696000">
                <text:p>806696000</text:p>
              </table:table-cell>
              <table:table-cell office:value-type="float" office:value="810612000">
                <text:p>810612000</text:p>
              </table:table-cell>
              <table:table-cell office:value-type="float" office:value="809863000">
                <text:p>809863000</text:p>
              </table:table-cell>
              <table:table-cell office:value-type="float" office:value="809152000">
                <text:p>809152000</text:p>
              </table:table-cell>
              <table:table-cell office:value-type="float" office:value="810224000">
                <text:p>810224000</text:p>
              </table:table-cell>
              <table:table-cell office:value-type="float" office:value="808120000">
                <text:p>808120000</text:p>
              </table:table-cell>
              <table:table-cell office:value-type="float" office:value="810877000">
                <text:p>810877000</text:p>
              </table:table-cell>
              <table:table-cell office:value-type="float" office:value="806312000">
                <text:p>806312000</text:p>
              </table:table-cell>
              <table:table-cell office:value-type="float" office:value="810116000">
                <text:p>810116000</text:p>
              </table:table-cell>
              <table:table-cell office:value-type="float" office:value="810358000">
                <text:p>810358000</text:p>
              </table:table-cell>
              <table:table-cell office:value-type="float" office:value="808205000">
                <text:p>808205000</text:p>
              </table:table-cell>
              <table:table-cell office:value-type="float" office:value="808020000">
                <text:p>808020000</text:p>
              </table:table-cell>
              <table:table-cell office:value-type="float" office:value="805387000">
                <text:p>805387000</text:p>
              </table:table-cell>
              <table:table-cell office:value-type="float" office:value="805901000">
                <text:p>805901000</text:p>
              </table:table-cell>
              <table:table-cell office:value-type="float" office:value="806315000">
                <text:p>806315000</text:p>
              </table:table-cell>
              <table:table-cell office:value-type="float" office:value="808042000">
                <text:p>808042000</text:p>
              </table:table-cell>
              <table:table-cell office:value-type="float" office:value="808143000">
                <text:p>808143000</text:p>
              </table:table-cell>
              <table:table-cell office:value-type="float" office:value="809727000">
                <text:p>809727000</text:p>
              </table:table-cell>
              <table:table-cell office:value-type="float" office:value="811120000">
                <text:p>811120000</text:p>
              </table:table-cell>
              <table:table-cell office:value-type="float" office:value="807352000">
                <text:p>807352000</text:p>
              </table:table-cell>
              <table:table-cell office:value-type="float" office:value="804055000">
                <text:p>804055000</text:p>
              </table:table-cell>
              <table:table-cell office:value-type="float" office:value="805433000">
                <text:p>805433000</text:p>
              </table:table-cell>
              <table:table-cell office:value-type="float" office:value="810732000">
                <text:p>810732000</text:p>
              </table:table-cell>
              <table:table-cell office:value-type="float" office:value="808695000">
                <text:p>808695000</text:p>
              </table:table-cell>
              <table:table-cell office:value-type="float" office:value="807033000">
                <text:p>807033000</text:p>
              </table:table-cell>
              <table:table-cell office:value-type="float" office:value="806318000">
                <text:p>806318000</text:p>
              </table:table-cell>
              <table:table-cell office:value-type="float" office:value="807669000">
                <text:p>807669000</text:p>
              </table:table-cell>
              <table:table-cell office:value-type="float" office:value="807384000">
                <text:p>807384000</text:p>
              </table:table-cell>
              <table:table-cell office:value-type="float" office:value="806434000">
                <text:p>806434000</text:p>
              </table:table-cell>
              <table:table-cell office:value-type="float" office:value="806840000">
                <text:p>806840000</text:p>
              </table:table-cell>
              <table:table-cell office:value-type="float" office:value="807924000">
                <text:p>807924000</text:p>
              </table:table-cell>
              <table:table-cell office:value-type="float" office:value="810738000">
                <text:p>810738000</text:p>
              </table:table-cell>
              <table:table-cell office:value-type="float" office:value="808478000">
                <text:p>808478000</text:p>
              </table:table-cell>
              <table:table-cell office:value-type="float" office:value="806544000">
                <text:p>806544000</text:p>
              </table:table-cell>
              <table:table-cell office:value-type="float" office:value="805529000">
                <text:p>805529000</text:p>
              </table:table-cell>
              <table:table-cell office:value-type="float" office:value="808312000">
                <text:p>808312000</text:p>
              </table:table-cell>
              <table:table-cell office:value-type="float" office:value="805414000">
                <text:p>805414000</text:p>
              </table:table-cell>
              <table:table-cell office:value-type="float" office:value="806433000">
                <text:p>806433000</text:p>
              </table:table-cell>
              <table:table-cell office:value-type="float" office:value="805250000">
                <text:p>805250000</text:p>
              </table:table-cell>
              <table:table-cell office:value-type="float" office:value="807660000">
                <text:p>807660000</text:p>
              </table:table-cell>
              <table:table-cell office:value-type="float" office:value="807600000">
                <text:p>807600000</text:p>
              </table:table-cell>
              <table:table-cell office:value-type="float" office:value="805032000">
                <text:p>805032000</text:p>
              </table:table-cell>
              <table:table-cell office:value-type="float" office:value="810403000">
                <text:p>810403000</text:p>
              </table:table-cell>
              <table:table-cell office:value-type="float" office:value="804940000">
                <text:p>804940000</text:p>
              </table:table-cell>
              <table:table-cell office:value-type="float" office:value="808345000">
                <text:p>808345000</text:p>
              </table:table-cell>
              <table:table-cell office:value-type="float" office:value="807159000">
                <text:p>807159000</text:p>
              </table:table-cell>
              <table:table-cell office:value-type="float" office:value="809564000">
                <text:p>809564000</text:p>
              </table:table-cell>
              <table:table-cell office:value-type="float" office:value="805972000">
                <text:p>805972000</text:p>
              </table:table-cell>
              <table:table-cell office:value-type="float" office:value="808887000">
                <text:p>808887000</text:p>
              </table:table-cell>
              <table:table-cell office:value-type="float" office:value="809013000">
                <text:p>809013000</text:p>
              </table:table-cell>
              <table:table-cell office:value-type="float" office:value="809474000">
                <text:p>809474000</text:p>
              </table:table-cell>
              <table:table-cell office:value-type="float" office:value="807322000">
                <text:p>807322000</text:p>
              </table:table-cell>
              <table:table-cell office:value-type="float" office:value="805364000">
                <text:p>805364000</text:p>
              </table:table-cell>
              <table:table-cell office:value-type="float" office:value="805866000">
                <text:p>805866000</text:p>
              </table:table-cell>
              <table:table-cell office:value-type="float" office:value="806299000">
                <text:p>806299000</text:p>
              </table:table-cell>
              <table:table-cell office:value-type="float" office:value="810056000">
                <text:p>810056000</text:p>
              </table:table-cell>
              <table:table-cell office:value-type="float" office:value="805260000">
                <text:p>805260000</text:p>
              </table:table-cell>
              <table:table-cell office:value-type="float" office:value="808281000">
                <text:p>808281000</text:p>
              </table:table-cell>
              <table:table-cell office:value-type="float" office:value="809861000">
                <text:p>809861000</text:p>
              </table:table-cell>
              <table:table-cell office:value-type="float" office:value="803832000">
                <text:p>803832000</text:p>
              </table:table-cell>
              <table:table-cell office:value-type="float" office:value="808638000">
                <text:p>808638000</text:p>
              </table:table-cell>
              <table:table-cell office:value-type="float" office:value="806992000">
                <text:p>806992000</text:p>
              </table:table-cell>
              <table:table-cell office:value-type="float" office:value="807125000">
                <text:p>807125000</text:p>
              </table:table-cell>
              <table:table-cell office:value-type="float" office:value="806927000">
                <text:p>806927000</text:p>
              </table:table-cell>
              <table:table-cell office:value-type="float" office:value="806508000">
                <text:p>806508000</text:p>
              </table:table-cell>
              <table:table-cell office:value-type="float" office:value="806844000">
                <text:p>806844000</text:p>
              </table:table-cell>
              <table:table-cell office:value-type="float" office:value="807243000">
                <text:p>807243000</text:p>
              </table:table-cell>
              <table:table-cell office:value-type="float" office:value="805096000">
                <text:p>805096000</text:p>
              </table:table-cell>
              <table:table-cell office:value-type="float" office:value="804390000">
                <text:p>804390000</text:p>
              </table:table-cell>
              <table:table-cell office:value-type="float" office:value="807107000">
                <text:p>807107000</text:p>
              </table:table-cell>
              <table:table-cell office:value-type="float" office:value="807753000">
                <text:p>807753000</text:p>
              </table:table-cell>
              <table:table-cell office:value-type="float" office:value="805811000">
                <text:p>805811000</text:p>
              </table:table-cell>
              <table:table-cell office:value-type="float" office:value="805013000">
                <text:p>805013000</text:p>
              </table:table-cell>
              <table:table-cell office:value-type="float" office:value="807897000">
                <text:p>807897000</text:p>
              </table:table-cell>
              <table:table-cell office:value-type="float" office:value="804976000">
                <text:p>804976000</text:p>
              </table:table-cell>
              <table:table-cell office:value-type="float" office:value="808394000">
                <text:p>808394000</text:p>
              </table:table-cell>
              <table:table-cell office:value-type="float" office:value="805932000">
                <text:p>805932000</text:p>
              </table:table-cell>
              <table:table-cell office:value-type="float" office:value="804737000">
                <text:p>804737000</text:p>
              </table:table-cell>
              <table:table-cell office:value-type="float" office:value="806695000">
                <text:p>806695000</text:p>
              </table:table-cell>
              <table:table-cell office:value-type="float" office:value="807035000">
                <text:p>807035000</text:p>
              </table:table-cell>
              <table:table-cell office:value-type="float" office:value="807832000">
                <text:p>807832000</text:p>
              </table:table-cell>
              <table:table-cell office:value-type="float" office:value="808682000">
                <text:p>808682000</text:p>
              </table:table-cell>
              <table:table-cell office:value-type="float" office:value="805991000">
                <text:p>805991000</text:p>
              </table:table-cell>
              <table:table-cell office:value-type="float" office:value="809347000">
                <text:p>809347000</text:p>
              </table:table-cell>
              <table:table-cell office:value-type="float" office:value="808348000">
                <text:p>808348000</text:p>
              </table:table-cell>
              <table:table-cell office:value-type="float" office:value="808127000">
                <text:p>808127000</text:p>
              </table:table-cell>
              <table:table-cell office:value-type="float" office:value="809080000">
                <text:p>809080000</text:p>
              </table:table-cell>
              <table:table-cell office:value-type="float" office:value="806797000">
                <text:p>806797000</text:p>
              </table:table-cell>
              <table:table-cell office:value-type="float" office:value="808226000">
                <text:p>808226000</text:p>
              </table:table-cell>
              <table:table-cell office:value-type="float" office:value="809917000">
                <text:p>809917000</text:p>
              </table:table-cell>
              <table:table-cell office:value-type="float" office:value="806701000">
                <text:p>806701000</text:p>
              </table:table-cell>
              <table:table-cell office:value-type="float" office:value="806257000">
                <text:p>806257000</text:p>
              </table:table-cell>
              <table:table-cell office:value-type="float" office:value="810772000">
                <text:p>810772000</text:p>
              </table:table-cell>
              <table:table-cell office:value-type="float" office:value="808036000">
                <text:p>808036000</text:p>
              </table:table-cell>
              <table:table-cell office:value-type="float" office:value="808291000">
                <text:p>808291000</text:p>
              </table:table-cell>
              <table:table-cell office:value-type="float" office:value="804795000">
                <text:p>804795000</text:p>
              </table:table-cell>
              <table:table-cell office:value-type="float" office:value="804241000">
                <text:p>804241000</text:p>
              </table:table-cell>
              <table:table-cell office:value-type="float" office:value="807631000">
                <text:p>807631000</text:p>
              </table:table-cell>
              <table:table-cell office:value-type="float" office:value="805724000">
                <text:p>805724000</text:p>
              </table:table-cell>
              <table:table-cell office:value-type="float" office:value="807282000">
                <text:p>807282000</text:p>
              </table:table-cell>
              <table:table-cell office:value-type="float" office:value="805243000">
                <text:p>805243000</text:p>
              </table:table-cell>
              <table:table-cell office:value-type="float" office:value="808333000">
                <text:p>808333000</text:p>
              </table:table-cell>
              <table:table-cell office:value-type="float" office:value="809708000">
                <text:p>809708000</text:p>
              </table:table-cell>
              <table:table-cell office:value-type="float" office:value="805354000">
                <text:p>805354000</text:p>
              </table:table-cell>
              <table:table-cell office:value-type="float" office:value="806290000">
                <text:p>806290000</text:p>
              </table:table-cell>
              <table:table-cell office:value-type="float" office:value="807981000">
                <text:p>807981000</text:p>
              </table:table-cell>
              <table:table-cell office:value-type="float" office:value="807045000">
                <text:p>807045000</text:p>
              </table:table-cell>
              <table:table-cell office:value-type="float" office:value="809016000">
                <text:p>809016000</text:p>
              </table:table-cell>
              <table:table-cell office:value-type="float" office:value="806836000">
                <text:p>806836000</text:p>
              </table:table-cell>
              <table:table-cell office:value-type="float" office:value="808796000">
                <text:p>808796000</text:p>
              </table:table-cell>
              <table:table-cell office:value-type="float" office:value="806787000">
                <text:p>806787000</text:p>
              </table:table-cell>
              <table:table-cell office:value-type="float" office:value="805653000">
                <text:p>805653000</text:p>
              </table:table-cell>
              <table:table-cell office:value-type="float" office:value="807302000">
                <text:p>807302000</text:p>
              </table:table-cell>
              <table:table-cell office:value-type="float" office:value="805559000">
                <text:p>805559000</text:p>
              </table:table-cell>
              <table:table-cell office:value-type="float" office:value="809474000">
                <text:p>809474000</text:p>
              </table:table-cell>
              <table:table-cell office:value-type="float" office:value="807760000">
                <text:p>807760000</text:p>
              </table:table-cell>
              <table:table-cell office:value-type="float" office:value="806636000">
                <text:p>806636000</text:p>
              </table:table-cell>
              <table:table-cell office:value-type="float" office:value="808207000">
                <text:p>808207000</text:p>
              </table:table-cell>
              <table:table-cell office:value-type="float" office:value="807662000">
                <text:p>807662000</text:p>
              </table:table-cell>
              <table:table-cell office:value-type="float" office:value="805701000">
                <text:p>805701000</text:p>
              </table:table-cell>
              <table:table-cell office:value-type="float" office:value="808347000">
                <text:p>808347000</text:p>
              </table:table-cell>
              <table:table-cell office:value-type="float" office:value="808070000">
                <text:p>808070000</text:p>
              </table:table-cell>
              <table:table-cell office:value-type="float" office:value="806756000">
                <text:p>806756000</text:p>
              </table:table-cell>
              <table:table-cell office:value-type="float" office:value="812876000">
                <text:p>812876000</text:p>
              </table:table-cell>
              <table:table-cell office:value-type="float" office:value="808802000">
                <text:p>808802000</text:p>
              </table:table-cell>
              <table:table-cell office:value-type="float" office:value="810759000">
                <text:p>810759000</text:p>
              </table:table-cell>
              <table:table-cell office:value-type="float" office:value="810521000">
                <text:p>810521000</text:p>
              </table:table-cell>
              <table:table-cell office:value-type="float" office:value="811354000">
                <text:p>811354000</text:p>
              </table:table-cell>
              <table:table-cell office:value-type="float" office:value="809292000">
                <text:p>809292000</text:p>
              </table:table-cell>
              <table:table-cell office:value-type="float" office:value="811969000">
                <text:p>811969000</text:p>
              </table:table-cell>
              <table:table-cell office:value-type="float" office:value="810455000">
                <text:p>810455000</text:p>
              </table:table-cell>
              <table:table-cell office:value-type="float" office:value="811491000">
                <text:p>811491000</text:p>
              </table:table-cell>
              <table:table-cell office:value-type="float" office:value="807436000">
                <text:p>807436000</text:p>
              </table:table-cell>
              <table:table-cell office:value-type="float" office:value="811477000">
                <text:p>811477000</text:p>
              </table:table-cell>
              <table:table-cell office:value-type="float" office:value="813467000">
                <text:p>813467000</text:p>
              </table:table-cell>
              <table:table-cell office:value-type="float" office:value="810630000">
                <text:p>810630000</text:p>
              </table:table-cell>
              <table:table-cell office:value-type="float" office:value="810373000">
                <text:p>810373000</text:p>
              </table:table-cell>
              <table:table-cell office:value-type="float" office:value="810765000">
                <text:p>810765000</text:p>
              </table:table-cell>
              <table:table-cell office:value-type="float" office:value="809089000">
                <text:p>809089000</text:p>
              </table:table-cell>
              <table:table-cell office:value-type="float" office:value="810044000">
                <text:p>810044000</text:p>
              </table:table-cell>
              <table:table-cell office:value-type="float" office:value="811074000">
                <text:p>811074000</text:p>
              </table:table-cell>
              <table:table-cell office:value-type="float" office:value="807905000">
                <text:p>807905000</text:p>
              </table:table-cell>
              <table:table-cell office:value-type="float" office:value="807020000">
                <text:p>807020000</text:p>
              </table:table-cell>
              <table:table-cell office:value-type="float" office:value="809384000">
                <text:p>809384000</text:p>
              </table:table-cell>
              <table:table-cell office:value-type="float" office:value="809540000">
                <text:p>809540000</text:p>
              </table:table-cell>
              <table:table-cell office:value-type="float" office:value="810624000">
                <text:p>810624000</text:p>
              </table:table-cell>
              <table:table-cell office:value-type="float" office:value="811286000">
                <text:p>811286000</text:p>
              </table:table-cell>
              <table:table-cell office:value-type="float" office:value="810913000">
                <text:p>810913000</text:p>
              </table:table-cell>
              <table:table-cell office:value-type="float" office:value="811192000">
                <text:p>811192000</text:p>
              </table:table-cell>
              <table:table-cell office:value-type="float" office:value="809641000">
                <text:p>809641000</text:p>
              </table:table-cell>
              <table:table-cell office:value-type="float" office:value="809302000">
                <text:p>809302000</text:p>
              </table:table-cell>
              <table:table-cell office:value-type="float" office:value="809067000">
                <text:p>809067000</text:p>
              </table:table-cell>
              <table:table-cell office:value-type="float" office:value="809356000">
                <text:p>809356000</text:p>
              </table:table-cell>
              <table:table-cell office:value-type="float" office:value="812553000">
                <text:p>812553000</text:p>
              </table:table-cell>
              <table:table-cell office:value-type="float" office:value="809982000">
                <text:p>809982000</text:p>
              </table:table-cell>
              <table:table-cell office:value-type="float" office:value="811643000">
                <text:p>811643000</text:p>
              </table:table-cell>
              <table:table-cell office:value-type="float" office:value="811724000">
                <text:p>811724000</text:p>
              </table:table-cell>
              <table:table-cell office:value-type="float" office:value="812019000">
                <text:p>812019000</text:p>
              </table:table-cell>
              <table:table-cell office:value-type="float" office:value="810801000">
                <text:p>810801000</text:p>
              </table:table-cell>
              <table:table-cell office:value-type="float" office:value="808431000">
                <text:p>808431000</text:p>
              </table:table-cell>
              <table:table-cell office:value-type="float" office:value="810312000">
                <text:p>810312000</text:p>
              </table:table-cell>
              <table:table-cell office:value-type="float" office:value="807904000">
                <text:p>807904000</text:p>
              </table:table-cell>
              <table:table-cell office:value-type="float" office:value="807968000">
                <text:p>807968000</text:p>
              </table:table-cell>
              <table:table-cell office:value-type="float" office:value="813499000">
                <text:p>813499000</text:p>
              </table:table-cell>
              <table:table-cell office:value-type="float" office:value="809486000">
                <text:p>809486000</text:p>
              </table:table-cell>
              <table:table-cell office:value-type="float" office:value="811275000">
                <text:p>811275000</text:p>
              </table:table-cell>
              <table:table-cell office:value-type="float" office:value="810633000">
                <text:p>810633000</text:p>
              </table:table-cell>
              <table:table-cell office:value-type="float" office:value="806091000">
                <text:p>806091000</text:p>
              </table:table-cell>
              <table:table-cell office:value-type="float" office:value="811215000">
                <text:p>811215000</text:p>
              </table:table-cell>
              <table:table-cell office:value-type="float" office:value="812415000">
                <text:p>812415000</text:p>
              </table:table-cell>
              <table:table-cell office:value-type="float" office:value="811253000">
                <text:p>811253000</text:p>
              </table:table-cell>
              <table:table-cell office:value-type="float" office:value="809633000">
                <text:p>809633000</text:p>
              </table:table-cell>
              <table:table-cell office:value-type="float" office:value="811415000">
                <text:p>811415000</text:p>
              </table:table-cell>
              <table:table-cell office:value-type="float" office:value="811363000">
                <text:p>811363000</text:p>
              </table:table-cell>
              <table:table-cell office:value-type="float" office:value="809205000">
                <text:p>809205000</text:p>
              </table:table-cell>
              <table:table-cell office:value-type="float" office:value="813434000">
                <text:p>813434000</text:p>
              </table:table-cell>
              <table:table-cell office:value-type="float" office:value="813220000">
                <text:p>813220000</text:p>
              </table:table-cell>
              <table:table-cell office:value-type="float" office:value="808912000">
                <text:p>808912000</text:p>
              </table:table-cell>
              <table:table-cell office:value-type="float" office:value="809749000">
                <text:p>809749000</text:p>
              </table:table-cell>
              <table:table-cell office:value-type="float" office:value="813672000">
                <text:p>813672000</text:p>
              </table:table-cell>
              <table:table-cell office:value-type="float" office:value="812473000">
                <text:p>812473000</text:p>
              </table:table-cell>
              <table:table-cell office:value-type="float" office:value="811959000">
                <text:p>811959000</text:p>
              </table:table-cell>
              <table:table-cell office:value-type="float" office:value="811625000">
                <text:p>811625000</text:p>
              </table:table-cell>
              <table:table-cell office:value-type="float" office:value="812520000">
                <text:p>812520000</text:p>
              </table:table-cell>
              <table:table-cell office:value-type="float" office:value="809595000">
                <text:p>809595000</text:p>
              </table:table-cell>
              <table:table-cell office:value-type="float" office:value="811741000">
                <text:p>811741000</text:p>
              </table:table-cell>
              <table:table-cell office:value-type="float" office:value="812684000">
                <text:p>812684000</text:p>
              </table:table-cell>
              <table:table-cell office:value-type="float" office:value="812475000">
                <text:p>812475000</text:p>
              </table:table-cell>
              <table:table-cell office:value-type="float" office:value="807086000">
                <text:p>807086000</text:p>
              </table:table-cell>
              <table:table-cell office:value-type="float" office:value="813053000">
                <text:p>813053000</text:p>
              </table:table-cell>
              <table:table-cell office:value-type="float" office:value="807430000">
                <text:p>807430000</text:p>
              </table:table-cell>
              <table:table-cell office:value-type="float" office:value="811904000">
                <text:p>811904000</text:p>
              </table:table-cell>
              <table:table-cell office:value-type="float" office:value="809993000">
                <text:p>809993000</text:p>
              </table:table-cell>
              <table:table-cell office:value-type="float" office:value="808410000">
                <text:p>808410000</text:p>
              </table:table-cell>
              <table:table-cell office:value-type="float" office:value="813248000">
                <text:p>813248000</text:p>
              </table:table-cell>
              <table:table-cell office:value-type="float" office:value="812983000">
                <text:p>812983000</text:p>
              </table:table-cell>
              <table:table-cell office:value-type="float" office:value="810560000">
                <text:p>810560000</text:p>
              </table:table-cell>
              <table:table-cell office:value-type="float" office:value="809086000">
                <text:p>809086000</text:p>
              </table:table-cell>
              <table:table-cell office:value-type="float" office:value="809103000">
                <text:p>809103000</text:p>
              </table:table-cell>
              <table:table-cell office:value-type="float" office:value="808803000">
                <text:p>808803000</text:p>
              </table:table-cell>
              <table:table-cell office:value-type="float" office:value="810327000">
                <text:p>810327000</text:p>
              </table:table-cell>
              <table:table-cell office:value-type="float" office:value="814026000">
                <text:p>814026000</text:p>
              </table:table-cell>
              <table:table-cell office:value-type="float" office:value="808490000">
                <text:p>808490000</text:p>
              </table:table-cell>
              <table:table-cell office:value-type="float" office:value="809664000">
                <text:p>809664000</text:p>
              </table:table-cell>
              <table:table-cell office:value-type="float" office:value="812333000">
                <text:p>812333000</text:p>
              </table:table-cell>
              <table:table-cell office:value-type="float" office:value="813236000">
                <text:p>813236000</text:p>
              </table:table-cell>
              <table:table-cell office:value-type="float" office:value="810279000">
                <text:p>810279000</text:p>
              </table:table-cell>
              <table:table-cell office:value-type="float" office:value="809709000">
                <text:p>809709000</text:p>
              </table:table-cell>
              <table:table-cell office:value-type="float" office:value="810418000">
                <text:p>810418000</text:p>
              </table:table-cell>
              <table:table-cell office:value-type="float" office:value="809169000">
                <text:p>809169000</text:p>
              </table:table-cell>
              <table:table-cell office:value-type="float" office:value="810342000">
                <text:p>810342000</text:p>
              </table:table-cell>
              <table:table-cell office:value-type="float" office:value="810045000">
                <text:p>810045000</text:p>
              </table:table-cell>
              <table:table-cell office:value-type="float" office:value="808203000">
                <text:p>808203000</text:p>
              </table:table-cell>
              <table:table-cell office:value-type="float" office:value="811198000">
                <text:p>811198000</text:p>
              </table:table-cell>
              <table:table-cell office:value-type="float" office:value="809999000">
                <text:p>809999000</text:p>
              </table:table-cell>
              <table:table-cell office:value-type="float" office:value="807121000">
                <text:p>807121000</text:p>
              </table:table-cell>
              <table:table-cell office:value-type="float" office:value="812882000">
                <text:p>812882000</text:p>
              </table:table-cell>
              <table:table-cell office:value-type="float" office:value="813667000">
                <text:p>813667000</text:p>
              </table:table-cell>
              <table:table-cell office:value-type="float" office:value="811055000">
                <text:p>811055000</text:p>
              </table:table-cell>
              <table:table-cell office:value-type="float" office:value="811160000">
                <text:p>811160000</text:p>
              </table:table-cell>
              <table:table-cell office:value-type="float" office:value="810309000">
                <text:p>810309000</text:p>
              </table:table-cell>
              <table:table-cell office:value-type="float" office:value="811012000">
                <text:p>811012000</text:p>
              </table:table-cell>
              <table:table-cell office:value-type="float" office:value="809178000">
                <text:p>809178000</text:p>
              </table:table-cell>
              <table:table-cell office:value-type="float" office:value="810749000">
                <text:p>810749000</text:p>
              </table:table-cell>
              <table:table-cell office:value-type="float" office:value="810091000">
                <text:p>810091000</text:p>
              </table:table-cell>
              <table:table-cell office:value-type="float" office:value="811421000">
                <text:p>811421000</text:p>
              </table:table-cell>
              <table:table-cell office:value-type="float" office:value="807223000">
                <text:p>807223000</text:p>
              </table:table-cell>
              <table:table-cell office:value-type="float" office:value="808444000">
                <text:p>808444000</text:p>
              </table:table-cell>
              <table:table-cell office:value-type="float" office:value="810971000">
                <text:p>810971000</text:p>
              </table:table-cell>
              <table:table-cell office:value-type="float" office:value="810876000">
                <text:p>810876000</text:p>
              </table:table-cell>
              <table:table-cell office:value-type="float" office:value="810426000">
                <text:p>810426000</text:p>
              </table:table-cell>
              <table:table-cell office:value-type="float" office:value="811567000">
                <text:p>811567000</text:p>
              </table:table-cell>
              <table:table-cell office:value-type="float" office:value="809971000">
                <text:p>809971000</text:p>
              </table:table-cell>
              <table:table-cell office:value-type="float" office:value="809928000">
                <text:p>809928000</text:p>
              </table:table-cell>
              <table:table-cell office:value-type="float" office:value="811448000">
                <text:p>811448000</text:p>
              </table:table-cell>
              <table:table-cell office:value-type="float" office:value="811729000">
                <text:p>811729000</text:p>
              </table:table-cell>
              <table:table-cell office:value-type="float" office:value="809492000">
                <text:p>809492000</text:p>
              </table:table-cell>
              <table:table-cell office:value-type="float" office:value="808982000">
                <text:p>808982000</text:p>
              </table:table-cell>
              <table:table-cell office:value-type="float" office:value="809949000">
                <text:p>809949000</text:p>
              </table:table-cell>
              <table:table-cell office:value-type="float" office:value="809107000">
                <text:p>809107000</text:p>
              </table:table-cell>
              <table:table-cell office:value-type="float" office:value="812315000">
                <text:p>812315000</text:p>
              </table:table-cell>
              <table:table-cell office:value-type="float" office:value="808004000">
                <text:p>808004000</text:p>
              </table:table-cell>
              <table:table-cell office:value-type="float" office:value="808523000">
                <text:p>808523000</text:p>
              </table:table-cell>
              <table:table-cell office:value-type="float" office:value="812895000">
                <text:p>812895000</text:p>
              </table:table-cell>
              <table:table-cell office:value-type="float" office:value="810823000">
                <text:p>810823000</text:p>
              </table:table-cell>
              <table:table-cell office:value-type="float" office:value="812058000">
                <text:p>812058000</text:p>
              </table:table-cell>
              <table:table-cell office:value-type="float" office:value="814828000">
                <text:p>814828000</text:p>
              </table:table-cell>
              <table:table-cell office:value-type="float" office:value="810589000">
                <text:p>810589000</text:p>
              </table:table-cell>
              <table:table-cell office:value-type="float" office:value="807293000">
                <text:p>807293000</text:p>
              </table:table-cell>
              <table:table-cell office:value-type="float" office:value="809961000">
                <text:p>809961000</text:p>
              </table:table-cell>
              <table:table-cell office:value-type="float" office:value="809602000">
                <text:p>809602000</text:p>
              </table:table-cell>
              <table:table-cell office:value-type="float" office:value="810765000">
                <text:p>810765000</text:p>
              </table:table-cell>
              <table:table-cell office:value-type="float" office:value="810255000">
                <text:p>810255000</text:p>
              </table:table-cell>
              <table:table-cell office:value-type="float" office:value="807375000">
                <text:p>807375000</text:p>
              </table:table-cell>
              <table:table-cell office:value-type="float" office:value="811162000">
                <text:p>811162000</text:p>
              </table:table-cell>
              <table:table-cell office:value-type="float" office:value="812825000">
                <text:p>812825000</text:p>
              </table:table-cell>
              <table:table-cell office:value-type="float" office:value="812004000">
                <text:p>812004000</text:p>
              </table:table-cell>
              <table:table-cell office:value-type="float" office:value="810586000">
                <text:p>810586000</text:p>
              </table:table-cell>
              <table:table-cell office:value-type="float" office:value="811128000">
                <text:p>811128000</text:p>
              </table:table-cell>
              <table:table-cell office:value-type="float" office:value="803854000">
                <text:p>803854000</text:p>
              </table:table-cell>
              <table:table-cell office:value-type="float" office:value="812708000">
                <text:p>812708000</text:p>
              </table:table-cell>
              <table:table-cell office:value-type="float" office:value="812851000">
                <text:p>812851000</text:p>
              </table:table-cell>
              <table:table-cell office:value-type="float" office:value="812206000">
                <text:p>812206000</text:p>
              </table:table-cell>
              <table:table-cell office:value-type="float" office:value="812914000">
                <text:p>812914000</text:p>
              </table:table-cell>
              <table:table-cell office:value-type="float" office:value="811079000">
                <text:p>811079000</text:p>
              </table:table-cell>
              <table:table-cell office:value-type="float" office:value="809468000">
                <text:p>809468000</text:p>
              </table:table-cell>
              <table:table-cell office:value-type="float" office:value="808637000">
                <text:p>808637000</text:p>
              </table:table-cell>
              <table:table-cell office:value-type="float" office:value="808927000">
                <text:p>808927000</text:p>
              </table:table-cell>
              <table:table-cell office:value-type="float" office:value="811150000">
                <text:p>811150000</text:p>
              </table:table-cell>
              <table:table-cell office:value-type="float" office:value="812100000">
                <text:p>812100000</text:p>
              </table:table-cell>
              <table:table-cell office:value-type="float" office:value="809350000">
                <text:p>809350000</text:p>
              </table:table-cell>
              <table:table-cell office:value-type="float" office:value="812332000">
                <text:p>812332000</text:p>
              </table:table-cell>
              <table:table-cell office:value-type="float" office:value="810292000">
                <text:p>810292000</text:p>
              </table:table-cell>
              <table:table-cell office:value-type="float" office:value="806567000">
                <text:p>806567000</text:p>
              </table:table-cell>
              <table:table-cell office:value-type="float" office:value="812423000">
                <text:p>812423000</text:p>
              </table:table-cell>
              <table:table-cell office:value-type="float" office:value="810279000">
                <text:p>810279000</text:p>
              </table:table-cell>
              <table:table-cell office:value-type="float" office:value="813014000">
                <text:p>813014000</text:p>
              </table:table-cell>
              <table:table-cell office:value-type="float" office:value="810868000">
                <text:p>810868000</text:p>
              </table:table-cell>
              <table:table-cell office:value-type="float" office:value="807032000">
                <text:p>807032000</text:p>
              </table:table-cell>
              <table:table-cell office:value-type="float" office:value="811320000">
                <text:p>811320000</text:p>
              </table:table-cell>
              <table:table-cell office:value-type="float" office:value="814591000">
                <text:p>814591000</text:p>
              </table:table-cell>
              <table:table-cell office:value-type="float" office:value="810331000">
                <text:p>810331000</text:p>
              </table:table-cell>
              <table:table-cell office:value-type="float" office:value="808987000">
                <text:p>808987000</text:p>
              </table:table-cell>
              <table:table-cell office:value-type="float" office:value="812447000">
                <text:p>812447000</text:p>
              </table:table-cell>
              <table:table-cell office:value-type="float" office:value="812744000">
                <text:p>812744000</text:p>
              </table:table-cell>
              <table:table-cell office:value-type="float" office:value="811321000">
                <text:p>811321000</text:p>
              </table:table-cell>
              <table:table-cell office:value-type="float" office:value="810897000">
                <text:p>810897000</text:p>
              </table:table-cell>
              <table:table-cell office:value-type="float" office:value="809385000">
                <text:p>809385000</text:p>
              </table:table-cell>
              <table:table-cell office:value-type="float" office:value="810985000">
                <text:p>810985000</text:p>
              </table:table-cell>
              <table:table-cell office:value-type="float" office:value="808514000">
                <text:p>808514000</text:p>
              </table:table-cell>
              <table:table-cell office:value-type="float" office:value="813631000">
                <text:p>813631000</text:p>
              </table:table-cell>
              <table:table-cell office:value-type="float" office:value="810270000">
                <text:p>810270000</text:p>
              </table:table-cell>
              <table:table-cell office:value-type="float" office:value="806353000">
                <text:p>806353000</text:p>
              </table:table-cell>
              <table:table-cell office:value-type="float" office:value="809020000">
                <text:p>809020000</text:p>
              </table:table-cell>
              <table:table-cell office:value-type="float" office:value="810631000">
                <text:p>810631000</text:p>
              </table:table-cell>
              <table:table-cell office:value-type="float" office:value="812257000">
                <text:p>812257000</text:p>
              </table:table-cell>
              <table:table-cell office:value-type="float" office:value="811037000">
                <text:p>811037000</text:p>
              </table:table-cell>
              <table:table-cell office:value-type="float" office:value="813120000">
                <text:p>813120000</text:p>
              </table:table-cell>
              <table:table-cell office:value-type="float" office:value="811294000">
                <text:p>811294000</text:p>
              </table:table-cell>
              <table:table-cell office:value-type="float" office:value="808740000">
                <text:p>808740000</text:p>
              </table:table-cell>
              <table:table-cell office:value-type="float" office:value="813356000">
                <text:p>813356000</text:p>
              </table:table-cell>
              <table:table-cell office:value-type="float" office:value="810582000">
                <text:p>810582000</text:p>
              </table:table-cell>
              <table:table-cell office:value-type="float" office:value="810300000">
                <text:p>810300000</text:p>
              </table:table-cell>
              <table:table-cell office:value-type="float" office:value="808531000">
                <text:p>808531000</text:p>
              </table:table-cell>
              <table:table-cell office:value-type="float" office:value="810579000">
                <text:p>810579000</text:p>
              </table:table-cell>
              <table:table-cell office:value-type="float" office:value="809023000">
                <text:p>809023000</text:p>
              </table:table-cell>
              <table:table-cell office:value-type="float" office:value="812968000">
                <text:p>812968000</text:p>
              </table:table-cell>
              <table:table-cell office:value-type="float" office:value="810888000">
                <text:p>810888000</text:p>
              </table:table-cell>
              <table:table-cell office:value-type="float" office:value="811224000">
                <text:p>811224000</text:p>
              </table:table-cell>
              <table:table-cell office:value-type="float" office:value="808945000">
                <text:p>808945000</text:p>
              </table:table-cell>
              <table:table-cell office:value-type="float" office:value="811441000">
                <text:p>811441000</text:p>
              </table:table-cell>
              <table:table-cell office:value-type="float" office:value="810058000">
                <text:p>810058000</text:p>
              </table:table-cell>
              <table:table-cell office:value-type="float" office:value="810609000">
                <text:p>810609000</text:p>
              </table:table-cell>
              <table:table-cell office:value-type="float" office:value="807615000">
                <text:p>807615000</text:p>
              </table:table-cell>
              <table:table-cell office:value-type="float" office:value="807901000">
                <text:p>807901000</text:p>
              </table:table-cell>
              <table:table-cell office:value-type="float" office:value="812796000">
                <text:p>812796000</text:p>
              </table:table-cell>
              <table:table-cell office:value-type="float" office:value="809920000">
                <text:p>809920000</text:p>
              </table:table-cell>
              <table:table-cell office:value-type="float" office:value="810124000">
                <text:p>810124000</text:p>
              </table:table-cell>
              <table:table-cell office:value-type="float" office:value="812405000">
                <text:p>812405000</text:p>
              </table:table-cell>
              <table:table-cell office:value-type="float" office:value="810939000">
                <text:p>810939000</text:p>
              </table:table-cell>
              <table:table-cell office:value-type="float" office:value="810263000">
                <text:p>810263000</text:p>
              </table:table-cell>
              <table:table-cell office:value-type="float" office:value="822408000">
                <text:p>82240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